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09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9193in"/>
    </style:style>
    <style:style style:name="co6" style:family="table-column">
      <style:table-column-properties fo:break-before="auto" style:column-width="1.2689in"/>
    </style:style>
    <style:style style:name="co7" style:family="table-column">
      <style:table-column-properties fo:break-before="auto" style:column-width="1.3126in"/>
    </style:style>
    <style:style style:name="co8" style:family="table-column">
      <style:table-column-properties fo:break-before="auto" style:column-width="1.061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78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PageStyle_5f_Sheet0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diagonal-bl-tr="none" style:diagonal-tl-br="none" style:text-align-source="fix" style:repeat-content="false" fo:border="none" style:rotation-align="none" style:vertical-align="bottom"/>
      <style:paragraph-properties fo:text-align="center"/>
    </style:style>
    <style:style style:name="ce2" style:family="table-cell" style:parent-style-name="Default" style:data-style-name="N84">
      <style:table-cell-properties style:text-align-source="fix" style:repeat-content="false" style:vertical-align="bottom"/>
      <style:paragraph-properties fo:text-align="center"/>
    </style:style>
    <style:style style:name="ce3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bottom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5" style:family="table-cell" style:parent-style-name="Default" style:data-style-name="N11">
      <style:table-cell-properties style:diagonal-bl-tr="none" style:diagonal-tl-br="none" style:text-align-source="fix" style:repeat-content="false" fo:border="none" style:rotation-align="none" style:vertical-align="bottom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 style:vertical-align="bottom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0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016" table:default-cell-style-name="ce4"/>
        <table:table-row table:style-name="ro1">
          <table:table-cell table:style-name="ce1" office:value-type="string">
            <text:p>Date</text:p>
          </table:table-cell>
          <table:table-cell table:style-name="ce3" office:value-type="string">
            <text:p>Total_Cases</text:p>
          </table:table-cell>
          <table:table-cell table:style-name="ce3" office:value-type="string">
            <text:p>Total_Deaths</text:p>
          </table:table-cell>
          <table:table-cell table:style-name="ce3" office:value-type="string">
            <text:p>New_Cases</text:p>
          </table:table-cell>
          <table:table-cell table:style-name="ce3" office:value-type="string">
            <text:p>New_Deaths</text:p>
          </table:table-cell>
          <table:table-cell table:style-name="ce5" office:value-type="string">
            <text:p>Change_In_Cases</text:p>
          </table:table-cell>
          <table:table-cell table:style-name="ce5" office:value-type="string">
            <text:p>Change_In_Deaths</text:p>
          </table:table-cell>
          <table:table-cell table:style-name="ce5" office:value-type="string">
            <text:p>Death_Percent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01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">
            <text:p>2</text:p>
          </table:table-cell>
          <table:table-cell table:number-columns-repeated="2" table:style-name="ce5" office:value-type="string">
            <text:p>0.00%</text:p>
          </table:table-cell>
          <table:table-cell table:style-name="ce5" table:formula="of:=[.C2]/[.B2]" office:value-type="percentage" office:value="0.0340909090909091">
            <text:p>3.4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02</text:p>
          </table:table-cell>
          <table:table-cell table:style-name="ce3" table:formula="of:=[.D3]+[.B2]" office:value-type="float" office:value="104">
            <text:p>104</text:p>
          </table:table-cell>
          <table:table-cell table:style-name="ce3" table:formula="of:=[.E3]+[.C2]" office:value-type="float" office:value="6">
            <text:p>6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3">
            <text:p>3</text:p>
          </table:table-cell>
          <table:table-cell table:style-name="ce5" table:formula="of:=[.D3]/[.D2]-1" office:value-type="percentage" office:value="-0.5">
            <text:p>-50.00%</text:p>
          </table:table-cell>
          <table:table-cell table:style-name="ce5" table:formula="of:=[.E3]/[.E2]-1" office:value-type="percentage" office:value="0.5">
            <text:p>50.00%</text:p>
          </table:table-cell>
          <table:table-cell table:style-name="ce5" table:formula="of:=[.C3]/[.B3]" office:value-type="percentage" office:value="0.0576923076923077">
            <text:p>5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03</text:p>
          </table:table-cell>
          <table:table-cell table:style-name="ce3" table:formula="of:=[.D4]+[.B3]" office:value-type="float" office:value="125">
            <text:p>125</text:p>
          </table:table-cell>
          <table:table-cell table:style-name="ce3" table:formula="of:=[.E4]+[.C3]" office:value-type="float" office:value="10">
            <text:p>1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4">
            <text:p>4</text:p>
          </table:table-cell>
          <table:table-cell table:style-name="ce5" table:formula="of:=[.D4]/[.D3]-1" office:value-type="percentage" office:value="0.3125">
            <text:p>31.25%</text:p>
          </table:table-cell>
          <table:table-cell table:style-name="ce5" table:formula="of:=[.E4]/[.E3]-1" office:value-type="percentage" office:value="0.333333333333333">
            <text:p>33.33%</text:p>
          </table:table-cell>
          <table:table-cell table:style-name="ce5" table:formula="of:=[.C4]/[.B4]" office:value-type="percentage" office:value="0.08">
            <text:p>8.0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04</text:p>
          </table:table-cell>
          <table:table-cell table:style-name="ce3" table:formula="of:=[.D5]+[.B4]" office:value-type="float" office:value="161">
            <text:p>161</text:p>
          </table:table-cell>
          <table:table-cell table:style-name="ce3" table:formula="of:=[.E5]+[.C4]" office:value-type="float" office:value="12">
            <text:p>12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5" table:formula="of:=[.D5]/[.D4]-1" office:value-type="percentage" office:value="0.714285714285714">
            <text:p>71.43%</text:p>
          </table:table-cell>
          <table:table-cell table:style-name="ce5" table:formula="of:=[.E5]/[.E4]-1" office:value-type="percentage" office:value="-0.5">
            <text:p>-50.00%</text:p>
          </table:table-cell>
          <table:table-cell table:style-name="ce5" table:formula="of:=[.C5]/[.B5]" office:value-type="percentage" office:value="0.0745341614906832">
            <text:p>7.4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05</text:p>
          </table:table-cell>
          <table:table-cell table:style-name="ce3" table:formula="of:=[.D6]+[.B5]" office:value-type="float" office:value="228">
            <text:p>228</text:p>
          </table:table-cell>
          <table:table-cell table:style-name="ce3" table:formula="of:=[.E6]+[.C5]" office:value-type="float" office:value="13">
            <text:p>1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">
            <text:p>1</text:p>
          </table:table-cell>
          <table:table-cell table:style-name="ce5" table:formula="of:=[.D6]/[.D5]-1" office:value-type="percentage" office:value="0.861111111111111">
            <text:p>86.11%</text:p>
          </table:table-cell>
          <table:table-cell table:style-name="ce5" table:formula="of:=[.E6]/[.E5]-1" office:value-type="percentage" office:value="-0.5">
            <text:p>-50.00%</text:p>
          </table:table-cell>
          <table:table-cell table:style-name="ce5" table:formula="of:=[.C6]/[.B6]" office:value-type="percentage" office:value="0.0570175438596491">
            <text:p>5.7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06</text:p>
          </table:table-cell>
          <table:table-cell table:style-name="ce3" table:formula="of:=[.D7]+[.B6]" office:value-type="float" office:value="311">
            <text:p>311</text:p>
          </table:table-cell>
          <table:table-cell table:style-name="ce3" table:formula="of:=[.E7]+[.C6]" office:value-type="float" office:value="16">
            <text:p>16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5" table:formula="of:=[.D7]/[.D6]-1" office:value-type="percentage" office:value="0.238805970149254">
            <text:p>23.88%</text:p>
          </table:table-cell>
          <table:table-cell table:style-name="ce5" table:formula="of:=[.E7]/[.E6]-1" office:value-type="percentage" office:value="2">
            <text:p>200.00%</text:p>
          </table:table-cell>
          <table:table-cell table:style-name="ce5" table:formula="of:=[.C7]/[.B7]" office:value-type="percentage" office:value="0.0514469453376206">
            <text:p>5.1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07</text:p>
          </table:table-cell>
          <table:table-cell table:style-name="ce3" table:formula="of:=[.D8]+[.B7]" office:value-type="float" office:value="428">
            <text:p>428</text:p>
          </table:table-cell>
          <table:table-cell table:style-name="ce3" table:formula="of:=[.E8]+[.C7]" office:value-type="float" office:value="20">
            <text:p>20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4">
            <text:p>4</text:p>
          </table:table-cell>
          <table:table-cell table:style-name="ce5" table:formula="of:=[.D8]/[.D7]-1" office:value-type="percentage" office:value="0.409638554216867">
            <text:p>40.96%</text:p>
          </table:table-cell>
          <table:table-cell table:style-name="ce5" table:formula="of:=[.E8]/[.E7]-1" office:value-type="percentage" office:value="0.333333333333333">
            <text:p>33.33%</text:p>
          </table:table-cell>
          <table:table-cell table:style-name="ce5" table:formula="of:=[.C8]/[.B8]" office:value-type="percentage" office:value="0.0467289719626168">
            <text:p>4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08</text:p>
          </table:table-cell>
          <table:table-cell table:style-name="ce3" table:formula="of:=[.D9]+[.B8]" office:value-type="float" office:value="547">
            <text:p>547</text:p>
          </table:table-cell>
          <table:table-cell table:style-name="ce3" table:formula="of:=[.E9]+[.C8]" office:value-type="float" office:value="23">
            <text:p>23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3">
            <text:p>3</text:p>
          </table:table-cell>
          <table:table-cell table:style-name="ce5" table:formula="of:=[.D9]/[.D8]-1" office:value-type="percentage" office:value="0.017094017094017">
            <text:p>1.71%</text:p>
          </table:table-cell>
          <table:table-cell table:style-name="ce5" table:formula="of:=[.E9]/[.E8]-1" office:value-type="percentage" office:value="-0.25">
            <text:p>-25.00%</text:p>
          </table:table-cell>
          <table:table-cell table:style-name="ce5" table:formula="of:=[.C9]/[.B9]" office:value-type="percentage" office:value="0.0420475319926874">
            <text:p>4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09</text:p>
          </table:table-cell>
          <table:table-cell table:style-name="ce3" table:formula="of:=[.D10]+[.B9]" office:value-type="float" office:value="748">
            <text:p>748</text:p>
          </table:table-cell>
          <table:table-cell table:style-name="ce3" table:formula="of:=[.E10]+[.C9]" office:value-type="float" office:value="27">
            <text:p>27</text:p>
          </table:table-cell>
          <table:table-cell table:style-name="ce3" office:value-type="float" office:value="201">
            <text:p>201</text:p>
          </table:table-cell>
          <table:table-cell table:style-name="ce3" office:value-type="float" office:value="4">
            <text:p>4</text:p>
          </table:table-cell>
          <table:table-cell table:style-name="ce5" table:formula="of:=[.D10]/[.D9]-1" office:value-type="percentage" office:value="0.689075630252101">
            <text:p>68.91%</text:p>
          </table:table-cell>
          <table:table-cell table:style-name="ce5" table:formula="of:=[.E10]/[.E9]-1" office:value-type="percentage" office:value="0.333333333333333">
            <text:p>33.33%</text:p>
          </table:table-cell>
          <table:table-cell table:style-name="ce5" table:formula="of:=[.C10]/[.B10]" office:value-type="percentage" office:value="0.036096256684492">
            <text:p>3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10</text:p>
          </table:table-cell>
          <table:table-cell table:style-name="ce3" table:formula="of:=[.D11]+[.B10]" office:value-type="float" office:value="1018">
            <text:p>1018</text:p>
          </table:table-cell>
          <table:table-cell table:style-name="ce3" table:formula="of:=[.E11]+[.C10]" office:value-type="float" office:value="32">
            <text:p>32</text:p>
          </table:table-cell>
          <table:table-cell table:style-name="ce3" office:value-type="float" office:value="270">
            <text:p>270</text:p>
          </table:table-cell>
          <table:table-cell table:style-name="ce3" office:value-type="float" office:value="5">
            <text:p>5</text:p>
          </table:table-cell>
          <table:table-cell table:style-name="ce5" table:formula="of:=[.D11]/[.D10]-1" office:value-type="percentage" office:value="0.343283582089552">
            <text:p>34.33%</text:p>
          </table:table-cell>
          <table:table-cell table:style-name="ce5" table:formula="of:=[.E11]/[.E10]-1" office:value-type="percentage" office:value="0.25">
            <text:p>25.00%</text:p>
          </table:table-cell>
          <table:table-cell table:style-name="ce5" table:formula="of:=[.C11]/[.B11]" office:value-type="percentage" office:value="0.031434184675835">
            <text:p>3.1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11</text:p>
          </table:table-cell>
          <table:table-cell table:style-name="ce3" table:formula="of:=[.D12]+[.B11]" office:value-type="float" office:value="1263">
            <text:p>1263</text:p>
          </table:table-cell>
          <table:table-cell table:style-name="ce3" table:formula="of:=[.E12]+[.C11]" office:value-type="float" office:value="38">
            <text:p>38</text:p>
          </table:table-cell>
          <table:table-cell table:style-name="ce3" office:value-type="float" office:value="245">
            <text:p>245</text:p>
          </table:table-cell>
          <table:table-cell table:style-name="ce3" office:value-type="float" office:value="6">
            <text:p>6</text:p>
          </table:table-cell>
          <table:table-cell table:style-name="ce5" table:formula="of:=[.D12]/[.D11]-1" office:value-type="percentage" office:value="-0.0925925925925926">
            <text:p>-9.26%</text:p>
          </table:table-cell>
          <table:table-cell table:style-name="ce5" table:formula="of:=[.E12]/[.E11]-1" office:value-type="percentage" office:value="0.2">
            <text:p>20.00%</text:p>
          </table:table-cell>
          <table:table-cell table:style-name="ce5" table:formula="of:=[.C12]/[.B12]" office:value-type="percentage" office:value="0.0300870942201108">
            <text:p>3.0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12</text:p>
          </table:table-cell>
          <table:table-cell table:style-name="ce3" table:formula="of:=[.D13]+[.B12]" office:value-type="float" office:value="1668">
            <text:p>1668</text:p>
          </table:table-cell>
          <table:table-cell table:style-name="ce3" table:formula="of:=[.E13]+[.C12]" office:value-type="float" office:value="44">
            <text:p>44</text:p>
          </table:table-cell>
          <table:table-cell table:style-name="ce3" office:value-type="float" office:value="405">
            <text:p>405</text:p>
          </table:table-cell>
          <table:table-cell table:style-name="ce3" office:value-type="float" office:value="6">
            <text:p>6</text:p>
          </table:table-cell>
          <table:table-cell table:style-name="ce5" table:formula="of:=[.D13]/[.D12]-1" office:value-type="percentage" office:value="0.653061224489796">
            <text:p>65.31%</text:p>
          </table:table-cell>
          <table:table-cell table:style-name="ce5" table:formula="of:=[.E13]/[.E12]-1" office:value-type="percentage" office:value="0">
            <text:p>0.00%</text:p>
          </table:table-cell>
          <table:table-cell table:style-name="ce5" table:formula="of:=[.C13]/[.B13]" office:value-type="percentage" office:value="0.026378896882494">
            <text:p>2.6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13</text:p>
          </table:table-cell>
          <table:table-cell table:style-name="ce3" table:formula="of:=[.D14]+[.B13]" office:value-type="float" office:value="2224">
            <text:p>2224</text:p>
          </table:table-cell>
          <table:table-cell table:style-name="ce3" table:formula="of:=[.E14]+[.C13]" office:value-type="float" office:value="51">
            <text:p>51</text:p>
          </table:table-cell>
          <table:table-cell table:style-name="ce3" office:value-type="float" office:value="556">
            <text:p>556</text:p>
          </table:table-cell>
          <table:table-cell table:style-name="ce3" office:value-type="float" office:value="7">
            <text:p>7</text:p>
          </table:table-cell>
          <table:table-cell table:style-name="ce5" table:formula="of:=[.D14]/[.D13]-1" office:value-type="percentage" office:value="0.37283950617284">
            <text:p>37.28%</text:p>
          </table:table-cell>
          <table:table-cell table:style-name="ce5" table:formula="of:=[.E14]/[.E13]-1" office:value-type="percentage" office:value="0.166666666666667">
            <text:p>16.67%</text:p>
          </table:table-cell>
          <table:table-cell table:style-name="ce5" table:formula="of:=[.C14]/[.B14]" office:value-type="percentage" office:value="0.022931654676259">
            <text:p>2.2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14</text:p>
          </table:table-cell>
          <table:table-cell table:style-name="ce3" table:formula="of:=[.D15]+[.B14]" office:value-type="float" office:value="2898">
            <text:p>2898</text:p>
          </table:table-cell>
          <table:table-cell table:style-name="ce3" table:formula="of:=[.E15]+[.C14]" office:value-type="float" office:value="61">
            <text:p>61</text:p>
          </table:table-cell>
          <table:table-cell table:style-name="ce3" office:value-type="float" office:value="674">
            <text:p>674</text:p>
          </table:table-cell>
          <table:table-cell table:style-name="ce3" office:value-type="float" office:value="10">
            <text:p>10</text:p>
          </table:table-cell>
          <table:table-cell table:style-name="ce5" table:formula="of:=[.D15]/[.D14]-1" office:value-type="percentage" office:value="0.212230215827338">
            <text:p>21.22%</text:p>
          </table:table-cell>
          <table:table-cell table:style-name="ce5" table:formula="of:=[.E15]/[.E14]-1" office:value-type="percentage" office:value="0.428571428571429">
            <text:p>42.86%</text:p>
          </table:table-cell>
          <table:table-cell table:style-name="ce5" table:formula="of:=[.C15]/[.B15]" office:value-type="percentage" office:value="0.0210489993098689">
            <text:p>2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15</text:p>
          </table:table-cell>
          <table:table-cell table:style-name="ce3" table:formula="of:=[.D16]+[.B15]" office:value-type="float" office:value="3600">
            <text:p>3600</text:p>
          </table:table-cell>
          <table:table-cell table:style-name="ce3" table:formula="of:=[.E16]+[.C15]" office:value-type="float" office:value="69">
            <text:p>69</text:p>
          </table:table-cell>
          <table:table-cell table:style-name="ce3" office:value-type="float" office:value="702">
            <text:p>702</text:p>
          </table:table-cell>
          <table:table-cell table:style-name="ce3" office:value-type="float" office:value="8">
            <text:p>8</text:p>
          </table:table-cell>
          <table:table-cell table:style-name="ce5" table:formula="of:=[.D16]/[.D15]-1" office:value-type="percentage" office:value="0.0415430267062316">
            <text:p>4.15%</text:p>
          </table:table-cell>
          <table:table-cell table:style-name="ce5" table:formula="of:=[.E16]/[.E15]-1" office:value-type="percentage" office:value="-0.2">
            <text:p>-20.00%</text:p>
          </table:table-cell>
          <table:table-cell table:style-name="ce5" table:formula="of:=[.C16]/[.B16]" office:value-type="percentage" office:value="0.0191666666666667">
            <text:p>1.9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16</text:p>
          </table:table-cell>
          <table:table-cell table:style-name="ce3" table:formula="of:=[.D17]+[.B16]" office:value-type="float" office:value="4507">
            <text:p>4507</text:p>
          </table:table-cell>
          <table:table-cell table:style-name="ce3" table:formula="of:=[.E17]+[.C16]" office:value-type="float" office:value="92">
            <text:p>92</text:p>
          </table:table-cell>
          <table:table-cell table:style-name="ce3" office:value-type="float" office:value="907">
            <text:p>907</text:p>
          </table:table-cell>
          <table:table-cell table:style-name="ce3" office:value-type="float" office:value="23">
            <text:p>23</text:p>
          </table:table-cell>
          <table:table-cell table:style-name="ce5" table:formula="of:=[.D17]/[.D16]-1" office:value-type="percentage" office:value="0.292022792022792">
            <text:p>29.20%</text:p>
          </table:table-cell>
          <table:table-cell table:style-name="ce5" table:formula="of:=[.E17]/[.E16]-1" office:value-type="percentage" office:value="1.875">
            <text:p>187.50%</text:p>
          </table:table-cell>
          <table:table-cell table:style-name="ce5" table:formula="of:=[.C17]/[.B17]" office:value-type="percentage" office:value="0.0204126913689816">
            <text:p>2.0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17</text:p>
          </table:table-cell>
          <table:table-cell table:style-name="ce3" table:formula="of:=[.D18]+[.B17]" office:value-type="float" office:value="5906">
            <text:p>5906</text:p>
          </table:table-cell>
          <table:table-cell table:style-name="ce3" table:formula="of:=[.E18]+[.C17]" office:value-type="float" office:value="118">
            <text:p>118</text:p>
          </table:table-cell>
          <table:table-cell table:style-name="ce3" office:value-type="float" office:value="1399">
            <text:p>1399</text:p>
          </table:table-cell>
          <table:table-cell table:style-name="ce3" office:value-type="float" office:value="26">
            <text:p>26</text:p>
          </table:table-cell>
          <table:table-cell table:style-name="ce5" table:formula="of:=[.D18]/[.D17]-1" office:value-type="percentage" office:value="0.54244762954796">
            <text:p>54.24%</text:p>
          </table:table-cell>
          <table:table-cell table:style-name="ce5" table:formula="of:=[.E18]/[.E17]-1" office:value-type="percentage" office:value="0.130434782608696">
            <text:p>13.04%</text:p>
          </table:table-cell>
          <table:table-cell table:style-name="ce5" table:formula="of:=[.C18]/[.B18]" office:value-type="percentage" office:value="0.0199796816796478">
            <text:p>2.0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18</text:p>
          </table:table-cell>
          <table:table-cell table:style-name="ce3" table:formula="of:=[.D19]+[.B18]" office:value-type="float" office:value="8350">
            <text:p>8350</text:p>
          </table:table-cell>
          <table:table-cell table:style-name="ce3" table:formula="of:=[.E19]+[.C18]" office:value-type="float" office:value="163">
            <text:p>163</text:p>
          </table:table-cell>
          <table:table-cell table:style-name="ce3" office:value-type="float" office:value="2444">
            <text:p>2444</text:p>
          </table:table-cell>
          <table:table-cell table:style-name="ce3" office:value-type="float" office:value="45">
            <text:p>45</text:p>
          </table:table-cell>
          <table:table-cell table:style-name="ce5" table:formula="of:=[.D19]/[.D18]-1" office:value-type="percentage" office:value="0.746962115796998">
            <text:p>74.70%</text:p>
          </table:table-cell>
          <table:table-cell table:style-name="ce5" table:formula="of:=[.E19]/[.E18]-1" office:value-type="percentage" office:value="0.730769230769231">
            <text:p>73.08%</text:p>
          </table:table-cell>
          <table:table-cell table:style-name="ce5" table:formula="of:=[.C19]/[.B19]" office:value-type="percentage" office:value="0.0195209580838323">
            <text:p>1.9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19</text:p>
          </table:table-cell>
          <table:table-cell table:style-name="ce3" table:formula="of:=[.D20]+[.B19]" office:value-type="float" office:value="12393">
            <text:p>12393</text:p>
          </table:table-cell>
          <table:table-cell table:style-name="ce3" table:formula="of:=[.E20]+[.C19]" office:value-type="float" office:value="213">
            <text:p>213</text:p>
          </table:table-cell>
          <table:table-cell table:style-name="ce3" office:value-type="float" office:value="4043">
            <text:p>4043</text:p>
          </table:table-cell>
          <table:table-cell table:style-name="ce3" office:value-type="float" office:value="50">
            <text:p>50</text:p>
          </table:table-cell>
          <table:table-cell table:style-name="ce5" table:formula="of:=[.D20]/[.D19]-1" office:value-type="percentage" office:value="0.654255319148936">
            <text:p>65.43%</text:p>
          </table:table-cell>
          <table:table-cell table:style-name="ce5" table:formula="of:=[.E20]/[.E19]-1" office:value-type="percentage" office:value="0.111111111111111">
            <text:p>11.11%</text:p>
          </table:table-cell>
          <table:table-cell table:style-name="ce5" table:formula="of:=[.C20]/[.B20]" office:value-type="percentage" office:value="0.0171871217622852">
            <text:p>1.7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20</text:p>
          </table:table-cell>
          <table:table-cell table:style-name="ce3" table:formula="of:=[.D21]+[.B20]" office:value-type="float" office:value="18012">
            <text:p>18012</text:p>
          </table:table-cell>
          <table:table-cell table:style-name="ce3" table:formula="of:=[.E21]+[.C20]" office:value-type="float" office:value="278">
            <text:p>278</text:p>
          </table:table-cell>
          <table:table-cell table:style-name="ce3" office:value-type="float" office:value="5619">
            <text:p>5619</text:p>
          </table:table-cell>
          <table:table-cell table:style-name="ce3" office:value-type="float" office:value="65">
            <text:p>65</text:p>
          </table:table-cell>
          <table:table-cell table:style-name="ce5" table:formula="of:=[.D21]/[.D20]-1" office:value-type="percentage" office:value="0.389809547365817">
            <text:p>38.98%</text:p>
          </table:table-cell>
          <table:table-cell table:style-name="ce5" table:formula="of:=[.E21]/[.E20]-1" office:value-type="percentage" office:value="0.3">
            <text:p>30.00%</text:p>
          </table:table-cell>
          <table:table-cell table:style-name="ce5" table:formula="of:=[.C21]/[.B21]" office:value-type="percentage" office:value="0.0154341550077726">
            <text:p>1.5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21</text:p>
          </table:table-cell>
          <table:table-cell table:style-name="ce3" table:formula="of:=[.D22]+[.B21]" office:value-type="float" office:value="24528">
            <text:p>24528</text:p>
          </table:table-cell>
          <table:table-cell table:style-name="ce3" table:formula="of:=[.E22]+[.C21]" office:value-type="float" office:value="361">
            <text:p>361</text:p>
          </table:table-cell>
          <table:table-cell table:style-name="ce3" office:value-type="float" office:value="6516">
            <text:p>6516</text:p>
          </table:table-cell>
          <table:table-cell table:style-name="ce3" office:value-type="float" office:value="83">
            <text:p>83</text:p>
          </table:table-cell>
          <table:table-cell table:style-name="ce5" table:formula="of:=[.D22]/[.D21]-1" office:value-type="percentage" office:value="0.159636946075814">
            <text:p>15.96%</text:p>
          </table:table-cell>
          <table:table-cell table:style-name="ce5" table:formula="of:=[.E22]/[.E21]-1" office:value-type="percentage" office:value="0.276923076923077">
            <text:p>27.69%</text:p>
          </table:table-cell>
          <table:table-cell table:style-name="ce5" table:formula="of:=[.C22]/[.B22]" office:value-type="percentage" office:value="0.0147178734507502">
            <text:p>1.4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22</text:p>
          </table:table-cell>
          <table:table-cell table:style-name="ce3" table:formula="of:=[.D23]+[.B22]" office:value-type="float" office:value="33073">
            <text:p>33073</text:p>
          </table:table-cell>
          <table:table-cell table:style-name="ce3" table:formula="of:=[.E23]+[.C22]" office:value-type="float" office:value="459">
            <text:p>459</text:p>
          </table:table-cell>
          <table:table-cell table:style-name="ce3" office:value-type="float" office:value="8545">
            <text:p>8545</text:p>
          </table:table-cell>
          <table:table-cell table:style-name="ce3" office:value-type="float" office:value="98">
            <text:p>98</text:p>
          </table:table-cell>
          <table:table-cell table:style-name="ce5" table:formula="of:=[.D23]/[.D22]-1" office:value-type="percentage" office:value="0.311387354205034">
            <text:p>31.14%</text:p>
          </table:table-cell>
          <table:table-cell table:style-name="ce5" table:formula="of:=[.E23]/[.E22]-1" office:value-type="percentage" office:value="0.180722891566265">
            <text:p>18.07%</text:p>
          </table:table-cell>
          <table:table-cell table:style-name="ce5" table:formula="of:=[.C23]/[.B23]" office:value-type="percentage" office:value="0.0138783902276782">
            <text:p>1.3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23</text:p>
          </table:table-cell>
          <table:table-cell table:style-name="ce3" table:formula="of:=[.D24]+[.B23]" office:value-type="float" office:value="43505">
            <text:p>43505</text:p>
          </table:table-cell>
          <table:table-cell table:style-name="ce3" table:formula="of:=[.E24]+[.C23]" office:value-type="float" office:value="580">
            <text:p>580</text:p>
          </table:table-cell>
          <table:table-cell table:style-name="ce3" office:value-type="float" office:value="10432">
            <text:p>10432</text:p>
          </table:table-cell>
          <table:table-cell table:style-name="ce3" office:value-type="float" office:value="121">
            <text:p>121</text:p>
          </table:table-cell>
          <table:table-cell table:style-name="ce5" table:formula="of:=[.D24]/[.D23]-1" office:value-type="percentage" office:value="0.220830895260386">
            <text:p>22.08%</text:p>
          </table:table-cell>
          <table:table-cell table:style-name="ce5" table:formula="of:=[.E24]/[.E23]-1" office:value-type="percentage" office:value="0.23469387755102">
            <text:p>23.47%</text:p>
          </table:table-cell>
          <table:table-cell table:style-name="ce5" table:formula="of:=[.C24]/[.B24]" office:value-type="percentage" office:value="0.0133318009424204">
            <text:p>1.3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24</text:p>
          </table:table-cell>
          <table:table-cell table:style-name="ce3" table:formula="of:=[.D25]+[.B24]" office:value-type="float" office:value="53938">
            <text:p>53938</text:p>
          </table:table-cell>
          <table:table-cell table:style-name="ce3" table:formula="of:=[.E25]+[.C24]" office:value-type="float" office:value="786">
            <text:p>786</text:p>
          </table:table-cell>
          <table:table-cell table:style-name="ce3" office:value-type="float" office:value="10433">
            <text:p>10433</text:p>
          </table:table-cell>
          <table:table-cell table:style-name="ce3" office:value-type="float" office:value="206">
            <text:p>206</text:p>
          </table:table-cell>
          <table:table-cell table:style-name="ce5" table:formula="of:=[.D25]/[.D24]-1" office:value-type="percentage" office:value="0.000095858895705625">
            <text:p>0.01%</text:p>
          </table:table-cell>
          <table:table-cell table:style-name="ce5" table:formula="of:=[.E25]/[.E24]-1" office:value-type="percentage" office:value="0.702479338842975">
            <text:p>70.25%</text:p>
          </table:table-cell>
          <table:table-cell table:style-name="ce5" table:formula="of:=[.C25]/[.B25]" office:value-type="percentage" office:value="0.0145722866995439">
            <text:p>1.4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25</text:p>
          </table:table-cell>
          <table:table-cell table:style-name="ce3" table:formula="of:=[.D26]+[.B25]" office:value-type="float" office:value="68572">
            <text:p>68572</text:p>
          </table:table-cell>
          <table:table-cell table:style-name="ce3" table:formula="of:=[.E26]+[.C25]" office:value-type="float" office:value="1055">
            <text:p>1055</text:p>
          </table:table-cell>
          <table:table-cell table:style-name="ce3" office:value-type="float" office:value="14634">
            <text:p>14634</text:p>
          </table:table-cell>
          <table:table-cell table:style-name="ce3" office:value-type="float" office:value="269">
            <text:p>269</text:p>
          </table:table-cell>
          <table:table-cell table:style-name="ce5" table:formula="of:=[.D26]/[.D25]-1" office:value-type="percentage" office:value="0.402664621872903">
            <text:p>40.27%</text:p>
          </table:table-cell>
          <table:table-cell table:style-name="ce5" table:formula="of:=[.E26]/[.E25]-1" office:value-type="percentage" office:value="0.305825242718447">
            <text:p>30.58%</text:p>
          </table:table-cell>
          <table:table-cell table:style-name="ce5" table:formula="of:=[.C26]/[.B26]" office:value-type="percentage" office:value="0.0153852884559295">
            <text:p>1.5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26</text:p>
          </table:table-cell>
          <table:table-cell table:style-name="ce3" table:formula="of:=[.D27]+[.B26]" office:value-type="float" office:value="85570">
            <text:p>85570</text:p>
          </table:table-cell>
          <table:table-cell table:style-name="ce3" table:formula="of:=[.E27]+[.C26]" office:value-type="float" office:value="1354">
            <text:p>1354</text:p>
          </table:table-cell>
          <table:table-cell table:style-name="ce3" office:value-type="float" office:value="16998">
            <text:p>16998</text:p>
          </table:table-cell>
          <table:table-cell table:style-name="ce3" office:value-type="float" office:value="299">
            <text:p>299</text:p>
          </table:table-cell>
          <table:table-cell table:style-name="ce5" table:formula="of:=[.D27]/[.D26]-1" office:value-type="percentage" office:value="0.161541615416154">
            <text:p>16.15%</text:p>
          </table:table-cell>
          <table:table-cell table:style-name="ce5" table:formula="of:=[.E27]/[.E26]-1" office:value-type="percentage" office:value="0.111524163568773">
            <text:p>11.15%</text:p>
          </table:table-cell>
          <table:table-cell table:style-name="ce5" table:formula="of:=[.C27]/[.B27]" office:value-type="percentage" office:value="0.0158233025593082">
            <text:p>1.5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27</text:p>
          </table:table-cell>
          <table:table-cell table:style-name="ce3" table:formula="of:=[.D28]+[.B27]" office:value-type="float" office:value="102900">
            <text:p>102900</text:p>
          </table:table-cell>
          <table:table-cell table:style-name="ce3" table:formula="of:=[.E28]+[.C27]" office:value-type="float" office:value="1771">
            <text:p>1771</text:p>
          </table:table-cell>
          <table:table-cell table:style-name="ce3" office:value-type="float" office:value="17330">
            <text:p>17330</text:p>
          </table:table-cell>
          <table:table-cell table:style-name="ce3" office:value-type="float" office:value="417">
            <text:p>417</text:p>
          </table:table-cell>
          <table:table-cell table:style-name="ce5" table:formula="of:=[.D28]/[.D27]-1" office:value-type="percentage" office:value="0.0195317096128957">
            <text:p>1.95%</text:p>
          </table:table-cell>
          <table:table-cell table:style-name="ce5" table:formula="of:=[.E28]/[.E27]-1" office:value-type="percentage" office:value="0.394648829431438">
            <text:p>39.46%</text:p>
          </table:table-cell>
          <table:table-cell table:style-name="ce5" table:formula="of:=[.C28]/[.B28]" office:value-type="percentage" office:value="0.0172108843537415">
            <text:p>1.7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28</text:p>
          </table:table-cell>
          <table:table-cell table:style-name="ce3" table:formula="of:=[.D29]+[.B28]" office:value-type="float" office:value="123966">
            <text:p>123966</text:p>
          </table:table-cell>
          <table:table-cell table:style-name="ce3" table:formula="of:=[.E29]+[.C28]" office:value-type="float" office:value="2301">
            <text:p>2301</text:p>
          </table:table-cell>
          <table:table-cell table:style-name="ce3" office:value-type="float" office:value="21066">
            <text:p>21066</text:p>
          </table:table-cell>
          <table:table-cell table:style-name="ce3" office:value-type="float" office:value="530">
            <text:p>530</text:p>
          </table:table-cell>
          <table:table-cell table:style-name="ce5" table:formula="of:=[.D29]/[.D28]-1" office:value-type="percentage" office:value="0.215579919215234">
            <text:p>21.56%</text:p>
          </table:table-cell>
          <table:table-cell table:style-name="ce5" table:formula="of:=[.E29]/[.E28]-1" office:value-type="percentage" office:value="0.270983213429257">
            <text:p>27.10%</text:p>
          </table:table-cell>
          <table:table-cell table:style-name="ce5" table:formula="of:=[.C29]/[.B29]" office:value-type="percentage" office:value="0.0185615410677121">
            <text:p>1.8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29</text:p>
          </table:table-cell>
          <table:table-cell table:style-name="ce3" table:formula="of:=[.D30]+[.B29]" office:value-type="float" office:value="142486">
            <text:p>142486</text:p>
          </table:table-cell>
          <table:table-cell table:style-name="ce3" table:formula="of:=[.E30]+[.C29]" office:value-type="float" office:value="2719">
            <text:p>2719</text:p>
          </table:table-cell>
          <table:table-cell table:style-name="ce3" office:value-type="float" office:value="18520">
            <text:p>18520</text:p>
          </table:table-cell>
          <table:table-cell table:style-name="ce3" office:value-type="float" office:value="418">
            <text:p>418</text:p>
          </table:table-cell>
          <table:table-cell table:style-name="ce5" table:formula="of:=[.D30]/[.D29]-1" office:value-type="percentage" office:value="-0.12085825500807">
            <text:p>-12.09%</text:p>
          </table:table-cell>
          <table:table-cell table:style-name="ce5" table:formula="of:=[.E30]/[.E29]-1" office:value-type="percentage" office:value="-0.211320754716981">
            <text:p>-21.13%</text:p>
          </table:table-cell>
          <table:table-cell table:style-name="ce5" table:formula="of:=[.C30]/[.B30]" office:value-type="percentage" office:value="0.0190825765338349">
            <text:p>1.9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30</text:p>
          </table:table-cell>
          <table:table-cell table:style-name="ce3" table:formula="of:=[.D31]+[.B30]" office:value-type="float" office:value="163955">
            <text:p>163955</text:p>
          </table:table-cell>
          <table:table-cell table:style-name="ce3" table:formula="of:=[.E31]+[.C30]" office:value-type="float" office:value="3369">
            <text:p>3369</text:p>
          </table:table-cell>
          <table:table-cell table:style-name="ce3" office:value-type="float" office:value="21469">
            <text:p>21469</text:p>
          </table:table-cell>
          <table:table-cell table:style-name="ce3" office:value-type="float" office:value="650">
            <text:p>650</text:p>
          </table:table-cell>
          <table:table-cell table:style-name="ce5" table:formula="of:=[.D31]/[.D30]-1" office:value-type="percentage" office:value="0.159233261339093">
            <text:p>15.92%</text:p>
          </table:table-cell>
          <table:table-cell table:style-name="ce5" table:formula="of:=[.E31]/[.E30]-1" office:value-type="percentage" office:value="0.555023923444976">
            <text:p>55.50%</text:p>
          </table:table-cell>
          <table:table-cell table:style-name="ce5" table:formula="of:=[.C31]/[.B31]" office:value-type="percentage" office:value="0.0205483211856912">
            <text:p>2.0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31</text:p>
          </table:table-cell>
          <table:table-cell table:style-name="ce3" table:formula="of:=[.D32]+[.B31]" office:value-type="float" office:value="188461">
            <text:p>188461</text:p>
          </table:table-cell>
          <table:table-cell table:style-name="ce3" table:formula="of:=[.E32]+[.C31]" office:value-type="float" office:value="4305">
            <text:p>4305</text:p>
          </table:table-cell>
          <table:table-cell table:style-name="ce3" office:value-type="float" office:value="24506">
            <text:p>24506</text:p>
          </table:table-cell>
          <table:table-cell table:style-name="ce3" office:value-type="float" office:value="936">
            <text:p>936</text:p>
          </table:table-cell>
          <table:table-cell table:style-name="ce5" table:formula="of:=[.D32]/[.D31]-1" office:value-type="percentage" office:value="0.141459779216545">
            <text:p>14.15%</text:p>
          </table:table-cell>
          <table:table-cell table:style-name="ce5" table:formula="of:=[.E32]/[.E31]-1" office:value-type="percentage" office:value="0.44">
            <text:p>44.00%</text:p>
          </table:table-cell>
          <table:table-cell table:style-name="ce5" table:formula="of:=[.C32]/[.B32]" office:value-type="percentage" office:value="0.0228429224083497">
            <text:p>2.2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01</text:p>
          </table:table-cell>
          <table:table-cell table:style-name="ce3" table:formula="of:=[.D33]+[.B32]" office:value-type="float" office:value="215391">
            <text:p>215391</text:p>
          </table:table-cell>
          <table:table-cell table:style-name="ce3" table:formula="of:=[.E33]+[.C32]" office:value-type="float" office:value="5326">
            <text:p>5326</text:p>
          </table:table-cell>
          <table:table-cell table:style-name="ce3" office:value-type="float" office:value="26930">
            <text:p>26930</text:p>
          </table:table-cell>
          <table:table-cell table:style-name="ce3" office:value-type="float" office:value="1021">
            <text:p>1021</text:p>
          </table:table-cell>
          <table:table-cell table:style-name="ce5" table:formula="of:=[.D33]/[.D32]-1" office:value-type="percentage" office:value="0.0989145515383987">
            <text:p>9.89%</text:p>
          </table:table-cell>
          <table:table-cell table:style-name="ce5" table:formula="of:=[.E33]/[.E32]-1" office:value-type="percentage" office:value="0.0908119658119657">
            <text:p>9.08%</text:p>
          </table:table-cell>
          <table:table-cell table:style-name="ce5" table:formula="of:=[.C33]/[.B33]" office:value-type="percentage" office:value="0.0247271241602481">
            <text:p>2.4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02</text:p>
          </table:table-cell>
          <table:table-cell table:style-name="ce3" table:formula="of:=[.D34]+[.B33]" office:value-type="float" office:value="245108">
            <text:p>245108</text:p>
          </table:table-cell>
          <table:table-cell table:style-name="ce3" table:formula="of:=[.E34]+[.C33]" office:value-type="float" office:value="6542">
            <text:p>6542</text:p>
          </table:table-cell>
          <table:table-cell table:style-name="ce3" office:value-type="float" office:value="29717">
            <text:p>29717</text:p>
          </table:table-cell>
          <table:table-cell table:style-name="ce3" office:value-type="float" office:value="1216">
            <text:p>1216</text:p>
          </table:table-cell>
          <table:table-cell table:style-name="ce5" table:formula="of:=[.D34]/[.D33]-1" office:value-type="percentage" office:value="0.103490531006313">
            <text:p>10.35%</text:p>
          </table:table-cell>
          <table:table-cell table:style-name="ce5" table:formula="of:=[.E34]/[.E33]-1" office:value-type="percentage" office:value="0.190989226248776">
            <text:p>19.10%</text:p>
          </table:table-cell>
          <table:table-cell table:style-name="ce5" table:formula="of:=[.C34]/[.B34]" office:value-type="percentage" office:value="0.0266902753072115">
            <text:p>2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03</text:p>
          </table:table-cell>
          <table:table-cell table:style-name="ce3" table:formula="of:=[.D35]+[.B34]" office:value-type="float" office:value="277426">
            <text:p>277426</text:p>
          </table:table-cell>
          <table:table-cell table:style-name="ce3" table:formula="of:=[.E35]+[.C34]" office:value-type="float" office:value="7933">
            <text:p>7933</text:p>
          </table:table-cell>
          <table:table-cell table:style-name="ce3" office:value-type="float" office:value="32318">
            <text:p>32318</text:p>
          </table:table-cell>
          <table:table-cell table:style-name="ce3" office:value-type="float" office:value="1391">
            <text:p>1391</text:p>
          </table:table-cell>
          <table:table-cell table:style-name="ce5" table:formula="of:=[.D35]/[.D34]-1" office:value-type="percentage" office:value="0.0875256587138675">
            <text:p>8.75%</text:p>
          </table:table-cell>
          <table:table-cell table:style-name="ce5" table:formula="of:=[.E35]/[.E34]-1" office:value-type="percentage" office:value="0.143914473684211">
            <text:p>14.39%</text:p>
          </table:table-cell>
          <table:table-cell table:style-name="ce5" table:formula="of:=[.C35]/[.B35]" office:value-type="percentage" office:value="0.0285950127241138">
            <text:p>2.8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04</text:p>
          </table:table-cell>
          <table:table-cell table:style-name="ce3" table:formula="of:=[.D36]+[.B35]" office:value-type="float" office:value="312525">
            <text:p>312525</text:p>
          </table:table-cell>
          <table:table-cell table:style-name="ce3" table:formula="of:=[.E36]+[.C35]" office:value-type="float" office:value="9489">
            <text:p>9489</text:p>
          </table:table-cell>
          <table:table-cell table:style-name="ce3" office:value-type="float" office:value="35099">
            <text:p>35099</text:p>
          </table:table-cell>
          <table:table-cell table:style-name="ce3" office:value-type="float" office:value="1556">
            <text:p>1556</text:p>
          </table:table-cell>
          <table:table-cell table:style-name="ce5" table:formula="of:=[.D36]/[.D35]-1" office:value-type="percentage" office:value="0.0860511170245684">
            <text:p>8.61%</text:p>
          </table:table-cell>
          <table:table-cell table:style-name="ce5" table:formula="of:=[.E36]/[.E35]-1" office:value-type="percentage" office:value="0.11861969805895">
            <text:p>11.86%</text:p>
          </table:table-cell>
          <table:table-cell table:style-name="ce5" table:formula="of:=[.C36]/[.B36]" office:value-type="percentage" office:value="0.0303623710103192">
            <text:p>3.0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05</text:p>
          </table:table-cell>
          <table:table-cell table:style-name="ce3" table:formula="of:=[.D37]+[.B36]" office:value-type="float" office:value="338141">
            <text:p>338141</text:p>
          </table:table-cell>
          <table:table-cell table:style-name="ce3" table:formula="of:=[.E37]+[.C36]" office:value-type="float" office:value="10857">
            <text:p>10857</text:p>
          </table:table-cell>
          <table:table-cell table:style-name="ce3" office:value-type="float" office:value="25616">
            <text:p>25616</text:p>
          </table:table-cell>
          <table:table-cell table:style-name="ce3" office:value-type="float" office:value="1368">
            <text:p>1368</text:p>
          </table:table-cell>
          <table:table-cell table:style-name="ce5" table:formula="of:=[.D37]/[.D36]-1" office:value-type="percentage" office:value="-0.270178637568022">
            <text:p>-27.02%</text:p>
          </table:table-cell>
          <table:table-cell table:style-name="ce5" table:formula="of:=[.E37]/[.E36]-1" office:value-type="percentage" office:value="-0.120822622107969">
            <text:p>-12.08%</text:p>
          </table:table-cell>
          <table:table-cell table:style-name="ce5" table:formula="of:=[.C37]/[.B37]" office:value-type="percentage" office:value="0.032107907647993">
            <text:p>3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06</text:p>
          </table:table-cell>
          <table:table-cell table:style-name="ce3" table:formula="of:=[.D38]+[.B37]" office:value-type="float" office:value="369057">
            <text:p>369057</text:p>
          </table:table-cell>
          <table:table-cell table:style-name="ce3" table:formula="of:=[.E38]+[.C37]" office:value-type="float" office:value="12383">
            <text:p>12383</text:p>
          </table:table-cell>
          <table:table-cell table:style-name="ce3" office:value-type="float" office:value="30916">
            <text:p>30916</text:p>
          </table:table-cell>
          <table:table-cell table:style-name="ce3" office:value-type="float" office:value="1526">
            <text:p>1526</text:p>
          </table:table-cell>
          <table:table-cell table:style-name="ce5" table:formula="of:=[.D38]/[.D37]-1" office:value-type="percentage" office:value="0.206901936289819">
            <text:p>20.69%</text:p>
          </table:table-cell>
          <table:table-cell table:style-name="ce5" table:formula="of:=[.E38]/[.E37]-1" office:value-type="percentage" office:value="0.115497076023392">
            <text:p>11.55%</text:p>
          </table:table-cell>
          <table:table-cell table:style-name="ce5" table:formula="of:=[.C38]/[.B38]" office:value-type="percentage" office:value="0.0335530825861588">
            <text:p>3.3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07</text:p>
          </table:table-cell>
          <table:table-cell table:style-name="ce3" table:formula="of:=[.D39]+[.B38]" office:value-type="float" office:value="399394">
            <text:p>399394</text:p>
          </table:table-cell>
          <table:table-cell table:style-name="ce3" table:formula="of:=[.E39]+[.C38]" office:value-type="float" office:value="14617">
            <text:p>14617</text:p>
          </table:table-cell>
          <table:table-cell table:style-name="ce3" office:value-type="float" office:value="30337">
            <text:p>30337</text:p>
          </table:table-cell>
          <table:table-cell table:style-name="ce3" office:value-type="float" office:value="2234">
            <text:p>2234</text:p>
          </table:table-cell>
          <table:table-cell table:style-name="ce5" table:formula="of:=[.D39]/[.D38]-1" office:value-type="percentage" office:value="-0.0187281666451029">
            <text:p>-1.87%</text:p>
          </table:table-cell>
          <table:table-cell table:style-name="ce5" table:formula="of:=[.E39]/[.E38]-1" office:value-type="percentage" office:value="0.463958060288336">
            <text:p>46.40%</text:p>
          </table:table-cell>
          <table:table-cell table:style-name="ce5" table:formula="of:=[.C39]/[.B39]" office:value-type="percentage" office:value="0.0365979458880203">
            <text:p>3.6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08</text:p>
          </table:table-cell>
          <table:table-cell table:style-name="ce3" table:formula="of:=[.D40]+[.B39]" office:value-type="float" office:value="431213">
            <text:p>431213</text:p>
          </table:table-cell>
          <table:table-cell table:style-name="ce3" table:formula="of:=[.E40]+[.C39]" office:value-type="float" office:value="16702">
            <text:p>16702</text:p>
          </table:table-cell>
          <table:table-cell table:style-name="ce3" office:value-type="float" office:value="31819">
            <text:p>31819</text:p>
          </table:table-cell>
          <table:table-cell table:style-name="ce3" office:value-type="float" office:value="2085">
            <text:p>2085</text:p>
          </table:table-cell>
          <table:table-cell table:style-name="ce5" table:formula="of:=[.D40]/[.D39]-1" office:value-type="percentage" office:value="0.0488512377624684">
            <text:p>4.89%</text:p>
          </table:table-cell>
          <table:table-cell table:style-name="ce5" table:formula="of:=[.E40]/[.E39]-1" office:value-type="percentage" office:value="-0.0666965085049239">
            <text:p>-6.67%</text:p>
          </table:table-cell>
          <table:table-cell table:style-name="ce5" table:formula="of:=[.C40]/[.B40]" office:value-type="percentage" office:value="0.0387325985070023">
            <text:p>3.8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09</text:p>
          </table:table-cell>
          <table:table-cell table:style-name="ce3" table:formula="of:=[.D41]+[.B40]" office:value-type="float" office:value="465912">
            <text:p>465912</text:p>
          </table:table-cell>
          <table:table-cell table:style-name="ce3" table:formula="of:=[.E41]+[.C40]" office:value-type="float" office:value="18822">
            <text:p>18822</text:p>
          </table:table-cell>
          <table:table-cell table:style-name="ce3" office:value-type="float" office:value="34699">
            <text:p>34699</text:p>
          </table:table-cell>
          <table:table-cell table:style-name="ce3" office:value-type="float" office:value="2120">
            <text:p>2120</text:p>
          </table:table-cell>
          <table:table-cell table:style-name="ce5" table:formula="of:=[.D41]/[.D40]-1" office:value-type="percentage" office:value="0.0905119582639304">
            <text:p>9.05%</text:p>
          </table:table-cell>
          <table:table-cell table:style-name="ce5" table:formula="of:=[.E41]/[.E40]-1" office:value-type="percentage" office:value="0.0167865707434052">
            <text:p>1.68%</text:p>
          </table:table-cell>
          <table:table-cell table:style-name="ce5" table:formula="of:=[.C41]/[.B41]" office:value-type="percentage" office:value="0.0403981867820533">
            <text:p>4.0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10</text:p>
          </table:table-cell>
          <table:table-cell table:style-name="ce3" table:formula="of:=[.D42]+[.B41]" office:value-type="float" office:value="499385">
            <text:p>499385</text:p>
          </table:table-cell>
          <table:table-cell table:style-name="ce3" table:formula="of:=[.E42]+[.C41]" office:value-type="float" office:value="21085">
            <text:p>21085</text:p>
          </table:table-cell>
          <table:table-cell table:style-name="ce3" office:value-type="float" office:value="33473">
            <text:p>33473</text:p>
          </table:table-cell>
          <table:table-cell table:style-name="ce3" office:value-type="float" office:value="2263">
            <text:p>2263</text:p>
          </table:table-cell>
          <table:table-cell table:style-name="ce5" table:formula="of:=[.D42]/[.D41]-1" office:value-type="percentage" office:value="-0.0353324303294043">
            <text:p>-3.53%</text:p>
          </table:table-cell>
          <table:table-cell table:style-name="ce5" table:formula="of:=[.E42]/[.E41]-1" office:value-type="percentage" office:value="0.0674528301886792">
            <text:p>6.75%</text:p>
          </table:table-cell>
          <table:table-cell table:style-name="ce5" table:formula="of:=[.C42]/[.B42]" office:value-type="percentage" office:value="0.0422219329775624">
            <text:p>4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11</text:p>
          </table:table-cell>
          <table:table-cell table:style-name="ce3" table:formula="of:=[.D43]+[.B42]" office:value-type="float" office:value="531105">
            <text:p>531105</text:p>
          </table:table-cell>
          <table:table-cell table:style-name="ce3" table:formula="of:=[.E43]+[.C42]" office:value-type="float" office:value="23169">
            <text:p>23169</text:p>
          </table:table-cell>
          <table:table-cell table:style-name="ce3" office:value-type="float" office:value="31720">
            <text:p>31720</text:p>
          </table:table-cell>
          <table:table-cell table:style-name="ce3" office:value-type="float" office:value="2084">
            <text:p>2084</text:p>
          </table:table-cell>
          <table:table-cell table:style-name="ce5" table:formula="of:=[.D43]/[.D42]-1" office:value-type="percentage" office:value="-0.052370567322917">
            <text:p>-5.24%</text:p>
          </table:table-cell>
          <table:table-cell table:style-name="ce5" table:formula="of:=[.E43]/[.E42]-1" office:value-type="percentage" office:value="-0.0790985417587273">
            <text:p>-7.91%</text:p>
          </table:table-cell>
          <table:table-cell table:style-name="ce5" table:formula="of:=[.C43]/[.B43]" office:value-type="percentage" office:value="0.0436241421187901">
            <text:p>4.3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12</text:p>
          </table:table-cell>
          <table:table-cell table:style-name="ce3" table:formula="of:=[.D44]+[.B43]" office:value-type="float" office:value="558248">
            <text:p>558248</text:p>
          </table:table-cell>
          <table:table-cell table:style-name="ce3" table:formula="of:=[.E44]+[.C43]" office:value-type="float" office:value="24850">
            <text:p>24850</text:p>
          </table:table-cell>
          <table:table-cell table:style-name="ce3" office:value-type="float" office:value="27143">
            <text:p>27143</text:p>
          </table:table-cell>
          <table:table-cell table:style-name="ce3" office:value-type="float" office:value="1681">
            <text:p>1681</text:p>
          </table:table-cell>
          <table:table-cell table:style-name="ce5" table:formula="of:=[.D44]/[.D43]-1" office:value-type="percentage" office:value="-0.144293820933165">
            <text:p>-14.43%</text:p>
          </table:table-cell>
          <table:table-cell table:style-name="ce5" table:formula="of:=[.E44]/[.E43]-1" office:value-type="percentage" office:value="-0.193378119001919">
            <text:p>-19.34%</text:p>
          </table:table-cell>
          <table:table-cell table:style-name="ce5" table:formula="of:=[.C44]/[.B44]" office:value-type="percentage" office:value="0.0445142660609622">
            <text:p>4.4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13</text:p>
          </table:table-cell>
          <table:table-cell table:style-name="ce3" table:formula="of:=[.D45]+[.B44]" office:value-type="float" office:value="584017">
            <text:p>584017</text:p>
          </table:table-cell>
          <table:table-cell table:style-name="ce3" table:formula="of:=[.E45]+[.C44]" office:value-type="float" office:value="26614">
            <text:p>26614</text:p>
          </table:table-cell>
          <table:table-cell table:style-name="ce3" office:value-type="float" office:value="25769">
            <text:p>25769</text:p>
          </table:table-cell>
          <table:table-cell table:style-name="ce3" office:value-type="float" office:value="1764">
            <text:p>1764</text:p>
          </table:table-cell>
          <table:table-cell table:style-name="ce5" table:formula="of:=[.D45]/[.D44]-1" office:value-type="percentage" office:value="-0.0506207862063884">
            <text:p>-5.06%</text:p>
          </table:table-cell>
          <table:table-cell table:style-name="ce5" table:formula="of:=[.E45]/[.E44]-1" office:value-type="percentage" office:value="0.0493753718024985">
            <text:p>4.94%</text:p>
          </table:table-cell>
          <table:table-cell table:style-name="ce5" table:formula="of:=[.C45]/[.B45]" office:value-type="percentage" office:value="0.045570591267035">
            <text:p>4.5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14</text:p>
          </table:table-cell>
          <table:table-cell table:style-name="ce3" table:formula="of:=[.D46]+[.B45]" office:value-type="float" office:value="610708">
            <text:p>610708</text:p>
          </table:table-cell>
          <table:table-cell table:style-name="ce3" table:formula="of:=[.E46]+[.C45]" office:value-type="float" office:value="29319">
            <text:p>29319</text:p>
          </table:table-cell>
          <table:table-cell table:style-name="ce3" office:value-type="float" office:value="26691">
            <text:p>26691</text:p>
          </table:table-cell>
          <table:table-cell table:style-name="ce3" office:value-type="float" office:value="2705">
            <text:p>2705</text:p>
          </table:table-cell>
          <table:table-cell table:style-name="ce5" table:formula="of:=[.D46]/[.D45]-1" office:value-type="percentage" office:value="0.0357794248903722">
            <text:p>3.58%</text:p>
          </table:table-cell>
          <table:table-cell table:style-name="ce5" table:formula="of:=[.E46]/[.E45]-1" office:value-type="percentage" office:value="0.533446712018141">
            <text:p>53.34%</text:p>
          </table:table-cell>
          <table:table-cell table:style-name="ce5" table:formula="of:=[.C46]/[.B46]" office:value-type="percentage" office:value="0.0480082134178691">
            <text:p>4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15</text:p>
          </table:table-cell>
          <table:table-cell table:style-name="ce3" table:formula="of:=[.D47]+[.B46]" office:value-type="float" office:value="640741">
            <text:p>640741</text:p>
          </table:table-cell>
          <table:table-cell table:style-name="ce3" table:formula="of:=[.E47]+[.C46]" office:value-type="float" office:value="32071">
            <text:p>32071</text:p>
          </table:table-cell>
          <table:table-cell table:style-name="ce3" office:value-type="float" office:value="30033">
            <text:p>30033</text:p>
          </table:table-cell>
          <table:table-cell table:style-name="ce3" office:value-type="float" office:value="2752">
            <text:p>2752</text:p>
          </table:table-cell>
          <table:table-cell table:style-name="ce5" table:formula="of:=[.D47]/[.D46]-1" office:value-type="percentage" office:value="0.12521074519501">
            <text:p>12.52%</text:p>
          </table:table-cell>
          <table:table-cell table:style-name="ce5" table:formula="of:=[.E47]/[.E46]-1" office:value-type="percentage" office:value="0.0173752310536044">
            <text:p>1.74%</text:p>
          </table:table-cell>
          <table:table-cell table:style-name="ce5" table:formula="of:=[.C47]/[.B47]" office:value-type="percentage" office:value="0.0500529855276937">
            <text:p>5.0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16</text:p>
          </table:table-cell>
          <table:table-cell table:style-name="ce3" table:formula="of:=[.D48]+[.B47]" office:value-type="float" office:value="672354">
            <text:p>672354</text:p>
          </table:table-cell>
          <table:table-cell table:style-name="ce3" table:formula="of:=[.E48]+[.C47]" office:value-type="float" office:value="34420">
            <text:p>34420</text:p>
          </table:table-cell>
          <table:table-cell table:style-name="ce3" office:value-type="float" office:value="31613">
            <text:p>31613</text:p>
          </table:table-cell>
          <table:table-cell table:style-name="ce3" office:value-type="float" office:value="2349">
            <text:p>2349</text:p>
          </table:table-cell>
          <table:table-cell table:style-name="ce5" table:formula="of:=[.D48]/[.D47]-1" office:value-type="percentage" office:value="0.0526087969899778">
            <text:p>5.26%</text:p>
          </table:table-cell>
          <table:table-cell table:style-name="ce5" table:formula="of:=[.E48]/[.E47]-1" office:value-type="percentage" office:value="-0.146438953488372">
            <text:p>-14.64%</text:p>
          </table:table-cell>
          <table:table-cell table:style-name="ce5" table:formula="of:=[.C48]/[.B48]" office:value-type="percentage" office:value="0.0511932702118229">
            <text:p>5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17</text:p>
          </table:table-cell>
          <table:table-cell table:style-name="ce3" table:formula="of:=[.D49]+[.B48]" office:value-type="float" office:value="703863">
            <text:p>703863</text:p>
          </table:table-cell>
          <table:table-cell table:style-name="ce3" table:formula="of:=[.E49]+[.C48]" office:value-type="float" office:value="36709">
            <text:p>36709</text:p>
          </table:table-cell>
          <table:table-cell table:style-name="ce3" office:value-type="float" office:value="31509">
            <text:p>31509</text:p>
          </table:table-cell>
          <table:table-cell table:style-name="ce3" office:value-type="float" office:value="2289">
            <text:p>2289</text:p>
          </table:table-cell>
          <table:table-cell table:style-name="ce5" table:formula="of:=[.D49]/[.D48]-1" office:value-type="percentage" office:value="-0.00328978584759432">
            <text:p>-0.33%</text:p>
          </table:table-cell>
          <table:table-cell table:style-name="ce5" table:formula="of:=[.E49]/[.E48]-1" office:value-type="percentage" office:value="-0.0255427841634738">
            <text:p>-2.55%</text:p>
          </table:table-cell>
          <table:table-cell table:style-name="ce5" table:formula="of:=[.C49]/[.B49]" office:value-type="percentage" office:value="0.0521536151211244">
            <text:p>5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18</text:p>
          </table:table-cell>
          <table:table-cell table:style-name="ce3" table:formula="of:=[.D50]+[.B49]" office:value-type="float" office:value="732261">
            <text:p>732261</text:p>
          </table:table-cell>
          <table:table-cell table:style-name="ce3" table:formula="of:=[.E50]+[.C49]" office:value-type="float" office:value="38660">
            <text:p>38660</text:p>
          </table:table-cell>
          <table:table-cell table:style-name="ce3" office:value-type="float" office:value="28398">
            <text:p>28398</text:p>
          </table:table-cell>
          <table:table-cell table:style-name="ce3" office:value-type="float" office:value="1951">
            <text:p>1951</text:p>
          </table:table-cell>
          <table:table-cell table:style-name="ce5" table:formula="of:=[.D50]/[.D49]-1" office:value-type="percentage" office:value="-0.0987336951347234">
            <text:p>-9.87%</text:p>
          </table:table-cell>
          <table:table-cell table:style-name="ce5" table:formula="of:=[.E50]/[.E49]-1" office:value-type="percentage" office:value="-0.147662734818698">
            <text:p>-14.77%</text:p>
          </table:table-cell>
          <table:table-cell table:style-name="ce5" table:formula="of:=[.C50]/[.B50]" office:value-type="percentage" office:value="0.0527953830669666">
            <text:p>5.2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19</text:p>
          </table:table-cell>
          <table:table-cell table:style-name="ce3" table:formula="of:=[.D51]+[.B50]" office:value-type="float" office:value="757595">
            <text:p>757595</text:p>
          </table:table-cell>
          <table:table-cell table:style-name="ce3" table:formula="of:=[.E51]+[.C50]" office:value-type="float" office:value="40180">
            <text:p>40180</text:p>
          </table:table-cell>
          <table:table-cell table:style-name="ce3" office:value-type="float" office:value="25334">
            <text:p>25334</text:p>
          </table:table-cell>
          <table:table-cell table:style-name="ce3" office:value-type="float" office:value="1520">
            <text:p>1520</text:p>
          </table:table-cell>
          <table:table-cell table:style-name="ce5" table:formula="of:=[.D51]/[.D50]-1" office:value-type="percentage" office:value="-0.107894922177618">
            <text:p>-10.79%</text:p>
          </table:table-cell>
          <table:table-cell table:style-name="ce5" table:formula="of:=[.E51]/[.E50]-1" office:value-type="percentage" office:value="-0.220912352639672">
            <text:p>-22.09%</text:p>
          </table:table-cell>
          <table:table-cell table:style-name="ce5" table:formula="of:=[.C51]/[.B51]" office:value-type="percentage" office:value="0.0530362528791769">
            <text:p>5.3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20</text:p>
          </table:table-cell>
          <table:table-cell table:style-name="ce3" table:formula="of:=[.D52]+[.B51]" office:value-type="float" office:value="784990">
            <text:p>784990</text:p>
          </table:table-cell>
          <table:table-cell table:style-name="ce3" table:formula="of:=[.E52]+[.C51]" office:value-type="float" office:value="42017">
            <text:p>42017</text:p>
          </table:table-cell>
          <table:table-cell table:style-name="ce3" office:value-type="float" office:value="27395">
            <text:p>27395</text:p>
          </table:table-cell>
          <table:table-cell table:style-name="ce3" office:value-type="float" office:value="1837">
            <text:p>1837</text:p>
          </table:table-cell>
          <table:table-cell table:style-name="ce5" table:formula="of:=[.D52]/[.D51]-1" office:value-type="percentage" office:value="0.0813531222862556">
            <text:p>8.14%</text:p>
          </table:table-cell>
          <table:table-cell table:style-name="ce5" table:formula="of:=[.E52]/[.E51]-1" office:value-type="percentage" office:value="0.208552631578947">
            <text:p>20.86%</text:p>
          </table:table-cell>
          <table:table-cell table:style-name="ce5" table:formula="of:=[.C52]/[.B52]" office:value-type="percentage" office:value="0.0535255226181225">
            <text:p>5.3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21</text:p>
          </table:table-cell>
          <table:table-cell table:style-name="ce3" table:formula="of:=[.D53]+[.B52]" office:value-type="float" office:value="810498">
            <text:p>810498</text:p>
          </table:table-cell>
          <table:table-cell table:style-name="ce3" table:formula="of:=[.E53]+[.C52]" office:value-type="float" office:value="44689">
            <text:p>44689</text:p>
          </table:table-cell>
          <table:table-cell table:style-name="ce3" office:value-type="float" office:value="25508">
            <text:p>25508</text:p>
          </table:table-cell>
          <table:table-cell table:style-name="ce3" office:value-type="float" office:value="2672">
            <text:p>2672</text:p>
          </table:table-cell>
          <table:table-cell table:style-name="ce5" table:formula="of:=[.D53]/[.D52]-1" office:value-type="percentage" office:value="-0.0688811826975726">
            <text:p>-6.89%</text:p>
          </table:table-cell>
          <table:table-cell table:style-name="ce5" table:formula="of:=[.E53]/[.E52]-1" office:value-type="percentage" office:value="0.454545454545455">
            <text:p>45.45%</text:p>
          </table:table-cell>
          <table:table-cell table:style-name="ce5" table:formula="of:=[.C53]/[.B53]" office:value-type="percentage" office:value="0.0551377054600998">
            <text:p>5.5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22</text:p>
          </table:table-cell>
          <table:table-cell table:style-name="ce3" table:formula="of:=[.D54]+[.B53]" office:value-type="float" office:value="839330">
            <text:p>839330</text:p>
          </table:table-cell>
          <table:table-cell table:style-name="ce3" table:formula="of:=[.E54]+[.C53]" office:value-type="float" office:value="47060">
            <text:p>47060</text:p>
          </table:table-cell>
          <table:table-cell table:style-name="ce3" office:value-type="float" office:value="28832">
            <text:p>28832</text:p>
          </table:table-cell>
          <table:table-cell table:style-name="ce3" office:value-type="float" office:value="2371">
            <text:p>2371</text:p>
          </table:table-cell>
          <table:table-cell table:style-name="ce5" table:formula="of:=[.D54]/[.D53]-1" office:value-type="percentage" office:value="0.130312058961894">
            <text:p>13.03%</text:p>
          </table:table-cell>
          <table:table-cell table:style-name="ce5" table:formula="of:=[.E54]/[.E53]-1" office:value-type="percentage" office:value="-0.112649700598802">
            <text:p>-11.26%</text:p>
          </table:table-cell>
          <table:table-cell table:style-name="ce5" table:formula="of:=[.C54]/[.B54]" office:value-type="percentage" office:value="0.0560685308519891">
            <text:p>5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23</text:p>
          </table:table-cell>
          <table:table-cell table:style-name="ce3" table:formula="of:=[.D55]+[.B54]" office:value-type="float" office:value="873103">
            <text:p>873103</text:p>
          </table:table-cell>
          <table:table-cell table:style-name="ce3" table:formula="of:=[.E55]+[.C54]" office:value-type="float" office:value="49229">
            <text:p>49229</text:p>
          </table:table-cell>
          <table:table-cell table:style-name="ce3" office:value-type="float" office:value="33773">
            <text:p>33773</text:p>
          </table:table-cell>
          <table:table-cell table:style-name="ce3" office:value-type="float" office:value="2169">
            <text:p>2169</text:p>
          </table:table-cell>
          <table:table-cell table:style-name="ce5" table:formula="of:=[.D55]/[.D54]-1" office:value-type="percentage" office:value="0.171372086570477">
            <text:p>17.14%</text:p>
          </table:table-cell>
          <table:table-cell table:style-name="ce5" table:formula="of:=[.E55]/[.E54]-1" office:value-type="percentage" office:value="-0.0851961197806833">
            <text:p>-8.52%</text:p>
          </table:table-cell>
          <table:table-cell table:style-name="ce5" table:formula="of:=[.C55]/[.B55]" office:value-type="percentage" office:value="0.0563839546995028">
            <text:p>5.6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24</text:p>
          </table:table-cell>
          <table:table-cell table:style-name="ce3" table:formula="of:=[.D56]+[.B55]" office:value-type="float" office:value="909841">
            <text:p>909841</text:p>
          </table:table-cell>
          <table:table-cell table:style-name="ce3" table:formula="of:=[.E56]+[.C55]" office:value-type="float" office:value="51361">
            <text:p>51361</text:p>
          </table:table-cell>
          <table:table-cell table:style-name="ce3" office:value-type="float" office:value="36738">
            <text:p>36738</text:p>
          </table:table-cell>
          <table:table-cell table:style-name="ce3" office:value-type="float" office:value="2132">
            <text:p>2132</text:p>
          </table:table-cell>
          <table:table-cell table:style-name="ce5" table:formula="of:=[.D56]/[.D55]-1" office:value-type="percentage" office:value="0.0877920232138099">
            <text:p>8.78%</text:p>
          </table:table-cell>
          <table:table-cell table:style-name="ce5" table:formula="of:=[.E56]/[.E55]-1" office:value-type="percentage" office:value="-0.0170585523282619">
            <text:p>-1.71%</text:p>
          </table:table-cell>
          <table:table-cell table:style-name="ce5" table:formula="of:=[.C56]/[.B56]" office:value-type="percentage" office:value="0.0564505226737419">
            <text:p>5.6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25</text:p>
          </table:table-cell>
          <table:table-cell table:style-name="ce3" table:formula="of:=[.D57]+[.B56]" office:value-type="float" office:value="944248">
            <text:p>944248</text:p>
          </table:table-cell>
          <table:table-cell table:style-name="ce3" table:formula="of:=[.E57]+[.C56]" office:value-type="float" office:value="53328">
            <text:p>53328</text:p>
          </table:table-cell>
          <table:table-cell table:style-name="ce3" office:value-type="float" office:value="34407">
            <text:p>34407</text:p>
          </table:table-cell>
          <table:table-cell table:style-name="ce3" office:value-type="float" office:value="1967">
            <text:p>1967</text:p>
          </table:table-cell>
          <table:table-cell table:style-name="ce5" table:formula="of:=[.D57]/[.D56]-1" office:value-type="percentage" office:value="-0.0634492895639392">
            <text:p>-6.34%</text:p>
          </table:table-cell>
          <table:table-cell table:style-name="ce5" table:formula="of:=[.E57]/[.E56]-1" office:value-type="percentage" office:value="-0.0773921200750469">
            <text:p>-7.74%</text:p>
          </table:table-cell>
          <table:table-cell table:style-name="ce5" table:formula="of:=[.C57]/[.B57]" office:value-type="percentage" office:value="0.0564766883276427">
            <text:p>5.6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26</text:p>
          </table:table-cell>
          <table:table-cell table:style-name="ce3" table:formula="of:=[.D58]+[.B57]" office:value-type="float" office:value="970983">
            <text:p>970983</text:p>
          </table:table-cell>
          <table:table-cell table:style-name="ce3" table:formula="of:=[.E58]+[.C57]" office:value-type="float" office:value="54581">
            <text:p>54581</text:p>
          </table:table-cell>
          <table:table-cell table:style-name="ce3" office:value-type="float" office:value="26735">
            <text:p>26735</text:p>
          </table:table-cell>
          <table:table-cell table:style-name="ce3" office:value-type="float" office:value="1253">
            <text:p>1253</text:p>
          </table:table-cell>
          <table:table-cell table:style-name="ce5" table:formula="of:=[.D58]/[.D57]-1" office:value-type="percentage" office:value="-0.22297788240765">
            <text:p>-22.30%</text:p>
          </table:table-cell>
          <table:table-cell table:style-name="ce5" table:formula="of:=[.E58]/[.E57]-1" office:value-type="percentage" office:value="-0.362989323843416">
            <text:p>-36.30%</text:p>
          </table:table-cell>
          <table:table-cell table:style-name="ce5" table:formula="of:=[.C58]/[.B58]" office:value-type="percentage" office:value="0.0562121067001173">
            <text:p>5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27</text:p>
          </table:table-cell>
          <table:table-cell table:style-name="ce3" table:formula="of:=[.D59]+[.B58]" office:value-type="float" office:value="994174">
            <text:p>994174</text:p>
          </table:table-cell>
          <table:table-cell table:style-name="ce3" table:formula="of:=[.E59]+[.C58]" office:value-type="float" office:value="56023">
            <text:p>56023</text:p>
          </table:table-cell>
          <table:table-cell table:style-name="ce3" office:value-type="float" office:value="23191">
            <text:p>23191</text:p>
          </table:table-cell>
          <table:table-cell table:style-name="ce3" office:value-type="float" office:value="1442">
            <text:p>1442</text:p>
          </table:table-cell>
          <table:table-cell table:style-name="ce5" table:formula="of:=[.D59]/[.D58]-1" office:value-type="percentage" office:value="-0.132560314194876">
            <text:p>-13.26%</text:p>
          </table:table-cell>
          <table:table-cell table:style-name="ce5" table:formula="of:=[.E59]/[.E58]-1" office:value-type="percentage" office:value="0.150837988826816">
            <text:p>15.08%</text:p>
          </table:table-cell>
          <table:table-cell table:style-name="ce5" table:formula="of:=[.C59]/[.B59]" office:value-type="percentage" office:value="0.0563513026894688">
            <text:p>5.6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28</text:p>
          </table:table-cell>
          <table:table-cell table:style-name="ce3" table:formula="of:=[.D60]+[.B59]" office:value-type="float" office:value="1018805">
            <text:p>1018805</text:p>
          </table:table-cell>
          <table:table-cell table:style-name="ce3" table:formula="of:=[.E60]+[.C59]" office:value-type="float" office:value="58417">
            <text:p>58417</text:p>
          </table:table-cell>
          <table:table-cell table:style-name="ce3" office:value-type="float" office:value="24631">
            <text:p>24631</text:p>
          </table:table-cell>
          <table:table-cell table:style-name="ce3" office:value-type="float" office:value="2394">
            <text:p>2394</text:p>
          </table:table-cell>
          <table:table-cell table:style-name="ce5" table:formula="of:=[.D60]/[.D59]-1" office:value-type="percentage" office:value="0.0620930533396575">
            <text:p>6.21%</text:p>
          </table:table-cell>
          <table:table-cell table:style-name="ce5" table:formula="of:=[.E60]/[.E59]-1" office:value-type="percentage" office:value="0.660194174757281">
            <text:p>66.02%</text:p>
          </table:table-cell>
          <table:table-cell table:style-name="ce5" table:formula="of:=[.C60]/[.B60]" office:value-type="percentage" office:value="0.0573387449021157">
            <text:p>5.7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29</text:p>
          </table:table-cell>
          <table:table-cell table:style-name="ce3" table:formula="of:=[.D61]+[.B60]" office:value-type="float" office:value="1045362">
            <text:p>1045362</text:p>
          </table:table-cell>
          <table:table-cell table:style-name="ce3" table:formula="of:=[.E61]+[.C60]" office:value-type="float" office:value="60931">
            <text:p>60931</text:p>
          </table:table-cell>
          <table:table-cell table:style-name="ce3" office:value-type="float" office:value="26557">
            <text:p>26557</text:p>
          </table:table-cell>
          <table:table-cell table:style-name="ce3" office:value-type="float" office:value="2514">
            <text:p>2514</text:p>
          </table:table-cell>
          <table:table-cell table:style-name="ce5" table:formula="of:=[.D61]/[.D60]-1" office:value-type="percentage" office:value="0.0781941455888922">
            <text:p>7.82%</text:p>
          </table:table-cell>
          <table:table-cell table:style-name="ce5" table:formula="of:=[.E61]/[.E60]-1" office:value-type="percentage" office:value="0.050125313283208">
            <text:p>5.01%</text:p>
          </table:table-cell>
          <table:table-cell table:style-name="ce5" table:formula="of:=[.C61]/[.B61]" office:value-type="percentage" office:value="0.058286985752304">
            <text:p>5.8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30</text:p>
          </table:table-cell>
          <table:table-cell table:style-name="ce3" table:formula="of:=[.D62]+[.B61]" office:value-type="float" office:value="1075701">
            <text:p>1075701</text:p>
          </table:table-cell>
          <table:table-cell table:style-name="ce3" table:formula="of:=[.E62]+[.C61]" office:value-type="float" office:value="63141">
            <text:p>63141</text:p>
          </table:table-cell>
          <table:table-cell table:style-name="ce3" office:value-type="float" office:value="30339">
            <text:p>30339</text:p>
          </table:table-cell>
          <table:table-cell table:style-name="ce3" office:value-type="float" office:value="2210">
            <text:p>2210</text:p>
          </table:table-cell>
          <table:table-cell table:style-name="ce5" table:formula="of:=[.D62]/[.D61]-1" office:value-type="percentage" office:value="0.142410663855104">
            <text:p>14.24%</text:p>
          </table:table-cell>
          <table:table-cell table:style-name="ce5" table:formula="of:=[.E62]/[.E61]-1" office:value-type="percentage" office:value="-0.120922832140016">
            <text:p>-12.09%</text:p>
          </table:table-cell>
          <table:table-cell table:style-name="ce5" table:formula="of:=[.C62]/[.B62]" office:value-type="percentage" office:value="0.0586975376986728">
            <text:p>5.8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01</text:p>
          </table:table-cell>
          <table:table-cell table:style-name="ce3" table:formula="of:=[.D63]+[.B62]" office:value-type="float" office:value="1109665">
            <text:p>1109665</text:p>
          </table:table-cell>
          <table:table-cell table:style-name="ce3" table:formula="of:=[.E63]+[.C62]" office:value-type="float" office:value="64903">
            <text:p>64903</text:p>
          </table:table-cell>
          <table:table-cell table:style-name="ce3" office:value-type="float" office:value="33964">
            <text:p>33964</text:p>
          </table:table-cell>
          <table:table-cell table:style-name="ce3" office:value-type="float" office:value="1762">
            <text:p>1762</text:p>
          </table:table-cell>
          <table:table-cell table:style-name="ce5" table:formula="of:=[.D63]/[.D62]-1" office:value-type="percentage" office:value="0.119483173473087">
            <text:p>11.95%</text:p>
          </table:table-cell>
          <table:table-cell table:style-name="ce5" table:formula="of:=[.E63]/[.E62]-1" office:value-type="percentage" office:value="-0.202714932126697">
            <text:p>-20.27%</text:p>
          </table:table-cell>
          <table:table-cell table:style-name="ce5" table:formula="of:=[.C63]/[.B63]" office:value-type="percentage" office:value="0.0584888232033992">
            <text:p>5.8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02</text:p>
          </table:table-cell>
          <table:table-cell table:style-name="ce3" table:formula="of:=[.D64]+[.B63]" office:value-type="float" office:value="1139139">
            <text:p>1139139</text:p>
          </table:table-cell>
          <table:table-cell table:style-name="ce3" table:formula="of:=[.E64]+[.C63]" office:value-type="float" office:value="66486">
            <text:p>66486</text:p>
          </table:table-cell>
          <table:table-cell table:style-name="ce3" office:value-type="float" office:value="29474">
            <text:p>29474</text:p>
          </table:table-cell>
          <table:table-cell table:style-name="ce3" office:value-type="float" office:value="1583">
            <text:p>1583</text:p>
          </table:table-cell>
          <table:table-cell table:style-name="ce5" table:formula="of:=[.D64]/[.D63]-1" office:value-type="percentage" office:value="-0.132198798728065">
            <text:p>-13.22%</text:p>
          </table:table-cell>
          <table:table-cell table:style-name="ce5" table:formula="of:=[.E64]/[.E63]-1" office:value-type="percentage" office:value="-0.101589103291714">
            <text:p>-10.16%</text:p>
          </table:table-cell>
          <table:table-cell table:style-name="ce5" table:formula="of:=[.C64]/[.B64]" office:value-type="percentage" office:value="0.058365133666743">
            <text:p>5.8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03</text:p>
          </table:table-cell>
          <table:table-cell table:style-name="ce3" table:formula="of:=[.D65]+[.B64]" office:value-type="float" office:value="1165279">
            <text:p>1165279</text:p>
          </table:table-cell>
          <table:table-cell table:style-name="ce3" table:formula="of:=[.E65]+[.C64]" office:value-type="float" office:value="67817">
            <text:p>67817</text:p>
          </table:table-cell>
          <table:table-cell table:style-name="ce3" office:value-type="float" office:value="26140">
            <text:p>26140</text:p>
          </table:table-cell>
          <table:table-cell table:style-name="ce3" office:value-type="float" office:value="1331">
            <text:p>1331</text:p>
          </table:table-cell>
          <table:table-cell table:style-name="ce5" table:formula="of:=[.D65]/[.D64]-1" office:value-type="percentage" office:value="-0.113116645178802">
            <text:p>-11.31%</text:p>
          </table:table-cell>
          <table:table-cell table:style-name="ce5" table:formula="of:=[.E65]/[.E64]-1" office:value-type="percentage" office:value="-0.159191408717625">
            <text:p>-15.92%</text:p>
          </table:table-cell>
          <table:table-cell table:style-name="ce5" table:formula="of:=[.C65]/[.B65]" office:value-type="percentage" office:value="0.0581980796015375">
            <text:p>5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04</text:p>
          </table:table-cell>
          <table:table-cell table:style-name="ce3" table:formula="of:=[.D66]+[.B65]" office:value-type="float" office:value="1187240">
            <text:p>1187240</text:p>
          </table:table-cell>
          <table:table-cell table:style-name="ce3" table:formula="of:=[.E66]+[.C65]" office:value-type="float" office:value="68906">
            <text:p>68906</text:p>
          </table:table-cell>
          <table:table-cell table:style-name="ce3" office:value-type="float" office:value="21961">
            <text:p>21961</text:p>
          </table:table-cell>
          <table:table-cell table:style-name="ce3" office:value-type="float" office:value="1089">
            <text:p>1089</text:p>
          </table:table-cell>
          <table:table-cell table:style-name="ce5" table:formula="of:=[.D66]/[.D65]-1" office:value-type="percentage" office:value="-0.159869931140015">
            <text:p>-15.99%</text:p>
          </table:table-cell>
          <table:table-cell table:style-name="ce5" table:formula="of:=[.E66]/[.E65]-1" office:value-type="percentage" office:value="-0.181818181818182">
            <text:p>-18.18%</text:p>
          </table:table-cell>
          <table:table-cell table:style-name="ce5" table:formula="of:=[.C66]/[.B66]" office:value-type="percentage" office:value="0.0580388127084667">
            <text:p>5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05</text:p>
          </table:table-cell>
          <table:table-cell table:style-name="ce3" table:formula="of:=[.D67]+[.B66]" office:value-type="float" office:value="1210945">
            <text:p>1210945</text:p>
          </table:table-cell>
          <table:table-cell table:style-name="ce3" table:formula="of:=[.E67]+[.C66]" office:value-type="float" office:value="71140">
            <text:p>71140</text:p>
          </table:table-cell>
          <table:table-cell table:style-name="ce3" office:value-type="float" office:value="23705">
            <text:p>23705</text:p>
          </table:table-cell>
          <table:table-cell table:style-name="ce3" office:value-type="float" office:value="2234">
            <text:p>2234</text:p>
          </table:table-cell>
          <table:table-cell table:style-name="ce5" table:formula="of:=[.D67]/[.D66]-1" office:value-type="percentage" office:value="0.0794135057602112">
            <text:p>7.94%</text:p>
          </table:table-cell>
          <table:table-cell table:style-name="ce5" table:formula="of:=[.E67]/[.E66]-1" office:value-type="percentage" office:value="1.0514233241506">
            <text:p>105.14%</text:p>
          </table:table-cell>
          <table:table-cell table:style-name="ce5" table:formula="of:=[.C67]/[.B67]" office:value-type="percentage" office:value="0.058747507112214">
            <text:p>5.8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06</text:p>
          </table:table-cell>
          <table:table-cell table:style-name="ce3" table:formula="of:=[.D68]+[.B67]" office:value-type="float" office:value="1235430">
            <text:p>1235430</text:p>
          </table:table-cell>
          <table:table-cell table:style-name="ce3" table:formula="of:=[.E68]+[.C67]" office:value-type="float" office:value="73848">
            <text:p>73848</text:p>
          </table:table-cell>
          <table:table-cell table:style-name="ce3" office:value-type="float" office:value="24485">
            <text:p>24485</text:p>
          </table:table-cell>
          <table:table-cell table:style-name="ce3" office:value-type="float" office:value="2708">
            <text:p>2708</text:p>
          </table:table-cell>
          <table:table-cell table:style-name="ce5" table:formula="of:=[.D68]/[.D67]-1" office:value-type="percentage" office:value="0.0329044505378613">
            <text:p>3.29%</text:p>
          </table:table-cell>
          <table:table-cell table:style-name="ce5" table:formula="of:=[.E68]/[.E67]-1" office:value-type="percentage" office:value="0.212175470008953">
            <text:p>21.22%</text:p>
          </table:table-cell>
          <table:table-cell table:style-name="ce5" table:formula="of:=[.C68]/[.B68]" office:value-type="percentage" office:value="0.059775139020422">
            <text:p>5.9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07</text:p>
          </table:table-cell>
          <table:table-cell table:style-name="ce3" table:formula="of:=[.D69]+[.B68]" office:value-type="float" office:value="1263903">
            <text:p>1263903</text:p>
          </table:table-cell>
          <table:table-cell table:style-name="ce3" table:formula="of:=[.E69]+[.C68]" office:value-type="float" office:value="75806">
            <text:p>75806</text:p>
          </table:table-cell>
          <table:table-cell table:style-name="ce3" office:value-type="float" office:value="28473">
            <text:p>28473</text:p>
          </table:table-cell>
          <table:table-cell table:style-name="ce3" office:value-type="float" office:value="1958">
            <text:p>1958</text:p>
          </table:table-cell>
          <table:table-cell table:style-name="ce5" table:formula="of:=[.D69]/[.D68]-1" office:value-type="percentage" office:value="0.162875229732489">
            <text:p>16.29%</text:p>
          </table:table-cell>
          <table:table-cell table:style-name="ce5" table:formula="of:=[.E69]/[.E68]-1" office:value-type="percentage" office:value="-0.276957163958641">
            <text:p>-27.70%</text:p>
          </table:table-cell>
          <table:table-cell table:style-name="ce5" table:formula="of:=[.C69]/[.B69]" office:value-type="percentage" office:value="0.0599777039851951">
            <text:p>6.0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08</text:p>
          </table:table-cell>
          <table:table-cell table:style-name="ce3" table:formula="of:=[.D70]+[.B69]" office:value-type="float" office:value="1291546">
            <text:p>1291546</text:p>
          </table:table-cell>
          <table:table-cell table:style-name="ce3" table:formula="of:=[.E70]+[.C69]" office:value-type="float" office:value="77381">
            <text:p>77381</text:p>
          </table:table-cell>
          <table:table-cell table:style-name="ce3" office:value-type="float" office:value="27643">
            <text:p>27643</text:p>
          </table:table-cell>
          <table:table-cell table:style-name="ce3" office:value-type="float" office:value="1575">
            <text:p>1575</text:p>
          </table:table-cell>
          <table:table-cell table:style-name="ce5" table:formula="of:=[.D70]/[.D69]-1" office:value-type="percentage" office:value="-0.0291504232079514">
            <text:p>-2.92%</text:p>
          </table:table-cell>
          <table:table-cell table:style-name="ce5" table:formula="of:=[.E70]/[.E69]-1" office:value-type="percentage" office:value="-0.195607763023493">
            <text:p>-19.56%</text:p>
          </table:table-cell>
          <table:table-cell table:style-name="ce5" table:formula="of:=[.C70]/[.B70]" office:value-type="percentage" office:value="0.0599134680452729">
            <text:p>5.9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09</text:p>
          </table:table-cell>
          <table:table-cell table:style-name="ce3" table:formula="of:=[.D71]+[.B70]" office:value-type="float" office:value="1316415">
            <text:p>1316415</text:p>
          </table:table-cell>
          <table:table-cell table:style-name="ce3" table:formula="of:=[.E71]+[.C70]" office:value-type="float" office:value="78835">
            <text:p>78835</text:p>
          </table:table-cell>
          <table:table-cell table:style-name="ce3" office:value-type="float" office:value="24869">
            <text:p>24869</text:p>
          </table:table-cell>
          <table:table-cell table:style-name="ce3" office:value-type="float" office:value="1454">
            <text:p>1454</text:p>
          </table:table-cell>
          <table:table-cell table:style-name="ce5" table:formula="of:=[.D71]/[.D70]-1" office:value-type="percentage" office:value="-0.100350902579315">
            <text:p>-10.04%</text:p>
          </table:table-cell>
          <table:table-cell table:style-name="ce5" table:formula="of:=[.E71]/[.E70]-1" office:value-type="percentage" office:value="-0.0768253968253968">
            <text:p>-7.68%</text:p>
          </table:table-cell>
          <table:table-cell table:style-name="ce5" table:formula="of:=[.C71]/[.B71]" office:value-type="percentage" office:value="0.0598861301337344">
            <text:p>5.9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10</text:p>
          </table:table-cell>
          <table:table-cell table:style-name="ce3" table:formula="of:=[.D72]+[.B71]" office:value-type="float" office:value="1336732">
            <text:p>1336732</text:p>
          </table:table-cell>
          <table:table-cell table:style-name="ce3" table:formula="of:=[.E72]+[.C71]" office:value-type="float" office:value="79767">
            <text:p>79767</text:p>
          </table:table-cell>
          <table:table-cell table:style-name="ce3" office:value-type="float" office:value="20317">
            <text:p>20317</text:p>
          </table:table-cell>
          <table:table-cell table:style-name="ce3" office:value-type="float" office:value="932">
            <text:p>932</text:p>
          </table:table-cell>
          <table:table-cell table:style-name="ce5" table:formula="of:=[.D72]/[.D71]-1" office:value-type="percentage" office:value="-0.183039125015079">
            <text:p>-18.30%</text:p>
          </table:table-cell>
          <table:table-cell table:style-name="ce5" table:formula="of:=[.E72]/[.E71]-1" office:value-type="percentage" office:value="-0.359009628610729">
            <text:p>-35.90%</text:p>
          </table:table-cell>
          <table:table-cell table:style-name="ce5" table:formula="of:=[.C72]/[.B72]" office:value-type="percentage" office:value="0.05967314315809">
            <text:p>5.9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11</text:p>
          </table:table-cell>
          <table:table-cell table:style-name="ce3" table:formula="of:=[.D73]+[.B72]" office:value-type="float" office:value="1354350">
            <text:p>1354350</text:p>
          </table:table-cell>
          <table:table-cell table:style-name="ce3" table:formula="of:=[.E73]+[.C72]" office:value-type="float" office:value="80749">
            <text:p>80749</text:p>
          </table:table-cell>
          <table:table-cell table:style-name="ce3" office:value-type="float" office:value="17618">
            <text:p>17618</text:p>
          </table:table-cell>
          <table:table-cell table:style-name="ce3" office:value-type="float" office:value="982">
            <text:p>982</text:p>
          </table:table-cell>
          <table:table-cell table:style-name="ce5" table:formula="of:=[.D73]/[.D72]-1" office:value-type="percentage" office:value="-0.1328444160063">
            <text:p>-13.28%</text:p>
          </table:table-cell>
          <table:table-cell table:style-name="ce5" table:formula="of:=[.E73]/[.E72]-1" office:value-type="percentage" office:value="0.053648068669528">
            <text:p>5.36%</text:p>
          </table:table-cell>
          <table:table-cell table:style-name="ce5" table:formula="of:=[.C73]/[.B73]" office:value-type="percentage" office:value="0.0596219588732602">
            <text:p>5.9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12</text:p>
          </table:table-cell>
          <table:table-cell table:style-name="ce3" table:formula="of:=[.D74]+[.B73]" office:value-type="float" office:value="1376649">
            <text:p>1376649</text:p>
          </table:table-cell>
          <table:table-cell table:style-name="ce3" table:formula="of:=[.E74]+[.C73]" office:value-type="float" office:value="82401">
            <text:p>82401</text:p>
          </table:table-cell>
          <table:table-cell table:style-name="ce3" office:value-type="float" office:value="22299">
            <text:p>22299</text:p>
          </table:table-cell>
          <table:table-cell table:style-name="ce3" office:value-type="float" office:value="1652">
            <text:p>1652</text:p>
          </table:table-cell>
          <table:table-cell table:style-name="ce5" table:formula="of:=[.D74]/[.D73]-1" office:value-type="percentage" office:value="0.265694176410489">
            <text:p>26.57%</text:p>
          </table:table-cell>
          <table:table-cell table:style-name="ce5" table:formula="of:=[.E74]/[.E73]-1" office:value-type="percentage" office:value="0.682281059063137">
            <text:p>68.23%</text:p>
          </table:table-cell>
          <table:table-cell table:style-name="ce5" table:formula="of:=[.C74]/[.B74]" office:value-type="percentage" office:value="0.0598562160725065">
            <text:p>5.9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13</text:p>
          </table:table-cell>
          <table:table-cell table:style-name="ce3" table:formula="of:=[.D75]+[.B74]" office:value-type="float" office:value="1397790">
            <text:p>1397790</text:p>
          </table:table-cell>
          <table:table-cell table:style-name="ce3" table:formula="of:=[.E75]+[.C74]" office:value-type="float" office:value="84169">
            <text:p>84169</text:p>
          </table:table-cell>
          <table:table-cell table:style-name="ce3" office:value-type="float" office:value="21141">
            <text:p>21141</text:p>
          </table:table-cell>
          <table:table-cell table:style-name="ce3" office:value-type="float" office:value="1768">
            <text:p>1768</text:p>
          </table:table-cell>
          <table:table-cell table:style-name="ce5" table:formula="of:=[.D75]/[.D74]-1" office:value-type="percentage" office:value="-0.0519305798466299">
            <text:p>-5.19%</text:p>
          </table:table-cell>
          <table:table-cell table:style-name="ce5" table:formula="of:=[.E75]/[.E74]-1" office:value-type="percentage" office:value="0.0702179176755449">
            <text:p>7.02%</text:p>
          </table:table-cell>
          <table:table-cell table:style-name="ce5" table:formula="of:=[.C75]/[.B75]" office:value-type="percentage" office:value="0.0602157691784889">
            <text:p>6.0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14</text:p>
          </table:table-cell>
          <table:table-cell table:style-name="ce3" table:formula="of:=[.D76]+[.B75]" office:value-type="float" office:value="1424751">
            <text:p>1424751</text:p>
          </table:table-cell>
          <table:table-cell table:style-name="ce3" table:formula="of:=[.E76]+[.C75]" office:value-type="float" office:value="85907">
            <text:p>85907</text:p>
          </table:table-cell>
          <table:table-cell table:style-name="ce3" office:value-type="float" office:value="26961">
            <text:p>26961</text:p>
          </table:table-cell>
          <table:table-cell table:style-name="ce3" office:value-type="float" office:value="1738">
            <text:p>1738</text:p>
          </table:table-cell>
          <table:table-cell table:style-name="ce5" table:formula="of:=[.D76]/[.D75]-1" office:value-type="percentage" office:value="0.275294451539662">
            <text:p>27.53%</text:p>
          </table:table-cell>
          <table:table-cell table:style-name="ce5" table:formula="of:=[.E76]/[.E75]-1" office:value-type="percentage" office:value="-0.0169683257918553">
            <text:p>-1.70%</text:p>
          </table:table-cell>
          <table:table-cell table:style-name="ce5" table:formula="of:=[.C76]/[.B76]" office:value-type="percentage" office:value="0.0602961499939288">
            <text:p>6.0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15</text:p>
          </table:table-cell>
          <table:table-cell table:style-name="ce3" table:formula="of:=[.D77]+[.B76]" office:value-type="float" office:value="1450974">
            <text:p>1450974</text:p>
          </table:table-cell>
          <table:table-cell table:style-name="ce3" table:formula="of:=[.E77]+[.C76]" office:value-type="float" office:value="87500">
            <text:p>87500</text:p>
          </table:table-cell>
          <table:table-cell table:style-name="ce3" office:value-type="float" office:value="26223">
            <text:p>26223</text:p>
          </table:table-cell>
          <table:table-cell table:style-name="ce3" office:value-type="float" office:value="1593">
            <text:p>1593</text:p>
          </table:table-cell>
          <table:table-cell table:style-name="ce5" table:formula="of:=[.D77]/[.D76]-1" office:value-type="percentage" office:value="-0.0273728719261155">
            <text:p>-2.74%</text:p>
          </table:table-cell>
          <table:table-cell table:style-name="ce5" table:formula="of:=[.E77]/[.E76]-1" office:value-type="percentage" office:value="-0.0834292289988493">
            <text:p>-8.34%</text:p>
          </table:table-cell>
          <table:table-cell table:style-name="ce5" table:formula="of:=[.C77]/[.B77]" office:value-type="percentage" office:value="0.0603043197190301">
            <text:p>6.0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16</text:p>
          </table:table-cell>
          <table:table-cell table:style-name="ce3" table:formula="of:=[.D78]+[.B77]" office:value-type="float" office:value="1474633">
            <text:p>1474633</text:p>
          </table:table-cell>
          <table:table-cell table:style-name="ce3" table:formula="of:=[.E78]+[.C77]" office:value-type="float" office:value="88725">
            <text:p>88725</text:p>
          </table:table-cell>
          <table:table-cell table:style-name="ce3" office:value-type="float" office:value="23659">
            <text:p>23659</text:p>
          </table:table-cell>
          <table:table-cell table:style-name="ce3" office:value-type="float" office:value="1225">
            <text:p>1225</text:p>
          </table:table-cell>
          <table:table-cell table:style-name="ce5" table:formula="of:=[.D78]/[.D77]-1" office:value-type="percentage" office:value="-0.0977767608587881">
            <text:p>-9.78%</text:p>
          </table:table-cell>
          <table:table-cell table:style-name="ce5" table:formula="of:=[.E78]/[.E77]-1" office:value-type="percentage" office:value="-0.231010671688638">
            <text:p>-23.10%</text:p>
          </table:table-cell>
          <table:table-cell table:style-name="ce5" table:formula="of:=[.C78]/[.B78]" office:value-type="percentage" office:value="0.0601675128659131">
            <text:p>6.0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17</text:p>
          </table:table-cell>
          <table:table-cell table:style-name="ce3" table:formula="of:=[.D79]+[.B78]" office:value-type="float" office:value="1493647">
            <text:p>1493647</text:p>
          </table:table-cell>
          <table:table-cell table:style-name="ce3" table:formula="of:=[.E79]+[.C78]" office:value-type="float" office:value="89569">
            <text:p>89569</text:p>
          </table:table-cell>
          <table:table-cell table:style-name="ce3" office:value-type="float" office:value="19014">
            <text:p>19014</text:p>
          </table:table-cell>
          <table:table-cell table:style-name="ce3" office:value-type="float" office:value="844">
            <text:p>844</text:p>
          </table:table-cell>
          <table:table-cell table:style-name="ce5" table:formula="of:=[.D79]/[.D78]-1" office:value-type="percentage" office:value="-0.196331205883596">
            <text:p>-19.63%</text:p>
          </table:table-cell>
          <table:table-cell table:style-name="ce5" table:formula="of:=[.E79]/[.E78]-1" office:value-type="percentage" office:value="-0.311020408163265">
            <text:p>-31.10%</text:p>
          </table:table-cell>
          <table:table-cell table:style-name="ce5" table:formula="of:=[.C79]/[.B79]" office:value-type="percentage" office:value="0.0599666453988124">
            <text:p>6.0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18</text:p>
          </table:table-cell>
          <table:table-cell table:style-name="ce3" table:formula="of:=[.D80]+[.B79]" office:value-type="float" office:value="1515467">
            <text:p>1515467</text:p>
          </table:table-cell>
          <table:table-cell table:style-name="ce3" table:formula="of:=[.E80]+[.C79]" office:value-type="float" office:value="90415">
            <text:p>90415</text:p>
          </table:table-cell>
          <table:table-cell table:style-name="ce3" office:value-type="float" office:value="21820">
            <text:p>21820</text:p>
          </table:table-cell>
          <table:table-cell table:style-name="ce3" office:value-type="float" office:value="846">
            <text:p>846</text:p>
          </table:table-cell>
          <table:table-cell table:style-name="ce5" table:formula="of:=[.D80]/[.D79]-1" office:value-type="percentage" office:value="0.147575470705796">
            <text:p>14.76%</text:p>
          </table:table-cell>
          <table:table-cell table:style-name="ce5" table:formula="of:=[.E80]/[.E79]-1" office:value-type="percentage" office:value="0.00236966824644558">
            <text:p>0.24%</text:p>
          </table:table-cell>
          <table:table-cell table:style-name="ce5" table:formula="of:=[.C80]/[.B80]" office:value-type="percentage" office:value="0.0596614772871993">
            <text:p>5.9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19</text:p>
          </table:table-cell>
          <table:table-cell table:style-name="ce3" table:formula="of:=[.D81]+[.B80]" office:value-type="float" office:value="1536436">
            <text:p>1536436</text:p>
          </table:table-cell>
          <table:table-cell table:style-name="ce3" table:formula="of:=[.E81]+[.C80]" office:value-type="float" office:value="91935">
            <text:p>91935</text:p>
          </table:table-cell>
          <table:table-cell table:style-name="ce3" office:value-type="float" office:value="20969">
            <text:p>20969</text:p>
          </table:table-cell>
          <table:table-cell table:style-name="ce3" office:value-type="float" office:value="1520">
            <text:p>1520</text:p>
          </table:table-cell>
          <table:table-cell table:style-name="ce5" table:formula="of:=[.D81]/[.D80]-1" office:value-type="percentage" office:value="-0.0390009165902842">
            <text:p>-3.90%</text:p>
          </table:table-cell>
          <table:table-cell table:style-name="ce5" table:formula="of:=[.E81]/[.E80]-1" office:value-type="percentage" office:value="0.796690307328605">
            <text:p>79.67%</text:p>
          </table:table-cell>
          <table:table-cell table:style-name="ce5" table:formula="of:=[.C81]/[.B81]" office:value-type="percentage" office:value="0.0598365307764202">
            <text:p>5.9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20</text:p>
          </table:table-cell>
          <table:table-cell table:style-name="ce3" table:formula="of:=[.D82]+[.B81]" office:value-type="float" office:value="1559500">
            <text:p>1559500</text:p>
          </table:table-cell>
          <table:table-cell table:style-name="ce3" table:formula="of:=[.E82]+[.C81]" office:value-type="float" office:value="93412">
            <text:p>93412</text:p>
          </table:table-cell>
          <table:table-cell table:style-name="ce3" office:value-type="float" office:value="23064">
            <text:p>23064</text:p>
          </table:table-cell>
          <table:table-cell table:style-name="ce3" office:value-type="float" office:value="1477">
            <text:p>1477</text:p>
          </table:table-cell>
          <table:table-cell table:style-name="ce5" table:formula="of:=[.D82]/[.D81]-1" office:value-type="percentage" office:value="0.0999093900519814">
            <text:p>9.99%</text:p>
          </table:table-cell>
          <table:table-cell table:style-name="ce5" table:formula="of:=[.E82]/[.E81]-1" office:value-type="percentage" office:value="-0.0282894736842105">
            <text:p>-2.83%</text:p>
          </table:table-cell>
          <table:table-cell table:style-name="ce5" table:formula="of:=[.C82]/[.B82]" office:value-type="percentage" office:value="0.0598986854761141">
            <text:p>5.9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21</text:p>
          </table:table-cell>
          <table:table-cell table:style-name="ce3" table:formula="of:=[.D83]+[.B82]" office:value-type="float" office:value="1585234">
            <text:p>1585234</text:p>
          </table:table-cell>
          <table:table-cell table:style-name="ce3" table:formula="of:=[.E83]+[.C82]" office:value-type="float" office:value="94723">
            <text:p>94723</text:p>
          </table:table-cell>
          <table:table-cell table:style-name="ce3" office:value-type="float" office:value="25734">
            <text:p>25734</text:p>
          </table:table-cell>
          <table:table-cell table:style-name="ce3" office:value-type="float" office:value="1311">
            <text:p>1311</text:p>
          </table:table-cell>
          <table:table-cell table:style-name="ce5" table:formula="of:=[.D83]/[.D82]-1" office:value-type="percentage" office:value="0.11576482830385">
            <text:p>11.58%</text:p>
          </table:table-cell>
          <table:table-cell table:style-name="ce5" table:formula="of:=[.E83]/[.E82]-1" office:value-type="percentage" office:value="-0.112389979688558">
            <text:p>-11.24%</text:p>
          </table:table-cell>
          <table:table-cell table:style-name="ce5" table:formula="of:=[.C83]/[.B83]" office:value-type="percentage" office:value="0.0597533234841039">
            <text:p>5.9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22</text:p>
          </table:table-cell>
          <table:table-cell table:style-name="ce3" table:formula="of:=[.D84]+[.B83]" office:value-type="float" office:value="1609027">
            <text:p>1609027</text:p>
          </table:table-cell>
          <table:table-cell table:style-name="ce3" table:formula="of:=[.E84]+[.C83]" office:value-type="float" office:value="96011">
            <text:p>96011</text:p>
          </table:table-cell>
          <table:table-cell table:style-name="ce3" office:value-type="float" office:value="23793">
            <text:p>23793</text:p>
          </table:table-cell>
          <table:table-cell table:style-name="ce3" office:value-type="float" office:value="1288">
            <text:p>1288</text:p>
          </table:table-cell>
          <table:table-cell table:style-name="ce5" table:formula="of:=[.D84]/[.D83]-1" office:value-type="percentage" office:value="-0.0754255071112148">
            <text:p>-7.54%</text:p>
          </table:table-cell>
          <table:table-cell table:style-name="ce5" table:formula="of:=[.E84]/[.E83]-1" office:value-type="percentage" office:value="-0.0175438596491229">
            <text:p>-1.75%</text:p>
          </table:table-cell>
          <table:table-cell table:style-name="ce5" table:formula="of:=[.C84]/[.B84]" office:value-type="percentage" office:value="0.0596702230602718">
            <text:p>5.9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23</text:p>
          </table:table-cell>
          <table:table-cell table:style-name="ce3" table:formula="of:=[.D85]+[.B84]" office:value-type="float" office:value="1631295">
            <text:p>1631295</text:p>
          </table:table-cell>
          <table:table-cell table:style-name="ce3" table:formula="of:=[.E85]+[.C84]" office:value-type="float" office:value="97061">
            <text:p>97061</text:p>
          </table:table-cell>
          <table:table-cell table:style-name="ce3" office:value-type="float" office:value="22268">
            <text:p>22268</text:p>
          </table:table-cell>
          <table:table-cell table:style-name="ce3" office:value-type="float" office:value="1050">
            <text:p>1050</text:p>
          </table:table-cell>
          <table:table-cell table:style-name="ce5" table:formula="of:=[.D85]/[.D84]-1" office:value-type="percentage" office:value="-0.0640944815702097">
            <text:p>-6.41%</text:p>
          </table:table-cell>
          <table:table-cell table:style-name="ce5" table:formula="of:=[.E85]/[.E84]-1" office:value-type="percentage" office:value="-0.184782608695652">
            <text:p>-18.48%</text:p>
          </table:table-cell>
          <table:table-cell table:style-name="ce5" table:formula="of:=[.C85]/[.B85]" office:value-type="percentage" office:value="0.0594993548070705">
            <text:p>5.9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24</text:p>
          </table:table-cell>
          <table:table-cell table:style-name="ce3" table:formula="of:=[.D86]+[.B85]" office:value-type="float" office:value="1651326">
            <text:p>1651326</text:p>
          </table:table-cell>
          <table:table-cell table:style-name="ce3" table:formula="of:=[.E86]+[.C85]" office:value-type="float" office:value="97681">
            <text:p>97681</text:p>
          </table:table-cell>
          <table:table-cell table:style-name="ce3" office:value-type="float" office:value="20031">
            <text:p>20031</text:p>
          </table:table-cell>
          <table:table-cell table:style-name="ce3" office:value-type="float" office:value="620">
            <text:p>620</text:p>
          </table:table-cell>
          <table:table-cell table:style-name="ce5" table:formula="of:=[.D86]/[.D85]-1" office:value-type="percentage" office:value="-0.100458056403808">
            <text:p>-10.05%</text:p>
          </table:table-cell>
          <table:table-cell table:style-name="ce5" table:formula="of:=[.E86]/[.E85]-1" office:value-type="percentage" office:value="-0.40952380952381">
            <text:p>-40.95%</text:p>
          </table:table-cell>
          <table:table-cell table:style-name="ce5" table:formula="of:=[.C86]/[.B86]" office:value-type="percentage" office:value="0.0591530685037358">
            <text:p>5.9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25</text:p>
          </table:table-cell>
          <table:table-cell table:style-name="ce3" table:formula="of:=[.D87]+[.B86]" office:value-type="float" office:value="1670426">
            <text:p>1670426</text:p>
          </table:table-cell>
          <table:table-cell table:style-name="ce3" table:formula="of:=[.E87]+[.C86]" office:value-type="float" office:value="98191">
            <text:p>98191</text:p>
          </table:table-cell>
          <table:table-cell table:style-name="ce3" office:value-type="float" office:value="19100">
            <text:p>19100</text:p>
          </table:table-cell>
          <table:table-cell table:style-name="ce3" office:value-type="float" office:value="510">
            <text:p>510</text:p>
          </table:table-cell>
          <table:table-cell table:style-name="ce5" table:formula="of:=[.D87]/[.D86]-1" office:value-type="percentage" office:value="-0.0464779591632969">
            <text:p>-4.65%</text:p>
          </table:table-cell>
          <table:table-cell table:style-name="ce5" table:formula="of:=[.E87]/[.E86]-1" office:value-type="percentage" office:value="-0.17741935483871">
            <text:p>-17.74%</text:p>
          </table:table-cell>
          <table:table-cell table:style-name="ce5" table:formula="of:=[.C87]/[.B87]" office:value-type="percentage" office:value="0.0587820112953223">
            <text:p>5.8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26</text:p>
          </table:table-cell>
          <table:table-cell table:style-name="ce3" table:formula="of:=[.D88]+[.B87]" office:value-type="float" office:value="1689315">
            <text:p>1689315</text:p>
          </table:table-cell>
          <table:table-cell table:style-name="ce3" table:formula="of:=[.E88]+[.C87]" office:value-type="float" office:value="98938">
            <text:p>98938</text:p>
          </table:table-cell>
          <table:table-cell table:style-name="ce3" office:value-type="float" office:value="18889">
            <text:p>18889</text:p>
          </table:table-cell>
          <table:table-cell table:style-name="ce3" office:value-type="float" office:value="747">
            <text:p>747</text:p>
          </table:table-cell>
          <table:table-cell table:style-name="ce5" table:formula="of:=[.D88]/[.D87]-1" office:value-type="percentage" office:value="-0.0110471204188481">
            <text:p>-1.10%</text:p>
          </table:table-cell>
          <table:table-cell table:style-name="ce5" table:formula="of:=[.E88]/[.E87]-1" office:value-type="percentage" office:value="0.464705882352941">
            <text:p>46.47%</text:p>
          </table:table-cell>
          <table:table-cell table:style-name="ce5" table:formula="of:=[.C88]/[.B88]" office:value-type="percentage" office:value="0.0585669339347605">
            <text:p>5.8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27</text:p>
          </table:table-cell>
          <table:table-cell table:style-name="ce3" table:formula="of:=[.D89]+[.B88]" office:value-type="float" office:value="1708054">
            <text:p>1708054</text:p>
          </table:table-cell>
          <table:table-cell table:style-name="ce3" table:formula="of:=[.E89]+[.C88]" office:value-type="float" office:value="100423">
            <text:p>100423</text:p>
          </table:table-cell>
          <table:table-cell table:style-name="ce3" office:value-type="float" office:value="18739">
            <text:p>18739</text:p>
          </table:table-cell>
          <table:table-cell table:style-name="ce3" office:value-type="float" office:value="1485">
            <text:p>1485</text:p>
          </table:table-cell>
          <table:table-cell table:style-name="ce5" table:formula="of:=[.D89]/[.D88]-1" office:value-type="percentage" office:value="-0.00794112975806027">
            <text:p>-0.79%</text:p>
          </table:table-cell>
          <table:table-cell table:style-name="ce5" table:formula="of:=[.E89]/[.E88]-1" office:value-type="percentage" office:value="0.987951807228916">
            <text:p>98.80%</text:p>
          </table:table-cell>
          <table:table-cell table:style-name="ce5" table:formula="of:=[.C89]/[.B89]" office:value-type="percentage" office:value="0.0587938086266593">
            <text:p>5.8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28</text:p>
          </table:table-cell>
          <table:table-cell table:style-name="ce3" table:formula="of:=[.D90]+[.B89]" office:value-type="float" office:value="1730523">
            <text:p>1730523</text:p>
          </table:table-cell>
          <table:table-cell table:style-name="ce3" table:formula="of:=[.E90]+[.C89]" office:value-type="float" office:value="101623">
            <text:p>101623</text:p>
          </table:table-cell>
          <table:table-cell table:style-name="ce3" office:value-type="float" office:value="22469">
            <text:p>22469</text:p>
          </table:table-cell>
          <table:table-cell table:style-name="ce3" office:value-type="float" office:value="1200">
            <text:p>1200</text:p>
          </table:table-cell>
          <table:table-cell table:style-name="ce5" table:formula="of:=[.D90]/[.D89]-1" office:value-type="percentage" office:value="0.199050109397513">
            <text:p>19.91%</text:p>
          </table:table-cell>
          <table:table-cell table:style-name="ce5" table:formula="of:=[.E90]/[.E89]-1" office:value-type="percentage" office:value="-0.191919191919192">
            <text:p>-19.19%</text:p>
          </table:table-cell>
          <table:table-cell table:style-name="ce5" table:formula="of:=[.C90]/[.B90]" office:value-type="percentage" office:value="0.0587238655597181">
            <text:p>5.8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29</text:p>
          </table:table-cell>
          <table:table-cell table:style-name="ce3" table:formula="of:=[.D91]+[.B90]" office:value-type="float" office:value="1755068">
            <text:p>1755068</text:p>
          </table:table-cell>
          <table:table-cell table:style-name="ce3" table:formula="of:=[.E91]+[.C90]" office:value-type="float" office:value="102813">
            <text:p>102813</text:p>
          </table:table-cell>
          <table:table-cell table:style-name="ce3" office:value-type="float" office:value="24545">
            <text:p>24545</text:p>
          </table:table-cell>
          <table:table-cell table:style-name="ce3" office:value-type="float" office:value="1190">
            <text:p>1190</text:p>
          </table:table-cell>
          <table:table-cell table:style-name="ce5" table:formula="of:=[.D91]/[.D90]-1" office:value-type="percentage" office:value="0.09239396501847">
            <text:p>9.24%</text:p>
          </table:table-cell>
          <table:table-cell table:style-name="ce5" table:formula="of:=[.E91]/[.E90]-1" office:value-type="percentage" office:value="-0.0083333333333333">
            <text:p>-0.83%</text:p>
          </table:table-cell>
          <table:table-cell table:style-name="ce5" table:formula="of:=[.C91]/[.B91]" office:value-type="percentage" office:value="0.0585806361918741">
            <text:p>5.8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30</text:p>
          </table:table-cell>
          <table:table-cell table:style-name="ce3" table:formula="of:=[.D92]+[.B91]" office:value-type="float" office:value="1778466">
            <text:p>1778466</text:p>
          </table:table-cell>
          <table:table-cell table:style-name="ce3" table:formula="of:=[.E92]+[.C91]" office:value-type="float" office:value="103776">
            <text:p>103776</text:p>
          </table:table-cell>
          <table:table-cell table:style-name="ce3" office:value-type="float" office:value="23398">
            <text:p>23398</text:p>
          </table:table-cell>
          <table:table-cell table:style-name="ce3" office:value-type="float" office:value="963">
            <text:p>963</text:p>
          </table:table-cell>
          <table:table-cell table:style-name="ce5" table:formula="of:=[.D92]/[.D91]-1" office:value-type="percentage" office:value="-0.0467304950091668">
            <text:p>-4.67%</text:p>
          </table:table-cell>
          <table:table-cell table:style-name="ce5" table:formula="of:=[.E92]/[.E91]-1" office:value-type="percentage" office:value="-0.190756302521008">
            <text:p>-19.08%</text:p>
          </table:table-cell>
          <table:table-cell table:style-name="ce5" table:formula="of:=[.C92]/[.B92]" office:value-type="percentage" office:value="0.0583514107101288">
            <text:p>5.8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31</text:p>
          </table:table-cell>
          <table:table-cell table:style-name="ce3" table:formula="of:=[.D93]+[.B92]" office:value-type="float" office:value="1799100">
            <text:p>1799100</text:p>
          </table:table-cell>
          <table:table-cell table:style-name="ce3" table:formula="of:=[.E93]+[.C92]" office:value-type="float" office:value="104380">
            <text:p>104380</text:p>
          </table:table-cell>
          <table:table-cell table:style-name="ce3" office:value-type="float" office:value="20634">
            <text:p>20634</text:p>
          </table:table-cell>
          <table:table-cell table:style-name="ce3" office:value-type="float" office:value="604">
            <text:p>604</text:p>
          </table:table-cell>
          <table:table-cell table:style-name="ce5" table:formula="of:=[.D93]/[.D92]-1" office:value-type="percentage" office:value="-0.118129754679887">
            <text:p>-11.81%</text:p>
          </table:table-cell>
          <table:table-cell table:style-name="ce5" table:formula="of:=[.E93]/[.E92]-1" office:value-type="percentage" office:value="-0.372793354101765">
            <text:p>-37.28%</text:p>
          </table:table-cell>
          <table:table-cell table:style-name="ce5" table:formula="of:=[.C93]/[.B93]" office:value-type="percentage" office:value="0.0580178978378078">
            <text:p>5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01</text:p>
          </table:table-cell>
          <table:table-cell table:style-name="ce3" table:formula="of:=[.D94]+[.B93]" office:value-type="float" office:value="1820994">
            <text:p>1820994</text:p>
          </table:table-cell>
          <table:table-cell table:style-name="ce3" table:formula="of:=[.E94]+[.C93]" office:value-type="float" office:value="105114">
            <text:p>105114</text:p>
          </table:table-cell>
          <table:table-cell table:style-name="ce3" office:value-type="float" office:value="21894">
            <text:p>21894</text:p>
          </table:table-cell>
          <table:table-cell table:style-name="ce3" office:value-type="float" office:value="734">
            <text:p>734</text:p>
          </table:table-cell>
          <table:table-cell table:style-name="ce5" table:formula="of:=[.D94]/[.D93]-1" office:value-type="percentage" office:value="0.0610642628671125">
            <text:p>6.11%</text:p>
          </table:table-cell>
          <table:table-cell table:style-name="ce5" table:formula="of:=[.E94]/[.E93]-1" office:value-type="percentage" office:value="0.21523178807947">
            <text:p>21.52%</text:p>
          </table:table-cell>
          <table:table-cell table:style-name="ce5" table:formula="of:=[.C94]/[.B94]" office:value-type="percentage" office:value="0.0577234191875426">
            <text:p>5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02</text:p>
          </table:table-cell>
          <table:table-cell table:style-name="ce3" table:formula="of:=[.D95]+[.B94]" office:value-type="float" office:value="1841779">
            <text:p>1841779</text:p>
          </table:table-cell>
          <table:table-cell table:style-name="ce3" table:formula="of:=[.E95]+[.C94]" office:value-type="float" office:value="106196">
            <text:p>106196</text:p>
          </table:table-cell>
          <table:table-cell table:style-name="ce3" office:value-type="float" office:value="20785">
            <text:p>20785</text:p>
          </table:table-cell>
          <table:table-cell table:style-name="ce3" office:value-type="float" office:value="1082">
            <text:p>1082</text:p>
          </table:table-cell>
          <table:table-cell table:style-name="ce5" table:formula="of:=[.D95]/[.D94]-1" office:value-type="percentage" office:value="-0.0506531469809081">
            <text:p>-5.07%</text:p>
          </table:table-cell>
          <table:table-cell table:style-name="ce5" table:formula="of:=[.E95]/[.E94]-1" office:value-type="percentage" office:value="0.474114441416894">
            <text:p>47.41%</text:p>
          </table:table-cell>
          <table:table-cell table:style-name="ce5" table:formula="of:=[.C95]/[.B95]" office:value-type="percentage" office:value="0.057659469458605">
            <text:p>5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03</text:p>
          </table:table-cell>
          <table:table-cell table:style-name="ce3" table:formula="of:=[.D96]+[.B95]" office:value-type="float" office:value="1861760">
            <text:p>1861760</text:p>
          </table:table-cell>
          <table:table-cell table:style-name="ce3" table:formula="of:=[.E96]+[.C95]" office:value-type="float" office:value="107185">
            <text:p>107185</text:p>
          </table:table-cell>
          <table:table-cell table:style-name="ce3" office:value-type="float" office:value="19981">
            <text:p>19981</text:p>
          </table:table-cell>
          <table:table-cell table:style-name="ce3" office:value-type="float" office:value="989">
            <text:p>989</text:p>
          </table:table-cell>
          <table:table-cell table:style-name="ce5" table:formula="of:=[.D96]/[.D95]-1" office:value-type="percentage" office:value="-0.0386817416406062">
            <text:p>-3.87%</text:p>
          </table:table-cell>
          <table:table-cell table:style-name="ce5" table:formula="of:=[.E96]/[.E95]-1" office:value-type="percentage" office:value="-0.0859519408502772">
            <text:p>-8.60%</text:p>
          </table:table-cell>
          <table:table-cell table:style-name="ce5" table:formula="of:=[.C96]/[.B96]" office:value-type="percentage" office:value="0.0575718674802338">
            <text:p>5.7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04</text:p>
          </table:table-cell>
          <table:table-cell table:style-name="ce3" table:formula="of:=[.D97]+[.B96]" office:value-type="float" office:value="1883373">
            <text:p>1883373</text:p>
          </table:table-cell>
          <table:table-cell table:style-name="ce3" table:formula="of:=[.E97]+[.C96]" office:value-type="float" office:value="108193">
            <text:p>108193</text:p>
          </table:table-cell>
          <table:table-cell table:style-name="ce3" office:value-type="float" office:value="21613">
            <text:p>21613</text:p>
          </table:table-cell>
          <table:table-cell table:style-name="ce3" office:value-type="float" office:value="1008">
            <text:p>1008</text:p>
          </table:table-cell>
          <table:table-cell table:style-name="ce5" table:formula="of:=[.D97]/[.D96]-1" office:value-type="percentage" office:value="0.0816775937140284">
            <text:p>8.17%</text:p>
          </table:table-cell>
          <table:table-cell table:style-name="ce5" table:formula="of:=[.E97]/[.E96]-1" office:value-type="percentage" office:value="0.019211324570273">
            <text:p>1.92%</text:p>
          </table:table-cell>
          <table:table-cell table:style-name="ce5" table:formula="of:=[.C97]/[.B97]" office:value-type="percentage" office:value="0.057446400686428">
            <text:p>5.7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05</text:p>
          </table:table-cell>
          <table:table-cell table:style-name="ce3" table:formula="of:=[.D98]+[.B97]" office:value-type="float" office:value="1912067">
            <text:p>1912067</text:p>
          </table:table-cell>
          <table:table-cell table:style-name="ce3" table:formula="of:=[.E98]+[.C97]" office:value-type="float" office:value="109305">
            <text:p>109305</text:p>
          </table:table-cell>
          <table:table-cell table:style-name="ce3" office:value-type="float" office:value="28694">
            <text:p>28694</text:p>
          </table:table-cell>
          <table:table-cell table:style-name="ce3" office:value-type="float" office:value="1112">
            <text:p>1112</text:p>
          </table:table-cell>
          <table:table-cell table:style-name="ce5" table:formula="of:=[.D98]/[.D97]-1" office:value-type="percentage" office:value="0.327626891222875">
            <text:p>32.76%</text:p>
          </table:table-cell>
          <table:table-cell table:style-name="ce5" table:formula="of:=[.E98]/[.E97]-1" office:value-type="percentage" office:value="0.103174603174603">
            <text:p>10.32%</text:p>
          </table:table-cell>
          <table:table-cell table:style-name="ce5" table:formula="of:=[.C98]/[.B98]" office:value-type="percentage" office:value="0.0571658838314766">
            <text:p>5.7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06</text:p>
          </table:table-cell>
          <table:table-cell table:style-name="ce3" table:formula="of:=[.D99]+[.B98]" office:value-type="float" office:value="1934587">
            <text:p>1934587</text:p>
          </table:table-cell>
          <table:table-cell table:style-name="ce3" table:formula="of:=[.E99]+[.C98]" office:value-type="float" office:value="110033">
            <text:p>110033</text:p>
          </table:table-cell>
          <table:table-cell table:style-name="ce3" office:value-type="float" office:value="22520">
            <text:p>22520</text:p>
          </table:table-cell>
          <table:table-cell table:style-name="ce3" office:value-type="float" office:value="728">
            <text:p>728</text:p>
          </table:table-cell>
          <table:table-cell table:style-name="ce5" table:formula="of:=[.D99]/[.D98]-1" office:value-type="percentage" office:value="-0.215166933853767">
            <text:p>-21.52%</text:p>
          </table:table-cell>
          <table:table-cell table:style-name="ce5" table:formula="of:=[.E99]/[.E98]-1" office:value-type="percentage" office:value="-0.345323741007194">
            <text:p>-34.53%</text:p>
          </table:table-cell>
          <table:table-cell table:style-name="ce5" table:formula="of:=[.C99]/[.B99]" office:value-type="percentage" office:value="0.056876739066271">
            <text:p>5.6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07</text:p>
          </table:table-cell>
          <table:table-cell table:style-name="ce3" table:formula="of:=[.D100]+[.B99]" office:value-type="float" office:value="1953203">
            <text:p>1953203</text:p>
          </table:table-cell>
          <table:table-cell table:style-name="ce3" table:formula="of:=[.E100]+[.C99]" office:value-type="float" office:value="110423">
            <text:p>110423</text:p>
          </table:table-cell>
          <table:table-cell table:style-name="ce3" office:value-type="float" office:value="18616">
            <text:p>18616</text:p>
          </table:table-cell>
          <table:table-cell table:style-name="ce3" office:value-type="float" office:value="390">
            <text:p>390</text:p>
          </table:table-cell>
          <table:table-cell table:style-name="ce5" table:formula="of:=[.D100]/[.D99]-1" office:value-type="percentage" office:value="-0.17335701598579">
            <text:p>-17.34%</text:p>
          </table:table-cell>
          <table:table-cell table:style-name="ce5" table:formula="of:=[.E100]/[.E99]-1" office:value-type="percentage" office:value="-0.464285714285714">
            <text:p>-46.43%</text:p>
          </table:table-cell>
          <table:table-cell table:style-name="ce5" table:formula="of:=[.C100]/[.B100]" office:value-type="percentage" office:value="0.0565343182454666">
            <text:p>5.6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08</text:p>
          </table:table-cell>
          <table:table-cell table:style-name="ce3" table:formula="of:=[.D101]+[.B100]" office:value-type="float" office:value="1971402">
            <text:p>1971402</text:p>
          </table:table-cell>
          <table:table-cell table:style-name="ce3" table:formula="of:=[.E101]+[.C100]" office:value-type="float" office:value="111145">
            <text:p>111145</text:p>
          </table:table-cell>
          <table:table-cell table:style-name="ce3" office:value-type="float" office:value="18199">
            <text:p>18199</text:p>
          </table:table-cell>
          <table:table-cell table:style-name="ce3" office:value-type="float" office:value="722">
            <text:p>722</text:p>
          </table:table-cell>
          <table:table-cell table:style-name="ce5" table:formula="of:=[.D101]/[.D100]-1" office:value-type="percentage" office:value="-0.022400085947572">
            <text:p>-2.24%</text:p>
          </table:table-cell>
          <table:table-cell table:style-name="ce5" table:formula="of:=[.E101]/[.E100]-1" office:value-type="percentage" office:value="0.851282051282051">
            <text:p>85.13%</text:p>
          </table:table-cell>
          <table:table-cell table:style-name="ce5" table:formula="of:=[.C101]/[.B101]" office:value-type="percentage" office:value="0.0563786584369905">
            <text:p>5.6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09</text:p>
          </table:table-cell>
          <table:table-cell table:style-name="ce3" table:formula="of:=[.D102]+[.B101]" office:value-type="float" office:value="1990202">
            <text:p>1990202</text:p>
          </table:table-cell>
          <table:table-cell table:style-name="ce3" table:formula="of:=[.E102]+[.C101]" office:value-type="float" office:value="112175">
            <text:p>112175</text:p>
          </table:table-cell>
          <table:table-cell table:style-name="ce3" office:value-type="float" office:value="18800">
            <text:p>18800</text:p>
          </table:table-cell>
          <table:table-cell table:style-name="ce3" office:value-type="float" office:value="1030">
            <text:p>1030</text:p>
          </table:table-cell>
          <table:table-cell table:style-name="ce5" table:formula="of:=[.D102]/[.D101]-1" office:value-type="percentage" office:value="0.0330237925160723">
            <text:p>3.30%</text:p>
          </table:table-cell>
          <table:table-cell table:style-name="ce5" table:formula="of:=[.E102]/[.E101]-1" office:value-type="percentage" office:value="0.426592797783933">
            <text:p>42.66%</text:p>
          </table:table-cell>
          <table:table-cell table:style-name="ce5" table:formula="of:=[.C102]/[.B102]" office:value-type="percentage" office:value="0.0563636254008387">
            <text:p>5.6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10</text:p>
          </table:table-cell>
          <table:table-cell table:style-name="ce3" table:formula="of:=[.D103]+[.B102]" office:value-type="float" office:value="2013361">
            <text:p>2013361</text:p>
          </table:table-cell>
          <table:table-cell table:style-name="ce3" table:formula="of:=[.E103]+[.C102]" office:value-type="float" office:value="113104">
            <text:p>113104</text:p>
          </table:table-cell>
          <table:table-cell table:style-name="ce3" office:value-type="float" office:value="23159">
            <text:p>23159</text:p>
          </table:table-cell>
          <table:table-cell table:style-name="ce3" office:value-type="float" office:value="929">
            <text:p>929</text:p>
          </table:table-cell>
          <table:table-cell table:style-name="ce5" table:formula="of:=[.D103]/[.D102]-1" office:value-type="percentage" office:value="0.23186170212766">
            <text:p>23.19%</text:p>
          </table:table-cell>
          <table:table-cell table:style-name="ce5" table:formula="of:=[.E103]/[.E102]-1" office:value-type="percentage" office:value="-0.0980582524271845">
            <text:p>-9.81%</text:p>
          </table:table-cell>
          <table:table-cell table:style-name="ce5" table:formula="of:=[.C103]/[.B103]" office:value-type="percentage" office:value="0.0561767114789648">
            <text:p>5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11</text:p>
          </table:table-cell>
          <table:table-cell table:style-name="ce3" table:formula="of:=[.D104]+[.B103]" office:value-type="float" office:value="2036561">
            <text:p>2036561</text:p>
          </table:table-cell>
          <table:table-cell table:style-name="ce3" table:formula="of:=[.E104]+[.C103]" office:value-type="float" office:value="113981">
            <text:p>113981</text:p>
          </table:table-cell>
          <table:table-cell table:style-name="ce3" office:value-type="float" office:value="23200">
            <text:p>23200</text:p>
          </table:table-cell>
          <table:table-cell table:style-name="ce3" office:value-type="float" office:value="877">
            <text:p>877</text:p>
          </table:table-cell>
          <table:table-cell table:style-name="ce5" table:formula="of:=[.D104]/[.D103]-1" office:value-type="percentage" office:value="0.00177037005052028">
            <text:p>0.18%</text:p>
          </table:table-cell>
          <table:table-cell table:style-name="ce5" table:formula="of:=[.E104]/[.E103]-1" office:value-type="percentage" office:value="-0.0559741657696448">
            <text:p>-5.60%</text:p>
          </table:table-cell>
          <table:table-cell table:style-name="ce5" table:formula="of:=[.C104]/[.B104]" office:value-type="percentage" office:value="0.0559673881607278">
            <text:p>5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12</text:p>
          </table:table-cell>
          <table:table-cell table:style-name="ce3" table:formula="of:=[.D105]+[.B104]" office:value-type="float" office:value="2062057">
            <text:p>2062057</text:p>
          </table:table-cell>
          <table:table-cell table:style-name="ce3" table:formula="of:=[.E105]+[.C104]" office:value-type="float" office:value="114760">
            <text:p>114760</text:p>
          </table:table-cell>
          <table:table-cell table:style-name="ce3" office:value-type="float" office:value="25496">
            <text:p>25496</text:p>
          </table:table-cell>
          <table:table-cell table:style-name="ce3" office:value-type="float" office:value="779">
            <text:p>779</text:p>
          </table:table-cell>
          <table:table-cell table:style-name="ce5" table:formula="of:=[.D105]/[.D104]-1" office:value-type="percentage" office:value="0.0989655172413793">
            <text:p>9.90%</text:p>
          </table:table-cell>
          <table:table-cell table:style-name="ce5" table:formula="of:=[.E105]/[.E104]-1" office:value-type="percentage" office:value="-0.111744583808438">
            <text:p>-11.17%</text:p>
          </table:table-cell>
          <table:table-cell table:style-name="ce5" table:formula="of:=[.C105]/[.B105]" office:value-type="percentage" office:value="0.0556531657466307">
            <text:p>5.5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13</text:p>
          </table:table-cell>
          <table:table-cell table:style-name="ce3" table:formula="of:=[.D106]+[.B105]" office:value-type="float" office:value="2087392">
            <text:p>2087392</text:p>
          </table:table-cell>
          <table:table-cell table:style-name="ce3" table:formula="of:=[.E106]+[.C105]" office:value-type="float" office:value="115452">
            <text:p>115452</text:p>
          </table:table-cell>
          <table:table-cell table:style-name="ce3" office:value-type="float" office:value="25335">
            <text:p>25335</text:p>
          </table:table-cell>
          <table:table-cell table:style-name="ce3" office:value-type="float" office:value="692">
            <text:p>692</text:p>
          </table:table-cell>
          <table:table-cell table:style-name="ce5" table:formula="of:=[.D106]/[.D105]-1" office:value-type="percentage" office:value="-0.00631471603388767">
            <text:p>-0.63%</text:p>
          </table:table-cell>
          <table:table-cell table:style-name="ce5" table:formula="of:=[.E106]/[.E105]-1" office:value-type="percentage" office:value="-0.111681643132221">
            <text:p>-11.17%</text:p>
          </table:table-cell>
          <table:table-cell table:style-name="ce5" table:formula="of:=[.C106]/[.B106]" office:value-type="percentage" office:value="0.0553092088117613">
            <text:p>5.5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14</text:p>
          </table:table-cell>
          <table:table-cell table:style-name="ce3" table:formula="of:=[.D107]+[.B106]" office:value-type="float" office:value="2106521">
            <text:p>2106521</text:p>
          </table:table-cell>
          <table:table-cell table:style-name="ce3" table:formula="of:=[.E107]+[.C106]" office:value-type="float" office:value="115769">
            <text:p>115769</text:p>
          </table:table-cell>
          <table:table-cell table:style-name="ce3" office:value-type="float" office:value="19129">
            <text:p>19129</text:p>
          </table:table-cell>
          <table:table-cell table:style-name="ce3" office:value-type="float" office:value="317">
            <text:p>317</text:p>
          </table:table-cell>
          <table:table-cell table:style-name="ce5" table:formula="of:=[.D107]/[.D106]-1" office:value-type="percentage" office:value="-0.244957568581014">
            <text:p>-24.50%</text:p>
          </table:table-cell>
          <table:table-cell table:style-name="ce5" table:formula="of:=[.E107]/[.E106]-1" office:value-type="percentage" office:value="-0.541907514450867">
            <text:p>-54.19%</text:p>
          </table:table-cell>
          <table:table-cell table:style-name="ce5" table:formula="of:=[.C107]/[.B107]" office:value-type="percentage" office:value="0.0549574393039519">
            <text:p>5.5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15</text:p>
          </table:table-cell>
          <table:table-cell table:style-name="ce3" table:formula="of:=[.D108]+[.B107]" office:value-type="float" office:value="2126636">
            <text:p>2126636</text:p>
          </table:table-cell>
          <table:table-cell table:style-name="ce3" table:formula="of:=[.E108]+[.C107]" office:value-type="float" office:value="116217">
            <text:p>116217</text:p>
          </table:table-cell>
          <table:table-cell table:style-name="ce3" office:value-type="float" office:value="20115">
            <text:p>20115</text:p>
          </table:table-cell>
          <table:table-cell table:style-name="ce3" office:value-type="float" office:value="448">
            <text:p>448</text:p>
          </table:table-cell>
          <table:table-cell table:style-name="ce5" table:formula="of:=[.D108]/[.D107]-1" office:value-type="percentage" office:value="0.0515447749490303">
            <text:p>5.15%</text:p>
          </table:table-cell>
          <table:table-cell table:style-name="ce5" table:formula="of:=[.E108]/[.E107]-1" office:value-type="percentage" office:value="0.413249211356467">
            <text:p>41.32%</text:p>
          </table:table-cell>
          <table:table-cell table:style-name="ce5" table:formula="of:=[.C108]/[.B108]" office:value-type="percentage" office:value="0.054648280194636">
            <text:p>5.4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16</text:p>
          </table:table-cell>
          <table:table-cell table:style-name="ce3" table:formula="of:=[.D109]+[.B108]" office:value-type="float" office:value="2151517">
            <text:p>2151517</text:p>
          </table:table-cell>
          <table:table-cell table:style-name="ce3" table:formula="of:=[.E109]+[.C108]" office:value-type="float" office:value="116986">
            <text:p>116986</text:p>
          </table:table-cell>
          <table:table-cell table:style-name="ce3" office:value-type="float" office:value="24881">
            <text:p>24881</text:p>
          </table:table-cell>
          <table:table-cell table:style-name="ce3" office:value-type="float" office:value="769">
            <text:p>769</text:p>
          </table:table-cell>
          <table:table-cell table:style-name="ce5" table:formula="of:=[.D109]/[.D108]-1" office:value-type="percentage" office:value="0.236937608749689">
            <text:p>23.69%</text:p>
          </table:table-cell>
          <table:table-cell table:style-name="ce5" table:formula="of:=[.E109]/[.E108]-1" office:value-type="percentage" office:value="0.716517857142857">
            <text:p>71.65%</text:p>
          </table:table-cell>
          <table:table-cell table:style-name="ce5" table:formula="of:=[.C109]/[.B109]" office:value-type="percentage" office:value="0.0543737279324309">
            <text:p>5.4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17</text:p>
          </table:table-cell>
          <table:table-cell table:style-name="ce3" table:formula="of:=[.D110]+[.B109]" office:value-type="float" office:value="2177169">
            <text:p>2177169</text:p>
          </table:table-cell>
          <table:table-cell table:style-name="ce3" table:formula="of:=[.E110]+[.C109]" office:value-type="float" office:value="117747">
            <text:p>117747</text:p>
          </table:table-cell>
          <table:table-cell table:style-name="ce3" office:value-type="float" office:value="25652">
            <text:p>25652</text:p>
          </table:table-cell>
          <table:table-cell table:style-name="ce3" office:value-type="float" office:value="761">
            <text:p>761</text:p>
          </table:table-cell>
          <table:table-cell table:style-name="ce5" table:formula="of:=[.D110]/[.D109]-1" office:value-type="percentage" office:value="0.0309875005023914">
            <text:p>3.10%</text:p>
          </table:table-cell>
          <table:table-cell table:style-name="ce5" table:formula="of:=[.E110]/[.E109]-1" office:value-type="percentage" office:value="-0.0104031209362809">
            <text:p>-1.04%</text:p>
          </table:table-cell>
          <table:table-cell table:style-name="ce5" table:formula="of:=[.C110]/[.B110]" office:value-type="percentage" office:value="0.0540826182992685">
            <text:p>5.4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18</text:p>
          </table:table-cell>
          <table:table-cell table:style-name="ce3" table:formula="of:=[.D111]+[.B110]" office:value-type="float" office:value="2205220">
            <text:p>2205220</text:p>
          </table:table-cell>
          <table:table-cell table:style-name="ce3" table:formula="of:=[.E111]+[.C110]" office:value-type="float" office:value="118474">
            <text:p>118474</text:p>
          </table:table-cell>
          <table:table-cell table:style-name="ce3" office:value-type="float" office:value="28051">
            <text:p>28051</text:p>
          </table:table-cell>
          <table:table-cell table:style-name="ce3" office:value-type="float" office:value="727">
            <text:p>727</text:p>
          </table:table-cell>
          <table:table-cell table:style-name="ce5" table:formula="of:=[.D111]/[.D110]-1" office:value-type="percentage" office:value="0.093520973023546">
            <text:p>9.35%</text:p>
          </table:table-cell>
          <table:table-cell table:style-name="ce5" table:formula="of:=[.E111]/[.E110]-1" office:value-type="percentage" office:value="-0.0446780551905388">
            <text:p>-4.47%</text:p>
          </table:table-cell>
          <table:table-cell table:style-name="ce5" table:formula="of:=[.C111]/[.B111]" office:value-type="percentage" office:value="0.0537243449633143">
            <text:p>5.3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19</text:p>
          </table:table-cell>
          <table:table-cell table:style-name="ce3" table:formula="of:=[.D112]+[.B111]" office:value-type="float" office:value="2236060">
            <text:p>2236060</text:p>
          </table:table-cell>
          <table:table-cell table:style-name="ce3" table:formula="of:=[.E112]+[.C111]" office:value-type="float" office:value="119172">
            <text:p>119172</text:p>
          </table:table-cell>
          <table:table-cell table:style-name="ce3" office:value-type="float" office:value="30840">
            <text:p>30840</text:p>
          </table:table-cell>
          <table:table-cell table:style-name="ce3" office:value-type="float" office:value="698">
            <text:p>698</text:p>
          </table:table-cell>
          <table:table-cell table:style-name="ce5" table:formula="of:=[.D112]/[.D111]-1" office:value-type="percentage" office:value="0.0994260454172757">
            <text:p>9.94%</text:p>
          </table:table-cell>
          <table:table-cell table:style-name="ce5" table:formula="of:=[.E112]/[.E111]-1" office:value-type="percentage" office:value="-0.0398899587345255">
            <text:p>-3.99%</text:p>
          </table:table-cell>
          <table:table-cell table:style-name="ce5" table:formula="of:=[.C112]/[.B112]" office:value-type="percentage" office:value="0.0532955287425203">
            <text:p>5.3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20</text:p>
          </table:table-cell>
          <table:table-cell table:style-name="ce3" table:formula="of:=[.D113]+[.B112]" office:value-type="float" office:value="2268084">
            <text:p>2268084</text:p>
          </table:table-cell>
          <table:table-cell table:style-name="ce3" table:formula="of:=[.E113]+[.C112]" office:value-type="float" office:value="119718">
            <text:p>119718</text:p>
          </table:table-cell>
          <table:table-cell table:style-name="ce3" office:value-type="float" office:value="32024">
            <text:p>32024</text:p>
          </table:table-cell>
          <table:table-cell table:style-name="ce3" office:value-type="float" office:value="546">
            <text:p>546</text:p>
          </table:table-cell>
          <table:table-cell table:style-name="ce5" table:formula="of:=[.D113]/[.D112]-1" office:value-type="percentage" office:value="0.0383916990920883">
            <text:p>3.84%</text:p>
          </table:table-cell>
          <table:table-cell table:style-name="ce5" table:formula="of:=[.E113]/[.E112]-1" office:value-type="percentage" office:value="-0.217765042979943">
            <text:p>-21.78%</text:p>
          </table:table-cell>
          <table:table-cell table:style-name="ce5" table:formula="of:=[.C113]/[.B113]" office:value-type="percentage" office:value="0.052783759331665">
            <text:p>5.2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21</text:p>
          </table:table-cell>
          <table:table-cell table:style-name="ce3" table:formula="of:=[.D114]+[.B113]" office:value-type="float" office:value="2294478">
            <text:p>2294478</text:p>
          </table:table-cell>
          <table:table-cell table:style-name="ce3" table:formula="of:=[.E114]+[.C113]" office:value-type="float" office:value="119975">
            <text:p>119975</text:p>
          </table:table-cell>
          <table:table-cell table:style-name="ce3" office:value-type="float" office:value="26394">
            <text:p>26394</text:p>
          </table:table-cell>
          <table:table-cell table:style-name="ce3" office:value-type="float" office:value="257">
            <text:p>257</text:p>
          </table:table-cell>
          <table:table-cell table:style-name="ce5" table:formula="of:=[.D114]/[.D113]-1" office:value-type="percentage" office:value="-0.175805645765676">
            <text:p>-17.58%</text:p>
          </table:table-cell>
          <table:table-cell table:style-name="ce5" table:formula="of:=[.E114]/[.E113]-1" office:value-type="percentage" office:value="-0.529304029304029">
            <text:p>-52.93%</text:p>
          </table:table-cell>
          <table:table-cell table:style-name="ce5" table:formula="of:=[.C114]/[.B114]" office:value-type="percentage" office:value="0.0522885815422942">
            <text:p>5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22</text:p>
          </table:table-cell>
          <table:table-cell table:style-name="ce3" table:formula="of:=[.D115]+[.B114]" office:value-type="float" office:value="2324919">
            <text:p>2324919</text:p>
          </table:table-cell>
          <table:table-cell table:style-name="ce3" table:formula="of:=[.E115]+[.C114]" office:value-type="float" office:value="120335">
            <text:p>120335</text:p>
          </table:table-cell>
          <table:table-cell table:style-name="ce3" office:value-type="float" office:value="30441">
            <text:p>30441</text:p>
          </table:table-cell>
          <table:table-cell table:style-name="ce3" office:value-type="float" office:value="360">
            <text:p>360</text:p>
          </table:table-cell>
          <table:table-cell table:style-name="ce5" table:formula="of:=[.D115]/[.D114]-1" office:value-type="percentage" office:value="0.153330302341441">
            <text:p>15.33%</text:p>
          </table:table-cell>
          <table:table-cell table:style-name="ce5" table:formula="of:=[.E115]/[.E114]-1" office:value-type="percentage" office:value="0.400778210116731">
            <text:p>40.08%</text:p>
          </table:table-cell>
          <table:table-cell table:style-name="ce5" table:formula="of:=[.C115]/[.B115]" office:value-type="percentage" office:value="0.0517587924568555">
            <text:p>5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23</text:p>
          </table:table-cell>
          <table:table-cell table:style-name="ce3" table:formula="of:=[.D116]+[.B115]" office:value-type="float" office:value="2359965">
            <text:p>2359965</text:p>
          </table:table-cell>
          <table:table-cell table:style-name="ce3" table:formula="of:=[.E116]+[.C115]" office:value-type="float" office:value="121168">
            <text:p>121168</text:p>
          </table:table-cell>
          <table:table-cell table:style-name="ce3" office:value-type="float" office:value="35046">
            <text:p>35046</text:p>
          </table:table-cell>
          <table:table-cell table:style-name="ce3" office:value-type="float" office:value="833">
            <text:p>833</text:p>
          </table:table-cell>
          <table:table-cell table:style-name="ce5" table:formula="of:=[.D116]/[.D115]-1" office:value-type="percentage" office:value="0.151276239282547">
            <text:p>15.13%</text:p>
          </table:table-cell>
          <table:table-cell table:style-name="ce5" table:formula="of:=[.E116]/[.E115]-1" office:value-type="percentage" office:value="1.31388888888889">
            <text:p>131.39%</text:p>
          </table:table-cell>
          <table:table-cell table:style-name="ce5" table:formula="of:=[.C116]/[.B116]" office:value-type="percentage" office:value="0.0513431343261447">
            <text:p>5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24</text:p>
          </table:table-cell>
          <table:table-cell table:style-name="ce3" table:formula="of:=[.D117]+[.B116]" office:value-type="float" office:value="2396979">
            <text:p>2396979</text:p>
          </table:table-cell>
          <table:table-cell table:style-name="ce3" table:formula="of:=[.E117]+[.C116]" office:value-type="float" office:value="121935">
            <text:p>121935</text:p>
          </table:table-cell>
          <table:table-cell table:style-name="ce3" office:value-type="float" office:value="37014">
            <text:p>37014</text:p>
          </table:table-cell>
          <table:table-cell table:style-name="ce3" office:value-type="float" office:value="767">
            <text:p>767</text:p>
          </table:table-cell>
          <table:table-cell table:style-name="ce5" table:formula="of:=[.D117]/[.D116]-1" office:value-type="percentage" office:value="0.0561547680191747">
            <text:p>5.62%</text:p>
          </table:table-cell>
          <table:table-cell table:style-name="ce5" table:formula="of:=[.E117]/[.E116]-1" office:value-type="percentage" office:value="-0.0792316926770709">
            <text:p>-7.92%</text:p>
          </table:table-cell>
          <table:table-cell table:style-name="ce5" table:formula="of:=[.C117]/[.B117]" office:value-type="percentage" office:value="0.0508702829686868">
            <text:p>5.0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25</text:p>
          </table:table-cell>
          <table:table-cell table:style-name="ce3" table:formula="of:=[.D118]+[.B117]" office:value-type="float" office:value="2438135">
            <text:p>2438135</text:p>
          </table:table-cell>
          <table:table-cell table:style-name="ce3" table:formula="of:=[.E118]+[.C117]" office:value-type="float" office:value="124401">
            <text:p>124401</text:p>
          </table:table-cell>
          <table:table-cell table:style-name="ce3" office:value-type="float" office:value="41156">
            <text:p>41156</text:p>
          </table:table-cell>
          <table:table-cell table:style-name="ce3" office:value-type="float" office:value="2466">
            <text:p>2466</text:p>
          </table:table-cell>
          <table:table-cell table:style-name="ce5" table:formula="of:=[.D118]/[.D117]-1" office:value-type="percentage" office:value="0.111903604041714">
            <text:p>11.19%</text:p>
          </table:table-cell>
          <table:table-cell table:style-name="ce5" table:formula="of:=[.E118]/[.E117]-1" office:value-type="percentage" office:value="2.21512385919166">
            <text:p>221.51%</text:p>
          </table:table-cell>
          <table:table-cell table:style-name="ce5" table:formula="of:=[.C118]/[.B118]" office:value-type="percentage" office:value="0.0510230155426176">
            <text:p>5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26</text:p>
          </table:table-cell>
          <table:table-cell table:style-name="ce3" table:formula="of:=[.D119]+[.B118]" office:value-type="float" office:value="2483633">
            <text:p>2483633</text:p>
          </table:table-cell>
          <table:table-cell table:style-name="ce3" table:formula="of:=[.E119]+[.C118]" office:value-type="float" office:value="125034">
            <text:p>125034</text:p>
          </table:table-cell>
          <table:table-cell table:style-name="ce3" office:value-type="float" office:value="45498">
            <text:p>45498</text:p>
          </table:table-cell>
          <table:table-cell table:style-name="ce3" office:value-type="float" office:value="633">
            <text:p>633</text:p>
          </table:table-cell>
          <table:table-cell table:style-name="ce5" table:formula="of:=[.D119]/[.D118]-1" office:value-type="percentage" office:value="0.105501020507338">
            <text:p>10.55%</text:p>
          </table:table-cell>
          <table:table-cell table:style-name="ce5" table:formula="of:=[.E119]/[.E118]-1" office:value-type="percentage" office:value="-0.74330900243309">
            <text:p>-74.33%</text:p>
          </table:table-cell>
          <table:table-cell table:style-name="ce5" table:formula="of:=[.C119]/[.B119]" office:value-type="percentage" office:value="0.0503431867751797">
            <text:p>5.0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27</text:p>
          </table:table-cell>
          <table:table-cell table:style-name="ce3" table:formula="of:=[.D120]+[.B119]" office:value-type="float" office:value="2525993">
            <text:p>2525993</text:p>
          </table:table-cell>
          <table:table-cell table:style-name="ce3" table:formula="of:=[.E120]+[.C119]" office:value-type="float" office:value="125545">
            <text:p>125545</text:p>
          </table:table-cell>
          <table:table-cell table:style-name="ce3" office:value-type="float" office:value="42360">
            <text:p>42360</text:p>
          </table:table-cell>
          <table:table-cell table:style-name="ce3" office:value-type="float" office:value="511">
            <text:p>511</text:p>
          </table:table-cell>
          <table:table-cell table:style-name="ce5" table:formula="of:=[.D120]/[.D119]-1" office:value-type="percentage" office:value="-0.068970064618225">
            <text:p>-6.90%</text:p>
          </table:table-cell>
          <table:table-cell table:style-name="ce5" table:formula="of:=[.E120]/[.E119]-1" office:value-type="percentage" office:value="-0.192733017377567">
            <text:p>-19.27%</text:p>
          </table:table-cell>
          <table:table-cell table:style-name="ce5" table:formula="of:=[.C120]/[.B120]" office:value-type="percentage" office:value="0.0497012462029784">
            <text:p>4.9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28</text:p>
          </table:table-cell>
          <table:table-cell table:style-name="ce3" table:formula="of:=[.D121]+[.B120]" office:value-type="float" office:value="2565080">
            <text:p>2565080</text:p>
          </table:table-cell>
          <table:table-cell table:style-name="ce3" table:formula="of:=[.E121]+[.C120]" office:value-type="float" office:value="125816">
            <text:p>125816</text:p>
          </table:table-cell>
          <table:table-cell table:style-name="ce3" office:value-type="float" office:value="39087">
            <text:p>39087</text:p>
          </table:table-cell>
          <table:table-cell table:style-name="ce3" office:value-type="float" office:value="271">
            <text:p>271</text:p>
          </table:table-cell>
          <table:table-cell table:style-name="ce5" table:formula="of:=[.D121]/[.D120]-1" office:value-type="percentage" office:value="-0.0772662889518414">
            <text:p>-7.73%</text:p>
          </table:table-cell>
          <table:table-cell table:style-name="ce5" table:formula="of:=[.E121]/[.E120]-1" office:value-type="percentage" office:value="-0.469667318982387">
            <text:p>-46.97%</text:p>
          </table:table-cell>
          <table:table-cell table:style-name="ce5" table:formula="of:=[.C121]/[.B121]" office:value-type="percentage" office:value="0.0490495423144697">
            <text:p>4.9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29</text:p>
          </table:table-cell>
          <table:table-cell table:style-name="ce3" table:formula="of:=[.D122]+[.B121]" office:value-type="float" office:value="2604980">
            <text:p>2604980</text:p>
          </table:table-cell>
          <table:table-cell table:style-name="ce3" table:formula="of:=[.E122]+[.C121]" office:value-type="float" office:value="126163">
            <text:p>126163</text:p>
          </table:table-cell>
          <table:table-cell table:style-name="ce3" office:value-type="float" office:value="39900">
            <text:p>39900</text:p>
          </table:table-cell>
          <table:table-cell table:style-name="ce3" office:value-type="float" office:value="347">
            <text:p>347</text:p>
          </table:table-cell>
          <table:table-cell table:style-name="ce5" table:formula="of:=[.D122]/[.D121]-1" office:value-type="percentage" office:value="0.0207997543940441">
            <text:p>2.08%</text:p>
          </table:table-cell>
          <table:table-cell table:style-name="ce5" table:formula="of:=[.E122]/[.E121]-1" office:value-type="percentage" office:value="0.280442804428044">
            <text:p>28.04%</text:p>
          </table:table-cell>
          <table:table-cell table:style-name="ce5" table:formula="of:=[.C122]/[.B122]" office:value-type="percentage" office:value="0.0484314658845749">
            <text:p>4.8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30</text:p>
          </table:table-cell>
          <table:table-cell table:style-name="ce3" table:formula="of:=[.D123]+[.B122]" office:value-type="float" office:value="2653345">
            <text:p>2653345</text:p>
          </table:table-cell>
          <table:table-cell table:style-name="ce3" table:formula="of:=[.E123]+[.C122]" office:value-type="float" office:value="127463">
            <text:p>127463</text:p>
          </table:table-cell>
          <table:table-cell table:style-name="ce3" office:value-type="float" office:value="48365">
            <text:p>48365</text:p>
          </table:table-cell>
          <table:table-cell table:style-name="ce3" office:value-type="float" office:value="1300">
            <text:p>1300</text:p>
          </table:table-cell>
          <table:table-cell table:style-name="ce5" table:formula="of:=[.D123]/[.D122]-1" office:value-type="percentage" office:value="0.212155388471178">
            <text:p>21.22%</text:p>
          </table:table-cell>
          <table:table-cell table:style-name="ce5" table:formula="of:=[.E123]/[.E122]-1" office:value-type="percentage" office:value="2.7463976945245">
            <text:p>274.64%</text:p>
          </table:table-cell>
          <table:table-cell table:style-name="ce5" table:formula="of:=[.C123]/[.B123]" office:value-type="percentage" office:value="0.0480386078704428">
            <text:p>4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01</text:p>
          </table:table-cell>
          <table:table-cell table:style-name="ce3" table:formula="of:=[.D124]+[.B123]" office:value-type="float" office:value="2703277">
            <text:p>2703277</text:p>
          </table:table-cell>
          <table:table-cell table:style-name="ce3" table:formula="of:=[.E124]+[.C123]" office:value-type="float" office:value="128105">
            <text:p>128105</text:p>
          </table:table-cell>
          <table:table-cell table:style-name="ce3" office:value-type="float" office:value="49932">
            <text:p>49932</text:p>
          </table:table-cell>
          <table:table-cell table:style-name="ce3" office:value-type="float" office:value="642">
            <text:p>642</text:p>
          </table:table-cell>
          <table:table-cell table:style-name="ce5" table:formula="of:=[.D124]/[.D123]-1" office:value-type="percentage" office:value="0.0323994624211723">
            <text:p>3.24%</text:p>
          </table:table-cell>
          <table:table-cell table:style-name="ce5" table:formula="of:=[.E124]/[.E123]-1" office:value-type="percentage" office:value="-0.506153846153846">
            <text:p>-50.62%</text:p>
          </table:table-cell>
          <table:table-cell table:style-name="ce5" table:formula="of:=[.C124]/[.B124]" office:value-type="percentage" office:value="0.0473887803580617">
            <text:p>4.7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02</text:p>
          </table:table-cell>
          <table:table-cell table:style-name="ce3" table:formula="of:=[.D125]+[.B124]" office:value-type="float" office:value="2758872">
            <text:p>2758872</text:p>
          </table:table-cell>
          <table:table-cell table:style-name="ce3" table:formula="of:=[.E125]+[.C124]" office:value-type="float" office:value="128828">
            <text:p>128828</text:p>
          </table:table-cell>
          <table:table-cell table:style-name="ce3" office:value-type="float" office:value="55595">
            <text:p>55595</text:p>
          </table:table-cell>
          <table:table-cell table:style-name="ce3" office:value-type="float" office:value="723">
            <text:p>723</text:p>
          </table:table-cell>
          <table:table-cell table:style-name="ce5" table:formula="of:=[.D125]/[.D124]-1" office:value-type="percentage" office:value="0.113414243370985">
            <text:p>11.34%</text:p>
          </table:table-cell>
          <table:table-cell table:style-name="ce5" table:formula="of:=[.E125]/[.E124]-1" office:value-type="percentage" office:value="0.126168224299065">
            <text:p>12.62%</text:p>
          </table:table-cell>
          <table:table-cell table:style-name="ce5" table:formula="of:=[.C125]/[.B125]" office:value-type="percentage" office:value="0.0466958960038741">
            <text:p>4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03</text:p>
          </table:table-cell>
          <table:table-cell table:style-name="ce3" table:formula="of:=[.D126]+[.B125]" office:value-type="float" office:value="2815439">
            <text:p>2815439</text:p>
          </table:table-cell>
          <table:table-cell table:style-name="ce3" table:formula="of:=[.E126]+[.C125]" office:value-type="float" office:value="129417">
            <text:p>129417</text:p>
          </table:table-cell>
          <table:table-cell table:style-name="ce3" office:value-type="float" office:value="56567">
            <text:p>56567</text:p>
          </table:table-cell>
          <table:table-cell table:style-name="ce3" office:value-type="float" office:value="589">
            <text:p>589</text:p>
          </table:table-cell>
          <table:table-cell table:style-name="ce5" table:formula="of:=[.D126]/[.D125]-1" office:value-type="percentage" office:value="0.0174835866534759">
            <text:p>1.75%</text:p>
          </table:table-cell>
          <table:table-cell table:style-name="ce5" table:formula="of:=[.E126]/[.E125]-1" office:value-type="percentage" office:value="-0.185338865836791">
            <text:p>-18.53%</text:p>
          </table:table-cell>
          <table:table-cell table:style-name="ce5" table:formula="of:=[.C126]/[.B126]" office:value-type="percentage" office:value="0.045966898945422">
            <text:p>4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04</text:p>
          </table:table-cell>
          <table:table-cell table:style-name="ce3" table:formula="of:=[.D127]+[.B126]" office:value-type="float" office:value="2865613">
            <text:p>2865613</text:p>
          </table:table-cell>
          <table:table-cell table:style-name="ce3" table:formula="of:=[.E127]+[.C126]" office:value-type="float" office:value="129681">
            <text:p>129681</text:p>
          </table:table-cell>
          <table:table-cell table:style-name="ce3" office:value-type="float" office:value="50174">
            <text:p>50174</text:p>
          </table:table-cell>
          <table:table-cell table:style-name="ce3" office:value-type="float" office:value="264">
            <text:p>264</text:p>
          </table:table-cell>
          <table:table-cell table:style-name="ce5" table:formula="of:=[.D127]/[.D126]-1" office:value-type="percentage" office:value="-0.113016423002811">
            <text:p>-11.30%</text:p>
          </table:table-cell>
          <table:table-cell table:style-name="ce5" table:formula="of:=[.E127]/[.E126]-1" office:value-type="percentage" office:value="-0.551782682512733">
            <text:p>-55.18%</text:p>
          </table:table-cell>
          <table:table-cell table:style-name="ce5" table:formula="of:=[.C127]/[.B127]" office:value-type="percentage" office:value="0.0452541916860372">
            <text:p>4.5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05</text:p>
          </table:table-cell>
          <table:table-cell table:style-name="ce3" table:formula="of:=[.D128]+[.B127]" office:value-type="float" office:value="2910847">
            <text:p>2910847</text:p>
          </table:table-cell>
          <table:table-cell table:style-name="ce3" table:formula="of:=[.E128]+[.C127]" office:value-type="float" office:value="129943">
            <text:p>129943</text:p>
          </table:table-cell>
          <table:table-cell table:style-name="ce3" office:value-type="float" office:value="45234">
            <text:p>45234</text:p>
          </table:table-cell>
          <table:table-cell table:style-name="ce3" office:value-type="float" office:value="262">
            <text:p>262</text:p>
          </table:table-cell>
          <table:table-cell table:style-name="ce5" table:formula="of:=[.D128]/[.D127]-1" office:value-type="percentage" office:value="-0.0984573683581138">
            <text:p>-9.85%</text:p>
          </table:table-cell>
          <table:table-cell table:style-name="ce5" table:formula="of:=[.E128]/[.E127]-1" office:value-type="percentage" office:value="-0.00757575757575757">
            <text:p>-0.76%</text:p>
          </table:table-cell>
          <table:table-cell table:style-name="ce5" table:formula="of:=[.C128]/[.B128]" office:value-type="percentage" office:value="0.0446409584564218">
            <text:p>4.4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06</text:p>
          </table:table-cell>
          <table:table-cell table:style-name="ce3" table:formula="of:=[.D129]+[.B128]" office:value-type="float" office:value="2958115">
            <text:p>2958115</text:p>
          </table:table-cell>
          <table:table-cell table:style-name="ce3" table:formula="of:=[.E129]+[.C128]" office:value-type="float" office:value="130334">
            <text:p>130334</text:p>
          </table:table-cell>
          <table:table-cell table:style-name="ce3" office:value-type="float" office:value="47268">
            <text:p>47268</text:p>
          </table:table-cell>
          <table:table-cell table:style-name="ce3" office:value-type="float" office:value="391">
            <text:p>391</text:p>
          </table:table-cell>
          <table:table-cell table:style-name="ce5" table:formula="of:=[.D129]/[.D128]-1" office:value-type="percentage" office:value="0.0449661758853959">
            <text:p>4.50%</text:p>
          </table:table-cell>
          <table:table-cell table:style-name="ce5" table:formula="of:=[.E129]/[.E128]-1" office:value-type="percentage" office:value="0.492366412213741">
            <text:p>49.24%</text:p>
          </table:table-cell>
          <table:table-cell table:style-name="ce5" table:formula="of:=[.C129]/[.B129]" office:value-type="percentage" office:value="0.0440598151187496">
            <text:p>4.4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07</text:p>
          </table:table-cell>
          <table:table-cell table:style-name="ce3" table:formula="of:=[.D130]+[.B129]" office:value-type="float" office:value="3012275">
            <text:p>3012275</text:p>
          </table:table-cell>
          <table:table-cell table:style-name="ce3" table:formula="of:=[.E130]+[.C129]" office:value-type="float" office:value="131291">
            <text:p>131291</text:p>
          </table:table-cell>
          <table:table-cell table:style-name="ce3" office:value-type="float" office:value="54160">
            <text:p>54160</text:p>
          </table:table-cell>
          <table:table-cell table:style-name="ce3" office:value-type="float" office:value="957">
            <text:p>957</text:p>
          </table:table-cell>
          <table:table-cell table:style-name="ce5" table:formula="of:=[.D130]/[.D129]-1" office:value-type="percentage" office:value="0.145806888381146">
            <text:p>14.58%</text:p>
          </table:table-cell>
          <table:table-cell table:style-name="ce5" table:formula="of:=[.E130]/[.E129]-1" office:value-type="percentage" office:value="1.44757033248082">
            <text:p>144.76%</text:p>
          </table:table-cell>
          <table:table-cell table:style-name="ce5" table:formula="of:=[.C130]/[.B130]" office:value-type="percentage" office:value="0.0435853300246491">
            <text:p>4.3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08</text:p>
          </table:table-cell>
          <table:table-cell table:style-name="ce3" table:formula="of:=[.D131]+[.B130]" office:value-type="float" office:value="3071818">
            <text:p>3071818</text:p>
          </table:table-cell>
          <table:table-cell table:style-name="ce3" table:formula="of:=[.E131]+[.C130]" office:value-type="float" office:value="132239">
            <text:p>132239</text:p>
          </table:table-cell>
          <table:table-cell table:style-name="ce3" office:value-type="float" office:value="59543">
            <text:p>59543</text:p>
          </table:table-cell>
          <table:table-cell table:style-name="ce3" office:value-type="float" office:value="948">
            <text:p>948</text:p>
          </table:table-cell>
          <table:table-cell table:style-name="ce5" table:formula="of:=[.D131]/[.D130]-1" office:value-type="percentage" office:value="0.099390694239291">
            <text:p>9.94%</text:p>
          </table:table-cell>
          <table:table-cell table:style-name="ce5" table:formula="of:=[.E131]/[.E130]-1" office:value-type="percentage" office:value="-0.00940438871473359">
            <text:p>-0.94%</text:p>
          </table:table-cell>
          <table:table-cell table:style-name="ce5" table:formula="of:=[.C131]/[.B131]" office:value-type="percentage" office:value="0.0430490999141225">
            <text:p>4.3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09</text:p>
          </table:table-cell>
          <table:table-cell table:style-name="ce3" table:formula="of:=[.D132]+[.B131]" office:value-type="float" office:value="3131704">
            <text:p>3131704</text:p>
          </table:table-cell>
          <table:table-cell table:style-name="ce3" table:formula="of:=[.E132]+[.C131]" office:value-type="float" office:value="133081">
            <text:p>133081</text:p>
          </table:table-cell>
          <table:table-cell table:style-name="ce3" office:value-type="float" office:value="59886">
            <text:p>59886</text:p>
          </table:table-cell>
          <table:table-cell table:style-name="ce3" office:value-type="float" office:value="842">
            <text:p>842</text:p>
          </table:table-cell>
          <table:table-cell table:style-name="ce5" table:formula="of:=[.D132]/[.D131]-1" office:value-type="percentage" office:value="0.00576054280100102">
            <text:p>0.58%</text:p>
          </table:table-cell>
          <table:table-cell table:style-name="ce5" table:formula="of:=[.E132]/[.E131]-1" office:value-type="percentage" office:value="-0.111814345991561">
            <text:p>-11.18%</text:p>
          </table:table-cell>
          <table:table-cell table:style-name="ce5" table:formula="of:=[.C132]/[.B132]" office:value-type="percentage" office:value="0.0424947568480291">
            <text:p>4.2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10</text:p>
          </table:table-cell>
          <table:table-cell table:style-name="ce3" table:formula="of:=[.D133]+[.B132]" office:value-type="float" office:value="3199804">
            <text:p>3199804</text:p>
          </table:table-cell>
          <table:table-cell table:style-name="ce3" table:formula="of:=[.E133]+[.C132]" office:value-type="float" office:value="133903">
            <text:p>133903</text:p>
          </table:table-cell>
          <table:table-cell table:style-name="ce3" office:value-type="float" office:value="68100">
            <text:p>68100</text:p>
          </table:table-cell>
          <table:table-cell table:style-name="ce3" office:value-type="float" office:value="822">
            <text:p>822</text:p>
          </table:table-cell>
          <table:table-cell table:style-name="ce5" table:formula="of:=[.D133]/[.D132]-1" office:value-type="percentage" office:value="0.137160605149785">
            <text:p>13.72%</text:p>
          </table:table-cell>
          <table:table-cell table:style-name="ce5" table:formula="of:=[.E133]/[.E132]-1" office:value-type="percentage" office:value="-0.0237529691211401">
            <text:p>-2.38%</text:p>
          </table:table-cell>
          <table:table-cell table:style-name="ce5" table:formula="of:=[.C133]/[.B133]" office:value-type="percentage" office:value="0.041847250644102">
            <text:p>4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11</text:p>
          </table:table-cell>
          <table:table-cell table:style-name="ce3" table:formula="of:=[.D134]+[.B133]" office:value-type="float" office:value="3260565">
            <text:p>3260565</text:p>
          </table:table-cell>
          <table:table-cell table:style-name="ce3" table:formula="of:=[.E134]+[.C133]" office:value-type="float" office:value="134578">
            <text:p>134578</text:p>
          </table:table-cell>
          <table:table-cell table:style-name="ce3" office:value-type="float" office:value="60761">
            <text:p>60761</text:p>
          </table:table-cell>
          <table:table-cell table:style-name="ce3" office:value-type="float" office:value="675">
            <text:p>675</text:p>
          </table:table-cell>
          <table:table-cell table:style-name="ce5" table:formula="of:=[.D134]/[.D133]-1" office:value-type="percentage" office:value="-0.10776798825257">
            <text:p>-10.78%</text:p>
          </table:table-cell>
          <table:table-cell table:style-name="ce5" table:formula="of:=[.E134]/[.E133]-1" office:value-type="percentage" office:value="-0.178832116788321">
            <text:p>-17.88%</text:p>
          </table:table-cell>
          <table:table-cell table:style-name="ce5" table:formula="of:=[.C134]/[.B134]" office:value-type="percentage" office:value="0.0412744416995214">
            <text:p>4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12</text:p>
          </table:table-cell>
          <table:table-cell table:style-name="ce3" table:formula="of:=[.D135]+[.B134]" office:value-type="float" office:value="3318354">
            <text:p>3318354</text:p>
          </table:table-cell>
          <table:table-cell table:style-name="ce3" table:formula="of:=[.E135]+[.C134]" office:value-type="float" office:value="134973">
            <text:p>134973</text:p>
          </table:table-cell>
          <table:table-cell table:style-name="ce3" office:value-type="float" office:value="57789">
            <text:p>57789</text:p>
          </table:table-cell>
          <table:table-cell table:style-name="ce3" office:value-type="float" office:value="395">
            <text:p>395</text:p>
          </table:table-cell>
          <table:table-cell table:style-name="ce5" table:formula="of:=[.D135]/[.D134]-1" office:value-type="percentage" office:value="-0.0489129540330145">
            <text:p>-4.89%</text:p>
          </table:table-cell>
          <table:table-cell table:style-name="ce5" table:formula="of:=[.E135]/[.E134]-1" office:value-type="percentage" office:value="-0.414814814814815">
            <text:p>-41.48%</text:p>
          </table:table-cell>
          <table:table-cell table:style-name="ce5" table:formula="of:=[.C135]/[.B135]" office:value-type="percentage" office:value="0.040674683894485">
            <text:p>4.0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13</text:p>
          </table:table-cell>
          <table:table-cell table:style-name="ce3" table:formula="of:=[.D136]+[.B135]" office:value-type="float" office:value="3379846">
            <text:p>3379846</text:p>
          </table:table-cell>
          <table:table-cell table:style-name="ce3" table:formula="of:=[.E136]+[.C135]" office:value-type="float" office:value="135399">
            <text:p>135399</text:p>
          </table:table-cell>
          <table:table-cell table:style-name="ce3" office:value-type="float" office:value="61492">
            <text:p>61492</text:p>
          </table:table-cell>
          <table:table-cell table:style-name="ce3" office:value-type="float" office:value="426">
            <text:p>426</text:p>
          </table:table-cell>
          <table:table-cell table:style-name="ce5" table:formula="of:=[.D136]/[.D135]-1" office:value-type="percentage" office:value="0.0640779387080586">
            <text:p>6.41%</text:p>
          </table:table-cell>
          <table:table-cell table:style-name="ce5" table:formula="of:=[.E136]/[.E135]-1" office:value-type="percentage" office:value="0.0784810126582278">
            <text:p>7.85%</text:p>
          </table:table-cell>
          <table:table-cell table:style-name="ce5" table:formula="of:=[.C136]/[.B136]" office:value-type="percentage" office:value="0.0400607009905185">
            <text:p>4.0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14</text:p>
          </table:table-cell>
          <table:table-cell table:style-name="ce3" table:formula="of:=[.D137]+[.B136]" office:value-type="float" office:value="3445490">
            <text:p>3445490</text:p>
          </table:table-cell>
          <table:table-cell table:style-name="ce3" table:formula="of:=[.E137]+[.C136]" office:value-type="float" office:value="136353">
            <text:p>136353</text:p>
          </table:table-cell>
          <table:table-cell table:style-name="ce3" office:value-type="float" office:value="65644">
            <text:p>65644</text:p>
          </table:table-cell>
          <table:table-cell table:style-name="ce3" office:value-type="float" office:value="954">
            <text:p>954</text:p>
          </table:table-cell>
          <table:table-cell table:style-name="ce5" table:formula="of:=[.D137]/[.D136]-1" office:value-type="percentage" office:value="0.0675209783386457">
            <text:p>6.75%</text:p>
          </table:table-cell>
          <table:table-cell table:style-name="ce5" table:formula="of:=[.E137]/[.E136]-1" office:value-type="percentage" office:value="1.23943661971831">
            <text:p>123.94%</text:p>
          </table:table-cell>
          <table:table-cell table:style-name="ce5" table:formula="of:=[.C137]/[.B137]" office:value-type="percentage" office:value="0.0395743421109915">
            <text:p>3.9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15</text:p>
          </table:table-cell>
          <table:table-cell table:style-name="ce3" table:formula="of:=[.D138]+[.B137]" office:value-type="float" office:value="3512798">
            <text:p>3512798</text:p>
          </table:table-cell>
          <table:table-cell table:style-name="ce3" table:formula="of:=[.E138]+[.C137]" office:value-type="float" office:value="137324">
            <text:p>137324</text:p>
          </table:table-cell>
          <table:table-cell table:style-name="ce3" office:value-type="float" office:value="67308">
            <text:p>67308</text:p>
          </table:table-cell>
          <table:table-cell table:style-name="ce3" office:value-type="float" office:value="971">
            <text:p>971</text:p>
          </table:table-cell>
          <table:table-cell table:style-name="ce5" table:formula="of:=[.D138]/[.D137]-1" office:value-type="percentage" office:value="0.0253488513801718">
            <text:p>2.53%</text:p>
          </table:table-cell>
          <table:table-cell table:style-name="ce5" table:formula="of:=[.E138]/[.E137]-1" office:value-type="percentage" office:value="0.0178197064989518">
            <text:p>1.78%</text:p>
          </table:table-cell>
          <table:table-cell table:style-name="ce5" table:formula="of:=[.C138]/[.B138]" office:value-type="percentage" office:value="0.0390924841109566">
            <text:p>3.9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16</text:p>
          </table:table-cell>
          <table:table-cell table:style-name="ce3" table:formula="of:=[.D139]+[.B138]" office:value-type="float" office:value="3588366">
            <text:p>3588366</text:p>
          </table:table-cell>
          <table:table-cell table:style-name="ce3" table:formula="of:=[.E139]+[.C138]" office:value-type="float" office:value="138273">
            <text:p>138273</text:p>
          </table:table-cell>
          <table:table-cell table:style-name="ce3" office:value-type="float" office:value="75568">
            <text:p>75568</text:p>
          </table:table-cell>
          <table:table-cell table:style-name="ce3" office:value-type="float" office:value="949">
            <text:p>949</text:p>
          </table:table-cell>
          <table:table-cell table:style-name="ce5" table:formula="of:=[.D139]/[.D138]-1" office:value-type="percentage" office:value="0.12271943899685">
            <text:p>12.27%</text:p>
          </table:table-cell>
          <table:table-cell table:style-name="ce5" table:formula="of:=[.E139]/[.E138]-1" office:value-type="percentage" office:value="-0.0226570545829042">
            <text:p>-2.27%</text:p>
          </table:table-cell>
          <table:table-cell table:style-name="ce5" table:formula="of:=[.C139]/[.B139]" office:value-type="percentage" office:value="0.0385336947234479">
            <text:p>3.8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17</text:p>
          </table:table-cell>
          <table:table-cell table:style-name="ce3" table:formula="of:=[.D140]+[.B139]" office:value-type="float" office:value="3659156">
            <text:p>3659156</text:p>
          </table:table-cell>
          <table:table-cell table:style-name="ce3" table:formula="of:=[.E140]+[.C139]" office:value-type="float" office:value="139175">
            <text:p>139175</text:p>
          </table:table-cell>
          <table:table-cell table:style-name="ce3" office:value-type="float" office:value="70790">
            <text:p>70790</text:p>
          </table:table-cell>
          <table:table-cell table:style-name="ce3" office:value-type="float" office:value="902">
            <text:p>902</text:p>
          </table:table-cell>
          <table:table-cell table:style-name="ce5" table:formula="of:=[.D140]/[.D139]-1" office:value-type="percentage" office:value="-0.0632278213000211">
            <text:p>-6.32%</text:p>
          </table:table-cell>
          <table:table-cell table:style-name="ce5" table:formula="of:=[.E140]/[.E139]-1" office:value-type="percentage" office:value="-0.0495258166491043">
            <text:p>-4.95%</text:p>
          </table:table-cell>
          <table:table-cell table:style-name="ce5" table:formula="of:=[.C140]/[.B140]" office:value-type="percentage" office:value="0.0380347271337981">
            <text:p>3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18</text:p>
          </table:table-cell>
          <table:table-cell table:style-name="ce3" table:formula="of:=[.D141]+[.B140]" office:value-type="float" office:value="3721120">
            <text:p>3721120</text:p>
          </table:table-cell>
          <table:table-cell table:style-name="ce3" table:formula="of:=[.E141]+[.C140]" office:value-type="float" office:value="139944">
            <text:p>139944</text:p>
          </table:table-cell>
          <table:table-cell table:style-name="ce3" office:value-type="float" office:value="61964">
            <text:p>61964</text:p>
          </table:table-cell>
          <table:table-cell table:style-name="ce3" office:value-type="float" office:value="769">
            <text:p>769</text:p>
          </table:table-cell>
          <table:table-cell table:style-name="ce5" table:formula="of:=[.D141]/[.D140]-1" office:value-type="percentage" office:value="-0.124678626924707">
            <text:p>-12.47%</text:p>
          </table:table-cell>
          <table:table-cell table:style-name="ce5" table:formula="of:=[.E141]/[.E140]-1" office:value-type="percentage" office:value="-0.147450110864745">
            <text:p>-14.75%</text:p>
          </table:table-cell>
          <table:table-cell table:style-name="ce5" table:formula="of:=[.C141]/[.B141]" office:value-type="percentage" office:value="0.0376080319903685">
            <text:p>3.7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19</text:p>
          </table:table-cell>
          <table:table-cell table:style-name="ce3" table:formula="of:=[.D142]+[.B141]" office:value-type="float" office:value="3783318">
            <text:p>3783318</text:p>
          </table:table-cell>
          <table:table-cell table:style-name="ce3" table:formula="of:=[.E142]+[.C141]" office:value-type="float" office:value="140356">
            <text:p>140356</text:p>
          </table:table-cell>
          <table:table-cell table:style-name="ce3" office:value-type="float" office:value="62198">
            <text:p>62198</text:p>
          </table:table-cell>
          <table:table-cell table:style-name="ce3" office:value-type="float" office:value="412">
            <text:p>412</text:p>
          </table:table-cell>
          <table:table-cell table:style-name="ce5" table:formula="of:=[.D142]/[.D141]-1" office:value-type="percentage" office:value="0.00377638628881294">
            <text:p>0.38%</text:p>
          </table:table-cell>
          <table:table-cell table:style-name="ce5" table:formula="of:=[.E142]/[.E141]-1" office:value-type="percentage" office:value="-0.464239271781534">
            <text:p>-46.42%</text:p>
          </table:table-cell>
          <table:table-cell table:style-name="ce5" table:formula="of:=[.C142]/[.B142]" office:value-type="percentage" office:value="0.0370986525584157">
            <text:p>3.7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20</text:p>
          </table:table-cell>
          <table:table-cell table:style-name="ce3" table:formula="of:=[.D143]+[.B142]" office:value-type="float" office:value="3843213">
            <text:p>3843213</text:p>
          </table:table-cell>
          <table:table-cell table:style-name="ce3" table:formula="of:=[.E143]+[.C142]" office:value-type="float" office:value="140886">
            <text:p>140886</text:p>
          </table:table-cell>
          <table:table-cell table:style-name="ce3" office:value-type="float" office:value="59895">
            <text:p>59895</text:p>
          </table:table-cell>
          <table:table-cell table:style-name="ce3" office:value-type="float" office:value="530">
            <text:p>530</text:p>
          </table:table-cell>
          <table:table-cell table:style-name="ce5" table:formula="of:=[.D143]/[.D142]-1" office:value-type="percentage" office:value="-0.0370269140486832">
            <text:p>-3.70%</text:p>
          </table:table-cell>
          <table:table-cell table:style-name="ce5" table:formula="of:=[.E143]/[.E142]-1" office:value-type="percentage" office:value="0.286407766990291">
            <text:p>28.64%</text:p>
          </table:table-cell>
          <table:table-cell table:style-name="ce5" table:formula="of:=[.C143]/[.B143]" office:value-type="percentage" office:value="0.0366583897379614">
            <text:p>3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21</text:p>
          </table:table-cell>
          <table:table-cell table:style-name="ce3" table:formula="of:=[.D144]+[.B143]" office:value-type="float" office:value="3908725">
            <text:p>3908725</text:p>
          </table:table-cell>
          <table:table-cell table:style-name="ce3" table:formula="of:=[.E144]+[.C143]" office:value-type="float" office:value="142013">
            <text:p>142013</text:p>
          </table:table-cell>
          <table:table-cell table:style-name="ce3" office:value-type="float" office:value="65512">
            <text:p>65512</text:p>
          </table:table-cell>
          <table:table-cell table:style-name="ce3" office:value-type="float" office:value="1127">
            <text:p>1127</text:p>
          </table:table-cell>
          <table:table-cell table:style-name="ce5" table:formula="of:=[.D144]/[.D143]-1" office:value-type="percentage" office:value="0.0937807830369814">
            <text:p>9.38%</text:p>
          </table:table-cell>
          <table:table-cell table:style-name="ce5" table:formula="of:=[.E144]/[.E143]-1" office:value-type="percentage" office:value="1.12641509433962">
            <text:p>112.64%</text:p>
          </table:table-cell>
          <table:table-cell table:style-name="ce5" table:formula="of:=[.C144]/[.B144]" office:value-type="percentage" office:value="0.0363323078497464">
            <text:p>3.6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22</text:p>
          </table:table-cell>
          <table:table-cell table:style-name="ce3" table:formula="of:=[.D145]+[.B144]" office:value-type="float" office:value="3978432">
            <text:p>3978432</text:p>
          </table:table-cell>
          <table:table-cell table:style-name="ce3" table:formula="of:=[.E145]+[.C144]" office:value-type="float" office:value="143149">
            <text:p>143149</text:p>
          </table:table-cell>
          <table:table-cell table:style-name="ce3" office:value-type="float" office:value="69707">
            <text:p>69707</text:p>
          </table:table-cell>
          <table:table-cell table:style-name="ce3" office:value-type="float" office:value="1136">
            <text:p>1136</text:p>
          </table:table-cell>
          <table:table-cell table:style-name="ce5" table:formula="of:=[.D145]/[.D144]-1" office:value-type="percentage" office:value="0.0640340700940285">
            <text:p>6.40%</text:p>
          </table:table-cell>
          <table:table-cell table:style-name="ce5" table:formula="of:=[.E145]/[.E144]-1" office:value-type="percentage" office:value="0.00798580301685892">
            <text:p>0.80%</text:p>
          </table:table-cell>
          <table:table-cell table:style-name="ce5" table:formula="of:=[.C145]/[.B145]" office:value-type="percentage" office:value="0.0359812609590914">
            <text:p>3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23</text:p>
          </table:table-cell>
          <table:table-cell table:style-name="ce3" table:formula="of:=[.D146]+[.B145]" office:value-type="float" office:value="4048430">
            <text:p>4048430</text:p>
          </table:table-cell>
          <table:table-cell table:style-name="ce3" table:formula="of:=[.E146]+[.C145]" office:value-type="float" office:value="144265">
            <text:p>144265</text:p>
          </table:table-cell>
          <table:table-cell table:style-name="ce3" office:value-type="float" office:value="69998">
            <text:p>69998</text:p>
          </table:table-cell>
          <table:table-cell table:style-name="ce3" office:value-type="float" office:value="1116">
            <text:p>1116</text:p>
          </table:table-cell>
          <table:table-cell table:style-name="ce5" table:formula="of:=[.D146]/[.D145]-1" office:value-type="percentage" office:value="0.00417461660952267">
            <text:p>0.42%</text:p>
          </table:table-cell>
          <table:table-cell table:style-name="ce5" table:formula="of:=[.E146]/[.E145]-1" office:value-type="percentage" office:value="-0.0176056338028169">
            <text:p>-1.76%</text:p>
          </table:table-cell>
          <table:table-cell table:style-name="ce5" table:formula="of:=[.C146]/[.B146]" office:value-type="percentage" office:value="0.0356348016391539">
            <text:p>3.5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24</text:p>
          </table:table-cell>
          <table:table-cell table:style-name="ce3" table:formula="of:=[.D147]+[.B146]" office:value-type="float" office:value="4121955">
            <text:p>4121955</text:p>
          </table:table-cell>
          <table:table-cell table:style-name="ce3" table:formula="of:=[.E147]+[.C146]" office:value-type="float" office:value="145412">
            <text:p>145412</text:p>
          </table:table-cell>
          <table:table-cell table:style-name="ce3" office:value-type="float" office:value="73525">
            <text:p>73525</text:p>
          </table:table-cell>
          <table:table-cell table:style-name="ce3" office:value-type="float" office:value="1147">
            <text:p>1147</text:p>
          </table:table-cell>
          <table:table-cell table:style-name="ce5" table:formula="of:=[.D147]/[.D146]-1" office:value-type="percentage" office:value="0.0503871539186833">
            <text:p>5.04%</text:p>
          </table:table-cell>
          <table:table-cell table:style-name="ce5" table:formula="of:=[.E147]/[.E146]-1" office:value-type="percentage" office:value="0.0277777777777777">
            <text:p>2.78%</text:p>
          </table:table-cell>
          <table:table-cell table:style-name="ce5" table:formula="of:=[.C147]/[.B147]" office:value-type="percentage" office:value="0.0352774351005773">
            <text:p>3.5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25</text:p>
          </table:table-cell>
          <table:table-cell table:style-name="ce3" table:formula="of:=[.D148]+[.B147]" office:value-type="float" office:value="4188620">
            <text:p>4188620</text:p>
          </table:table-cell>
          <table:table-cell table:style-name="ce3" table:formula="of:=[.E148]+[.C147]" office:value-type="float" office:value="146296">
            <text:p>146296</text:p>
          </table:table-cell>
          <table:table-cell table:style-name="ce3" office:value-type="float" office:value="66665">
            <text:p>66665</text:p>
          </table:table-cell>
          <table:table-cell table:style-name="ce3" office:value-type="float" office:value="884">
            <text:p>884</text:p>
          </table:table-cell>
          <table:table-cell table:style-name="ce5" table:formula="of:=[.D148]/[.D147]-1" office:value-type="percentage" office:value="-0.0933015980958858">
            <text:p>-9.33%</text:p>
          </table:table-cell>
          <table:table-cell table:style-name="ce5" table:formula="of:=[.E148]/[.E147]-1" office:value-type="percentage" office:value="-0.229293809938971">
            <text:p>-22.93%</text:p>
          </table:table-cell>
          <table:table-cell table:style-name="ce5" table:formula="of:=[.C148]/[.B148]" office:value-type="percentage" office:value="0.0349270165352789">
            <text:p>3.4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26</text:p>
          </table:table-cell>
          <table:table-cell table:style-name="ce3" table:formula="of:=[.D149]+[.B148]" office:value-type="float" office:value="4242832">
            <text:p>4242832</text:p>
          </table:table-cell>
          <table:table-cell table:style-name="ce3" table:formula="of:=[.E149]+[.C148]" office:value-type="float" office:value="146736">
            <text:p>146736</text:p>
          </table:table-cell>
          <table:table-cell table:style-name="ce3" office:value-type="float" office:value="54212">
            <text:p>54212</text:p>
          </table:table-cell>
          <table:table-cell table:style-name="ce3" office:value-type="float" office:value="440">
            <text:p>440</text:p>
          </table:table-cell>
          <table:table-cell table:style-name="ce5" table:formula="of:=[.D149]/[.D148]-1" office:value-type="percentage" office:value="-0.18679966999175">
            <text:p>-18.68%</text:p>
          </table:table-cell>
          <table:table-cell table:style-name="ce5" table:formula="of:=[.E149]/[.E148]-1" office:value-type="percentage" office:value="-0.502262443438914">
            <text:p>-50.23%</text:p>
          </table:table-cell>
          <table:table-cell table:style-name="ce5" table:formula="of:=[.C149]/[.B149]" office:value-type="percentage" office:value="0.0345844473691157">
            <text:p>3.4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27</text:p>
          </table:table-cell>
          <table:table-cell table:style-name="ce3" table:formula="of:=[.D150]+[.B149]" office:value-type="float" office:value="4302011">
            <text:p>4302011</text:p>
          </table:table-cell>
          <table:table-cell table:style-name="ce3" table:formula="of:=[.E150]+[.C149]" office:value-type="float" office:value="148432">
            <text:p>148432</text:p>
          </table:table-cell>
          <table:table-cell table:style-name="ce3" office:value-type="float" office:value="59179">
            <text:p>59179</text:p>
          </table:table-cell>
          <table:table-cell table:style-name="ce3" office:value-type="float" office:value="1696">
            <text:p>1696</text:p>
          </table:table-cell>
          <table:table-cell table:style-name="ce5" table:formula="of:=[.D150]/[.D149]-1" office:value-type="percentage" office:value="0.0916217811554638">
            <text:p>9.16%</text:p>
          </table:table-cell>
          <table:table-cell table:style-name="ce5" table:formula="of:=[.E150]/[.E149]-1" office:value-type="percentage" office:value="2.85454545454545">
            <text:p>285.45%</text:p>
          </table:table-cell>
          <table:table-cell table:style-name="ce5" table:formula="of:=[.C150]/[.B150]" office:value-type="percentage" office:value="0.0345029336280172">
            <text:p>3.4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28</text:p>
          </table:table-cell>
          <table:table-cell table:style-name="ce3" table:formula="of:=[.D151]+[.B150]" office:value-type="float" office:value="4365120">
            <text:p>4365120</text:p>
          </table:table-cell>
          <table:table-cell table:style-name="ce3" table:formula="of:=[.E151]+[.C150]" office:value-type="float" office:value="149756">
            <text:p>149756</text:p>
          </table:table-cell>
          <table:table-cell table:style-name="ce3" office:value-type="float" office:value="63109">
            <text:p>63109</text:p>
          </table:table-cell>
          <table:table-cell table:style-name="ce3" office:value-type="float" office:value="1324">
            <text:p>1324</text:p>
          </table:table-cell>
          <table:table-cell table:style-name="ce5" table:formula="of:=[.D151]/[.D150]-1" office:value-type="percentage" office:value="0.0664086922725966">
            <text:p>6.64%</text:p>
          </table:table-cell>
          <table:table-cell table:style-name="ce5" table:formula="of:=[.E151]/[.E150]-1" office:value-type="percentage" office:value="-0.219339622641509">
            <text:p>-21.93%</text:p>
          </table:table-cell>
          <table:table-cell table:style-name="ce5" table:formula="of:=[.C151]/[.B151]" office:value-type="percentage" office:value="0.0343074188109376">
            <text:p>3.4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29</text:p>
          </table:table-cell>
          <table:table-cell table:style-name="ce3" table:formula="of:=[.D152]+[.B151]" office:value-type="float" office:value="4433580">
            <text:p>4433580</text:p>
          </table:table-cell>
          <table:table-cell table:style-name="ce3" table:formula="of:=[.E152]+[.C151]" office:value-type="float" office:value="151176">
            <text:p>151176</text:p>
          </table:table-cell>
          <table:table-cell table:style-name="ce3" office:value-type="float" office:value="68460">
            <text:p>68460</text:p>
          </table:table-cell>
          <table:table-cell table:style-name="ce3" office:value-type="float" office:value="1420">
            <text:p>1420</text:p>
          </table:table-cell>
          <table:table-cell table:style-name="ce5" table:formula="of:=[.D152]/[.D151]-1" office:value-type="percentage" office:value="0.0847898081097784">
            <text:p>8.48%</text:p>
          </table:table-cell>
          <table:table-cell table:style-name="ce5" table:formula="of:=[.E152]/[.E151]-1" office:value-type="percentage" office:value="0.0725075528700907">
            <text:p>7.25%</text:p>
          </table:table-cell>
          <table:table-cell table:style-name="ce5" table:formula="of:=[.C152]/[.B152]" office:value-type="percentage" office:value="0.0340979524447512">
            <text:p>3.4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30</text:p>
          </table:table-cell>
          <table:table-cell table:style-name="ce3" table:formula="of:=[.D153]+[.B152]" office:value-type="float" office:value="4500747">
            <text:p>4500747</text:p>
          </table:table-cell>
          <table:table-cell table:style-name="ce3" table:formula="of:=[.E153]+[.C152]" office:value-type="float" office:value="152413">
            <text:p>152413</text:p>
          </table:table-cell>
          <table:table-cell table:style-name="ce3" office:value-type="float" office:value="67167">
            <text:p>67167</text:p>
          </table:table-cell>
          <table:table-cell table:style-name="ce3" office:value-type="float" office:value="1237">
            <text:p>1237</text:p>
          </table:table-cell>
          <table:table-cell table:style-name="ce5" table:formula="of:=[.D153]/[.D152]-1" office:value-type="percentage" office:value="-0.0188869412795794">
            <text:p>-1.89%</text:p>
          </table:table-cell>
          <table:table-cell table:style-name="ce5" table:formula="of:=[.E153]/[.E152]-1" office:value-type="percentage" office:value="-0.12887323943662">
            <text:p>-12.89%</text:p>
          </table:table-cell>
          <table:table-cell table:style-name="ce5" table:formula="of:=[.C153]/[.B153]" office:value-type="percentage" office:value="0.0338639341424879">
            <text:p>3.3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31</text:p>
          </table:table-cell>
          <table:table-cell table:style-name="ce3" table:formula="of:=[.D154]+[.B153]" office:value-type="float" office:value="4568488">
            <text:p>4568488</text:p>
          </table:table-cell>
          <table:table-cell table:style-name="ce3" table:formula="of:=[.E154]+[.C153]" office:value-type="float" office:value="153832">
            <text:p>153832</text:p>
          </table:table-cell>
          <table:table-cell table:style-name="ce3" office:value-type="float" office:value="67741">
            <text:p>67741</text:p>
          </table:table-cell>
          <table:table-cell table:style-name="ce3" office:value-type="float" office:value="1419">
            <text:p>1419</text:p>
          </table:table-cell>
          <table:table-cell table:style-name="ce5" table:formula="of:=[.D154]/[.D153]-1" office:value-type="percentage" office:value="0.00854586329596385">
            <text:p>0.85%</text:p>
          </table:table-cell>
          <table:table-cell table:style-name="ce5" table:formula="of:=[.E154]/[.E153]-1" office:value-type="percentage" office:value="0.147130153597413">
            <text:p>14.71%</text:p>
          </table:table-cell>
          <table:table-cell table:style-name="ce5" table:formula="of:=[.C154]/[.B154]" office:value-type="percentage" office:value="0.0336724097775894">
            <text:p>3.3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01</text:p>
          </table:table-cell>
          <table:table-cell table:style-name="ce3" table:formula="of:=[.D155]+[.B154]" office:value-type="float" office:value="4626671">
            <text:p>4626671</text:p>
          </table:table-cell>
          <table:table-cell table:style-name="ce3" table:formula="of:=[.E155]+[.C154]" office:value-type="float" office:value="154886">
            <text:p>154886</text:p>
          </table:table-cell>
          <table:table-cell table:style-name="ce3" office:value-type="float" office:value="58183">
            <text:p>58183</text:p>
          </table:table-cell>
          <table:table-cell table:style-name="ce3" office:value-type="float" office:value="1054">
            <text:p>1054</text:p>
          </table:table-cell>
          <table:table-cell table:style-name="ce5" table:formula="of:=[.D155]/[.D154]-1" office:value-type="percentage" office:value="-0.141096234186091">
            <text:p>-14.11%</text:p>
          </table:table-cell>
          <table:table-cell table:style-name="ce5" table:formula="of:=[.E155]/[.E154]-1" office:value-type="percentage" office:value="-0.25722339675828">
            <text:p>-25.72%</text:p>
          </table:table-cell>
          <table:table-cell table:style-name="ce5" table:formula="of:=[.C155]/[.B155]" office:value-type="percentage" office:value="0.0334767697984145">
            <text:p>3.3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02</text:p>
          </table:table-cell>
          <table:table-cell table:style-name="ce3" table:formula="of:=[.D156]+[.B155]" office:value-type="float" office:value="4675520">
            <text:p>4675520</text:p>
          </table:table-cell>
          <table:table-cell table:style-name="ce3" table:formula="of:=[.E156]+[.C155]" office:value-type="float" office:value="155307">
            <text:p>155307</text:p>
          </table:table-cell>
          <table:table-cell table:style-name="ce3" office:value-type="float" office:value="48849">
            <text:p>48849</text:p>
          </table:table-cell>
          <table:table-cell table:style-name="ce3" office:value-type="float" office:value="421">
            <text:p>421</text:p>
          </table:table-cell>
          <table:table-cell table:style-name="ce5" table:formula="of:=[.D156]/[.D155]-1" office:value-type="percentage" office:value="-0.160424866369902">
            <text:p>-16.04%</text:p>
          </table:table-cell>
          <table:table-cell table:style-name="ce5" table:formula="of:=[.E156]/[.E155]-1" office:value-type="percentage" office:value="-0.600569259962049">
            <text:p>-60.06%</text:p>
          </table:table-cell>
          <table:table-cell table:style-name="ce5" table:formula="of:=[.C156]/[.B156]" office:value-type="percentage" office:value="0.0332170539319691">
            <text:p>3.3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03</text:p>
          </table:table-cell>
          <table:table-cell table:style-name="ce3" table:formula="of:=[.D157]+[.B156]" office:value-type="float" office:value="4723352">
            <text:p>4723352</text:p>
          </table:table-cell>
          <table:table-cell table:style-name="ce3" table:formula="of:=[.E157]+[.C156]" office:value-type="float" office:value="155909">
            <text:p>155909</text:p>
          </table:table-cell>
          <table:table-cell table:style-name="ce3" office:value-type="float" office:value="47832">
            <text:p>47832</text:p>
          </table:table-cell>
          <table:table-cell table:style-name="ce3" office:value-type="float" office:value="602">
            <text:p>602</text:p>
          </table:table-cell>
          <table:table-cell table:style-name="ce5" table:formula="of:=[.D157]/[.D156]-1" office:value-type="percentage" office:value="-0.0208192593502425">
            <text:p>-2.08%</text:p>
          </table:table-cell>
          <table:table-cell table:style-name="ce5" table:formula="of:=[.E157]/[.E156]-1" office:value-type="percentage" office:value="0.429928741092637">
            <text:p>42.99%</text:p>
          </table:table-cell>
          <table:table-cell table:style-name="ce5" table:formula="of:=[.C157]/[.B157]" office:value-type="percentage" office:value="0.0330081264322456">
            <text:p>3.3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04</text:p>
          </table:table-cell>
          <table:table-cell table:style-name="ce3" table:formula="of:=[.D158]+[.B157]" office:value-type="float" office:value="4776792">
            <text:p>4776792</text:p>
          </table:table-cell>
          <table:table-cell table:style-name="ce3" table:formula="of:=[.E158]+[.C157]" office:value-type="float" office:value="157267">
            <text:p>157267</text:p>
          </table:table-cell>
          <table:table-cell table:style-name="ce3" office:value-type="float" office:value="53440">
            <text:p>53440</text:p>
          </table:table-cell>
          <table:table-cell table:style-name="ce3" office:value-type="float" office:value="1358">
            <text:p>1358</text:p>
          </table:table-cell>
          <table:table-cell table:style-name="ce5" table:formula="of:=[.D158]/[.D157]-1" office:value-type="percentage" office:value="0.117243686235156">
            <text:p>11.72%</text:p>
          </table:table-cell>
          <table:table-cell table:style-name="ce5" table:formula="of:=[.E158]/[.E157]-1" office:value-type="percentage" office:value="1.25581395348837">
            <text:p>125.58%</text:p>
          </table:table-cell>
          <table:table-cell table:style-name="ce5" table:formula="of:=[.C158]/[.B158]" office:value-type="percentage" office:value="0.0329231417235668">
            <text:p>3.2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05</text:p>
          </table:table-cell>
          <table:table-cell table:style-name="ce3" table:formula="of:=[.D159]+[.B158]" office:value-type="float" office:value="4830425">
            <text:p>4830425</text:p>
          </table:table-cell>
          <table:table-cell table:style-name="ce3" table:formula="of:=[.E159]+[.C158]" office:value-type="float" office:value="158519">
            <text:p>158519</text:p>
          </table:table-cell>
          <table:table-cell table:style-name="ce3" office:value-type="float" office:value="53633">
            <text:p>53633</text:p>
          </table:table-cell>
          <table:table-cell table:style-name="ce3" office:value-type="float" office:value="1252">
            <text:p>1252</text:p>
          </table:table-cell>
          <table:table-cell table:style-name="ce5" table:formula="of:=[.D159]/[.D158]-1" office:value-type="percentage" office:value="0.00361152694610789">
            <text:p>0.36%</text:p>
          </table:table-cell>
          <table:table-cell table:style-name="ce5" table:formula="of:=[.E159]/[.E158]-1" office:value-type="percentage" office:value="-0.0780559646539027">
            <text:p>-7.81%</text:p>
          </table:table-cell>
          <table:table-cell table:style-name="ce5" table:formula="of:=[.C159]/[.B159]" office:value-type="percentage" office:value="0.032816781132095">
            <text:p>3.2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06</text:p>
          </table:table-cell>
          <table:table-cell table:style-name="ce3" table:formula="of:=[.D160]+[.B159]" office:value-type="float" office:value="4887553">
            <text:p>4887553</text:p>
          </table:table-cell>
          <table:table-cell table:style-name="ce3" table:formula="of:=[.E160]+[.C159]" office:value-type="float" office:value="159555">
            <text:p>159555</text:p>
          </table:table-cell>
          <table:table-cell table:style-name="ce3" office:value-type="float" office:value="57128">
            <text:p>57128</text:p>
          </table:table-cell>
          <table:table-cell table:style-name="ce3" office:value-type="float" office:value="1036">
            <text:p>1036</text:p>
          </table:table-cell>
          <table:table-cell table:style-name="ce5" table:formula="of:=[.D160]/[.D159]-1" office:value-type="percentage" office:value="0.065165103574292">
            <text:p>6.52%</text:p>
          </table:table-cell>
          <table:table-cell table:style-name="ce5" table:formula="of:=[.E160]/[.E159]-1" office:value-type="percentage" office:value="-0.172523961661342">
            <text:p>-17.25%</text:p>
          </table:table-cell>
          <table:table-cell table:style-name="ce5" table:formula="of:=[.C160]/[.B160]" office:value-type="percentage" office:value="0.0326451702927825">
            <text:p>3.2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07</text:p>
          </table:table-cell>
          <table:table-cell table:style-name="ce3" table:formula="of:=[.D161]+[.B160]" office:value-type="float" office:value="4948528">
            <text:p>4948528</text:p>
          </table:table-cell>
          <table:table-cell table:style-name="ce3" table:formula="of:=[.E161]+[.C160]" office:value-type="float" office:value="160909">
            <text:p>160909</text:p>
          </table:table-cell>
          <table:table-cell table:style-name="ce3" office:value-type="float" office:value="60975">
            <text:p>60975</text:p>
          </table:table-cell>
          <table:table-cell table:style-name="ce3" office:value-type="float" office:value="1354">
            <text:p>1354</text:p>
          </table:table-cell>
          <table:table-cell table:style-name="ce5" table:formula="of:=[.D161]/[.D160]-1" office:value-type="percentage" office:value="0.0673400084021845">
            <text:p>6.73%</text:p>
          </table:table-cell>
          <table:table-cell table:style-name="ce5" table:formula="of:=[.E161]/[.E160]-1" office:value-type="percentage" office:value="0.306949806949807">
            <text:p>30.69%</text:p>
          </table:table-cell>
          <table:table-cell table:style-name="ce5" table:formula="of:=[.C161]/[.B161]" office:value-type="percentage" office:value="0.032516538251375">
            <text:p>3.2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08</text:p>
          </table:table-cell>
          <table:table-cell table:style-name="ce3" table:formula="of:=[.D162]+[.B161]" office:value-type="float" office:value="5003724">
            <text:p>5003724</text:p>
          </table:table-cell>
          <table:table-cell table:style-name="ce3" table:formula="of:=[.E162]+[.C161]" office:value-type="float" office:value="161874">
            <text:p>161874</text:p>
          </table:table-cell>
          <table:table-cell table:style-name="ce3" office:value-type="float" office:value="55196">
            <text:p>55196</text:p>
          </table:table-cell>
          <table:table-cell table:style-name="ce3" office:value-type="float" office:value="965">
            <text:p>965</text:p>
          </table:table-cell>
          <table:table-cell table:style-name="ce5" table:formula="of:=[.D162]/[.D161]-1" office:value-type="percentage" office:value="-0.0947765477654776">
            <text:p>-9.48%</text:p>
          </table:table-cell>
          <table:table-cell table:style-name="ce5" table:formula="of:=[.E162]/[.E161]-1" office:value-type="percentage" office:value="-0.287296898079764">
            <text:p>-28.73%</text:p>
          </table:table-cell>
          <table:table-cell table:style-name="ce5" table:formula="of:=[.C162]/[.B162]" office:value-type="percentage" office:value="0.0323507051947709">
            <text:p>3.2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09</text:p>
          </table:table-cell>
          <table:table-cell table:style-name="ce3" table:formula="of:=[.D163]+[.B162]" office:value-type="float" office:value="5052078">
            <text:p>5052078</text:p>
          </table:table-cell>
          <table:table-cell table:style-name="ce3" table:formula="of:=[.E163]+[.C162]" office:value-type="float" office:value="162413">
            <text:p>162413</text:p>
          </table:table-cell>
          <table:table-cell table:style-name="ce3" office:value-type="float" office:value="48354">
            <text:p>48354</text:p>
          </table:table-cell>
          <table:table-cell table:style-name="ce3" office:value-type="float" office:value="539">
            <text:p>539</text:p>
          </table:table-cell>
          <table:table-cell table:style-name="ce5" table:formula="of:=[.D163]/[.D162]-1" office:value-type="percentage" office:value="-0.123958257844771">
            <text:p>-12.40%</text:p>
          </table:table-cell>
          <table:table-cell table:style-name="ce5" table:formula="of:=[.E163]/[.E162]-1" office:value-type="percentage" office:value="-0.441450777202072">
            <text:p>-44.15%</text:p>
          </table:table-cell>
          <table:table-cell table:style-name="ce5" table:formula="of:=[.C163]/[.B163]" office:value-type="percentage" office:value="0.0321477617724825">
            <text:p>3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10</text:p>
          </table:table-cell>
          <table:table-cell table:style-name="ce3" table:formula="of:=[.D164]+[.B163]" office:value-type="float" office:value="5099161">
            <text:p>5099161</text:p>
          </table:table-cell>
          <table:table-cell table:style-name="ce3" table:formula="of:=[.E164]+[.C163]" office:value-type="float" office:value="162950">
            <text:p>162950</text:p>
          </table:table-cell>
          <table:table-cell table:style-name="ce3" office:value-type="float" office:value="47083">
            <text:p>47083</text:p>
          </table:table-cell>
          <table:table-cell table:style-name="ce3" office:value-type="float" office:value="537">
            <text:p>537</text:p>
          </table:table-cell>
          <table:table-cell table:style-name="ce5" table:formula="of:=[.D164]/[.D163]-1" office:value-type="percentage" office:value="-0.0262853124870744">
            <text:p>-2.63%</text:p>
          </table:table-cell>
          <table:table-cell table:style-name="ce5" table:formula="of:=[.E164]/[.E163]-1" office:value-type="percentage" office:value="-0.00371057513914652">
            <text:p>-0.37%</text:p>
          </table:table-cell>
          <table:table-cell table:style-name="ce5" table:formula="of:=[.C164]/[.B164]" office:value-type="percentage" office:value="0.0319562375065231">
            <text:p>3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11</text:p>
          </table:table-cell>
          <table:table-cell table:style-name="ce3" table:formula="of:=[.D165]+[.B164]" office:value-type="float" office:value="5152884">
            <text:p>5152884</text:p>
          </table:table-cell>
          <table:table-cell table:style-name="ce3" table:formula="of:=[.E165]+[.C164]" office:value-type="float" office:value="164094">
            <text:p>164094</text:p>
          </table:table-cell>
          <table:table-cell table:style-name="ce3" office:value-type="float" office:value="53723">
            <text:p>53723</text:p>
          </table:table-cell>
          <table:table-cell table:style-name="ce3" office:value-type="float" office:value="1144">
            <text:p>1144</text:p>
          </table:table-cell>
          <table:table-cell table:style-name="ce5" table:formula="of:=[.D165]/[.D164]-1" office:value-type="percentage" office:value="0.141027547097679">
            <text:p>14.10%</text:p>
          </table:table-cell>
          <table:table-cell table:style-name="ce5" table:formula="of:=[.E165]/[.E164]-1" office:value-type="percentage" office:value="1.13035381750466">
            <text:p>113.04%</text:p>
          </table:table-cell>
          <table:table-cell table:style-name="ce5" table:formula="of:=[.C165]/[.B165]" office:value-type="percentage" office:value="0.0318450793769082">
            <text:p>3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12</text:p>
          </table:table-cell>
          <table:table-cell table:style-name="ce3" table:formula="of:=[.D166]+[.B165]" office:value-type="float" office:value="5207071">
            <text:p>5207071</text:p>
          </table:table-cell>
          <table:table-cell table:style-name="ce3" table:formula="of:=[.E166]+[.C165]" office:value-type="float" office:value="165572">
            <text:p>165572</text:p>
          </table:table-cell>
          <table:table-cell table:style-name="ce3" office:value-type="float" office:value="54187">
            <text:p>54187</text:p>
          </table:table-cell>
          <table:table-cell table:style-name="ce3" office:value-type="float" office:value="1478">
            <text:p>1478</text:p>
          </table:table-cell>
          <table:table-cell table:style-name="ce5" table:formula="of:=[.D166]/[.D165]-1" office:value-type="percentage" office:value="0.00863689667367784">
            <text:p>0.86%</text:p>
          </table:table-cell>
          <table:table-cell table:style-name="ce5" table:formula="of:=[.E166]/[.E165]-1" office:value-type="percentage" office:value="0.291958041958042">
            <text:p>29.20%</text:p>
          </table:table-cell>
          <table:table-cell table:style-name="ce5" table:formula="of:=[.C166]/[.B166]" office:value-type="percentage" office:value="0.0317975307039216">
            <text:p>3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13</text:p>
          </table:table-cell>
          <table:table-cell table:style-name="ce3" table:formula="of:=[.D167]+[.B166]" office:value-type="float" office:value="5261027">
            <text:p>5261027</text:p>
          </table:table-cell>
          <table:table-cell table:style-name="ce3" table:formula="of:=[.E167]+[.C166]" office:value-type="float" office:value="166791">
            <text:p>166791</text:p>
          </table:table-cell>
          <table:table-cell table:style-name="ce3" office:value-type="float" office:value="53956">
            <text:p>53956</text:p>
          </table:table-cell>
          <table:table-cell table:style-name="ce3" office:value-type="float" office:value="1219">
            <text:p>1219</text:p>
          </table:table-cell>
          <table:table-cell table:style-name="ce5" table:formula="of:=[.D167]/[.D166]-1" office:value-type="percentage" office:value="-0.00426301511432636">
            <text:p>-0.43%</text:p>
          </table:table-cell>
          <table:table-cell table:style-name="ce5" table:formula="of:=[.E167]/[.E166]-1" office:value-type="percentage" office:value="-0.175236806495264">
            <text:p>-17.52%</text:p>
          </table:table-cell>
          <table:table-cell table:style-name="ce5" table:formula="of:=[.C167]/[.B167]" office:value-type="percentage" office:value="0.0317031256444797">
            <text:p>3.1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14</text:p>
          </table:table-cell>
          <table:table-cell table:style-name="ce3" table:formula="of:=[.D168]+[.B167]" office:value-type="float" office:value="5320468">
            <text:p>5320468</text:p>
          </table:table-cell>
          <table:table-cell table:style-name="ce3" table:formula="of:=[.E168]+[.C167]" office:value-type="float" office:value="167961">
            <text:p>167961</text:p>
          </table:table-cell>
          <table:table-cell table:style-name="ce3" office:value-type="float" office:value="59441">
            <text:p>59441</text:p>
          </table:table-cell>
          <table:table-cell table:style-name="ce3" office:value-type="float" office:value="1170">
            <text:p>1170</text:p>
          </table:table-cell>
          <table:table-cell table:style-name="ce5" table:formula="of:=[.D168]/[.D167]-1" office:value-type="percentage" office:value="0.101656905626807">
            <text:p>10.17%</text:p>
          </table:table-cell>
          <table:table-cell table:style-name="ce5" table:formula="of:=[.E168]/[.E167]-1" office:value-type="percentage" office:value="-0.0401968826907301">
            <text:p>-4.02%</text:p>
          </table:table-cell>
          <table:table-cell table:style-name="ce5" table:formula="of:=[.C168]/[.B168]" office:value-type="percentage" office:value="0.0315688394329221">
            <text:p>3.1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15</text:p>
          </table:table-cell>
          <table:table-cell table:style-name="ce3" table:formula="of:=[.D169]+[.B168]" office:value-type="float" office:value="5370803">
            <text:p>5370803</text:p>
          </table:table-cell>
          <table:table-cell table:style-name="ce3" table:formula="of:=[.E169]+[.C168]" office:value-type="float" office:value="169020">
            <text:p>169020</text:p>
          </table:table-cell>
          <table:table-cell table:style-name="ce3" office:value-type="float" office:value="50335">
            <text:p>50335</text:p>
          </table:table-cell>
          <table:table-cell table:style-name="ce3" office:value-type="float" office:value="1059">
            <text:p>1059</text:p>
          </table:table-cell>
          <table:table-cell table:style-name="ce5" table:formula="of:=[.D169]/[.D168]-1" office:value-type="percentage" office:value="-0.153193923386215">
            <text:p>-15.32%</text:p>
          </table:table-cell>
          <table:table-cell table:style-name="ce5" table:formula="of:=[.E169]/[.E168]-1" office:value-type="percentage" office:value="-0.0948717948717949">
            <text:p>-9.49%</text:p>
          </table:table-cell>
          <table:table-cell table:style-name="ce5" table:formula="of:=[.C169]/[.B169]" office:value-type="percentage" office:value="0.031470154462936">
            <text:p>3.1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16</text:p>
          </table:table-cell>
          <table:table-cell table:style-name="ce3" table:formula="of:=[.D170]+[.B169]" office:value-type="float" office:value="5413106">
            <text:p>5413106</text:p>
          </table:table-cell>
          <table:table-cell table:style-name="ce3" table:formula="of:=[.E170]+[.C169]" office:value-type="float" office:value="169536">
            <text:p>169536</text:p>
          </table:table-cell>
          <table:table-cell table:style-name="ce3" office:value-type="float" office:value="42303">
            <text:p>42303</text:p>
          </table:table-cell>
          <table:table-cell table:style-name="ce3" office:value-type="float" office:value="516">
            <text:p>516</text:p>
          </table:table-cell>
          <table:table-cell table:style-name="ce5" table:formula="of:=[.D170]/[.D169]-1" office:value-type="percentage" office:value="-0.159570875136585">
            <text:p>-15.96%</text:p>
          </table:table-cell>
          <table:table-cell table:style-name="ce5" table:formula="of:=[.E170]/[.E169]-1" office:value-type="percentage" office:value="-0.512747875354108">
            <text:p>-51.27%</text:p>
          </table:table-cell>
          <table:table-cell table:style-name="ce5" table:formula="of:=[.C170]/[.B170]" office:value-type="percentage" office:value="0.0313195418674602">
            <text:p>3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17</text:p>
          </table:table-cell>
          <table:table-cell table:style-name="ce3" table:formula="of:=[.D171]+[.B170]" office:value-type="float" office:value="5453128">
            <text:p>5453128</text:p>
          </table:table-cell>
          <table:table-cell table:style-name="ce3" table:formula="of:=[.E171]+[.C170]" office:value-type="float" office:value="170078">
            <text:p>170078</text:p>
          </table:table-cell>
          <table:table-cell table:style-name="ce3" office:value-type="float" office:value="40022">
            <text:p>40022</text:p>
          </table:table-cell>
          <table:table-cell table:style-name="ce3" office:value-type="float" office:value="542">
            <text:p>542</text:p>
          </table:table-cell>
          <table:table-cell table:style-name="ce5" table:formula="of:=[.D171]/[.D170]-1" office:value-type="percentage" office:value="-0.0539205257310357">
            <text:p>-5.39%</text:p>
          </table:table-cell>
          <table:table-cell table:style-name="ce5" table:formula="of:=[.E171]/[.E170]-1" office:value-type="percentage" office:value="0.0503875968992249">
            <text:p>5.04%</text:p>
          </table:table-cell>
          <table:table-cell table:style-name="ce5" table:formula="of:=[.C171]/[.B171]" office:value-type="percentage" office:value="0.0311890716667571">
            <text:p>3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18</text:p>
          </table:table-cell>
          <table:table-cell table:style-name="ce3" table:formula="of:=[.D172]+[.B171]" office:value-type="float" office:value="5496354">
            <text:p>5496354</text:p>
          </table:table-cell>
          <table:table-cell table:style-name="ce3" table:formula="of:=[.E172]+[.C171]" office:value-type="float" office:value="171427">
            <text:p>171427</text:p>
          </table:table-cell>
          <table:table-cell table:style-name="ce3" office:value-type="float" office:value="43226">
            <text:p>43226</text:p>
          </table:table-cell>
          <table:table-cell table:style-name="ce3" office:value-type="float" office:value="1349">
            <text:p>1349</text:p>
          </table:table-cell>
          <table:table-cell table:style-name="ce5" table:formula="of:=[.D172]/[.D171]-1" office:value-type="percentage" office:value="0.0800559692169307">
            <text:p>8.01%</text:p>
          </table:table-cell>
          <table:table-cell table:style-name="ce5" table:formula="of:=[.E172]/[.E171]-1" office:value-type="percentage" office:value="1.48892988929889">
            <text:p>148.89%</text:p>
          </table:table-cell>
          <table:table-cell table:style-name="ce5" table:formula="of:=[.C172]/[.B172]" office:value-type="percentage" office:value="0.0311892210727329">
            <text:p>3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19</text:p>
          </table:table-cell>
          <table:table-cell table:style-name="ce3" table:formula="of:=[.D173]+[.B172]" office:value-type="float" office:value="5539286">
            <text:p>5539286</text:p>
          </table:table-cell>
          <table:table-cell table:style-name="ce3" table:formula="of:=[.E173]+[.C172]" office:value-type="float" office:value="172721">
            <text:p>172721</text:p>
          </table:table-cell>
          <table:table-cell table:style-name="ce3" office:value-type="float" office:value="42932">
            <text:p>42932</text:p>
          </table:table-cell>
          <table:table-cell table:style-name="ce3" office:value-type="float" office:value="1294">
            <text:p>1294</text:p>
          </table:table-cell>
          <table:table-cell table:style-name="ce5" table:formula="of:=[.D173]/[.D172]-1" office:value-type="percentage" office:value="-0.00680146208300558">
            <text:p>-0.68%</text:p>
          </table:table-cell>
          <table:table-cell table:style-name="ce5" table:formula="of:=[.E173]/[.E172]-1" office:value-type="percentage" office:value="-0.0407709414381023">
            <text:p>-4.08%</text:p>
          </table:table-cell>
          <table:table-cell table:style-name="ce5" table:formula="of:=[.C173]/[.B173]" office:value-type="percentage" office:value="0.0311810944587443">
            <text:p>3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20</text:p>
          </table:table-cell>
          <table:table-cell table:style-name="ce3" table:formula="of:=[.D174]+[.B173]" office:value-type="float" office:value="5585315">
            <text:p>5585315</text:p>
          </table:table-cell>
          <table:table-cell table:style-name="ce3" table:formula="of:=[.E174]+[.C173]" office:value-type="float" office:value="173763">
            <text:p>173763</text:p>
          </table:table-cell>
          <table:table-cell table:style-name="ce3" office:value-type="float" office:value="46029">
            <text:p>46029</text:p>
          </table:table-cell>
          <table:table-cell table:style-name="ce3" office:value-type="float" office:value="1042">
            <text:p>1042</text:p>
          </table:table-cell>
          <table:table-cell table:style-name="ce5" table:formula="of:=[.D174]/[.D173]-1" office:value-type="percentage" office:value="0.0721373334575608">
            <text:p>7.21%</text:p>
          </table:table-cell>
          <table:table-cell table:style-name="ce5" table:formula="of:=[.E174]/[.E173]-1" office:value-type="percentage" office:value="-0.194744976816074">
            <text:p>-19.47%</text:p>
          </table:table-cell>
          <table:table-cell table:style-name="ce5" table:formula="of:=[.C174]/[.B174]" office:value-type="percentage" office:value="0.0311106893702504">
            <text:p>3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21</text:p>
          </table:table-cell>
          <table:table-cell table:style-name="ce3" table:formula="of:=[.D175]+[.B174]" office:value-type="float" office:value="5630588">
            <text:p>5630588</text:p>
          </table:table-cell>
          <table:table-cell table:style-name="ce3" table:formula="of:=[.E175]+[.C174]" office:value-type="float" office:value="174886">
            <text:p>174886</text:p>
          </table:table-cell>
          <table:table-cell table:style-name="ce3" office:value-type="float" office:value="45273">
            <text:p>45273</text:p>
          </table:table-cell>
          <table:table-cell table:style-name="ce3" office:value-type="float" office:value="1123">
            <text:p>1123</text:p>
          </table:table-cell>
          <table:table-cell table:style-name="ce5" table:formula="of:=[.D175]/[.D174]-1" office:value-type="percentage" office:value="-0.0164244280779509">
            <text:p>-1.64%</text:p>
          </table:table-cell>
          <table:table-cell table:style-name="ce5" table:formula="of:=[.E175]/[.E174]-1" office:value-type="percentage" office:value="0.0777351247600768">
            <text:p>7.77%</text:p>
          </table:table-cell>
          <table:table-cell table:style-name="ce5" table:formula="of:=[.C175]/[.B175]" office:value-type="percentage" office:value="0.0310599887613869">
            <text:p>3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22</text:p>
          </table:table-cell>
          <table:table-cell table:style-name="ce3" table:formula="of:=[.D176]+[.B175]" office:value-type="float" office:value="5675595">
            <text:p>5675595</text:p>
          </table:table-cell>
          <table:table-cell table:style-name="ce3" table:formula="of:=[.E176]+[.C175]" office:value-type="float" office:value="175836">
            <text:p>175836</text:p>
          </table:table-cell>
          <table:table-cell table:style-name="ce3" office:value-type="float" office:value="45007">
            <text:p>45007</text:p>
          </table:table-cell>
          <table:table-cell table:style-name="ce3" office:value-type="float" office:value="950">
            <text:p>950</text:p>
          </table:table-cell>
          <table:table-cell table:style-name="ce5" table:formula="of:=[.D176]/[.D175]-1" office:value-type="percentage" office:value="-0.0058754666136549">
            <text:p>-0.59%</text:p>
          </table:table-cell>
          <table:table-cell table:style-name="ce5" table:formula="of:=[.E176]/[.E175]-1" office:value-type="percentage" office:value="-0.154051647373108">
            <text:p>-15.41%</text:p>
          </table:table-cell>
          <table:table-cell table:style-name="ce5" table:formula="of:=[.C176]/[.B176]" office:value-type="percentage" office:value="0.0309810689451943">
            <text:p>3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23</text:p>
          </table:table-cell>
          <table:table-cell table:style-name="ce3" table:formula="of:=[.D177]+[.B176]" office:value-type="float" office:value="5707935">
            <text:p>5707935</text:p>
          </table:table-cell>
          <table:table-cell table:style-name="ce3" table:formula="of:=[.E177]+[.C176]" office:value-type="float" office:value="176282">
            <text:p>176282</text:p>
          </table:table-cell>
          <table:table-cell table:style-name="ce3" office:value-type="float" office:value="32340">
            <text:p>32340</text:p>
          </table:table-cell>
          <table:table-cell table:style-name="ce3" office:value-type="float" office:value="446">
            <text:p>446</text:p>
          </table:table-cell>
          <table:table-cell table:style-name="ce5" table:formula="of:=[.D177]/[.D176]-1" office:value-type="percentage" office:value="-0.281445108538672">
            <text:p>-28.14%</text:p>
          </table:table-cell>
          <table:table-cell table:style-name="ce5" table:formula="of:=[.E177]/[.E176]-1" office:value-type="percentage" office:value="-0.530526315789474">
            <text:p>-53.05%</text:p>
          </table:table-cell>
          <table:table-cell table:style-name="ce5" table:formula="of:=[.C177]/[.B177]" office:value-type="percentage" office:value="0.030883673342461">
            <text:p>3.0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24</text:p>
          </table:table-cell>
          <table:table-cell table:style-name="ce3" table:formula="of:=[.D178]+[.B177]" office:value-type="float" office:value="5748244">
            <text:p>5748244</text:p>
          </table:table-cell>
          <table:table-cell table:style-name="ce3" table:formula="of:=[.E178]+[.C177]" office:value-type="float" office:value="176785">
            <text:p>176785</text:p>
          </table:table-cell>
          <table:table-cell table:style-name="ce3" office:value-type="float" office:value="40309">
            <text:p>40309</text:p>
          </table:table-cell>
          <table:table-cell table:style-name="ce3" office:value-type="float" office:value="503">
            <text:p>503</text:p>
          </table:table-cell>
          <table:table-cell table:style-name="ce5" table:formula="of:=[.D178]/[.D177]-1" office:value-type="percentage" office:value="0.246413110698825">
            <text:p>24.64%</text:p>
          </table:table-cell>
          <table:table-cell table:style-name="ce5" table:formula="of:=[.E178]/[.E177]-1" office:value-type="percentage" office:value="0.12780269058296">
            <text:p>12.78%</text:p>
          </table:table-cell>
          <table:table-cell table:style-name="ce5" table:formula="of:=[.C178]/[.B178]" office:value-type="percentage" office:value="0.0307546095816392">
            <text:p>3.0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25</text:p>
          </table:table-cell>
          <table:table-cell table:style-name="ce3" table:formula="of:=[.D179]+[.B178]" office:value-type="float" office:value="5786956">
            <text:p>5786956</text:p>
          </table:table-cell>
          <table:table-cell table:style-name="ce3" table:formula="of:=[.E179]+[.C178]" office:value-type="float" office:value="177997">
            <text:p>177997</text:p>
          </table:table-cell>
          <table:table-cell table:style-name="ce3" office:value-type="float" office:value="38712">
            <text:p>38712</text:p>
          </table:table-cell>
          <table:table-cell table:style-name="ce3" office:value-type="float" office:value="1212">
            <text:p>1212</text:p>
          </table:table-cell>
          <table:table-cell table:style-name="ce5" table:formula="of:=[.D179]/[.D178]-1" office:value-type="percentage" office:value="-0.0396189436602248">
            <text:p>-3.96%</text:p>
          </table:table-cell>
          <table:table-cell table:style-name="ce5" table:formula="of:=[.E179]/[.E178]-1" office:value-type="percentage" office:value="1.40954274353877">
            <text:p>140.95%</text:p>
          </table:table-cell>
          <table:table-cell table:style-name="ce5" table:formula="of:=[.C179]/[.B179]" office:value-type="percentage" office:value="0.030758312314799">
            <text:p>3.0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26</text:p>
          </table:table-cell>
          <table:table-cell table:style-name="ce3" table:formula="of:=[.D180]+[.B179]" office:value-type="float" office:value="5831833">
            <text:p>5831833</text:p>
          </table:table-cell>
          <table:table-cell table:style-name="ce3" table:formula="of:=[.E180]+[.C179]" office:value-type="float" office:value="179184">
            <text:p>179184</text:p>
          </table:table-cell>
          <table:table-cell table:style-name="ce3" office:value-type="float" office:value="44877">
            <text:p>44877</text:p>
          </table:table-cell>
          <table:table-cell table:style-name="ce3" office:value-type="float" office:value="1187">
            <text:p>1187</text:p>
          </table:table-cell>
          <table:table-cell table:style-name="ce5" table:formula="of:=[.D180]/[.D179]-1" office:value-type="percentage" office:value="0.159252944823311">
            <text:p>15.93%</text:p>
          </table:table-cell>
          <table:table-cell table:style-name="ce5" table:formula="of:=[.E180]/[.E179]-1" office:value-type="percentage" office:value="-0.0206270627062707">
            <text:p>-2.06%</text:p>
          </table:table-cell>
          <table:table-cell table:style-name="ce5" table:formula="of:=[.C180]/[.B180]" office:value-type="percentage" office:value="0.0307251596539201">
            <text:p>3.0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27</text:p>
          </table:table-cell>
          <table:table-cell table:style-name="ce3" table:formula="of:=[.D181]+[.B180]" office:value-type="float" office:value="5877394">
            <text:p>5877394</text:p>
          </table:table-cell>
          <table:table-cell table:style-name="ce3" table:formula="of:=[.E181]+[.C180]" office:value-type="float" office:value="180308">
            <text:p>180308</text:p>
          </table:table-cell>
          <table:table-cell table:style-name="ce3" office:value-type="float" office:value="45561">
            <text:p>45561</text:p>
          </table:table-cell>
          <table:table-cell table:style-name="ce3" office:value-type="float" office:value="1124">
            <text:p>1124</text:p>
          </table:table-cell>
          <table:table-cell table:style-name="ce5" table:formula="of:=[.D181]/[.D180]-1" office:value-type="percentage" office:value="0.0152416605388062">
            <text:p>1.52%</text:p>
          </table:table-cell>
          <table:table-cell table:style-name="ce5" table:formula="of:=[.E181]/[.E180]-1" office:value-type="percentage" office:value="-0.0530749789385004">
            <text:p>-5.31%</text:p>
          </table:table-cell>
          <table:table-cell table:style-name="ce5" table:formula="of:=[.C181]/[.B181]" office:value-type="percentage" office:value="0.0306782223550097">
            <text:p>3.0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28</text:p>
          </table:table-cell>
          <table:table-cell table:style-name="ce3" table:formula="of:=[.D182]+[.B181]" office:value-type="float" office:value="5923950">
            <text:p>5923950</text:p>
          </table:table-cell>
          <table:table-cell table:style-name="ce3" table:formula="of:=[.E182]+[.C181]" office:value-type="float" office:value="181318">
            <text:p>181318</text:p>
          </table:table-cell>
          <table:table-cell table:style-name="ce3" office:value-type="float" office:value="46556">
            <text:p>46556</text:p>
          </table:table-cell>
          <table:table-cell table:style-name="ce3" office:value-type="float" office:value="1010">
            <text:p>1010</text:p>
          </table:table-cell>
          <table:table-cell table:style-name="ce5" table:formula="of:=[.D182]/[.D181]-1" office:value-type="percentage" office:value="0.0218388534053247">
            <text:p>2.18%</text:p>
          </table:table-cell>
          <table:table-cell table:style-name="ce5" table:formula="of:=[.E182]/[.E181]-1" office:value-type="percentage" office:value="-0.101423487544484">
            <text:p>-10.14%</text:p>
          </table:table-cell>
          <table:table-cell table:style-name="ce5" table:formula="of:=[.C182]/[.B182]" office:value-type="percentage" office:value="0.0306076182277028">
            <text:p>3.0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29</text:p>
          </table:table-cell>
          <table:table-cell table:style-name="ce3" table:formula="of:=[.D183]+[.B182]" office:value-type="float" office:value="5968208">
            <text:p>5968208</text:p>
          </table:table-cell>
          <table:table-cell table:style-name="ce3" table:formula="of:=[.E183]+[.C182]" office:value-type="float" office:value="182188">
            <text:p>182188</text:p>
          </table:table-cell>
          <table:table-cell table:style-name="ce3" office:value-type="float" office:value="44258">
            <text:p>44258</text:p>
          </table:table-cell>
          <table:table-cell table:style-name="ce3" office:value-type="float" office:value="870">
            <text:p>870</text:p>
          </table:table-cell>
          <table:table-cell table:style-name="ce5" table:formula="of:=[.D183]/[.D182]-1" office:value-type="percentage" office:value="-0.0493599106452445">
            <text:p>-4.94%</text:p>
          </table:table-cell>
          <table:table-cell table:style-name="ce5" table:formula="of:=[.E183]/[.E182]-1" office:value-type="percentage" office:value="-0.138613861386139">
            <text:p>-13.86%</text:p>
          </table:table-cell>
          <table:table-cell table:style-name="ce5" table:formula="of:=[.C183]/[.B183]" office:value-type="percentage" office:value="0.0305264159694166">
            <text:p>3.0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30</text:p>
          </table:table-cell>
          <table:table-cell table:style-name="ce3" table:formula="of:=[.D184]+[.B183]" office:value-type="float" office:value="6001447">
            <text:p>6001447</text:p>
          </table:table-cell>
          <table:table-cell table:style-name="ce3" table:formula="of:=[.E184]+[.C183]" office:value-type="float" office:value="182558">
            <text:p>182558</text:p>
          </table:table-cell>
          <table:table-cell table:style-name="ce3" office:value-type="float" office:value="33239">
            <text:p>33239</text:p>
          </table:table-cell>
          <table:table-cell table:style-name="ce3" office:value-type="float" office:value="370">
            <text:p>370</text:p>
          </table:table-cell>
          <table:table-cell table:style-name="ce5" table:formula="of:=[.D184]/[.D183]-1" office:value-type="percentage" office:value="-0.248971937276876">
            <text:p>-24.90%</text:p>
          </table:table-cell>
          <table:table-cell table:style-name="ce5" table:formula="of:=[.E184]/[.E183]-1" office:value-type="percentage" office:value="-0.574712643678161">
            <text:p>-57.47%</text:p>
          </table:table-cell>
          <table:table-cell table:style-name="ce5" table:formula="of:=[.C184]/[.B184]" office:value-type="percentage" office:value="0.0304189972851547">
            <text:p>3.0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31</text:p>
          </table:table-cell>
          <table:table-cell table:style-name="ce3" table:formula="of:=[.D185]+[.B184]" office:value-type="float" office:value="6037579">
            <text:p>6037579</text:p>
          </table:table-cell>
          <table:table-cell table:style-name="ce3" table:formula="of:=[.E185]+[.C184]" office:value-type="float" office:value="183047">
            <text:p>183047</text:p>
          </table:table-cell>
          <table:table-cell table:style-name="ce3" office:value-type="float" office:value="36132">
            <text:p>36132</text:p>
          </table:table-cell>
          <table:table-cell table:style-name="ce3" office:value-type="float" office:value="489">
            <text:p>489</text:p>
          </table:table-cell>
          <table:table-cell table:style-name="ce5" table:formula="of:=[.D185]/[.D184]-1" office:value-type="percentage" office:value="0.0870363127651252">
            <text:p>8.70%</text:p>
          </table:table-cell>
          <table:table-cell table:style-name="ce5" table:formula="of:=[.E185]/[.E184]-1" office:value-type="percentage" office:value="0.321621621621622">
            <text:p>32.16%</text:p>
          </table:table-cell>
          <table:table-cell table:style-name="ce5" table:formula="of:=[.C185]/[.B185]" office:value-type="percentage" office:value="0.0303179469784163">
            <text:p>3.0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01</text:p>
          </table:table-cell>
          <table:table-cell table:style-name="ce3" table:formula="of:=[.D186]+[.B185]" office:value-type="float" office:value="6081436">
            <text:p>6081436</text:p>
          </table:table-cell>
          <table:table-cell table:style-name="ce3" table:formula="of:=[.E186]+[.C185]" office:value-type="float" office:value="184138">
            <text:p>184138</text:p>
          </table:table-cell>
          <table:table-cell table:style-name="ce3" office:value-type="float" office:value="43857">
            <text:p>43857</text:p>
          </table:table-cell>
          <table:table-cell table:style-name="ce3" office:value-type="float" office:value="1091">
            <text:p>1091</text:p>
          </table:table-cell>
          <table:table-cell table:style-name="ce5" table:formula="of:=[.D186]/[.D185]-1" office:value-type="percentage" office:value="0.213799402191963">
            <text:p>21.38%</text:p>
          </table:table-cell>
          <table:table-cell table:style-name="ce5" table:formula="of:=[.E186]/[.E185]-1" office:value-type="percentage" office:value="1.23108384458078">
            <text:p>123.11%</text:p>
          </table:table-cell>
          <table:table-cell table:style-name="ce5" table:formula="of:=[.C186]/[.B186]" office:value-type="percentage" office:value="0.0302787039113788">
            <text:p>3.0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02</text:p>
          </table:table-cell>
          <table:table-cell table:style-name="ce3" table:formula="of:=[.D187]+[.B186]" office:value-type="float" office:value="6122043">
            <text:p>6122043</text:p>
          </table:table-cell>
          <table:table-cell table:style-name="ce3" table:formula="of:=[.E187]+[.C186]" office:value-type="float" office:value="185212">
            <text:p>185212</text:p>
          </table:table-cell>
          <table:table-cell table:style-name="ce3" office:value-type="float" office:value="40607">
            <text:p>40607</text:p>
          </table:table-cell>
          <table:table-cell table:style-name="ce3" office:value-type="float" office:value="1074">
            <text:p>1074</text:p>
          </table:table-cell>
          <table:table-cell table:style-name="ce5" table:formula="of:=[.D187]/[.D186]-1" office:value-type="percentage" office:value="-0.074104475910345">
            <text:p>-7.41%</text:p>
          </table:table-cell>
          <table:table-cell table:style-name="ce5" table:formula="of:=[.E187]/[.E186]-1" office:value-type="percentage" office:value="-0.0155820348304307">
            <text:p>-1.56%</text:p>
          </table:table-cell>
          <table:table-cell table:style-name="ce5" table:formula="of:=[.C187]/[.B187]" office:value-type="percentage" office:value="0.0302532994296185">
            <text:p>3.0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03</text:p>
          </table:table-cell>
          <table:table-cell table:style-name="ce3" table:formula="of:=[.D188]+[.B187]" office:value-type="float" office:value="6167643">
            <text:p>6167643</text:p>
          </table:table-cell>
          <table:table-cell table:style-name="ce3" table:formula="of:=[.E188]+[.C187]" office:value-type="float" office:value="186290">
            <text:p>186290</text:p>
          </table:table-cell>
          <table:table-cell table:style-name="ce3" office:value-type="float" office:value="45600">
            <text:p>45600</text:p>
          </table:table-cell>
          <table:table-cell table:style-name="ce3" office:value-type="float" office:value="1078">
            <text:p>1078</text:p>
          </table:table-cell>
          <table:table-cell table:style-name="ce5" table:formula="of:=[.D188]/[.D187]-1" office:value-type="percentage" office:value="0.122959095722412">
            <text:p>12.30%</text:p>
          </table:table-cell>
          <table:table-cell table:style-name="ce5" table:formula="of:=[.E188]/[.E187]-1" office:value-type="percentage" office:value="0.00372439478584741">
            <text:p>0.37%</text:p>
          </table:table-cell>
          <table:table-cell table:style-name="ce5" table:formula="of:=[.C188]/[.B188]" office:value-type="percentage" office:value="0.030204407096844">
            <text:p>3.0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04</text:p>
          </table:table-cell>
          <table:table-cell table:style-name="ce3" table:formula="of:=[.D189]+[.B188]" office:value-type="float" office:value="6219100">
            <text:p>6219100</text:p>
          </table:table-cell>
          <table:table-cell table:style-name="ce3" table:formula="of:=[.E189]+[.C188]" office:value-type="float" office:value="187270">
            <text:p>187270</text:p>
          </table:table-cell>
          <table:table-cell table:style-name="ce3" office:value-type="float" office:value="51457">
            <text:p>51457</text:p>
          </table:table-cell>
          <table:table-cell table:style-name="ce3" office:value-type="float" office:value="980">
            <text:p>980</text:p>
          </table:table-cell>
          <table:table-cell table:style-name="ce5" table:formula="of:=[.D189]/[.D188]-1" office:value-type="percentage" office:value="0.12844298245614">
            <text:p>12.84%</text:p>
          </table:table-cell>
          <table:table-cell table:style-name="ce5" table:formula="of:=[.E189]/[.E188]-1" office:value-type="percentage" office:value="-0.0909090909090909">
            <text:p>-9.09%</text:p>
          </table:table-cell>
          <table:table-cell table:style-name="ce5" table:formula="of:=[.C189]/[.B189]" office:value-type="percentage" office:value="0.0301120740943223">
            <text:p>3.0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05</text:p>
          </table:table-cell>
          <table:table-cell table:style-name="ce3" table:formula="of:=[.D190]+[.B189]" office:value-type="float" office:value="6261180">
            <text:p>6261180</text:p>
          </table:table-cell>
          <table:table-cell table:style-name="ce3" table:formula="of:=[.E190]+[.C189]" office:value-type="float" office:value="187981">
            <text:p>187981</text:p>
          </table:table-cell>
          <table:table-cell table:style-name="ce3" office:value-type="float" office:value="42080">
            <text:p>42080</text:p>
          </table:table-cell>
          <table:table-cell table:style-name="ce3" office:value-type="float" office:value="711">
            <text:p>711</text:p>
          </table:table-cell>
          <table:table-cell table:style-name="ce5" table:formula="of:=[.D190]/[.D189]-1" office:value-type="percentage" office:value="-0.182229822958976">
            <text:p>-18.22%</text:p>
          </table:table-cell>
          <table:table-cell table:style-name="ce5" table:formula="of:=[.E190]/[.E189]-1" office:value-type="percentage" office:value="-0.274489795918367">
            <text:p>-27.45%</text:p>
          </table:table-cell>
          <table:table-cell table:style-name="ce5" table:formula="of:=[.C190]/[.B190]" office:value-type="percentage" office:value="0.0300232544025248">
            <text:p>3.0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06</text:p>
          </table:table-cell>
          <table:table-cell table:style-name="ce3" table:formula="of:=[.D191]+[.B190]" office:value-type="float" office:value="6292241">
            <text:p>6292241</text:p>
          </table:table-cell>
          <table:table-cell table:style-name="ce3" table:formula="of:=[.E191]+[.C190]" office:value-type="float" office:value="188387">
            <text:p>188387</text:p>
          </table:table-cell>
          <table:table-cell table:style-name="ce3" office:value-type="float" office:value="31061">
            <text:p>31061</text:p>
          </table:table-cell>
          <table:table-cell table:style-name="ce3" office:value-type="float" office:value="406">
            <text:p>406</text:p>
          </table:table-cell>
          <table:table-cell table:style-name="ce5" table:formula="of:=[.D191]/[.D190]-1" office:value-type="percentage" office:value="-0.261858365019011">
            <text:p>-26.19%</text:p>
          </table:table-cell>
          <table:table-cell table:style-name="ce5" table:formula="of:=[.E191]/[.E190]-1" office:value-type="percentage" office:value="-0.428973277074543">
            <text:p>-42.90%</text:p>
          </table:table-cell>
          <table:table-cell table:style-name="ce5" table:formula="of:=[.C191]/[.B191]" office:value-type="percentage" office:value="0.0299395716089069">
            <text:p>2.9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07</text:p>
          </table:table-cell>
          <table:table-cell table:style-name="ce3" table:formula="of:=[.D192]+[.B191]" office:value-type="float" office:value="6317408">
            <text:p>6317408</text:p>
          </table:table-cell>
          <table:table-cell table:style-name="ce3" table:formula="of:=[.E192]+[.C191]" office:value-type="float" office:value="188648">
            <text:p>188648</text:p>
          </table:table-cell>
          <table:table-cell table:style-name="ce3" office:value-type="float" office:value="25167">
            <text:p>25167</text:p>
          </table:table-cell>
          <table:table-cell table:style-name="ce3" office:value-type="float" office:value="261">
            <text:p>261</text:p>
          </table:table-cell>
          <table:table-cell table:style-name="ce5" table:formula="of:=[.D192]/[.D191]-1" office:value-type="percentage" office:value="-0.189755642123563">
            <text:p>-18.98%</text:p>
          </table:table-cell>
          <table:table-cell table:style-name="ce5" table:formula="of:=[.E192]/[.E191]-1" office:value-type="percentage" office:value="-0.357142857142857">
            <text:p>-35.71%</text:p>
          </table:table-cell>
          <table:table-cell table:style-name="ce5" table:formula="of:=[.C192]/[.B192]" office:value-type="percentage" office:value="0.0298616141303522">
            <text:p>2.9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08</text:p>
          </table:table-cell>
          <table:table-cell table:style-name="ce3" table:formula="of:=[.D193]+[.B192]" office:value-type="float" office:value="6345958">
            <text:p>6345958</text:p>
          </table:table-cell>
          <table:table-cell table:style-name="ce3" table:formula="of:=[.E193]+[.C192]" office:value-type="float" office:value="189110">
            <text:p>189110</text:p>
          </table:table-cell>
          <table:table-cell table:style-name="ce3" office:value-type="float" office:value="28550">
            <text:p>28550</text:p>
          </table:table-cell>
          <table:table-cell table:style-name="ce3" office:value-type="float" office:value="462">
            <text:p>462</text:p>
          </table:table-cell>
          <table:table-cell table:style-name="ce5" table:formula="of:=[.D193]/[.D192]-1" office:value-type="percentage" office:value="0.134422060634958">
            <text:p>13.44%</text:p>
          </table:table-cell>
          <table:table-cell table:style-name="ce5" table:formula="of:=[.E193]/[.E192]-1" office:value-type="percentage" office:value="0.770114942528736">
            <text:p>77.01%</text:p>
          </table:table-cell>
          <table:table-cell table:style-name="ce5" table:formula="of:=[.C193]/[.B193]" office:value-type="percentage" office:value="0.0298000711634083">
            <text:p>2.9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09</text:p>
          </table:table-cell>
          <table:table-cell table:style-name="ce3" table:formula="of:=[.D194]+[.B193]" office:value-type="float" office:value="6379159">
            <text:p>6379159</text:p>
          </table:table-cell>
          <table:table-cell table:style-name="ce3" table:formula="of:=[.E194]+[.C193]" office:value-type="float" office:value="190286">
            <text:p>190286</text:p>
          </table:table-cell>
          <table:table-cell table:style-name="ce3" office:value-type="float" office:value="33201">
            <text:p>33201</text:p>
          </table:table-cell>
          <table:table-cell table:style-name="ce3" office:value-type="float" office:value="1176">
            <text:p>1176</text:p>
          </table:table-cell>
          <table:table-cell table:style-name="ce5" table:formula="of:=[.D194]/[.D193]-1" office:value-type="percentage" office:value="0.162907180385289">
            <text:p>16.29%</text:p>
          </table:table-cell>
          <table:table-cell table:style-name="ce5" table:formula="of:=[.E194]/[.E193]-1" office:value-type="percentage" office:value="1.54545454545455">
            <text:p>154.55%</text:p>
          </table:table-cell>
          <table:table-cell table:style-name="ce5" table:formula="of:=[.C194]/[.B194]" office:value-type="percentage" office:value="0.0298293238967707">
            <text:p>2.9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10</text:p>
          </table:table-cell>
          <table:table-cell table:style-name="ce3" table:formula="of:=[.D195]+[.B194]" office:value-type="float" office:value="6416945">
            <text:p>6416945</text:p>
          </table:table-cell>
          <table:table-cell table:style-name="ce3" table:formula="of:=[.E195]+[.C194]" office:value-type="float" office:value="191200">
            <text:p>191200</text:p>
          </table:table-cell>
          <table:table-cell table:style-name="ce3" office:value-type="float" office:value="37786">
            <text:p>37786</text:p>
          </table:table-cell>
          <table:table-cell table:style-name="ce3" office:value-type="float" office:value="914">
            <text:p>914</text:p>
          </table:table-cell>
          <table:table-cell table:style-name="ce5" table:formula="of:=[.D195]/[.D194]-1" office:value-type="percentage" office:value="0.138098250052709">
            <text:p>13.81%</text:p>
          </table:table-cell>
          <table:table-cell table:style-name="ce5" table:formula="of:=[.E195]/[.E194]-1" office:value-type="percentage" office:value="-0.222789115646258">
            <text:p>-22.28%</text:p>
          </table:table-cell>
          <table:table-cell table:style-name="ce5" table:formula="of:=[.C195]/[.B195]" office:value-type="percentage" office:value="0.0297961101427548">
            <text:p>2.9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11</text:p>
          </table:table-cell>
          <table:table-cell table:style-name="ce3" table:formula="of:=[.D196]+[.B195]" office:value-type="float" office:value="6464591">
            <text:p>6464591</text:p>
          </table:table-cell>
          <table:table-cell table:style-name="ce3" table:formula="of:=[.E196]+[.C195]" office:value-type="float" office:value="192424">
            <text:p>192424</text:p>
          </table:table-cell>
          <table:table-cell table:style-name="ce3" office:value-type="float" office:value="47646">
            <text:p>47646</text:p>
          </table:table-cell>
          <table:table-cell table:style-name="ce3" office:value-type="float" office:value="1224">
            <text:p>1224</text:p>
          </table:table-cell>
          <table:table-cell table:style-name="ce5" table:formula="of:=[.D196]/[.D195]-1" office:value-type="percentage" office:value="0.26094320647859">
            <text:p>26.09%</text:p>
          </table:table-cell>
          <table:table-cell table:style-name="ce5" table:formula="of:=[.E196]/[.E195]-1" office:value-type="percentage" office:value="0.339168490153173">
            <text:p>33.92%</text:p>
          </table:table-cell>
          <table:table-cell table:style-name="ce5" table:formula="of:=[.C196]/[.B196]" office:value-type="percentage" office:value="0.0297658428816301">
            <text:p>2.9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12</text:p>
          </table:table-cell>
          <table:table-cell table:style-name="ce3" table:formula="of:=[.D197]+[.B196]" office:value-type="float" office:value="6503775">
            <text:p>6503775</text:p>
          </table:table-cell>
          <table:table-cell table:style-name="ce3" table:formula="of:=[.E197]+[.C196]" office:value-type="float" office:value="193122">
            <text:p>193122</text:p>
          </table:table-cell>
          <table:table-cell table:style-name="ce3" office:value-type="float" office:value="39184">
            <text:p>39184</text:p>
          </table:table-cell>
          <table:table-cell table:style-name="ce3" office:value-type="float" office:value="698">
            <text:p>698</text:p>
          </table:table-cell>
          <table:table-cell table:style-name="ce5" table:formula="of:=[.D197]/[.D196]-1" office:value-type="percentage" office:value="-0.177601477563699">
            <text:p>-17.76%</text:p>
          </table:table-cell>
          <table:table-cell table:style-name="ce5" table:formula="of:=[.E197]/[.E196]-1" office:value-type="percentage" office:value="-0.429738562091503">
            <text:p>-42.97%</text:p>
          </table:table-cell>
          <table:table-cell table:style-name="ce5" table:formula="of:=[.C197]/[.B197]" office:value-type="percentage" office:value="0.0296938316593056">
            <text:p>2.9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13</text:p>
          </table:table-cell>
          <table:table-cell table:style-name="ce3" table:formula="of:=[.D198]+[.B197]" office:value-type="float" office:value="6537144">
            <text:p>6537144</text:p>
          </table:table-cell>
          <table:table-cell table:style-name="ce3" table:formula="of:=[.E198]+[.C197]" office:value-type="float" office:value="193521">
            <text:p>193521</text:p>
          </table:table-cell>
          <table:table-cell table:style-name="ce3" office:value-type="float" office:value="33369">
            <text:p>33369</text:p>
          </table:table-cell>
          <table:table-cell table:style-name="ce3" office:value-type="float" office:value="399">
            <text:p>399</text:p>
          </table:table-cell>
          <table:table-cell table:style-name="ce5" table:formula="of:=[.D198]/[.D197]-1" office:value-type="percentage" office:value="-0.14840240914659">
            <text:p>-14.84%</text:p>
          </table:table-cell>
          <table:table-cell table:style-name="ce5" table:formula="of:=[.E198]/[.E197]-1" office:value-type="percentage" office:value="-0.42836676217765">
            <text:p>-42.84%</text:p>
          </table:table-cell>
          <table:table-cell table:style-name="ce5" table:formula="of:=[.C198]/[.B198]" office:value-type="percentage" office:value="0.0296032946497737">
            <text:p>2.9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14</text:p>
          </table:table-cell>
          <table:table-cell table:style-name="ce3" table:formula="of:=[.D199]+[.B198]" office:value-type="float" office:value="6573980">
            <text:p>6573980</text:p>
          </table:table-cell>
          <table:table-cell table:style-name="ce3" table:formula="of:=[.E199]+[.C198]" office:value-type="float" office:value="193968">
            <text:p>193968</text:p>
          </table:table-cell>
          <table:table-cell table:style-name="ce3" office:value-type="float" office:value="36836">
            <text:p>36836</text:p>
          </table:table-cell>
          <table:table-cell table:style-name="ce3" office:value-type="float" office:value="447">
            <text:p>447</text:p>
          </table:table-cell>
          <table:table-cell table:style-name="ce5" table:formula="of:=[.D199]/[.D198]-1" office:value-type="percentage" office:value="0.103898828253769">
            <text:p>10.39%</text:p>
          </table:table-cell>
          <table:table-cell table:style-name="ce5" table:formula="of:=[.E199]/[.E198]-1" office:value-type="percentage" office:value="0.120300751879699">
            <text:p>12.03%</text:p>
          </table:table-cell>
          <table:table-cell table:style-name="ce5" table:formula="of:=[.C199]/[.B199]" office:value-type="percentage" office:value="0.0295054137676111">
            <text:p>2.9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15</text:p>
          </table:table-cell>
          <table:table-cell table:style-name="ce3" table:formula="of:=[.D200]+[.B199]" office:value-type="float" office:value="6613197">
            <text:p>6613197</text:p>
          </table:table-cell>
          <table:table-cell table:style-name="ce3" table:formula="of:=[.E200]+[.C199]" office:value-type="float" office:value="195249">
            <text:p>195249</text:p>
          </table:table-cell>
          <table:table-cell table:style-name="ce3" office:value-type="float" office:value="39217">
            <text:p>39217</text:p>
          </table:table-cell>
          <table:table-cell table:style-name="ce3" office:value-type="float" office:value="1281">
            <text:p>1281</text:p>
          </table:table-cell>
          <table:table-cell table:style-name="ce5" table:formula="of:=[.D200]/[.D199]-1" office:value-type="percentage" office:value="0.0646378542729937">
            <text:p>6.46%</text:p>
          </table:table-cell>
          <table:table-cell table:style-name="ce5" table:formula="of:=[.E200]/[.E199]-1" office:value-type="percentage" office:value="1.86577181208054">
            <text:p>186.58%</text:p>
          </table:table-cell>
          <table:table-cell table:style-name="ce5" table:formula="of:=[.C200]/[.B200]" office:value-type="percentage" office:value="0.0295241469443599">
            <text:p>2.9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16</text:p>
          </table:table-cell>
          <table:table-cell table:style-name="ce3" table:formula="of:=[.D201]+[.B200]" office:value-type="float" office:value="6652465">
            <text:p>6652465</text:p>
          </table:table-cell>
          <table:table-cell table:style-name="ce3" table:formula="of:=[.E201]+[.C200]" office:value-type="float" office:value="196246">
            <text:p>196246</text:p>
          </table:table-cell>
          <table:table-cell table:style-name="ce3" office:value-type="float" office:value="39268">
            <text:p>39268</text:p>
          </table:table-cell>
          <table:table-cell table:style-name="ce3" office:value-type="float" office:value="997">
            <text:p>997</text:p>
          </table:table-cell>
          <table:table-cell table:style-name="ce5" table:formula="of:=[.D201]/[.D200]-1" office:value-type="percentage" office:value="0.00130045643470944">
            <text:p>0.13%</text:p>
          </table:table-cell>
          <table:table-cell table:style-name="ce5" table:formula="of:=[.E201]/[.E200]-1" office:value-type="percentage" office:value="-0.221701795472287">
            <text:p>-22.17%</text:p>
          </table:table-cell>
          <table:table-cell table:style-name="ce5" table:formula="of:=[.C201]/[.B201]" office:value-type="percentage" office:value="0.0294997418250228">
            <text:p>2.9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17</text:p>
          </table:table-cell>
          <table:table-cell table:style-name="ce3" table:formula="of:=[.D202]+[.B201]" office:value-type="float" office:value="6697775">
            <text:p>6697775</text:p>
          </table:table-cell>
          <table:table-cell table:style-name="ce3" table:formula="of:=[.E202]+[.C201]" office:value-type="float" office:value="197095">
            <text:p>197095</text:p>
          </table:table-cell>
          <table:table-cell table:style-name="ce3" office:value-type="float" office:value="45310">
            <text:p>45310</text:p>
          </table:table-cell>
          <table:table-cell table:style-name="ce3" office:value-type="float" office:value="849">
            <text:p>849</text:p>
          </table:table-cell>
          <table:table-cell table:style-name="ce5" table:formula="of:=[.D202]/[.D201]-1" office:value-type="percentage" office:value="0.153865743098706">
            <text:p>15.39%</text:p>
          </table:table-cell>
          <table:table-cell table:style-name="ce5" table:formula="of:=[.E202]/[.E201]-1" office:value-type="percentage" office:value="-0.148445336008024">
            <text:p>-14.84%</text:p>
          </table:table-cell>
          <table:table-cell table:style-name="ce5" table:formula="of:=[.C202]/[.B202]" office:value-type="percentage" office:value="0.0294269365572895">
            <text:p>2.9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18</text:p>
          </table:table-cell>
          <table:table-cell table:style-name="ce3" table:formula="of:=[.D203]+[.B202]" office:value-type="float" office:value="6746662">
            <text:p>6746662</text:p>
          </table:table-cell>
          <table:table-cell table:style-name="ce3" table:formula="of:=[.E203]+[.C202]" office:value-type="float" office:value="198044">
            <text:p>198044</text:p>
          </table:table-cell>
          <table:table-cell table:style-name="ce3" office:value-type="float" office:value="48887">
            <text:p>48887</text:p>
          </table:table-cell>
          <table:table-cell table:style-name="ce3" office:value-type="float" office:value="949">
            <text:p>949</text:p>
          </table:table-cell>
          <table:table-cell table:style-name="ce5" table:formula="of:=[.D203]/[.D202]-1" office:value-type="percentage" office:value="0.0789450452438756">
            <text:p>7.89%</text:p>
          </table:table-cell>
          <table:table-cell table:style-name="ce5" table:formula="of:=[.E203]/[.E202]-1" office:value-type="percentage" office:value="0.117785630153121">
            <text:p>11.78%</text:p>
          </table:table-cell>
          <table:table-cell table:style-name="ce5" table:formula="of:=[.C203]/[.B203]" office:value-type="percentage" office:value="0.0293543681304918">
            <text:p>2.9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19</text:p>
          </table:table-cell>
          <table:table-cell table:style-name="ce3" table:formula="of:=[.D204]+[.B203]" office:value-type="float" office:value="6788473">
            <text:p>6788473</text:p>
          </table:table-cell>
          <table:table-cell table:style-name="ce3" table:formula="of:=[.E204]+[.C203]" office:value-type="float" office:value="198714">
            <text:p>198714</text:p>
          </table:table-cell>
          <table:table-cell table:style-name="ce3" office:value-type="float" office:value="41811">
            <text:p>41811</text:p>
          </table:table-cell>
          <table:table-cell table:style-name="ce3" office:value-type="float" office:value="670">
            <text:p>670</text:p>
          </table:table-cell>
          <table:table-cell table:style-name="ce5" table:formula="of:=[.D204]/[.D203]-1" office:value-type="percentage" office:value="-0.144741955939207">
            <text:p>-14.47%</text:p>
          </table:table-cell>
          <table:table-cell table:style-name="ce5" table:formula="of:=[.E204]/[.E203]-1" office:value-type="percentage" office:value="-0.293993677555321">
            <text:p>-29.40%</text:p>
          </table:table-cell>
          <table:table-cell table:style-name="ce5" table:formula="of:=[.C204]/[.B204]" office:value-type="percentage" office:value="0.0292722678575874">
            <text:p>2.9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20</text:p>
          </table:table-cell>
          <table:table-cell table:style-name="ce3" table:formula="of:=[.D205]+[.B204]" office:value-type="float" office:value="6824829">
            <text:p>6824829</text:p>
          </table:table-cell>
          <table:table-cell table:style-name="ce3" table:formula="of:=[.E205]+[.C204]" office:value-type="float" office:value="198927">
            <text:p>198927</text:p>
          </table:table-cell>
          <table:table-cell table:style-name="ce3" office:value-type="float" office:value="36356">
            <text:p>36356</text:p>
          </table:table-cell>
          <table:table-cell table:style-name="ce3" office:value-type="float" office:value="213">
            <text:p>213</text:p>
          </table:table-cell>
          <table:table-cell table:style-name="ce5" table:formula="of:=[.D205]/[.D204]-1" office:value-type="percentage" office:value="-0.130468058644854">
            <text:p>-13.05%</text:p>
          </table:table-cell>
          <table:table-cell table:style-name="ce5" table:formula="of:=[.E205]/[.E204]-1" office:value-type="percentage" office:value="-0.682089552238806">
            <text:p>-68.21%</text:p>
          </table:table-cell>
          <table:table-cell table:style-name="ce5" table:formula="of:=[.C205]/[.B205]" office:value-type="percentage" office:value="0.0291475434769135">
            <text:p>2.9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21</text:p>
          </table:table-cell>
          <table:table-cell table:style-name="ce3" table:formula="of:=[.D206]+[.B205]" office:value-type="float" office:value="6879779">
            <text:p>6879779</text:p>
          </table:table-cell>
          <table:table-cell table:style-name="ce3" table:formula="of:=[.E206]+[.C205]" office:value-type="float" office:value="199357">
            <text:p>199357</text:p>
          </table:table-cell>
          <table:table-cell table:style-name="ce3" office:value-type="float" office:value="54950">
            <text:p>54950</text:p>
          </table:table-cell>
          <table:table-cell table:style-name="ce3" office:value-type="float" office:value="430">
            <text:p>430</text:p>
          </table:table-cell>
          <table:table-cell table:style-name="ce5" table:formula="of:=[.D206]/[.D205]-1" office:value-type="percentage" office:value="0.51144240290461">
            <text:p>51.14%</text:p>
          </table:table-cell>
          <table:table-cell table:style-name="ce5" table:formula="of:=[.E206]/[.E205]-1" office:value-type="percentage" office:value="1.018779342723">
            <text:p>101.88%</text:p>
          </table:table-cell>
          <table:table-cell table:style-name="ce5" table:formula="of:=[.C206]/[.B206]" office:value-type="percentage" office:value="0.0289772389491">
            <text:p>2.9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22</text:p>
          </table:table-cell>
          <table:table-cell table:style-name="ce3" table:formula="of:=[.D207]+[.B206]" office:value-type="float" office:value="6917170">
            <text:p>6917170</text:p>
          </table:table-cell>
          <table:table-cell table:style-name="ce3" table:formula="of:=[.E207]+[.C206]" office:value-type="float" office:value="200298">
            <text:p>200298</text:p>
          </table:table-cell>
          <table:table-cell table:style-name="ce3" office:value-type="float" office:value="37391">
            <text:p>37391</text:p>
          </table:table-cell>
          <table:table-cell table:style-name="ce3" office:value-type="float" office:value="941">
            <text:p>941</text:p>
          </table:table-cell>
          <table:table-cell table:style-name="ce5" table:formula="of:=[.D207]/[.D206]-1" office:value-type="percentage" office:value="-0.319545040946315">
            <text:p>-31.95%</text:p>
          </table:table-cell>
          <table:table-cell table:style-name="ce5" table:formula="of:=[.E207]/[.E206]-1" office:value-type="percentage" office:value="1.18837209302326">
            <text:p>118.84%</text:p>
          </table:table-cell>
          <table:table-cell table:style-name="ce5" table:formula="of:=[.C207]/[.B207]" office:value-type="percentage" office:value="0.0289566397818761">
            <text:p>2.9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23</text:p>
          </table:table-cell>
          <table:table-cell table:style-name="ce3" table:formula="of:=[.D208]+[.B207]" office:value-type="float" office:value="6958721">
            <text:p>6958721</text:p>
          </table:table-cell>
          <table:table-cell table:style-name="ce3" table:formula="of:=[.E208]+[.C207]" office:value-type="float" office:value="201388">
            <text:p>201388</text:p>
          </table:table-cell>
          <table:table-cell table:style-name="ce3" office:value-type="float" office:value="41551">
            <text:p>41551</text:p>
          </table:table-cell>
          <table:table-cell table:style-name="ce3" office:value-type="float" office:value="1090">
            <text:p>1090</text:p>
          </table:table-cell>
          <table:table-cell table:style-name="ce5" table:formula="of:=[.D208]/[.D207]-1" office:value-type="percentage" office:value="0.111256719531438">
            <text:p>11.13%</text:p>
          </table:table-cell>
          <table:table-cell table:style-name="ce5" table:formula="of:=[.E208]/[.E207]-1" office:value-type="percentage" office:value="0.158342189160468">
            <text:p>15.83%</text:p>
          </table:table-cell>
          <table:table-cell table:style-name="ce5" table:formula="of:=[.C208]/[.B208]" office:value-type="percentage" office:value="0.0289403756811058">
            <text:p>2.8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24</text:p>
          </table:table-cell>
          <table:table-cell table:style-name="ce3" table:formula="of:=[.D209]+[.B208]" office:value-type="float" office:value="7003923">
            <text:p>7003923</text:p>
          </table:table-cell>
          <table:table-cell table:style-name="ce3" table:formula="of:=[.E209]+[.C208]" office:value-type="float" office:value="202273">
            <text:p>202273</text:p>
          </table:table-cell>
          <table:table-cell table:style-name="ce3" office:value-type="float" office:value="45202">
            <text:p>45202</text:p>
          </table:table-cell>
          <table:table-cell table:style-name="ce3" office:value-type="float" office:value="885">
            <text:p>885</text:p>
          </table:table-cell>
          <table:table-cell table:style-name="ce5" table:formula="of:=[.D209]/[.D208]-1" office:value-type="percentage" office:value="0.0878679213496667">
            <text:p>8.79%</text:p>
          </table:table-cell>
          <table:table-cell table:style-name="ce5" table:formula="of:=[.E209]/[.E208]-1" office:value-type="percentage" office:value="-0.188073394495413">
            <text:p>-18.81%</text:p>
          </table:table-cell>
          <table:table-cell table:style-name="ce5" table:formula="of:=[.C209]/[.B209]" office:value-type="percentage" office:value="0.028879957703704">
            <text:p>2.8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25</text:p>
          </table:table-cell>
          <table:table-cell table:style-name="ce3" table:formula="of:=[.D210]+[.B209]" office:value-type="float" office:value="7058504">
            <text:p>7058504</text:p>
          </table:table-cell>
          <table:table-cell table:style-name="ce3" table:formula="of:=[.E210]+[.C209]" office:value-type="float" office:value="203126">
            <text:p>203126</text:p>
          </table:table-cell>
          <table:table-cell table:style-name="ce3" office:value-type="float" office:value="54581">
            <text:p>54581</text:p>
          </table:table-cell>
          <table:table-cell table:style-name="ce3" office:value-type="float" office:value="853">
            <text:p>853</text:p>
          </table:table-cell>
          <table:table-cell table:style-name="ce5" table:formula="of:=[.D210]/[.D209]-1" office:value-type="percentage" office:value="0.20749081899031">
            <text:p>20.75%</text:p>
          </table:table-cell>
          <table:table-cell table:style-name="ce5" table:formula="of:=[.E210]/[.E209]-1" office:value-type="percentage" office:value="-0.0361581920903955">
            <text:p>-3.62%</text:p>
          </table:table-cell>
          <table:table-cell table:style-name="ce5" table:formula="of:=[.C210]/[.B210]" office:value-type="percentage" office:value="0.0287774859941993">
            <text:p>2.8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26</text:p>
          </table:table-cell>
          <table:table-cell table:style-name="ce3" table:formula="of:=[.D211]+[.B210]" office:value-type="float" office:value="7101201">
            <text:p>7101201</text:p>
          </table:table-cell>
          <table:table-cell table:style-name="ce3" table:formula="of:=[.E211]+[.C210]" office:value-type="float" office:value="203895">
            <text:p>203895</text:p>
          </table:table-cell>
          <table:table-cell table:style-name="ce3" office:value-type="float" office:value="42697">
            <text:p>42697</text:p>
          </table:table-cell>
          <table:table-cell table:style-name="ce3" office:value-type="float" office:value="769">
            <text:p>769</text:p>
          </table:table-cell>
          <table:table-cell table:style-name="ce5" table:formula="of:=[.D211]/[.D210]-1" office:value-type="percentage" office:value="-0.217731445008336">
            <text:p>-21.77%</text:p>
          </table:table-cell>
          <table:table-cell table:style-name="ce5" table:formula="of:=[.E211]/[.E210]-1" office:value-type="percentage" office:value="-0.0984759671746777">
            <text:p>-9.85%</text:p>
          </table:table-cell>
          <table:table-cell table:style-name="ce5" table:formula="of:=[.C211]/[.B211]" office:value-type="percentage" office:value="0.0287127487308133">
            <text:p>2.8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27</text:p>
          </table:table-cell>
          <table:table-cell table:style-name="ce3" table:formula="of:=[.D212]+[.B211]" office:value-type="float" office:value="7138499">
            <text:p>7138499</text:p>
          </table:table-cell>
          <table:table-cell table:style-name="ce3" table:formula="of:=[.E212]+[.C211]" office:value-type="float" office:value="204162">
            <text:p>204162</text:p>
          </table:table-cell>
          <table:table-cell table:style-name="ce3" office:value-type="float" office:value="37298">
            <text:p>37298</text:p>
          </table:table-cell>
          <table:table-cell table:style-name="ce3" office:value-type="float" office:value="267">
            <text:p>267</text:p>
          </table:table-cell>
          <table:table-cell table:style-name="ce5" table:formula="of:=[.D212]/[.D211]-1" office:value-type="percentage" office:value="-0.126449165046725">
            <text:p>-12.64%</text:p>
          </table:table-cell>
          <table:table-cell table:style-name="ce5" table:formula="of:=[.E212]/[.E211]-1" office:value-type="percentage" office:value="-0.652795838751625">
            <text:p>-65.28%</text:p>
          </table:table-cell>
          <table:table-cell table:style-name="ce5" table:formula="of:=[.C212]/[.B212]" office:value-type="percentage" office:value="0.0286001300833691">
            <text:p>2.8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28</text:p>
          </table:table-cell>
          <table:table-cell table:style-name="ce3" table:formula="of:=[.D213]+[.B212]" office:value-type="float" office:value="7175859">
            <text:p>7175859</text:p>
          </table:table-cell>
          <table:table-cell table:style-name="ce3" table:formula="of:=[.E213]+[.C212]" office:value-type="float" office:value="204512">
            <text:p>204512</text:p>
          </table:table-cell>
          <table:table-cell table:style-name="ce3" office:value-type="float" office:value="37360">
            <text:p>37360</text:p>
          </table:table-cell>
          <table:table-cell table:style-name="ce3" office:value-type="float" office:value="350">
            <text:p>350</text:p>
          </table:table-cell>
          <table:table-cell table:style-name="ce5" table:formula="of:=[.D213]/[.D212]-1" office:value-type="percentage" office:value="0.00166228752211905">
            <text:p>0.17%</text:p>
          </table:table-cell>
          <table:table-cell table:style-name="ce5" table:formula="of:=[.E213]/[.E212]-1" office:value-type="percentage" office:value="0.310861423220974">
            <text:p>31.09%</text:p>
          </table:table-cell>
          <table:table-cell table:style-name="ce5" table:formula="of:=[.C213]/[.B213]" office:value-type="percentage" office:value="0.0285000025780886">
            <text:p>2.8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29</text:p>
          </table:table-cell>
          <table:table-cell table:style-name="ce3" table:formula="of:=[.D214]+[.B213]" office:value-type="float" office:value="7219556">
            <text:p>7219556</text:p>
          </table:table-cell>
          <table:table-cell table:style-name="ce3" table:formula="of:=[.E214]+[.C213]" office:value-type="float" office:value="205438">
            <text:p>205438</text:p>
          </table:table-cell>
          <table:table-cell table:style-name="ce3" office:value-type="float" office:value="43697">
            <text:p>43697</text:p>
          </table:table-cell>
          <table:table-cell table:style-name="ce3" office:value-type="float" office:value="926">
            <text:p>926</text:p>
          </table:table-cell>
          <table:table-cell table:style-name="ce5" table:formula="of:=[.D214]/[.D213]-1" office:value-type="percentage" office:value="0.169619914346895">
            <text:p>16.96%</text:p>
          </table:table-cell>
          <table:table-cell table:style-name="ce5" table:formula="of:=[.E214]/[.E213]-1" office:value-type="percentage" office:value="1.64571428571429">
            <text:p>164.57%</text:p>
          </table:table-cell>
          <table:table-cell table:style-name="ce5" table:formula="of:=[.C214]/[.B214]" office:value-type="percentage" office:value="0.0284557665319031">
            <text:p>2.8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30</text:p>
          </table:table-cell>
          <table:table-cell table:style-name="ce3" table:formula="of:=[.D215]+[.B214]" office:value-type="float" office:value="7261614">
            <text:p>7261614</text:p>
          </table:table-cell>
          <table:table-cell table:style-name="ce3" table:formula="of:=[.E215]+[.C214]" office:value-type="float" office:value="206412">
            <text:p>206412</text:p>
          </table:table-cell>
          <table:table-cell table:style-name="ce3" office:value-type="float" office:value="42058">
            <text:p>42058</text:p>
          </table:table-cell>
          <table:table-cell table:style-name="ce3" office:value-type="float" office:value="974">
            <text:p>974</text:p>
          </table:table-cell>
          <table:table-cell table:style-name="ce5" table:formula="of:=[.D215]/[.D214]-1" office:value-type="percentage" office:value="-0.0375082957640113">
            <text:p>-3.75%</text:p>
          </table:table-cell>
          <table:table-cell table:style-name="ce5" table:formula="of:=[.E215]/[.E214]-1" office:value-type="percentage" office:value="0.0518358531317495">
            <text:p>5.18%</text:p>
          </table:table-cell>
          <table:table-cell table:style-name="ce5" table:formula="of:=[.C215]/[.B215]" office:value-type="percentage" office:value="0.0284250856627741">
            <text:p>2.8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01</text:p>
          </table:table-cell>
          <table:table-cell table:style-name="ce3" table:formula="of:=[.D216]+[.B215]" office:value-type="float" office:value="7308032">
            <text:p>7308032</text:p>
          </table:table-cell>
          <table:table-cell table:style-name="ce3" table:formula="of:=[.E216]+[.C215]" office:value-type="float" office:value="207259">
            <text:p>207259</text:p>
          </table:table-cell>
          <table:table-cell table:style-name="ce3" office:value-type="float" office:value="46418">
            <text:p>46418</text:p>
          </table:table-cell>
          <table:table-cell table:style-name="ce3" office:value-type="float" office:value="847">
            <text:p>847</text:p>
          </table:table-cell>
          <table:table-cell table:style-name="ce5" table:formula="of:=[.D216]/[.D215]-1" office:value-type="percentage" office:value="0.103666365495269">
            <text:p>10.37%</text:p>
          </table:table-cell>
          <table:table-cell table:style-name="ce5" table:formula="of:=[.E216]/[.E215]-1" office:value-type="percentage" office:value="-0.130390143737166">
            <text:p>-13.04%</text:p>
          </table:table-cell>
          <table:table-cell table:style-name="ce5" table:formula="of:=[.C216]/[.B216]" office:value-type="percentage" office:value="0.0283604395820927">
            <text:p>2.8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02</text:p>
          </table:table-cell>
          <table:table-cell table:style-name="ce3" table:formula="of:=[.D217]+[.B216]" office:value-type="float" office:value="7361612">
            <text:p>7361612</text:p>
          </table:table-cell>
          <table:table-cell table:style-name="ce3" table:formula="of:=[.E217]+[.C216]" office:value-type="float" office:value="208124">
            <text:p>208124</text:p>
          </table:table-cell>
          <table:table-cell table:style-name="ce3" office:value-type="float" office:value="53580">
            <text:p>53580</text:p>
          </table:table-cell>
          <table:table-cell table:style-name="ce3" office:value-type="float" office:value="865">
            <text:p>865</text:p>
          </table:table-cell>
          <table:table-cell table:style-name="ce5" table:formula="of:=[.D217]/[.D216]-1" office:value-type="percentage" office:value="0.154293593002715">
            <text:p>15.43%</text:p>
          </table:table-cell>
          <table:table-cell table:style-name="ce5" table:formula="of:=[.E217]/[.E216]-1" office:value-type="percentage" office:value="0.0212514757969304">
            <text:p>2.13%</text:p>
          </table:table-cell>
          <table:table-cell table:style-name="ce5" table:formula="of:=[.C217]/[.B217]" office:value-type="percentage" office:value="0.0282715253126625">
            <text:p>2.8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03</text:p>
          </table:table-cell>
          <table:table-cell table:style-name="ce3" table:formula="of:=[.D218]+[.B217]" office:value-type="float" office:value="7409391">
            <text:p>7409391</text:p>
          </table:table-cell>
          <table:table-cell table:style-name="ce3" table:formula="of:=[.E218]+[.C217]" office:value-type="float" office:value="208833">
            <text:p>208833</text:p>
          </table:table-cell>
          <table:table-cell table:style-name="ce3" office:value-type="float" office:value="47779">
            <text:p>47779</text:p>
          </table:table-cell>
          <table:table-cell table:style-name="ce3" office:value-type="float" office:value="709">
            <text:p>709</text:p>
          </table:table-cell>
          <table:table-cell table:style-name="ce5" table:formula="of:=[.D218]/[.D217]-1" office:value-type="percentage" office:value="-0.108268010451661">
            <text:p>-10.83%</text:p>
          </table:table-cell>
          <table:table-cell table:style-name="ce5" table:formula="of:=[.E218]/[.E217]-1" office:value-type="percentage" office:value="-0.180346820809249">
            <text:p>-18.03%</text:p>
          </table:table-cell>
          <table:table-cell table:style-name="ce5" table:formula="of:=[.C218]/[.B218]" office:value-type="percentage" office:value="0.0281849075045439">
            <text:p>2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04</text:p>
          </table:table-cell>
          <table:table-cell table:style-name="ce3" table:formula="of:=[.D219]+[.B218]" office:value-type="float" office:value="7444454">
            <text:p>7444454</text:p>
          </table:table-cell>
          <table:table-cell table:style-name="ce3" table:formula="of:=[.E219]+[.C218]" office:value-type="float" office:value="209166">
            <text:p>209166</text:p>
          </table:table-cell>
          <table:table-cell table:style-name="ce3" office:value-type="float" office:value="35063">
            <text:p>35063</text:p>
          </table:table-cell>
          <table:table-cell table:style-name="ce3" office:value-type="float" office:value="333">
            <text:p>333</text:p>
          </table:table-cell>
          <table:table-cell table:style-name="ce5" table:formula="of:=[.D219]/[.D218]-1" office:value-type="percentage" office:value="-0.266142028924842">
            <text:p>-26.61%</text:p>
          </table:table-cell>
          <table:table-cell table:style-name="ce5" table:formula="of:=[.E219]/[.E218]-1" office:value-type="percentage" office:value="-0.530324400564175">
            <text:p>-53.03%</text:p>
          </table:table-cell>
          <table:table-cell table:style-name="ce5" table:formula="of:=[.C219]/[.B219]" office:value-type="percentage" office:value="0.0280968893084704">
            <text:p>2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05</text:p>
          </table:table-cell>
          <table:table-cell table:style-name="ce3" table:formula="of:=[.D220]+[.B219]" office:value-type="float" office:value="7506866">
            <text:p>7506866</text:p>
          </table:table-cell>
          <table:table-cell table:style-name="ce3" table:formula="of:=[.E220]+[.C219]" office:value-type="float" office:value="209595">
            <text:p>209595</text:p>
          </table:table-cell>
          <table:table-cell table:style-name="ce3" office:value-type="float" office:value="62412">
            <text:p>62412</text:p>
          </table:table-cell>
          <table:table-cell table:style-name="ce3" office:value-type="float" office:value="429">
            <text:p>429</text:p>
          </table:table-cell>
          <table:table-cell table:style-name="ce5" table:formula="of:=[.D220]/[.D219]-1" office:value-type="percentage" office:value="0.779996007187063">
            <text:p>78.00%</text:p>
          </table:table-cell>
          <table:table-cell table:style-name="ce5" table:formula="of:=[.E220]/[.E219]-1" office:value-type="percentage" office:value="0.288288288288288">
            <text:p>28.83%</text:p>
          </table:table-cell>
          <table:table-cell table:style-name="ce5" table:formula="of:=[.C220]/[.B220]" office:value-type="percentage" office:value="0.0279204397680737">
            <text:p>2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06</text:p>
          </table:table-cell>
          <table:table-cell table:style-name="ce3" table:formula="of:=[.D221]+[.B220]" office:value-type="float" office:value="7549728">
            <text:p>7549728</text:p>
          </table:table-cell>
          <table:table-cell table:style-name="ce3" table:formula="of:=[.E221]+[.C220]" office:value-type="float" office:value="210316">
            <text:p>210316</text:p>
          </table:table-cell>
          <table:table-cell table:style-name="ce3" office:value-type="float" office:value="42862">
            <text:p>42862</text:p>
          </table:table-cell>
          <table:table-cell table:style-name="ce3" office:value-type="float" office:value="721">
            <text:p>721</text:p>
          </table:table-cell>
          <table:table-cell table:style-name="ce5" table:formula="of:=[.D221]/[.D220]-1" office:value-type="percentage" office:value="-0.313241043389092">
            <text:p>-31.32%</text:p>
          </table:table-cell>
          <table:table-cell table:style-name="ce5" table:formula="of:=[.E221]/[.E220]-1" office:value-type="percentage" office:value="0.680652680652681">
            <text:p>68.07%</text:p>
          </table:table-cell>
          <table:table-cell table:style-name="ce5" table:formula="of:=[.C221]/[.B221]" office:value-type="percentage" office:value="0.0278574274463928">
            <text:p>2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07</text:p>
          </table:table-cell>
          <table:table-cell table:style-name="ce3" table:formula="of:=[.D222]+[.B221]" office:value-type="float" office:value="7602745">
            <text:p>7602745</text:p>
          </table:table-cell>
          <table:table-cell table:style-name="ce3" table:formula="of:=[.E222]+[.C221]" office:value-type="float" office:value="211312">
            <text:p>211312</text:p>
          </table:table-cell>
          <table:table-cell table:style-name="ce3" office:value-type="float" office:value="53017">
            <text:p>53017</text:p>
          </table:table-cell>
          <table:table-cell table:style-name="ce3" office:value-type="float" office:value="996">
            <text:p>996</text:p>
          </table:table-cell>
          <table:table-cell table:style-name="ce5" table:formula="of:=[.D222]/[.D221]-1" office:value-type="percentage" office:value="0.236923148709813">
            <text:p>23.69%</text:p>
          </table:table-cell>
          <table:table-cell table:style-name="ce5" table:formula="of:=[.E222]/[.E221]-1" office:value-type="percentage" office:value="0.381414701803051">
            <text:p>38.14%</text:p>
          </table:table-cell>
          <table:table-cell table:style-name="ce5" table:formula="of:=[.C222]/[.B222]" office:value-type="percentage" office:value="0.0277941717103494">
            <text:p>2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08</text:p>
          </table:table-cell>
          <table:table-cell table:style-name="ce3" table:formula="of:=[.D223]+[.B222]" office:value-type="float" office:value="7659128">
            <text:p>7659128</text:p>
          </table:table-cell>
          <table:table-cell table:style-name="ce3" table:formula="of:=[.E223]+[.C222]" office:value-type="float" office:value="212240">
            <text:p>212240</text:p>
          </table:table-cell>
          <table:table-cell table:style-name="ce3" office:value-type="float" office:value="56383">
            <text:p>56383</text:p>
          </table:table-cell>
          <table:table-cell table:style-name="ce3" office:value-type="float" office:value="928">
            <text:p>928</text:p>
          </table:table-cell>
          <table:table-cell table:style-name="ce5" table:formula="of:=[.D223]/[.D222]-1" office:value-type="percentage" office:value="0.0634890695437314">
            <text:p>6.35%</text:p>
          </table:table-cell>
          <table:table-cell table:style-name="ce5" table:formula="of:=[.E223]/[.E222]-1" office:value-type="percentage" office:value="-0.0682730923694779">
            <text:p>-6.83%</text:p>
          </table:table-cell>
          <table:table-cell table:style-name="ce5" table:formula="of:=[.C223]/[.B223]" office:value-type="percentage" office:value="0.0277107263385597">
            <text:p>2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09</text:p>
          </table:table-cell>
          <table:table-cell table:style-name="ce3" table:formula="of:=[.D224]+[.B223]" office:value-type="float" office:value="7718090">
            <text:p>7718090</text:p>
          </table:table-cell>
          <table:table-cell table:style-name="ce3" table:formula="of:=[.E224]+[.C223]" office:value-type="float" office:value="213155">
            <text:p>213155</text:p>
          </table:table-cell>
          <table:table-cell table:style-name="ce3" office:value-type="float" office:value="58962">
            <text:p>58962</text:p>
          </table:table-cell>
          <table:table-cell table:style-name="ce3" office:value-type="float" office:value="915">
            <text:p>915</text:p>
          </table:table-cell>
          <table:table-cell table:style-name="ce5" table:formula="of:=[.D224]/[.D223]-1" office:value-type="percentage" office:value="0.0457407374563255">
            <text:p>4.57%</text:p>
          </table:table-cell>
          <table:table-cell table:style-name="ce5" table:formula="of:=[.E224]/[.E223]-1" office:value-type="percentage" office:value="-0.0140086206896551">
            <text:p>-1.40%</text:p>
          </table:table-cell>
          <table:table-cell table:style-name="ce5" table:formula="of:=[.C224]/[.B224]" office:value-type="percentage" office:value="0.0276175841432271">
            <text:p>2.7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10</text:p>
          </table:table-cell>
          <table:table-cell table:style-name="ce3" table:formula="of:=[.D225]+[.B224]" office:value-type="float" office:value="7769738">
            <text:p>7769738</text:p>
          </table:table-cell>
          <table:table-cell table:style-name="ce3" table:formula="of:=[.E225]+[.C224]" office:value-type="float" office:value="213747">
            <text:p>213747</text:p>
          </table:table-cell>
          <table:table-cell table:style-name="ce3" office:value-type="float" office:value="51648">
            <text:p>51648</text:p>
          </table:table-cell>
          <table:table-cell table:style-name="ce3" office:value-type="float" office:value="592">
            <text:p>592</text:p>
          </table:table-cell>
          <table:table-cell table:style-name="ce5" table:formula="of:=[.D225]/[.D224]-1" office:value-type="percentage" office:value="-0.124045995726061">
            <text:p>-12.40%</text:p>
          </table:table-cell>
          <table:table-cell table:style-name="ce5" table:formula="of:=[.E225]/[.E224]-1" office:value-type="percentage" office:value="-0.353005464480874">
            <text:p>-35.30%</text:p>
          </table:table-cell>
          <table:table-cell table:style-name="ce5" table:formula="of:=[.C225]/[.B225]" office:value-type="percentage" office:value="0.0275101940374309">
            <text:p>2.7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11</text:p>
          </table:table-cell>
          <table:table-cell table:style-name="ce3" table:formula="of:=[.D226]+[.B225]" office:value-type="float" office:value="7814521">
            <text:p>7814521</text:p>
          </table:table-cell>
          <table:table-cell table:style-name="ce3" table:formula="of:=[.E226]+[.C225]" office:value-type="float" office:value="214166">
            <text:p>214166</text:p>
          </table:table-cell>
          <table:table-cell table:style-name="ce3" office:value-type="float" office:value="44783">
            <text:p>44783</text:p>
          </table:table-cell>
          <table:table-cell table:style-name="ce3" office:value-type="float" office:value="419">
            <text:p>419</text:p>
          </table:table-cell>
          <table:table-cell table:style-name="ce5" table:formula="of:=[.D226]/[.D225]-1" office:value-type="percentage" office:value="-0.132918990086741">
            <text:p>-13.29%</text:p>
          </table:table-cell>
          <table:table-cell table:style-name="ce5" table:formula="of:=[.E226]/[.E225]-1" office:value-type="percentage" office:value="-0.29222972972973">
            <text:p>-29.22%</text:p>
          </table:table-cell>
          <table:table-cell table:style-name="ce5" table:formula="of:=[.C226]/[.B226]" office:value-type="percentage" office:value="0.0274061583557073">
            <text:p>2.7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12</text:p>
          </table:table-cell>
          <table:table-cell table:style-name="ce3" table:formula="of:=[.D227]+[.B226]" office:value-type="float" office:value="7862537">
            <text:p>7862537</text:p>
          </table:table-cell>
          <table:table-cell table:style-name="ce3" table:formula="of:=[.E227]+[.C226]" office:value-type="float" office:value="214517">
            <text:p>214517</text:p>
          </table:table-cell>
          <table:table-cell table:style-name="ce3" office:value-type="float" office:value="48016">
            <text:p>48016</text:p>
          </table:table-cell>
          <table:table-cell table:style-name="ce3" office:value-type="float" office:value="351">
            <text:p>351</text:p>
          </table:table-cell>
          <table:table-cell table:style-name="ce5" table:formula="of:=[.D227]/[.D226]-1" office:value-type="percentage" office:value="0.0721925730746043">
            <text:p>7.22%</text:p>
          </table:table-cell>
          <table:table-cell table:style-name="ce5" table:formula="of:=[.E227]/[.E226]-1" office:value-type="percentage" office:value="-0.162291169451074">
            <text:p>-16.23%</text:p>
          </table:table-cell>
          <table:table-cell table:style-name="ce5" table:formula="of:=[.C227]/[.B227]" office:value-type="percentage" office:value="0.0272834328156421">
            <text:p>2.7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13</text:p>
          </table:table-cell>
          <table:table-cell table:style-name="ce3" table:formula="of:=[.D228]+[.B227]" office:value-type="float" office:value="7916931">
            <text:p>7916931</text:p>
          </table:table-cell>
          <table:table-cell table:style-name="ce3" table:formula="of:=[.E228]+[.C227]" office:value-type="float" office:value="215343">
            <text:p>215343</text:p>
          </table:table-cell>
          <table:table-cell table:style-name="ce3" office:value-type="float" office:value="54394">
            <text:p>54394</text:p>
          </table:table-cell>
          <table:table-cell table:style-name="ce3" office:value-type="float" office:value="826">
            <text:p>826</text:p>
          </table:table-cell>
          <table:table-cell table:style-name="ce5" table:formula="of:=[.D228]/[.D227]-1" office:value-type="percentage" office:value="0.132830723092302">
            <text:p>13.28%</text:p>
          </table:table-cell>
          <table:table-cell table:style-name="ce5" table:formula="of:=[.E228]/[.E227]-1" office:value-type="percentage" office:value="1.35327635327635">
            <text:p>135.33%</text:p>
          </table:table-cell>
          <table:table-cell table:style-name="ce5" table:formula="of:=[.C228]/[.B228]" office:value-type="percentage" office:value="0.0272003128485015">
            <text:p>2.7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14</text:p>
          </table:table-cell>
          <table:table-cell table:style-name="ce3" table:formula="of:=[.D229]+[.B228]" office:value-type="float" office:value="7976784">
            <text:p>7976784</text:p>
          </table:table-cell>
          <table:table-cell table:style-name="ce3" table:formula="of:=[.E229]+[.C228]" office:value-type="float" office:value="216352">
            <text:p>216352</text:p>
          </table:table-cell>
          <table:table-cell table:style-name="ce3" office:value-type="float" office:value="59853">
            <text:p>59853</text:p>
          </table:table-cell>
          <table:table-cell table:style-name="ce3" office:value-type="float" office:value="1009">
            <text:p>1009</text:p>
          </table:table-cell>
          <table:table-cell table:style-name="ce5" table:formula="of:=[.D229]/[.D228]-1" office:value-type="percentage" office:value="0.100360333860352">
            <text:p>10.04%</text:p>
          </table:table-cell>
          <table:table-cell table:style-name="ce5" table:formula="of:=[.E229]/[.E228]-1" office:value-type="percentage" office:value="0.221549636803874">
            <text:p>22.15%</text:p>
          </table:table-cell>
          <table:table-cell table:style-name="ce5" table:formula="of:=[.C229]/[.B229]" office:value-type="percentage" office:value="0.0271227101047239">
            <text:p>2.7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15</text:p>
          </table:table-cell>
          <table:table-cell table:style-name="ce3" table:formula="of:=[.D230]+[.B229]" office:value-type="float" office:value="8042137">
            <text:p>8042137</text:p>
          </table:table-cell>
          <table:table-cell table:style-name="ce3" table:formula="of:=[.E230]+[.C229]" office:value-type="float" office:value="217145">
            <text:p>217145</text:p>
          </table:table-cell>
          <table:table-cell table:style-name="ce3" office:value-type="float" office:value="65353">
            <text:p>65353</text:p>
          </table:table-cell>
          <table:table-cell table:style-name="ce3" office:value-type="float" office:value="793">
            <text:p>793</text:p>
          </table:table-cell>
          <table:table-cell table:style-name="ce5" table:formula="of:=[.D230]/[.D229]-1" office:value-type="percentage" office:value="0.091891801580539">
            <text:p>9.19%</text:p>
          </table:table-cell>
          <table:table-cell table:style-name="ce5" table:formula="of:=[.E230]/[.E229]-1" office:value-type="percentage" office:value="-0.214073339940535">
            <text:p>-21.41%</text:p>
          </table:table-cell>
          <table:table-cell table:style-name="ce5" table:formula="of:=[.C230]/[.B230]" office:value-type="percentage" office:value="0.027000907843276">
            <text:p>2.7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16</text:p>
          </table:table-cell>
          <table:table-cell table:style-name="ce3" table:formula="of:=[.D231]+[.B230]" office:value-type="float" office:value="8112600">
            <text:p>8112600</text:p>
          </table:table-cell>
          <table:table-cell table:style-name="ce3" table:formula="of:=[.E231]+[.C230]" office:value-type="float" office:value="218036">
            <text:p>218036</text:p>
          </table:table-cell>
          <table:table-cell table:style-name="ce3" office:value-type="float" office:value="70463">
            <text:p>70463</text:p>
          </table:table-cell>
          <table:table-cell table:style-name="ce3" office:value-type="float" office:value="891">
            <text:p>891</text:p>
          </table:table-cell>
          <table:table-cell table:style-name="ce5" table:formula="of:=[.D231]/[.D230]-1" office:value-type="percentage" office:value="0.0781907487031965">
            <text:p>7.82%</text:p>
          </table:table-cell>
          <table:table-cell table:style-name="ce5" table:formula="of:=[.E231]/[.E230]-1" office:value-type="percentage" office:value="0.123581336696091">
            <text:p>12.36%</text:p>
          </table:table-cell>
          <table:table-cell table:style-name="ce5" table:formula="of:=[.C231]/[.B231]" office:value-type="percentage" office:value="0.0268762172423144">
            <text:p>2.6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17</text:p>
          </table:table-cell>
          <table:table-cell table:style-name="ce3" table:formula="of:=[.D232]+[.B231]" office:value-type="float" office:value="8165361">
            <text:p>8165361</text:p>
          </table:table-cell>
          <table:table-cell table:style-name="ce3" table:formula="of:=[.E232]+[.C231]" office:value-type="float" office:value="218714">
            <text:p>218714</text:p>
          </table:table-cell>
          <table:table-cell table:style-name="ce3" office:value-type="float" office:value="52761">
            <text:p>52761</text:p>
          </table:table-cell>
          <table:table-cell table:style-name="ce3" office:value-type="float" office:value="678">
            <text:p>678</text:p>
          </table:table-cell>
          <table:table-cell table:style-name="ce5" table:formula="of:=[.D232]/[.D231]-1" office:value-type="percentage" office:value="-0.251224046662788">
            <text:p>-25.12%</text:p>
          </table:table-cell>
          <table:table-cell table:style-name="ce5" table:formula="of:=[.E232]/[.E231]-1" office:value-type="percentage" office:value="-0.239057239057239">
            <text:p>-23.91%</text:p>
          </table:table-cell>
          <table:table-cell table:style-name="ce5" table:formula="of:=[.C232]/[.B232]" office:value-type="percentage" office:value="0.0267855885367469">
            <text:p>2.6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18</text:p>
          </table:table-cell>
          <table:table-cell table:style-name="ce3" table:formula="of:=[.D233]+[.B232]" office:value-type="float" office:value="8213243">
            <text:p>8213243</text:p>
          </table:table-cell>
          <table:table-cell table:style-name="ce3" table:formula="of:=[.E233]+[.C232]" office:value-type="float" office:value="219101">
            <text:p>219101</text:p>
          </table:table-cell>
          <table:table-cell table:style-name="ce3" office:value-type="float" office:value="47882">
            <text:p>47882</text:p>
          </table:table-cell>
          <table:table-cell table:style-name="ce3" office:value-type="float" office:value="387">
            <text:p>387</text:p>
          </table:table-cell>
          <table:table-cell table:style-name="ce5" table:formula="of:=[.D233]/[.D232]-1" office:value-type="percentage" office:value="-0.0924736073994049">
            <text:p>-9.25%</text:p>
          </table:table-cell>
          <table:table-cell table:style-name="ce5" table:formula="of:=[.E233]/[.E232]-1" office:value-type="percentage" office:value="-0.429203539823009">
            <text:p>-42.92%</text:p>
          </table:table-cell>
          <table:table-cell table:style-name="ce5" table:formula="of:=[.C233]/[.B233]" office:value-type="percentage" office:value="0.0266765515156437">
            <text:p>2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19</text:p>
          </table:table-cell>
          <table:table-cell table:style-name="ce3" table:formula="of:=[.D234]+[.B233]" office:value-type="float" office:value="8278683">
            <text:p>8278683</text:p>
          </table:table-cell>
          <table:table-cell table:style-name="ce3" table:formula="of:=[.E234]+[.C233]" office:value-type="float" office:value="219618">
            <text:p>219618</text:p>
          </table:table-cell>
          <table:table-cell table:style-name="ce3" office:value-type="float" office:value="65440">
            <text:p>65440</text:p>
          </table:table-cell>
          <table:table-cell table:style-name="ce3" office:value-type="float" office:value="517">
            <text:p>517</text:p>
          </table:table-cell>
          <table:table-cell table:style-name="ce5" table:formula="of:=[.D234]/[.D233]-1" office:value-type="percentage" office:value="0.366693120588113">
            <text:p>36.67%</text:p>
          </table:table-cell>
          <table:table-cell table:style-name="ce5" table:formula="of:=[.E234]/[.E233]-1" office:value-type="percentage" office:value="0.335917312661499">
            <text:p>33.59%</text:p>
          </table:table-cell>
          <table:table-cell table:style-name="ce5" table:formula="of:=[.C234]/[.B234]" office:value-type="percentage" office:value="0.0265281325544172">
            <text:p>2.6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20</text:p>
          </table:table-cell>
          <table:table-cell table:style-name="ce3" table:formula="of:=[.D235]+[.B234]" office:value-type="float" office:value="8339277">
            <text:p>8339277</text:p>
          </table:table-cell>
          <table:table-cell table:style-name="ce3" table:formula="of:=[.E235]+[.C234]" office:value-type="float" office:value="220547">
            <text:p>220547</text:p>
          </table:table-cell>
          <table:table-cell table:style-name="ce3" office:value-type="float" office:value="60594">
            <text:p>60594</text:p>
          </table:table-cell>
          <table:table-cell table:style-name="ce3" office:value-type="float" office:value="929">
            <text:p>929</text:p>
          </table:table-cell>
          <table:table-cell table:style-name="ce5" table:formula="of:=[.D235]/[.D234]-1" office:value-type="percentage" office:value="-0.0740525672371638">
            <text:p>-7.41%</text:p>
          </table:table-cell>
          <table:table-cell table:style-name="ce5" table:formula="of:=[.E235]/[.E234]-1" office:value-type="percentage" office:value="0.796905222437137">
            <text:p>79.69%</text:p>
          </table:table-cell>
          <table:table-cell table:style-name="ce5" table:formula="of:=[.C235]/[.B235]" office:value-type="percentage" office:value="0.0264467771007007">
            <text:p>2.6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21</text:p>
          </table:table-cell>
          <table:table-cell table:style-name="ce3" table:formula="of:=[.D236]+[.B235]" office:value-type="float" office:value="8403514">
            <text:p>8403514</text:p>
          </table:table-cell>
          <table:table-cell table:style-name="ce3" table:formula="of:=[.E236]+[.C235]" office:value-type="float" office:value="221755">
            <text:p>221755</text:p>
          </table:table-cell>
          <table:table-cell table:style-name="ce3" office:value-type="float" office:value="64237">
            <text:p>64237</text:p>
          </table:table-cell>
          <table:table-cell table:style-name="ce3" office:value-type="float" office:value="1208">
            <text:p>1208</text:p>
          </table:table-cell>
          <table:table-cell table:style-name="ce5" table:formula="of:=[.D236]/[.D235]-1" office:value-type="percentage" office:value="0.0601214641713701">
            <text:p>6.01%</text:p>
          </table:table-cell>
          <table:table-cell table:style-name="ce5" table:formula="of:=[.E236]/[.E235]-1" office:value-type="percentage" office:value="0.30032292787944">
            <text:p>30.03%</text:p>
          </table:table-cell>
          <table:table-cell table:style-name="ce5" table:formula="of:=[.C236]/[.B236]" office:value-type="percentage" office:value="0.02638836562895">
            <text:p>2.6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22</text:p>
          </table:table-cell>
          <table:table-cell table:style-name="ce3" table:formula="of:=[.D237]+[.B236]" office:value-type="float" office:value="8478642">
            <text:p>8478642</text:p>
          </table:table-cell>
          <table:table-cell table:style-name="ce3" table:formula="of:=[.E237]+[.C236]" office:value-type="float" office:value="222583">
            <text:p>222583</text:p>
          </table:table-cell>
          <table:table-cell table:style-name="ce3" office:value-type="float" office:value="75128">
            <text:p>75128</text:p>
          </table:table-cell>
          <table:table-cell table:style-name="ce3" office:value-type="float" office:value="828">
            <text:p>828</text:p>
          </table:table-cell>
          <table:table-cell table:style-name="ce5" table:formula="of:=[.D237]/[.D236]-1" office:value-type="percentage" office:value="0.169544032255554">
            <text:p>16.95%</text:p>
          </table:table-cell>
          <table:table-cell table:style-name="ce5" table:formula="of:=[.E237]/[.E236]-1" office:value-type="percentage" office:value="-0.314569536423841">
            <text:p>-31.46%</text:p>
          </table:table-cell>
          <table:table-cell table:style-name="ce5" table:formula="of:=[.C237]/[.B237]" office:value-type="percentage" office:value="0.0262521993498487">
            <text:p>2.6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23</text:p>
          </table:table-cell>
          <table:table-cell table:style-name="ce3" table:formula="of:=[.D238]+[.B237]" office:value-type="float" office:value="8563773">
            <text:p>8563773</text:p>
          </table:table-cell>
          <table:table-cell table:style-name="ce3" table:formula="of:=[.E238]+[.C237]" office:value-type="float" office:value="223508">
            <text:p>223508</text:p>
          </table:table-cell>
          <table:table-cell table:style-name="ce3" office:value-type="float" office:value="85131">
            <text:p>85131</text:p>
          </table:table-cell>
          <table:table-cell table:style-name="ce3" office:value-type="float" office:value="925">
            <text:p>925</text:p>
          </table:table-cell>
          <table:table-cell table:style-name="ce5" table:formula="of:=[.D238]/[.D237]-1" office:value-type="percentage" office:value="0.133146097327228">
            <text:p>13.31%</text:p>
          </table:table-cell>
          <table:table-cell table:style-name="ce5" table:formula="of:=[.E238]/[.E237]-1" office:value-type="percentage" office:value="0.117149758454106">
            <text:p>11.71%</text:p>
          </table:table-cell>
          <table:table-cell table:style-name="ce5" table:formula="of:=[.C238]/[.B238]" office:value-type="percentage" office:value="0.0260992438729985">
            <text:p>2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24</text:p>
          </table:table-cell>
          <table:table-cell table:style-name="ce3" table:formula="of:=[.D239]+[.B238]" office:value-type="float" office:value="8642471">
            <text:p>8642471</text:p>
          </table:table-cell>
          <table:table-cell table:style-name="ce3" table:formula="of:=[.E239]+[.C238]" office:value-type="float" office:value="224380">
            <text:p>224380</text:p>
          </table:table-cell>
          <table:table-cell table:style-name="ce3" office:value-type="float" office:value="78698">
            <text:p>78698</text:p>
          </table:table-cell>
          <table:table-cell table:style-name="ce3" office:value-type="float" office:value="872">
            <text:p>872</text:p>
          </table:table-cell>
          <table:table-cell table:style-name="ce5" table:formula="of:=[.D239]/[.D238]-1" office:value-type="percentage" office:value="-0.0755658925655754">
            <text:p>-7.56%</text:p>
          </table:table-cell>
          <table:table-cell table:style-name="ce5" table:formula="of:=[.E239]/[.E238]-1" office:value-type="percentage" office:value="-0.0572972972972973">
            <text:p>-5.73%</text:p>
          </table:table-cell>
          <table:table-cell table:style-name="ce5" table:formula="of:=[.C239]/[.B239]" office:value-type="percentage" office:value="0.0259624822576784">
            <text:p>2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25</text:p>
          </table:table-cell>
          <table:table-cell table:style-name="ce3" table:formula="of:=[.D240]+[.B239]" office:value-type="float" office:value="8702183">
            <text:p>8702183</text:p>
          </table:table-cell>
          <table:table-cell table:style-name="ce3" table:formula="of:=[.E240]+[.C239]" office:value-type="float" office:value="224717">
            <text:p>224717</text:p>
          </table:table-cell>
          <table:table-cell table:style-name="ce3" office:value-type="float" office:value="59712">
            <text:p>59712</text:p>
          </table:table-cell>
          <table:table-cell table:style-name="ce3" office:value-type="float" office:value="337">
            <text:p>337</text:p>
          </table:table-cell>
          <table:table-cell table:style-name="ce5" table:formula="of:=[.D240]/[.D239]-1" office:value-type="percentage" office:value="-0.241251365981346">
            <text:p>-24.13%</text:p>
          </table:table-cell>
          <table:table-cell table:style-name="ce5" table:formula="of:=[.E240]/[.E239]-1" office:value-type="percentage" office:value="-0.613532110091743">
            <text:p>-61.35%</text:p>
          </table:table-cell>
          <table:table-cell table:style-name="ce5" table:formula="of:=[.C240]/[.B240]" office:value-type="percentage" office:value="0.025823060719362">
            <text:p>2.5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26</text:p>
          </table:table-cell>
          <table:table-cell table:style-name="ce3" table:formula="of:=[.D241]+[.B240]" office:value-type="float" office:value="8776680">
            <text:p>8776680</text:p>
          </table:table-cell>
          <table:table-cell table:style-name="ce3" table:formula="of:=[.E241]+[.C240]" office:value-type="float" office:value="225255">
            <text:p>225255</text:p>
          </table:table-cell>
          <table:table-cell table:style-name="ce3" office:value-type="float" office:value="74497">
            <text:p>74497</text:p>
          </table:table-cell>
          <table:table-cell table:style-name="ce3" office:value-type="float" office:value="538">
            <text:p>538</text:p>
          </table:table-cell>
          <table:table-cell table:style-name="ce5" table:formula="of:=[.D241]/[.D240]-1" office:value-type="percentage" office:value="0.247605171489818">
            <text:p>24.76%</text:p>
          </table:table-cell>
          <table:table-cell table:style-name="ce5" table:formula="of:=[.E241]/[.E240]-1" office:value-type="percentage" office:value="0.596439169139466">
            <text:p>59.64%</text:p>
          </table:table-cell>
          <table:table-cell table:style-name="ce5" table:formula="of:=[.C241]/[.B241]" office:value-type="percentage" office:value="0.0256651717961689">
            <text:p>2.5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27</text:p>
          </table:table-cell>
          <table:table-cell table:style-name="ce3" table:formula="of:=[.D242]+[.B241]" office:value-type="float" office:value="8851077">
            <text:p>8851077</text:p>
          </table:table-cell>
          <table:table-cell table:style-name="ce3" table:formula="of:=[.E242]+[.C241]" office:value-type="float" office:value="226238">
            <text:p>226238</text:p>
          </table:table-cell>
          <table:table-cell table:style-name="ce3" office:value-type="float" office:value="74397">
            <text:p>74397</text:p>
          </table:table-cell>
          <table:table-cell table:style-name="ce3" office:value-type="float" office:value="983">
            <text:p>983</text:p>
          </table:table-cell>
          <table:table-cell table:style-name="ce5" table:formula="of:=[.D242]/[.D241]-1" office:value-type="percentage" office:value="-0.0013423359329906">
            <text:p>-0.13%</text:p>
          </table:table-cell>
          <table:table-cell table:style-name="ce5" table:formula="of:=[.E242]/[.E241]-1" office:value-type="percentage" office:value="0.827137546468401">
            <text:p>82.71%</text:p>
          </table:table-cell>
          <table:table-cell table:style-name="ce5" table:formula="of:=[.C242]/[.B242]" office:value-type="percentage" office:value="0.0255605052356905">
            <text:p>2.5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28</text:p>
          </table:table-cell>
          <table:table-cell table:style-name="ce3" table:formula="of:=[.D243]+[.B242]" office:value-type="float" office:value="8933001">
            <text:p>8933001</text:p>
          </table:table-cell>
          <table:table-cell table:style-name="ce3" table:formula="of:=[.E243]+[.C242]" office:value-type="float" office:value="227254">
            <text:p>227254</text:p>
          </table:table-cell>
          <table:table-cell table:style-name="ce3" office:value-type="float" office:value="81924">
            <text:p>81924</text:p>
          </table:table-cell>
          <table:table-cell table:style-name="ce3" office:value-type="float" office:value="1016">
            <text:p>1016</text:p>
          </table:table-cell>
          <table:table-cell table:style-name="ce5" table:formula="of:=[.D243]/[.D242]-1" office:value-type="percentage" office:value="0.101173434412678">
            <text:p>10.12%</text:p>
          </table:table-cell>
          <table:table-cell table:style-name="ce5" table:formula="of:=[.E243]/[.E242]-1" office:value-type="percentage" office:value="0.0335707019328586">
            <text:p>3.36%</text:p>
          </table:table-cell>
          <table:table-cell table:style-name="ce5" table:formula="of:=[.C243]/[.B243]" office:value-type="percentage" office:value="0.0254398269965491">
            <text:p>2.5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29</text:p>
          </table:table-cell>
          <table:table-cell table:style-name="ce3" table:formula="of:=[.D244]+[.B243]" office:value-type="float" office:value="9023795">
            <text:p>9023795</text:p>
          </table:table-cell>
          <table:table-cell table:style-name="ce3" table:formula="of:=[.E244]+[.C243]" office:value-type="float" office:value="228258">
            <text:p>228258</text:p>
          </table:table-cell>
          <table:table-cell table:style-name="ce3" office:value-type="float" office:value="90794">
            <text:p>90794</text:p>
          </table:table-cell>
          <table:table-cell table:style-name="ce3" office:value-type="float" office:value="1004">
            <text:p>1004</text:p>
          </table:table-cell>
          <table:table-cell table:style-name="ce5" table:formula="of:=[.D244]/[.D243]-1" office:value-type="percentage" office:value="0.108271080513647">
            <text:p>10.83%</text:p>
          </table:table-cell>
          <table:table-cell table:style-name="ce5" table:formula="of:=[.E244]/[.E243]-1" office:value-type="percentage" office:value="-0.0118110236220472">
            <text:p>-1.18%</text:p>
          </table:table-cell>
          <table:table-cell table:style-name="ce5" table:formula="of:=[.C244]/[.B244]" office:value-type="percentage" office:value="0.0252951225066616">
            <text:p>2.5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30</text:p>
          </table:table-cell>
          <table:table-cell table:style-name="ce3" table:formula="of:=[.D245]+[.B244]" office:value-type="float" office:value="9123609">
            <text:p>9123609</text:p>
          </table:table-cell>
          <table:table-cell table:style-name="ce3" table:formula="of:=[.E245]+[.C244]" office:value-type="float" office:value="229229">
            <text:p>229229</text:p>
          </table:table-cell>
          <table:table-cell table:style-name="ce3" office:value-type="float" office:value="99814">
            <text:p>99814</text:p>
          </table:table-cell>
          <table:table-cell table:style-name="ce3" office:value-type="float" office:value="971">
            <text:p>971</text:p>
          </table:table-cell>
          <table:table-cell table:style-name="ce5" table:formula="of:=[.D245]/[.D244]-1" office:value-type="percentage" office:value="0.0993457717470318">
            <text:p>9.93%</text:p>
          </table:table-cell>
          <table:table-cell table:style-name="ce5" table:formula="of:=[.E245]/[.E244]-1" office:value-type="percentage" office:value="-0.0328685258964143">
            <text:p>-3.29%</text:p>
          </table:table-cell>
          <table:table-cell table:style-name="ce5" table:formula="of:=[.C245]/[.B245]" office:value-type="percentage" office:value="0.0251248162870636">
            <text:p>2.5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31</text:p>
          </table:table-cell>
          <table:table-cell table:style-name="ce3" table:formula="of:=[.D246]+[.B245]" office:value-type="float" office:value="9207844">
            <text:p>9207844</text:p>
          </table:table-cell>
          <table:table-cell table:style-name="ce3" table:formula="of:=[.E246]+[.C245]" office:value-type="float" office:value="230067">
            <text:p>230067</text:p>
          </table:table-cell>
          <table:table-cell table:style-name="ce3" office:value-type="float" office:value="84235">
            <text:p>84235</text:p>
          </table:table-cell>
          <table:table-cell table:style-name="ce3" office:value-type="float" office:value="838">
            <text:p>838</text:p>
          </table:table-cell>
          <table:table-cell table:style-name="ce5" table:formula="of:=[.D246]/[.D245]-1" office:value-type="percentage" office:value="-0.156080309375438">
            <text:p>-15.61%</text:p>
          </table:table-cell>
          <table:table-cell table:style-name="ce5" table:formula="of:=[.E246]/[.E245]-1" office:value-type="percentage" office:value="-0.13697219361483">
            <text:p>-13.70%</text:p>
          </table:table-cell>
          <table:table-cell table:style-name="ce5" table:formula="of:=[.C246]/[.B246]" office:value-type="percentage" office:value="0.0249859793454363">
            <text:p>2.5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01</text:p>
          </table:table-cell>
          <table:table-cell table:style-name="ce3" table:formula="of:=[.D247]+[.B246]" office:value-type="float" office:value="9282068">
            <text:p>9282068</text:p>
          </table:table-cell>
          <table:table-cell table:style-name="ce3" table:formula="of:=[.E247]+[.C246]" office:value-type="float" office:value="230494">
            <text:p>230494</text:p>
          </table:table-cell>
          <table:table-cell table:style-name="ce3" office:value-type="float" office:value="74224">
            <text:p>74224</text:p>
          </table:table-cell>
          <table:table-cell table:style-name="ce3" office:value-type="float" office:value="427">
            <text:p>427</text:p>
          </table:table-cell>
          <table:table-cell table:style-name="ce5" table:formula="of:=[.D247]/[.D246]-1" office:value-type="percentage" office:value="-0.118846085356443">
            <text:p>-11.88%</text:p>
          </table:table-cell>
          <table:table-cell table:style-name="ce5" table:formula="of:=[.E247]/[.E246]-1" office:value-type="percentage" office:value="-0.490453460620525">
            <text:p>-49.05%</text:p>
          </table:table-cell>
          <table:table-cell table:style-name="ce5" table:formula="of:=[.C247]/[.B247]" office:value-type="percentage" office:value="0.0248321817939709">
            <text:p>2.4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02</text:p>
          </table:table-cell>
          <table:table-cell table:style-name="ce3" table:formula="of:=[.D248]+[.B247]" office:value-type="float" office:value="9375807">
            <text:p>9375807</text:p>
          </table:table-cell>
          <table:table-cell table:style-name="ce3" table:formula="of:=[.E248]+[.C247]" office:value-type="float" office:value="231034">
            <text:p>231034</text:p>
          </table:table-cell>
          <table:table-cell table:style-name="ce3" office:value-type="float" office:value="93739">
            <text:p>93739</text:p>
          </table:table-cell>
          <table:table-cell table:style-name="ce3" office:value-type="float" office:value="540">
            <text:p>540</text:p>
          </table:table-cell>
          <table:table-cell table:style-name="ce5" table:formula="of:=[.D248]/[.D247]-1" office:value-type="percentage" office:value="0.262920349213192">
            <text:p>26.29%</text:p>
          </table:table-cell>
          <table:table-cell table:style-name="ce5" table:formula="of:=[.E248]/[.E247]-1" office:value-type="percentage" office:value="0.26463700234192">
            <text:p>26.46%</text:p>
          </table:table-cell>
          <table:table-cell table:style-name="ce5" table:formula="of:=[.C248]/[.B248]" office:value-type="percentage" office:value="0.024641505525871">
            <text:p>2.4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03</text:p>
          </table:table-cell>
          <table:table-cell table:style-name="ce3" table:formula="of:=[.D249]+[.B248]" office:value-type="float" office:value="9468437">
            <text:p>9468437</text:p>
          </table:table-cell>
          <table:table-cell table:style-name="ce3" table:formula="of:=[.E249]+[.C248]" office:value-type="float" office:value="232164">
            <text:p>232164</text:p>
          </table:table-cell>
          <table:table-cell table:style-name="ce3" office:value-type="float" office:value="92630">
            <text:p>92630</text:p>
          </table:table-cell>
          <table:table-cell table:style-name="ce3" office:value-type="float" office:value="1130">
            <text:p>1130</text:p>
          </table:table-cell>
          <table:table-cell table:style-name="ce5" table:formula="of:=[.D249]/[.D248]-1" office:value-type="percentage" office:value="-0.0118307214713193">
            <text:p>-1.18%</text:p>
          </table:table-cell>
          <table:table-cell table:style-name="ce5" table:formula="of:=[.E249]/[.E248]-1" office:value-type="percentage" office:value="1.09259259259259">
            <text:p>109.26%</text:p>
          </table:table-cell>
          <table:table-cell table:style-name="ce5" table:formula="of:=[.C249]/[.B249]" office:value-type="percentage" office:value="0.0245197808254942">
            <text:p>2.4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04</text:p>
          </table:table-cell>
          <table:table-cell table:style-name="ce3" table:formula="of:=[.D250]+[.B249]" office:value-type="float" office:value="9576320">
            <text:p>9576320</text:p>
          </table:table-cell>
          <table:table-cell table:style-name="ce3" table:formula="of:=[.E250]+[.C249]" office:value-type="float" office:value="233780">
            <text:p>233780</text:p>
          </table:table-cell>
          <table:table-cell table:style-name="ce3" office:value-type="float" office:value="107883">
            <text:p>107883</text:p>
          </table:table-cell>
          <table:table-cell table:style-name="ce3" office:value-type="float" office:value="1616">
            <text:p>1616</text:p>
          </table:table-cell>
          <table:table-cell table:style-name="ce5" table:formula="of:=[.D250]/[.D249]-1" office:value-type="percentage" office:value="0.164665874986506">
            <text:p>16.47%</text:p>
          </table:table-cell>
          <table:table-cell table:style-name="ce5" table:formula="of:=[.E250]/[.E249]-1" office:value-type="percentage" office:value="0.430088495575221">
            <text:p>43.01%</text:p>
          </table:table-cell>
          <table:table-cell table:style-name="ce5" table:formula="of:=[.C250]/[.B250]" office:value-type="percentage" office:value="0.0244123003408407">
            <text:p>2.4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05</text:p>
          </table:table-cell>
          <table:table-cell table:style-name="ce3" table:formula="of:=[.D251]+[.B250]" office:value-type="float" office:value="9697861">
            <text:p>9697861</text:p>
          </table:table-cell>
          <table:table-cell table:style-name="ce3" table:formula="of:=[.E251]+[.C250]" office:value-type="float" office:value="234888">
            <text:p>234888</text:p>
          </table:table-cell>
          <table:table-cell table:style-name="ce3" office:value-type="float" office:value="121541">
            <text:p>121541</text:p>
          </table:table-cell>
          <table:table-cell table:style-name="ce3" office:value-type="float" office:value="1108">
            <text:p>1108</text:p>
          </table:table-cell>
          <table:table-cell table:style-name="ce5" table:formula="of:=[.D251]/[.D250]-1" office:value-type="percentage" office:value="0.126600113085472">
            <text:p>12.66%</text:p>
          </table:table-cell>
          <table:table-cell table:style-name="ce5" table:formula="of:=[.E251]/[.E250]-1" office:value-type="percentage" office:value="-0.314356435643564">
            <text:p>-31.44%</text:p>
          </table:table-cell>
          <table:table-cell table:style-name="ce5" table:formula="of:=[.C251]/[.B251]" office:value-type="percentage" office:value="0.0242205987485282">
            <text:p>2.4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06</text:p>
          </table:table-cell>
          <table:table-cell table:style-name="ce3" table:formula="of:=[.D252]+[.B251]" office:value-type="float" office:value="9830733">
            <text:p>9830733</text:p>
          </table:table-cell>
          <table:table-cell table:style-name="ce3" table:formula="of:=[.E252]+[.C251]" office:value-type="float" office:value="236134">
            <text:p>236134</text:p>
          </table:table-cell>
          <table:table-cell table:style-name="ce3" office:value-type="float" office:value="132872">
            <text:p>132872</text:p>
          </table:table-cell>
          <table:table-cell table:style-name="ce3" office:value-type="float" office:value="1246">
            <text:p>1246</text:p>
          </table:table-cell>
          <table:table-cell table:style-name="ce5" table:formula="of:=[.D252]/[.D251]-1" office:value-type="percentage" office:value="0.0932277996725386">
            <text:p>9.32%</text:p>
          </table:table-cell>
          <table:table-cell table:style-name="ce5" table:formula="of:=[.E252]/[.E251]-1" office:value-type="percentage" office:value="0.124548736462094">
            <text:p>12.45%</text:p>
          </table:table-cell>
          <table:table-cell table:style-name="ce5" table:formula="of:=[.C252]/[.B252]" office:value-type="percentage" office:value="0.0240199789781698">
            <text:p>2.4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07</text:p>
          </table:table-cell>
          <table:table-cell table:style-name="ce3" table:formula="of:=[.D253]+[.B252]" office:value-type="float" office:value="9957665">
            <text:p>9957665</text:p>
          </table:table-cell>
          <table:table-cell table:style-name="ce3" table:formula="of:=[.E253]+[.C252]" office:value-type="float" office:value="237141">
            <text:p>237141</text:p>
          </table:table-cell>
          <table:table-cell table:style-name="ce3" office:value-type="float" office:value="126932">
            <text:p>126932</text:p>
          </table:table-cell>
          <table:table-cell table:style-name="ce3" office:value-type="float" office:value="1007">
            <text:p>1007</text:p>
          </table:table-cell>
          <table:table-cell table:style-name="ce5" table:formula="of:=[.D253]/[.D252]-1" office:value-type="percentage" office:value="-0.0447046781865253">
            <text:p>-4.47%</text:p>
          </table:table-cell>
          <table:table-cell table:style-name="ce5" table:formula="of:=[.E253]/[.E252]-1" office:value-type="percentage" office:value="-0.191813804173355">
            <text:p>-19.18%</text:p>
          </table:table-cell>
          <table:table-cell table:style-name="ce5" table:formula="of:=[.C253]/[.B253]" office:value-type="percentage" office:value="0.0238149204657919">
            <text:p>2.3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08</text:p>
          </table:table-cell>
          <table:table-cell table:style-name="ce3" table:formula="of:=[.D254]+[.B253]" office:value-type="float" office:value="10061081">
            <text:p>10061081</text:p>
          </table:table-cell>
          <table:table-cell table:style-name="ce3" table:formula="of:=[.E254]+[.C253]" office:value-type="float" office:value="237605">
            <text:p>237605</text:p>
          </table:table-cell>
          <table:table-cell table:style-name="ce3" office:value-type="float" office:value="103416">
            <text:p>103416</text:p>
          </table:table-cell>
          <table:table-cell table:style-name="ce3" office:value-type="float" office:value="464">
            <text:p>464</text:p>
          </table:table-cell>
          <table:table-cell table:style-name="ce5" table:formula="of:=[.D254]/[.D253]-1" office:value-type="percentage" office:value="-0.185264551098226">
            <text:p>-18.53%</text:p>
          </table:table-cell>
          <table:table-cell table:style-name="ce5" table:formula="of:=[.E254]/[.E253]-1" office:value-type="percentage" office:value="-0.53922542204568">
            <text:p>-53.92%</text:p>
          </table:table-cell>
          <table:table-cell table:style-name="ce5" table:formula="of:=[.C254]/[.B254]" office:value-type="percentage" office:value="0.0236162495859043">
            <text:p>2.3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09</text:p>
          </table:table-cell>
          <table:table-cell table:style-name="ce3" table:formula="of:=[.D255]+[.B254]" office:value-type="float" office:value="10191522">
            <text:p>10191522</text:p>
          </table:table-cell>
          <table:table-cell table:style-name="ce3" table:formula="of:=[.E255]+[.C254]" office:value-type="float" office:value="238350">
            <text:p>238350</text:p>
          </table:table-cell>
          <table:table-cell table:style-name="ce3" office:value-type="float" office:value="130441">
            <text:p>130441</text:p>
          </table:table-cell>
          <table:table-cell table:style-name="ce3" office:value-type="float" office:value="745">
            <text:p>745</text:p>
          </table:table-cell>
          <table:table-cell table:style-name="ce5" table:formula="of:=[.D255]/[.D254]-1" office:value-type="percentage" office:value="0.261323199504912">
            <text:p>26.13%</text:p>
          </table:table-cell>
          <table:table-cell table:style-name="ce5" table:formula="of:=[.E255]/[.E254]-1" office:value-type="percentage" office:value="0.605603448275862">
            <text:p>60.56%</text:p>
          </table:table-cell>
          <table:table-cell table:style-name="ce5" table:formula="of:=[.C255]/[.B255]" office:value-type="percentage" office:value="0.0233870858543013">
            <text:p>2.3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10</text:p>
          </table:table-cell>
          <table:table-cell table:style-name="ce3" table:formula="of:=[.D256]+[.B255]" office:value-type="float" office:value="10331262">
            <text:p>10331262</text:p>
          </table:table-cell>
          <table:table-cell table:style-name="ce3" table:formula="of:=[.E256]+[.C255]" office:value-type="float" office:value="239815">
            <text:p>239815</text:p>
          </table:table-cell>
          <table:table-cell table:style-name="ce3" office:value-type="float" office:value="139740">
            <text:p>139740</text:p>
          </table:table-cell>
          <table:table-cell table:style-name="ce3" office:value-type="float" office:value="1465">
            <text:p>1465</text:p>
          </table:table-cell>
          <table:table-cell table:style-name="ce5" table:formula="of:=[.D256]/[.D255]-1" office:value-type="percentage" office:value="0.0712889352274209">
            <text:p>7.13%</text:p>
          </table:table-cell>
          <table:table-cell table:style-name="ce5" table:formula="of:=[.E256]/[.E255]-1" office:value-type="percentage" office:value="0.966442953020134">
            <text:p>96.64%</text:p>
          </table:table-cell>
          <table:table-cell table:style-name="ce5" table:formula="of:=[.C256]/[.B256]" office:value-type="percentage" office:value="0.0232125562201404">
            <text:p>2.3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11</text:p>
          </table:table-cell>
          <table:table-cell table:style-name="ce3" table:formula="of:=[.D257]+[.B256]" office:value-type="float" office:value="10474122">
            <text:p>10474122</text:p>
          </table:table-cell>
          <table:table-cell table:style-name="ce3" table:formula="of:=[.E257]+[.C256]" office:value-type="float" office:value="241246">
            <text:p>241246</text:p>
          </table:table-cell>
          <table:table-cell table:style-name="ce3" office:value-type="float" office:value="142860">
            <text:p>142860</text:p>
          </table:table-cell>
          <table:table-cell table:style-name="ce3" office:value-type="float" office:value="1431">
            <text:p>1431</text:p>
          </table:table-cell>
          <table:table-cell table:style-name="ce5" table:formula="of:=[.D257]/[.D256]-1" office:value-type="percentage" office:value="0.0223271790468011">
            <text:p>2.23%</text:p>
          </table:table-cell>
          <table:table-cell table:style-name="ce5" table:formula="of:=[.E257]/[.E256]-1" office:value-type="percentage" office:value="-0.0232081911262798">
            <text:p>-2.32%</text:p>
          </table:table-cell>
          <table:table-cell table:style-name="ce5" table:formula="of:=[.C257]/[.B257]" office:value-type="percentage" office:value="0.0230325749499576">
            <text:p>2.3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12</text:p>
          </table:table-cell>
          <table:table-cell table:style-name="ce3" table:formula="of:=[.D258]+[.B257]" office:value-type="float" office:value="10637613">
            <text:p>10637613</text:p>
          </table:table-cell>
          <table:table-cell table:style-name="ce3" table:formula="of:=[.E258]+[.C257]" office:value-type="float" office:value="242418">
            <text:p>242418</text:p>
          </table:table-cell>
          <table:table-cell table:style-name="ce3" office:value-type="float" office:value="163491">
            <text:p>163491</text:p>
          </table:table-cell>
          <table:table-cell table:style-name="ce3" office:value-type="float" office:value="1172">
            <text:p>1172</text:p>
          </table:table-cell>
          <table:table-cell table:style-name="ce5" table:formula="of:=[.D258]/[.D257]-1" office:value-type="percentage" office:value="0.144414111717766">
            <text:p>14.44%</text:p>
          </table:table-cell>
          <table:table-cell table:style-name="ce5" table:formula="of:=[.E258]/[.E257]-1" office:value-type="percentage" office:value="-0.180992313067785">
            <text:p>-18.10%</text:p>
          </table:table-cell>
          <table:table-cell table:style-name="ce5" table:formula="of:=[.C258]/[.B258]" office:value-type="percentage" office:value="0.022788759094733">
            <text:p>2.2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13</text:p>
          </table:table-cell>
          <table:table-cell table:style-name="ce3" table:formula="of:=[.D259]+[.B258]" office:value-type="float" office:value="10819206">
            <text:p>10819206</text:p>
          </table:table-cell>
          <table:table-cell table:style-name="ce3" table:formula="of:=[.E259]+[.C258]" office:value-type="float" office:value="243807">
            <text:p>243807</text:p>
          </table:table-cell>
          <table:table-cell table:style-name="ce3" office:value-type="float" office:value="181593">
            <text:p>181593</text:p>
          </table:table-cell>
          <table:table-cell table:style-name="ce3" office:value-type="float" office:value="1389">
            <text:p>1389</text:p>
          </table:table-cell>
          <table:table-cell table:style-name="ce5" table:formula="of:=[.D259]/[.D258]-1" office:value-type="percentage" office:value="0.110721691102263">
            <text:p>11.07%</text:p>
          </table:table-cell>
          <table:table-cell table:style-name="ce5" table:formula="of:=[.E259]/[.E258]-1" office:value-type="percentage" office:value="0.185153583617747">
            <text:p>18.52%</text:p>
          </table:table-cell>
          <table:table-cell table:style-name="ce5" table:formula="of:=[.C259]/[.B259]" office:value-type="percentage" office:value="0.0225346481063398">
            <text:p>2.2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14</text:p>
          </table:table-cell>
          <table:table-cell table:style-name="ce3" table:formula="of:=[.D260]+[.B259]" office:value-type="float" office:value="10978327">
            <text:p>10978327</text:p>
          </table:table-cell>
          <table:table-cell table:style-name="ce3" table:formula="of:=[.E260]+[.C259]" office:value-type="float" office:value="245017">
            <text:p>245017</text:p>
          </table:table-cell>
          <table:table-cell table:style-name="ce3" office:value-type="float" office:value="159121">
            <text:p>159121</text:p>
          </table:table-cell>
          <table:table-cell table:style-name="ce3" office:value-type="float" office:value="1210">
            <text:p>1210</text:p>
          </table:table-cell>
          <table:table-cell table:style-name="ce5" table:formula="of:=[.D260]/[.D259]-1" office:value-type="percentage" office:value="-0.123749263462799">
            <text:p>-12.37%</text:p>
          </table:table-cell>
          <table:table-cell table:style-name="ce5" table:formula="of:=[.E260]/[.E259]-1" office:value-type="percentage" office:value="-0.128869690424766">
            <text:p>-12.89%</text:p>
          </table:table-cell>
          <table:table-cell table:style-name="ce5" table:formula="of:=[.C260]/[.B260]" office:value-type="percentage" office:value="0.0223182457582107">
            <text:p>2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15</text:p>
          </table:table-cell>
          <table:table-cell table:style-name="ce3" table:formula="of:=[.D261]+[.B260]" office:value-type="float" office:value="11113514">
            <text:p>11113514</text:p>
          </table:table-cell>
          <table:table-cell table:style-name="ce3" table:formula="of:=[.E261]+[.C260]" office:value-type="float" office:value="245640">
            <text:p>245640</text:p>
          </table:table-cell>
          <table:table-cell table:style-name="ce3" office:value-type="float" office:value="135187">
            <text:p>135187</text:p>
          </table:table-cell>
          <table:table-cell table:style-name="ce3" office:value-type="float" office:value="623">
            <text:p>623</text:p>
          </table:table-cell>
          <table:table-cell table:style-name="ce5" table:formula="of:=[.D261]/[.D260]-1" office:value-type="percentage" office:value="-0.150413836011589">
            <text:p>-15.04%</text:p>
          </table:table-cell>
          <table:table-cell table:style-name="ce5" table:formula="of:=[.E261]/[.E260]-1" office:value-type="percentage" office:value="-0.485123966942149">
            <text:p>-48.51%</text:p>
          </table:table-cell>
          <table:table-cell table:style-name="ce5" table:formula="of:=[.C261]/[.B261]" office:value-type="percentage" office:value="0.0221028200441373">
            <text:p>2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16</text:p>
          </table:table-cell>
          <table:table-cell table:style-name="ce3" table:formula="of:=[.D262]+[.B261]" office:value-type="float" office:value="11279968">
            <text:p>11279968</text:p>
          </table:table-cell>
          <table:table-cell table:style-name="ce3" table:formula="of:=[.E262]+[.C261]" office:value-type="float" office:value="246436">
            <text:p>246436</text:p>
          </table:table-cell>
          <table:table-cell table:style-name="ce3" office:value-type="float" office:value="166454">
            <text:p>166454</text:p>
          </table:table-cell>
          <table:table-cell table:style-name="ce3" office:value-type="float" office:value="796">
            <text:p>796</text:p>
          </table:table-cell>
          <table:table-cell table:style-name="ce5" table:formula="of:=[.D262]/[.D261]-1" office:value-type="percentage" office:value="0.231287032037104">
            <text:p>23.13%</text:p>
          </table:table-cell>
          <table:table-cell table:style-name="ce5" table:formula="of:=[.E262]/[.E261]-1" office:value-type="percentage" office:value="0.2776886035313">
            <text:p>27.77%</text:p>
          </table:table-cell>
          <table:table-cell table:style-name="ce5" table:formula="of:=[.C262]/[.B262]" office:value-type="percentage" office:value="0.0218472250985109">
            <text:p>2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17</text:p>
          </table:table-cell>
          <table:table-cell table:style-name="ce3" table:formula="of:=[.D263]+[.B262]" office:value-type="float" office:value="11441713">
            <text:p>11441713</text:p>
          </table:table-cell>
          <table:table-cell table:style-name="ce3" table:formula="of:=[.E263]+[.C262]" office:value-type="float" office:value="248043">
            <text:p>248043</text:p>
          </table:table-cell>
          <table:table-cell table:style-name="ce3" office:value-type="float" office:value="161745">
            <text:p>161745</text:p>
          </table:table-cell>
          <table:table-cell table:style-name="ce3" office:value-type="float" office:value="1607">
            <text:p>1607</text:p>
          </table:table-cell>
          <table:table-cell table:style-name="ce5" table:formula="of:=[.D263]/[.D262]-1" office:value-type="percentage" office:value="-0.0282900981652588">
            <text:p>-2.83%</text:p>
          </table:table-cell>
          <table:table-cell table:style-name="ce5" table:formula="of:=[.E263]/[.E262]-1" office:value-type="percentage" office:value="1.01884422110553">
            <text:p>101.88%</text:p>
          </table:table-cell>
          <table:table-cell table:style-name="ce5" table:formula="of:=[.C263]/[.B263]" office:value-type="percentage" office:value="0.0216788342794475">
            <text:p>2.1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18</text:p>
          </table:table-cell>
          <table:table-cell table:style-name="ce3" table:formula="of:=[.D264]+[.B263]" office:value-type="float" office:value="11613996">
            <text:p>11613996</text:p>
          </table:table-cell>
          <table:table-cell table:style-name="ce3" table:formula="of:=[.E264]+[.C263]" office:value-type="float" office:value="249968">
            <text:p>249968</text:p>
          </table:table-cell>
          <table:table-cell table:style-name="ce3" office:value-type="float" office:value="172283">
            <text:p>172283</text:p>
          </table:table-cell>
          <table:table-cell table:style-name="ce3" office:value-type="float" office:value="1925">
            <text:p>1925</text:p>
          </table:table-cell>
          <table:table-cell table:style-name="ce5" table:formula="of:=[.D264]/[.D263]-1" office:value-type="percentage" office:value="0.0651519366904696">
            <text:p>6.52%</text:p>
          </table:table-cell>
          <table:table-cell table:style-name="ce5" table:formula="of:=[.E264]/[.E263]-1" office:value-type="percentage" office:value="0.197884256378345">
            <text:p>19.79%</text:p>
          </table:table-cell>
          <table:table-cell table:style-name="ce5" table:formula="of:=[.C264]/[.B264]" office:value-type="percentage" office:value="0.0215229969082132">
            <text:p>2.1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19</text:p>
          </table:table-cell>
          <table:table-cell table:style-name="ce3" table:formula="of:=[.D265]+[.B264]" office:value-type="float" office:value="11801466">
            <text:p>11801466</text:p>
          </table:table-cell>
          <table:table-cell table:style-name="ce3" table:formula="of:=[.E265]+[.C264]" office:value-type="float" office:value="251930">
            <text:p>251930</text:p>
          </table:table-cell>
          <table:table-cell table:style-name="ce3" office:value-type="float" office:value="187470">
            <text:p>187470</text:p>
          </table:table-cell>
          <table:table-cell table:style-name="ce3" office:value-type="float" office:value="1962">
            <text:p>1962</text:p>
          </table:table-cell>
          <table:table-cell table:style-name="ce5" table:formula="of:=[.D265]/[.D264]-1" office:value-type="percentage" office:value="0.0881514717064364">
            <text:p>8.82%</text:p>
          </table:table-cell>
          <table:table-cell table:style-name="ce5" table:formula="of:=[.E265]/[.E264]-1" office:value-type="percentage" office:value="0.0192207792207793">
            <text:p>1.92%</text:p>
          </table:table-cell>
          <table:table-cell table:style-name="ce5" table:formula="of:=[.C265]/[.B265]" office:value-type="percentage" office:value="0.0213473478633926">
            <text:p>2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20</text:p>
          </table:table-cell>
          <table:table-cell table:style-name="ce3" table:formula="of:=[.D266]+[.B265]" office:value-type="float" office:value="12000138">
            <text:p>12000138</text:p>
          </table:table-cell>
          <table:table-cell table:style-name="ce3" table:formula="of:=[.E266]+[.C265]" office:value-type="float" office:value="253882">
            <text:p>253882</text:p>
          </table:table-cell>
          <table:table-cell table:style-name="ce3" office:value-type="float" office:value="198672">
            <text:p>198672</text:p>
          </table:table-cell>
          <table:table-cell table:style-name="ce3" office:value-type="float" office:value="1952">
            <text:p>1952</text:p>
          </table:table-cell>
          <table:table-cell table:style-name="ce5" table:formula="of:=[.D266]/[.D265]-1" office:value-type="percentage" office:value="0.0597535605696911">
            <text:p>5.98%</text:p>
          </table:table-cell>
          <table:table-cell table:style-name="ce5" table:formula="of:=[.E266]/[.E265]-1" office:value-type="percentage" office:value="-0.00509683995922527">
            <text:p>-0.51%</text:p>
          </table:table-cell>
          <table:table-cell table:style-name="ce5" table:formula="of:=[.C266]/[.B266]" office:value-type="percentage" office:value="0.021156590032548">
            <text:p>2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21</text:p>
          </table:table-cell>
          <table:table-cell table:style-name="ce3" table:formula="of:=[.D267]+[.B266]" office:value-type="float" office:value="12172141">
            <text:p>12172141</text:p>
          </table:table-cell>
          <table:table-cell table:style-name="ce3" table:formula="of:=[.E267]+[.C266]" office:value-type="float" office:value="255311">
            <text:p>255311</text:p>
          </table:table-cell>
          <table:table-cell table:style-name="ce3" office:value-type="float" office:value="172003">
            <text:p>172003</text:p>
          </table:table-cell>
          <table:table-cell table:style-name="ce3" office:value-type="float" office:value="1429">
            <text:p>1429</text:p>
          </table:table-cell>
          <table:table-cell table:style-name="ce5" table:formula="of:=[.D267]/[.D266]-1" office:value-type="percentage" office:value="-0.134236329226061">
            <text:p>-13.42%</text:p>
          </table:table-cell>
          <table:table-cell table:style-name="ce5" table:formula="of:=[.E267]/[.E266]-1" office:value-type="percentage" office:value="-0.267930327868853">
            <text:p>-26.79%</text:p>
          </table:table-cell>
          <table:table-cell table:style-name="ce5" table:formula="of:=[.C267]/[.B267]" office:value-type="percentage" office:value="0.0209750281400782">
            <text:p>2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22</text:p>
          </table:table-cell>
          <table:table-cell table:style-name="ce3" table:formula="of:=[.D268]+[.B267]" office:value-type="float" office:value="12313175">
            <text:p>12313175</text:p>
          </table:table-cell>
          <table:table-cell table:style-name="ce3" table:formula="of:=[.E268]+[.C267]" office:value-type="float" office:value="256154">
            <text:p>256154</text:p>
          </table:table-cell>
          <table:table-cell table:style-name="ce3" office:value-type="float" office:value="141034">
            <text:p>141034</text:p>
          </table:table-cell>
          <table:table-cell table:style-name="ce3" office:value-type="float" office:value="843">
            <text:p>843</text:p>
          </table:table-cell>
          <table:table-cell table:style-name="ce5" table:formula="of:=[.D268]/[.D267]-1" office:value-type="percentage" office:value="-0.18004918518863">
            <text:p>-18.00%</text:p>
          </table:table-cell>
          <table:table-cell table:style-name="ce5" table:formula="of:=[.E268]/[.E267]-1" office:value-type="percentage" office:value="-0.410076976906928">
            <text:p>-41.01%</text:p>
          </table:table-cell>
          <table:table-cell table:style-name="ce5" table:formula="of:=[.C268]/[.B268]" office:value-type="percentage" office:value="0.0208032453043183">
            <text:p>2.0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23</text:p>
          </table:table-cell>
          <table:table-cell table:style-name="ce3" table:formula="of:=[.D269]+[.B268]" office:value-type="float" office:value="12492274">
            <text:p>12492274</text:p>
          </table:table-cell>
          <table:table-cell table:style-name="ce3" table:formula="of:=[.E269]+[.C268]" office:value-type="float" office:value="257192">
            <text:p>257192</text:p>
          </table:table-cell>
          <table:table-cell table:style-name="ce3" office:value-type="float" office:value="179099">
            <text:p>179099</text:p>
          </table:table-cell>
          <table:table-cell table:style-name="ce3" office:value-type="float" office:value="1038">
            <text:p>1038</text:p>
          </table:table-cell>
          <table:table-cell table:style-name="ce5" table:formula="of:=[.D269]/[.D268]-1" office:value-type="percentage" office:value="0.269899456868556">
            <text:p>26.99%</text:p>
          </table:table-cell>
          <table:table-cell table:style-name="ce5" table:formula="of:=[.E269]/[.E268]-1" office:value-type="percentage" office:value="0.231316725978648">
            <text:p>23.13%</text:p>
          </table:table-cell>
          <table:table-cell table:style-name="ce5" table:formula="of:=[.C269]/[.B269]" office:value-type="percentage" office:value="0.0205880850836285">
            <text:p>2.0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24</text:p>
          </table:table-cell>
          <table:table-cell table:style-name="ce3" table:formula="of:=[.D270]+[.B269]" office:value-type="float" office:value="12670564">
            <text:p>12670564</text:p>
          </table:table-cell>
          <table:table-cell table:style-name="ce3" table:formula="of:=[.E270]+[.C269]" office:value-type="float" office:value="259401">
            <text:p>259401</text:p>
          </table:table-cell>
          <table:table-cell table:style-name="ce3" office:value-type="float" office:value="178290">
            <text:p>178290</text:p>
          </table:table-cell>
          <table:table-cell table:style-name="ce3" office:value-type="float" office:value="2209">
            <text:p>2209</text:p>
          </table:table-cell>
          <table:table-cell table:style-name="ce5" table:formula="of:=[.D270]/[.D269]-1" office:value-type="percentage" office:value="-0.0045170548132597">
            <text:p>-0.45%</text:p>
          </table:table-cell>
          <table:table-cell table:style-name="ce5" table:formula="of:=[.E270]/[.E269]-1" office:value-type="percentage" office:value="1.12813102119461">
            <text:p>112.81%</text:p>
          </table:table-cell>
          <table:table-cell table:style-name="ce5" table:formula="of:=[.C270]/[.B270]" office:value-type="percentage" office:value="0.0204727271808895">
            <text:p>2.0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25</text:p>
          </table:table-cell>
          <table:table-cell table:style-name="ce3" table:formula="of:=[.D271]+[.B270]" office:value-type="float" office:value="12851100">
            <text:p>12851100</text:p>
          </table:table-cell>
          <table:table-cell table:style-name="ce3" table:formula="of:=[.E271]+[.C270]" office:value-type="float" office:value="261714">
            <text:p>261714</text:p>
          </table:table-cell>
          <table:table-cell table:style-name="ce3" office:value-type="float" office:value="180536">
            <text:p>180536</text:p>
          </table:table-cell>
          <table:table-cell table:style-name="ce3" office:value-type="float" office:value="2313">
            <text:p>2313</text:p>
          </table:table-cell>
          <table:table-cell table:style-name="ce5" table:formula="of:=[.D271]/[.D270]-1" office:value-type="percentage" office:value="0.0125974535868529">
            <text:p>1.26%</text:p>
          </table:table-cell>
          <table:table-cell table:style-name="ce5" table:formula="of:=[.E271]/[.E270]-1" office:value-type="percentage" office:value="0.0470801267541874">
            <text:p>4.71%</text:p>
          </table:table-cell>
          <table:table-cell table:style-name="ce5" table:formula="of:=[.C271]/[.B271]" office:value-type="percentage" office:value="0.0203651049326517">
            <text:p>2.0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26</text:p>
          </table:table-cell>
          <table:table-cell table:style-name="ce3" table:formula="of:=[.D272]+[.B271]" office:value-type="float" office:value="12954204">
            <text:p>12954204</text:p>
          </table:table-cell>
          <table:table-cell table:style-name="ce3" table:formula="of:=[.E272]+[.C271]" office:value-type="float" office:value="262893">
            <text:p>262893</text:p>
          </table:table-cell>
          <table:table-cell table:style-name="ce3" office:value-type="float" office:value="103104">
            <text:p>103104</text:p>
          </table:table-cell>
          <table:table-cell table:style-name="ce3" office:value-type="float" office:value="1179">
            <text:p>1179</text:p>
          </table:table-cell>
          <table:table-cell table:style-name="ce5" table:formula="of:=[.D272]/[.D271]-1" office:value-type="percentage" office:value="-0.428900607081136">
            <text:p>-42.89%</text:p>
          </table:table-cell>
          <table:table-cell table:style-name="ce5" table:formula="of:=[.E272]/[.E271]-1" office:value-type="percentage" office:value="-0.490272373540856">
            <text:p>-49.03%</text:p>
          </table:table-cell>
          <table:table-cell table:style-name="ce5" table:formula="of:=[.C272]/[.B272]" office:value-type="percentage" office:value="0.0202940296447393">
            <text:p>2.0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27</text:p>
          </table:table-cell>
          <table:table-cell table:style-name="ce3" table:formula="of:=[.D273]+[.B272]" office:value-type="float" office:value="13159666">
            <text:p>13159666</text:p>
          </table:table-cell>
          <table:table-cell table:style-name="ce3" table:formula="of:=[.E273]+[.C272]" office:value-type="float" office:value="264305">
            <text:p>264305</text:p>
          </table:table-cell>
          <table:table-cell table:style-name="ce3" office:value-type="float" office:value="205462">
            <text:p>205462</text:p>
          </table:table-cell>
          <table:table-cell table:style-name="ce3" office:value-type="float" office:value="1412">
            <text:p>1412</text:p>
          </table:table-cell>
          <table:table-cell table:style-name="ce5" table:formula="of:=[.D273]/[.D272]-1" office:value-type="percentage" office:value="0.992764587212911">
            <text:p>99.28%</text:p>
          </table:table-cell>
          <table:table-cell table:style-name="ce5" table:formula="of:=[.E273]/[.E272]-1" office:value-type="percentage" office:value="0.197625106022053">
            <text:p>19.76%</text:p>
          </table:table-cell>
          <table:table-cell table:style-name="ce5" table:formula="of:=[.C273]/[.B273]" office:value-type="percentage" office:value="0.0200844763081373">
            <text:p>2.0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28</text:p>
          </table:table-cell>
          <table:table-cell table:style-name="ce3" table:formula="of:=[.D274]+[.B273]" office:value-type="float" office:value="13310911">
            <text:p>13310911</text:p>
          </table:table-cell>
          <table:table-cell table:style-name="ce3" table:formula="of:=[.E274]+[.C273]" office:value-type="float" office:value="265497">
            <text:p>265497</text:p>
          </table:table-cell>
          <table:table-cell table:style-name="ce3" office:value-type="float" office:value="151245">
            <text:p>151245</text:p>
          </table:table-cell>
          <table:table-cell table:style-name="ce3" office:value-type="float" office:value="1192">
            <text:p>1192</text:p>
          </table:table-cell>
          <table:table-cell table:style-name="ce5" table:formula="of:=[.D274]/[.D273]-1" office:value-type="percentage" office:value="-0.263878478745461">
            <text:p>-26.39%</text:p>
          </table:table-cell>
          <table:table-cell table:style-name="ce5" table:formula="of:=[.E274]/[.E273]-1" office:value-type="percentage" office:value="-0.155807365439093">
            <text:p>-15.58%</text:p>
          </table:table-cell>
          <table:table-cell table:style-name="ce5" table:formula="of:=[.C274]/[.B274]" office:value-type="percentage" office:value="0.0199458173824466">
            <text:p>1.9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29</text:p>
          </table:table-cell>
          <table:table-cell table:style-name="ce3" table:formula="of:=[.D275]+[.B274]" office:value-type="float" office:value="13447249">
            <text:p>13447249</text:p>
          </table:table-cell>
          <table:table-cell table:style-name="ce3" table:formula="of:=[.E275]+[.C274]" office:value-type="float" office:value="266315">
            <text:p>266315</text:p>
          </table:table-cell>
          <table:table-cell table:style-name="ce3" office:value-type="float" office:value="136338">
            <text:p>136338</text:p>
          </table:table-cell>
          <table:table-cell table:style-name="ce3" office:value-type="float" office:value="818">
            <text:p>818</text:p>
          </table:table-cell>
          <table:table-cell table:style-name="ce5" table:formula="of:=[.D275]/[.D274]-1" office:value-type="percentage" office:value="-0.0985619359317663">
            <text:p>-9.86%</text:p>
          </table:table-cell>
          <table:table-cell table:style-name="ce5" table:formula="of:=[.E275]/[.E274]-1" office:value-type="percentage" office:value="-0.313758389261745">
            <text:p>-31.38%</text:p>
          </table:table-cell>
          <table:table-cell table:style-name="ce5" table:formula="of:=[.C275]/[.B275]" office:value-type="percentage" office:value="0.0198044224510158">
            <text:p>1.9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30</text:p>
          </table:table-cell>
          <table:table-cell table:style-name="ce3" table:formula="of:=[.D276]+[.B275]" office:value-type="float" office:value="13615009">
            <text:p>13615009</text:p>
          </table:table-cell>
          <table:table-cell table:style-name="ce3" table:formula="of:=[.E276]+[.C275]" office:value-type="float" office:value="267580">
            <text:p>267580</text:p>
          </table:table-cell>
          <table:table-cell table:style-name="ce3" office:value-type="float" office:value="167760">
            <text:p>167760</text:p>
          </table:table-cell>
          <table:table-cell table:style-name="ce3" office:value-type="float" office:value="1265">
            <text:p>1265</text:p>
          </table:table-cell>
          <table:table-cell table:style-name="ce5" table:formula="of:=[.D276]/[.D275]-1" office:value-type="percentage" office:value="0.230471328609779">
            <text:p>23.05%</text:p>
          </table:table-cell>
          <table:table-cell table:style-name="ce5" table:formula="of:=[.E276]/[.E275]-1" office:value-type="percentage" office:value="0.546454767726161">
            <text:p>54.65%</text:p>
          </table:table-cell>
          <table:table-cell table:style-name="ce5" table:formula="of:=[.C276]/[.B276]" office:value-type="percentage" office:value="0.0196533105486746">
            <text:p>1.9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01</text:p>
          </table:table-cell>
          <table:table-cell table:style-name="ce3" table:formula="of:=[.D277]+[.B276]" office:value-type="float" office:value="13799295">
            <text:p>13799295</text:p>
          </table:table-cell>
          <table:table-cell table:style-name="ce3" table:formula="of:=[.E277]+[.C276]" office:value-type="float" office:value="270190">
            <text:p>270190</text:p>
          </table:table-cell>
          <table:table-cell table:style-name="ce3" office:value-type="float" office:value="184286">
            <text:p>184286</text:p>
          </table:table-cell>
          <table:table-cell table:style-name="ce3" office:value-type="float" office:value="2610">
            <text:p>2610</text:p>
          </table:table-cell>
          <table:table-cell table:style-name="ce5" table:formula="of:=[.D277]/[.D276]-1" office:value-type="percentage" office:value="0.0985097758702909">
            <text:p>9.85%</text:p>
          </table:table-cell>
          <table:table-cell table:style-name="ce5" table:formula="of:=[.E277]/[.E276]-1" office:value-type="percentage" office:value="1.06324110671937">
            <text:p>106.32%</text:p>
          </table:table-cell>
          <table:table-cell table:style-name="ce5" table:formula="of:=[.C277]/[.B277]" office:value-type="percentage" office:value="0.0195799857891291">
            <text:p>1.9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02</text:p>
          </table:table-cell>
          <table:table-cell table:style-name="ce3" table:formula="of:=[.D278]+[.B277]" office:value-type="float" office:value="14000481">
            <text:p>14000481</text:p>
          </table:table-cell>
          <table:table-cell table:style-name="ce3" table:formula="of:=[.E278]+[.C277]" office:value-type="float" office:value="273075">
            <text:p>273075</text:p>
          </table:table-cell>
          <table:table-cell table:style-name="ce3" office:value-type="float" office:value="201186">
            <text:p>201186</text:p>
          </table:table-cell>
          <table:table-cell table:style-name="ce3" office:value-type="float" office:value="2885">
            <text:p>2885</text:p>
          </table:table-cell>
          <table:table-cell table:style-name="ce5" table:formula="of:=[.D278]/[.D277]-1" office:value-type="percentage" office:value="0.0917052841778541">
            <text:p>9.17%</text:p>
          </table:table-cell>
          <table:table-cell table:style-name="ce5" table:formula="of:=[.E278]/[.E277]-1" office:value-type="percentage" office:value="0.10536398467433">
            <text:p>10.54%</text:p>
          </table:table-cell>
          <table:table-cell table:style-name="ce5" table:formula="of:=[.C278]/[.B278]" office:value-type="percentage" office:value="0.0195046870175389">
            <text:p>1.9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03</text:p>
          </table:table-cell>
          <table:table-cell table:style-name="ce3" table:formula="of:=[.D279]+[.B278]" office:value-type="float" office:value="14218440">
            <text:p>14218440</text:p>
          </table:table-cell>
          <table:table-cell table:style-name="ce3" table:formula="of:=[.E279]+[.C278]" office:value-type="float" office:value="275932">
            <text:p>275932</text:p>
          </table:table-cell>
          <table:table-cell table:style-name="ce3" office:value-type="float" office:value="217959">
            <text:p>217959</text:p>
          </table:table-cell>
          <table:table-cell table:style-name="ce3" office:value-type="float" office:value="2857">
            <text:p>2857</text:p>
          </table:table-cell>
          <table:table-cell table:style-name="ce5" table:formula="of:=[.D279]/[.D278]-1" office:value-type="percentage" office:value="0.0833706122692435">
            <text:p>8.34%</text:p>
          </table:table-cell>
          <table:table-cell table:style-name="ce5" table:formula="of:=[.E279]/[.E278]-1" office:value-type="percentage" office:value="-0.00970537261698445">
            <text:p>-0.97%</text:p>
          </table:table-cell>
          <table:table-cell table:style-name="ce5" table:formula="of:=[.C279]/[.B279]" office:value-type="percentage" office:value="0.019406629700586">
            <text:p>1.9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04</text:p>
          </table:table-cell>
          <table:table-cell table:style-name="ce3" table:formula="of:=[.D280]+[.B279]" office:value-type="float" office:value="14449621">
            <text:p>14449621</text:p>
          </table:table-cell>
          <table:table-cell table:style-name="ce3" table:formula="of:=[.E280]+[.C279]" office:value-type="float" office:value="278569">
            <text:p>278569</text:p>
          </table:table-cell>
          <table:table-cell table:style-name="ce3" office:value-type="float" office:value="231181">
            <text:p>231181</text:p>
          </table:table-cell>
          <table:table-cell table:style-name="ce3" office:value-type="float" office:value="2637">
            <text:p>2637</text:p>
          </table:table-cell>
          <table:table-cell table:style-name="ce5" table:formula="of:=[.D280]/[.D279]-1" office:value-type="percentage" office:value="0.0606627852027215">
            <text:p>6.07%</text:p>
          </table:table-cell>
          <table:table-cell table:style-name="ce5" table:formula="of:=[.E280]/[.E279]-1" office:value-type="percentage" office:value="-0.0770038501925097">
            <text:p>-7.70%</text:p>
          </table:table-cell>
          <table:table-cell table:style-name="ce5" table:formula="of:=[.C280]/[.B280]" office:value-type="percentage" office:value="0.0192786371351885">
            <text:p>1.9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05</text:p>
          </table:table-cell>
          <table:table-cell table:style-name="ce3" table:formula="of:=[.D281]+[.B280]" office:value-type="float" office:value="14655378">
            <text:p>14655378</text:p>
          </table:table-cell>
          <table:table-cell table:style-name="ce3" table:formula="of:=[.E281]+[.C280]" office:value-type="float" office:value="280759">
            <text:p>280759</text:p>
          </table:table-cell>
          <table:table-cell table:style-name="ce3" office:value-type="float" office:value="205757">
            <text:p>205757</text:p>
          </table:table-cell>
          <table:table-cell table:style-name="ce3" office:value-type="float" office:value="2190">
            <text:p>2190</text:p>
          </table:table-cell>
          <table:table-cell table:style-name="ce5" table:formula="of:=[.D281]/[.D280]-1" office:value-type="percentage" office:value="-0.109974435615384">
            <text:p>-11.00%</text:p>
          </table:table-cell>
          <table:table-cell table:style-name="ce5" table:formula="of:=[.E281]/[.E280]-1" office:value-type="percentage" office:value="-0.169510807736064">
            <text:p>-16.95%</text:p>
          </table:table-cell>
          <table:table-cell table:style-name="ce5" table:formula="of:=[.C281]/[.B281]" office:value-type="percentage" office:value="0.0191574041966028">
            <text:p>1.9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06</text:p>
          </table:table-cell>
          <table:table-cell table:style-name="ce3" table:formula="of:=[.D282]+[.B281]" office:value-type="float" office:value="14827537">
            <text:p>14827537</text:p>
          </table:table-cell>
          <table:table-cell table:style-name="ce3" table:formula="of:=[.E282]+[.C281]" office:value-type="float" office:value="281870">
            <text:p>281870</text:p>
          </table:table-cell>
          <table:table-cell table:style-name="ce3" office:value-type="float" office:value="172159">
            <text:p>172159</text:p>
          </table:table-cell>
          <table:table-cell table:style-name="ce3" office:value-type="float" office:value="1111">
            <text:p>1111</text:p>
          </table:table-cell>
          <table:table-cell table:style-name="ce5" table:formula="of:=[.D282]/[.D281]-1" office:value-type="percentage" office:value="-0.163289705818028">
            <text:p>-16.33%</text:p>
          </table:table-cell>
          <table:table-cell table:style-name="ce5" table:formula="of:=[.E282]/[.E281]-1" office:value-type="percentage" office:value="-0.492694063926941">
            <text:p>-49.27%</text:p>
          </table:table-cell>
          <table:table-cell table:style-name="ce5" table:formula="of:=[.C282]/[.B282]" office:value-type="percentage" office:value="0.0190099002956459">
            <text:p>1.9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07</text:p>
          </table:table-cell>
          <table:table-cell table:style-name="ce3" table:formula="of:=[.D283]+[.B282]" office:value-type="float" office:value="15031679">
            <text:p>15031679</text:p>
          </table:table-cell>
          <table:table-cell table:style-name="ce3" table:formula="of:=[.E283]+[.C282]" office:value-type="float" office:value="283403">
            <text:p>283403</text:p>
          </table:table-cell>
          <table:table-cell table:style-name="ce3" office:value-type="float" office:value="204142">
            <text:p>204142</text:p>
          </table:table-cell>
          <table:table-cell table:style-name="ce3" office:value-type="float" office:value="1533">
            <text:p>1533</text:p>
          </table:table-cell>
          <table:table-cell table:style-name="ce5" table:formula="of:=[.D283]/[.D282]-1" office:value-type="percentage" office:value="0.185775939683664">
            <text:p>18.58%</text:p>
          </table:table-cell>
          <table:table-cell table:style-name="ce5" table:formula="of:=[.E283]/[.E282]-1" office:value-type="percentage" office:value="0.37983798379838">
            <text:p>37.98%</text:p>
          </table:table-cell>
          <table:table-cell table:style-name="ce5" table:formula="of:=[.C283]/[.B283]" office:value-type="percentage" office:value="0.0188537155430208">
            <text:p>1.8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08</text:p>
          </table:table-cell>
          <table:table-cell table:style-name="ce3" table:formula="of:=[.D284]+[.B283]" office:value-type="float" office:value="15251584">
            <text:p>15251584</text:p>
          </table:table-cell>
          <table:table-cell table:style-name="ce3" table:formula="of:=[.E284]+[.C283]" office:value-type="float" office:value="286224">
            <text:p>286224</text:p>
          </table:table-cell>
          <table:table-cell table:style-name="ce3" office:value-type="float" office:value="219905">
            <text:p>219905</text:p>
          </table:table-cell>
          <table:table-cell table:style-name="ce3" office:value-type="float" office:value="2821">
            <text:p>2821</text:p>
          </table:table-cell>
          <table:table-cell table:style-name="ce5" table:formula="of:=[.D284]/[.D283]-1" office:value-type="percentage" office:value="0.0772158595487456">
            <text:p>7.72%</text:p>
          </table:table-cell>
          <table:table-cell table:style-name="ce5" table:formula="of:=[.E284]/[.E283]-1" office:value-type="percentage" office:value="0.840182648401826">
            <text:p>84.02%</text:p>
          </table:table-cell>
          <table:table-cell table:style-name="ce5" table:formula="of:=[.C284]/[.B284]" office:value-type="percentage" office:value="0.0187668375953606">
            <text:p>1.8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09</text:p>
          </table:table-cell>
          <table:table-cell table:style-name="ce3" table:formula="of:=[.D285]+[.B284]" office:value-type="float" office:value="15471262">
            <text:p>15471262</text:p>
          </table:table-cell>
          <table:table-cell table:style-name="ce3" table:formula="of:=[.E285]+[.C284]" office:value-type="float" office:value="289381">
            <text:p>289381</text:p>
          </table:table-cell>
          <table:table-cell table:style-name="ce3" office:value-type="float" office:value="219678">
            <text:p>219678</text:p>
          </table:table-cell>
          <table:table-cell table:style-name="ce3" office:value-type="float" office:value="3157">
            <text:p>3157</text:p>
          </table:table-cell>
          <table:table-cell table:style-name="ce5" table:formula="of:=[.D285]/[.D284]-1" office:value-type="percentage" office:value="-0.0010322639321525">
            <text:p>-0.10%</text:p>
          </table:table-cell>
          <table:table-cell table:style-name="ce5" table:formula="of:=[.E285]/[.E284]-1" office:value-type="percentage" office:value="0.119106699751861">
            <text:p>11.91%</text:p>
          </table:table-cell>
          <table:table-cell table:style-name="ce5" table:formula="of:=[.C285]/[.B285]" office:value-type="percentage" office:value="0.0187044211390124">
            <text:p>1.8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10</text:p>
          </table:table-cell>
          <table:table-cell table:style-name="ce3" table:formula="of:=[.D286]+[.B285]" office:value-type="float" office:value="15696514">
            <text:p>15696514</text:p>
          </table:table-cell>
          <table:table-cell table:style-name="ce3" table:formula="of:=[.E286]+[.C285]" office:value-type="float" office:value="292318">
            <text:p>292318</text:p>
          </table:table-cell>
          <table:table-cell table:style-name="ce3" office:value-type="float" office:value="225252">
            <text:p>225252</text:p>
          </table:table-cell>
          <table:table-cell table:style-name="ce3" office:value-type="float" office:value="2937">
            <text:p>2937</text:p>
          </table:table-cell>
          <table:table-cell table:style-name="ce5" table:formula="of:=[.D286]/[.D285]-1" office:value-type="percentage" office:value="0.0253735012154153">
            <text:p>2.54%</text:p>
          </table:table-cell>
          <table:table-cell table:style-name="ce5" table:formula="of:=[.E286]/[.E285]-1" office:value-type="percentage" office:value="-0.0696864111498258">
            <text:p>-6.97%</text:p>
          </table:table-cell>
          <table:table-cell table:style-name="ce5" table:formula="of:=[.C286]/[.B286]" office:value-type="percentage" office:value="0.0186231159351688">
            <text:p>1.8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11</text:p>
          </table:table-cell>
          <table:table-cell table:style-name="ce3" table:formula="of:=[.D287]+[.B286]" office:value-type="float" office:value="15977028">
            <text:p>15977028</text:p>
          </table:table-cell>
          <table:table-cell table:style-name="ce3" table:formula="of:=[.E287]+[.C286]" office:value-type="float" office:value="295269">
            <text:p>295269</text:p>
          </table:table-cell>
          <table:table-cell table:style-name="ce3" office:value-type="float" office:value="280514">
            <text:p>280514</text:p>
          </table:table-cell>
          <table:table-cell table:style-name="ce3" office:value-type="float" office:value="2951">
            <text:p>2951</text:p>
          </table:table-cell>
          <table:table-cell table:style-name="ce5" table:formula="of:=[.D287]/[.D286]-1" office:value-type="percentage" office:value="0.245334114680447">
            <text:p>24.53%</text:p>
          </table:table-cell>
          <table:table-cell table:style-name="ce5" table:formula="of:=[.E287]/[.E286]-1" office:value-type="percentage" office:value="0.00476676881171256">
            <text:p>0.48%</text:p>
          </table:table-cell>
          <table:table-cell table:style-name="ce5" table:formula="of:=[.C287]/[.B287]" office:value-type="percentage" office:value="0.0184808463751832">
            <text:p>1.8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12</text:p>
          </table:table-cell>
          <table:table-cell table:style-name="ce3" table:formula="of:=[.D288]+[.B287]" office:value-type="float" office:value="16184472">
            <text:p>16184472</text:p>
          </table:table-cell>
          <table:table-cell table:style-name="ce3" table:formula="of:=[.E288]+[.C287]" office:value-type="float" office:value="297528">
            <text:p>297528</text:p>
          </table:table-cell>
          <table:table-cell table:style-name="ce3" office:value-type="float" office:value="207444">
            <text:p>207444</text:p>
          </table:table-cell>
          <table:table-cell table:style-name="ce3" office:value-type="float" office:value="2259">
            <text:p>2259</text:p>
          </table:table-cell>
          <table:table-cell table:style-name="ce5" table:formula="of:=[.D288]/[.D287]-1" office:value-type="percentage" office:value="-0.260486107645251">
            <text:p>-26.05%</text:p>
          </table:table-cell>
          <table:table-cell table:style-name="ce5" table:formula="of:=[.E288]/[.E287]-1" office:value-type="percentage" office:value="-0.234496780752287">
            <text:p>-23.45%</text:p>
          </table:table-cell>
          <table:table-cell table:style-name="ce5" table:formula="of:=[.C288]/[.B288]" office:value-type="percentage" office:value="0.0183835468960619">
            <text:p>1.8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13</text:p>
          </table:table-cell>
          <table:table-cell table:style-name="ce3" table:formula="of:=[.D289]+[.B288]" office:value-type="float" office:value="16368720">
            <text:p>16368720</text:p>
          </table:table-cell>
          <table:table-cell table:style-name="ce3" table:formula="of:=[.E289]+[.C288]" office:value-type="float" office:value="298885">
            <text:p>298885</text:p>
          </table:table-cell>
          <table:table-cell table:style-name="ce3" office:value-type="float" office:value="184248">
            <text:p>184248</text:p>
          </table:table-cell>
          <table:table-cell table:style-name="ce3" office:value-type="float" office:value="1357">
            <text:p>1357</text:p>
          </table:table-cell>
          <table:table-cell table:style-name="ce5" table:formula="of:=[.D289]/[.D288]-1" office:value-type="percentage" office:value="-0.111818129230057">
            <text:p>-11.18%</text:p>
          </table:table-cell>
          <table:table-cell table:style-name="ce5" table:formula="of:=[.E289]/[.E288]-1" office:value-type="percentage" office:value="-0.399291722000885">
            <text:p>-39.93%</text:p>
          </table:table-cell>
          <table:table-cell table:style-name="ce5" table:formula="of:=[.C289]/[.B289]" office:value-type="percentage" office:value="0.0182595218196658">
            <text:p>1.8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14</text:p>
          </table:table-cell>
          <table:table-cell table:style-name="ce3" table:formula="of:=[.D290]+[.B289]" office:value-type="float" office:value="16569793">
            <text:p>16569793</text:p>
          </table:table-cell>
          <table:table-cell table:style-name="ce3" table:formula="of:=[.E290]+[.C289]" office:value-type="float" office:value="300563">
            <text:p>300563</text:p>
          </table:table-cell>
          <table:table-cell table:style-name="ce3" office:value-type="float" office:value="201073">
            <text:p>201073</text:p>
          </table:table-cell>
          <table:table-cell table:style-name="ce3" office:value-type="float" office:value="1678">
            <text:p>1678</text:p>
          </table:table-cell>
          <table:table-cell table:style-name="ce5" table:formula="of:=[.D290]/[.D289]-1" office:value-type="percentage" office:value="0.0913171377708306">
            <text:p>9.13%</text:p>
          </table:table-cell>
          <table:table-cell table:style-name="ce5" table:formula="of:=[.E290]/[.E289]-1" office:value-type="percentage" office:value="0.236551215917465">
            <text:p>23.66%</text:p>
          </table:table-cell>
          <table:table-cell table:style-name="ce5" table:formula="of:=[.C290]/[.B290]" office:value-type="percentage" office:value="0.0181392127228143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15</text:p>
          </table:table-cell>
          <table:table-cell table:style-name="ce3" table:formula="of:=[.D291]+[.B290]" office:value-type="float" office:value="16772793">
            <text:p>16772793</text:p>
          </table:table-cell>
          <table:table-cell table:style-name="ce3" table:formula="of:=[.E291]+[.C290]" office:value-type="float" office:value="303588">
            <text:p>303588</text:p>
          </table:table-cell>
          <table:table-cell table:style-name="ce3" office:value-type="float" office:value="203000">
            <text:p>203000</text:p>
          </table:table-cell>
          <table:table-cell table:style-name="ce3" office:value-type="float" office:value="3025">
            <text:p>3025</text:p>
          </table:table-cell>
          <table:table-cell table:style-name="ce5" table:formula="of:=[.D291]/[.D290]-1" office:value-type="percentage" office:value="0.00958358407145665">
            <text:p>0.96%</text:p>
          </table:table-cell>
          <table:table-cell table:style-name="ce5" table:formula="of:=[.E291]/[.E290]-1" office:value-type="percentage" office:value="0.802741358760429">
            <text:p>80.27%</text:p>
          </table:table-cell>
          <table:table-cell table:style-name="ce5" table:formula="of:=[.C291]/[.B291]" office:value-type="percentage" office:value="0.018100026632416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16</text:p>
          </table:table-cell>
          <table:table-cell table:style-name="ce3" table:formula="of:=[.D292]+[.B291]" office:value-type="float" office:value="17017826">
            <text:p>17017826</text:p>
          </table:table-cell>
          <table:table-cell table:style-name="ce3" table:formula="of:=[.E292]+[.C291]" office:value-type="float" office:value="307199">
            <text:p>307199</text:p>
          </table:table-cell>
          <table:table-cell table:style-name="ce3" office:value-type="float" office:value="245033">
            <text:p>245033</text:p>
          </table:table-cell>
          <table:table-cell table:style-name="ce3" office:value-type="float" office:value="3611">
            <text:p>3611</text:p>
          </table:table-cell>
          <table:table-cell table:style-name="ce5" table:formula="of:=[.D292]/[.D291]-1" office:value-type="percentage" office:value="0.207059113300493">
            <text:p>20.71%</text:p>
          </table:table-cell>
          <table:table-cell table:style-name="ce5" table:formula="of:=[.E292]/[.E291]-1" office:value-type="percentage" office:value="0.193719008264463">
            <text:p>19.37%</text:p>
          </table:table-cell>
          <table:table-cell table:style-name="ce5" table:formula="of:=[.C292]/[.B292]" office:value-type="percentage" office:value="0.0180516007156261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17</text:p>
          </table:table-cell>
          <table:table-cell table:style-name="ce3" table:formula="of:=[.D293]+[.B292]" office:value-type="float" office:value="17256015">
            <text:p>17256015</text:p>
          </table:table-cell>
          <table:table-cell table:style-name="ce3" table:formula="of:=[.E293]+[.C292]" office:value-type="float" office:value="310492">
            <text:p>310492</text:p>
          </table:table-cell>
          <table:table-cell table:style-name="ce3" office:value-type="float" office:value="238189">
            <text:p>238189</text:p>
          </table:table-cell>
          <table:table-cell table:style-name="ce3" office:value-type="float" office:value="3293">
            <text:p>3293</text:p>
          </table:table-cell>
          <table:table-cell table:style-name="ce5" table:formula="of:=[.D293]/[.D292]-1" office:value-type="percentage" office:value="-0.0279309317520497">
            <text:p>-2.79%</text:p>
          </table:table-cell>
          <table:table-cell table:style-name="ce5" table:formula="of:=[.E293]/[.E292]-1" office:value-type="percentage" office:value="-0.0880642481307117">
            <text:p>-8.81%</text:p>
          </table:table-cell>
          <table:table-cell table:style-name="ce5" table:formula="of:=[.C293]/[.B293]" office:value-type="percentage" office:value="0.0179932620596354">
            <text:p>1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18</text:p>
          </table:table-cell>
          <table:table-cell table:style-name="ce3" table:formula="of:=[.D294]+[.B293]" office:value-type="float" office:value="17507462">
            <text:p>17507462</text:p>
          </table:table-cell>
          <table:table-cell table:style-name="ce3" table:formula="of:=[.E294]+[.C293]" office:value-type="float" office:value="313307">
            <text:p>313307</text:p>
          </table:table-cell>
          <table:table-cell table:style-name="ce3" office:value-type="float" office:value="251447">
            <text:p>251447</text:p>
          </table:table-cell>
          <table:table-cell table:style-name="ce3" office:value-type="float" office:value="2815">
            <text:p>2815</text:p>
          </table:table-cell>
          <table:table-cell table:style-name="ce5" table:formula="of:=[.D294]/[.D293]-1" office:value-type="percentage" office:value="0.0556616804302466">
            <text:p>5.57%</text:p>
          </table:table-cell>
          <table:table-cell table:style-name="ce5" table:formula="of:=[.E294]/[.E293]-1" office:value-type="percentage" office:value="-0.145156392347404">
            <text:p>-14.52%</text:p>
          </table:table-cell>
          <table:table-cell table:style-name="ce5" table:formula="of:=[.C294]/[.B294]" office:value-type="percentage" office:value="0.0178956264477398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19</text:p>
          </table:table-cell>
          <table:table-cell table:style-name="ce3" table:formula="of:=[.D295]+[.B294]" office:value-type="float" office:value="17701409">
            <text:p>17701409</text:p>
          </table:table-cell>
          <table:table-cell table:style-name="ce3" table:formula="of:=[.E295]+[.C294]" office:value-type="float" office:value="315935">
            <text:p>315935</text:p>
          </table:table-cell>
          <table:table-cell table:style-name="ce3" office:value-type="float" office:value="193947">
            <text:p>193947</text:p>
          </table:table-cell>
          <table:table-cell table:style-name="ce3" office:value-type="float" office:value="2628">
            <text:p>2628</text:p>
          </table:table-cell>
          <table:table-cell table:style-name="ce5" table:formula="of:=[.D295]/[.D294]-1" office:value-type="percentage" office:value="-0.22867642087597">
            <text:p>-22.87%</text:p>
          </table:table-cell>
          <table:table-cell table:style-name="ce5" table:formula="of:=[.E295]/[.E294]-1" office:value-type="percentage" office:value="-0.066429840142096">
            <text:p>-6.64%</text:p>
          </table:table-cell>
          <table:table-cell table:style-name="ce5" table:formula="of:=[.C295]/[.B295]" office:value-type="percentage" office:value="0.0178480142456456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20</text:p>
          </table:table-cell>
          <table:table-cell table:style-name="ce3" table:formula="of:=[.D296]+[.B295]" office:value-type="float" office:value="17881212">
            <text:p>17881212</text:p>
          </table:table-cell>
          <table:table-cell table:style-name="ce3" table:formula="of:=[.E296]+[.C295]" office:value-type="float" office:value="317357">
            <text:p>317357</text:p>
          </table:table-cell>
          <table:table-cell table:style-name="ce3" office:value-type="float" office:value="179803">
            <text:p>179803</text:p>
          </table:table-cell>
          <table:table-cell table:style-name="ce3" office:value-type="float" office:value="1422">
            <text:p>1422</text:p>
          </table:table-cell>
          <table:table-cell table:style-name="ce5" table:formula="of:=[.D296]/[.D295]-1" office:value-type="percentage" office:value="-0.0729271398887324">
            <text:p>-7.29%</text:p>
          </table:table-cell>
          <table:table-cell table:style-name="ce5" table:formula="of:=[.E296]/[.E295]-1" office:value-type="percentage" office:value="-0.458904109589041">
            <text:p>-45.89%</text:p>
          </table:table-cell>
          <table:table-cell table:style-name="ce5" table:formula="of:=[.C296]/[.B296]" office:value-type="percentage" office:value="0.0177480698735634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21</text:p>
          </table:table-cell>
          <table:table-cell table:style-name="ce3" table:formula="of:=[.D297]+[.B296]" office:value-type="float" office:value="18082935">
            <text:p>18082935</text:p>
          </table:table-cell>
          <table:table-cell table:style-name="ce3" table:formula="of:=[.E297]+[.C296]" office:value-type="float" office:value="319320">
            <text:p>319320</text:p>
          </table:table-cell>
          <table:table-cell table:style-name="ce3" office:value-type="float" office:value="201723">
            <text:p>201723</text:p>
          </table:table-cell>
          <table:table-cell table:style-name="ce3" office:value-type="float" office:value="1963">
            <text:p>1963</text:p>
          </table:table-cell>
          <table:table-cell table:style-name="ce5" table:formula="of:=[.D297]/[.D296]-1" office:value-type="percentage" office:value="0.121911202816416">
            <text:p>12.19%</text:p>
          </table:table-cell>
          <table:table-cell table:style-name="ce5" table:formula="of:=[.E297]/[.E296]-1" office:value-type="percentage" office:value="0.380450070323488">
            <text:p>38.05%</text:p>
          </table:table-cell>
          <table:table-cell table:style-name="ce5" table:formula="of:=[.C297]/[.B297]" office:value-type="percentage" office:value="0.0176586378262157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22</text:p>
          </table:table-cell>
          <table:table-cell table:style-name="ce3" table:formula="of:=[.D298]+[.B297]" office:value-type="float" office:value="18284609">
            <text:p>18284609</text:p>
          </table:table-cell>
          <table:table-cell table:style-name="ce3" table:formula="of:=[.E298]+[.C297]" office:value-type="float" office:value="322559">
            <text:p>322559</text:p>
          </table:table-cell>
          <table:table-cell table:style-name="ce3" office:value-type="float" office:value="201674">
            <text:p>201674</text:p>
          </table:table-cell>
          <table:table-cell table:style-name="ce3" office:value-type="float" office:value="3239">
            <text:p>3239</text:p>
          </table:table-cell>
          <table:table-cell table:style-name="ce5" table:formula="of:=[.D298]/[.D297]-1" office:value-type="percentage" office:value="-0.000242907353152577">
            <text:p>-0.02%</text:p>
          </table:table-cell>
          <table:table-cell table:style-name="ce5" table:formula="of:=[.E298]/[.E297]-1" office:value-type="percentage" office:value="0.650025471217524">
            <text:p>65.00%</text:p>
          </table:table-cell>
          <table:table-cell table:style-name="ce5" table:formula="of:=[.C298]/[.B298]" office:value-type="percentage" office:value="0.0176410116289607">
            <text:p>1.7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23</text:p>
          </table:table-cell>
          <table:table-cell table:style-name="ce3" table:formula="of:=[.D299]+[.B298]" office:value-type="float" office:value="18512359">
            <text:p>18512359</text:p>
          </table:table-cell>
          <table:table-cell table:style-name="ce3" table:formula="of:=[.E299]+[.C298]" office:value-type="float" office:value="325970">
            <text:p>325970</text:p>
          </table:table-cell>
          <table:table-cell table:style-name="ce3" office:value-type="float" office:value="227750">
            <text:p>227750</text:p>
          </table:table-cell>
          <table:table-cell table:style-name="ce3" office:value-type="float" office:value="3411">
            <text:p>3411</text:p>
          </table:table-cell>
          <table:table-cell table:style-name="ce5" table:formula="of:=[.D299]/[.D298]-1" office:value-type="percentage" office:value="0.129297777601476">
            <text:p>12.93%</text:p>
          </table:table-cell>
          <table:table-cell table:style-name="ce5" table:formula="of:=[.E299]/[.E298]-1" office:value-type="percentage" office:value="0.0531028095091077">
            <text:p>5.31%</text:p>
          </table:table-cell>
          <table:table-cell table:style-name="ce5" table:formula="of:=[.C299]/[.B299]" office:value-type="percentage" office:value="0.0176082367460571">
            <text:p>1.7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24</text:p>
          </table:table-cell>
          <table:table-cell table:style-name="ce3" table:formula="of:=[.D300]+[.B299]" office:value-type="float" office:value="18705916">
            <text:p>18705916</text:p>
          </table:table-cell>
          <table:table-cell table:style-name="ce3" table:formula="of:=[.E300]+[.C299]" office:value-type="float" office:value="328794">
            <text:p>328794</text:p>
          </table:table-cell>
          <table:table-cell table:style-name="ce3" office:value-type="float" office:value="193557">
            <text:p>193557</text:p>
          </table:table-cell>
          <table:table-cell table:style-name="ce3" office:value-type="float" office:value="2824">
            <text:p>2824</text:p>
          </table:table-cell>
          <table:table-cell table:style-name="ce5" table:formula="of:=[.D300]/[.D299]-1" office:value-type="percentage" office:value="-0.150133918770582">
            <text:p>-15.01%</text:p>
          </table:table-cell>
          <table:table-cell table:style-name="ce5" table:formula="of:=[.E300]/[.E299]-1" office:value-type="percentage" office:value="-0.17209029610085">
            <text:p>-17.21%</text:p>
          </table:table-cell>
          <table:table-cell table:style-name="ce5" table:formula="of:=[.C300]/[.B300]" office:value-type="percentage" office:value="0.0175770061193475">
            <text:p>1.7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25</text:p>
          </table:table-cell>
          <table:table-cell table:style-name="ce3" table:formula="of:=[.D301]+[.B300]" office:value-type="float" office:value="18797838">
            <text:p>18797838</text:p>
          </table:table-cell>
          <table:table-cell table:style-name="ce3" table:formula="of:=[.E301]+[.C300]" office:value-type="float" office:value="329923">
            <text:p>329923</text:p>
          </table:table-cell>
          <table:table-cell table:style-name="ce3" office:value-type="float" office:value="91922">
            <text:p>91922</text:p>
          </table:table-cell>
          <table:table-cell table:style-name="ce3" office:value-type="float" office:value="1129">
            <text:p>1129</text:p>
          </table:table-cell>
          <table:table-cell table:style-name="ce5" table:formula="of:=[.D301]/[.D300]-1" office:value-type="percentage" office:value="-0.525090800126061">
            <text:p>-52.51%</text:p>
          </table:table-cell>
          <table:table-cell table:style-name="ce5" table:formula="of:=[.E301]/[.E300]-1" office:value-type="percentage" office:value="-0.600212464589235">
            <text:p>-60.02%</text:p>
          </table:table-cell>
          <table:table-cell table:style-name="ce5" table:formula="of:=[.C301]/[.B301]" office:value-type="percentage" office:value="0.017551114122805">
            <text:p>1.7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26</text:p>
          </table:table-cell>
          <table:table-cell table:style-name="ce3" table:formula="of:=[.D302]+[.B301]" office:value-type="float" office:value="19023656">
            <text:p>19023656</text:p>
          </table:table-cell>
          <table:table-cell table:style-name="ce3" table:formula="of:=[.E302]+[.C301]" office:value-type="float" office:value="331568">
            <text:p>331568</text:p>
          </table:table-cell>
          <table:table-cell table:style-name="ce3" office:value-type="float" office:value="225818">
            <text:p>225818</text:p>
          </table:table-cell>
          <table:table-cell table:style-name="ce3" office:value-type="float" office:value="1645">
            <text:p>1645</text:p>
          </table:table-cell>
          <table:table-cell table:style-name="ce5" table:formula="of:=[.D302]/[.D301]-1" office:value-type="percentage" office:value="1.45662627009856">
            <text:p>145.66%</text:p>
          </table:table-cell>
          <table:table-cell table:style-name="ce5" table:formula="of:=[.E302]/[.E301]-1" office:value-type="percentage" office:value="0.45704162976085">
            <text:p>45.70%</text:p>
          </table:table-cell>
          <table:table-cell table:style-name="ce5" table:formula="of:=[.C302]/[.B302]" office:value-type="percentage" office:value="0.0174292470385293">
            <text:p>1.7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27</text:p>
          </table:table-cell>
          <table:table-cell table:style-name="ce3" table:formula="of:=[.D303]+[.B302]" office:value-type="float" office:value="19175480">
            <text:p>19175480</text:p>
          </table:table-cell>
          <table:table-cell table:style-name="ce3" table:formula="of:=[.E303]+[.C302]" office:value-type="float" office:value="332798">
            <text:p>332798</text:p>
          </table:table-cell>
          <table:table-cell table:style-name="ce3" office:value-type="float" office:value="151824">
            <text:p>151824</text:p>
          </table:table-cell>
          <table:table-cell table:style-name="ce3" office:value-type="float" office:value="1230">
            <text:p>1230</text:p>
          </table:table-cell>
          <table:table-cell table:style-name="ce5" table:formula="of:=[.D303]/[.D302]-1" office:value-type="percentage" office:value="-0.327670956256809">
            <text:p>-32.77%</text:p>
          </table:table-cell>
          <table:table-cell table:style-name="ce5" table:formula="of:=[.E303]/[.E302]-1" office:value-type="percentage" office:value="-0.252279635258359">
            <text:p>-25.23%</text:p>
          </table:table-cell>
          <table:table-cell table:style-name="ce5" table:formula="of:=[.C303]/[.B303]" office:value-type="percentage" office:value="0.0173553934503856">
            <text:p>1.7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28</text:p>
          </table:table-cell>
          <table:table-cell table:style-name="ce3" table:formula="of:=[.D304]+[.B303]" office:value-type="float" office:value="19364414">
            <text:p>19364414</text:p>
          </table:table-cell>
          <table:table-cell table:style-name="ce3" table:formula="of:=[.E304]+[.C303]" office:value-type="float" office:value="334697">
            <text:p>334697</text:p>
          </table:table-cell>
          <table:table-cell table:style-name="ce3" office:value-type="float" office:value="188934">
            <text:p>188934</text:p>
          </table:table-cell>
          <table:table-cell table:style-name="ce3" office:value-type="float" office:value="1899">
            <text:p>1899</text:p>
          </table:table-cell>
          <table:table-cell table:style-name="ce5" table:formula="of:=[.D304]/[.D303]-1" office:value-type="percentage" office:value="0.244427758457161">
            <text:p>24.44%</text:p>
          </table:table-cell>
          <table:table-cell table:style-name="ce5" table:formula="of:=[.E304]/[.E303]-1" office:value-type="percentage" office:value="0.54390243902439">
            <text:p>54.39%</text:p>
          </table:table-cell>
          <table:table-cell table:style-name="ce5" table:formula="of:=[.C304]/[.B304]" office:value-type="percentage" office:value="0.0172841274721765">
            <text:p>1.7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29</text:p>
          </table:table-cell>
          <table:table-cell table:style-name="ce3" table:formula="of:=[.D305]+[.B304]" office:value-type="float" office:value="19565316">
            <text:p>19565316</text:p>
          </table:table-cell>
          <table:table-cell table:style-name="ce3" table:formula="of:=[.E305]+[.C304]" office:value-type="float" office:value="338323">
            <text:p>338323</text:p>
          </table:table-cell>
          <table:table-cell table:style-name="ce3" office:value-type="float" office:value="200902">
            <text:p>200902</text:p>
          </table:table-cell>
          <table:table-cell table:style-name="ce3" office:value-type="float" office:value="3626">
            <text:p>3626</text:p>
          </table:table-cell>
          <table:table-cell table:style-name="ce5" table:formula="of:=[.D305]/[.D304]-1" office:value-type="percentage" office:value="0.0633448717541576">
            <text:p>6.33%</text:p>
          </table:table-cell>
          <table:table-cell table:style-name="ce5" table:formula="of:=[.E305]/[.E304]-1" office:value-type="percentage" office:value="0.909426013691416">
            <text:p>90.94%</text:p>
          </table:table-cell>
          <table:table-cell table:style-name="ce5" table:formula="of:=[.C305]/[.B305]" office:value-type="percentage" office:value="0.0172919772928789">
            <text:p>1.7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30</text:p>
          </table:table-cell>
          <table:table-cell table:style-name="ce3" table:formula="of:=[.D306]+[.B305]" office:value-type="float" office:value="19794551">
            <text:p>19794551</text:p>
          </table:table-cell>
          <table:table-cell table:style-name="ce3" table:formula="of:=[.E306]+[.C305]" office:value-type="float" office:value="342131">
            <text:p>342131</text:p>
          </table:table-cell>
          <table:table-cell table:style-name="ce3" office:value-type="float" office:value="229235">
            <text:p>229235</text:p>
          </table:table-cell>
          <table:table-cell table:style-name="ce3" office:value-type="float" office:value="3808">
            <text:p>3808</text:p>
          </table:table-cell>
          <table:table-cell table:style-name="ce5" table:formula="of:=[.D306]/[.D305]-1" office:value-type="percentage" office:value="0.141028959393137">
            <text:p>14.10%</text:p>
          </table:table-cell>
          <table:table-cell table:style-name="ce5" table:formula="of:=[.E306]/[.E305]-1" office:value-type="percentage" office:value="0.0501930501930501">
            <text:p>5.02%</text:p>
          </table:table-cell>
          <table:table-cell table:style-name="ce5" table:formula="of:=[.C306]/[.B306]" office:value-type="percentage" office:value="0.0172841000535956">
            <text:p>1.7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31</text:p>
          </table:table-cell>
          <table:table-cell table:style-name="ce3" table:formula="of:=[.D307]+[.B306]" office:value-type="float" office:value="20025533">
            <text:p>20025533</text:p>
          </table:table-cell>
          <table:table-cell table:style-name="ce3" table:formula="of:=[.E307]+[.C306]" office:value-type="float" office:value="345591">
            <text:p>345591</text:p>
          </table:table-cell>
          <table:table-cell table:style-name="ce3" office:value-type="float" office:value="230982">
            <text:p>230982</text:p>
          </table:table-cell>
          <table:table-cell table:style-name="ce3" office:value-type="float" office:value="3460">
            <text:p>3460</text:p>
          </table:table-cell>
          <table:table-cell table:style-name="ce5" table:formula="of:=[.D307]/[.D306]-1" office:value-type="percentage" office:value="0.00762100028355173">
            <text:p>0.76%</text:p>
          </table:table-cell>
          <table:table-cell table:style-name="ce5" table:formula="of:=[.E307]/[.E306]-1" office:value-type="percentage" office:value="-0.0913865546218488">
            <text:p>-9.14%</text:p>
          </table:table-cell>
          <table:table-cell table:style-name="ce5" table:formula="of:=[.C307]/[.B307]" office:value-type="percentage" office:value="0.0172575181894035">
            <text:p>1.7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01</text:p>
          </table:table-cell>
          <table:table-cell table:style-name="ce3" table:formula="of:=[.D308]+[.B307]" office:value-type="float" office:value="20172692">
            <text:p>20172692</text:p>
          </table:table-cell>
          <table:table-cell table:style-name="ce3" table:formula="of:=[.E308]+[.C307]" office:value-type="float" office:value="347508">
            <text:p>347508</text:p>
          </table:table-cell>
          <table:table-cell table:style-name="ce3" office:value-type="float" office:value="147159">
            <text:p>147159</text:p>
          </table:table-cell>
          <table:table-cell table:style-name="ce3" office:value-type="float" office:value="1917">
            <text:p>1917</text:p>
          </table:table-cell>
          <table:table-cell table:style-name="ce5" table:formula="of:=[.D308]/[.D307]-1" office:value-type="percentage" office:value="-0.36289840766813">
            <text:p>-36.29%</text:p>
          </table:table-cell>
          <table:table-cell table:style-name="ce5" table:formula="of:=[.E308]/[.E307]-1" office:value-type="percentage" office:value="-0.445953757225433">
            <text:p>-44.60%</text:p>
          </table:table-cell>
          <table:table-cell table:style-name="ce5" table:formula="of:=[.C308]/[.B308]" office:value-type="percentage" office:value="0.0172266547270934">
            <text:p>1.7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02</text:p>
          </table:table-cell>
          <table:table-cell table:style-name="ce3" table:formula="of:=[.D309]+[.B308]" office:value-type="float" office:value="20464076">
            <text:p>20464076</text:p>
          </table:table-cell>
          <table:table-cell table:style-name="ce3" table:formula="of:=[.E309]+[.C308]" office:value-type="float" office:value="349881">
            <text:p>349881</text:p>
          </table:table-cell>
          <table:table-cell table:style-name="ce3" office:value-type="float" office:value="291384">
            <text:p>291384</text:p>
          </table:table-cell>
          <table:table-cell table:style-name="ce3" office:value-type="float" office:value="2373">
            <text:p>2373</text:p>
          </table:table-cell>
          <table:table-cell table:style-name="ce5" table:formula="of:=[.D309]/[.D308]-1" office:value-type="percentage" office:value="0.980062381505718">
            <text:p>98.01%</text:p>
          </table:table-cell>
          <table:table-cell table:style-name="ce5" table:formula="of:=[.E309]/[.E308]-1" office:value-type="percentage" office:value="0.237871674491393">
            <text:p>23.79%</text:p>
          </table:table-cell>
          <table:table-cell table:style-name="ce5" table:formula="of:=[.C309]/[.B309]" office:value-type="percentage" office:value="0.0170973270427651">
            <text:p>1.7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03</text:p>
          </table:table-cell>
          <table:table-cell table:style-name="ce3" table:formula="of:=[.D310]+[.B309]" office:value-type="float" office:value="20665552">
            <text:p>20665552</text:p>
          </table:table-cell>
          <table:table-cell table:style-name="ce3" table:formula="of:=[.E310]+[.C309]" office:value-type="float" office:value="351234">
            <text:p>351234</text:p>
          </table:table-cell>
          <table:table-cell table:style-name="ce3" office:value-type="float" office:value="201476">
            <text:p>201476</text:p>
          </table:table-cell>
          <table:table-cell table:style-name="ce3" office:value-type="float" office:value="1353">
            <text:p>1353</text:p>
          </table:table-cell>
          <table:table-cell table:style-name="ce5" table:formula="of:=[.D310]/[.D309]-1" office:value-type="percentage" office:value="-0.308555033907147">
            <text:p>-30.86%</text:p>
          </table:table-cell>
          <table:table-cell table:style-name="ce5" table:formula="of:=[.E310]/[.E309]-1" office:value-type="percentage" office:value="-0.429835651074589">
            <text:p>-42.98%</text:p>
          </table:table-cell>
          <table:table-cell table:style-name="ce5" table:formula="of:=[.C310]/[.B310]" office:value-type="percentage" office:value="0.0169961102418169">
            <text:p>1.7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04</text:p>
          </table:table-cell>
          <table:table-cell table:style-name="ce3" table:formula="of:=[.D311]+[.B310]" office:value-type="float" office:value="20861938">
            <text:p>20861938</text:p>
          </table:table-cell>
          <table:table-cell table:style-name="ce3" table:formula="of:=[.E311]+[.C310]" office:value-type="float" office:value="353281">
            <text:p>353281</text:p>
          </table:table-cell>
          <table:table-cell table:style-name="ce3" office:value-type="float" office:value="196386">
            <text:p>196386</text:p>
          </table:table-cell>
          <table:table-cell table:style-name="ce3" office:value-type="float" office:value="2047">
            <text:p>2047</text:p>
          </table:table-cell>
          <table:table-cell table:style-name="ce5" table:formula="of:=[.D311]/[.D310]-1" office:value-type="percentage" office:value="-0.0252635549643631">
            <text:p>-2.53%</text:p>
          </table:table-cell>
          <table:table-cell table:style-name="ce5" table:formula="of:=[.E311]/[.E310]-1" office:value-type="percentage" office:value="0.512934220251293">
            <text:p>51.29%</text:p>
          </table:table-cell>
          <table:table-cell table:style-name="ce5" table:formula="of:=[.C311]/[.B311]" office:value-type="percentage" office:value="0.0169342368863334">
            <text:p>1.6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05</text:p>
          </table:table-cell>
          <table:table-cell table:style-name="ce3" table:formula="of:=[.D312]+[.B311]" office:value-type="float" office:value="21100701">
            <text:p>21100701</text:p>
          </table:table-cell>
          <table:table-cell table:style-name="ce3" table:formula="of:=[.E312]+[.C311]" office:value-type="float" office:value="356929">
            <text:p>356929</text:p>
          </table:table-cell>
          <table:table-cell table:style-name="ce3" office:value-type="float" office:value="238763">
            <text:p>238763</text:p>
          </table:table-cell>
          <table:table-cell table:style-name="ce3" office:value-type="float" office:value="3648">
            <text:p>3648</text:p>
          </table:table-cell>
          <table:table-cell table:style-name="ce5" table:formula="of:=[.D312]/[.D311]-1" office:value-type="percentage" office:value="0.215784220871142">
            <text:p>21.58%</text:p>
          </table:table-cell>
          <table:table-cell table:style-name="ce5" table:formula="of:=[.E312]/[.E311]-1" office:value-type="percentage" office:value="0.782120175867123">
            <text:p>78.21%</text:p>
          </table:table-cell>
          <table:table-cell table:style-name="ce5" table:formula="of:=[.C312]/[.B312]" office:value-type="percentage" office:value="0.0169155043711581">
            <text:p>1.6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06</text:p>
          </table:table-cell>
          <table:table-cell table:style-name="ce3" table:formula="of:=[.D313]+[.B312]" office:value-type="float" office:value="21356429">
            <text:p>21356429</text:p>
          </table:table-cell>
          <table:table-cell table:style-name="ce3" table:formula="of:=[.E313]+[.C312]" office:value-type="float" office:value="360893">
            <text:p>360893</text:p>
          </table:table-cell>
          <table:table-cell table:style-name="ce3" office:value-type="float" office:value="255728">
            <text:p>255728</text:p>
          </table:table-cell>
          <table:table-cell table:style-name="ce3" office:value-type="float" office:value="3964">
            <text:p>3964</text:p>
          </table:table-cell>
          <table:table-cell table:style-name="ce5" table:formula="of:=[.D313]/[.D312]-1" office:value-type="percentage" office:value="0.0710537227292336">
            <text:p>7.11%</text:p>
          </table:table-cell>
          <table:table-cell table:style-name="ce5" table:formula="of:=[.E313]/[.E312]-1" office:value-type="percentage" office:value="0.0866228070175439">
            <text:p>8.66%</text:p>
          </table:table-cell>
          <table:table-cell table:style-name="ce5" table:formula="of:=[.C313]/[.B313]" office:value-type="percentage" office:value="0.0168985648302907">
            <text:p>1.6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07</text:p>
          </table:table-cell>
          <table:table-cell table:style-name="ce3" table:formula="of:=[.D314]+[.B313]" office:value-type="float" office:value="21636457">
            <text:p>21636457</text:p>
          </table:table-cell>
          <table:table-cell table:style-name="ce3" table:formula="of:=[.E314]+[.C313]" office:value-type="float" office:value="365004">
            <text:p>365004</text:p>
          </table:table-cell>
          <table:table-cell table:style-name="ce3" office:value-type="float" office:value="280028">
            <text:p>280028</text:p>
          </table:table-cell>
          <table:table-cell table:style-name="ce3" office:value-type="float" office:value="4111">
            <text:p>4111</text:p>
          </table:table-cell>
          <table:table-cell table:style-name="ce5" table:formula="of:=[.D314]/[.D313]-1" office:value-type="percentage" office:value="0.0950228367640618">
            <text:p>9.50%</text:p>
          </table:table-cell>
          <table:table-cell table:style-name="ce5" table:formula="of:=[.E314]/[.E313]-1" office:value-type="percentage" office:value="0.0370837537840565">
            <text:p>3.71%</text:p>
          </table:table-cell>
          <table:table-cell table:style-name="ce5" table:formula="of:=[.C314]/[.B314]" office:value-type="percentage" office:value="0.016869859977537">
            <text:p>1.6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08</text:p>
          </table:table-cell>
          <table:table-cell table:style-name="ce3" table:formula="of:=[.D315]+[.B314]" office:value-type="float" office:value="21937051">
            <text:p>21937051</text:p>
          </table:table-cell>
          <table:table-cell table:style-name="ce3" table:formula="of:=[.E315]+[.C314]" office:value-type="float" office:value="368899">
            <text:p>368899</text:p>
          </table:table-cell>
          <table:table-cell table:style-name="ce3" office:value-type="float" office:value="300594">
            <text:p>300594</text:p>
          </table:table-cell>
          <table:table-cell table:style-name="ce3" office:value-type="float" office:value="3895">
            <text:p>3895</text:p>
          </table:table-cell>
          <table:table-cell table:style-name="ce5" table:formula="of:=[.D315]/[.D314]-1" office:value-type="percentage" office:value="0.0734426557344265">
            <text:p>7.34%</text:p>
          </table:table-cell>
          <table:table-cell table:style-name="ce5" table:formula="of:=[.E315]/[.E314]-1" office:value-type="percentage" office:value="-0.0525419605935296">
            <text:p>-5.25%</text:p>
          </table:table-cell>
          <table:table-cell table:style-name="ce5" table:formula="of:=[.C315]/[.B315]" office:value-type="percentage" office:value="0.0168162530141358">
            <text:p>1.6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09</text:p>
          </table:table-cell>
          <table:table-cell table:style-name="ce3" table:formula="of:=[.D316]+[.B315]" office:value-type="float" office:value="22189107">
            <text:p>22189107</text:p>
          </table:table-cell>
          <table:table-cell table:style-name="ce3" table:formula="of:=[.E316]+[.C315]" office:value-type="float" office:value="372160">
            <text:p>372160</text:p>
          </table:table-cell>
          <table:table-cell table:style-name="ce3" office:value-type="float" office:value="252056">
            <text:p>252056</text:p>
          </table:table-cell>
          <table:table-cell table:style-name="ce3" office:value-type="float" office:value="3261">
            <text:p>3261</text:p>
          </table:table-cell>
          <table:table-cell table:style-name="ce5" table:formula="of:=[.D316]/[.D315]-1" office:value-type="percentage" office:value="-0.161473615574496">
            <text:p>-16.15%</text:p>
          </table:table-cell>
          <table:table-cell table:style-name="ce5" table:formula="of:=[.E316]/[.E315]-1" office:value-type="percentage" office:value="-0.162772785622593">
            <text:p>-16.28%</text:p>
          </table:table-cell>
          <table:table-cell table:style-name="ce5" table:formula="of:=[.C316]/[.B316]" office:value-type="percentage" office:value="0.0167721936714263">
            <text:p>1.6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10</text:p>
          </table:table-cell>
          <table:table-cell table:style-name="ce3" table:formula="of:=[.D317]+[.B316]" office:value-type="float" office:value="22397445">
            <text:p>22397445</text:p>
          </table:table-cell>
          <table:table-cell table:style-name="ce3" table:formula="of:=[.E317]+[.C316]" office:value-type="float" office:value="373937">
            <text:p>373937</text:p>
          </table:table-cell>
          <table:table-cell table:style-name="ce3" office:value-type="float" office:value="208338">
            <text:p>208338</text:p>
          </table:table-cell>
          <table:table-cell table:style-name="ce3" office:value-type="float" office:value="1777">
            <text:p>1777</text:p>
          </table:table-cell>
          <table:table-cell table:style-name="ce5" table:formula="of:=[.D317]/[.D316]-1" office:value-type="percentage" office:value="-0.173445583521122">
            <text:p>-17.34%</text:p>
          </table:table-cell>
          <table:table-cell table:style-name="ce5" table:formula="of:=[.E317]/[.E316]-1" office:value-type="percentage" office:value="-0.45507513032812">
            <text:p>-45.51%</text:p>
          </table:table-cell>
          <table:table-cell table:style-name="ce5" table:formula="of:=[.C317]/[.B317]" office:value-type="percentage" office:value="0.0166955204042247">
            <text:p>1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11</text:p>
          </table:table-cell>
          <table:table-cell table:style-name="ce3" table:formula="of:=[.D318]+[.B317]" office:value-type="float" office:value="22620345">
            <text:p>22620345</text:p>
          </table:table-cell>
          <table:table-cell table:style-name="ce3" table:formula="of:=[.E318]+[.C317]" office:value-type="float" office:value="375985">
            <text:p>375985</text:p>
          </table:table-cell>
          <table:table-cell table:style-name="ce3" office:value-type="float" office:value="222900">
            <text:p>222900</text:p>
          </table:table-cell>
          <table:table-cell table:style-name="ce3" office:value-type="float" office:value="2048">
            <text:p>2048</text:p>
          </table:table-cell>
          <table:table-cell table:style-name="ce5" table:formula="of:=[.D318]/[.D317]-1" office:value-type="percentage" office:value="0.0698960343288311">
            <text:p>6.99%</text:p>
          </table:table-cell>
          <table:table-cell table:style-name="ce5" table:formula="of:=[.E318]/[.E317]-1" office:value-type="percentage" office:value="0.152504220596511">
            <text:p>15.25%</text:p>
          </table:table-cell>
          <table:table-cell table:style-name="ce5" table:formula="of:=[.C318]/[.B318]" office:value-type="percentage" office:value="0.0166215413602224">
            <text:p>1.6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12</text:p>
          </table:table-cell>
          <table:table-cell table:style-name="ce3" table:formula="of:=[.D319]+[.B318]" office:value-type="float" office:value="22849948">
            <text:p>22849948</text:p>
          </table:table-cell>
          <table:table-cell table:style-name="ce3" table:formula="of:=[.E319]+[.C318]" office:value-type="float" office:value="380387">
            <text:p>380387</text:p>
          </table:table-cell>
          <table:table-cell table:style-name="ce3" office:value-type="float" office:value="229603">
            <text:p>229603</text:p>
          </table:table-cell>
          <table:table-cell table:style-name="ce3" office:value-type="float" office:value="4402">
            <text:p>4402</text:p>
          </table:table-cell>
          <table:table-cell table:style-name="ce5" table:formula="of:=[.D319]/[.D318]-1" office:value-type="percentage" office:value="0.0300717810677433">
            <text:p>3.01%</text:p>
          </table:table-cell>
          <table:table-cell table:style-name="ce5" table:formula="of:=[.E319]/[.E318]-1" office:value-type="percentage" office:value="1.1494140625">
            <text:p>114.94%</text:p>
          </table:table-cell>
          <table:table-cell table:style-name="ce5" table:formula="of:=[.C319]/[.B319]" office:value-type="percentage" office:value="0.0166471713633659">
            <text:p>1.6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13</text:p>
          </table:table-cell>
          <table:table-cell table:style-name="ce3" table:formula="of:=[.D320]+[.B319]" office:value-type="float" office:value="23080424">
            <text:p>23080424</text:p>
          </table:table-cell>
          <table:table-cell table:style-name="ce3" table:formula="of:=[.E320]+[.C319]" office:value-type="float" office:value="384309">
            <text:p>384309</text:p>
          </table:table-cell>
          <table:table-cell table:style-name="ce3" office:value-type="float" office:value="230476">
            <text:p>230476</text:p>
          </table:table-cell>
          <table:table-cell table:style-name="ce3" office:value-type="float" office:value="3922">
            <text:p>3922</text:p>
          </table:table-cell>
          <table:table-cell table:style-name="ce5" table:formula="of:=[.D320]/[.D319]-1" office:value-type="percentage" office:value="0.00380221512785117">
            <text:p>0.38%</text:p>
          </table:table-cell>
          <table:table-cell table:style-name="ce5" table:formula="of:=[.E320]/[.E319]-1" office:value-type="percentage" office:value="-0.109041344843253">
            <text:p>-10.90%</text:p>
          </table:table-cell>
          <table:table-cell table:style-name="ce5" table:formula="of:=[.C320]/[.B320]" office:value-type="percentage" office:value="0.0166508639529326">
            <text:p>1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14</text:p>
          </table:table-cell>
          <table:table-cell table:style-name="ce3" table:formula="of:=[.D321]+[.B320]" office:value-type="float" office:value="23318815">
            <text:p>23318815</text:p>
          </table:table-cell>
          <table:table-cell table:style-name="ce3" table:formula="of:=[.E321]+[.C320]" office:value-type="float" office:value="388282">
            <text:p>388282</text:p>
          </table:table-cell>
          <table:table-cell table:style-name="ce3" office:value-type="float" office:value="238391">
            <text:p>238391</text:p>
          </table:table-cell>
          <table:table-cell table:style-name="ce3" office:value-type="float" office:value="3973">
            <text:p>3973</text:p>
          </table:table-cell>
          <table:table-cell table:style-name="ce5" table:formula="of:=[.D321]/[.D320]-1" office:value-type="percentage" office:value="0.0343419705305541">
            <text:p>3.43%</text:p>
          </table:table-cell>
          <table:table-cell table:style-name="ce5" table:formula="of:=[.E321]/[.E320]-1" office:value-type="percentage" office:value="0.0130035696073432">
            <text:p>1.30%</text:p>
          </table:table-cell>
          <table:table-cell table:style-name="ce5" table:formula="of:=[.C321]/[.B321]" office:value-type="percentage" office:value="0.0166510176439069">
            <text:p>1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15</text:p>
          </table:table-cell>
          <table:table-cell table:style-name="ce3" table:formula="of:=[.D322]+[.B321]" office:value-type="float" office:value="23559740">
            <text:p>23559740</text:p>
          </table:table-cell>
          <table:table-cell table:style-name="ce3" table:formula="of:=[.E322]+[.C321]" office:value-type="float" office:value="392026">
            <text:p>392026</text:p>
          </table:table-cell>
          <table:table-cell table:style-name="ce3" office:value-type="float" office:value="240925">
            <text:p>240925</text:p>
          </table:table-cell>
          <table:table-cell table:style-name="ce3" office:value-type="float" office:value="3744">
            <text:p>3744</text:p>
          </table:table-cell>
          <table:table-cell table:style-name="ce5" table:formula="of:=[.D322]/[.D321]-1" office:value-type="percentage" office:value="0.0106295959159533">
            <text:p>1.06%</text:p>
          </table:table-cell>
          <table:table-cell table:style-name="ce5" table:formula="of:=[.E322]/[.E321]-1" office:value-type="percentage" office:value="-0.057639063679839">
            <text:p>-5.76%</text:p>
          </table:table-cell>
          <table:table-cell table:style-name="ce5" table:formula="of:=[.C322]/[.B322]" office:value-type="percentage" office:value="0.0166396573137055">
            <text:p>1.6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16</text:p>
          </table:table-cell>
          <table:table-cell table:style-name="ce3" table:formula="of:=[.D323]+[.B322]" office:value-type="float" office:value="23761472">
            <text:p>23761472</text:p>
          </table:table-cell>
          <table:table-cell table:style-name="ce3" table:formula="of:=[.E323]+[.C322]" office:value-type="float" office:value="395379">
            <text:p>395379</text:p>
          </table:table-cell>
          <table:table-cell table:style-name="ce3" office:value-type="float" office:value="201732">
            <text:p>201732</text:p>
          </table:table-cell>
          <table:table-cell table:style-name="ce3" office:value-type="float" office:value="3353">
            <text:p>3353</text:p>
          </table:table-cell>
          <table:table-cell table:style-name="ce5" table:formula="of:=[.D323]/[.D322]-1" office:value-type="percentage" office:value="-0.162677181695548">
            <text:p>-16.27%</text:p>
          </table:table-cell>
          <table:table-cell table:style-name="ce5" table:formula="of:=[.E323]/[.E322]-1" office:value-type="percentage" office:value="-0.104433760683761">
            <text:p>-10.44%</text:p>
          </table:table-cell>
          <table:table-cell table:style-name="ce5" table:formula="of:=[.C323]/[.B323]" office:value-type="percentage" office:value="0.0166394994384186">
            <text:p>1.6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17</text:p>
          </table:table-cell>
          <table:table-cell table:style-name="ce3" table:formula="of:=[.D324]+[.B323]" office:value-type="float" office:value="23931113">
            <text:p>23931113</text:p>
          </table:table-cell>
          <table:table-cell table:style-name="ce3" table:formula="of:=[.E324]+[.C323]" office:value-type="float" office:value="397109">
            <text:p>397109</text:p>
          </table:table-cell>
          <table:table-cell table:style-name="ce3" office:value-type="float" office:value="169641">
            <text:p>169641</text:p>
          </table:table-cell>
          <table:table-cell table:style-name="ce3" office:value-type="float" office:value="1730">
            <text:p>1730</text:p>
          </table:table-cell>
          <table:table-cell table:style-name="ce5" table:formula="of:=[.D324]/[.D323]-1" office:value-type="percentage" office:value="-0.159077389804295">
            <text:p>-15.91%</text:p>
          </table:table-cell>
          <table:table-cell table:style-name="ce5" table:formula="of:=[.E324]/[.E323]-1" office:value-type="percentage" office:value="-0.484044139576499">
            <text:p>-48.40%</text:p>
          </table:table-cell>
          <table:table-cell table:style-name="ce5" table:formula="of:=[.C324]/[.B324]" office:value-type="percentage" office:value="0.0165938374867897">
            <text:p>1.6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18</text:p>
          </table:table-cell>
          <table:table-cell table:style-name="ce3" table:formula="of:=[.D325]+[.B324]" office:value-type="float" office:value="24073701">
            <text:p>24073701</text:p>
          </table:table-cell>
          <table:table-cell table:style-name="ce3" table:formula="of:=[.E325]+[.C324]" office:value-type="float" office:value="398549">
            <text:p>398549</text:p>
          </table:table-cell>
          <table:table-cell table:style-name="ce3" office:value-type="float" office:value="142588">
            <text:p>142588</text:p>
          </table:table-cell>
          <table:table-cell table:style-name="ce3" office:value-type="float" office:value="1440">
            <text:p>1440</text:p>
          </table:table-cell>
          <table:table-cell table:style-name="ce5" table:formula="of:=[.D325]/[.D324]-1" office:value-type="percentage" office:value="-0.159472061588885">
            <text:p>-15.95%</text:p>
          </table:table-cell>
          <table:table-cell table:style-name="ce5" table:formula="of:=[.E325]/[.E324]-1" office:value-type="percentage" office:value="-0.167630057803468">
            <text:p>-16.76%</text:p>
          </table:table-cell>
          <table:table-cell table:style-name="ce5" table:formula="of:=[.C325]/[.B325]" office:value-type="percentage" office:value="0.0165553688649701">
            <text:p>1.6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19</text:p>
          </table:table-cell>
          <table:table-cell table:style-name="ce3" table:formula="of:=[.D326]+[.B325]" office:value-type="float" office:value="24258771">
            <text:p>24258771</text:p>
          </table:table-cell>
          <table:table-cell table:style-name="ce3" table:formula="of:=[.E326]+[.C325]" office:value-type="float" office:value="401319">
            <text:p>401319</text:p>
          </table:table-cell>
          <table:table-cell table:style-name="ce3" office:value-type="float" office:value="185070">
            <text:p>185070</text:p>
          </table:table-cell>
          <table:table-cell table:style-name="ce3" office:value-type="float" office:value="2770">
            <text:p>2770</text:p>
          </table:table-cell>
          <table:table-cell table:style-name="ce5" table:formula="of:=[.D326]/[.D325]-1" office:value-type="percentage" office:value="0.297935310124274">
            <text:p>29.79%</text:p>
          </table:table-cell>
          <table:table-cell table:style-name="ce5" table:formula="of:=[.E326]/[.E325]-1" office:value-type="percentage" office:value="0.923611111111111">
            <text:p>92.36%</text:p>
          </table:table-cell>
          <table:table-cell table:style-name="ce5" table:formula="of:=[.C326]/[.B326]" office:value-type="percentage" office:value="0.0165432535720791">
            <text:p>1.6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20</text:p>
          </table:table-cell>
          <table:table-cell table:style-name="ce3" table:formula="of:=[.D327]+[.B326]" office:value-type="float" office:value="24443224">
            <text:p>24443224</text:p>
          </table:table-cell>
          <table:table-cell table:style-name="ce3" table:formula="of:=[.E327]+[.C326]" office:value-type="float" office:value="405676">
            <text:p>405676</text:p>
          </table:table-cell>
          <table:table-cell table:style-name="ce3" office:value-type="float" office:value="184453">
            <text:p>184453</text:p>
          </table:table-cell>
          <table:table-cell table:style-name="ce3" office:value-type="float" office:value="4357">
            <text:p>4357</text:p>
          </table:table-cell>
          <table:table-cell table:style-name="ce5" table:formula="of:=[.D327]/[.D326]-1" office:value-type="percentage" office:value="-0.00333387366942239">
            <text:p>-0.33%</text:p>
          </table:table-cell>
          <table:table-cell table:style-name="ce5" table:formula="of:=[.E327]/[.E326]-1" office:value-type="percentage" office:value="0.572924187725632">
            <text:p>57.29%</text:p>
          </table:table-cell>
          <table:table-cell table:style-name="ce5" table:formula="of:=[.C327]/[.B327]" office:value-type="percentage" office:value="0.0165966649898557">
            <text:p>1.6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21</text:p>
          </table:table-cell>
          <table:table-cell table:style-name="ce3" table:formula="of:=[.D328]+[.B327]" office:value-type="float" office:value="24633854">
            <text:p>24633854</text:p>
          </table:table-cell>
          <table:table-cell table:style-name="ce3" table:formula="of:=[.E328]+[.C327]" office:value-type="float" office:value="409818">
            <text:p>409818</text:p>
          </table:table-cell>
          <table:table-cell table:style-name="ce3" office:value-type="float" office:value="190630">
            <text:p>190630</text:p>
          </table:table-cell>
          <table:table-cell table:style-name="ce3" office:value-type="float" office:value="4142">
            <text:p>4142</text:p>
          </table:table-cell>
          <table:table-cell table:style-name="ce5" table:formula="of:=[.D328]/[.D327]-1" office:value-type="percentage" office:value="0.0334882056675685">
            <text:p>3.35%</text:p>
          </table:table-cell>
          <table:table-cell table:style-name="ce5" table:formula="of:=[.E328]/[.E327]-1" office:value-type="percentage" office:value="-0.0493458801927932">
            <text:p>-4.93%</text:p>
          </table:table-cell>
          <table:table-cell table:style-name="ce5" table:formula="of:=[.C328]/[.B328]" office:value-type="percentage" office:value="0.0166363736669057">
            <text:p>1.6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22</text:p>
          </table:table-cell>
          <table:table-cell table:style-name="ce3" table:formula="of:=[.D329]+[.B328]" office:value-type="float" office:value="24825766">
            <text:p>24825766</text:p>
          </table:table-cell>
          <table:table-cell table:style-name="ce3" table:formula="of:=[.E329]+[.C328]" office:value-type="float" office:value="413552">
            <text:p>413552</text:p>
          </table:table-cell>
          <table:table-cell table:style-name="ce3" office:value-type="float" office:value="191912">
            <text:p>191912</text:p>
          </table:table-cell>
          <table:table-cell table:style-name="ce3" office:value-type="float" office:value="3734">
            <text:p>3734</text:p>
          </table:table-cell>
          <table:table-cell table:style-name="ce5" table:formula="of:=[.D329]/[.D328]-1" office:value-type="percentage" office:value="0.00672506950637364">
            <text:p>0.67%</text:p>
          </table:table-cell>
          <table:table-cell table:style-name="ce5" table:formula="of:=[.E329]/[.E328]-1" office:value-type="percentage" office:value="-0.098503138580396">
            <text:p>-9.85%</text:p>
          </table:table-cell>
          <table:table-cell table:style-name="ce5" table:formula="of:=[.C329]/[.B329]" office:value-type="percentage" office:value="0.0166581768312809">
            <text:p>1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23</text:p>
          </table:table-cell>
          <table:table-cell table:style-name="ce3" table:formula="of:=[.D330]+[.B329]" office:value-type="float" office:value="24993618">
            <text:p>24993618</text:p>
          </table:table-cell>
          <table:table-cell table:style-name="ce3" table:formula="of:=[.E330]+[.C329]" office:value-type="float" office:value="416872">
            <text:p>416872</text:p>
          </table:table-cell>
          <table:table-cell table:style-name="ce3" office:value-type="float" office:value="167852">
            <text:p>167852</text:p>
          </table:table-cell>
          <table:table-cell table:style-name="ce3" office:value-type="float" office:value="3320">
            <text:p>3320</text:p>
          </table:table-cell>
          <table:table-cell table:style-name="ce5" table:formula="of:=[.D330]/[.D329]-1" office:value-type="percentage" office:value="-0.125369961232231">
            <text:p>-12.54%</text:p>
          </table:table-cell>
          <table:table-cell table:style-name="ce5" table:formula="of:=[.E330]/[.E329]-1" office:value-type="percentage" office:value="-0.110873058382432">
            <text:p>-11.09%</text:p>
          </table:table-cell>
          <table:table-cell table:style-name="ce5" table:formula="of:=[.C330]/[.B330]" office:value-type="percentage" office:value="0.0166791378503104">
            <text:p>1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24</text:p>
          </table:table-cell>
          <table:table-cell table:style-name="ce3" table:formula="of:=[.D331]+[.B330]" office:value-type="float" office:value="25123145">
            <text:p>25123145</text:p>
          </table:table-cell>
          <table:table-cell table:style-name="ce3" table:formula="of:=[.E331]+[.C330]" office:value-type="float" office:value="418687">
            <text:p>418687</text:p>
          </table:table-cell>
          <table:table-cell table:style-name="ce3" office:value-type="float" office:value="129527">
            <text:p>129527</text:p>
          </table:table-cell>
          <table:table-cell table:style-name="ce3" office:value-type="float" office:value="1815">
            <text:p>1815</text:p>
          </table:table-cell>
          <table:table-cell table:style-name="ce5" table:formula="of:=[.D331]/[.D330]-1" office:value-type="percentage" office:value="-0.228326144460596">
            <text:p>-22.83%</text:p>
          </table:table-cell>
          <table:table-cell table:style-name="ce5" table:formula="of:=[.E331]/[.E330]-1" office:value-type="percentage" office:value="-0.453313253012048">
            <text:p>-45.33%</text:p>
          </table:table-cell>
          <table:table-cell table:style-name="ce5" table:formula="of:=[.C331]/[.B331]" office:value-type="percentage" office:value="0.0166653896237911">
            <text:p>1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25</text:p>
          </table:table-cell>
          <table:table-cell table:style-name="ce3" table:formula="of:=[.D332]+[.B331]" office:value-type="float" office:value="25278062">
            <text:p>25278062</text:p>
          </table:table-cell>
          <table:table-cell table:style-name="ce3" table:formula="of:=[.E332]+[.C331]" office:value-type="float" office:value="420479">
            <text:p>420479</text:p>
          </table:table-cell>
          <table:table-cell table:style-name="ce3" office:value-type="float" office:value="154917">
            <text:p>154917</text:p>
          </table:table-cell>
          <table:table-cell table:style-name="ce3" office:value-type="float" office:value="1792">
            <text:p>1792</text:p>
          </table:table-cell>
          <table:table-cell table:style-name="ce5" table:formula="of:=[.D332]/[.D331]-1" office:value-type="percentage" office:value="0.196020906837957">
            <text:p>19.60%</text:p>
          </table:table-cell>
          <table:table-cell table:style-name="ce5" table:formula="of:=[.E332]/[.E331]-1" office:value-type="percentage" office:value="-0.0126721763085399">
            <text:p>-1.27%</text:p>
          </table:table-cell>
          <table:table-cell table:style-name="ce5" table:formula="of:=[.C332]/[.B332]" office:value-type="percentage" office:value="0.016634147032316">
            <text:p>1.6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26</text:p>
          </table:table-cell>
          <table:table-cell table:style-name="ce3" table:formula="of:=[.D333]+[.B332]" office:value-type="float" office:value="25429678">
            <text:p>25429678</text:p>
          </table:table-cell>
          <table:table-cell table:style-name="ce3" table:formula="of:=[.E333]+[.C332]" office:value-type="float" office:value="424684">
            <text:p>424684</text:p>
          </table:table-cell>
          <table:table-cell table:style-name="ce3" office:value-type="float" office:value="151616">
            <text:p>151616</text:p>
          </table:table-cell>
          <table:table-cell table:style-name="ce3" office:value-type="float" office:value="4205">
            <text:p>4205</text:p>
          </table:table-cell>
          <table:table-cell table:style-name="ce5" table:formula="of:=[.D333]/[.D332]-1" office:value-type="percentage" office:value="-0.0213081843826048">
            <text:p>-2.13%</text:p>
          </table:table-cell>
          <table:table-cell table:style-name="ce5" table:formula="of:=[.E333]/[.E332]-1" office:value-type="percentage" office:value="1.34654017857143">
            <text:p>134.65%</text:p>
          </table:table-cell>
          <table:table-cell table:style-name="ce5" table:formula="of:=[.C333]/[.B333]" office:value-type="percentage" office:value="0.0167003294339787">
            <text:p>1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27</text:p>
          </table:table-cell>
          <table:table-cell table:style-name="ce3" table:formula="of:=[.D334]+[.B333]" office:value-type="float" office:value="25585307">
            <text:p>25585307</text:p>
          </table:table-cell>
          <table:table-cell table:style-name="ce3" table:formula="of:=[.E334]+[.C333]" office:value-type="float" office:value="428785">
            <text:p>428785</text:p>
          </table:table-cell>
          <table:table-cell table:style-name="ce3" office:value-type="float" office:value="155629">
            <text:p>155629</text:p>
          </table:table-cell>
          <table:table-cell table:style-name="ce3" office:value-type="float" office:value="4101">
            <text:p>4101</text:p>
          </table:table-cell>
          <table:table-cell table:style-name="ce5" table:formula="of:=[.D334]/[.D333]-1" office:value-type="percentage" office:value="0.0264681827775433">
            <text:p>2.65%</text:p>
          </table:table-cell>
          <table:table-cell table:style-name="ce5" table:formula="of:=[.E334]/[.E333]-1" office:value-type="percentage" office:value="-0.0247324613555291">
            <text:p>-2.47%</text:p>
          </table:table-cell>
          <table:table-cell table:style-name="ce5" table:formula="of:=[.C334]/[.B334]" office:value-type="percentage" office:value="0.0167590328308353">
            <text:p>1.6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28</text:p>
          </table:table-cell>
          <table:table-cell table:style-name="ce3" table:formula="of:=[.D335]+[.B334]" office:value-type="float" office:value="25750571">
            <text:p>25750571</text:p>
          </table:table-cell>
          <table:table-cell table:style-name="ce3" table:formula="of:=[.E335]+[.C334]" office:value-type="float" office:value="432647">
            <text:p>432647</text:p>
          </table:table-cell>
          <table:table-cell table:style-name="ce3" office:value-type="float" office:value="165264">
            <text:p>165264</text:p>
          </table:table-cell>
          <table:table-cell table:style-name="ce3" office:value-type="float" office:value="3862">
            <text:p>3862</text:p>
          </table:table-cell>
          <table:table-cell table:style-name="ce5" table:formula="of:=[.D335]/[.D334]-1" office:value-type="percentage" office:value="0.0619100553238792">
            <text:p>6.19%</text:p>
          </table:table-cell>
          <table:table-cell table:style-name="ce5" table:formula="of:=[.E335]/[.E334]-1" office:value-type="percentage" office:value="-0.058278468666179">
            <text:p>-5.83%</text:p>
          </table:table-cell>
          <table:table-cell table:style-name="ce5" table:formula="of:=[.C335]/[.B335]" office:value-type="percentage" office:value="0.0168014526745834">
            <text:p>1.6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29</text:p>
          </table:table-cell>
          <table:table-cell table:style-name="ce3" table:formula="of:=[.D336]+[.B335]" office:value-type="float" office:value="25916207">
            <text:p>25916207</text:p>
          </table:table-cell>
          <table:table-cell table:style-name="ce3" table:formula="of:=[.E336]+[.C335]" office:value-type="float" office:value="436247">
            <text:p>436247</text:p>
          </table:table-cell>
          <table:table-cell table:style-name="ce3" office:value-type="float" office:value="165636">
            <text:p>165636</text:p>
          </table:table-cell>
          <table:table-cell table:style-name="ce3" office:value-type="float" office:value="3600">
            <text:p>3600</text:p>
          </table:table-cell>
          <table:table-cell table:style-name="ce5" table:formula="of:=[.D336]/[.D335]-1" office:value-type="percentage" office:value="0.00225094394423464">
            <text:p>0.23%</text:p>
          </table:table-cell>
          <table:table-cell table:style-name="ce5" table:formula="of:=[.E336]/[.E335]-1" office:value-type="percentage" office:value="-0.0678404971517349">
            <text:p>-6.78%</text:p>
          </table:table-cell>
          <table:table-cell table:style-name="ce5" table:formula="of:=[.C336]/[.B336]" office:value-type="percentage" office:value="0.0168329802273921">
            <text:p>1.6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30</text:p>
          </table:table-cell>
          <table:table-cell table:style-name="ce3" table:formula="of:=[.D337]+[.B336]" office:value-type="float" office:value="26050121">
            <text:p>26050121</text:p>
          </table:table-cell>
          <table:table-cell table:style-name="ce3" table:formula="of:=[.E337]+[.C336]" office:value-type="float" office:value="438888">
            <text:p>438888</text:p>
          </table:table-cell>
          <table:table-cell table:style-name="ce3" office:value-type="float" office:value="133914">
            <text:p>133914</text:p>
          </table:table-cell>
          <table:table-cell table:style-name="ce3" office:value-type="float" office:value="2641">
            <text:p>2641</text:p>
          </table:table-cell>
          <table:table-cell table:style-name="ce5" table:formula="of:=[.D337]/[.D336]-1" office:value-type="percentage" office:value="-0.191516337028182">
            <text:p>-19.15%</text:p>
          </table:table-cell>
          <table:table-cell table:style-name="ce5" table:formula="of:=[.E337]/[.E336]-1" office:value-type="percentage" office:value="-0.266388888888889">
            <text:p>-26.64%</text:p>
          </table:table-cell>
          <table:table-cell table:style-name="ce5" table:formula="of:=[.C337]/[.B337]" office:value-type="percentage" office:value="0.0168478296127684">
            <text:p>1.6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31</text:p>
          </table:table-cell>
          <table:table-cell table:style-name="ce3" table:formula="of:=[.D338]+[.B337]" office:value-type="float" office:value="26163633">
            <text:p>26163633</text:p>
          </table:table-cell>
          <table:table-cell table:style-name="ce3" table:formula="of:=[.E338]+[.C337]" office:value-type="float" office:value="440763">
            <text:p>440763</text:p>
          </table:table-cell>
          <table:table-cell table:style-name="ce3" office:value-type="float" office:value="113512">
            <text:p>113512</text:p>
          </table:table-cell>
          <table:table-cell table:style-name="ce3" office:value-type="float" office:value="1875">
            <text:p>1875</text:p>
          </table:table-cell>
          <table:table-cell table:style-name="ce5" table:formula="of:=[.D338]/[.D337]-1" office:value-type="percentage" office:value="-0.152351509177532">
            <text:p>-15.24%</text:p>
          </table:table-cell>
          <table:table-cell table:style-name="ce5" table:formula="of:=[.E338]/[.E337]-1" office:value-type="percentage" office:value="-0.290041650889814">
            <text:p>-29.00%</text:p>
          </table:table-cell>
          <table:table-cell table:style-name="ce5" table:formula="of:=[.C338]/[.B338]" office:value-type="percentage" office:value="0.016846398969134">
            <text:p>1.6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01</text:p>
          </table:table-cell>
          <table:table-cell table:style-name="ce3" table:formula="of:=[.D339]+[.B338]" office:value-type="float" office:value="26303465">
            <text:p>26303465</text:p>
          </table:table-cell>
          <table:table-cell table:style-name="ce3" table:formula="of:=[.E339]+[.C338]" office:value-type="float" office:value="442753">
            <text:p>442753</text:p>
          </table:table-cell>
          <table:table-cell table:style-name="ce3" office:value-type="float" office:value="139832">
            <text:p>139832</text:p>
          </table:table-cell>
          <table:table-cell table:style-name="ce3" office:value-type="float" office:value="1990">
            <text:p>1990</text:p>
          </table:table-cell>
          <table:table-cell table:style-name="ce5" table:formula="of:=[.D339]/[.D338]-1" office:value-type="percentage" office:value="0.231869758263443">
            <text:p>23.19%</text:p>
          </table:table-cell>
          <table:table-cell table:style-name="ce5" table:formula="of:=[.E339]/[.E338]-1" office:value-type="percentage" office:value="0.0613333333333332">
            <text:p>6.13%</text:p>
          </table:table-cell>
          <table:table-cell table:style-name="ce5" table:formula="of:=[.C339]/[.B339]" office:value-type="percentage" office:value="0.0168324971633965">
            <text:p>1.6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02</text:p>
          </table:table-cell>
          <table:table-cell table:style-name="ce3" table:formula="of:=[.D340]+[.B339]" office:value-type="float" office:value="26421384">
            <text:p>26421384</text:p>
          </table:table-cell>
          <table:table-cell table:style-name="ce3" table:formula="of:=[.E340]+[.C339]" office:value-type="float" office:value="446364">
            <text:p>446364</text:p>
          </table:table-cell>
          <table:table-cell table:style-name="ce3" office:value-type="float" office:value="117919">
            <text:p>117919</text:p>
          </table:table-cell>
          <table:table-cell table:style-name="ce3" office:value-type="float" office:value="3611">
            <text:p>3611</text:p>
          </table:table-cell>
          <table:table-cell table:style-name="ce5" table:formula="of:=[.D340]/[.D339]-1" office:value-type="percentage" office:value="-0.156709479947365">
            <text:p>-15.67%</text:p>
          </table:table-cell>
          <table:table-cell table:style-name="ce5" table:formula="of:=[.E340]/[.E339]-1" office:value-type="percentage" office:value="0.814572864321608">
            <text:p>81.46%</text:p>
          </table:table-cell>
          <table:table-cell table:style-name="ce5" table:formula="of:=[.C340]/[.B340]" office:value-type="percentage" office:value="0.016894043097818">
            <text:p>1.6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03</text:p>
          </table:table-cell>
          <table:table-cell table:style-name="ce3" table:formula="of:=[.D341]+[.B340]" office:value-type="float" office:value="26540398">
            <text:p>26540398</text:p>
          </table:table-cell>
          <table:table-cell table:style-name="ce3" table:formula="of:=[.E341]+[.C340]" office:value-type="float" office:value="450207">
            <text:p>450207</text:p>
          </table:table-cell>
          <table:table-cell table:style-name="ce3" office:value-type="float" office:value="119014">
            <text:p>119014</text:p>
          </table:table-cell>
          <table:table-cell table:style-name="ce3" office:value-type="float" office:value="3843">
            <text:p>3843</text:p>
          </table:table-cell>
          <table:table-cell table:style-name="ce5" table:formula="of:=[.D341]/[.D340]-1" office:value-type="percentage" office:value="0.00928603532933625">
            <text:p>0.93%</text:p>
          </table:table-cell>
          <table:table-cell table:style-name="ce5" table:formula="of:=[.E341]/[.E340]-1" office:value-type="percentage" office:value="0.0642481307117142">
            <text:p>6.42%</text:p>
          </table:table-cell>
          <table:table-cell table:style-name="ce5" table:formula="of:=[.C341]/[.B341]" office:value-type="percentage" office:value="0.0169630839748522">
            <text:p>1.7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04</text:p>
          </table:table-cell>
          <table:table-cell table:style-name="ce3" table:formula="of:=[.D342]+[.B341]" office:value-type="float" office:value="26667240">
            <text:p>26667240</text:p>
          </table:table-cell>
          <table:table-cell table:style-name="ce3" table:formula="of:=[.E342]+[.C341]" office:value-type="float" office:value="455323">
            <text:p>455323</text:p>
          </table:table-cell>
          <table:table-cell table:style-name="ce3" office:value-type="float" office:value="126842">
            <text:p>126842</text:p>
          </table:table-cell>
          <table:table-cell table:style-name="ce3" office:value-type="float" office:value="5116">
            <text:p>5116</text:p>
          </table:table-cell>
          <table:table-cell table:style-name="ce5" table:formula="of:=[.D342]/[.D341]-1" office:value-type="percentage" office:value="0.0657737745139226">
            <text:p>6.58%</text:p>
          </table:table-cell>
          <table:table-cell table:style-name="ce5" table:formula="of:=[.E342]/[.E341]-1" office:value-type="percentage" office:value="0.331251626333594">
            <text:p>33.13%</text:p>
          </table:table-cell>
          <table:table-cell table:style-name="ce5" table:formula="of:=[.C342]/[.B342]" office:value-type="percentage" office:value="0.0170742454037238">
            <text:p>1.7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05</text:p>
          </table:table-cell>
          <table:table-cell table:style-name="ce3" table:formula="of:=[.D343]+[.B342]" office:value-type="float" office:value="26796832">
            <text:p>26796832</text:p>
          </table:table-cell>
          <table:table-cell table:style-name="ce3" table:formula="of:=[.E343]+[.C342]" office:value-type="float" office:value="458943">
            <text:p>458943</text:p>
          </table:table-cell>
          <table:table-cell table:style-name="ce3" office:value-type="float" office:value="129592">
            <text:p>129592</text:p>
          </table:table-cell>
          <table:table-cell table:style-name="ce3" office:value-type="float" office:value="3620">
            <text:p>3620</text:p>
          </table:table-cell>
          <table:table-cell table:style-name="ce5" table:formula="of:=[.D343]/[.D342]-1" office:value-type="percentage" office:value="0.0216805159174407">
            <text:p>2.17%</text:p>
          </table:table-cell>
          <table:table-cell table:style-name="ce5" table:formula="of:=[.E343]/[.E342]-1" office:value-type="percentage" office:value="-0.292415949960907">
            <text:p>-29.24%</text:p>
          </table:table-cell>
          <table:table-cell table:style-name="ce5" table:formula="of:=[.C343]/[.B343]" office:value-type="percentage" office:value="0.0171267633427713">
            <text:p>1.7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06</text:p>
          </table:table-cell>
          <table:table-cell table:style-name="ce3" table:formula="of:=[.D344]+[.B343]" office:value-type="float" office:value="26901859">
            <text:p>26901859</text:p>
          </table:table-cell>
          <table:table-cell table:style-name="ce3" table:formula="of:=[.E344]+[.C343]" office:value-type="float" office:value="461555">
            <text:p>461555</text:p>
          </table:table-cell>
          <table:table-cell table:style-name="ce3" office:value-type="float" office:value="105027">
            <text:p>105027</text:p>
          </table:table-cell>
          <table:table-cell table:style-name="ce3" office:value-type="float" office:value="2612">
            <text:p>2612</text:p>
          </table:table-cell>
          <table:table-cell table:style-name="ce5" table:formula="of:=[.D344]/[.D343]-1" office:value-type="percentage" office:value="-0.189556454102105">
            <text:p>-18.96%</text:p>
          </table:table-cell>
          <table:table-cell table:style-name="ce5" table:formula="of:=[.E344]/[.E343]-1" office:value-type="percentage" office:value="-0.278453038674033">
            <text:p>-27.85%</text:p>
          </table:table-cell>
          <table:table-cell table:style-name="ce5" table:formula="of:=[.C344]/[.B344]" office:value-type="percentage" office:value="0.0171569927565229">
            <text:p>1.7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07</text:p>
          </table:table-cell>
          <table:table-cell table:style-name="ce3" table:formula="of:=[.D345]+[.B344]" office:value-type="float" office:value="26989586">
            <text:p>26989586</text:p>
          </table:table-cell>
          <table:table-cell table:style-name="ce3" table:formula="of:=[.E345]+[.C344]" office:value-type="float" office:value="462854">
            <text:p>462854</text:p>
          </table:table-cell>
          <table:table-cell table:style-name="ce3" office:value-type="float" office:value="87727">
            <text:p>87727</text:p>
          </table:table-cell>
          <table:table-cell table:style-name="ce3" office:value-type="float" office:value="1299">
            <text:p>1299</text:p>
          </table:table-cell>
          <table:table-cell table:style-name="ce5" table:formula="of:=[.D345]/[.D344]-1" office:value-type="percentage" office:value="-0.164719548306626">
            <text:p>-16.47%</text:p>
          </table:table-cell>
          <table:table-cell table:style-name="ce5" table:formula="of:=[.E345]/[.E344]-1" office:value-type="percentage" office:value="-0.502679938744257">
            <text:p>-50.27%</text:p>
          </table:table-cell>
          <table:table-cell table:style-name="ce5" table:formula="of:=[.C345]/[.B345]" office:value-type="percentage" office:value="0.0171493553106002">
            <text:p>1.7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08</text:p>
          </table:table-cell>
          <table:table-cell table:style-name="ce3" table:formula="of:=[.D346]+[.B345]" office:value-type="float" office:value="27082189">
            <text:p>27082189</text:p>
          </table:table-cell>
          <table:table-cell table:style-name="ce3" table:formula="of:=[.E346]+[.C345]" office:value-type="float" office:value="464401">
            <text:p>464401</text:p>
          </table:table-cell>
          <table:table-cell table:style-name="ce3" office:value-type="float" office:value="92603">
            <text:p>92603</text:p>
          </table:table-cell>
          <table:table-cell table:style-name="ce3" office:value-type="float" office:value="1547">
            <text:p>1547</text:p>
          </table:table-cell>
          <table:table-cell table:style-name="ce5" table:formula="of:=[.D346]/[.D345]-1" office:value-type="percentage" office:value="0.0555815199425491">
            <text:p>5.56%</text:p>
          </table:table-cell>
          <table:table-cell table:style-name="ce5" table:formula="of:=[.E346]/[.E345]-1" office:value-type="percentage" office:value="0.190916089299461">
            <text:p>19.09%</text:p>
          </table:table-cell>
          <table:table-cell table:style-name="ce5" table:formula="of:=[.C346]/[.B346]" office:value-type="percentage" office:value="0.0171478383818974">
            <text:p>1.7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09</text:p>
          </table:table-cell>
          <table:table-cell table:style-name="ce3" table:formula="of:=[.D347]+[.B346]" office:value-type="float" office:value="27178649">
            <text:p>27178649</text:p>
          </table:table-cell>
          <table:table-cell table:style-name="ce3" table:formula="of:=[.E347]+[.C346]" office:value-type="float" office:value="467568">
            <text:p>467568</text:p>
          </table:table-cell>
          <table:table-cell table:style-name="ce3" office:value-type="float" office:value="96460">
            <text:p>96460</text:p>
          </table:table-cell>
          <table:table-cell table:style-name="ce3" office:value-type="float" office:value="3167">
            <text:p>3167</text:p>
          </table:table-cell>
          <table:table-cell table:style-name="ce5" table:formula="of:=[.D347]/[.D346]-1" office:value-type="percentage" office:value="0.0416509184367677">
            <text:p>4.17%</text:p>
          </table:table-cell>
          <table:table-cell table:style-name="ce5" table:formula="of:=[.E347]/[.E346]-1" office:value-type="percentage" office:value="1.04718810601164">
            <text:p>104.72%</text:p>
          </table:table-cell>
          <table:table-cell table:style-name="ce5" table:formula="of:=[.C347]/[.B347]" office:value-type="percentage" office:value="0.0172035041182511">
            <text:p>1.7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10</text:p>
          </table:table-cell>
          <table:table-cell table:style-name="ce3" table:formula="of:=[.D348]+[.B347]" office:value-type="float" office:value="27273504">
            <text:p>27273504</text:p>
          </table:table-cell>
          <table:table-cell table:style-name="ce3" table:formula="of:=[.E348]+[.C347]" office:value-type="float" office:value="470820">
            <text:p>470820</text:p>
          </table:table-cell>
          <table:table-cell table:style-name="ce3" office:value-type="float" office:value="94855">
            <text:p>94855</text:p>
          </table:table-cell>
          <table:table-cell table:style-name="ce3" office:value-type="float" office:value="3252">
            <text:p>3252</text:p>
          </table:table-cell>
          <table:table-cell table:style-name="ce5" table:formula="of:=[.D348]/[.D347]-1" office:value-type="percentage" office:value="-0.0166390213560025">
            <text:p>-1.66%</text:p>
          </table:table-cell>
          <table:table-cell table:style-name="ce5" table:formula="of:=[.E348]/[.E347]-1" office:value-type="percentage" office:value="0.0268392800757815">
            <text:p>2.68%</text:p>
          </table:table-cell>
          <table:table-cell table:style-name="ce5" table:formula="of:=[.C348]/[.B348]" office:value-type="percentage" office:value="0.0172629083523701">
            <text:p>1.7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11</text:p>
          </table:table-cell>
          <table:table-cell table:style-name="ce3" table:formula="of:=[.D349]+[.B348]" office:value-type="float" office:value="27379019">
            <text:p>27379019</text:p>
          </table:table-cell>
          <table:table-cell table:style-name="ce3" table:formula="of:=[.E349]+[.C348]" office:value-type="float" office:value="474698">
            <text:p>474698</text:p>
          </table:table-cell>
          <table:table-cell table:style-name="ce3" office:value-type="float" office:value="105515">
            <text:p>105515</text:p>
          </table:table-cell>
          <table:table-cell table:style-name="ce3" office:value-type="float" office:value="3878">
            <text:p>3878</text:p>
          </table:table-cell>
          <table:table-cell table:style-name="ce5" table:formula="of:=[.D349]/[.D348]-1" office:value-type="percentage" office:value="0.112382056823573">
            <text:p>11.24%</text:p>
          </table:table-cell>
          <table:table-cell table:style-name="ce5" table:formula="of:=[.E349]/[.E348]-1" office:value-type="percentage" office:value="0.19249692496925">
            <text:p>19.25%</text:p>
          </table:table-cell>
          <table:table-cell table:style-name="ce5" table:formula="of:=[.C349]/[.B349]" office:value-type="percentage" office:value="0.0173380207669238">
            <text:p>1.7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12</text:p>
          </table:table-cell>
          <table:table-cell table:style-name="ce3" table:formula="of:=[.D350]+[.B349]" office:value-type="float" office:value="27478577">
            <text:p>27478577</text:p>
          </table:table-cell>
          <table:table-cell table:style-name="ce3" table:formula="of:=[.E350]+[.C349]" office:value-type="float" office:value="480161">
            <text:p>480161</text:p>
          </table:table-cell>
          <table:table-cell table:style-name="ce3" office:value-type="float" office:value="99558">
            <text:p>99558</text:p>
          </table:table-cell>
          <table:table-cell table:style-name="ce3" office:value-type="float" office:value="5463">
            <text:p>5463</text:p>
          </table:table-cell>
          <table:table-cell table:style-name="ce5" table:formula="of:=[.D350]/[.D349]-1" office:value-type="percentage" office:value="-0.0564564279960196">
            <text:p>-5.65%</text:p>
          </table:table-cell>
          <table:table-cell table:style-name="ce5" table:formula="of:=[.E350]/[.E349]-1" office:value-type="percentage" office:value="0.408715832903559">
            <text:p>40.87%</text:p>
          </table:table-cell>
          <table:table-cell table:style-name="ce5" table:formula="of:=[.C350]/[.B350]" office:value-type="percentage" office:value="0.0174740125735041">
            <text:p>1.7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13</text:p>
          </table:table-cell>
          <table:table-cell table:style-name="ce3" table:formula="of:=[.D351]+[.B350]" office:value-type="float" office:value="27563294">
            <text:p>27563294</text:p>
          </table:table-cell>
          <table:table-cell table:style-name="ce3" table:formula="of:=[.E351]+[.C350]" office:value-type="float" office:value="483534">
            <text:p>483534</text:p>
          </table:table-cell>
          <table:table-cell table:style-name="ce3" office:value-type="float" office:value="84717">
            <text:p>84717</text:p>
          </table:table-cell>
          <table:table-cell table:style-name="ce3" office:value-type="float" office:value="3373">
            <text:p>3373</text:p>
          </table:table-cell>
          <table:table-cell table:style-name="ce5" table:formula="of:=[.D351]/[.D350]-1" office:value-type="percentage" office:value="-0.149068884469355">
            <text:p>-14.91%</text:p>
          </table:table-cell>
          <table:table-cell table:style-name="ce5" table:formula="of:=[.E351]/[.E350]-1" office:value-type="percentage" office:value="-0.382573677466593">
            <text:p>-38.26%</text:p>
          </table:table-cell>
          <table:table-cell table:style-name="ce5" table:formula="of:=[.C351]/[.B351]" office:value-type="percentage" office:value="0.01754267831704">
            <text:p>1.7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14</text:p>
          </table:table-cell>
          <table:table-cell table:style-name="ce3" table:formula="of:=[.D352]+[.B351]" office:value-type="float" office:value="27627052">
            <text:p>27627052</text:p>
          </table:table-cell>
          <table:table-cell table:style-name="ce3" table:formula="of:=[.E352]+[.C351]" office:value-type="float" office:value="484614">
            <text:p>484614</text:p>
          </table:table-cell>
          <table:table-cell table:style-name="ce3" office:value-type="float" office:value="63758">
            <text:p>63758</text:p>
          </table:table-cell>
          <table:table-cell table:style-name="ce3" office:value-type="float" office:value="1080">
            <text:p>1080</text:p>
          </table:table-cell>
          <table:table-cell table:style-name="ce5" table:formula="of:=[.D352]/[.D351]-1" office:value-type="percentage" office:value="-0.247400167616889">
            <text:p>-24.74%</text:p>
          </table:table-cell>
          <table:table-cell table:style-name="ce5" table:formula="of:=[.E352]/[.E351]-1" office:value-type="percentage" office:value="-0.679810257930626">
            <text:p>-67.98%</text:p>
          </table:table-cell>
          <table:table-cell table:style-name="ce5" table:formula="of:=[.C352]/[.B352]" office:value-type="percentage" office:value="0.0175412852591004">
            <text:p>1.7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15</text:p>
          </table:table-cell>
          <table:table-cell table:style-name="ce3" table:formula="of:=[.D353]+[.B352]" office:value-type="float" office:value="27682509">
            <text:p>27682509</text:p>
          </table:table-cell>
          <table:table-cell table:style-name="ce3" table:formula="of:=[.E353]+[.C352]" office:value-type="float" office:value="485608">
            <text:p>485608</text:p>
          </table:table-cell>
          <table:table-cell table:style-name="ce3" office:value-type="float" office:value="55457">
            <text:p>55457</text:p>
          </table:table-cell>
          <table:table-cell table:style-name="ce3" office:value-type="float" office:value="994">
            <text:p>994</text:p>
          </table:table-cell>
          <table:table-cell table:style-name="ce5" table:formula="of:=[.D353]/[.D352]-1" office:value-type="percentage" office:value="-0.130195426456288">
            <text:p>-13.02%</text:p>
          </table:table-cell>
          <table:table-cell table:style-name="ce5" table:formula="of:=[.E353]/[.E352]-1" office:value-type="percentage" office:value="-0.0796296296296296">
            <text:p>-7.96%</text:p>
          </table:table-cell>
          <table:table-cell table:style-name="ce5" table:formula="of:=[.C353]/[.B353]" office:value-type="percentage" office:value="0.0175420515532028">
            <text:p>1.7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16</text:p>
          </table:table-cell>
          <table:table-cell table:style-name="ce3" table:formula="of:=[.D354]+[.B353]" office:value-type="float" office:value="27746884">
            <text:p>27746884</text:p>
          </table:table-cell>
          <table:table-cell table:style-name="ce3" table:formula="of:=[.E354]+[.C353]" office:value-type="float" office:value="487311">
            <text:p>487311</text:p>
          </table:table-cell>
          <table:table-cell table:style-name="ce3" office:value-type="float" office:value="64375">
            <text:p>64375</text:p>
          </table:table-cell>
          <table:table-cell table:style-name="ce3" office:value-type="float" office:value="1703">
            <text:p>1703</text:p>
          </table:table-cell>
          <table:table-cell table:style-name="ce5" table:formula="of:=[.D354]/[.D353]-1" office:value-type="percentage" office:value="0.160809275655012">
            <text:p>16.08%</text:p>
          </table:table-cell>
          <table:table-cell table:style-name="ce5" table:formula="of:=[.E354]/[.E353]-1" office:value-type="percentage" office:value="0.713279678068411">
            <text:p>71.33%</text:p>
          </table:table-cell>
          <table:table-cell table:style-name="ce5" table:formula="of:=[.C354]/[.B354]" office:value-type="percentage" office:value="0.0175627288455165">
            <text:p>1.7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17</text:p>
          </table:table-cell>
          <table:table-cell table:style-name="ce3" table:formula="of:=[.D355]+[.B354]" office:value-type="float" office:value="27817026">
            <text:p>27817026</text:p>
          </table:table-cell>
          <table:table-cell table:style-name="ce3" table:formula="of:=[.E355]+[.C354]" office:value-type="float" office:value="489782">
            <text:p>489782</text:p>
          </table:table-cell>
          <table:table-cell table:style-name="ce3" office:value-type="float" office:value="70142">
            <text:p>70142</text:p>
          </table:table-cell>
          <table:table-cell table:style-name="ce3" office:value-type="float" office:value="2471">
            <text:p>2471</text:p>
          </table:table-cell>
          <table:table-cell table:style-name="ce5" table:formula="of:=[.D355]/[.D354]-1" office:value-type="percentage" office:value="0.0895844660194174">
            <text:p>8.96%</text:p>
          </table:table-cell>
          <table:table-cell table:style-name="ce5" table:formula="of:=[.E355]/[.E354]-1" office:value-type="percentage" office:value="0.450968878449794">
            <text:p>45.10%</text:p>
          </table:table-cell>
          <table:table-cell table:style-name="ce5" table:formula="of:=[.C355]/[.B355]" office:value-type="percentage" office:value="0.0176072740486348">
            <text:p>1.7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18</text:p>
          </table:table-cell>
          <table:table-cell table:style-name="ce3" table:formula="of:=[.D356]+[.B355]" office:value-type="float" office:value="27888783">
            <text:p>27888783</text:p>
          </table:table-cell>
          <table:table-cell table:style-name="ce3" table:formula="of:=[.E356]+[.C355]" office:value-type="float" office:value="492402">
            <text:p>492402</text:p>
          </table:table-cell>
          <table:table-cell table:style-name="ce3" office:value-type="float" office:value="71757">
            <text:p>71757</text:p>
          </table:table-cell>
          <table:table-cell table:style-name="ce3" office:value-type="float" office:value="2620">
            <text:p>2620</text:p>
          </table:table-cell>
          <table:table-cell table:style-name="ce5" table:formula="of:=[.D356]/[.D355]-1" office:value-type="percentage" office:value="0.0230247212796897">
            <text:p>2.30%</text:p>
          </table:table-cell>
          <table:table-cell table:style-name="ce5" table:formula="of:=[.E356]/[.E355]-1" office:value-type="percentage" office:value="0.0602994738972076">
            <text:p>6.03%</text:p>
          </table:table-cell>
          <table:table-cell table:style-name="ce5" table:formula="of:=[.C356]/[.B356]" office:value-type="percentage" office:value="0.0176559156417833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19</text:p>
          </table:table-cell>
          <table:table-cell table:style-name="ce3" table:formula="of:=[.D357]+[.B356]" office:value-type="float" office:value="27966801">
            <text:p>27966801</text:p>
          </table:table-cell>
          <table:table-cell table:style-name="ce3" table:formula="of:=[.E357]+[.C356]" office:value-type="float" office:value="495028">
            <text:p>495028</text:p>
          </table:table-cell>
          <table:table-cell table:style-name="ce3" office:value-type="float" office:value="78018">
            <text:p>78018</text:p>
          </table:table-cell>
          <table:table-cell table:style-name="ce3" office:value-type="float" office:value="2626">
            <text:p>2626</text:p>
          </table:table-cell>
          <table:table-cell table:style-name="ce5" table:formula="of:=[.D357]/[.D356]-1" office:value-type="percentage" office:value="0.0872528115723901">
            <text:p>8.73%</text:p>
          </table:table-cell>
          <table:table-cell table:style-name="ce5" table:formula="of:=[.E357]/[.E356]-1" office:value-type="percentage" office:value="0.00229007633587797">
            <text:p>0.23%</text:p>
          </table:table-cell>
          <table:table-cell table:style-name="ce5" table:formula="of:=[.C357]/[.B357]" office:value-type="percentage" office:value="0.0177005586016077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20</text:p>
          </table:table-cell>
          <table:table-cell table:style-name="ce3" table:formula="of:=[.D358]+[.B357]" office:value-type="float" office:value="28036530">
            <text:p>28036530</text:p>
          </table:table-cell>
          <table:table-cell table:style-name="ce3" table:formula="of:=[.E358]+[.C357]" office:value-type="float" office:value="496859">
            <text:p>496859</text:p>
          </table:table-cell>
          <table:table-cell table:style-name="ce3" office:value-type="float" office:value="69729">
            <text:p>69729</text:p>
          </table:table-cell>
          <table:table-cell table:style-name="ce3" office:value-type="float" office:value="1831">
            <text:p>1831</text:p>
          </table:table-cell>
          <table:table-cell table:style-name="ce5" table:formula="of:=[.D358]/[.D357]-1" office:value-type="percentage" office:value="-0.106244712758594">
            <text:p>-10.62%</text:p>
          </table:table-cell>
          <table:table-cell table:style-name="ce5" table:formula="of:=[.E358]/[.E357]-1" office:value-type="percentage" office:value="-0.302741812642803">
            <text:p>-30.27%</text:p>
          </table:table-cell>
          <table:table-cell table:style-name="ce5" table:formula="of:=[.C358]/[.B358]" office:value-type="percentage" office:value="0.0177218436090344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21</text:p>
          </table:table-cell>
          <table:table-cell table:style-name="ce3" table:formula="of:=[.D359]+[.B358]" office:value-type="float" office:value="28091725">
            <text:p>28091725</text:p>
          </table:table-cell>
          <table:table-cell table:style-name="ce3" table:formula="of:=[.E359]+[.C358]" office:value-type="float" office:value="498106">
            <text:p>498106</text:p>
          </table:table-cell>
          <table:table-cell table:style-name="ce3" office:value-type="float" office:value="55195">
            <text:p>55195</text:p>
          </table:table-cell>
          <table:table-cell table:style-name="ce3" office:value-type="float" office:value="1247">
            <text:p>1247</text:p>
          </table:table-cell>
          <table:table-cell table:style-name="ce5" table:formula="of:=[.D359]/[.D358]-1" office:value-type="percentage" office:value="-0.208435514635231">
            <text:p>-20.84%</text:p>
          </table:table-cell>
          <table:table-cell table:style-name="ce5" table:formula="of:=[.E359]/[.E358]-1" office:value-type="percentage" office:value="-0.318951392681595">
            <text:p>-31.90%</text:p>
          </table:table-cell>
          <table:table-cell table:style-name="ce5" table:formula="of:=[.C359]/[.B359]" office:value-type="percentage" office:value="0.0177314137882241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22</text:p>
          </table:table-cell>
          <table:table-cell table:style-name="ce3" table:formula="of:=[.D360]+[.B359]" office:value-type="float" office:value="28151187">
            <text:p>28151187</text:p>
          </table:table-cell>
          <table:table-cell table:style-name="ce3" table:formula="of:=[.E360]+[.C359]" office:value-type="float" office:value="499560">
            <text:p>499560</text:p>
          </table:table-cell>
          <table:table-cell table:style-name="ce3" office:value-type="float" office:value="59462">
            <text:p>59462</text:p>
          </table:table-cell>
          <table:table-cell table:style-name="ce3" office:value-type="float" office:value="1454">
            <text:p>1454</text:p>
          </table:table-cell>
          <table:table-cell table:style-name="ce5" table:formula="of:=[.D360]/[.D359]-1" office:value-type="percentage" office:value="0.0773077271491982">
            <text:p>7.73%</text:p>
          </table:table-cell>
          <table:table-cell table:style-name="ce5" table:formula="of:=[.E360]/[.E359]-1" office:value-type="percentage" office:value="0.165998396150762">
            <text:p>16.60%</text:p>
          </table:table-cell>
          <table:table-cell table:style-name="ce5" table:formula="of:=[.C360]/[.B360]" office:value-type="percentage" office:value="0.0177456105136881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23</text:p>
          </table:table-cell>
          <table:table-cell table:style-name="ce3" table:formula="of:=[.D361]+[.B360]" office:value-type="float" office:value="28222924">
            <text:p>28222924</text:p>
          </table:table-cell>
          <table:table-cell table:style-name="ce3" table:formula="of:=[.E361]+[.C360]" office:value-type="float" office:value="501875">
            <text:p>501875</text:p>
          </table:table-cell>
          <table:table-cell table:style-name="ce3" office:value-type="float" office:value="71737">
            <text:p>71737</text:p>
          </table:table-cell>
          <table:table-cell table:style-name="ce3" office:value-type="float" office:value="2315">
            <text:p>2315</text:p>
          </table:table-cell>
          <table:table-cell table:style-name="ce5" table:formula="of:=[.D361]/[.D360]-1" office:value-type="percentage" office:value="0.20643436144092">
            <text:p>20.64%</text:p>
          </table:table-cell>
          <table:table-cell table:style-name="ce5" table:formula="of:=[.E361]/[.E360]-1" office:value-type="percentage" office:value="0.592159559834938">
            <text:p>59.22%</text:p>
          </table:table-cell>
          <table:table-cell table:style-name="ce5" table:formula="of:=[.C361]/[.B361]" office:value-type="percentage" office:value="0.0177825302580271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24</text:p>
          </table:table-cell>
          <table:table-cell table:style-name="ce3" table:formula="of:=[.D362]+[.B361]" office:value-type="float" office:value="28297000">
            <text:p>28297000</text:p>
          </table:table-cell>
          <table:table-cell table:style-name="ce3" table:formula="of:=[.E362]+[.C361]" office:value-type="float" office:value="505085">
            <text:p>505085</text:p>
          </table:table-cell>
          <table:table-cell table:style-name="ce3" office:value-type="float" office:value="74076">
            <text:p>74076</text:p>
          </table:table-cell>
          <table:table-cell table:style-name="ce3" office:value-type="float" office:value="3210">
            <text:p>3210</text:p>
          </table:table-cell>
          <table:table-cell table:style-name="ce5" table:formula="of:=[.D362]/[.D361]-1" office:value-type="percentage" office:value="0.0326052107001966">
            <text:p>3.26%</text:p>
          </table:table-cell>
          <table:table-cell table:style-name="ce5" table:formula="of:=[.E362]/[.E361]-1" office:value-type="percentage" office:value="0.386609071274298">
            <text:p>38.66%</text:p>
          </table:table-cell>
          <table:table-cell table:style-name="ce5" table:formula="of:=[.C362]/[.B362]" office:value-type="percentage" office:value="0.0178494186662897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25</text:p>
          </table:table-cell>
          <table:table-cell table:style-name="ce3" table:formula="of:=[.D363]+[.B362]" office:value-type="float" office:value="28374804">
            <text:p>28374804</text:p>
          </table:table-cell>
          <table:table-cell table:style-name="ce3" table:formula="of:=[.E363]+[.C362]" office:value-type="float" office:value="507550">
            <text:p>507550</text:p>
          </table:table-cell>
          <table:table-cell table:style-name="ce3" office:value-type="float" office:value="77804">
            <text:p>77804</text:p>
          </table:table-cell>
          <table:table-cell table:style-name="ce3" office:value-type="float" office:value="2465">
            <text:p>2465</text:p>
          </table:table-cell>
          <table:table-cell table:style-name="ce5" table:formula="of:=[.D363]/[.D362]-1" office:value-type="percentage" office:value="0.0503266915060208">
            <text:p>5.03%</text:p>
          </table:table-cell>
          <table:table-cell table:style-name="ce5" table:formula="of:=[.E363]/[.E362]-1" office:value-type="percentage" office:value="-0.23208722741433">
            <text:p>-23.21%</text:p>
          </table:table-cell>
          <table:table-cell table:style-name="ce5" table:formula="of:=[.C363]/[.B363]" office:value-type="percentage" office:value="0.0178873482262644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26</text:p>
          </table:table-cell>
          <table:table-cell table:style-name="ce3" table:formula="of:=[.D364]+[.B363]" office:value-type="float" office:value="28453066">
            <text:p>28453066</text:p>
          </table:table-cell>
          <table:table-cell table:style-name="ce3" table:formula="of:=[.E364]+[.C363]" office:value-type="float" office:value="509816">
            <text:p>509816</text:p>
          </table:table-cell>
          <table:table-cell table:style-name="ce3" office:value-type="float" office:value="78262">
            <text:p>78262</text:p>
          </table:table-cell>
          <table:table-cell table:style-name="ce3" office:value-type="float" office:value="2266">
            <text:p>2266</text:p>
          </table:table-cell>
          <table:table-cell table:style-name="ce5" table:formula="of:=[.D364]/[.D363]-1" office:value-type="percentage" office:value="0.00588658680787613">
            <text:p>0.59%</text:p>
          </table:table-cell>
          <table:table-cell table:style-name="ce5" table:formula="of:=[.E364]/[.E363]-1" office:value-type="percentage" office:value="-0.0807302231237322">
            <text:p>-8.07%</text:p>
          </table:table-cell>
          <table:table-cell table:style-name="ce5" table:formula="of:=[.C364]/[.B364]" office:value-type="percentage" office:value="0.017917787840509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27</text:p>
          </table:table-cell>
          <table:table-cell table:style-name="ce3" table:formula="of:=[.D365]+[.B364]" office:value-type="float" office:value="28515760">
            <text:p>28515760</text:p>
          </table:table-cell>
          <table:table-cell table:style-name="ce3" table:formula="of:=[.E365]+[.C364]" office:value-type="float" office:value="511383">
            <text:p>511383</text:p>
          </table:table-cell>
          <table:table-cell table:style-name="ce3" office:value-type="float" office:value="62694">
            <text:p>62694</text:p>
          </table:table-cell>
          <table:table-cell table:style-name="ce3" office:value-type="float" office:value="1567">
            <text:p>1567</text:p>
          </table:table-cell>
          <table:table-cell table:style-name="ce5" table:formula="of:=[.D365]/[.D364]-1" office:value-type="percentage" office:value="-0.198921571132861">
            <text:p>-19.89%</text:p>
          </table:table-cell>
          <table:table-cell table:style-name="ce5" table:formula="of:=[.E365]/[.E364]-1" office:value-type="percentage" office:value="-0.308473080317741">
            <text:p>-30.85%</text:p>
          </table:table-cell>
          <table:table-cell table:style-name="ce5" table:formula="of:=[.C365]/[.B365]" office:value-type="percentage" office:value="0.0179333463319933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28</text:p>
          </table:table-cell>
          <table:table-cell table:style-name="ce3" table:formula="of:=[.D366]+[.B365]" office:value-type="float" office:value="28566685">
            <text:p>28566685</text:p>
          </table:table-cell>
          <table:table-cell table:style-name="ce3" table:formula="of:=[.E366]+[.C365]" office:value-type="float" office:value="512512">
            <text:p>512512</text:p>
          </table:table-cell>
          <table:table-cell table:style-name="ce3" office:value-type="float" office:value="50925">
            <text:p>50925</text:p>
          </table:table-cell>
          <table:table-cell table:style-name="ce3" office:value-type="float" office:value="1129">
            <text:p>1129</text:p>
          </table:table-cell>
          <table:table-cell table:style-name="ce5" table:formula="of:=[.D366]/[.D365]-1" office:value-type="percentage" office:value="-0.187721313044311">
            <text:p>-18.77%</text:p>
          </table:table-cell>
          <table:table-cell table:style-name="ce5" table:formula="of:=[.E366]/[.E365]-1" office:value-type="percentage" office:value="-0.27951499680919">
            <text:p>-27.95%</text:p>
          </table:table-cell>
          <table:table-cell table:style-name="ce5" table:formula="of:=[.C366]/[.B366]" office:value-type="percentage" office:value="0.0179408986376963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01</text:p>
          </table:table-cell>
          <table:table-cell table:style-name="ce3" table:formula="of:=[.D367]+[.B366]" office:value-type="float" office:value="28623357">
            <text:p>28623357</text:p>
          </table:table-cell>
          <table:table-cell table:style-name="ce3" table:formula="of:=[.E367]+[.C366]" office:value-type="float" office:value="513937">
            <text:p>513937</text:p>
          </table:table-cell>
          <table:table-cell table:style-name="ce3" office:value-type="float" office:value="56672">
            <text:p>56672</text:p>
          </table:table-cell>
          <table:table-cell table:style-name="ce3" office:value-type="float" office:value="1425">
            <text:p>1425</text:p>
          </table:table-cell>
          <table:table-cell table:style-name="ce5" table:formula="of:=[.D367]/[.D366]-1" office:value-type="percentage" office:value="0.112852233676976">
            <text:p>11.29%</text:p>
          </table:table-cell>
          <table:table-cell table:style-name="ce5" table:formula="of:=[.E367]/[.E366]-1" office:value-type="percentage" office:value="0.262178919397697">
            <text:p>26.22%</text:p>
          </table:table-cell>
          <table:table-cell table:style-name="ce5" table:formula="of:=[.C367]/[.B367]" office:value-type="percentage" office:value="0.0179551615835976">
            <text:p>1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02</text:p>
          </table:table-cell>
          <table:table-cell table:style-name="ce3" table:formula="of:=[.D368]+[.B367]" office:value-type="float" office:value="28681146">
            <text:p>28681146</text:p>
          </table:table-cell>
          <table:table-cell table:style-name="ce3" table:formula="of:=[.E368]+[.C367]" office:value-type="float" office:value="515243">
            <text:p>515243</text:p>
          </table:table-cell>
          <table:table-cell table:style-name="ce3" office:value-type="float" office:value="57789">
            <text:p>57789</text:p>
          </table:table-cell>
          <table:table-cell table:style-name="ce3" office:value-type="float" office:value="1306">
            <text:p>1306</text:p>
          </table:table-cell>
          <table:table-cell table:style-name="ce5" table:formula="of:=[.D368]/[.D367]-1" office:value-type="percentage" office:value="0.0197099096555617">
            <text:p>1.97%</text:p>
          </table:table-cell>
          <table:table-cell table:style-name="ce5" table:formula="of:=[.E368]/[.E367]-1" office:value-type="percentage" office:value="-0.0835087719298245">
            <text:p>-8.35%</text:p>
          </table:table-cell>
          <table:table-cell table:style-name="ce5" table:formula="of:=[.C368]/[.B368]" office:value-type="percentage" office:value="0.0179645192699064">
            <text:p>1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03</text:p>
          </table:table-cell>
          <table:table-cell table:style-name="ce3" table:formula="of:=[.D369]+[.B368]" office:value-type="float" office:value="28747860">
            <text:p>28747860</text:p>
          </table:table-cell>
          <table:table-cell table:style-name="ce3" table:formula="of:=[.E369]+[.C368]" office:value-type="float" office:value="517612">
            <text:p>517612</text:p>
          </table:table-cell>
          <table:table-cell table:style-name="ce3" office:value-type="float" office:value="66714">
            <text:p>66714</text:p>
          </table:table-cell>
          <table:table-cell table:style-name="ce3" office:value-type="float" office:value="2369">
            <text:p>2369</text:p>
          </table:table-cell>
          <table:table-cell table:style-name="ce5" table:formula="of:=[.D369]/[.D368]-1" office:value-type="percentage" office:value="0.154441156621502">
            <text:p>15.44%</text:p>
          </table:table-cell>
          <table:table-cell table:style-name="ce5" table:formula="of:=[.E369]/[.E368]-1" office:value-type="percentage" office:value="0.813935681470138">
            <text:p>81.39%</text:p>
          </table:table-cell>
          <table:table-cell table:style-name="ce5" table:formula="of:=[.C369]/[.B369]" office:value-type="percentage" office:value="0.0180052358679916">
            <text:p>1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04</text:p>
          </table:table-cell>
          <table:table-cell table:style-name="ce3" table:formula="of:=[.D370]+[.B369]" office:value-type="float" office:value="28815275">
            <text:p>28815275</text:p>
          </table:table-cell>
          <table:table-cell table:style-name="ce3" table:formula="of:=[.E370]+[.C369]" office:value-type="float" office:value="519561">
            <text:p>519561</text:p>
          </table:table-cell>
          <table:table-cell table:style-name="ce3" office:value-type="float" office:value="67415">
            <text:p>67415</text:p>
          </table:table-cell>
          <table:table-cell table:style-name="ce3" office:value-type="float" office:value="1949">
            <text:p>1949</text:p>
          </table:table-cell>
          <table:table-cell table:style-name="ce5" table:formula="of:=[.D370]/[.D369]-1" office:value-type="percentage" office:value="0.0105075396468508">
            <text:p>1.05%</text:p>
          </table:table-cell>
          <table:table-cell table:style-name="ce5" table:formula="of:=[.E370]/[.E369]-1" office:value-type="percentage" office:value="-0.17728999577881">
            <text:p>-17.73%</text:p>
          </table:table-cell>
          <table:table-cell table:style-name="ce5" table:formula="of:=[.C370]/[.B370]" office:value-type="percentage" office:value="0.0180307493161179">
            <text:p>1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05</text:p>
          </table:table-cell>
          <table:table-cell table:style-name="ce3" table:formula="of:=[.D371]+[.B370]" office:value-type="float" office:value="28880956">
            <text:p>28880956</text:p>
          </table:table-cell>
          <table:table-cell table:style-name="ce3" table:formula="of:=[.E371]+[.C370]" office:value-type="float" office:value="522044">
            <text:p>522044</text:p>
          </table:table-cell>
          <table:table-cell table:style-name="ce3" office:value-type="float" office:value="65681">
            <text:p>65681</text:p>
          </table:table-cell>
          <table:table-cell table:style-name="ce3" office:value-type="float" office:value="2483">
            <text:p>2483</text:p>
          </table:table-cell>
          <table:table-cell table:style-name="ce5" table:formula="of:=[.D371]/[.D370]-1" office:value-type="percentage" office:value="-0.0257212786471853">
            <text:p>-2.57%</text:p>
          </table:table-cell>
          <table:table-cell table:style-name="ce5" table:formula="of:=[.E371]/[.E370]-1" office:value-type="percentage" office:value="0.273986659825552">
            <text:p>27.40%</text:p>
          </table:table-cell>
          <table:table-cell table:style-name="ce5" table:formula="of:=[.C371]/[.B371]" office:value-type="percentage" office:value="0.0180757174381624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06</text:p>
          </table:table-cell>
          <table:table-cell table:style-name="ce3" table:formula="of:=[.D372]+[.B371]" office:value-type="float" office:value="28937562">
            <text:p>28937562</text:p>
          </table:table-cell>
          <table:table-cell table:style-name="ce3" table:formula="of:=[.E372]+[.C371]" office:value-type="float" office:value="523503">
            <text:p>523503</text:p>
          </table:table-cell>
          <table:table-cell table:style-name="ce3" office:value-type="float" office:value="56606">
            <text:p>56606</text:p>
          </table:table-cell>
          <table:table-cell table:style-name="ce3" office:value-type="float" office:value="1459">
            <text:p>1459</text:p>
          </table:table-cell>
          <table:table-cell table:style-name="ce5" table:formula="of:=[.D372]/[.D371]-1" office:value-type="percentage" office:value="-0.13816781108692">
            <text:p>-13.82%</text:p>
          </table:table-cell>
          <table:table-cell table:style-name="ce5" table:formula="of:=[.E372]/[.E371]-1" office:value-type="percentage" office:value="-0.412404349577124">
            <text:p>-41.24%</text:p>
          </table:table-cell>
          <table:table-cell table:style-name="ce5" table:formula="of:=[.C372]/[.B372]" office:value-type="percentage" office:value="0.0180907776543166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07</text:p>
          </table:table-cell>
          <table:table-cell table:style-name="ce3" table:formula="of:=[.D373]+[.B372]" office:value-type="float" office:value="28977898">
            <text:p>28977898</text:p>
          </table:table-cell>
          <table:table-cell table:style-name="ce3" table:formula="of:=[.E373]+[.C372]" office:value-type="float" office:value="524185">
            <text:p>524185</text:p>
          </table:table-cell>
          <table:table-cell table:style-name="ce3" office:value-type="float" office:value="40336">
            <text:p>40336</text:p>
          </table:table-cell>
          <table:table-cell table:style-name="ce3" office:value-type="float" office:value="682">
            <text:p>682</text:p>
          </table:table-cell>
          <table:table-cell table:style-name="ce5" table:formula="of:=[.D373]/[.D372]-1" office:value-type="percentage" office:value="-0.287425361269123">
            <text:p>-28.74%</text:p>
          </table:table-cell>
          <table:table-cell table:style-name="ce5" table:formula="of:=[.E373]/[.E372]-1" office:value-type="percentage" office:value="-0.532556545579164">
            <text:p>-53.26%</text:p>
          </table:table-cell>
          <table:table-cell table:style-name="ce5" table:formula="of:=[.C373]/[.B373]" office:value-type="percentage" office:value="0.0180891312406442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08</text:p>
          </table:table-cell>
          <table:table-cell table:style-name="ce3" table:formula="of:=[.D374]+[.B373]" office:value-type="float" office:value="29076411">
            <text:p>29076411</text:p>
          </table:table-cell>
          <table:table-cell table:style-name="ce3" table:formula="of:=[.E374]+[.C373]" office:value-type="float" office:value="525000">
            <text:p>525000</text:p>
          </table:table-cell>
          <table:table-cell table:style-name="ce3" office:value-type="float" office:value="98513">
            <text:p>98513</text:p>
          </table:table-cell>
          <table:table-cell table:style-name="ce3" office:value-type="float" office:value="815">
            <text:p>815</text:p>
          </table:table-cell>
          <table:table-cell table:style-name="ce5" table:formula="of:=[.D374]/[.D373]-1" office:value-type="percentage" office:value="1.44230959936533">
            <text:p>144.23%</text:p>
          </table:table-cell>
          <table:table-cell table:style-name="ce5" table:formula="of:=[.E374]/[.E373]-1" office:value-type="percentage" office:value="0.195014662756598">
            <text:p>19.50%</text:p>
          </table:table-cell>
          <table:table-cell table:style-name="ce5" table:formula="of:=[.C374]/[.B374]" office:value-type="percentage" office:value="0.0180558735395507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09</text:p>
          </table:table-cell>
          <table:table-cell table:style-name="ce3" table:formula="of:=[.D375]+[.B374]" office:value-type="float" office:value="29132918">
            <text:p>29132918</text:p>
          </table:table-cell>
          <table:table-cell table:style-name="ce3" table:formula="of:=[.E375]+[.C374]" office:value-type="float" office:value="526885">
            <text:p>526885</text:p>
          </table:table-cell>
          <table:table-cell table:style-name="ce3" office:value-type="float" office:value="56507">
            <text:p>56507</text:p>
          </table:table-cell>
          <table:table-cell table:style-name="ce3" office:value-type="float" office:value="1885">
            <text:p>1885</text:p>
          </table:table-cell>
          <table:table-cell table:style-name="ce5" table:formula="of:=[.D375]/[.D374]-1" office:value-type="percentage" office:value="-0.42640057657365">
            <text:p>-42.64%</text:p>
          </table:table-cell>
          <table:table-cell table:style-name="ce5" table:formula="of:=[.E375]/[.E374]-1" office:value-type="percentage" office:value="1.31288343558282">
            <text:p>131.29%</text:p>
          </table:table-cell>
          <table:table-cell table:style-name="ce5" table:formula="of:=[.C375]/[.B375]" office:value-type="percentage" office:value="0.0180855553158115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10</text:p>
          </table:table-cell>
          <table:table-cell table:style-name="ce3" table:formula="of:=[.D376]+[.B375]" office:value-type="float" office:value="29191448">
            <text:p>29191448</text:p>
          </table:table-cell>
          <table:table-cell table:style-name="ce3" table:formula="of:=[.E376]+[.C375]" office:value-type="float" office:value="528362">
            <text:p>528362</text:p>
          </table:table-cell>
          <table:table-cell table:style-name="ce3" office:value-type="float" office:value="58530">
            <text:p>58530</text:p>
          </table:table-cell>
          <table:table-cell table:style-name="ce3" office:value-type="float" office:value="1477">
            <text:p>1477</text:p>
          </table:table-cell>
          <table:table-cell table:style-name="ce5" table:formula="of:=[.D376]/[.D375]-1" office:value-type="percentage" office:value="0.0358008742279718">
            <text:p>3.58%</text:p>
          </table:table-cell>
          <table:table-cell table:style-name="ce5" table:formula="of:=[.E376]/[.E375]-1" office:value-type="percentage" office:value="-0.216445623342175">
            <text:p>-21.64%</text:p>
          </table:table-cell>
          <table:table-cell table:style-name="ce5" table:formula="of:=[.C376]/[.B376]" office:value-type="percentage" office:value="0.0180998900773953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11</text:p>
          </table:table-cell>
          <table:table-cell table:style-name="ce3" table:formula="of:=[.D377]+[.B376]" office:value-type="float" office:value="29254138">
            <text:p>29254138</text:p>
          </table:table-cell>
          <table:table-cell table:style-name="ce3" table:formula="of:=[.E377]+[.C376]" office:value-type="float" office:value="529884">
            <text:p>529884</text:p>
          </table:table-cell>
          <table:table-cell table:style-name="ce3" office:value-type="float" office:value="62690">
            <text:p>62690</text:p>
          </table:table-cell>
          <table:table-cell table:style-name="ce3" office:value-type="float" office:value="1522">
            <text:p>1522</text:p>
          </table:table-cell>
          <table:table-cell table:style-name="ce5" table:formula="of:=[.D377]/[.D376]-1" office:value-type="percentage" office:value="0.0710746625662053">
            <text:p>7.11%</text:p>
          </table:table-cell>
          <table:table-cell table:style-name="ce5" table:formula="of:=[.E377]/[.E376]-1" office:value-type="percentage" office:value="0.0304671631685849">
            <text:p>3.05%</text:p>
          </table:table-cell>
          <table:table-cell table:style-name="ce5" table:formula="of:=[.C377]/[.B377]" office:value-type="percentage" office:value="0.0181131298416655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12</text:p>
          </table:table-cell>
          <table:table-cell table:style-name="ce3" table:formula="of:=[.D378]+[.B377]" office:value-type="float" office:value="29318315">
            <text:p>29318315</text:p>
          </table:table-cell>
          <table:table-cell table:style-name="ce3" table:formula="of:=[.E378]+[.C377]" office:value-type="float" office:value="531591">
            <text:p>531591</text:p>
          </table:table-cell>
          <table:table-cell table:style-name="ce3" office:value-type="float" office:value="64177">
            <text:p>64177</text:p>
          </table:table-cell>
          <table:table-cell table:style-name="ce3" office:value-type="float" office:value="1707">
            <text:p>1707</text:p>
          </table:table-cell>
          <table:table-cell table:style-name="ce5" table:formula="of:=[.D378]/[.D377]-1" office:value-type="percentage" office:value="0.0237198915297496">
            <text:p>2.37%</text:p>
          </table:table-cell>
          <table:table-cell table:style-name="ce5" table:formula="of:=[.E378]/[.E377]-1" office:value-type="percentage" office:value="0.121550591327201">
            <text:p>12.16%</text:p>
          </table:table-cell>
          <table:table-cell table:style-name="ce5" table:formula="of:=[.C378]/[.B378]" office:value-type="percentage" office:value="0.0181317036807879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13</text:p>
          </table:table-cell>
          <table:table-cell table:style-name="ce3" table:formula="of:=[.D379]+[.B378]" office:value-type="float" office:value="29368043">
            <text:p>29368043</text:p>
          </table:table-cell>
          <table:table-cell table:style-name="ce3" table:formula="of:=[.E379]+[.C378]" office:value-type="float" office:value="533437">
            <text:p>533437</text:p>
          </table:table-cell>
          <table:table-cell table:style-name="ce3" office:value-type="float" office:value="49728">
            <text:p>49728</text:p>
          </table:table-cell>
          <table:table-cell table:style-name="ce3" office:value-type="float" office:value="1846">
            <text:p>1846</text:p>
          </table:table-cell>
          <table:table-cell table:style-name="ce5" table:formula="of:=[.D379]/[.D378]-1" office:value-type="percentage" office:value="-0.225142963990215">
            <text:p>-22.51%</text:p>
          </table:table-cell>
          <table:table-cell table:style-name="ce5" table:formula="of:=[.E379]/[.E378]-1" office:value-type="percentage" office:value="0.0814294083186877">
            <text:p>8.14%</text:p>
          </table:table-cell>
          <table:table-cell table:style-name="ce5" table:formula="of:=[.C379]/[.B379]" office:value-type="percentage" office:value="0.0181638592670271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14</text:p>
          </table:table-cell>
          <table:table-cell table:style-name="ce3" table:formula="of:=[.D380]+[.B379]" office:value-type="float" office:value="29406077">
            <text:p>29406077</text:p>
          </table:table-cell>
          <table:table-cell table:style-name="ce3" table:formula="of:=[.E380]+[.C379]" office:value-type="float" office:value="534009">
            <text:p>534009</text:p>
          </table:table-cell>
          <table:table-cell table:style-name="ce3" office:value-type="float" office:value="38034">
            <text:p>38034</text:p>
          </table:table-cell>
          <table:table-cell table:style-name="ce3" office:value-type="float" office:value="572">
            <text:p>572</text:p>
          </table:table-cell>
          <table:table-cell table:style-name="ce5" table:formula="of:=[.D380]/[.D379]-1" office:value-type="percentage" office:value="-0.235159266409266">
            <text:p>-23.52%</text:p>
          </table:table-cell>
          <table:table-cell table:style-name="ce5" table:formula="of:=[.E380]/[.E379]-1" office:value-type="percentage" office:value="-0.690140845070423">
            <text:p>-69.01%</text:p>
          </table:table-cell>
          <table:table-cell table:style-name="ce5" table:formula="of:=[.C380]/[.B380]" office:value-type="percentage" office:value="0.0181598177818823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15</text:p>
          </table:table-cell>
          <table:table-cell table:style-name="ce3" table:formula="of:=[.D381]+[.B380]" office:value-type="float" office:value="29463158">
            <text:p>29463158</text:p>
          </table:table-cell>
          <table:table-cell table:style-name="ce3" table:formula="of:=[.E381]+[.C380]" office:value-type="float" office:value="534760">
            <text:p>534760</text:p>
          </table:table-cell>
          <table:table-cell table:style-name="ce3" office:value-type="float" office:value="57081">
            <text:p>57081</text:p>
          </table:table-cell>
          <table:table-cell table:style-name="ce3" office:value-type="float" office:value="751">
            <text:p>751</text:p>
          </table:table-cell>
          <table:table-cell table:style-name="ce5" table:formula="of:=[.D381]/[.D380]-1" office:value-type="percentage" office:value="0.500788767944471">
            <text:p>50.08%</text:p>
          </table:table-cell>
          <table:table-cell table:style-name="ce5" table:formula="of:=[.E381]/[.E380]-1" office:value-type="percentage" office:value="0.312937062937063">
            <text:p>31.29%</text:p>
          </table:table-cell>
          <table:table-cell table:style-name="ce5" table:formula="of:=[.C381]/[.B381]" office:value-type="percentage" office:value="0.0181501249798138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16</text:p>
          </table:table-cell>
          <table:table-cell table:style-name="ce3" table:formula="of:=[.D382]+[.B381]" office:value-type="float" office:value="29517595">
            <text:p>29517595</text:p>
          </table:table-cell>
          <table:table-cell table:style-name="ce3" table:formula="of:=[.E382]+[.C381]" office:value-type="float" office:value="536005">
            <text:p>536005</text:p>
          </table:table-cell>
          <table:table-cell table:style-name="ce3" office:value-type="float" office:value="54437">
            <text:p>54437</text:p>
          </table:table-cell>
          <table:table-cell table:style-name="ce3" office:value-type="float" office:value="1245">
            <text:p>1245</text:p>
          </table:table-cell>
          <table:table-cell table:style-name="ce5" table:formula="of:=[.D382]/[.D381]-1" office:value-type="percentage" office:value="-0.0463201415532314">
            <text:p>-4.63%</text:p>
          </table:table-cell>
          <table:table-cell table:style-name="ce5" table:formula="of:=[.E382]/[.E381]-1" office:value-type="percentage" office:value="0.657789613848202">
            <text:p>65.78%</text:p>
          </table:table-cell>
          <table:table-cell table:style-name="ce5" table:formula="of:=[.C382]/[.B382]" office:value-type="percentage" office:value="0.018158830351863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17</text:p>
          </table:table-cell>
          <table:table-cell table:style-name="ce3" table:formula="of:=[.D383]+[.B382]" office:value-type="float" office:value="29576451">
            <text:p>29576451</text:p>
          </table:table-cell>
          <table:table-cell table:style-name="ce3" table:formula="of:=[.E383]+[.C382]" office:value-type="float" office:value="537182">
            <text:p>537182</text:p>
          </table:table-cell>
          <table:table-cell table:style-name="ce3" office:value-type="float" office:value="58856">
            <text:p>58856</text:p>
          </table:table-cell>
          <table:table-cell table:style-name="ce3" office:value-type="float" office:value="1177">
            <text:p>1177</text:p>
          </table:table-cell>
          <table:table-cell table:style-name="ce5" table:formula="of:=[.D383]/[.D382]-1" office:value-type="percentage" office:value="0.0811764057534396">
            <text:p>8.12%</text:p>
          </table:table-cell>
          <table:table-cell table:style-name="ce5" table:formula="of:=[.E383]/[.E382]-1" office:value-type="percentage" office:value="-0.0546184738955823">
            <text:p>-5.46%</text:p>
          </table:table-cell>
          <table:table-cell table:style-name="ce5" table:formula="of:=[.C383]/[.B383]" office:value-type="percentage" office:value="0.0181624901513708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18</text:p>
          </table:table-cell>
          <table:table-cell table:style-name="ce3" table:formula="of:=[.D384]+[.B383]" office:value-type="float" office:value="29637233">
            <text:p>29637233</text:p>
          </table:table-cell>
          <table:table-cell table:style-name="ce3" table:formula="of:=[.E384]+[.C383]" office:value-type="float" office:value="538731">
            <text:p>538731</text:p>
          </table:table-cell>
          <table:table-cell table:style-name="ce3" office:value-type="float" office:value="60782">
            <text:p>60782</text:p>
          </table:table-cell>
          <table:table-cell table:style-name="ce3" office:value-type="float" office:value="1549">
            <text:p>1549</text:p>
          </table:table-cell>
          <table:table-cell table:style-name="ce5" table:formula="of:=[.D384]/[.D383]-1" office:value-type="percentage" office:value="0.0327239363871143">
            <text:p>3.27%</text:p>
          </table:table-cell>
          <table:table-cell table:style-name="ce5" table:formula="of:=[.E384]/[.E383]-1" office:value-type="percentage" office:value="0.316057774001699">
            <text:p>31.61%</text:p>
          </table:table-cell>
          <table:table-cell table:style-name="ce5" table:formula="of:=[.C384]/[.B384]" office:value-type="percentage" office:value="0.0181775066518524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19</text:p>
          </table:table-cell>
          <table:table-cell table:style-name="ce3" table:formula="of:=[.D385]+[.B384]" office:value-type="float" office:value="29697512">
            <text:p>29697512</text:p>
          </table:table-cell>
          <table:table-cell table:style-name="ce3" table:formula="of:=[.E385]+[.C384]" office:value-type="float" office:value="540241">
            <text:p>540241</text:p>
          </table:table-cell>
          <table:table-cell table:style-name="ce3" office:value-type="float" office:value="60279">
            <text:p>60279</text:p>
          </table:table-cell>
          <table:table-cell table:style-name="ce3" office:value-type="float" office:value="1510">
            <text:p>1510</text:p>
          </table:table-cell>
          <table:table-cell table:style-name="ce5" table:formula="of:=[.D385]/[.D384]-1" office:value-type="percentage" office:value="-0.00827547629232339">
            <text:p>-0.83%</text:p>
          </table:table-cell>
          <table:table-cell table:style-name="ce5" table:formula="of:=[.E385]/[.E384]-1" office:value-type="percentage" office:value="-0.0251775338928341">
            <text:p>-2.52%</text:p>
          </table:table-cell>
          <table:table-cell table:style-name="ce5" table:formula="of:=[.C385]/[.B385]" office:value-type="percentage" office:value="0.0181914565772379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20</text:p>
          </table:table-cell>
          <table:table-cell table:style-name="ce3" table:formula="of:=[.D386]+[.B385]" office:value-type="float" office:value="29752132">
            <text:p>29752132</text:p>
          </table:table-cell>
          <table:table-cell table:style-name="ce3" table:formula="of:=[.E386]+[.C385]" office:value-type="float" office:value="541014">
            <text:p>541014</text:p>
          </table:table-cell>
          <table:table-cell table:style-name="ce3" office:value-type="float" office:value="54620">
            <text:p>54620</text:p>
          </table:table-cell>
          <table:table-cell table:style-name="ce3" office:value-type="float" office:value="773">
            <text:p>773</text:p>
          </table:table-cell>
          <table:table-cell table:style-name="ce5" table:formula="of:=[.D386]/[.D385]-1" office:value-type="percentage" office:value="-0.0938801240896497">
            <text:p>-9.39%</text:p>
          </table:table-cell>
          <table:table-cell table:style-name="ce5" table:formula="of:=[.E386]/[.E385]-1" office:value-type="percentage" office:value="-0.488079470198676">
            <text:p>-48.81%</text:p>
          </table:table-cell>
          <table:table-cell table:style-name="ce5" table:formula="of:=[.C386]/[.B386]" office:value-type="percentage" office:value="0.0181840413991172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21</text:p>
          </table:table-cell>
          <table:table-cell table:style-name="ce3" table:formula="of:=[.D387]+[.B386]" office:value-type="float" office:value="29786349">
            <text:p>29786349</text:p>
          </table:table-cell>
          <table:table-cell table:style-name="ce3" table:formula="of:=[.E387]+[.C386]" office:value-type="float" office:value="541458">
            <text:p>541458</text:p>
          </table:table-cell>
          <table:table-cell table:style-name="ce3" office:value-type="float" office:value="34217">
            <text:p>34217</text:p>
          </table:table-cell>
          <table:table-cell table:style-name="ce3" office:value-type="float" office:value="444">
            <text:p>444</text:p>
          </table:table-cell>
          <table:table-cell table:style-name="ce5" table:formula="of:=[.D387]/[.D386]-1" office:value-type="percentage" office:value="-0.373544489198096">
            <text:p>-37.35%</text:p>
          </table:table-cell>
          <table:table-cell table:style-name="ce5" table:formula="of:=[.E387]/[.E386]-1" office:value-type="percentage" office:value="-0.425614489003881">
            <text:p>-42.56%</text:p>
          </table:table-cell>
          <table:table-cell table:style-name="ce5" table:formula="of:=[.C387]/[.B387]" office:value-type="percentage" office:value="0.018178058680505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22</text:p>
          </table:table-cell>
          <table:table-cell table:style-name="ce3" table:formula="of:=[.D388]+[.B387]" office:value-type="float" office:value="29841970">
            <text:p>29841970</text:p>
          </table:table-cell>
          <table:table-cell table:style-name="ce3" table:formula="of:=[.E388]+[.C387]" office:value-type="float" office:value="542108">
            <text:p>542108</text:p>
          </table:table-cell>
          <table:table-cell table:style-name="ce3" office:value-type="float" office:value="55621">
            <text:p>55621</text:p>
          </table:table-cell>
          <table:table-cell table:style-name="ce3" office:value-type="float" office:value="650">
            <text:p>650</text:p>
          </table:table-cell>
          <table:table-cell table:style-name="ce5" table:formula="of:=[.D388]/[.D387]-1" office:value-type="percentage" office:value="0.625537013765088">
            <text:p>62.55%</text:p>
          </table:table-cell>
          <table:table-cell table:style-name="ce5" table:formula="of:=[.E388]/[.E387]-1" office:value-type="percentage" office:value="0.463963963963964">
            <text:p>46.40%</text:p>
          </table:table-cell>
          <table:table-cell table:style-name="ce5" table:formula="of:=[.C388]/[.B388]" office:value-type="percentage" office:value="0.0181659588827413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23</text:p>
          </table:table-cell>
          <table:table-cell table:style-name="ce3" table:formula="of:=[.D389]+[.B388]" office:value-type="float" office:value="29900734">
            <text:p>29900734</text:p>
          </table:table-cell>
          <table:table-cell table:style-name="ce3" table:formula="of:=[.E389]+[.C388]" office:value-type="float" office:value="543000">
            <text:p>543000</text:p>
          </table:table-cell>
          <table:table-cell table:style-name="ce3" office:value-type="float" office:value="58764">
            <text:p>58764</text:p>
          </table:table-cell>
          <table:table-cell table:style-name="ce3" office:value-type="float" office:value="892">
            <text:p>892</text:p>
          </table:table-cell>
          <table:table-cell table:style-name="ce5" table:formula="of:=[.D389]/[.D388]-1" office:value-type="percentage" office:value="0.0565074342424623">
            <text:p>5.65%</text:p>
          </table:table-cell>
          <table:table-cell table:style-name="ce5" table:formula="of:=[.E389]/[.E388]-1" office:value-type="percentage" office:value="0.372307692307692">
            <text:p>37.23%</text:p>
          </table:table-cell>
          <table:table-cell table:style-name="ce5" table:formula="of:=[.C389]/[.B389]" office:value-type="percentage" office:value="0.0181600893141954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24</text:p>
          </table:table-cell>
          <table:table-cell table:style-name="ce3" table:formula="of:=[.D390]+[.B389]" office:value-type="float" office:value="29979848">
            <text:p>29979848</text:p>
          </table:table-cell>
          <table:table-cell table:style-name="ce3" table:formula="of:=[.E390]+[.C389]" office:value-type="float" office:value="544591">
            <text:p>544591</text:p>
          </table:table-cell>
          <table:table-cell table:style-name="ce3" office:value-type="float" office:value="79114">
            <text:p>79114</text:p>
          </table:table-cell>
          <table:table-cell table:style-name="ce3" office:value-type="float" office:value="1591">
            <text:p>1591</text:p>
          </table:table-cell>
          <table:table-cell table:style-name="ce5" table:formula="of:=[.D390]/[.D389]-1" office:value-type="percentage" office:value="0.346300456061534">
            <text:p>34.63%</text:p>
          </table:table-cell>
          <table:table-cell table:style-name="ce5" table:formula="of:=[.E390]/[.E389]-1" office:value-type="percentage" office:value="0.783632286995516">
            <text:p>78.36%</text:p>
          </table:table-cell>
          <table:table-cell table:style-name="ce5" table:formula="of:=[.C390]/[.B390]" office:value-type="percentage" office:value="0.018165235527545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25</text:p>
          </table:table-cell>
          <table:table-cell table:style-name="ce3" table:formula="of:=[.D391]+[.B390]" office:value-type="float" office:value="30049434">
            <text:p>30049434</text:p>
          </table:table-cell>
          <table:table-cell table:style-name="ce3" table:formula="of:=[.E391]+[.C390]" office:value-type="float" office:value="545861">
            <text:p>545861</text:p>
          </table:table-cell>
          <table:table-cell table:style-name="ce3" office:value-type="float" office:value="69586">
            <text:p>69586</text:p>
          </table:table-cell>
          <table:table-cell table:style-name="ce3" office:value-type="float" office:value="1270">
            <text:p>1270</text:p>
          </table:table-cell>
          <table:table-cell table:style-name="ce5" table:formula="of:=[.D391]/[.D390]-1" office:value-type="percentage" office:value="-0.120433804383548">
            <text:p>-12.04%</text:p>
          </table:table-cell>
          <table:table-cell table:style-name="ce5" table:formula="of:=[.E391]/[.E390]-1" office:value-type="percentage" office:value="-0.201759899434318">
            <text:p>-20.18%</text:p>
          </table:table-cell>
          <table:table-cell table:style-name="ce5" table:formula="of:=[.C391]/[.B391]" office:value-type="percentage" office:value="0.0181654336650734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26</text:p>
          </table:table-cell>
          <table:table-cell table:style-name="ce3" table:formula="of:=[.D392]+[.B391]" office:value-type="float" office:value="30125158">
            <text:p>30125158</text:p>
          </table:table-cell>
          <table:table-cell table:style-name="ce3" table:formula="of:=[.E392]+[.C391]" office:value-type="float" office:value="547121">
            <text:p>547121</text:p>
          </table:table-cell>
          <table:table-cell table:style-name="ce3" office:value-type="float" office:value="75724">
            <text:p>75724</text:p>
          </table:table-cell>
          <table:table-cell table:style-name="ce3" office:value-type="float" office:value="1260">
            <text:p>1260</text:p>
          </table:table-cell>
          <table:table-cell table:style-name="ce5" table:formula="of:=[.D392]/[.D391]-1" office:value-type="percentage" office:value="0.0882073980398357">
            <text:p>8.82%</text:p>
          </table:table-cell>
          <table:table-cell table:style-name="ce5" table:formula="of:=[.E392]/[.E391]-1" office:value-type="percentage" office:value="-0.00787401574803148">
            <text:p>-0.79%</text:p>
          </table:table-cell>
          <table:table-cell table:style-name="ce5" table:formula="of:=[.C392]/[.B392]" office:value-type="percentage" office:value="0.0181615976918694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27</text:p>
          </table:table-cell>
          <table:table-cell table:style-name="ce3" table:formula="of:=[.D393]+[.B392]" office:value-type="float" office:value="30185192">
            <text:p>30185192</text:p>
          </table:table-cell>
          <table:table-cell table:style-name="ce3" table:formula="of:=[.E393]+[.C392]" office:value-type="float" office:value="547898">
            <text:p>547898</text:p>
          </table:table-cell>
          <table:table-cell table:style-name="ce3" office:value-type="float" office:value="60034">
            <text:p>60034</text:p>
          </table:table-cell>
          <table:table-cell table:style-name="ce3" office:value-type="float" office:value="777">
            <text:p>777</text:p>
          </table:table-cell>
          <table:table-cell table:style-name="ce5" table:formula="of:=[.D393]/[.D392]-1" office:value-type="percentage" office:value="-0.207199830965084">
            <text:p>-20.72%</text:p>
          </table:table-cell>
          <table:table-cell table:style-name="ce5" table:formula="of:=[.E393]/[.E392]-1" office:value-type="percentage" office:value="-0.383333333333333">
            <text:p>-38.33%</text:p>
          </table:table-cell>
          <table:table-cell table:style-name="ce5" table:formula="of:=[.C393]/[.B393]" office:value-type="percentage" office:value="0.0181512179879459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28</text:p>
          </table:table-cell>
          <table:table-cell table:style-name="ce3" table:formula="of:=[.D394]+[.B393]" office:value-type="float" office:value="30230744">
            <text:p>30230744</text:p>
          </table:table-cell>
          <table:table-cell table:style-name="ce3" table:formula="of:=[.E394]+[.C393]" office:value-type="float" office:value="548385">
            <text:p>548385</text:p>
          </table:table-cell>
          <table:table-cell table:style-name="ce3" office:value-type="float" office:value="45552">
            <text:p>45552</text:p>
          </table:table-cell>
          <table:table-cell table:style-name="ce3" office:value-type="float" office:value="487">
            <text:p>487</text:p>
          </table:table-cell>
          <table:table-cell table:style-name="ce5" table:formula="of:=[.D394]/[.D393]-1" office:value-type="percentage" office:value="-0.241229969683846">
            <text:p>-24.12%</text:p>
          </table:table-cell>
          <table:table-cell table:style-name="ce5" table:formula="of:=[.E394]/[.E393]-1" office:value-type="percentage" office:value="-0.373230373230373">
            <text:p>-37.32%</text:p>
          </table:table-cell>
          <table:table-cell table:style-name="ce5" table:formula="of:=[.C394]/[.B394]" office:value-type="percentage" office:value="0.0181399769717874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29</text:p>
          </table:table-cell>
          <table:table-cell table:style-name="ce3" table:formula="of:=[.D395]+[.B394]" office:value-type="float" office:value="30301009">
            <text:p>30301009</text:p>
          </table:table-cell>
          <table:table-cell table:style-name="ce3" table:formula="of:=[.E395]+[.C394]" office:value-type="float" office:value="549070">
            <text:p>549070</text:p>
          </table:table-cell>
          <table:table-cell table:style-name="ce3" office:value-type="float" office:value="70265">
            <text:p>70265</text:p>
          </table:table-cell>
          <table:table-cell table:style-name="ce3" office:value-type="float" office:value="685">
            <text:p>685</text:p>
          </table:table-cell>
          <table:table-cell table:style-name="ce5" table:formula="of:=[.D395]/[.D394]-1" office:value-type="percentage" office:value="0.542522831050228">
            <text:p>54.25%</text:p>
          </table:table-cell>
          <table:table-cell table:style-name="ce5" table:formula="of:=[.E395]/[.E394]-1" office:value-type="percentage" office:value="0.406570841889117">
            <text:p>40.66%</text:p>
          </table:table-cell>
          <table:table-cell table:style-name="ce5" table:formula="of:=[.C395]/[.B395]" office:value-type="percentage" office:value="0.0181205186929584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30</text:p>
          </table:table-cell>
          <table:table-cell table:style-name="ce3" table:formula="of:=[.D396]+[.B395]" office:value-type="float" office:value="30362761">
            <text:p>30362761</text:p>
          </table:table-cell>
          <table:table-cell table:style-name="ce3" table:formula="of:=[.E396]+[.C395]" office:value-type="float" office:value="550018">
            <text:p>550018</text:p>
          </table:table-cell>
          <table:table-cell table:style-name="ce3" office:value-type="float" office:value="61752">
            <text:p>61752</text:p>
          </table:table-cell>
          <table:table-cell table:style-name="ce3" office:value-type="float" office:value="948">
            <text:p>948</text:p>
          </table:table-cell>
          <table:table-cell table:style-name="ce5" table:formula="of:=[.D396]/[.D395]-1" office:value-type="percentage" office:value="-0.121155625133423">
            <text:p>-12.12%</text:p>
          </table:table-cell>
          <table:table-cell table:style-name="ce5" table:formula="of:=[.E396]/[.E395]-1" office:value-type="percentage" office:value="0.383941605839416">
            <text:p>38.39%</text:p>
          </table:table-cell>
          <table:table-cell table:style-name="ce5" table:formula="of:=[.C396]/[.B396]" office:value-type="percentage" office:value="0.018114887509736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31</text:p>
          </table:table-cell>
          <table:table-cell table:style-name="ce3" table:formula="of:=[.D397]+[.B396]" office:value-type="float" office:value="30430923">
            <text:p>30430923</text:p>
          </table:table-cell>
          <table:table-cell table:style-name="ce3" table:formula="of:=[.E397]+[.C396]" office:value-type="float" office:value="551156">
            <text:p>551156</text:p>
          </table:table-cell>
          <table:table-cell table:style-name="ce3" office:value-type="float" office:value="68162">
            <text:p>68162</text:p>
          </table:table-cell>
          <table:table-cell table:style-name="ce3" office:value-type="float" office:value="1138">
            <text:p>1138</text:p>
          </table:table-cell>
          <table:table-cell table:style-name="ce5" table:formula="of:=[.D397]/[.D396]-1" office:value-type="percentage" office:value="0.103802305998186">
            <text:p>10.38%</text:p>
          </table:table-cell>
          <table:table-cell table:style-name="ce5" table:formula="of:=[.E397]/[.E396]-1" office:value-type="percentage" office:value="0.20042194092827">
            <text:p>20.04%</text:p>
          </table:table-cell>
          <table:table-cell table:style-name="ce5" table:formula="of:=[.C397]/[.B397]" office:value-type="percentage" office:value="0.0181117082777936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01</text:p>
          </table:table-cell>
          <table:table-cell table:style-name="ce3" table:formula="of:=[.D398]+[.B397]" office:value-type="float" office:value="30508641">
            <text:p>30508641</text:p>
          </table:table-cell>
          <table:table-cell table:style-name="ce3" table:formula="of:=[.E398]+[.C397]" office:value-type="float" office:value="552111">
            <text:p>552111</text:p>
          </table:table-cell>
          <table:table-cell table:style-name="ce3" office:value-type="float" office:value="77718">
            <text:p>77718</text:p>
          </table:table-cell>
          <table:table-cell table:style-name="ce3" office:value-type="float" office:value="955">
            <text:p>955</text:p>
          </table:table-cell>
          <table:table-cell table:style-name="ce5" table:formula="of:=[.D398]/[.D397]-1" office:value-type="percentage" office:value="0.14019541680115">
            <text:p>14.02%</text:p>
          </table:table-cell>
          <table:table-cell table:style-name="ce5" table:formula="of:=[.E398]/[.E397]-1" office:value-type="percentage" office:value="-0.160808435852373">
            <text:p>-16.08%</text:p>
          </table:table-cell>
          <table:table-cell table:style-name="ce5" table:formula="of:=[.C398]/[.B398]" office:value-type="percentage" office:value="0.0180968729482247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02</text:p>
          </table:table-cell>
          <table:table-cell table:style-name="ce3" table:formula="of:=[.D399]+[.B398]" office:value-type="float" office:value="30577525">
            <text:p>30577525</text:p>
          </table:table-cell>
          <table:table-cell table:style-name="ce3" table:formula="of:=[.E399]+[.C398]" office:value-type="float" office:value="553072">
            <text:p>553072</text:p>
          </table:table-cell>
          <table:table-cell table:style-name="ce3" office:value-type="float" office:value="68884">
            <text:p>68884</text:p>
          </table:table-cell>
          <table:table-cell table:style-name="ce3" office:value-type="float" office:value="961">
            <text:p>961</text:p>
          </table:table-cell>
          <table:table-cell table:style-name="ce5" table:formula="of:=[.D399]/[.D398]-1" office:value-type="percentage" office:value="-0.1136673614864">
            <text:p>-11.37%</text:p>
          </table:table-cell>
          <table:table-cell table:style-name="ce5" table:formula="of:=[.E399]/[.E398]-1" office:value-type="percentage" office:value="0.00628272251308903">
            <text:p>0.63%</text:p>
          </table:table-cell>
          <table:table-cell table:style-name="ce5" table:formula="of:=[.C399]/[.B399]" office:value-type="percentage" office:value="0.0180875332454147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03</text:p>
          </table:table-cell>
          <table:table-cell table:style-name="ce3" table:formula="of:=[.D400]+[.B399]" office:value-type="float" office:value="30641365">
            <text:p>30641365</text:p>
          </table:table-cell>
          <table:table-cell table:style-name="ce3" table:formula="of:=[.E400]+[.C399]" office:value-type="float" office:value="553820">
            <text:p>553820</text:p>
          </table:table-cell>
          <table:table-cell table:style-name="ce3" office:value-type="float" office:value="63840">
            <text:p>63840</text:p>
          </table:table-cell>
          <table:table-cell table:style-name="ce3" office:value-type="float" office:value="748">
            <text:p>748</text:p>
          </table:table-cell>
          <table:table-cell table:style-name="ce5" table:formula="of:=[.D400]/[.D399]-1" office:value-type="percentage" office:value="-0.0732245514197781">
            <text:p>-7.32%</text:p>
          </table:table-cell>
          <table:table-cell table:style-name="ce5" table:formula="of:=[.E400]/[.E399]-1" office:value-type="percentage" office:value="-0.221644120707596">
            <text:p>-22.16%</text:p>
          </table:table-cell>
          <table:table-cell table:style-name="ce5" table:formula="of:=[.C400]/[.B400]" office:value-type="percentage" office:value="0.0180742600729439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04</text:p>
          </table:table-cell>
          <table:table-cell table:style-name="ce3" table:formula="of:=[.D401]+[.B400]" office:value-type="float" office:value="30678035">
            <text:p>30678035</text:p>
          </table:table-cell>
          <table:table-cell table:style-name="ce3" table:formula="of:=[.E401]+[.C400]" office:value-type="float" office:value="554097">
            <text:p>554097</text:p>
          </table:table-cell>
          <table:table-cell table:style-name="ce3" office:value-type="float" office:value="36670">
            <text:p>36670</text:p>
          </table:table-cell>
          <table:table-cell table:style-name="ce3" office:value-type="float" office:value="277">
            <text:p>277</text:p>
          </table:table-cell>
          <table:table-cell table:style-name="ce5" table:formula="of:=[.D401]/[.D400]-1" office:value-type="percentage" office:value="-0.425595238095238">
            <text:p>-42.56%</text:p>
          </table:table-cell>
          <table:table-cell table:style-name="ce5" table:formula="of:=[.E401]/[.E400]-1" office:value-type="percentage" office:value="-0.629679144385027">
            <text:p>-62.97%</text:p>
          </table:table-cell>
          <table:table-cell table:style-name="ce5" table:formula="of:=[.C401]/[.B401]" office:value-type="percentage" office:value="0.018061684850415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05</text:p>
          </table:table-cell>
          <table:table-cell table:style-name="ce3" table:formula="of:=[.D402]+[.B401]" office:value-type="float" office:value="30754629">
            <text:p>30754629</text:p>
          </table:table-cell>
          <table:table-cell table:style-name="ce3" table:formula="of:=[.E402]+[.C401]" office:value-type="float" office:value="554627">
            <text:p>554627</text:p>
          </table:table-cell>
          <table:table-cell table:style-name="ce3" office:value-type="float" office:value="76594">
            <text:p>76594</text:p>
          </table:table-cell>
          <table:table-cell table:style-name="ce3" office:value-type="float" office:value="530">
            <text:p>530</text:p>
          </table:table-cell>
          <table:table-cell table:style-name="ce5" table:formula="of:=[.D402]/[.D401]-1" office:value-type="percentage" office:value="1.08873738751023">
            <text:p>108.87%</text:p>
          </table:table-cell>
          <table:table-cell table:style-name="ce5" table:formula="of:=[.E402]/[.E401]-1" office:value-type="percentage" office:value="0.913357400722022">
            <text:p>91.34%</text:p>
          </table:table-cell>
          <table:table-cell table:style-name="ce5" table:formula="of:=[.C402]/[.B402]" office:value-type="percentage" office:value="0.0180339356394122">
            <text:p>1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06</text:p>
          </table:table-cell>
          <table:table-cell table:style-name="ce3" table:formula="of:=[.D403]+[.B402]" office:value-type="float" office:value="30816633">
            <text:p>30816633</text:p>
          </table:table-cell>
          <table:table-cell table:style-name="ce3" table:formula="of:=[.E403]+[.C402]" office:value-type="float" office:value="555534">
            <text:p>555534</text:p>
          </table:table-cell>
          <table:table-cell table:style-name="ce3" office:value-type="float" office:value="62004">
            <text:p>62004</text:p>
          </table:table-cell>
          <table:table-cell table:style-name="ce3" office:value-type="float" office:value="907">
            <text:p>907</text:p>
          </table:table-cell>
          <table:table-cell table:style-name="ce5" table:formula="of:=[.D403]/[.D402]-1" office:value-type="percentage" office:value="-0.19048489437815">
            <text:p>-19.05%</text:p>
          </table:table-cell>
          <table:table-cell table:style-name="ce5" table:formula="of:=[.E403]/[.E402]-1" office:value-type="percentage" office:value="0.711320754716981">
            <text:p>71.13%</text:p>
          </table:table-cell>
          <table:table-cell table:style-name="ce5" table:formula="of:=[.C403]/[.B403]" office:value-type="percentage" office:value="0.0180270829717186">
            <text:p>1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07</text:p>
          </table:table-cell>
          <table:table-cell table:style-name="ce3" table:formula="of:=[.D404]+[.B403]" office:value-type="float" office:value="30889833">
            <text:p>30889833</text:p>
          </table:table-cell>
          <table:table-cell table:style-name="ce3" table:formula="of:=[.E404]+[.C403]" office:value-type="float" office:value="558098">
            <text:p>558098</text:p>
          </table:table-cell>
          <table:table-cell table:style-name="ce3" office:value-type="float" office:value="73200">
            <text:p>73200</text:p>
          </table:table-cell>
          <table:table-cell table:style-name="ce3" office:value-type="float" office:value="2564">
            <text:p>2564</text:p>
          </table:table-cell>
          <table:table-cell table:style-name="ce5" table:formula="of:=[.D404]/[.D403]-1" office:value-type="percentage" office:value="0.180568995548674">
            <text:p>18.06%</text:p>
          </table:table-cell>
          <table:table-cell table:style-name="ce5" table:formula="of:=[.E404]/[.E403]-1" office:value-type="percentage" office:value="1.82690187431092">
            <text:p>182.69%</text:p>
          </table:table-cell>
          <table:table-cell table:style-name="ce5" table:formula="of:=[.C404]/[.B404]" office:value-type="percentage" office:value="0.0180673686387362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08</text:p>
          </table:table-cell>
          <table:table-cell table:style-name="ce3" table:formula="of:=[.D405]+[.B404]" office:value-type="float" office:value="30971136">
            <text:p>30971136</text:p>
          </table:table-cell>
          <table:table-cell table:style-name="ce3" table:formula="of:=[.E405]+[.C404]" office:value-type="float" office:value="559093">
            <text:p>559093</text:p>
          </table:table-cell>
          <table:table-cell table:style-name="ce3" office:value-type="float" office:value="81303">
            <text:p>81303</text:p>
          </table:table-cell>
          <table:table-cell table:style-name="ce3" office:value-type="float" office:value="995">
            <text:p>995</text:p>
          </table:table-cell>
          <table:table-cell table:style-name="ce5" table:formula="of:=[.D405]/[.D404]-1" office:value-type="percentage" office:value="0.110696721311475">
            <text:p>11.07%</text:p>
          </table:table-cell>
          <table:table-cell table:style-name="ce5" table:formula="of:=[.E405]/[.E404]-1" office:value-type="percentage" office:value="-0.611934477379095">
            <text:p>-61.19%</text:p>
          </table:table-cell>
          <table:table-cell table:style-name="ce5" table:formula="of:=[.C405]/[.B405]" office:value-type="percentage" office:value="0.0180520662852018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09</text:p>
          </table:table-cell>
          <table:table-cell table:style-name="ce3" table:formula="of:=[.D406]+[.B405]" office:value-type="float" office:value="31052905">
            <text:p>31052905</text:p>
          </table:table-cell>
          <table:table-cell table:style-name="ce3" table:formula="of:=[.E406]+[.C405]" office:value-type="float" office:value="560049">
            <text:p>560049</text:p>
          </table:table-cell>
          <table:table-cell table:style-name="ce3" office:value-type="float" office:value="81769">
            <text:p>81769</text:p>
          </table:table-cell>
          <table:table-cell table:style-name="ce3" office:value-type="float" office:value="956">
            <text:p>956</text:p>
          </table:table-cell>
          <table:table-cell table:style-name="ce5" table:formula="of:=[.D406]/[.D405]-1" office:value-type="percentage" office:value="0.00573164581872754">
            <text:p>0.57%</text:p>
          </table:table-cell>
          <table:table-cell table:style-name="ce5" table:formula="of:=[.E406]/[.E405]-1" office:value-type="percentage" office:value="-0.0391959798994975">
            <text:p>-3.92%</text:p>
          </table:table-cell>
          <table:table-cell table:style-name="ce5" table:formula="of:=[.C406]/[.B406]" office:value-type="percentage" office:value="0.0180353174686877">
            <text:p>1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10</text:p>
          </table:table-cell>
          <table:table-cell table:style-name="ce3" table:formula="of:=[.D407]+[.B406]" office:value-type="float" office:value="31117243">
            <text:p>31117243</text:p>
          </table:table-cell>
          <table:table-cell table:style-name="ce3" table:formula="of:=[.E407]+[.C406]" office:value-type="float" office:value="560749">
            <text:p>560749</text:p>
          </table:table-cell>
          <table:table-cell table:style-name="ce3" office:value-type="float" office:value="64338">
            <text:p>64338</text:p>
          </table:table-cell>
          <table:table-cell table:style-name="ce3" office:value-type="float" office:value="700">
            <text:p>700</text:p>
          </table:table-cell>
          <table:table-cell table:style-name="ce5" table:formula="of:=[.D407]/[.D406]-1" office:value-type="percentage" office:value="-0.213173696633198">
            <text:p>-21.32%</text:p>
          </table:table-cell>
          <table:table-cell table:style-name="ce5" table:formula="of:=[.E407]/[.E406]-1" office:value-type="percentage" office:value="-0.267782426778243">
            <text:p>-26.78%</text:p>
          </table:table-cell>
          <table:table-cell table:style-name="ce5" table:formula="of:=[.C407]/[.B407]" office:value-type="percentage" office:value="0.0180205232192325">
            <text:p>1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11</text:p>
          </table:table-cell>
          <table:table-cell table:style-name="ce3" table:formula="of:=[.D408]+[.B407]" office:value-type="float" office:value="31165514">
            <text:p>31165514</text:p>
          </table:table-cell>
          <table:table-cell table:style-name="ce3" table:formula="of:=[.E408]+[.C407]" office:value-type="float" office:value="561049">
            <text:p>561049</text:p>
          </table:table-cell>
          <table:table-cell table:style-name="ce3" office:value-type="float" office:value="48271">
            <text:p>48271</text:p>
          </table:table-cell>
          <table:table-cell table:style-name="ce3" office:value-type="float" office:value="300">
            <text:p>300</text:p>
          </table:table-cell>
          <table:table-cell table:style-name="ce5" table:formula="of:=[.D408]/[.D407]-1" office:value-type="percentage" office:value="-0.249727999005254">
            <text:p>-24.97%</text:p>
          </table:table-cell>
          <table:table-cell table:style-name="ce5" table:formula="of:=[.E408]/[.E407]-1" office:value-type="percentage" office:value="-0.571428571428571">
            <text:p>-57.14%</text:p>
          </table:table-cell>
          <table:table-cell table:style-name="ce5" table:formula="of:=[.C408]/[.B408]" office:value-type="percentage" office:value="0.0180022379865129">
            <text:p>1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12</text:p>
          </table:table-cell>
          <table:table-cell table:style-name="ce3" table:formula="of:=[.D409]+[.B408]" office:value-type="float" office:value="31237811">
            <text:p>31237811</text:p>
          </table:table-cell>
          <table:table-cell table:style-name="ce3" table:formula="of:=[.E409]+[.C408]" office:value-type="float" office:value="561525">
            <text:p>561525</text:p>
          </table:table-cell>
          <table:table-cell table:style-name="ce3" office:value-type="float" office:value="72297">
            <text:p>72297</text:p>
          </table:table-cell>
          <table:table-cell table:style-name="ce3" office:value-type="float" office:value="476">
            <text:p>476</text:p>
          </table:table-cell>
          <table:table-cell table:style-name="ce5" table:formula="of:=[.D409]/[.D408]-1" office:value-type="percentage" office:value="0.497731557249695">
            <text:p>49.77%</text:p>
          </table:table-cell>
          <table:table-cell table:style-name="ce5" table:formula="of:=[.E409]/[.E408]-1" office:value-type="percentage" office:value="0.586666666666667">
            <text:p>58.67%</text:p>
          </table:table-cell>
          <table:table-cell table:style-name="ce5" table:formula="of:=[.C409]/[.B409]" office:value-type="percentage" office:value="0.0179758114292964">
            <text:p>1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13</text:p>
          </table:table-cell>
          <table:table-cell table:style-name="ce3" table:formula="of:=[.D410]+[.B409]" office:value-type="float" office:value="31315123">
            <text:p>31315123</text:p>
          </table:table-cell>
          <table:table-cell table:style-name="ce3" table:formula="of:=[.E410]+[.C409]" office:value-type="float" office:value="562512">
            <text:p>562512</text:p>
          </table:table-cell>
          <table:table-cell table:style-name="ce3" office:value-type="float" office:value="77312">
            <text:p>77312</text:p>
          </table:table-cell>
          <table:table-cell table:style-name="ce3" office:value-type="float" office:value="987">
            <text:p>987</text:p>
          </table:table-cell>
          <table:table-cell table:style-name="ce5" table:formula="of:=[.D410]/[.D409]-1" office:value-type="percentage" office:value="0.0693666403861848">
            <text:p>6.94%</text:p>
          </table:table-cell>
          <table:table-cell table:style-name="ce5" table:formula="of:=[.E410]/[.E409]-1" office:value-type="percentage" office:value="1.07352941176471">
            <text:p>107.35%</text:p>
          </table:table-cell>
          <table:table-cell table:style-name="ce5" table:formula="of:=[.C410]/[.B410]" office:value-type="percentage" office:value="0.0179629503610763">
            <text:p>1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14</text:p>
          </table:table-cell>
          <table:table-cell table:style-name="ce3" table:formula="of:=[.D411]+[.B410]" office:value-type="float" office:value="31390390">
            <text:p>31390390</text:p>
          </table:table-cell>
          <table:table-cell table:style-name="ce3" table:formula="of:=[.E411]+[.C410]" office:value-type="float" office:value="563444">
            <text:p>563444</text:p>
          </table:table-cell>
          <table:table-cell table:style-name="ce3" office:value-type="float" office:value="75267">
            <text:p>75267</text:p>
          </table:table-cell>
          <table:table-cell table:style-name="ce3" office:value-type="float" office:value="932">
            <text:p>932</text:p>
          </table:table-cell>
          <table:table-cell table:style-name="ce5" table:formula="of:=[.D411]/[.D410]-1" office:value-type="percentage" office:value="-0.0264512624172185">
            <text:p>-2.65%</text:p>
          </table:table-cell>
          <table:table-cell table:style-name="ce5" table:formula="of:=[.E411]/[.E410]-1" office:value-type="percentage" office:value="-0.0557244174265451">
            <text:p>-5.57%</text:p>
          </table:table-cell>
          <table:table-cell table:style-name="ce5" table:formula="of:=[.C411]/[.B411]" office:value-type="percentage" office:value="0.0179495699161431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15</text:p>
          </table:table-cell>
          <table:table-cell table:style-name="ce3" table:formula="of:=[.D412]+[.B411]" office:value-type="float" office:value="31464702">
            <text:p>31464702</text:p>
          </table:table-cell>
          <table:table-cell table:style-name="ce3" table:formula="of:=[.E412]+[.C411]" office:value-type="float" office:value="564353">
            <text:p>564353</text:p>
          </table:table-cell>
          <table:table-cell table:style-name="ce3" office:value-type="float" office:value="74312">
            <text:p>74312</text:p>
          </table:table-cell>
          <table:table-cell table:style-name="ce3" office:value-type="float" office:value="909">
            <text:p>909</text:p>
          </table:table-cell>
          <table:table-cell table:style-name="ce5" table:formula="of:=[.D412]/[.D411]-1" office:value-type="percentage" office:value="-0.0126881634713752">
            <text:p>-1.27%</text:p>
          </table:table-cell>
          <table:table-cell table:style-name="ce5" table:formula="of:=[.E412]/[.E411]-1" office:value-type="percentage" office:value="-0.0246781115879828">
            <text:p>-2.47%</text:p>
          </table:table-cell>
          <table:table-cell table:style-name="ce5" table:formula="of:=[.C412]/[.B412]" office:value-type="percentage" office:value="0.0179360668980752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16</text:p>
          </table:table-cell>
          <table:table-cell table:style-name="ce3" table:formula="of:=[.D413]+[.B412]" office:value-type="float" office:value="31543634">
            <text:p>31543634</text:p>
          </table:table-cell>
          <table:table-cell table:style-name="ce3" table:formula="of:=[.E413]+[.C412]" office:value-type="float" office:value="565293">
            <text:p>565293</text:p>
          </table:table-cell>
          <table:table-cell table:style-name="ce3" office:value-type="float" office:value="78932">
            <text:p>78932</text:p>
          </table:table-cell>
          <table:table-cell table:style-name="ce3" office:value-type="float" office:value="940">
            <text:p>940</text:p>
          </table:table-cell>
          <table:table-cell table:style-name="ce5" table:formula="of:=[.D413]/[.D412]-1" office:value-type="percentage" office:value="0.062170308967596">
            <text:p>6.22%</text:p>
          </table:table-cell>
          <table:table-cell table:style-name="ce5" table:formula="of:=[.E413]/[.E412]-1" office:value-type="percentage" office:value="0.034103410341034">
            <text:p>3.41%</text:p>
          </table:table-cell>
          <table:table-cell table:style-name="ce5" table:formula="of:=[.C413]/[.B413]" office:value-type="percentage" office:value="0.0179209852612416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17</text:p>
          </table:table-cell>
          <table:table-cell table:style-name="ce3" table:formula="of:=[.D414]+[.B413]" office:value-type="float" office:value="31596530">
            <text:p>31596530</text:p>
          </table:table-cell>
          <table:table-cell table:style-name="ce3" table:formula="of:=[.E414]+[.C413]" office:value-type="float" office:value="565970">
            <text:p>565970</text:p>
          </table:table-cell>
          <table:table-cell table:style-name="ce3" office:value-type="float" office:value="52896">
            <text:p>52896</text:p>
          </table:table-cell>
          <table:table-cell table:style-name="ce3" office:value-type="float" office:value="677">
            <text:p>677</text:p>
          </table:table-cell>
          <table:table-cell table:style-name="ce5" table:formula="of:=[.D414]/[.D413]-1" office:value-type="percentage" office:value="-0.329853544823392">
            <text:p>-32.99%</text:p>
          </table:table-cell>
          <table:table-cell table:style-name="ce5" table:formula="of:=[.E414]/[.E413]-1" office:value-type="percentage" office:value="-0.279787234042553">
            <text:p>-27.98%</text:p>
          </table:table-cell>
          <table:table-cell table:style-name="ce5" table:formula="of:=[.C414]/[.B414]" office:value-type="percentage" office:value="0.0179124100019844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18</text:p>
          </table:table-cell>
          <table:table-cell table:style-name="ce3" table:formula="of:=[.D415]+[.B414]" office:value-type="float" office:value="31638142">
            <text:p>31638142</text:p>
          </table:table-cell>
          <table:table-cell table:style-name="ce3" table:formula="of:=[.E415]+[.C414]" office:value-type="float" office:value="566328">
            <text:p>566328</text:p>
          </table:table-cell>
          <table:table-cell table:style-name="ce3" office:value-type="float" office:value="41612">
            <text:p>41612</text:p>
          </table:table-cell>
          <table:table-cell table:style-name="ce3" office:value-type="float" office:value="358">
            <text:p>358</text:p>
          </table:table-cell>
          <table:table-cell table:style-name="ce5" table:formula="of:=[.D415]/[.D414]-1" office:value-type="percentage" office:value="-0.21332425892317">
            <text:p>-21.33%</text:p>
          </table:table-cell>
          <table:table-cell table:style-name="ce5" table:formula="of:=[.E415]/[.E414]-1" office:value-type="percentage" office:value="-0.471196454948301">
            <text:p>-47.12%</text:p>
          </table:table-cell>
          <table:table-cell table:style-name="ce5" table:formula="of:=[.C415]/[.B415]" office:value-type="percentage" office:value="0.0179001661981288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19</text:p>
          </table:table-cell>
          <table:table-cell table:style-name="ce3" table:formula="of:=[.D416]+[.B415]" office:value-type="float" office:value="31708497">
            <text:p>31708497</text:p>
          </table:table-cell>
          <table:table-cell table:style-name="ce3" table:formula="of:=[.E416]+[.C415]" office:value-type="float" office:value="566811">
            <text:p>566811</text:p>
          </table:table-cell>
          <table:table-cell table:style-name="ce3" office:value-type="float" office:value="70355">
            <text:p>70355</text:p>
          </table:table-cell>
          <table:table-cell table:style-name="ce3" office:value-type="float" office:value="483">
            <text:p>483</text:p>
          </table:table-cell>
          <table:table-cell table:style-name="ce5" table:formula="of:=[.D416]/[.D415]-1" office:value-type="percentage" office:value="0.69073824858214">
            <text:p>69.07%</text:p>
          </table:table-cell>
          <table:table-cell table:style-name="ce5" table:formula="of:=[.E416]/[.E415]-1" office:value-type="percentage" office:value="0.349162011173184">
            <text:p>34.92%</text:p>
          </table:table-cell>
          <table:table-cell table:style-name="ce5" table:formula="of:=[.C416]/[.B416]" office:value-type="percentage" office:value="0.0178756817139582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20</text:p>
          </table:table-cell>
          <table:table-cell table:style-name="ce3" table:formula="of:=[.D417]+[.B416]" office:value-type="float" office:value="31773027">
            <text:p>31773027</text:p>
          </table:table-cell>
          <table:table-cell table:style-name="ce3" table:formula="of:=[.E417]+[.C416]" office:value-type="float" office:value="567643">
            <text:p>567643</text:p>
          </table:table-cell>
          <table:table-cell table:style-name="ce3" office:value-type="float" office:value="64530">
            <text:p>64530</text:p>
          </table:table-cell>
          <table:table-cell table:style-name="ce3" office:value-type="float" office:value="832">
            <text:p>832</text:p>
          </table:table-cell>
          <table:table-cell table:style-name="ce5" table:formula="of:=[.D417]/[.D416]-1" office:value-type="percentage" office:value="-0.0827943998294365">
            <text:p>-8.28%</text:p>
          </table:table-cell>
          <table:table-cell table:style-name="ce5" table:formula="of:=[.E417]/[.E416]-1" office:value-type="percentage" office:value="0.722567287784679">
            <text:p>72.26%</text:p>
          </table:table-cell>
          <table:table-cell table:style-name="ce5" table:formula="of:=[.C417]/[.B417]" office:value-type="percentage" office:value="0.0178655625099869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21</text:p>
          </table:table-cell>
          <table:table-cell table:style-name="ce3" table:formula="of:=[.D418]+[.B417]" office:value-type="float" office:value="31835983">
            <text:p>31835983</text:p>
          </table:table-cell>
          <table:table-cell table:style-name="ce3" table:formula="of:=[.E418]+[.C417]" office:value-type="float" office:value="568483">
            <text:p>568483</text:p>
          </table:table-cell>
          <table:table-cell table:style-name="ce3" office:value-type="float" office:value="62956">
            <text:p>62956</text:p>
          </table:table-cell>
          <table:table-cell table:style-name="ce3" office:value-type="float" office:value="840">
            <text:p>840</text:p>
          </table:table-cell>
          <table:table-cell table:style-name="ce5" table:formula="of:=[.D418]/[.D417]-1" office:value-type="percentage" office:value="-0.024391755772509">
            <text:p>-2.44%</text:p>
          </table:table-cell>
          <table:table-cell table:style-name="ce5" table:formula="of:=[.E418]/[.E417]-1" office:value-type="percentage" office:value="0.00961538461538458">
            <text:p>0.96%</text:p>
          </table:table-cell>
          <table:table-cell table:style-name="ce5" table:formula="of:=[.C418]/[.B418]" office:value-type="percentage" office:value="0.0178566184056575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22</text:p>
          </table:table-cell>
          <table:table-cell table:style-name="ce3" table:formula="of:=[.D419]+[.B418]" office:value-type="float" office:value="31897884">
            <text:p>31897884</text:p>
          </table:table-cell>
          <table:table-cell table:style-name="ce3" table:formula="of:=[.E419]+[.C418]" office:value-type="float" office:value="569394">
            <text:p>569394</text:p>
          </table:table-cell>
          <table:table-cell table:style-name="ce3" office:value-type="float" office:value="61901">
            <text:p>61901</text:p>
          </table:table-cell>
          <table:table-cell table:style-name="ce3" office:value-type="float" office:value="911">
            <text:p>911</text:p>
          </table:table-cell>
          <table:table-cell table:style-name="ce5" table:formula="of:=[.D419]/[.D418]-1" office:value-type="percentage" office:value="-0.0167577355613444">
            <text:p>-1.68%</text:p>
          </table:table-cell>
          <table:table-cell table:style-name="ce5" table:formula="of:=[.E419]/[.E418]-1" office:value-type="percentage" office:value="0.0845238095238094">
            <text:p>8.45%</text:p>
          </table:table-cell>
          <table:table-cell table:style-name="ce5" table:formula="of:=[.C419]/[.B419]" office:value-type="percentage" office:value="0.0178505257590127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23</text:p>
          </table:table-cell>
          <table:table-cell table:style-name="ce3" table:formula="of:=[.D420]+[.B419]" office:value-type="float" office:value="31961636">
            <text:p>31961636</text:p>
          </table:table-cell>
          <table:table-cell table:style-name="ce3" table:formula="of:=[.E420]+[.C419]" office:value-type="float" office:value="570267">
            <text:p>570267</text:p>
          </table:table-cell>
          <table:table-cell table:style-name="ce3" office:value-type="float" office:value="63752">
            <text:p>63752</text:p>
          </table:table-cell>
          <table:table-cell table:style-name="ce3" office:value-type="float" office:value="873">
            <text:p>873</text:p>
          </table:table-cell>
          <table:table-cell table:style-name="ce5" table:formula="of:=[.D420]/[.D419]-1" office:value-type="percentage" office:value="0.0299025863879421">
            <text:p>2.99%</text:p>
          </table:table-cell>
          <table:table-cell table:style-name="ce5" table:formula="of:=[.E420]/[.E419]-1" office:value-type="percentage" office:value="-0.0417124039517014">
            <text:p>-4.17%</text:p>
          </table:table-cell>
          <table:table-cell table:style-name="ce5" table:formula="of:=[.C420]/[.B420]" office:value-type="percentage" office:value="0.0178422343587168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24</text:p>
          </table:table-cell>
          <table:table-cell table:style-name="ce3" table:formula="of:=[.D421]+[.B420]" office:value-type="float" office:value="32012211">
            <text:p>32012211</text:p>
          </table:table-cell>
          <table:table-cell table:style-name="ce3" table:formula="of:=[.E421]+[.C420]" office:value-type="float" office:value="570985">
            <text:p>570985</text:p>
          </table:table-cell>
          <table:table-cell table:style-name="ce3" office:value-type="float" office:value="50575">
            <text:p>50575</text:p>
          </table:table-cell>
          <table:table-cell table:style-name="ce3" office:value-type="float" office:value="718">
            <text:p>718</text:p>
          </table:table-cell>
          <table:table-cell table:style-name="ce5" table:formula="of:=[.D421]/[.D420]-1" office:value-type="percentage" office:value="-0.206691554774752">
            <text:p>-20.67%</text:p>
          </table:table-cell>
          <table:table-cell table:style-name="ce5" table:formula="of:=[.E421]/[.E420]-1" office:value-type="percentage" office:value="-0.177548682703322">
            <text:p>-17.75%</text:p>
          </table:table-cell>
          <table:table-cell table:style-name="ce5" table:formula="of:=[.C421]/[.B421]" office:value-type="percentage" office:value="0.0178364749626322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25</text:p>
          </table:table-cell>
          <table:table-cell table:style-name="ce3" table:formula="of:=[.D422]+[.B421]" office:value-type="float" office:value="32070564">
            <text:p>32070564</text:p>
          </table:table-cell>
          <table:table-cell table:style-name="ce3" table:formula="of:=[.E422]+[.C421]" office:value-type="float" office:value="571267">
            <text:p>571267</text:p>
          </table:table-cell>
          <table:table-cell table:style-name="ce3" office:value-type="float" office:value="58353">
            <text:p>58353</text:p>
          </table:table-cell>
          <table:table-cell table:style-name="ce3" office:value-type="float" office:value="282">
            <text:p>282</text:p>
          </table:table-cell>
          <table:table-cell table:style-name="ce5" table:formula="of:=[.D422]/[.D421]-1" office:value-type="percentage" office:value="0.153791398912506">
            <text:p>15.38%</text:p>
          </table:table-cell>
          <table:table-cell table:style-name="ce5" table:formula="of:=[.E422]/[.E421]-1" office:value-type="percentage" office:value="-0.607242339832869">
            <text:p>-60.72%</text:p>
          </table:table-cell>
          <table:table-cell table:style-name="ce5" table:formula="of:=[.C422]/[.B422]" office:value-type="percentage" office:value="0.0178128142679374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26</text:p>
          </table:table-cell>
          <table:table-cell table:style-name="ce3" table:formula="of:=[.D423]+[.B422]" office:value-type="float" office:value="32125622">
            <text:p>32125622</text:p>
          </table:table-cell>
          <table:table-cell table:style-name="ce3" table:formula="of:=[.E423]+[.C422]" office:value-type="float" office:value="571746">
            <text:p>571746</text:p>
          </table:table-cell>
          <table:table-cell table:style-name="ce3" office:value-type="float" office:value="55058">
            <text:p>55058</text:p>
          </table:table-cell>
          <table:table-cell table:style-name="ce3" office:value-type="float" office:value="479">
            <text:p>479</text:p>
          </table:table-cell>
          <table:table-cell table:style-name="ce5" table:formula="of:=[.D423]/[.D422]-1" office:value-type="percentage" office:value="-0.0564666769489144">
            <text:p>-5.65%</text:p>
          </table:table-cell>
          <table:table-cell table:style-name="ce5" table:formula="of:=[.E423]/[.E422]-1" office:value-type="percentage" office:value="0.698581560283688">
            <text:p>69.86%</text:p>
          </table:table-cell>
          <table:table-cell table:style-name="ce5" table:formula="of:=[.C423]/[.B423]" office:value-type="percentage" office:value="0.0177971962690715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27</text:p>
          </table:table-cell>
          <table:table-cell table:style-name="ce3" table:formula="of:=[.D424]+[.B423]" office:value-type="float" office:value="32179425">
            <text:p>32179425</text:p>
          </table:table-cell>
          <table:table-cell table:style-name="ce3" table:formula="of:=[.E424]+[.C423]" office:value-type="float" office:value="572459">
            <text:p>572459</text:p>
          </table:table-cell>
          <table:table-cell table:style-name="ce3" office:value-type="float" office:value="53803">
            <text:p>53803</text:p>
          </table:table-cell>
          <table:table-cell table:style-name="ce3" office:value-type="float" office:value="713">
            <text:p>713</text:p>
          </table:table-cell>
          <table:table-cell table:style-name="ce5" table:formula="of:=[.D424]/[.D423]-1" office:value-type="percentage" office:value="-0.02279414435686">
            <text:p>-2.28%</text:p>
          </table:table-cell>
          <table:table-cell table:style-name="ce5" table:formula="of:=[.E424]/[.E423]-1" office:value-type="percentage" office:value="0.488517745302714">
            <text:p>48.85%</text:p>
          </table:table-cell>
          <table:table-cell table:style-name="ce5" table:formula="of:=[.C424]/[.B424]" office:value-type="percentage" office:value="0.0177895969241215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28</text:p>
          </table:table-cell>
          <table:table-cell table:style-name="ce3" table:formula="of:=[.D425]+[.B424]" office:value-type="float" office:value="32232008">
            <text:p>32232008</text:p>
          </table:table-cell>
          <table:table-cell table:style-name="ce3" table:formula="of:=[.E425]+[.C424]" office:value-type="float" office:value="573388">
            <text:p>573388</text:p>
          </table:table-cell>
          <table:table-cell table:style-name="ce3" office:value-type="float" office:value="52583">
            <text:p>52583</text:p>
          </table:table-cell>
          <table:table-cell table:style-name="ce3" office:value-type="float" office:value="929">
            <text:p>929</text:p>
          </table:table-cell>
          <table:table-cell table:style-name="ce5" table:formula="of:=[.D425]/[.D424]-1" office:value-type="percentage" office:value="-0.022675315502853">
            <text:p>-2.27%</text:p>
          </table:table-cell>
          <table:table-cell table:style-name="ce5" table:formula="of:=[.E425]/[.E424]-1" office:value-type="percentage" office:value="0.302945301542777">
            <text:p>30.29%</text:p>
          </table:table-cell>
          <table:table-cell table:style-name="ce5" table:formula="of:=[.C425]/[.B425]" office:value-type="percentage" office:value="0.0177893974213459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29</text:p>
          </table:table-cell>
          <table:table-cell table:style-name="ce3" table:formula="of:=[.D426]+[.B425]" office:value-type="float" office:value="32283473">
            <text:p>32283473</text:p>
          </table:table-cell>
          <table:table-cell table:style-name="ce3" table:formula="of:=[.E426]+[.C425]" office:value-type="float" office:value="574085">
            <text:p>574085</text:p>
          </table:table-cell>
          <table:table-cell table:style-name="ce3" office:value-type="float" office:value="51465">
            <text:p>51465</text:p>
          </table:table-cell>
          <table:table-cell table:style-name="ce3" office:value-type="float" office:value="697">
            <text:p>697</text:p>
          </table:table-cell>
          <table:table-cell table:style-name="ce5" table:formula="of:=[.D426]/[.D425]-1" office:value-type="percentage" office:value="-0.0212616244793945">
            <text:p>-2.13%</text:p>
          </table:table-cell>
          <table:table-cell table:style-name="ce5" table:formula="of:=[.E426]/[.E425]-1" office:value-type="percentage" office:value="-0.2497308934338">
            <text:p>-24.97%</text:p>
          </table:table-cell>
          <table:table-cell table:style-name="ce5" table:formula="of:=[.C426]/[.B426]" office:value-type="percentage" office:value="0.0177826282816598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30</text:p>
          </table:table-cell>
          <table:table-cell table:style-name="ce3" table:formula="of:=[.D427]+[.B426]" office:value-type="float" office:value="32334171">
            <text:p>32334171</text:p>
          </table:table-cell>
          <table:table-cell table:style-name="ce3" table:formula="of:=[.E427]+[.C426]" office:value-type="float" office:value="574780">
            <text:p>574780</text:p>
          </table:table-cell>
          <table:table-cell table:style-name="ce3" office:value-type="float" office:value="50698">
            <text:p>50698</text:p>
          </table:table-cell>
          <table:table-cell table:style-name="ce3" office:value-type="float" office:value="695">
            <text:p>695</text:p>
          </table:table-cell>
          <table:table-cell table:style-name="ce5" table:formula="of:=[.D427]/[.D426]-1" office:value-type="percentage" office:value="-0.0149033323617993">
            <text:p>-1.49%</text:p>
          </table:table-cell>
          <table:table-cell table:style-name="ce5" table:formula="of:=[.E427]/[.E426]-1" office:value-type="percentage" office:value="-0.00286944045911053">
            <text:p>-0.29%</text:p>
          </table:table-cell>
          <table:table-cell table:style-name="ce5" table:formula="of:=[.C427]/[.B427]" office:value-type="percentage" office:value="0.0177762404980168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01</text:p>
          </table:table-cell>
          <table:table-cell table:style-name="ce3" table:formula="of:=[.D428]+[.B427]" office:value-type="float" office:value="32384027">
            <text:p>32384027</text:p>
          </table:table-cell>
          <table:table-cell table:style-name="ce3" table:formula="of:=[.E428]+[.C427]" office:value-type="float" office:value="575471">
            <text:p>575471</text:p>
          </table:table-cell>
          <table:table-cell table:style-name="ce3" office:value-type="float" office:value="49856">
            <text:p>49856</text:p>
          </table:table-cell>
          <table:table-cell table:style-name="ce3" office:value-type="float" office:value="691">
            <text:p>691</text:p>
          </table:table-cell>
          <table:table-cell table:style-name="ce5" table:formula="of:=[.D428]/[.D427]-1" office:value-type="percentage" office:value="-0.0166081502228885">
            <text:p>-1.66%</text:p>
          </table:table-cell>
          <table:table-cell table:style-name="ce5" table:formula="of:=[.E428]/[.E427]-1" office:value-type="percentage" office:value="-0.00575539568345329">
            <text:p>-0.58%</text:p>
          </table:table-cell>
          <table:table-cell table:style-name="ce5" table:formula="of:=[.C428]/[.B428]" office:value-type="percentage" office:value="0.0177702112217236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02</text:p>
          </table:table-cell>
          <table:table-cell table:style-name="ce3" table:formula="of:=[.D429]+[.B428]" office:value-type="float" office:value="32433297">
            <text:p>32433297</text:p>
          </table:table-cell>
          <table:table-cell table:style-name="ce3" table:formula="of:=[.E429]+[.C428]" office:value-type="float" office:value="576165">
            <text:p>576165</text:p>
          </table:table-cell>
          <table:table-cell table:style-name="ce3" office:value-type="float" office:value="49270">
            <text:p>49270</text:p>
          </table:table-cell>
          <table:table-cell table:style-name="ce3" office:value-type="float" office:value="694">
            <text:p>694</text:p>
          </table:table-cell>
          <table:table-cell table:style-name="ce5" table:formula="of:=[.D429]/[.D428]-1" office:value-type="percentage" office:value="-0.0117538510911425">
            <text:p>-1.18%</text:p>
          </table:table-cell>
          <table:table-cell table:style-name="ce5" table:formula="of:=[.E429]/[.E428]-1" office:value-type="percentage" office:value="0.00434153400868298">
            <text:p>0.43%</text:p>
          </table:table-cell>
          <table:table-cell table:style-name="ce5" table:formula="of:=[.C429]/[.B429]" office:value-type="percentage" office:value="0.0177646139398039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03</text:p>
          </table:table-cell>
          <table:table-cell table:style-name="ce3" table:formula="of:=[.D430]+[.B429]" office:value-type="float" office:value="32482938">
            <text:p>32482938</text:p>
          </table:table-cell>
          <table:table-cell table:style-name="ce3" table:formula="of:=[.E430]+[.C429]" office:value-type="float" office:value="576898">
            <text:p>576898</text:p>
          </table:table-cell>
          <table:table-cell table:style-name="ce3" office:value-type="float" office:value="49641">
            <text:p>49641</text:p>
          </table:table-cell>
          <table:table-cell table:style-name="ce3" office:value-type="float" office:value="733">
            <text:p>733</text:p>
          </table:table-cell>
          <table:table-cell table:style-name="ce5" table:formula="of:=[.D430]/[.D429]-1" office:value-type="percentage" office:value="0.00752993708138816">
            <text:p>0.75%</text:p>
          </table:table-cell>
          <table:table-cell table:style-name="ce5" table:formula="of:=[.E430]/[.E429]-1" office:value-type="percentage" office:value="0.0561959654178674">
            <text:p>5.62%</text:p>
          </table:table-cell>
          <table:table-cell table:style-name="ce5" table:formula="of:=[.C430]/[.B430]" office:value-type="percentage" office:value="0.0177600314355801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04</text:p>
          </table:table-cell>
          <table:table-cell table:style-name="ce3" table:formula="of:=[.D431]+[.B430]" office:value-type="float" office:value="32530941">
            <text:p>32530941</text:p>
          </table:table-cell>
          <table:table-cell table:style-name="ce3" table:formula="of:=[.E431]+[.C430]" office:value-type="float" office:value="577618">
            <text:p>577618</text:p>
          </table:table-cell>
          <table:table-cell table:style-name="ce3" office:value-type="float" office:value="48003">
            <text:p>48003</text:p>
          </table:table-cell>
          <table:table-cell table:style-name="ce3" office:value-type="float" office:value="720">
            <text:p>720</text:p>
          </table:table-cell>
          <table:table-cell table:style-name="ce5" table:formula="of:=[.D431]/[.D430]-1" office:value-type="percentage" office:value="-0.0329969178703088">
            <text:p>-3.30%</text:p>
          </table:table-cell>
          <table:table-cell table:style-name="ce5" table:formula="of:=[.E431]/[.E430]-1" office:value-type="percentage" office:value="-0.0177353342428377">
            <text:p>-1.77%</text:p>
          </table:table-cell>
          <table:table-cell table:style-name="ce5" table:formula="of:=[.C431]/[.B431]" office:value-type="percentage" office:value="0.017755957320755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05</text:p>
          </table:table-cell>
          <table:table-cell table:style-name="ce3" table:formula="of:=[.D432]+[.B431]" office:value-type="float" office:value="32577544">
            <text:p>32577544</text:p>
          </table:table-cell>
          <table:table-cell table:style-name="ce3" table:formula="of:=[.E432]+[.C431]" office:value-type="float" office:value="578319">
            <text:p>578319</text:p>
          </table:table-cell>
          <table:table-cell table:style-name="ce3" office:value-type="float" office:value="46603">
            <text:p>46603</text:p>
          </table:table-cell>
          <table:table-cell table:style-name="ce3" office:value-type="float" office:value="701">
            <text:p>701</text:p>
          </table:table-cell>
          <table:table-cell table:style-name="ce5" table:formula="of:=[.D432]/[.D431]-1" office:value-type="percentage" office:value="-0.0291648438639251">
            <text:p>-2.92%</text:p>
          </table:table-cell>
          <table:table-cell table:style-name="ce5" table:formula="of:=[.E432]/[.E431]-1" office:value-type="percentage" office:value="-0.0263888888888889">
            <text:p>-2.64%</text:p>
          </table:table-cell>
          <table:table-cell table:style-name="ce5" table:formula="of:=[.C432]/[.B432]" office:value-type="percentage" office:value="0.017752074864821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06</text:p>
          </table:table-cell>
          <table:table-cell table:style-name="ce3" table:formula="of:=[.D433]+[.B432]" office:value-type="float" office:value="32622625">
            <text:p>32622625</text:p>
          </table:table-cell>
          <table:table-cell table:style-name="ce3" table:formula="of:=[.E433]+[.C432]" office:value-type="float" office:value="579012">
            <text:p>579012</text:p>
          </table:table-cell>
          <table:table-cell table:style-name="ce3" office:value-type="float" office:value="45081">
            <text:p>45081</text:p>
          </table:table-cell>
          <table:table-cell table:style-name="ce3" office:value-type="float" office:value="693">
            <text:p>693</text:p>
          </table:table-cell>
          <table:table-cell table:style-name="ce5" table:formula="of:=[.D433]/[.D432]-1" office:value-type="percentage" office:value="-0.0326588417054696">
            <text:p>-3.27%</text:p>
          </table:table-cell>
          <table:table-cell table:style-name="ce5" table:formula="of:=[.E433]/[.E432]-1" office:value-type="percentage" office:value="-0.0114122681883024">
            <text:p>-1.14%</text:p>
          </table:table-cell>
          <table:table-cell table:style-name="ce5" table:formula="of:=[.C433]/[.B433]" office:value-type="percentage" office:value="0.0177487863101145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07</text:p>
          </table:table-cell>
          <table:table-cell table:style-name="ce3" table:formula="of:=[.D434]+[.B433]" office:value-type="float" office:value="32666279">
            <text:p>32666279</text:p>
          </table:table-cell>
          <table:table-cell table:style-name="ce3" table:formula="of:=[.E434]+[.C433]" office:value-type="float" office:value="579700">
            <text:p>579700</text:p>
          </table:table-cell>
          <table:table-cell table:style-name="ce3" office:value-type="float" office:value="43654">
            <text:p>43654</text:p>
          </table:table-cell>
          <table:table-cell table:style-name="ce3" office:value-type="float" office:value="688">
            <text:p>688</text:p>
          </table:table-cell>
          <table:table-cell table:style-name="ce5" table:formula="of:=[.D434]/[.D433]-1" office:value-type="percentage" office:value="-0.0316541336705042">
            <text:p>-3.17%</text:p>
          </table:table-cell>
          <table:table-cell table:style-name="ce5" table:formula="of:=[.E434]/[.E433]-1" office:value-type="percentage" office:value="-0.00721500721500723">
            <text:p>-0.72%</text:p>
          </table:table-cell>
          <table:table-cell table:style-name="ce5" table:formula="of:=[.C434]/[.B434]" office:value-type="percentage" office:value="0.0177461289668162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08</text:p>
          </table:table-cell>
          <table:table-cell table:style-name="ce3" table:formula="of:=[.D435]+[.B434]" office:value-type="float" office:value="32708376">
            <text:p>32708376</text:p>
          </table:table-cell>
          <table:table-cell table:style-name="ce3" table:formula="of:=[.E435]+[.C434]" office:value-type="float" office:value="580375">
            <text:p>580375</text:p>
          </table:table-cell>
          <table:table-cell table:style-name="ce3" office:value-type="float" office:value="42097">
            <text:p>42097</text:p>
          </table:table-cell>
          <table:table-cell table:style-name="ce3" office:value-type="float" office:value="675">
            <text:p>675</text:p>
          </table:table-cell>
          <table:table-cell table:style-name="ce5" table:formula="of:=[.D435]/[.D434]-1" office:value-type="percentage" office:value="-0.0356668346543272">
            <text:p>-3.57%</text:p>
          </table:table-cell>
          <table:table-cell table:style-name="ce5" table:formula="of:=[.E435]/[.E434]-1" office:value-type="percentage" office:value="-0.0188953488372093">
            <text:p>-1.89%</text:p>
          </table:table-cell>
          <table:table-cell table:style-name="ce5" table:formula="of:=[.C435]/[.B435]" office:value-type="percentage" office:value="0.0177439258983693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09</text:p>
          </table:table-cell>
          <table:table-cell table:style-name="ce3" table:formula="of:=[.D436]+[.B435]" office:value-type="float" office:value="32749433">
            <text:p>32749433</text:p>
          </table:table-cell>
          <table:table-cell table:style-name="ce3" table:formula="of:=[.E436]+[.C435]" office:value-type="float" office:value="581042">
            <text:p>581042</text:p>
          </table:table-cell>
          <table:table-cell table:style-name="ce3" office:value-type="float" office:value="41057">
            <text:p>41057</text:p>
          </table:table-cell>
          <table:table-cell table:style-name="ce3" office:value-type="float" office:value="667">
            <text:p>667</text:p>
          </table:table-cell>
          <table:table-cell table:style-name="ce5" table:formula="of:=[.D436]/[.D435]-1" office:value-type="percentage" office:value="-0.0247048483264841">
            <text:p>-2.47%</text:p>
          </table:table-cell>
          <table:table-cell table:style-name="ce5" table:formula="of:=[.E436]/[.E435]-1" office:value-type="percentage" office:value="-0.0118518518518519">
            <text:p>-1.19%</text:p>
          </table:table-cell>
          <table:table-cell table:style-name="ce5" table:formula="of:=[.C436]/[.B436]" office:value-type="percentage" office:value="0.0177420476256795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10</text:p>
          </table:table-cell>
          <table:table-cell table:style-name="ce3" table:formula="of:=[.D437]+[.B436]" office:value-type="float" office:value="32788557">
            <text:p>32788557</text:p>
          </table:table-cell>
          <table:table-cell table:style-name="ce3" table:formula="of:=[.E437]+[.C436]" office:value-type="float" office:value="581692">
            <text:p>581692</text:p>
          </table:table-cell>
          <table:table-cell table:style-name="ce3" office:value-type="float" office:value="39124">
            <text:p>39124</text:p>
          </table:table-cell>
          <table:table-cell table:style-name="ce3" office:value-type="float" office:value="650">
            <text:p>650</text:p>
          </table:table-cell>
          <table:table-cell table:style-name="ce5" table:formula="of:=[.D437]/[.D436]-1" office:value-type="percentage" office:value="-0.0470808875465816">
            <text:p>-4.71%</text:p>
          </table:table-cell>
          <table:table-cell table:style-name="ce5" table:formula="of:=[.E437]/[.E436]-1" office:value-type="percentage" office:value="-0.025487256371814">
            <text:p>-2.55%</text:p>
          </table:table-cell>
          <table:table-cell table:style-name="ce5" table:formula="of:=[.C437]/[.B437]" office:value-type="percentage" office:value="0.0177407014282452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11</text:p>
          </table:table-cell>
          <table:table-cell table:style-name="ce3" table:formula="of:=[.D438]+[.B437]" office:value-type="float" office:value="32826692">
            <text:p>32826692</text:p>
          </table:table-cell>
          <table:table-cell table:style-name="ce3" table:formula="of:=[.E438]+[.C437]" office:value-type="float" office:value="582311">
            <text:p>582311</text:p>
          </table:table-cell>
          <table:table-cell table:style-name="ce3" office:value-type="float" office:value="38135">
            <text:p>38135</text:p>
          </table:table-cell>
          <table:table-cell table:style-name="ce3" office:value-type="float" office:value="619">
            <text:p>619</text:p>
          </table:table-cell>
          <table:table-cell table:style-name="ce5" table:formula="of:=[.D438]/[.D437]-1" office:value-type="percentage" office:value="-0.025278601370003">
            <text:p>-2.53%</text:p>
          </table:table-cell>
          <table:table-cell table:style-name="ce5" table:formula="of:=[.E438]/[.E437]-1" office:value-type="percentage" office:value="-0.0476923076923077">
            <text:p>-4.77%</text:p>
          </table:table-cell>
          <table:table-cell table:style-name="ce5" table:formula="of:=[.C438]/[.B438]" office:value-type="percentage" office:value="0.0177389485361486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12</text:p>
          </table:table-cell>
          <table:table-cell table:style-name="ce3" table:formula="of:=[.D439]+[.B438]" office:value-type="float" office:value="32863497">
            <text:p>32863497</text:p>
          </table:table-cell>
          <table:table-cell table:style-name="ce3" table:formula="of:=[.E439]+[.C438]" office:value-type="float" office:value="582940">
            <text:p>582940</text:p>
          </table:table-cell>
          <table:table-cell table:style-name="ce3" office:value-type="float" office:value="36805">
            <text:p>36805</text:p>
          </table:table-cell>
          <table:table-cell table:style-name="ce3" office:value-type="float" office:value="629">
            <text:p>629</text:p>
          </table:table-cell>
          <table:table-cell table:style-name="ce5" table:formula="of:=[.D439]/[.D438]-1" office:value-type="percentage" office:value="-0.0348760980726367">
            <text:p>-3.49%</text:p>
          </table:table-cell>
          <table:table-cell table:style-name="ce5" table:formula="of:=[.E439]/[.E438]-1" office:value-type="percentage" office:value="0.0161550888529887">
            <text:p>1.62%</text:p>
          </table:table-cell>
          <table:table-cell table:style-name="ce5" table:formula="of:=[.C439]/[.B439]" office:value-type="percentage" office:value="0.0177382218331786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13</text:p>
          </table:table-cell>
          <table:table-cell table:style-name="ce3" table:formula="of:=[.D440]+[.B439]" office:value-type="float" office:value="32898993">
            <text:p>32898993</text:p>
          </table:table-cell>
          <table:table-cell table:style-name="ce3" table:formula="of:=[.E440]+[.C439]" office:value-type="float" office:value="583562">
            <text:p>583562</text:p>
          </table:table-cell>
          <table:table-cell table:style-name="ce3" office:value-type="float" office:value="35496">
            <text:p>35496</text:p>
          </table:table-cell>
          <table:table-cell table:style-name="ce3" office:value-type="float" office:value="622">
            <text:p>622</text:p>
          </table:table-cell>
          <table:table-cell table:style-name="ce5" table:formula="of:=[.D440]/[.D439]-1" office:value-type="percentage" office:value="-0.0355658198614319">
            <text:p>-3.56%</text:p>
          </table:table-cell>
          <table:table-cell table:style-name="ce5" table:formula="of:=[.E440]/[.E439]-1" office:value-type="percentage" office:value="-0.0111287758346582">
            <text:p>-1.11%</text:p>
          </table:table-cell>
          <table:table-cell table:style-name="ce5" table:formula="of:=[.C440]/[.B440]" office:value-type="percentage" office:value="0.0177379897311751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14</text:p>
          </table:table-cell>
          <table:table-cell table:style-name="ce3" table:formula="of:=[.D441]+[.B440]" office:value-type="float" office:value="32933542">
            <text:p>32933542</text:p>
          </table:table-cell>
          <table:table-cell table:style-name="ce3" table:formula="of:=[.E441]+[.C440]" office:value-type="float" office:value="584185">
            <text:p>584185</text:p>
          </table:table-cell>
          <table:table-cell table:style-name="ce3" office:value-type="float" office:value="34549">
            <text:p>34549</text:p>
          </table:table-cell>
          <table:table-cell table:style-name="ce3" office:value-type="float" office:value="623">
            <text:p>623</text:p>
          </table:table-cell>
          <table:table-cell table:style-name="ce5" table:formula="of:=[.D441]/[.D440]-1" office:value-type="percentage" office:value="-0.0266790624295695">
            <text:p>-2.67%</text:p>
          </table:table-cell>
          <table:table-cell table:style-name="ce5" table:formula="of:=[.E441]/[.E440]-1" office:value-type="percentage" office:value="0.00160771704180074">
            <text:p>0.16%</text:p>
          </table:table-cell>
          <table:table-cell table:style-name="ce5" table:formula="of:=[.C441]/[.B441]" office:value-type="percentage" office:value="0.01773829854074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15</text:p>
          </table:table-cell>
          <table:table-cell table:style-name="ce3" table:formula="of:=[.D442]+[.B441]" office:value-type="float" office:value="32967408">
            <text:p>32967408</text:p>
          </table:table-cell>
          <table:table-cell table:style-name="ce3" table:formula="of:=[.E442]+[.C441]" office:value-type="float" office:value="584789">
            <text:p>584789</text:p>
          </table:table-cell>
          <table:table-cell table:style-name="ce3" office:value-type="float" office:value="33866">
            <text:p>33866</text:p>
          </table:table-cell>
          <table:table-cell table:style-name="ce3" office:value-type="float" office:value="604">
            <text:p>604</text:p>
          </table:table-cell>
          <table:table-cell table:style-name="ce5" table:formula="of:=[.D442]/[.D441]-1" office:value-type="percentage" office:value="-0.0197690237054619">
            <text:p>-1.98%</text:p>
          </table:table-cell>
          <table:table-cell table:style-name="ce5" table:formula="of:=[.E442]/[.E441]-1" office:value-type="percentage" office:value="-0.0304975922953451">
            <text:p>-3.05%</text:p>
          </table:table-cell>
          <table:table-cell table:style-name="ce5" table:formula="of:=[.C442]/[.B442]" office:value-type="percentage" office:value="0.0177383978746524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16</text:p>
          </table:table-cell>
          <table:table-cell table:style-name="ce3" table:formula="of:=[.D443]+[.B442]" office:value-type="float" office:value="33000449">
            <text:p>33000449</text:p>
          </table:table-cell>
          <table:table-cell table:style-name="ce3" table:formula="of:=[.E443]+[.C442]" office:value-type="float" office:value="585399">
            <text:p>585399</text:p>
          </table:table-cell>
          <table:table-cell table:style-name="ce3" office:value-type="float" office:value="33041">
            <text:p>33041</text:p>
          </table:table-cell>
          <table:table-cell table:style-name="ce3" office:value-type="float" office:value="610">
            <text:p>610</text:p>
          </table:table-cell>
          <table:table-cell table:style-name="ce5" table:formula="of:=[.D443]/[.D442]-1" office:value-type="percentage" office:value="-0.0243607157621213">
            <text:p>-2.44%</text:p>
          </table:table-cell>
          <table:table-cell table:style-name="ce5" table:formula="of:=[.E443]/[.E442]-1" office:value-type="percentage" office:value="0.00993377483443703">
            <text:p>0.99%</text:p>
          </table:table-cell>
          <table:table-cell table:style-name="ce5" table:formula="of:=[.C443]/[.B443]" office:value-type="percentage" office:value="0.0177391222767908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17</text:p>
          </table:table-cell>
          <table:table-cell table:style-name="ce3" table:formula="of:=[.D444]+[.B443]" office:value-type="float" office:value="33032481">
            <text:p>33032481</text:p>
          </table:table-cell>
          <table:table-cell table:style-name="ce3" table:formula="of:=[.E444]+[.C443]" office:value-type="float" office:value="586012">
            <text:p>586012</text:p>
          </table:table-cell>
          <table:table-cell table:style-name="ce3" office:value-type="float" office:value="32032">
            <text:p>32032</text:p>
          </table:table-cell>
          <table:table-cell table:style-name="ce3" office:value-type="float" office:value="613">
            <text:p>613</text:p>
          </table:table-cell>
          <table:table-cell table:style-name="ce5" table:formula="of:=[.D444]/[.D443]-1" office:value-type="percentage" office:value="-0.0305378166520384">
            <text:p>-3.05%</text:p>
          </table:table-cell>
          <table:table-cell table:style-name="ce5" table:formula="of:=[.E444]/[.E443]-1" office:value-type="percentage" office:value="0.00491803278688519">
            <text:p>0.49%</text:p>
          </table:table-cell>
          <table:table-cell table:style-name="ce5" table:formula="of:=[.C444]/[.B444]" office:value-type="percentage" office:value="0.0177404779253487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18</text:p>
          </table:table-cell>
          <table:table-cell table:style-name="ce3" table:formula="of:=[.D445]+[.B444]" office:value-type="float" office:value="33063630">
            <text:p>33063630</text:p>
          </table:table-cell>
          <table:table-cell table:style-name="ce3" table:formula="of:=[.E445]+[.C444]" office:value-type="float" office:value="586649">
            <text:p>586649</text:p>
          </table:table-cell>
          <table:table-cell table:style-name="ce3" office:value-type="float" office:value="31149">
            <text:p>31149</text:p>
          </table:table-cell>
          <table:table-cell table:style-name="ce3" office:value-type="float" office:value="637">
            <text:p>637</text:p>
          </table:table-cell>
          <table:table-cell table:style-name="ce5" table:formula="of:=[.D445]/[.D444]-1" office:value-type="percentage" office:value="-0.0275661838161838">
            <text:p>-2.76%</text:p>
          </table:table-cell>
          <table:table-cell table:style-name="ce5" table:formula="of:=[.E445]/[.E444]-1" office:value-type="percentage" office:value="0.0391517128874388">
            <text:p>3.92%</text:p>
          </table:table-cell>
          <table:table-cell table:style-name="ce5" table:formula="of:=[.C445]/[.B445]" office:value-type="percentage" office:value="0.0177430306351722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19</text:p>
          </table:table-cell>
          <table:table-cell table:style-name="ce3" table:formula="of:=[.D446]+[.B445]" office:value-type="float" office:value="33093836">
            <text:p>33093836</text:p>
          </table:table-cell>
          <table:table-cell table:style-name="ce3" table:formula="of:=[.E446]+[.C445]" office:value-type="float" office:value="587262">
            <text:p>587262</text:p>
          </table:table-cell>
          <table:table-cell table:style-name="ce3" office:value-type="float" office:value="30206">
            <text:p>30206</text:p>
          </table:table-cell>
          <table:table-cell table:style-name="ce3" office:value-type="float" office:value="613">
            <text:p>613</text:p>
          </table:table-cell>
          <table:table-cell table:style-name="ce5" table:formula="of:=[.D446]/[.D445]-1" office:value-type="percentage" office:value="-0.0302738450672574">
            <text:p>-3.03%</text:p>
          </table:table-cell>
          <table:table-cell table:style-name="ce5" table:formula="of:=[.E446]/[.E445]-1" office:value-type="percentage" office:value="-0.0376766091051806">
            <text:p>-3.77%</text:p>
          </table:table-cell>
          <table:table-cell table:style-name="ce5" table:formula="of:=[.C446]/[.B446]" office:value-type="percentage" office:value="0.0177453589846762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20</text:p>
          </table:table-cell>
          <table:table-cell table:style-name="ce3" table:formula="of:=[.D447]+[.B446]" office:value-type="float" office:value="33122769">
            <text:p>33122769</text:p>
          </table:table-cell>
          <table:table-cell table:style-name="ce3" table:formula="of:=[.E447]+[.C446]" office:value-type="float" office:value="587857">
            <text:p>587857</text:p>
          </table:table-cell>
          <table:table-cell table:style-name="ce3" office:value-type="float" office:value="28933">
            <text:p>28933</text:p>
          </table:table-cell>
          <table:table-cell table:style-name="ce3" office:value-type="float" office:value="595">
            <text:p>595</text:p>
          </table:table-cell>
          <table:table-cell table:style-name="ce5" table:formula="of:=[.D447]/[.D446]-1" office:value-type="percentage" office:value="-0.042143944911607">
            <text:p>-4.21%</text:p>
          </table:table-cell>
          <table:table-cell table:style-name="ce5" table:formula="of:=[.E447]/[.E446]-1" office:value-type="percentage" office:value="-0.0293637846655791">
            <text:p>-2.94%</text:p>
          </table:table-cell>
          <table:table-cell table:style-name="ce5" table:formula="of:=[.C447]/[.B447]" office:value-type="percentage" office:value="0.0177478217476323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21</text:p>
          </table:table-cell>
          <table:table-cell table:style-name="ce3" table:formula="of:=[.D448]+[.B447]" office:value-type="float" office:value="33152083">
            <text:p>33152083</text:p>
          </table:table-cell>
          <table:table-cell table:style-name="ce3" table:formula="of:=[.E448]+[.C447]" office:value-type="float" office:value="588554">
            <text:p>588554</text:p>
          </table:table-cell>
          <table:table-cell table:style-name="ce3" office:value-type="float" office:value="29314">
            <text:p>29314</text:p>
          </table:table-cell>
          <table:table-cell table:style-name="ce3" office:value-type="float" office:value="697">
            <text:p>697</text:p>
          </table:table-cell>
          <table:table-cell table:style-name="ce5" table:formula="of:=[.D448]/[.D447]-1" office:value-type="percentage" office:value="0.0131683544741299">
            <text:p>1.32%</text:p>
          </table:table-cell>
          <table:table-cell table:style-name="ce5" table:formula="of:=[.E448]/[.E447]-1" office:value-type="percentage" office:value="0.171428571428571">
            <text:p>17.14%</text:p>
          </table:table-cell>
          <table:table-cell table:style-name="ce5" table:formula="of:=[.C448]/[.B448]" office:value-type="percentage" office:value="0.0177531529466791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22</text:p>
          </table:table-cell>
          <table:table-cell table:style-name="ce3" table:formula="of:=[.D449]+[.B448]" office:value-type="float" office:value="33170099">
            <text:p>33170099</text:p>
          </table:table-cell>
          <table:table-cell table:style-name="ce3" table:formula="of:=[.E449]+[.C448]" office:value-type="float" office:value="589032">
            <text:p>589032</text:p>
          </table:table-cell>
          <table:table-cell table:style-name="ce3" office:value-type="float" office:value="18016">
            <text:p>18016</text:p>
          </table:table-cell>
          <table:table-cell table:style-name="ce3" office:value-type="float" office:value="478">
            <text:p>478</text:p>
          </table:table-cell>
          <table:table-cell table:style-name="ce5" table:formula="of:=[.D449]/[.D448]-1" office:value-type="percentage" office:value="-0.385413113188238">
            <text:p>-38.54%</text:p>
          </table:table-cell>
          <table:table-cell table:style-name="ce5" table:formula="of:=[.E449]/[.E448]-1" office:value-type="percentage" office:value="-0.314203730272597">
            <text:p>-31.42%</text:p>
          </table:table-cell>
          <table:table-cell table:style-name="ce5" table:formula="of:=[.C449]/[.B449]" office:value-type="percentage" office:value="0.0177579210722283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23</text:p>
          </table:table-cell>
          <table:table-cell table:style-name="ce3" table:formula="of:=[.D450]+[.B449]" office:value-type="float" office:value="33184243">
            <text:p>33184243</text:p>
          </table:table-cell>
          <table:table-cell table:style-name="ce3" table:formula="of:=[.E450]+[.C449]" office:value-type="float" office:value="589221">
            <text:p>589221</text:p>
          </table:table-cell>
          <table:table-cell table:style-name="ce3" office:value-type="float" office:value="14144">
            <text:p>14144</text:p>
          </table:table-cell>
          <table:table-cell table:style-name="ce3" office:value-type="float" office:value="189">
            <text:p>189</text:p>
          </table:table-cell>
          <table:table-cell table:style-name="ce5" table:formula="of:=[.D450]/[.D449]-1" office:value-type="percentage" office:value="-0.214920071047957">
            <text:p>-21.49%</text:p>
          </table:table-cell>
          <table:table-cell table:style-name="ce5" table:formula="of:=[.E450]/[.E449]-1" office:value-type="percentage" office:value="-0.604602510460251">
            <text:p>-60.46%</text:p>
          </table:table-cell>
          <table:table-cell table:style-name="ce5" table:formula="of:=[.C450]/[.B450]" office:value-type="percentage" office:value="0.0177560476518931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24</text:p>
          </table:table-cell>
          <table:table-cell table:style-name="ce3" table:formula="of:=[.D451]+[.B450]" office:value-type="float" office:value="33209838">
            <text:p>33209838</text:p>
          </table:table-cell>
          <table:table-cell table:style-name="ce3" table:formula="of:=[.E451]+[.C450]" office:value-type="float" office:value="589789">
            <text:p>589789</text:p>
          </table:table-cell>
          <table:table-cell table:style-name="ce3" office:value-type="float" office:value="25595">
            <text:p>25595</text:p>
          </table:table-cell>
          <table:table-cell table:style-name="ce3" office:value-type="float" office:value="568">
            <text:p>568</text:p>
          </table:table-cell>
          <table:table-cell table:style-name="ce5" table:formula="of:=[.D451]/[.D450]-1" office:value-type="percentage" office:value="0.809601244343891">
            <text:p>80.96%</text:p>
          </table:table-cell>
          <table:table-cell table:style-name="ce5" table:formula="of:=[.E451]/[.E450]-1" office:value-type="percentage" office:value="2.00529100529101">
            <text:p>200.53%</text:p>
          </table:table-cell>
          <table:table-cell table:style-name="ce5" table:formula="of:=[.C451]/[.B451]" office:value-type="percentage" office:value="0.0177594663364513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25</text:p>
          </table:table-cell>
          <table:table-cell table:style-name="ce3" table:formula="of:=[.D452]+[.B451]" office:value-type="float" office:value="33232419">
            <text:p>33232419</text:p>
          </table:table-cell>
          <table:table-cell table:style-name="ce3" table:formula="of:=[.E452]+[.C451]" office:value-type="float" office:value="590484">
            <text:p>590484</text:p>
          </table:table-cell>
          <table:table-cell table:style-name="ce3" office:value-type="float" office:value="22581">
            <text:p>22581</text:p>
          </table:table-cell>
          <table:table-cell table:style-name="ce3" office:value-type="float" office:value="695">
            <text:p>695</text:p>
          </table:table-cell>
          <table:table-cell table:style-name="ce5" table:formula="of:=[.D452]/[.D451]-1" office:value-type="percentage" office:value="-0.117757374487205">
            <text:p>-11.78%</text:p>
          </table:table-cell>
          <table:table-cell table:style-name="ce5" table:formula="of:=[.E452]/[.E451]-1" office:value-type="percentage" office:value="0.223591549295775">
            <text:p>22.36%</text:p>
          </table:table-cell>
          <table:table-cell table:style-name="ce5" table:formula="of:=[.C452]/[.B452]" office:value-type="percentage" office:value="0.0177683123217723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26</text:p>
          </table:table-cell>
          <table:table-cell table:style-name="ce3" table:formula="of:=[.D453]+[.B452]" office:value-type="float" office:value="33256023">
            <text:p>33256023</text:p>
          </table:table-cell>
          <table:table-cell table:style-name="ce3" table:formula="of:=[.E453]+[.C452]" office:value-type="float" office:value="591450">
            <text:p>591450</text:p>
          </table:table-cell>
          <table:table-cell table:style-name="ce3" office:value-type="float" office:value="23604">
            <text:p>23604</text:p>
          </table:table-cell>
          <table:table-cell table:style-name="ce3" office:value-type="float" office:value="966">
            <text:p>966</text:p>
          </table:table-cell>
          <table:table-cell table:style-name="ce5" table:formula="of:=[.D453]/[.D452]-1" office:value-type="percentage" office:value="0.045303573800983">
            <text:p>4.53%</text:p>
          </table:table-cell>
          <table:table-cell table:style-name="ce5" table:formula="of:=[.E453]/[.E452]-1" office:value-type="percentage" office:value="0.389928057553957">
            <text:p>38.99%</text:p>
          </table:table-cell>
          <table:table-cell table:style-name="ce5" table:formula="of:=[.C453]/[.B453]" office:value-type="percentage" office:value="0.0177847483446833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27</text:p>
          </table:table-cell>
          <table:table-cell table:style-name="ce3" table:formula="of:=[.D454]+[.B453]" office:value-type="float" office:value="33283643">
            <text:p>33283643</text:p>
          </table:table-cell>
          <table:table-cell table:style-name="ce3" table:formula="of:=[.E454]+[.C453]" office:value-type="float" office:value="592789">
            <text:p>592789</text:p>
          </table:table-cell>
          <table:table-cell table:style-name="ce3" office:value-type="float" office:value="27620">
            <text:p>27620</text:p>
          </table:table-cell>
          <table:table-cell table:style-name="ce3" office:value-type="float" office:value="1339">
            <text:p>1339</text:p>
          </table:table-cell>
          <table:table-cell table:style-name="ce5" table:formula="of:=[.D454]/[.D453]-1" office:value-type="percentage" office:value="0.170140654126419">
            <text:p>17.01%</text:p>
          </table:table-cell>
          <table:table-cell table:style-name="ce5" table:formula="of:=[.E454]/[.E453]-1" office:value-type="percentage" office:value="0.386128364389234">
            <text:p>38.61%</text:p>
          </table:table-cell>
          <table:table-cell table:style-name="ce5" table:formula="of:=[.C454]/[.B454]" office:value-type="percentage" office:value="0.0178102198728667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28</text:p>
          </table:table-cell>
          <table:table-cell table:style-name="ce3" table:formula="of:=[.D455]+[.B454]" office:value-type="float" office:value="33305370">
            <text:p>33305370</text:p>
          </table:table-cell>
          <table:table-cell table:style-name="ce3" table:formula="of:=[.E455]+[.C454]" office:value-type="float" office:value="593432">
            <text:p>593432</text:p>
          </table:table-cell>
          <table:table-cell table:style-name="ce3" office:value-type="float" office:value="21727">
            <text:p>21727</text:p>
          </table:table-cell>
          <table:table-cell table:style-name="ce3" office:value-type="float" office:value="643">
            <text:p>643</text:p>
          </table:table-cell>
          <table:table-cell table:style-name="ce5" table:formula="of:=[.D455]/[.D454]-1" office:value-type="percentage" office:value="-0.213359884141926">
            <text:p>-21.34%</text:p>
          </table:table-cell>
          <table:table-cell table:style-name="ce5" table:formula="of:=[.E455]/[.E454]-1" office:value-type="percentage" office:value="-0.519790888722928">
            <text:p>-51.98%</text:p>
          </table:table-cell>
          <table:table-cell table:style-name="ce5" table:formula="of:=[.C455]/[.B455]" office:value-type="percentage" office:value="0.0178179074425536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29</text:p>
          </table:table-cell>
          <table:table-cell table:style-name="ce3" table:formula="of:=[.D456]+[.B455]" office:value-type="float" office:value="33316960">
            <text:p>33316960</text:p>
          </table:table-cell>
          <table:table-cell table:style-name="ce3" table:formula="of:=[.E456]+[.C455]" office:value-type="float" office:value="593770">
            <text:p>593770</text:p>
          </table:table-cell>
          <table:table-cell table:style-name="ce3" office:value-type="float" office:value="11590">
            <text:p>11590</text:p>
          </table:table-cell>
          <table:table-cell table:style-name="ce3" office:value-type="float" office:value="338">
            <text:p>338</text:p>
          </table:table-cell>
          <table:table-cell table:style-name="ce5" table:formula="of:=[.D456]/[.D455]-1" office:value-type="percentage" office:value="-0.466562341786717">
            <text:p>-46.66%</text:p>
          </table:table-cell>
          <table:table-cell table:style-name="ce5" table:formula="of:=[.E456]/[.E455]-1" office:value-type="percentage" office:value="-0.474339035769829">
            <text:p>-47.43%</text:p>
          </table:table-cell>
          <table:table-cell table:style-name="ce5" table:formula="of:=[.C456]/[.B456]" office:value-type="percentage" office:value="0.0178218540947313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30</text:p>
          </table:table-cell>
          <table:table-cell table:style-name="ce3" table:formula="of:=[.D457]+[.B456]" office:value-type="float" office:value="33324388">
            <text:p>33324388</text:p>
          </table:table-cell>
          <table:table-cell table:style-name="ce3" table:formula="of:=[.E457]+[.C456]" office:value-type="float" office:value="593901">
            <text:p>593901</text:p>
          </table:table-cell>
          <table:table-cell table:style-name="ce3" office:value-type="float" office:value="7428">
            <text:p>7428</text:p>
          </table:table-cell>
          <table:table-cell table:style-name="ce3" office:value-type="float" office:value="131">
            <text:p>131</text:p>
          </table:table-cell>
          <table:table-cell table:style-name="ce5" table:formula="of:=[.D457]/[.D456]-1" office:value-type="percentage" office:value="-0.359102674719586">
            <text:p>-35.91%</text:p>
          </table:table-cell>
          <table:table-cell table:style-name="ce5" table:formula="of:=[.E457]/[.E456]-1" office:value-type="percentage" office:value="-0.612426035502959">
            <text:p>-61.24%</text:p>
          </table:table-cell>
          <table:table-cell table:style-name="ce5" table:formula="of:=[.C457]/[.B457]" office:value-type="percentage" office:value="0.0178218126616459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31</text:p>
          </table:table-cell>
          <table:table-cell table:style-name="ce3" table:formula="of:=[.D458]+[.B457]" office:value-type="float" office:value="33329990">
            <text:p>33329990</text:p>
          </table:table-cell>
          <table:table-cell table:style-name="ce3" table:formula="of:=[.E458]+[.C457]" office:value-type="float" office:value="594051">
            <text:p>594051</text:p>
          </table:table-cell>
          <table:table-cell table:style-name="ce3" office:value-type="float" office:value="5602">
            <text:p>5602</text:p>
          </table:table-cell>
          <table:table-cell table:style-name="ce3" office:value-type="float" office:value="150">
            <text:p>150</text:p>
          </table:table-cell>
          <table:table-cell table:style-name="ce5" table:formula="of:=[.D458]/[.D457]-1" office:value-type="percentage" office:value="-0.245826602046311">
            <text:p>-24.58%</text:p>
          </table:table-cell>
          <table:table-cell table:style-name="ce5" table:formula="of:=[.E458]/[.E457]-1" office:value-type="percentage" office:value="0.145038167938931">
            <text:p>14.50%</text:p>
          </table:table-cell>
          <table:table-cell table:style-name="ce5" table:formula="of:=[.C458]/[.B458]" office:value-type="percentage" office:value="0.0178233176787632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01</text:p>
          </table:table-cell>
          <table:table-cell table:style-name="ce3" table:formula="of:=[.D459]+[.B458]" office:value-type="float" office:value="33352495">
            <text:p>33352495</text:p>
          </table:table-cell>
          <table:table-cell table:style-name="ce3" table:formula="of:=[.E459]+[.C458]" office:value-type="float" office:value="594570">
            <text:p>594570</text:p>
          </table:table-cell>
          <table:table-cell table:style-name="ce3" office:value-type="float" office:value="22505">
            <text:p>22505</text:p>
          </table:table-cell>
          <table:table-cell table:style-name="ce3" office:value-type="float" office:value="519">
            <text:p>519</text:p>
          </table:table-cell>
          <table:table-cell table:style-name="ce5" table:formula="of:=[.D459]/[.D458]-1" office:value-type="percentage" office:value="3.01731524455552">
            <text:p>301.73%</text:p>
          </table:table-cell>
          <table:table-cell table:style-name="ce5" table:formula="of:=[.E459]/[.E458]-1" office:value-type="percentage" office:value="2.46">
            <text:p>246.00%</text:p>
          </table:table-cell>
          <table:table-cell table:style-name="ce5" table:formula="of:=[.C459]/[.B459]" office:value-type="percentage" office:value="0.0178268522339933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02</text:p>
          </table:table-cell>
          <table:table-cell table:style-name="ce3" table:formula="of:=[.D460]+[.B459]" office:value-type="float" office:value="33369742">
            <text:p>33369742</text:p>
          </table:table-cell>
          <table:table-cell table:style-name="ce3" table:formula="of:=[.E460]+[.C459]" office:value-type="float" office:value="595168">
            <text:p>595168</text:p>
          </table:table-cell>
          <table:table-cell table:style-name="ce3" office:value-type="float" office:value="17247">
            <text:p>17247</text:p>
          </table:table-cell>
          <table:table-cell table:style-name="ce3" office:value-type="float" office:value="598">
            <text:p>598</text:p>
          </table:table-cell>
          <table:table-cell table:style-name="ce5" table:formula="of:=[.D460]/[.D459]-1" office:value-type="percentage" office:value="-0.233636969562319">
            <text:p>-23.36%</text:p>
          </table:table-cell>
          <table:table-cell table:style-name="ce5" table:formula="of:=[.E460]/[.E459]-1" office:value-type="percentage" office:value="0.152215799614644">
            <text:p>15.22%</text:p>
          </table:table-cell>
          <table:table-cell table:style-name="ce5" table:formula="of:=[.C460]/[.B460]" office:value-type="percentage" office:value="0.0178355589324005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03</text:p>
          </table:table-cell>
          <table:table-cell table:style-name="ce3" table:formula="of:=[.D461]+[.B460]" office:value-type="float" office:value="33389227">
            <text:p>33389227</text:p>
          </table:table-cell>
          <table:table-cell table:style-name="ce3" table:formula="of:=[.E461]+[.C460]" office:value-type="float" office:value="595782">
            <text:p>595782</text:p>
          </table:table-cell>
          <table:table-cell table:style-name="ce3" office:value-type="float" office:value="19485">
            <text:p>19485</text:p>
          </table:table-cell>
          <table:table-cell table:style-name="ce3" office:value-type="float" office:value="614">
            <text:p>614</text:p>
          </table:table-cell>
          <table:table-cell table:style-name="ce5" table:formula="of:=[.D461]/[.D460]-1" office:value-type="percentage" office:value="0.129761697686554">
            <text:p>12.98%</text:p>
          </table:table-cell>
          <table:table-cell table:style-name="ce5" table:formula="of:=[.E461]/[.E460]-1" office:value-type="percentage" office:value="0.0267558528428093">
            <text:p>2.68%</text:p>
          </table:table-cell>
          <table:table-cell table:style-name="ce5" table:formula="of:=[.C461]/[.B461]" office:value-type="percentage" office:value="0.0178435397740714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04</text:p>
          </table:table-cell>
          <table:table-cell table:style-name="ce3" table:formula="of:=[.D462]+[.B461]" office:value-type="float" office:value="33403499">
            <text:p>33403499</text:p>
          </table:table-cell>
          <table:table-cell table:style-name="ce3" table:formula="of:=[.E462]+[.C461]" office:value-type="float" office:value="596328">
            <text:p>596328</text:p>
          </table:table-cell>
          <table:table-cell table:style-name="ce3" office:value-type="float" office:value="14272">
            <text:p>14272</text:p>
          </table:table-cell>
          <table:table-cell table:style-name="ce3" office:value-type="float" office:value="546">
            <text:p>546</text:p>
          </table:table-cell>
          <table:table-cell table:style-name="ce5" table:formula="of:=[.D462]/[.D461]-1" office:value-type="percentage" office:value="-0.267539132666153">
            <text:p>-26.75%</text:p>
          </table:table-cell>
          <table:table-cell table:style-name="ce5" table:formula="of:=[.E462]/[.E461]-1" office:value-type="percentage" office:value="-0.110749185667753">
            <text:p>-11.07%</text:p>
          </table:table-cell>
          <table:table-cell table:style-name="ce5" table:formula="of:=[.C462]/[.B462]" office:value-type="percentage" office:value="0.0178522615250576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05</text:p>
          </table:table-cell>
          <table:table-cell table:style-name="ce3" table:formula="of:=[.D463]+[.B462]" office:value-type="float" office:value="33413936">
            <text:p>33413936</text:p>
          </table:table-cell>
          <table:table-cell table:style-name="ce3" table:formula="of:=[.E463]+[.C462]" office:value-type="float" office:value="596698">
            <text:p>596698</text:p>
          </table:table-cell>
          <table:table-cell table:style-name="ce3" office:value-type="float" office:value="10437">
            <text:p>10437</text:p>
          </table:table-cell>
          <table:table-cell table:style-name="ce3" office:value-type="float" office:value="370">
            <text:p>370</text:p>
          </table:table-cell>
          <table:table-cell table:style-name="ce5" table:formula="of:=[.D463]/[.D462]-1" office:value-type="percentage" office:value="-0.268707959641256">
            <text:p>-26.87%</text:p>
          </table:table-cell>
          <table:table-cell table:style-name="ce5" table:formula="of:=[.E463]/[.E462]-1" office:value-type="percentage" office:value="-0.322344322344322">
            <text:p>-32.23%</text:p>
          </table:table-cell>
          <table:table-cell table:style-name="ce5" table:formula="of:=[.C463]/[.B463]" office:value-type="percentage" office:value="0.017857758511299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06</text:p>
          </table:table-cell>
          <table:table-cell table:style-name="ce3" table:formula="of:=[.D464]+[.B463]" office:value-type="float" office:value="33420003">
            <text:p>33420003</text:p>
          </table:table-cell>
          <table:table-cell table:style-name="ce3" table:formula="of:=[.E464]+[.C463]" office:value-type="float" office:value="596951">
            <text:p>596951</text:p>
          </table:table-cell>
          <table:table-cell table:style-name="ce3" office:value-type="float" office:value="6067">
            <text:p>6067</text:p>
          </table:table-cell>
          <table:table-cell table:style-name="ce3" office:value-type="float" office:value="253">
            <text:p>253</text:p>
          </table:table-cell>
          <table:table-cell table:style-name="ce5" table:formula="of:=[.D464]/[.D463]-1" office:value-type="percentage" office:value="-0.418702692344543">
            <text:p>-41.87%</text:p>
          </table:table-cell>
          <table:table-cell table:style-name="ce5" table:formula="of:=[.E464]/[.E463]-1" office:value-type="percentage" office:value="-0.316216216216216">
            <text:p>-31.62%</text:p>
          </table:table-cell>
          <table:table-cell table:style-name="ce5" table:formula="of:=[.C464]/[.B464]" office:value-type="percentage" office:value="0.0178620869662998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07</text:p>
          </table:table-cell>
          <table:table-cell table:style-name="ce3" table:formula="of:=[.D465]+[.B464]" office:value-type="float" office:value="33433710">
            <text:p>33433710</text:p>
          </table:table-cell>
          <table:table-cell table:style-name="ce3" table:formula="of:=[.E465]+[.C464]" office:value-type="float" office:value="597256">
            <text:p>597256</text:p>
          </table:table-cell>
          <table:table-cell table:style-name="ce3" office:value-type="float" office:value="13707">
            <text:p>13707</text:p>
          </table:table-cell>
          <table:table-cell table:style-name="ce3" office:value-type="float" office:value="305">
            <text:p>305</text:p>
          </table:table-cell>
          <table:table-cell table:style-name="ce5" table:formula="of:=[.D465]/[.D464]-1" office:value-type="percentage" office:value="1.25927146860063">
            <text:p>125.93%</text:p>
          </table:table-cell>
          <table:table-cell table:style-name="ce5" table:formula="of:=[.E465]/[.E464]-1" office:value-type="percentage" office:value="0.205533596837945">
            <text:p>20.55%</text:p>
          </table:table-cell>
          <table:table-cell table:style-name="ce5" table:formula="of:=[.C465]/[.B465]" office:value-type="percentage" office:value="0.0178638864786469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08</text:p>
          </table:table-cell>
          <table:table-cell table:style-name="ce3" table:formula="of:=[.D466]+[.B465]" office:value-type="float" office:value="33448758">
            <text:p>33448758</text:p>
          </table:table-cell>
          <table:table-cell table:style-name="ce3" table:formula="of:=[.E466]+[.C465]" office:value-type="float" office:value="597629">
            <text:p>597629</text:p>
          </table:table-cell>
          <table:table-cell table:style-name="ce3" office:value-type="float" office:value="15048">
            <text:p>15048</text:p>
          </table:table-cell>
          <table:table-cell table:style-name="ce3" office:value-type="float" office:value="373">
            <text:p>373</text:p>
          </table:table-cell>
          <table:table-cell table:style-name="ce5" table:formula="of:=[.D466]/[.D465]-1" office:value-type="percentage" office:value="0.0978332239001969">
            <text:p>9.78%</text:p>
          </table:table-cell>
          <table:table-cell table:style-name="ce5" table:formula="of:=[.E466]/[.E465]-1" office:value-type="percentage" office:value="0.222950819672131">
            <text:p>22.30%</text:p>
          </table:table-cell>
          <table:table-cell table:style-name="ce5" table:formula="of:=[.C466]/[.B466]" office:value-type="percentage" office:value="0.0178670012201948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09</text:p>
          </table:table-cell>
          <table:table-cell table:style-name="ce3" table:formula="of:=[.D467]+[.B466]" office:value-type="float" office:value="33471072">
            <text:p>33471072</text:p>
          </table:table-cell>
          <table:table-cell table:style-name="ce3" table:formula="of:=[.E467]+[.C466]" office:value-type="float" office:value="598078">
            <text:p>598078</text:p>
          </table:table-cell>
          <table:table-cell table:style-name="ce3" office:value-type="float" office:value="22314">
            <text:p>22314</text:p>
          </table:table-cell>
          <table:table-cell table:style-name="ce3" office:value-type="float" office:value="449">
            <text:p>449</text:p>
          </table:table-cell>
          <table:table-cell table:style-name="ce5" table:formula="of:=[.D467]/[.D466]-1" office:value-type="percentage" office:value="0.482854864433812">
            <text:p>48.29%</text:p>
          </table:table-cell>
          <table:table-cell table:style-name="ce5" table:formula="of:=[.E467]/[.E466]-1" office:value-type="percentage" office:value="0.203753351206434">
            <text:p>20.38%</text:p>
          </table:table-cell>
          <table:table-cell table:style-name="ce5" table:formula="of:=[.C467]/[.B467]" office:value-type="percentage" office:value="0.0178685044805258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10</text:p>
          </table:table-cell>
          <table:table-cell table:style-name="ce3" table:formula="of:=[.D468]+[.B467]" office:value-type="float" office:value="33485230">
            <text:p>33485230</text:p>
          </table:table-cell>
          <table:table-cell table:style-name="ce3" table:formula="of:=[.E468]+[.C467]" office:value-type="float" office:value="598569">
            <text:p>598569</text:p>
          </table:table-cell>
          <table:table-cell table:style-name="ce3" office:value-type="float" office:value="14158">
            <text:p>14158</text:p>
          </table:table-cell>
          <table:table-cell table:style-name="ce3" office:value-type="float" office:value="491">
            <text:p>491</text:p>
          </table:table-cell>
          <table:table-cell table:style-name="ce5" table:formula="of:=[.D468]/[.D467]-1" office:value-type="percentage" office:value="-0.365510441875056">
            <text:p>-36.55%</text:p>
          </table:table-cell>
          <table:table-cell table:style-name="ce5" table:formula="of:=[.E468]/[.E467]-1" office:value-type="percentage" office:value="0.0935412026726057">
            <text:p>9.35%</text:p>
          </table:table-cell>
          <table:table-cell table:style-name="ce5" table:formula="of:=[.C468]/[.B468]" office:value-type="percentage" office:value="0.0178756126208481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11</text:p>
          </table:table-cell>
          <table:table-cell table:style-name="ce3" table:formula="of:=[.D469]+[.B468]" office:value-type="float" office:value="33501205">
            <text:p>33501205</text:p>
          </table:table-cell>
          <table:table-cell table:style-name="ce3" table:formula="of:=[.E469]+[.C468]" office:value-type="float" office:value="599098">
            <text:p>599098</text:p>
          </table:table-cell>
          <table:table-cell table:style-name="ce3" office:value-type="float" office:value="15975">
            <text:p>15975</text:p>
          </table:table-cell>
          <table:table-cell table:style-name="ce3" office:value-type="float" office:value="529">
            <text:p>529</text:p>
          </table:table-cell>
          <table:table-cell table:style-name="ce5" table:formula="of:=[.D469]/[.D468]-1" office:value-type="percentage" office:value="0.12833733578189">
            <text:p>12.83%</text:p>
          </table:table-cell>
          <table:table-cell table:style-name="ce5" table:formula="of:=[.E469]/[.E468]-1" office:value-type="percentage" office:value="0.0773930753564154">
            <text:p>7.74%</text:p>
          </table:table-cell>
          <table:table-cell table:style-name="ce5" table:formula="of:=[.C469]/[.B469]" office:value-type="percentage" office:value="0.017882879138228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12</text:p>
          </table:table-cell>
          <table:table-cell table:style-name="ce3" table:formula="of:=[.D470]+[.B469]" office:value-type="float" office:value="33511087">
            <text:p>33511087</text:p>
          </table:table-cell>
          <table:table-cell table:style-name="ce3" table:formula="of:=[.E470]+[.C469]" office:value-type="float" office:value="599215">
            <text:p>599215</text:p>
          </table:table-cell>
          <table:table-cell table:style-name="ce3" office:value-type="float" office:value="9882">
            <text:p>9882</text:p>
          </table:table-cell>
          <table:table-cell table:style-name="ce3" office:value-type="float" office:value="117">
            <text:p>117</text:p>
          </table:table-cell>
          <table:table-cell table:style-name="ce5" table:formula="of:=[.D470]/[.D469]-1" office:value-type="percentage" office:value="-0.381408450704225">
            <text:p>-38.14%</text:p>
          </table:table-cell>
          <table:table-cell table:style-name="ce5" table:formula="of:=[.E470]/[.E469]-1" office:value-type="percentage" office:value="-0.77882797731569">
            <text:p>-77.88%</text:p>
          </table:table-cell>
          <table:table-cell table:style-name="ce5" table:formula="of:=[.C470]/[.B470]" office:value-type="percentage" office:value="0.0178810970828848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13</text:p>
          </table:table-cell>
          <table:table-cell table:style-name="ce3" table:formula="of:=[.D471]+[.B470]" office:value-type="float" office:value="33519085">
            <text:p>33519085</text:p>
          </table:table-cell>
          <table:table-cell table:style-name="ce3" table:formula="of:=[.E471]+[.C470]" office:value-type="float" office:value="599408">
            <text:p>599408</text:p>
          </table:table-cell>
          <table:table-cell table:style-name="ce3" office:value-type="float" office:value="7998">
            <text:p>7998</text:p>
          </table:table-cell>
          <table:table-cell table:style-name="ce3" office:value-type="float" office:value="193">
            <text:p>193</text:p>
          </table:table-cell>
          <table:table-cell table:style-name="ce5" table:formula="of:=[.D471]/[.D470]-1" office:value-type="percentage" office:value="-0.190649666059502">
            <text:p>-19.06%</text:p>
          </table:table-cell>
          <table:table-cell table:style-name="ce5" table:formula="of:=[.E471]/[.E470]-1" office:value-type="percentage" office:value="0.64957264957265">
            <text:p>64.96%</text:p>
          </table:table-cell>
          <table:table-cell table:style-name="ce5" table:formula="of:=[.C471]/[.B471]" office:value-type="percentage" office:value="0.0178825883821113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14</text:p>
          </table:table-cell>
          <table:table-cell table:style-name="ce3" table:formula="of:=[.D472]+[.B471]" office:value-type="float" office:value="33530150">
            <text:p>33530150</text:p>
          </table:table-cell>
          <table:table-cell table:style-name="ce3" table:formula="of:=[.E472]+[.C471]" office:value-type="float" office:value="599592">
            <text:p>599592</text:p>
          </table:table-cell>
          <table:table-cell table:style-name="ce3" office:value-type="float" office:value="11065">
            <text:p>11065</text:p>
          </table:table-cell>
          <table:table-cell table:style-name="ce3" office:value-type="float" office:value="184">
            <text:p>184</text:p>
          </table:table-cell>
          <table:table-cell table:style-name="ce5" table:formula="of:=[.D472]/[.D471]-1" office:value-type="percentage" office:value="0.383470867716929">
            <text:p>38.35%</text:p>
          </table:table-cell>
          <table:table-cell table:style-name="ce5" table:formula="of:=[.E472]/[.E471]-1" office:value-type="percentage" office:value="-0.0466321243523317">
            <text:p>-4.66%</text:p>
          </table:table-cell>
          <table:table-cell table:style-name="ce5" table:formula="of:=[.C472]/[.B472]" office:value-type="percentage" office:value="0.0178821746994869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15</text:p>
          </table:table-cell>
          <table:table-cell table:style-name="ce3" table:formula="of:=[.D473]+[.B472]" office:value-type="float" office:value="33544316">
            <text:p>33544316</text:p>
          </table:table-cell>
          <table:table-cell table:style-name="ce3" table:formula="of:=[.E473]+[.C472]" office:value-type="float" office:value="600016">
            <text:p>600016</text:p>
          </table:table-cell>
          <table:table-cell table:style-name="ce3" office:value-type="float" office:value="14166">
            <text:p>14166</text:p>
          </table:table-cell>
          <table:table-cell table:style-name="ce3" office:value-type="float" office:value="424">
            <text:p>424</text:p>
          </table:table-cell>
          <table:table-cell table:style-name="ce5" table:formula="of:=[.D473]/[.D472]-1" office:value-type="percentage" office:value="0.280253050158156">
            <text:p>28.03%</text:p>
          </table:table-cell>
          <table:table-cell table:style-name="ce5" table:formula="of:=[.E473]/[.E472]-1" office:value-type="percentage" office:value="1.30434782608696">
            <text:p>130.43%</text:p>
          </table:table-cell>
          <table:table-cell table:style-name="ce5" table:formula="of:=[.C473]/[.B473]" office:value-type="percentage" office:value="0.0178872629270485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16</text:p>
          </table:table-cell>
          <table:table-cell table:style-name="ce3" table:formula="of:=[.D474]+[.B473]" office:value-type="float" office:value="33557807">
            <text:p>33557807</text:p>
          </table:table-cell>
          <table:table-cell table:style-name="ce3" table:formula="of:=[.E474]+[.C473]" office:value-type="float" office:value="600425">
            <text:p>600425</text:p>
          </table:table-cell>
          <table:table-cell table:style-name="ce3" office:value-type="float" office:value="13491">
            <text:p>13491</text:p>
          </table:table-cell>
          <table:table-cell table:style-name="ce3" office:value-type="float" office:value="409">
            <text:p>409</text:p>
          </table:table-cell>
          <table:table-cell table:style-name="ce5" table:formula="of:=[.D474]/[.D473]-1" office:value-type="percentage" office:value="-0.0476493011435832">
            <text:p>-4.76%</text:p>
          </table:table-cell>
          <table:table-cell table:style-name="ce5" table:formula="of:=[.E474]/[.E473]-1" office:value-type="percentage" office:value="-0.035377358490566">
            <text:p>-3.54%</text:p>
          </table:table-cell>
          <table:table-cell table:style-name="ce5" table:formula="of:=[.C474]/[.B474]" office:value-type="percentage" office:value="0.0178922597653655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17</text:p>
          </table:table-cell>
          <table:table-cell table:style-name="ce3" table:formula="of:=[.D475]+[.B474]" office:value-type="float" office:value="33569048">
            <text:p>33569048</text:p>
          </table:table-cell>
          <table:table-cell table:style-name="ce3" table:formula="of:=[.E475]+[.C474]" office:value-type="float" office:value="600728">
            <text:p>600728</text:p>
          </table:table-cell>
          <table:table-cell table:style-name="ce3" office:value-type="float" office:value="11241">
            <text:p>11241</text:p>
          </table:table-cell>
          <table:table-cell table:style-name="ce3" office:value-type="float" office:value="303">
            <text:p>303</text:p>
          </table:table-cell>
          <table:table-cell table:style-name="ce5" table:formula="of:=[.D475]/[.D474]-1" office:value-type="percentage" office:value="-0.166777851901267">
            <text:p>-16.68%</text:p>
          </table:table-cell>
          <table:table-cell table:style-name="ce5" table:formula="of:=[.E475]/[.E474]-1" office:value-type="percentage" office:value="-0.259168704156479">
            <text:p>-25.92%</text:p>
          </table:table-cell>
          <table:table-cell table:style-name="ce5" table:formula="of:=[.C475]/[.B475]" office:value-type="percentage" office:value="0.0178952944986703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18</text:p>
          </table:table-cell>
          <table:table-cell table:style-name="ce3" table:formula="of:=[.D476]+[.B475]" office:value-type="float" office:value="33583946">
            <text:p>33583946</text:p>
          </table:table-cell>
          <table:table-cell table:style-name="ce3" table:formula="of:=[.E476]+[.C475]" office:value-type="float" office:value="601213">
            <text:p>601213</text:p>
          </table:table-cell>
          <table:table-cell table:style-name="ce3" office:value-type="float" office:value="14898">
            <text:p>14898</text:p>
          </table:table-cell>
          <table:table-cell table:style-name="ce3" office:value-type="float" office:value="485">
            <text:p>485</text:p>
          </table:table-cell>
          <table:table-cell table:style-name="ce5" table:formula="of:=[.D476]/[.D475]-1" office:value-type="percentage" office:value="0.325326928209234">
            <text:p>32.53%</text:p>
          </table:table-cell>
          <table:table-cell table:style-name="ce5" table:formula="of:=[.E476]/[.E475]-1" office:value-type="percentage" office:value="0.600660066006601">
            <text:p>60.07%</text:p>
          </table:table-cell>
          <table:table-cell table:style-name="ce5" table:formula="of:=[.C476]/[.B476]" office:value-type="percentage" office:value="0.0179017974838335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19</text:p>
          </table:table-cell>
          <table:table-cell table:style-name="ce3" table:formula="of:=[.D477]+[.B476]" office:value-type="float" office:value="33593048">
            <text:p>33593048</text:p>
          </table:table-cell>
          <table:table-cell table:style-name="ce3" table:formula="of:=[.E477]+[.C476]" office:value-type="float" office:value="601396">
            <text:p>601396</text:p>
          </table:table-cell>
          <table:table-cell table:style-name="ce3" office:value-type="float" office:value="9102">
            <text:p>9102</text:p>
          </table:table-cell>
          <table:table-cell table:style-name="ce3" office:value-type="float" office:value="183">
            <text:p>183</text:p>
          </table:table-cell>
          <table:table-cell table:style-name="ce5" table:formula="of:=[.D477]/[.D476]-1" office:value-type="percentage" office:value="-0.389045509464358">
            <text:p>-38.90%</text:p>
          </table:table-cell>
          <table:table-cell table:style-name="ce5" table:formula="of:=[.E477]/[.E476]-1" office:value-type="percentage" office:value="-0.622680412371134">
            <text:p>-62.27%</text:p>
          </table:table-cell>
          <table:table-cell table:style-name="ce5" table:formula="of:=[.C477]/[.B477]" office:value-type="percentage" office:value="0.0179023945668759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20</text:p>
          </table:table-cell>
          <table:table-cell table:style-name="ce3" table:formula="of:=[.D478]+[.B477]" office:value-type="float" office:value="33598245">
            <text:p>33598245</text:p>
          </table:table-cell>
          <table:table-cell table:style-name="ce3" table:formula="of:=[.E478]+[.C477]" office:value-type="float" office:value="601490">
            <text:p>601490</text:p>
          </table:table-cell>
          <table:table-cell table:style-name="ce3" office:value-type="float" office:value="5197">
            <text:p>5197</text:p>
          </table:table-cell>
          <table:table-cell table:style-name="ce3" office:value-type="float" office:value="94">
            <text:p>94</text:p>
          </table:table-cell>
          <table:table-cell table:style-name="ce5" table:formula="of:=[.D478]/[.D477]-1" office:value-type="percentage" office:value="-0.429026587563173">
            <text:p>-42.90%</text:p>
          </table:table-cell>
          <table:table-cell table:style-name="ce5" table:formula="of:=[.E478]/[.E477]-1" office:value-type="percentage" office:value="-0.486338797814208">
            <text:p>-48.63%</text:p>
          </table:table-cell>
          <table:table-cell table:style-name="ce5" table:formula="of:=[.C478]/[.B478]" office:value-type="percentage" office:value="0.017902423177163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21</text:p>
          </table:table-cell>
          <table:table-cell table:style-name="ce3" table:formula="of:=[.D479]+[.B478]" office:value-type="float" office:value="33608932">
            <text:p>33608932</text:p>
          </table:table-cell>
          <table:table-cell table:style-name="ce3" table:formula="of:=[.E479]+[.C478]" office:value-type="float" office:value="601722">
            <text:p>601722</text:p>
          </table:table-cell>
          <table:table-cell table:style-name="ce3" office:value-type="float" office:value="10687">
            <text:p>10687</text:p>
          </table:table-cell>
          <table:table-cell table:style-name="ce3" office:value-type="float" office:value="232">
            <text:p>232</text:p>
          </table:table-cell>
          <table:table-cell table:style-name="ce5" table:formula="of:=[.D479]/[.D478]-1" office:value-type="percentage" office:value="1.0563786800077">
            <text:p>105.64%</text:p>
          </table:table-cell>
          <table:table-cell table:style-name="ce5" table:formula="of:=[.E479]/[.E478]-1" office:value-type="percentage" office:value="1.46808510638298">
            <text:p>146.81%</text:p>
          </table:table-cell>
          <table:table-cell table:style-name="ce5" table:formula="of:=[.C479]/[.B479]" office:value-type="percentage" office:value="0.0179036334745775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22</text:p>
          </table:table-cell>
          <table:table-cell table:style-name="ce3" table:formula="of:=[.D480]+[.B479]" office:value-type="float" office:value="33623616">
            <text:p>33623616</text:p>
          </table:table-cell>
          <table:table-cell table:style-name="ce3" table:formula="of:=[.E480]+[.C479]" office:value-type="float" office:value="602135">
            <text:p>602135</text:p>
          </table:table-cell>
          <table:table-cell table:style-name="ce3" office:value-type="float" office:value="14684">
            <text:p>14684</text:p>
          </table:table-cell>
          <table:table-cell table:style-name="ce3" office:value-type="float" office:value="413">
            <text:p>413</text:p>
          </table:table-cell>
          <table:table-cell table:style-name="ce5" table:formula="of:=[.D480]/[.D479]-1" office:value-type="percentage" office:value="0.374005801441003">
            <text:p>37.40%</text:p>
          </table:table-cell>
          <table:table-cell table:style-name="ce5" table:formula="of:=[.E480]/[.E479]-1" office:value-type="percentage" office:value="0.780172413793103">
            <text:p>78.02%</text:p>
          </table:table-cell>
          <table:table-cell table:style-name="ce5" table:formula="of:=[.C480]/[.B480]" office:value-type="percentage" office:value="0.0179080976894335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23</text:p>
          </table:table-cell>
          <table:table-cell table:style-name="ce3" table:formula="of:=[.D481]+[.B480]" office:value-type="float" office:value="33636769">
            <text:p>33636769</text:p>
          </table:table-cell>
          <table:table-cell table:style-name="ce3" table:formula="of:=[.E481]+[.C480]" office:value-type="float" office:value="602505">
            <text:p>602505</text:p>
          </table:table-cell>
          <table:table-cell table:style-name="ce3" office:value-type="float" office:value="13153">
            <text:p>13153</text:p>
          </table:table-cell>
          <table:table-cell table:style-name="ce3" office:value-type="float" office:value="370">
            <text:p>370</text:p>
          </table:table-cell>
          <table:table-cell table:style-name="ce5" table:formula="of:=[.D481]/[.D480]-1" office:value-type="percentage" office:value="-0.104263143557614">
            <text:p>-10.43%</text:p>
          </table:table-cell>
          <table:table-cell table:style-name="ce5" table:formula="of:=[.E481]/[.E480]-1" office:value-type="percentage" office:value="-0.104116222760291">
            <text:p>-10.41%</text:p>
          </table:table-cell>
          <table:table-cell table:style-name="ce5" table:formula="of:=[.C481]/[.B481]" office:value-type="percentage" office:value="0.0179120949458612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24</text:p>
          </table:table-cell>
          <table:table-cell table:style-name="ce3" table:formula="of:=[.D482]+[.B481]" office:value-type="float" office:value="33652613">
            <text:p>33652613</text:p>
          </table:table-cell>
          <table:table-cell table:style-name="ce3" table:formula="of:=[.E482]+[.C481]" office:value-type="float" office:value="602914">
            <text:p>602914</text:p>
          </table:table-cell>
          <table:table-cell table:style-name="ce3" office:value-type="float" office:value="15844">
            <text:p>15844</text:p>
          </table:table-cell>
          <table:table-cell table:style-name="ce3" office:value-type="float" office:value="409">
            <text:p>409</text:p>
          </table:table-cell>
          <table:table-cell table:style-name="ce5" table:formula="of:=[.D482]/[.D481]-1" office:value-type="percentage" office:value="0.204592108264274">
            <text:p>20.46%</text:p>
          </table:table-cell>
          <table:table-cell table:style-name="ce5" table:formula="of:=[.E482]/[.E481]-1" office:value-type="percentage" office:value="0.105405405405405">
            <text:p>10.54%</text:p>
          </table:table-cell>
          <table:table-cell table:style-name="ce5" table:formula="of:=[.C482]/[.B482]" office:value-type="percentage" office:value="0.0179158153335671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25</text:p>
          </table:table-cell>
          <table:table-cell table:style-name="ce3" table:formula="of:=[.D483]+[.B482]" office:value-type="float" office:value="33670180">
            <text:p>33670180</text:p>
          </table:table-cell>
          <table:table-cell table:style-name="ce3" table:formula="of:=[.E483]+[.C482]" office:value-type="float" office:value="603386">
            <text:p>603386</text:p>
          </table:table-cell>
          <table:table-cell table:style-name="ce3" office:value-type="float" office:value="17567">
            <text:p>17567</text:p>
          </table:table-cell>
          <table:table-cell table:style-name="ce3" office:value-type="float" office:value="472">
            <text:p>472</text:p>
          </table:table-cell>
          <table:table-cell table:style-name="ce5" table:formula="of:=[.D483]/[.D482]-1" office:value-type="percentage" office:value="0.108747790961878">
            <text:p>10.87%</text:p>
          </table:table-cell>
          <table:table-cell table:style-name="ce5" table:formula="of:=[.E483]/[.E482]-1" office:value-type="percentage" office:value="0.154034229828851">
            <text:p>15.40%</text:p>
          </table:table-cell>
          <table:table-cell table:style-name="ce5" table:formula="of:=[.C483]/[.B483]" office:value-type="percentage" office:value="0.0179204863175665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26</text:p>
          </table:table-cell>
          <table:table-cell table:style-name="ce3" table:formula="of:=[.D484]+[.B483]" office:value-type="float" office:value="33679062">
            <text:p>33679062</text:p>
          </table:table-cell>
          <table:table-cell table:style-name="ce3" table:formula="of:=[.E484]+[.C483]" office:value-type="float" office:value="603565">
            <text:p>603565</text:p>
          </table:table-cell>
          <table:table-cell table:style-name="ce3" office:value-type="float" office:value="8882">
            <text:p>8882</text:p>
          </table:table-cell>
          <table:table-cell table:style-name="ce3" office:value-type="float" office:value="179">
            <text:p>179</text:p>
          </table:table-cell>
          <table:table-cell table:style-name="ce5" table:formula="of:=[.D484]/[.D483]-1" office:value-type="percentage" office:value="-0.494392895770479">
            <text:p>-49.44%</text:p>
          </table:table-cell>
          <table:table-cell table:style-name="ce5" table:formula="of:=[.E484]/[.E483]-1" office:value-type="percentage" office:value="-0.620762711864407">
            <text:p>-62.08%</text:p>
          </table:table-cell>
          <table:table-cell table:style-name="ce5" table:formula="of:=[.C484]/[.B484]" office:value-type="percentage" office:value="0.0179210751178284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27</text:p>
          </table:table-cell>
          <table:table-cell table:style-name="ce3" table:formula="of:=[.D485]+[.B484]" office:value-type="float" office:value="33685636">
            <text:p>33685636</text:p>
          </table:table-cell>
          <table:table-cell table:style-name="ce3" table:formula="of:=[.E485]+[.C484]" office:value-type="float" office:value="603687">
            <text:p>603687</text:p>
          </table:table-cell>
          <table:table-cell table:style-name="ce3" office:value-type="float" office:value="6574">
            <text:p>6574</text:p>
          </table:table-cell>
          <table:table-cell table:style-name="ce3" office:value-type="float" office:value="122">
            <text:p>122</text:p>
          </table:table-cell>
          <table:table-cell table:style-name="ce5" table:formula="of:=[.D485]/[.D484]-1" office:value-type="percentage" office:value="-0.259851384823238">
            <text:p>-25.99%</text:p>
          </table:table-cell>
          <table:table-cell table:style-name="ce5" table:formula="of:=[.E485]/[.E484]-1" office:value-type="percentage" office:value="-0.318435754189944">
            <text:p>-31.84%</text:p>
          </table:table-cell>
          <table:table-cell table:style-name="ce5" table:formula="of:=[.C485]/[.B485]" office:value-type="percentage" office:value="0.0179211994097425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28</text:p>
          </table:table-cell>
          <table:table-cell table:style-name="ce3" table:formula="of:=[.D486]+[.B485]" office:value-type="float" office:value="33699392">
            <text:p>33699392</text:p>
          </table:table-cell>
          <table:table-cell table:style-name="ce3" table:formula="of:=[.E486]+[.C485]" office:value-type="float" office:value="603836">
            <text:p>603836</text:p>
          </table:table-cell>
          <table:table-cell table:style-name="ce3" office:value-type="float" office:value="13756">
            <text:p>13756</text:p>
          </table:table-cell>
          <table:table-cell table:style-name="ce3" office:value-type="float" office:value="149">
            <text:p>149</text:p>
          </table:table-cell>
          <table:table-cell table:style-name="ce5" table:formula="of:=[.D486]/[.D485]-1" office:value-type="percentage" office:value="1.09248554913295">
            <text:p>109.25%</text:p>
          </table:table-cell>
          <table:table-cell table:style-name="ce5" table:formula="of:=[.E486]/[.E485]-1" office:value-type="percentage" office:value="0.221311475409836">
            <text:p>22.13%</text:p>
          </table:table-cell>
          <table:table-cell table:style-name="ce5" table:formula="of:=[.C486]/[.B486]" office:value-type="percentage" office:value="0.0179183054697248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29</text:p>
          </table:table-cell>
          <table:table-cell table:style-name="ce3" table:formula="of:=[.D487]+[.B486]" office:value-type="float" office:value="33716391">
            <text:p>33716391</text:p>
          </table:table-cell>
          <table:table-cell table:style-name="ce3" table:formula="of:=[.E487]+[.C486]" office:value-type="float" office:value="604227">
            <text:p>604227</text:p>
          </table:table-cell>
          <table:table-cell table:style-name="ce3" office:value-type="float" office:value="16999">
            <text:p>16999</text:p>
          </table:table-cell>
          <table:table-cell table:style-name="ce3" office:value-type="float" office:value="391">
            <text:p>391</text:p>
          </table:table-cell>
          <table:table-cell table:style-name="ce5" table:formula="of:=[.D487]/[.D486]-1" office:value-type="percentage" office:value="0.235751671997674">
            <text:p>23.58%</text:p>
          </table:table-cell>
          <table:table-cell table:style-name="ce5" table:formula="of:=[.E487]/[.E486]-1" office:value-type="percentage" office:value="1.6241610738255">
            <text:p>162.42%</text:p>
          </table:table-cell>
          <table:table-cell table:style-name="ce5" table:formula="of:=[.C487]/[.B487]" office:value-type="percentage" office:value="0.0179208682210382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30</text:p>
          </table:table-cell>
          <table:table-cell table:style-name="ce3" table:formula="of:=[.D488]+[.B487]" office:value-type="float" office:value="33727866">
            <text:p>33727866</text:p>
          </table:table-cell>
          <table:table-cell table:style-name="ce3" table:formula="of:=[.E488]+[.C487]" office:value-type="float" office:value="604498">
            <text:p>604498</text:p>
          </table:table-cell>
          <table:table-cell table:style-name="ce3" office:value-type="float" office:value="11475">
            <text:p>11475</text:p>
          </table:table-cell>
          <table:table-cell table:style-name="ce3" office:value-type="float" office:value="271">
            <text:p>271</text:p>
          </table:table-cell>
          <table:table-cell table:style-name="ce5" table:formula="of:=[.D488]/[.D487]-1" office:value-type="percentage" office:value="-0.324960291781869">
            <text:p>-32.50%</text:p>
          </table:table-cell>
          <table:table-cell table:style-name="ce5" table:formula="of:=[.E488]/[.E487]-1" office:value-type="percentage" office:value="-0.30690537084399">
            <text:p>-30.69%</text:p>
          </table:table-cell>
          <table:table-cell table:style-name="ce5" table:formula="of:=[.C488]/[.B488]" office:value-type="percentage" office:value="0.0179228060263285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01</text:p>
          </table:table-cell>
          <table:table-cell table:style-name="ce3" table:formula="of:=[.D489]+[.B488]" office:value-type="float" office:value="33745253">
            <text:p>33745253</text:p>
          </table:table-cell>
          <table:table-cell table:style-name="ce3" table:formula="of:=[.E489]+[.C488]" office:value-type="float" office:value="604803">
            <text:p>604803</text:p>
          </table:table-cell>
          <table:table-cell table:style-name="ce3" office:value-type="float" office:value="17387">
            <text:p>17387</text:p>
          </table:table-cell>
          <table:table-cell table:style-name="ce3" office:value-type="float" office:value="305">
            <text:p>305</text:p>
          </table:table-cell>
          <table:table-cell table:style-name="ce5" table:formula="of:=[.D489]/[.D488]-1" office:value-type="percentage" office:value="0.51520697167756">
            <text:p>51.52%</text:p>
          </table:table-cell>
          <table:table-cell table:style-name="ce5" table:formula="of:=[.E489]/[.E488]-1" office:value-type="percentage" office:value="0.125461254612546">
            <text:p>12.55%</text:p>
          </table:table-cell>
          <table:table-cell table:style-name="ce5" table:formula="of:=[.C489]/[.B489]" office:value-type="percentage" office:value="0.0179226097371384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02</text:p>
          </table:table-cell>
          <table:table-cell table:style-name="ce3" table:formula="of:=[.D490]+[.B489]" office:value-type="float" office:value="33763166">
            <text:p>33763166</text:p>
          </table:table-cell>
          <table:table-cell table:style-name="ce3" table:formula="of:=[.E490]+[.C489]" office:value-type="float" office:value="605166">
            <text:p>605166</text:p>
          </table:table-cell>
          <table:table-cell table:style-name="ce3" office:value-type="float" office:value="17913">
            <text:p>17913</text:p>
          </table:table-cell>
          <table:table-cell table:style-name="ce3" office:value-type="float" office:value="363">
            <text:p>363</text:p>
          </table:table-cell>
          <table:table-cell table:style-name="ce5" table:formula="of:=[.D490]/[.D489]-1" office:value-type="percentage" office:value="0.030252487490654">
            <text:p>3.03%</text:p>
          </table:table-cell>
          <table:table-cell table:style-name="ce5" table:formula="of:=[.E490]/[.E489]-1" office:value-type="percentage" office:value="0.19016393442623">
            <text:p>19.02%</text:p>
          </table:table-cell>
          <table:table-cell table:style-name="ce5" table:formula="of:=[.C490]/[.B490]" office:value-type="percentage" office:value="0.0179238522832841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03</text:p>
          </table:table-cell>
          <table:table-cell table:style-name="ce3" table:formula="of:=[.D491]+[.B490]" office:value-type="float" office:value="33771023">
            <text:p>33771023</text:p>
          </table:table-cell>
          <table:table-cell table:style-name="ce3" table:formula="of:=[.E491]+[.C490]" office:value-type="float" office:value="605280">
            <text:p>605280</text:p>
          </table:table-cell>
          <table:table-cell table:style-name="ce3" office:value-type="float" office:value="7857">
            <text:p>7857</text:p>
          </table:table-cell>
          <table:table-cell table:style-name="ce3" office:value-type="float" office:value="114">
            <text:p>114</text:p>
          </table:table-cell>
          <table:table-cell table:style-name="ce5" table:formula="of:=[.D491]/[.D490]-1" office:value-type="percentage" office:value="-0.561380003349523">
            <text:p>-56.14%</text:p>
          </table:table-cell>
          <table:table-cell table:style-name="ce5" table:formula="of:=[.E491]/[.E490]-1" office:value-type="percentage" office:value="-0.68595041322314">
            <text:p>-68.60%</text:p>
          </table:table-cell>
          <table:table-cell table:style-name="ce5" table:formula="of:=[.C491]/[.B491]" office:value-type="percentage" office:value="0.0179230578830852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04</text:p>
          </table:table-cell>
          <table:table-cell table:style-name="ce3" table:formula="of:=[.D492]+[.B491]" office:value-type="float" office:value="33774388">
            <text:p>33774388</text:p>
          </table:table-cell>
          <table:table-cell table:style-name="ce3" table:formula="of:=[.E492]+[.C491]" office:value-type="float" office:value="605312">
            <text:p>605312</text:p>
          </table:table-cell>
          <table:table-cell table:style-name="ce3" office:value-type="float" office:value="3365">
            <text:p>3365</text:p>
          </table:table-cell>
          <table:table-cell table:style-name="ce3" office:value-type="float" office:value="32">
            <text:p>32</text:p>
          </table:table-cell>
          <table:table-cell table:style-name="ce5" table:formula="of:=[.D492]/[.D491]-1" office:value-type="percentage" office:value="-0.571719485808833">
            <text:p>-57.17%</text:p>
          </table:table-cell>
          <table:table-cell table:style-name="ce5" table:formula="of:=[.E492]/[.E491]-1" office:value-type="percentage" office:value="-0.719298245614035">
            <text:p>-71.93%</text:p>
          </table:table-cell>
          <table:table-cell table:style-name="ce5" table:formula="of:=[.C492]/[.B492]" office:value-type="percentage" office:value="0.0179222196417001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05</text:p>
          </table:table-cell>
          <table:table-cell table:style-name="ce3" table:formula="of:=[.D493]+[.B492]" office:value-type="float" office:value="33779354">
            <text:p>33779354</text:p>
          </table:table-cell>
          <table:table-cell table:style-name="ce3" table:formula="of:=[.E493]+[.C492]" office:value-type="float" office:value="605362">
            <text:p>605362</text:p>
          </table:table-cell>
          <table:table-cell table:style-name="ce3" office:value-type="float" office:value="4966">
            <text:p>4966</text:p>
          </table:table-cell>
          <table:table-cell table:style-name="ce3" office:value-type="float" office:value="50">
            <text:p>50</text:p>
          </table:table-cell>
          <table:table-cell table:style-name="ce5" table:formula="of:=[.D493]/[.D492]-1" office:value-type="percentage" office:value="0.475780089153046">
            <text:p>47.58%</text:p>
          </table:table-cell>
          <table:table-cell table:style-name="ce5" table:formula="of:=[.E493]/[.E492]-1" office:value-type="percentage" office:value="0.5625">
            <text:p>56.25%</text:p>
          </table:table-cell>
          <table:table-cell table:style-name="ce5" table:formula="of:=[.C493]/[.B493]" office:value-type="percentage" office:value="0.0179210650387216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06</text:p>
          </table:table-cell>
          <table:table-cell table:style-name="ce3" table:formula="of:=[.D494]+[.B493]" office:value-type="float" office:value="33804044">
            <text:p>33804044</text:p>
          </table:table-cell>
          <table:table-cell table:style-name="ce3" table:formula="of:=[.E494]+[.C493]" office:value-type="float" office:value="605693">
            <text:p>605693</text:p>
          </table:table-cell>
          <table:table-cell table:style-name="ce3" office:value-type="float" office:value="24690">
            <text:p>24690</text:p>
          </table:table-cell>
          <table:table-cell table:style-name="ce3" office:value-type="float" office:value="331">
            <text:p>331</text:p>
          </table:table-cell>
          <table:table-cell table:style-name="ce5" table:formula="of:=[.D494]/[.D493]-1" office:value-type="percentage" office:value="3.97180829641563">
            <text:p>397.18%</text:p>
          </table:table-cell>
          <table:table-cell table:style-name="ce5" table:formula="of:=[.E494]/[.E493]-1" office:value-type="percentage" office:value="5.62">
            <text:p>562.00%</text:p>
          </table:table-cell>
          <table:table-cell table:style-name="ce5" table:formula="of:=[.C494]/[.B494]" office:value-type="percentage" office:value="0.0179177674718445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07</text:p>
          </table:table-cell>
          <table:table-cell table:style-name="ce3" table:formula="of:=[.D495]+[.B494]" office:value-type="float" office:value="33823961">
            <text:p>33823961</text:p>
          </table:table-cell>
          <table:table-cell table:style-name="ce3" table:formula="of:=[.E495]+[.C494]" office:value-type="float" office:value="606025">
            <text:p>606025</text:p>
          </table:table-cell>
          <table:table-cell table:style-name="ce3" office:value-type="float" office:value="19917">
            <text:p>19917</text:p>
          </table:table-cell>
          <table:table-cell table:style-name="ce3" office:value-type="float" office:value="332">
            <text:p>332</text:p>
          </table:table-cell>
          <table:table-cell table:style-name="ce5" table:formula="of:=[.D495]/[.D494]-1" office:value-type="percentage" office:value="-0.193317132442284">
            <text:p>-19.33%</text:p>
          </table:table-cell>
          <table:table-cell table:style-name="ce5" table:formula="of:=[.E495]/[.E494]-1" office:value-type="percentage" office:value="0.00302114803625386">
            <text:p>0.30%</text:p>
          </table:table-cell>
          <table:table-cell table:style-name="ce5" table:formula="of:=[.C495]/[.B495]" office:value-type="percentage" office:value="0.0179170322482337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08</text:p>
          </table:table-cell>
          <table:table-cell table:style-name="ce3" table:formula="of:=[.D496]+[.B495]" office:value-type="float" office:value="33855006">
            <text:p>33855006</text:p>
          </table:table-cell>
          <table:table-cell table:style-name="ce3" table:formula="of:=[.E496]+[.C495]" office:value-type="float" office:value="606339">
            <text:p>606339</text:p>
          </table:table-cell>
          <table:table-cell table:style-name="ce3" office:value-type="float" office:value="31045">
            <text:p>31045</text:p>
          </table:table-cell>
          <table:table-cell table:style-name="ce3" office:value-type="float" office:value="314">
            <text:p>314</text:p>
          </table:table-cell>
          <table:table-cell table:style-name="ce5" table:formula="of:=[.D496]/[.D495]-1" office:value-type="percentage" office:value="0.55871868253251">
            <text:p>55.87%</text:p>
          </table:table-cell>
          <table:table-cell table:style-name="ce5" table:formula="of:=[.E496]/[.E495]-1" office:value-type="percentage" office:value="-0.0542168674698795">
            <text:p>-5.42%</text:p>
          </table:table-cell>
          <table:table-cell table:style-name="ce5" table:formula="of:=[.C496]/[.B496]" office:value-type="percentage" office:value="0.0179098771980723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09</text:p>
          </table:table-cell>
          <table:table-cell table:style-name="ce3" table:formula="of:=[.D497]+[.B496]" office:value-type="float" office:value="33888934">
            <text:p>33888934</text:p>
          </table:table-cell>
          <table:table-cell table:style-name="ce3" table:formula="of:=[.E497]+[.C496]" office:value-type="float" office:value="606788">
            <text:p>606788</text:p>
          </table:table-cell>
          <table:table-cell table:style-name="ce3" office:value-type="float" office:value="33928">
            <text:p>33928</text:p>
          </table:table-cell>
          <table:table-cell table:style-name="ce3" office:value-type="float" office:value="449">
            <text:p>449</text:p>
          </table:table-cell>
          <table:table-cell table:style-name="ce5" table:formula="of:=[.D497]/[.D496]-1" office:value-type="percentage" office:value="0.092865195683685">
            <text:p>9.29%</text:p>
          </table:table-cell>
          <table:table-cell table:style-name="ce5" table:formula="of:=[.E497]/[.E496]-1" office:value-type="percentage" office:value="0.429936305732484">
            <text:p>42.99%</text:p>
          </table:table-cell>
          <table:table-cell table:style-name="ce5" table:formula="of:=[.C497]/[.B497]" office:value-type="percentage" office:value="0.0179051958376737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10</text:p>
          </table:table-cell>
          <table:table-cell table:style-name="ce3" table:formula="of:=[.D498]+[.B497]" office:value-type="float" office:value="33903637">
            <text:p>33903637</text:p>
          </table:table-cell>
          <table:table-cell table:style-name="ce3" table:formula="of:=[.E498]+[.C497]" office:value-type="float" office:value="606901">
            <text:p>606901</text:p>
          </table:table-cell>
          <table:table-cell table:style-name="ce3" office:value-type="float" office:value="14703">
            <text:p>14703</text:p>
          </table:table-cell>
          <table:table-cell table:style-name="ce3" office:value-type="float" office:value="113">
            <text:p>113</text:p>
          </table:table-cell>
          <table:table-cell table:style-name="ce5" table:formula="of:=[.D498]/[.D497]-1" office:value-type="percentage" office:value="-0.566641122376798">
            <text:p>-56.66%</text:p>
          </table:table-cell>
          <table:table-cell table:style-name="ce5" table:formula="of:=[.E498]/[.E497]-1" office:value-type="percentage" office:value="-0.748329621380846">
            <text:p>-74.83%</text:p>
          </table:table-cell>
          <table:table-cell table:style-name="ce5" table:formula="of:=[.C498]/[.B498]" office:value-type="percentage" office:value="0.017900763862001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11</text:p>
          </table:table-cell>
          <table:table-cell table:style-name="ce3" table:formula="of:=[.D499]+[.B498]" office:value-type="float" office:value="33908983">
            <text:p>33908983</text:p>
          </table:table-cell>
          <table:table-cell table:style-name="ce3" table:formula="of:=[.E499]+[.C498]" office:value-type="float" office:value="606943">
            <text:p>606943</text:p>
          </table:table-cell>
          <table:table-cell table:style-name="ce3" office:value-type="float" office:value="5346">
            <text:p>5346</text:p>
          </table:table-cell>
          <table:table-cell table:style-name="ce3" office:value-type="float" office:value="42">
            <text:p>42</text:p>
          </table:table-cell>
          <table:table-cell table:style-name="ce5" table:formula="of:=[.D499]/[.D498]-1" office:value-type="percentage" office:value="-0.636400734543971">
            <text:p>-63.64%</text:p>
          </table:table-cell>
          <table:table-cell table:style-name="ce5" table:formula="of:=[.E499]/[.E498]-1" office:value-type="percentage" office:value="-0.628318584070796">
            <text:p>-62.83%</text:p>
          </table:table-cell>
          <table:table-cell table:style-name="ce5" table:formula="of:=[.C499]/[.B499]" office:value-type="percentage" office:value="0.017899180285059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12</text:p>
          </table:table-cell>
          <table:table-cell table:style-name="ce3" table:formula="of:=[.D500]+[.B499]" office:value-type="float" office:value="33942933">
            <text:p>33942933</text:p>
          </table:table-cell>
          <table:table-cell table:style-name="ce3" table:formula="of:=[.E500]+[.C499]" office:value-type="float" office:value="607198">
            <text:p>607198</text:p>
          </table:table-cell>
          <table:table-cell table:style-name="ce3" office:value-type="float" office:value="33950">
            <text:p>33950</text:p>
          </table:table-cell>
          <table:table-cell table:style-name="ce3" office:value-type="float" office:value="255">
            <text:p>255</text:p>
          </table:table-cell>
          <table:table-cell table:style-name="ce5" table:formula="of:=[.D500]/[.D499]-1" office:value-type="percentage" office:value="5.35054246165357">
            <text:p>535.05%</text:p>
          </table:table-cell>
          <table:table-cell table:style-name="ce5" table:formula="of:=[.E500]/[.E499]-1" office:value-type="percentage" office:value="5.07142857142857">
            <text:p>507.14%</text:p>
          </table:table-cell>
          <table:table-cell table:style-name="ce5" table:formula="of:=[.C500]/[.B500]" office:value-type="percentage" office:value="0.0178887899875948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13</text:p>
          </table:table-cell>
          <table:table-cell table:style-name="ce3" table:formula="of:=[.D501]+[.B500]" office:value-type="float" office:value="33983899">
            <text:p>33983899</text:p>
          </table:table-cell>
          <table:table-cell table:style-name="ce3" table:formula="of:=[.E501]+[.C500]" office:value-type="float" office:value="607604">
            <text:p>607604</text:p>
          </table:table-cell>
          <table:table-cell table:style-name="ce3" office:value-type="float" office:value="40966">
            <text:p>40966</text:p>
          </table:table-cell>
          <table:table-cell table:style-name="ce3" office:value-type="float" office:value="406">
            <text:p>406</text:p>
          </table:table-cell>
          <table:table-cell table:style-name="ce5" table:formula="of:=[.D501]/[.D500]-1" office:value-type="percentage" office:value="0.206656848306333">
            <text:p>20.67%</text:p>
          </table:table-cell>
          <table:table-cell table:style-name="ce5" table:formula="of:=[.E501]/[.E500]-1" office:value-type="percentage" office:value="0.592156862745098">
            <text:p>59.22%</text:p>
          </table:table-cell>
          <table:table-cell table:style-name="ce5" table:formula="of:=[.C501]/[.B501]" office:value-type="percentage" office:value="0.017879172722353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14</text:p>
          </table:table-cell>
          <table:table-cell table:style-name="ce3" table:formula="of:=[.D502]+[.B501]" office:value-type="float" office:value="34021864">
            <text:p>34021864</text:p>
          </table:table-cell>
          <table:table-cell table:style-name="ce3" table:formula="of:=[.E502]+[.C501]" office:value-type="float" office:value="608002">
            <text:p>608002</text:p>
          </table:table-cell>
          <table:table-cell table:style-name="ce3" office:value-type="float" office:value="37965">
            <text:p>37965</text:p>
          </table:table-cell>
          <table:table-cell table:style-name="ce3" office:value-type="float" office:value="398">
            <text:p>398</text:p>
          </table:table-cell>
          <table:table-cell table:style-name="ce5" table:formula="of:=[.D502]/[.D501]-1" office:value-type="percentage" office:value="-0.0732558707220622">
            <text:p>-7.33%</text:p>
          </table:table-cell>
          <table:table-cell table:style-name="ce5" table:formula="of:=[.E502]/[.E501]-1" office:value-type="percentage" office:value="-0.0197044334975369">
            <text:p>-1.97%</text:p>
          </table:table-cell>
          <table:table-cell table:style-name="ce5" table:formula="of:=[.C502]/[.B502]" office:value-type="percentage" office:value="0.0178709197121004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15</text:p>
          </table:table-cell>
          <table:table-cell table:style-name="ce3" table:formula="of:=[.D503]+[.B502]" office:value-type="float" office:value="34059504">
            <text:p>34059504</text:p>
          </table:table-cell>
          <table:table-cell table:style-name="ce3" table:formula="of:=[.E503]+[.C502]" office:value-type="float" office:value="608327">
            <text:p>608327</text:p>
          </table:table-cell>
          <table:table-cell table:style-name="ce3" office:value-type="float" office:value="37640">
            <text:p>37640</text:p>
          </table:table-cell>
          <table:table-cell table:style-name="ce3" office:value-type="float" office:value="325">
            <text:p>325</text:p>
          </table:table-cell>
          <table:table-cell table:style-name="ce5" table:formula="of:=[.D503]/[.D502]-1" office:value-type="percentage" office:value="-0.00856051626498089">
            <text:p>-0.86%</text:p>
          </table:table-cell>
          <table:table-cell table:style-name="ce5" table:formula="of:=[.E503]/[.E502]-1" office:value-type="percentage" office:value="-0.183417085427136">
            <text:p>-18.34%</text:p>
          </table:table-cell>
          <table:table-cell table:style-name="ce5" table:formula="of:=[.C503]/[.B503]" office:value-type="percentage" office:value="0.0178607122405541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16</text:p>
          </table:table-cell>
          <table:table-cell table:style-name="ce3" table:formula="of:=[.D504]+[.B503]" office:value-type="float" office:value="34101561">
            <text:p>34101561</text:p>
          </table:table-cell>
          <table:table-cell table:style-name="ce3" table:formula="of:=[.E504]+[.C503]" office:value-type="float" office:value="608680">
            <text:p>608680</text:p>
          </table:table-cell>
          <table:table-cell table:style-name="ce3" office:value-type="float" office:value="42057">
            <text:p>42057</text:p>
          </table:table-cell>
          <table:table-cell table:style-name="ce3" office:value-type="float" office:value="353">
            <text:p>353</text:p>
          </table:table-cell>
          <table:table-cell table:style-name="ce5" table:formula="of:=[.D504]/[.D503]-1" office:value-type="percentage" office:value="0.117348565356004">
            <text:p>11.73%</text:p>
          </table:table-cell>
          <table:table-cell table:style-name="ce5" table:formula="of:=[.E504]/[.E503]-1" office:value-type="percentage" office:value="0.0861538461538462">
            <text:p>8.62%</text:p>
          </table:table-cell>
          <table:table-cell table:style-name="ce5" table:formula="of:=[.C504]/[.B504]" office:value-type="percentage" office:value="0.0178490362948488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17</text:p>
          </table:table-cell>
          <table:table-cell table:style-name="ce3" table:formula="of:=[.D505]+[.B504]" office:value-type="float" office:value="34122906">
            <text:p>34122906</text:p>
          </table:table-cell>
          <table:table-cell table:style-name="ce3" table:formula="of:=[.E505]+[.C504]" office:value-type="float" office:value="608807">
            <text:p>608807</text:p>
          </table:table-cell>
          <table:table-cell table:style-name="ce3" office:value-type="float" office:value="21345">
            <text:p>21345</text:p>
          </table:table-cell>
          <table:table-cell table:style-name="ce3" office:value-type="float" office:value="127">
            <text:p>127</text:p>
          </table:table-cell>
          <table:table-cell table:style-name="ce5" table:formula="of:=[.D505]/[.D504]-1" office:value-type="percentage" office:value="-0.492474498894358">
            <text:p>-49.25%</text:p>
          </table:table-cell>
          <table:table-cell table:style-name="ce5" table:formula="of:=[.E505]/[.E504]-1" office:value-type="percentage" office:value="-0.640226628895184">
            <text:p>-64.02%</text:p>
          </table:table-cell>
          <table:table-cell table:style-name="ce5" table:formula="of:=[.C505]/[.B505]" office:value-type="percentage" office:value="0.0178415929756979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18</text:p>
          </table:table-cell>
          <table:table-cell table:style-name="ce3" table:formula="of:=[.D506]+[.B505]" office:value-type="float" office:value="34130860">
            <text:p>34130860</text:p>
          </table:table-cell>
          <table:table-cell table:style-name="ce3" table:formula="of:=[.E506]+[.C505]" office:value-type="float" office:value="608837">
            <text:p>608837</text:p>
          </table:table-cell>
          <table:table-cell table:style-name="ce3" office:value-type="float" office:value="7954">
            <text:p>7954</text:p>
          </table:table-cell>
          <table:table-cell table:style-name="ce3" office:value-type="float" office:value="30">
            <text:p>30</text:p>
          </table:table-cell>
          <table:table-cell table:style-name="ce5" table:formula="of:=[.D506]/[.D505]-1" office:value-type="percentage" office:value="-0.627360037479503">
            <text:p>-62.74%</text:p>
          </table:table-cell>
          <table:table-cell table:style-name="ce5" table:formula="of:=[.E506]/[.E505]-1" office:value-type="percentage" office:value="-0.763779527559055">
            <text:p>-76.38%</text:p>
          </table:table-cell>
          <table:table-cell table:style-name="ce5" table:formula="of:=[.C506]/[.B506]" office:value-type="percentage" office:value="0.0178383140653356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19</text:p>
          </table:table-cell>
          <table:table-cell table:style-name="ce3" table:formula="of:=[.D507]+[.B506]" office:value-type="float" office:value="34185918">
            <text:p>34185918</text:p>
          </table:table-cell>
          <table:table-cell table:style-name="ce3" table:formula="of:=[.E507]+[.C506]" office:value-type="float" office:value="609050">
            <text:p>609050</text:p>
          </table:table-cell>
          <table:table-cell table:style-name="ce3" office:value-type="float" office:value="55058">
            <text:p>55058</text:p>
          </table:table-cell>
          <table:table-cell table:style-name="ce3" office:value-type="float" office:value="213">
            <text:p>213</text:p>
          </table:table-cell>
          <table:table-cell table:style-name="ce5" table:formula="of:=[.D507]/[.D506]-1" office:value-type="percentage" office:value="5.92205179783757">
            <text:p>592.21%</text:p>
          </table:table-cell>
          <table:table-cell table:style-name="ce5" table:formula="of:=[.E507]/[.E506]-1" office:value-type="percentage" office:value="6.1">
            <text:p>610.00%</text:p>
          </table:table-cell>
          <table:table-cell table:style-name="ce5" table:formula="of:=[.C507]/[.B507]" office:value-type="percentage" office:value="0.0178158152722416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20</text:p>
          </table:table-cell>
          <table:table-cell table:style-name="ce3" table:formula="of:=[.D508]+[.B507]" office:value-type="float" office:value="34248474">
            <text:p>34248474</text:p>
          </table:table-cell>
          <table:table-cell table:style-name="ce3" table:formula="of:=[.E508]+[.C507]" office:value-type="float" office:value="609364">
            <text:p>609364</text:p>
          </table:table-cell>
          <table:table-cell table:style-name="ce3" office:value-type="float" office:value="62556">
            <text:p>62556</text:p>
          </table:table-cell>
          <table:table-cell table:style-name="ce3" office:value-type="float" office:value="314">
            <text:p>314</text:p>
          </table:table-cell>
          <table:table-cell table:style-name="ce5" table:formula="of:=[.D508]/[.D507]-1" office:value-type="percentage" office:value="0.136183660866722">
            <text:p>13.62%</text:p>
          </table:table-cell>
          <table:table-cell table:style-name="ce5" table:formula="of:=[.E508]/[.E507]-1" office:value-type="percentage" office:value="0.474178403755869">
            <text:p>47.42%</text:p>
          </table:table-cell>
          <table:table-cell table:style-name="ce5" table:formula="of:=[.C508]/[.B508]" office:value-type="percentage" office:value="0.0177924423727609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21</text:p>
          </table:table-cell>
          <table:table-cell table:style-name="ce3" table:formula="of:=[.D509]+[.B508]" office:value-type="float" office:value="34304977">
            <text:p>34304977</text:p>
          </table:table-cell>
          <table:table-cell table:style-name="ce3" table:formula="of:=[.E509]+[.C508]" office:value-type="float" office:value="609699">
            <text:p>609699</text:p>
          </table:table-cell>
          <table:table-cell table:style-name="ce3" office:value-type="float" office:value="56503">
            <text:p>56503</text:p>
          </table:table-cell>
          <table:table-cell table:style-name="ce3" office:value-type="float" office:value="335">
            <text:p>335</text:p>
          </table:table-cell>
          <table:table-cell table:style-name="ce5" table:formula="of:=[.D509]/[.D508]-1" office:value-type="percentage" office:value="-0.0967613018735213">
            <text:p>-9.68%</text:p>
          </table:table-cell>
          <table:table-cell table:style-name="ce5" table:formula="of:=[.E509]/[.E508]-1" office:value-type="percentage" office:value="0.0668789808917198">
            <text:p>6.69%</text:p>
          </table:table-cell>
          <table:table-cell table:style-name="ce5" table:formula="of:=[.C509]/[.B509]" office:value-type="percentage" office:value="0.0177729021651873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22</text:p>
          </table:table-cell>
          <table:table-cell table:style-name="ce3" table:formula="of:=[.D510]+[.B509]" office:value-type="float" office:value="34367584">
            <text:p>34367584</text:p>
          </table:table-cell>
          <table:table-cell table:style-name="ce3" table:formula="of:=[.E510]+[.C509]" office:value-type="float" office:value="610069">
            <text:p>610069</text:p>
          </table:table-cell>
          <table:table-cell table:style-name="ce3" office:value-type="float" office:value="62607">
            <text:p>62607</text:p>
          </table:table-cell>
          <table:table-cell table:style-name="ce3" office:value-type="float" office:value="370">
            <text:p>370</text:p>
          </table:table-cell>
          <table:table-cell table:style-name="ce5" table:formula="of:=[.D510]/[.D509]-1" office:value-type="percentage" office:value="0.108029662141833">
            <text:p>10.80%</text:p>
          </table:table-cell>
          <table:table-cell table:style-name="ce5" table:formula="of:=[.E510]/[.E509]-1" office:value-type="percentage" office:value="0.104477611940299">
            <text:p>10.45%</text:p>
          </table:table-cell>
          <table:table-cell table:style-name="ce5" table:formula="of:=[.C510]/[.B510]" office:value-type="percentage" office:value="0.0177512914495241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23</text:p>
          </table:table-cell>
          <table:table-cell table:style-name="ce3" table:formula="of:=[.D511]+[.B510]" office:value-type="float" office:value="34437848">
            <text:p>34437848</text:p>
          </table:table-cell>
          <table:table-cell table:style-name="ce3" table:formula="of:=[.E511]+[.C510]" office:value-type="float" office:value="610570">
            <text:p>610570</text:p>
          </table:table-cell>
          <table:table-cell table:style-name="ce3" office:value-type="float" office:value="70264">
            <text:p>70264</text:p>
          </table:table-cell>
          <table:table-cell table:style-name="ce3" office:value-type="float" office:value="501">
            <text:p>501</text:p>
          </table:table-cell>
          <table:table-cell table:style-name="ce5" table:formula="of:=[.D511]/[.D510]-1" office:value-type="percentage" office:value="0.122302617918124">
            <text:p>12.23%</text:p>
          </table:table-cell>
          <table:table-cell table:style-name="ce5" table:formula="of:=[.E511]/[.E510]-1" office:value-type="percentage" office:value="0.354054054054054">
            <text:p>35.41%</text:p>
          </table:table-cell>
          <table:table-cell table:style-name="ce5" table:formula="of:=[.C511]/[.B511]" office:value-type="percentage" office:value="0.0177296212004885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24</text:p>
          </table:table-cell>
          <table:table-cell table:style-name="ce3" table:formula="of:=[.D512]+[.B511]" office:value-type="float" office:value="34473750">
            <text:p>34473750</text:p>
          </table:table-cell>
          <table:table-cell table:style-name="ce3" table:formula="of:=[.E512]+[.C511]" office:value-type="float" office:value="610688">
            <text:p>610688</text:p>
          </table:table-cell>
          <table:table-cell table:style-name="ce3" office:value-type="float" office:value="35902">
            <text:p>35902</text:p>
          </table:table-cell>
          <table:table-cell table:style-name="ce3" office:value-type="float" office:value="118">
            <text:p>118</text:p>
          </table:table-cell>
          <table:table-cell table:style-name="ce5" table:formula="of:=[.D512]/[.D511]-1" office:value-type="percentage" office:value="-0.48904132984174">
            <text:p>-48.90%</text:p>
          </table:table-cell>
          <table:table-cell table:style-name="ce5" table:formula="of:=[.E512]/[.E511]-1" office:value-type="percentage" office:value="-0.764471057884232">
            <text:p>-76.45%</text:p>
          </table:table-cell>
          <table:table-cell table:style-name="ce5" table:formula="of:=[.C512]/[.B512]" office:value-type="percentage" office:value="0.0177145799340078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25</text:p>
          </table:table-cell>
          <table:table-cell table:style-name="ce3" table:formula="of:=[.D513]+[.B512]" office:value-type="float" office:value="34487062">
            <text:p>34487062</text:p>
          </table:table-cell>
          <table:table-cell table:style-name="ce3" table:formula="of:=[.E513]+[.C512]" office:value-type="float" office:value="610721">
            <text:p>610721</text:p>
          </table:table-cell>
          <table:table-cell table:style-name="ce3" office:value-type="float" office:value="13312">
            <text:p>13312</text:p>
          </table:table-cell>
          <table:table-cell table:style-name="ce3" office:value-type="float" office:value="33">
            <text:p>33</text:p>
          </table:table-cell>
          <table:table-cell table:style-name="ce5" table:formula="of:=[.D513]/[.D512]-1" office:value-type="percentage" office:value="-0.629212857222439">
            <text:p>-62.92%</text:p>
          </table:table-cell>
          <table:table-cell table:style-name="ce5" table:formula="of:=[.E513]/[.E512]-1" office:value-type="percentage" office:value="-0.720338983050848">
            <text:p>-72.03%</text:p>
          </table:table-cell>
          <table:table-cell table:style-name="ce5" table:formula="of:=[.C513]/[.B513]" office:value-type="percentage" office:value="0.0177086989897835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26</text:p>
          </table:table-cell>
          <table:table-cell table:style-name="ce3" table:formula="of:=[.D514]+[.B513]" office:value-type="float" office:value="34577822">
            <text:p>34577822</text:p>
          </table:table-cell>
          <table:table-cell table:style-name="ce3" table:formula="of:=[.E514]+[.C513]" office:value-type="float" office:value="611087">
            <text:p>611087</text:p>
          </table:table-cell>
          <table:table-cell table:style-name="ce3" office:value-type="float" office:value="90760">
            <text:p>90760</text:p>
          </table:table-cell>
          <table:table-cell table:style-name="ce3" office:value-type="float" office:value="366">
            <text:p>366</text:p>
          </table:table-cell>
          <table:table-cell table:style-name="ce5" table:formula="of:=[.D514]/[.D513]-1" office:value-type="percentage" office:value="5.81790865384615">
            <text:p>581.79%</text:p>
          </table:table-cell>
          <table:table-cell table:style-name="ce5" table:formula="of:=[.E514]/[.E513]-1" office:value-type="percentage" office:value="10.0909090909091">
            <text:p>1009.09%</text:p>
          </table:table-cell>
          <table:table-cell table:style-name="ce5" table:formula="of:=[.C514]/[.B514]" office:value-type="percentage" office:value="0.0176728019480232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27</text:p>
          </table:table-cell>
          <table:table-cell table:style-name="ce3" table:formula="of:=[.D515]+[.B514]" office:value-type="float" office:value="34682073">
            <text:p>34682073</text:p>
          </table:table-cell>
          <table:table-cell table:style-name="ce3" table:formula="of:=[.E515]+[.C514]" office:value-type="float" office:value="611444">
            <text:p>611444</text:p>
          </table:table-cell>
          <table:table-cell table:style-name="ce3" office:value-type="float" office:value="104251">
            <text:p>104251</text:p>
          </table:table-cell>
          <table:table-cell table:style-name="ce3" office:value-type="float" office:value="357">
            <text:p>357</text:p>
          </table:table-cell>
          <table:table-cell table:style-name="ce5" table:formula="of:=[.D515]/[.D514]-1" office:value-type="percentage" office:value="0.148644777434993">
            <text:p>14.86%</text:p>
          </table:table-cell>
          <table:table-cell table:style-name="ce5" table:formula="of:=[.E515]/[.E514]-1" office:value-type="percentage" office:value="-0.0245901639344263">
            <text:p>-2.46%</text:p>
          </table:table-cell>
          <table:table-cell table:style-name="ce5" table:formula="of:=[.C515]/[.B515]" office:value-type="percentage" office:value="0.0176299726951154">
            <text:p>1.7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28</text:p>
          </table:table-cell>
          <table:table-cell table:style-name="ce3" table:formula="of:=[.D516]+[.B515]" office:value-type="float" office:value="34769590">
            <text:p>34769590</text:p>
          </table:table-cell>
          <table:table-cell table:style-name="ce3" table:formula="of:=[.E516]+[.C515]" office:value-type="float" office:value="611983">
            <text:p>611983</text:p>
          </table:table-cell>
          <table:table-cell table:style-name="ce3" office:value-type="float" office:value="87517">
            <text:p>87517</text:p>
          </table:table-cell>
          <table:table-cell table:style-name="ce3" office:value-type="float" office:value="539">
            <text:p>539</text:p>
          </table:table-cell>
          <table:table-cell table:style-name="ce5" table:formula="of:=[.D516]/[.D515]-1" office:value-type="percentage" office:value="-0.160516445885411">
            <text:p>-16.05%</text:p>
          </table:table-cell>
          <table:table-cell table:style-name="ce5" table:formula="of:=[.E516]/[.E515]-1" office:value-type="percentage" office:value="0.509803921568627">
            <text:p>50.98%</text:p>
          </table:table-cell>
          <table:table-cell table:style-name="ce5" table:formula="of:=[.C516]/[.B516]" office:value-type="percentage" office:value="0.0176010991213874">
            <text:p>1.7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29</text:p>
          </table:table-cell>
          <table:table-cell table:style-name="ce3" table:formula="of:=[.D517]+[.B516]" office:value-type="float" office:value="34858095">
            <text:p>34858095</text:p>
          </table:table-cell>
          <table:table-cell table:style-name="ce3" table:formula="of:=[.E517]+[.C516]" office:value-type="float" office:value="612384">
            <text:p>612384</text:p>
          </table:table-cell>
          <table:table-cell table:style-name="ce3" office:value-type="float" office:value="88505">
            <text:p>88505</text:p>
          </table:table-cell>
          <table:table-cell table:style-name="ce3" office:value-type="float" office:value="401">
            <text:p>401</text:p>
          </table:table-cell>
          <table:table-cell table:style-name="ce5" table:formula="of:=[.D517]/[.D516]-1" office:value-type="percentage" office:value="0.0112892352342973">
            <text:p>1.13%</text:p>
          </table:table-cell>
          <table:table-cell table:style-name="ce5" table:formula="of:=[.E517]/[.E516]-1" office:value-type="percentage" office:value="-0.256029684601113">
            <text:p>-25.60%</text:p>
          </table:table-cell>
          <table:table-cell table:style-name="ce5" table:formula="of:=[.C517]/[.B517]" office:value-type="percentage" office:value="0.017567913564984">
            <text:p>1.7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30</text:p>
          </table:table-cell>
          <table:table-cell table:style-name="ce3" table:formula="of:=[.D518]+[.B517]" office:value-type="float" office:value="34961070">
            <text:p>34961070</text:p>
          </table:table-cell>
          <table:table-cell table:style-name="ce3" table:formula="of:=[.E518]+[.C517]" office:value-type="float" office:value="612966">
            <text:p>612966</text:p>
          </table:table-cell>
          <table:table-cell table:style-name="ce3" office:value-type="float" office:value="102975">
            <text:p>102975</text:p>
          </table:table-cell>
          <table:table-cell table:style-name="ce3" office:value-type="float" office:value="582">
            <text:p>582</text:p>
          </table:table-cell>
          <table:table-cell table:style-name="ce5" table:formula="of:=[.D518]/[.D517]-1" office:value-type="percentage" office:value="0.163493587932885">
            <text:p>16.35%</text:p>
          </table:table-cell>
          <table:table-cell table:style-name="ce5" table:formula="of:=[.E518]/[.E517]-1" office:value-type="percentage" office:value="0.451371571072319">
            <text:p>45.14%</text:p>
          </table:table-cell>
          <table:table-cell table:style-name="ce5" table:formula="of:=[.C518]/[.B518]" office:value-type="percentage" office:value="0.0175328157862445">
            <text:p>1.7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31</text:p>
          </table:table-cell>
          <table:table-cell table:style-name="ce3" table:formula="of:=[.D519]+[.B518]" office:value-type="float" office:value="35018951">
            <text:p>35018951</text:p>
          </table:table-cell>
          <table:table-cell table:style-name="ce3" table:formula="of:=[.E519]+[.C518]" office:value-type="float" office:value="613231">
            <text:p>613231</text:p>
          </table:table-cell>
          <table:table-cell table:style-name="ce3" office:value-type="float" office:value="57881">
            <text:p>57881</text:p>
          </table:table-cell>
          <table:table-cell table:style-name="ce3" office:value-type="float" office:value="265">
            <text:p>265</text:p>
          </table:table-cell>
          <table:table-cell table:style-name="ce5" table:formula="of:=[.D519]/[.D518]-1" office:value-type="percentage" office:value="-0.43791211459092">
            <text:p>-43.79%</text:p>
          </table:table-cell>
          <table:table-cell table:style-name="ce5" table:formula="of:=[.E519]/[.E518]-1" office:value-type="percentage" office:value="-0.5446735395189">
            <text:p>-54.47%</text:p>
          </table:table-cell>
          <table:table-cell table:style-name="ce5" table:formula="of:=[.C519]/[.B519]" office:value-type="percentage" office:value="0.0175114040394871">
            <text:p>1.7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01</text:p>
          </table:table-cell>
          <table:table-cell table:style-name="ce3" table:formula="of:=[.D520]+[.B519]" office:value-type="float" office:value="35036367">
            <text:p>35036367</text:p>
          </table:table-cell>
          <table:table-cell table:style-name="ce3" table:formula="of:=[.E520]+[.C519]" office:value-type="float" office:value="613297">
            <text:p>613297</text:p>
          </table:table-cell>
          <table:table-cell table:style-name="ce3" office:value-type="float" office:value="17416">
            <text:p>17416</text:p>
          </table:table-cell>
          <table:table-cell table:style-name="ce3" office:value-type="float" office:value="66">
            <text:p>66</text:p>
          </table:table-cell>
          <table:table-cell table:style-name="ce5" table:formula="of:=[.D520]/[.D519]-1" office:value-type="percentage" office:value="-0.699106788065168">
            <text:p>-69.91%</text:p>
          </table:table-cell>
          <table:table-cell table:style-name="ce5" table:formula="of:=[.E520]/[.E519]-1" office:value-type="percentage" office:value="-0.750943396226415">
            <text:p>-75.09%</text:p>
          </table:table-cell>
          <table:table-cell table:style-name="ce5" table:formula="of:=[.C520]/[.B520]" office:value-type="percentage" office:value="0.0175045831663996">
            <text:p>1.7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02</text:p>
          </table:table-cell>
          <table:table-cell table:style-name="ce3" table:formula="of:=[.D521]+[.B520]" office:value-type="float" office:value="35173816">
            <text:p>35173816</text:p>
          </table:table-cell>
          <table:table-cell table:style-name="ce3" table:formula="of:=[.E521]+[.C520]" office:value-type="float" office:value="613732">
            <text:p>613732</text:p>
          </table:table-cell>
          <table:table-cell table:style-name="ce3" office:value-type="float" office:value="137449">
            <text:p>137449</text:p>
          </table:table-cell>
          <table:table-cell table:style-name="ce3" office:value-type="float" office:value="435">
            <text:p>435</text:p>
          </table:table-cell>
          <table:table-cell table:style-name="ce5" table:formula="of:=[.D521]/[.D520]-1" office:value-type="percentage" office:value="6.89211070280202">
            <text:p>689.21%</text:p>
          </table:table-cell>
          <table:table-cell table:style-name="ce5" table:formula="of:=[.E521]/[.E520]-1" office:value-type="percentage" office:value="5.59090909090909">
            <text:p>559.09%</text:p>
          </table:table-cell>
          <table:table-cell table:style-name="ce5" table:formula="of:=[.C521]/[.B521]" office:value-type="percentage" office:value="0.017448547521827">
            <text:p>1.7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03</text:p>
          </table:table-cell>
          <table:table-cell table:style-name="ce3" table:formula="of:=[.D522]+[.B521]" office:value-type="float" office:value="35315441">
            <text:p>35315441</text:p>
          </table:table-cell>
          <table:table-cell table:style-name="ce3" table:formula="of:=[.E522]+[.C521]" office:value-type="float" office:value="614409">
            <text:p>614409</text:p>
          </table:table-cell>
          <table:table-cell table:style-name="ce3" office:value-type="float" office:value="141625">
            <text:p>141625</text:p>
          </table:table-cell>
          <table:table-cell table:style-name="ce3" office:value-type="float" office:value="677">
            <text:p>677</text:p>
          </table:table-cell>
          <table:table-cell table:style-name="ce5" table:formula="of:=[.D522]/[.D521]-1" office:value-type="percentage" office:value="0.0303821781169742">
            <text:p>3.04%</text:p>
          </table:table-cell>
          <table:table-cell table:style-name="ce5" table:formula="of:=[.E522]/[.E521]-1" office:value-type="percentage" office:value="0.55632183908046">
            <text:p>55.63%</text:p>
          </table:table-cell>
          <table:table-cell table:style-name="ce5" table:formula="of:=[.C522]/[.B522]" office:value-type="percentage" office:value="0.0173977439500189">
            <text:p>1.7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04</text:p>
          </table:table-cell>
          <table:table-cell table:style-name="ce3" table:formula="of:=[.D523]+[.B522]" office:value-type="float" office:value="35435054">
            <text:p>35435054</text:p>
          </table:table-cell>
          <table:table-cell table:style-name="ce3" table:formula="of:=[.E523]+[.C522]" office:value-type="float" office:value="615052">
            <text:p>615052</text:p>
          </table:table-cell>
          <table:table-cell table:style-name="ce3" office:value-type="float" office:value="119613">
            <text:p>119613</text:p>
          </table:table-cell>
          <table:table-cell table:style-name="ce3" office:value-type="float" office:value="643">
            <text:p>643</text:p>
          </table:table-cell>
          <table:table-cell table:style-name="ce5" table:formula="of:=[.D523]/[.D522]-1" office:value-type="percentage" office:value="-0.15542453662842">
            <text:p>-15.54%</text:p>
          </table:table-cell>
          <table:table-cell table:style-name="ce5" table:formula="of:=[.E523]/[.E522]-1" office:value-type="percentage" office:value="-0.0502215657311669">
            <text:p>-5.02%</text:p>
          </table:table-cell>
          <table:table-cell table:style-name="ce5" table:formula="of:=[.C523]/[.B523]" office:value-type="percentage" office:value="0.0173571627688221">
            <text:p>1.7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05</text:p>
          </table:table-cell>
          <table:table-cell table:style-name="ce3" table:formula="of:=[.D524]+[.B523]" office:value-type="float" office:value="35555780">
            <text:p>35555780</text:p>
          </table:table-cell>
          <table:table-cell table:style-name="ce3" table:formula="of:=[.E524]+[.C523]" office:value-type="float" office:value="615635">
            <text:p>615635</text:p>
          </table:table-cell>
          <table:table-cell table:style-name="ce3" office:value-type="float" office:value="120726">
            <text:p>120726</text:p>
          </table:table-cell>
          <table:table-cell table:style-name="ce3" office:value-type="float" office:value="583">
            <text:p>583</text:p>
          </table:table-cell>
          <table:table-cell table:style-name="ce5" table:formula="of:=[.D524]/[.D523]-1" office:value-type="percentage" office:value="0.00930500865290562">
            <text:p>0.93%</text:p>
          </table:table-cell>
          <table:table-cell table:style-name="ce5" table:formula="of:=[.E524]/[.E523]-1" office:value-type="percentage" office:value="-0.0933125972006221">
            <text:p>-9.33%</text:p>
          </table:table-cell>
          <table:table-cell table:style-name="ce5" table:formula="of:=[.C524]/[.B524]" office:value-type="percentage" office:value="0.0173146250764292">
            <text:p>1.7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06</text:p>
          </table:table-cell>
          <table:table-cell table:style-name="ce3" table:formula="of:=[.D525]+[.B524]" office:value-type="float" office:value="35695786">
            <text:p>35695786</text:p>
          </table:table-cell>
          <table:table-cell table:style-name="ce3" table:formula="of:=[.E525]+[.C524]" office:value-type="float" office:value="616395">
            <text:p>616395</text:p>
          </table:table-cell>
          <table:table-cell table:style-name="ce3" office:value-type="float" office:value="140006">
            <text:p>140006</text:p>
          </table:table-cell>
          <table:table-cell table:style-name="ce3" office:value-type="float" office:value="760">
            <text:p>760</text:p>
          </table:table-cell>
          <table:table-cell table:style-name="ce5" table:formula="of:=[.D525]/[.D524]-1" office:value-type="percentage" office:value="0.159700478770108">
            <text:p>15.97%</text:p>
          </table:table-cell>
          <table:table-cell table:style-name="ce5" table:formula="of:=[.E525]/[.E524]-1" office:value-type="percentage" office:value="0.30360205831904">
            <text:p>30.36%</text:p>
          </table:table-cell>
          <table:table-cell table:style-name="ce5" table:formula="of:=[.C525]/[.B525]" office:value-type="percentage" office:value="0.0172680046882845">
            <text:p>1.7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07</text:p>
          </table:table-cell>
          <table:table-cell table:style-name="ce3" table:formula="of:=[.D526]+[.B525]" office:value-type="float" office:value="35782962">
            <text:p>35782962</text:p>
          </table:table-cell>
          <table:table-cell table:style-name="ce3" table:formula="of:=[.E526]+[.C525]" office:value-type="float" office:value="616628">
            <text:p>616628</text:p>
          </table:table-cell>
          <table:table-cell table:style-name="ce3" office:value-type="float" office:value="87176">
            <text:p>87176</text:p>
          </table:table-cell>
          <table:table-cell table:style-name="ce3" office:value-type="float" office:value="233">
            <text:p>233</text:p>
          </table:table-cell>
          <table:table-cell table:style-name="ce5" table:formula="of:=[.D526]/[.D525]-1" office:value-type="percentage" office:value="-0.377340971101239">
            <text:p>-37.73%</text:p>
          </table:table-cell>
          <table:table-cell table:style-name="ce5" table:formula="of:=[.E526]/[.E525]-1" office:value-type="percentage" office:value="-0.693421052631579">
            <text:p>-69.34%</text:p>
          </table:table-cell>
          <table:table-cell table:style-name="ce5" table:formula="of:=[.C526]/[.B526]" office:value-type="percentage" office:value="0.0172324471070897">
            <text:p>1.7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08</text:p>
          </table:table-cell>
          <table:table-cell table:style-name="ce3" table:formula="of:=[.D527]+[.B526]" office:value-type="float" office:value="35816843">
            <text:p>35816843</text:p>
          </table:table-cell>
          <table:table-cell table:style-name="ce3" table:formula="of:=[.E527]+[.C526]" office:value-type="float" office:value="616862">
            <text:p>616862</text:p>
          </table:table-cell>
          <table:table-cell table:style-name="ce3" office:value-type="float" office:value="33881">
            <text:p>33881</text:p>
          </table:table-cell>
          <table:table-cell table:style-name="ce3" office:value-type="float" office:value="234">
            <text:p>234</text:p>
          </table:table-cell>
          <table:table-cell table:style-name="ce5" table:formula="of:=[.D527]/[.D526]-1" office:value-type="percentage" office:value="-0.611349453978159">
            <text:p>-61.13%</text:p>
          </table:table-cell>
          <table:table-cell table:style-name="ce5" table:formula="of:=[.E527]/[.E526]-1" office:value-type="percentage" office:value="0.00429184549356232">
            <text:p>0.43%</text:p>
          </table:table-cell>
          <table:table-cell table:style-name="ce5" table:formula="of:=[.C527]/[.B527]" office:value-type="percentage" office:value="0.0172226792852737">
            <text:p>1.7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09</text:p>
          </table:table-cell>
          <table:table-cell table:style-name="ce3" table:formula="of:=[.D528]+[.B527]" office:value-type="float" office:value="35976638">
            <text:p>35976638</text:p>
          </table:table-cell>
          <table:table-cell table:style-name="ce3" table:formula="of:=[.E528]+[.C527]" office:value-type="float" office:value="617294">
            <text:p>617294</text:p>
          </table:table-cell>
          <table:table-cell table:style-name="ce3" office:value-type="float" office:value="159795">
            <text:p>159795</text:p>
          </table:table-cell>
          <table:table-cell table:style-name="ce3" office:value-type="float" office:value="432">
            <text:p>432</text:p>
          </table:table-cell>
          <table:table-cell table:style-name="ce5" table:formula="of:=[.D528]/[.D527]-1" office:value-type="percentage" office:value="3.71636020188306">
            <text:p>371.64%</text:p>
          </table:table-cell>
          <table:table-cell table:style-name="ce5" table:formula="of:=[.E528]/[.E527]-1" office:value-type="percentage" office:value="0.846153846153846">
            <text:p>84.62%</text:p>
          </table:table-cell>
          <table:table-cell table:style-name="ce5" table:formula="of:=[.C528]/[.B528]" office:value-type="percentage" office:value="0.0171581902678066">
            <text:p>1.7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10</text:p>
          </table:table-cell>
          <table:table-cell table:style-name="ce3" table:formula="of:=[.D529]+[.B528]" office:value-type="float" office:value="36140863">
            <text:p>36140863</text:p>
          </table:table-cell>
          <table:table-cell table:style-name="ce3" table:formula="of:=[.E529]+[.C528]" office:value-type="float" office:value="618298">
            <text:p>618298</text:p>
          </table:table-cell>
          <table:table-cell table:style-name="ce3" office:value-type="float" office:value="164225">
            <text:p>164225</text:p>
          </table:table-cell>
          <table:table-cell table:style-name="ce3" office:value-type="float" office:value="1004">
            <text:p>1004</text:p>
          </table:table-cell>
          <table:table-cell table:style-name="ce5" table:formula="of:=[.D529]/[.D528]-1" office:value-type="percentage" office:value="0.0277230201195282">
            <text:p>2.77%</text:p>
          </table:table-cell>
          <table:table-cell table:style-name="ce5" table:formula="of:=[.E529]/[.E528]-1" office:value-type="percentage" office:value="1.32407407407407">
            <text:p>132.41%</text:p>
          </table:table-cell>
          <table:table-cell table:style-name="ce5" table:formula="of:=[.C529]/[.B529]" office:value-type="percentage" office:value="0.0171080032040187">
            <text:p>1.7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11</text:p>
          </table:table-cell>
          <table:table-cell table:style-name="ce3" table:formula="of:=[.D530]+[.B529]" office:value-type="float" office:value="36259068">
            <text:p>36259068</text:p>
          </table:table-cell>
          <table:table-cell table:style-name="ce3" table:formula="of:=[.E530]+[.C529]" office:value-type="float" office:value="618792">
            <text:p>618792</text:p>
          </table:table-cell>
          <table:table-cell table:style-name="ce3" office:value-type="float" office:value="118205">
            <text:p>118205</text:p>
          </table:table-cell>
          <table:table-cell table:style-name="ce3" office:value-type="float" office:value="494">
            <text:p>494</text:p>
          </table:table-cell>
          <table:table-cell table:style-name="ce5" table:formula="of:=[.D530]/[.D529]-1" office:value-type="percentage" office:value="-0.28022530065459">
            <text:p>-28.02%</text:p>
          </table:table-cell>
          <table:table-cell table:style-name="ce5" table:formula="of:=[.E530]/[.E529]-1" office:value-type="percentage" office:value="-0.50796812749004">
            <text:p>-50.80%</text:p>
          </table:table-cell>
          <table:table-cell table:style-name="ce5" table:formula="of:=[.C530]/[.B530]" office:value-type="percentage" office:value="0.0170658550848577">
            <text:p>1.7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12</text:p>
          </table:table-cell>
          <table:table-cell table:style-name="ce3" table:formula="of:=[.D531]+[.B530]" office:value-type="float" office:value="36406675">
            <text:p>36406675</text:p>
          </table:table-cell>
          <table:table-cell table:style-name="ce3" table:formula="of:=[.E531]+[.C530]" office:value-type="float" office:value="619494">
            <text:p>619494</text:p>
          </table:table-cell>
          <table:table-cell table:style-name="ce3" office:value-type="float" office:value="147607">
            <text:p>147607</text:p>
          </table:table-cell>
          <table:table-cell table:style-name="ce3" office:value-type="float" office:value="702">
            <text:p>702</text:p>
          </table:table-cell>
          <table:table-cell table:style-name="ce5" table:formula="of:=[.D531]/[.D530]-1" office:value-type="percentage" office:value="0.248737363055708">
            <text:p>24.87%</text:p>
          </table:table-cell>
          <table:table-cell table:style-name="ce5" table:formula="of:=[.E531]/[.E530]-1" office:value-type="percentage" office:value="0.421052631578947">
            <text:p>42.11%</text:p>
          </table:table-cell>
          <table:table-cell table:style-name="ce5" table:formula="of:=[.C531]/[.B531]" office:value-type="percentage" office:value="0.0170159455649273">
            <text:p>1.7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13</text:p>
          </table:table-cell>
          <table:table-cell table:style-name="ce3" table:formula="of:=[.D532]+[.B531]" office:value-type="float" office:value="36583662">
            <text:p>36583662</text:p>
          </table:table-cell>
          <table:table-cell table:style-name="ce3" table:formula="of:=[.E532]+[.C531]" office:value-type="float" office:value="620740">
            <text:p>620740</text:p>
          </table:table-cell>
          <table:table-cell table:style-name="ce3" office:value-type="float" office:value="176987">
            <text:p>176987</text:p>
          </table:table-cell>
          <table:table-cell table:style-name="ce3" office:value-type="float" office:value="1246">
            <text:p>1246</text:p>
          </table:table-cell>
          <table:table-cell table:style-name="ce5" table:formula="of:=[.D532]/[.D531]-1" office:value-type="percentage" office:value="0.199042050851247">
            <text:p>19.90%</text:p>
          </table:table-cell>
          <table:table-cell table:style-name="ce5" table:formula="of:=[.E532]/[.E531]-1" office:value-type="percentage" office:value="0.774928774928775">
            <text:p>77.49%</text:p>
          </table:table-cell>
          <table:table-cell table:style-name="ce5" table:formula="of:=[.C532]/[.B532]" office:value-type="percentage" office:value="0.0169676835522917">
            <text:p>1.7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14</text:p>
          </table:table-cell>
          <table:table-cell table:style-name="ce3" table:formula="of:=[.D533]+[.B532]" office:value-type="float" office:value="36683815">
            <text:p>36683815</text:p>
          </table:table-cell>
          <table:table-cell table:style-name="ce3" table:formula="of:=[.E533]+[.C532]" office:value-type="float" office:value="620986">
            <text:p>620986</text:p>
          </table:table-cell>
          <table:table-cell table:style-name="ce3" office:value-type="float" office:value="100153">
            <text:p>100153</text:p>
          </table:table-cell>
          <table:table-cell table:style-name="ce3" office:value-type="float" office:value="246">
            <text:p>246</text:p>
          </table:table-cell>
          <table:table-cell table:style-name="ce5" table:formula="of:=[.D533]/[.D532]-1" office:value-type="percentage" office:value="-0.43412228016747">
            <text:p>-43.41%</text:p>
          </table:table-cell>
          <table:table-cell table:style-name="ce5" table:formula="of:=[.E533]/[.E532]-1" office:value-type="percentage" office:value="-0.802568218298555">
            <text:p>-80.26%</text:p>
          </table:table-cell>
          <table:table-cell table:style-name="ce5" table:formula="of:=[.C533]/[.B533]" office:value-type="percentage" office:value="0.0169280648700251">
            <text:p>1.6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15</text:p>
          </table:table-cell>
          <table:table-cell table:style-name="ce3" table:formula="of:=[.D534]+[.B533]" office:value-type="float" office:value="36728372">
            <text:p>36728372</text:p>
          </table:table-cell>
          <table:table-cell table:style-name="ce3" table:formula="of:=[.E534]+[.C533]" office:value-type="float" office:value="621268">
            <text:p>621268</text:p>
          </table:table-cell>
          <table:table-cell table:style-name="ce3" office:value-type="float" office:value="44557">
            <text:p>44557</text:p>
          </table:table-cell>
          <table:table-cell table:style-name="ce3" office:value-type="float" office:value="282">
            <text:p>282</text:p>
          </table:table-cell>
          <table:table-cell table:style-name="ce5" table:formula="of:=[.D534]/[.D533]-1" office:value-type="percentage" office:value="-0.555110680658592">
            <text:p>-55.51%</text:p>
          </table:table-cell>
          <table:table-cell table:style-name="ce5" table:formula="of:=[.E534]/[.E533]-1" office:value-type="percentage" office:value="0.146341463414634">
            <text:p>14.63%</text:p>
          </table:table-cell>
          <table:table-cell table:style-name="ce5" table:formula="of:=[.C534]/[.B534]" office:value-type="percentage" office:value="0.0169152065874306">
            <text:p>1.6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16</text:p>
          </table:table-cell>
          <table:table-cell table:style-name="ce3" table:formula="of:=[.D535]+[.B534]" office:value-type="float" office:value="36911322">
            <text:p>36911322</text:p>
          </table:table-cell>
          <table:table-cell table:style-name="ce3" table:formula="of:=[.E535]+[.C534]" office:value-type="float" office:value="621855">
            <text:p>621855</text:p>
          </table:table-cell>
          <table:table-cell table:style-name="ce3" office:value-type="float" office:value="182950">
            <text:p>182950</text:p>
          </table:table-cell>
          <table:table-cell table:style-name="ce3" office:value-type="float" office:value="587">
            <text:p>587</text:p>
          </table:table-cell>
          <table:table-cell table:style-name="ce5" table:formula="of:=[.D535]/[.D534]-1" office:value-type="percentage" office:value="3.10597661422448">
            <text:p>310.60%</text:p>
          </table:table-cell>
          <table:table-cell table:style-name="ce5" table:formula="of:=[.E535]/[.E534]-1" office:value-type="percentage" office:value="1.08156028368794">
            <text:p>108.16%</text:p>
          </table:table-cell>
          <table:table-cell table:style-name="ce5" table:formula="of:=[.C535]/[.B535]" office:value-type="percentage" office:value="0.0168472697889282">
            <text:p>1.6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17</text:p>
          </table:table-cell>
          <table:table-cell table:style-name="ce3" table:formula="of:=[.D536]+[.B535]" office:value-type="float" office:value="37071790">
            <text:p>37071790</text:p>
          </table:table-cell>
          <table:table-cell table:style-name="ce3" table:formula="of:=[.E536]+[.C535]" office:value-type="float" office:value="622639">
            <text:p>622639</text:p>
          </table:table-cell>
          <table:table-cell table:style-name="ce3" office:value-type="float" office:value="160468">
            <text:p>160468</text:p>
          </table:table-cell>
          <table:table-cell table:style-name="ce3" office:value-type="float" office:value="784">
            <text:p>784</text:p>
          </table:table-cell>
          <table:table-cell table:style-name="ce5" table:formula="of:=[.D536]/[.D535]-1" office:value-type="percentage" office:value="-0.122886034435638">
            <text:p>-12.29%</text:p>
          </table:table-cell>
          <table:table-cell table:style-name="ce5" table:formula="of:=[.E536]/[.E535]-1" office:value-type="percentage" office:value="0.335604770017036">
            <text:p>33.56%</text:p>
          </table:table-cell>
          <table:table-cell table:style-name="ce5" table:formula="of:=[.C536]/[.B536]" office:value-type="percentage" office:value="0.0167954932847861">
            <text:p>1.6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18</text:p>
          </table:table-cell>
          <table:table-cell table:style-name="ce3" table:formula="of:=[.D537]+[.B536]" office:value-type="float" office:value="37234784">
            <text:p>37234784</text:p>
          </table:table-cell>
          <table:table-cell table:style-name="ce3" table:formula="of:=[.E537]+[.C536]" office:value-type="float" office:value="623722">
            <text:p>623722</text:p>
          </table:table-cell>
          <table:table-cell table:style-name="ce3" office:value-type="float" office:value="162994">
            <text:p>162994</text:p>
          </table:table-cell>
          <table:table-cell table:style-name="ce3" office:value-type="float" office:value="1083">
            <text:p>1083</text:p>
          </table:table-cell>
          <table:table-cell table:style-name="ce5" table:formula="of:=[.D537]/[.D536]-1" office:value-type="percentage" office:value="0.0157414562404965">
            <text:p>1.57%</text:p>
          </table:table-cell>
          <table:table-cell table:style-name="ce5" table:formula="of:=[.E537]/[.E536]-1" office:value-type="percentage" office:value="0.381377551020408">
            <text:p>38.14%</text:p>
          </table:table-cell>
          <table:table-cell table:style-name="ce5" table:formula="of:=[.C537]/[.B537]" office:value-type="percentage" office:value="0.016751057290946">
            <text:p>1.6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19</text:p>
          </table:table-cell>
          <table:table-cell table:style-name="ce3" table:formula="of:=[.D538]+[.B537]" office:value-type="float" office:value="37384768">
            <text:p>37384768</text:p>
          </table:table-cell>
          <table:table-cell table:style-name="ce3" table:formula="of:=[.E538]+[.C537]" office:value-type="float" office:value="625489">
            <text:p>625489</text:p>
          </table:table-cell>
          <table:table-cell table:style-name="ce3" office:value-type="float" office:value="149984">
            <text:p>149984</text:p>
          </table:table-cell>
          <table:table-cell table:style-name="ce3" office:value-type="float" office:value="1767">
            <text:p>1767</text:p>
          </table:table-cell>
          <table:table-cell table:style-name="ce5" table:formula="of:=[.D538]/[.D537]-1" office:value-type="percentage" office:value="-0.0798188890388604">
            <text:p>-7.98%</text:p>
          </table:table-cell>
          <table:table-cell table:style-name="ce5" table:formula="of:=[.E538]/[.E537]-1" office:value-type="percentage" office:value="0.631578947368421">
            <text:p>63.16%</text:p>
          </table:table-cell>
          <table:table-cell table:style-name="ce5" table:formula="of:=[.C538]/[.B538]" office:value-type="percentage" office:value="0.0167311189412758">
            <text:p>1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20</text:p>
          </table:table-cell>
          <table:table-cell table:style-name="ce3" table:formula="of:=[.D539]+[.B538]" office:value-type="float" office:value="37569652">
            <text:p>37569652</text:p>
          </table:table-cell>
          <table:table-cell table:style-name="ce3" table:formula="of:=[.E539]+[.C538]" office:value-type="float" office:value="626969">
            <text:p>626969</text:p>
          </table:table-cell>
          <table:table-cell table:style-name="ce3" office:value-type="float" office:value="184884">
            <text:p>184884</text:p>
          </table:table-cell>
          <table:table-cell table:style-name="ce3" office:value-type="float" office:value="1480">
            <text:p>1480</text:p>
          </table:table-cell>
          <table:table-cell table:style-name="ce5" table:formula="of:=[.D539]/[.D538]-1" office:value-type="percentage" office:value="0.232691487091957">
            <text:p>23.27%</text:p>
          </table:table-cell>
          <table:table-cell table:style-name="ce5" table:formula="of:=[.E539]/[.E538]-1" office:value-type="percentage" office:value="-0.162422184493492">
            <text:p>-16.24%</text:p>
          </table:table-cell>
          <table:table-cell table:style-name="ce5" table:formula="of:=[.C539]/[.B539]" office:value-type="percentage" office:value="0.0166881769360014">
            <text:p>1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21</text:p>
          </table:table-cell>
          <table:table-cell table:style-name="ce3" table:formula="of:=[.D540]+[.B539]" office:value-type="float" office:value="37667630">
            <text:p>37667630</text:p>
          </table:table-cell>
          <table:table-cell table:style-name="ce3" table:formula="of:=[.E540]+[.C539]" office:value-type="float" office:value="627534">
            <text:p>627534</text:p>
          </table:table-cell>
          <table:table-cell table:style-name="ce3" office:value-type="float" office:value="97978">
            <text:p>97978</text:p>
          </table:table-cell>
          <table:table-cell table:style-name="ce3" office:value-type="float" office:value="565">
            <text:p>565</text:p>
          </table:table-cell>
          <table:table-cell table:style-name="ce5" table:formula="of:=[.D540]/[.D539]-1" office:value-type="percentage" office:value="-0.470056900543043">
            <text:p>-47.01%</text:p>
          </table:table-cell>
          <table:table-cell table:style-name="ce5" table:formula="of:=[.E540]/[.E539]-1" office:value-type="percentage" office:value="-0.618243243243243">
            <text:p>-61.82%</text:p>
          </table:table-cell>
          <table:table-cell table:style-name="ce5" table:formula="of:=[.C540]/[.B540]" office:value-type="percentage" office:value="0.0166597686129974">
            <text:p>1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22</text:p>
          </table:table-cell>
          <table:table-cell table:style-name="ce3" table:formula="of:=[.D541]+[.B540]" office:value-type="float" office:value="37710222">
            <text:p>37710222</text:p>
          </table:table-cell>
          <table:table-cell table:style-name="ce3" table:formula="of:=[.E541]+[.C540]" office:value-type="float" office:value="627754">
            <text:p>627754</text:p>
          </table:table-cell>
          <table:table-cell table:style-name="ce3" office:value-type="float" office:value="42592">
            <text:p>42592</text:p>
          </table:table-cell>
          <table:table-cell table:style-name="ce3" office:value-type="float" office:value="220">
            <text:p>220</text:p>
          </table:table-cell>
          <table:table-cell table:style-name="ce5" table:formula="of:=[.D541]/[.D540]-1" office:value-type="percentage" office:value="-0.565290167180387">
            <text:p>-56.53%</text:p>
          </table:table-cell>
          <table:table-cell table:style-name="ce5" table:formula="of:=[.E541]/[.E540]-1" office:value-type="percentage" office:value="-0.610619469026549">
            <text:p>-61.06%</text:p>
          </table:table-cell>
          <table:table-cell table:style-name="ce5" table:formula="of:=[.C541]/[.B541]" office:value-type="percentage" office:value="0.0166467861154464">
            <text:p>1.6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23</text:p>
          </table:table-cell>
          <table:table-cell table:style-name="ce3" table:formula="of:=[.D542]+[.B541]" office:value-type="float" office:value="37958710">
            <text:p>37958710</text:p>
          </table:table-cell>
          <table:table-cell table:style-name="ce3" table:formula="of:=[.E542]+[.C541]" office:value-type="float" office:value="629047">
            <text:p>629047</text:p>
          </table:table-cell>
          <table:table-cell table:style-name="ce3" office:value-type="float" office:value="248488">
            <text:p>248488</text:p>
          </table:table-cell>
          <table:table-cell table:style-name="ce3" office:value-type="float" office:value="1293">
            <text:p>1293</text:p>
          </table:table-cell>
          <table:table-cell table:style-name="ce5" table:formula="of:=[.D542]/[.D541]-1" office:value-type="percentage" office:value="4.83414725770098">
            <text:p>483.41%</text:p>
          </table:table-cell>
          <table:table-cell table:style-name="ce5" table:formula="of:=[.E542]/[.E541]-1" office:value-type="percentage" office:value="4.87727272727273">
            <text:p>487.73%</text:p>
          </table:table-cell>
          <table:table-cell table:style-name="ce5" table:formula="of:=[.C542]/[.B542]" office:value-type="percentage" office:value="0.0165718750716239">
            <text:p>1.6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24</text:p>
          </table:table-cell>
          <table:table-cell table:style-name="ce3" table:formula="of:=[.D543]+[.B542]" office:value-type="float" office:value="38112006">
            <text:p>38112006</text:p>
          </table:table-cell>
          <table:table-cell table:style-name="ce3" table:formula="of:=[.E543]+[.C542]" office:value-type="float" office:value="630365">
            <text:p>630365</text:p>
          </table:table-cell>
          <table:table-cell table:style-name="ce3" office:value-type="float" office:value="153296">
            <text:p>153296</text:p>
          </table:table-cell>
          <table:table-cell table:style-name="ce3" office:value-type="float" office:value="1318">
            <text:p>1318</text:p>
          </table:table-cell>
          <table:table-cell table:style-name="ce5" table:formula="of:=[.D543]/[.D542]-1" office:value-type="percentage" office:value="-0.383084897459837">
            <text:p>-38.31%</text:p>
          </table:table-cell>
          <table:table-cell table:style-name="ce5" table:formula="of:=[.E543]/[.E542]-1" office:value-type="percentage" office:value="0.0193348801237432">
            <text:p>1.93%</text:p>
          </table:table-cell>
          <table:table-cell table:style-name="ce5" table:formula="of:=[.C543]/[.B543]" office:value-type="percentage" office:value="0.016539801132483">
            <text:p>1.6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25</text:p>
          </table:table-cell>
          <table:table-cell table:style-name="ce3" table:formula="of:=[.D544]+[.B543]" office:value-type="float" office:value="38288432">
            <text:p>38288432</text:p>
          </table:table-cell>
          <table:table-cell table:style-name="ce3" table:formula="of:=[.E544]+[.C543]" office:value-type="float" office:value="631667">
            <text:p>631667</text:p>
          </table:table-cell>
          <table:table-cell table:style-name="ce3" office:value-type="float" office:value="176426">
            <text:p>176426</text:p>
          </table:table-cell>
          <table:table-cell table:style-name="ce3" office:value-type="float" office:value="1302">
            <text:p>1302</text:p>
          </table:table-cell>
          <table:table-cell table:style-name="ce5" table:formula="of:=[.D544]/[.D543]-1" office:value-type="percentage" office:value="0.150884563197996">
            <text:p>15.09%</text:p>
          </table:table-cell>
          <table:table-cell table:style-name="ce5" table:formula="of:=[.E544]/[.E543]-1" office:value-type="percentage" office:value="-0.0121396054628224">
            <text:p>-1.21%</text:p>
          </table:table-cell>
          <table:table-cell table:style-name="ce5" table:formula="of:=[.C544]/[.B544]" office:value-type="percentage" office:value="0.0164975938424431">
            <text:p>1.6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26</text:p>
          </table:table-cell>
          <table:table-cell table:style-name="ce3" table:formula="of:=[.D545]+[.B544]" office:value-type="float" office:value="38472706">
            <text:p>38472706</text:p>
          </table:table-cell>
          <table:table-cell table:style-name="ce3" table:formula="of:=[.E545]+[.C544]" office:value-type="float" office:value="633933">
            <text:p>633933</text:p>
          </table:table-cell>
          <table:table-cell table:style-name="ce3" office:value-type="float" office:value="184274">
            <text:p>184274</text:p>
          </table:table-cell>
          <table:table-cell table:style-name="ce3" office:value-type="float" office:value="2266">
            <text:p>2266</text:p>
          </table:table-cell>
          <table:table-cell table:style-name="ce5" table:formula="of:=[.D545]/[.D544]-1" office:value-type="percentage" office:value="0.0444832394318297">
            <text:p>4.45%</text:p>
          </table:table-cell>
          <table:table-cell table:style-name="ce5" table:formula="of:=[.E545]/[.E544]-1" office:value-type="percentage" office:value="0.740399385560676">
            <text:p>74.04%</text:p>
          </table:table-cell>
          <table:table-cell table:style-name="ce5" table:formula="of:=[.C545]/[.B545]" office:value-type="percentage" office:value="0.016477473666656">
            <text:p>1.6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27</text:p>
          </table:table-cell>
          <table:table-cell table:style-name="ce3" table:formula="of:=[.D546]+[.B545]" office:value-type="float" office:value="38662755">
            <text:p>38662755</text:p>
          </table:table-cell>
          <table:table-cell table:style-name="ce3" table:formula="of:=[.E546]+[.C545]" office:value-type="float" office:value="635363">
            <text:p>635363</text:p>
          </table:table-cell>
          <table:table-cell table:style-name="ce3" office:value-type="float" office:value="190049">
            <text:p>190049</text:p>
          </table:table-cell>
          <table:table-cell table:style-name="ce3" office:value-type="float" office:value="1430">
            <text:p>1430</text:p>
          </table:table-cell>
          <table:table-cell table:style-name="ce5" table:formula="of:=[.D546]/[.D545]-1" office:value-type="percentage" office:value="0.031339201406601">
            <text:p>3.13%</text:p>
          </table:table-cell>
          <table:table-cell table:style-name="ce5" table:formula="of:=[.E546]/[.E545]-1" office:value-type="percentage" office:value="-0.368932038834951">
            <text:p>-36.89%</text:p>
          </table:table-cell>
          <table:table-cell table:style-name="ce5" table:formula="of:=[.C546]/[.B546]" office:value-type="percentage" office:value="0.0164334641957098">
            <text:p>1.6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28</text:p>
          </table:table-cell>
          <table:table-cell table:style-name="ce3" table:formula="of:=[.D547]+[.B546]" office:value-type="float" office:value="38763708">
            <text:p>38763708</text:p>
          </table:table-cell>
          <table:table-cell table:style-name="ce3" table:formula="of:=[.E547]+[.C546]" office:value-type="float" office:value="636085">
            <text:p>636085</text:p>
          </table:table-cell>
          <table:table-cell table:style-name="ce3" office:value-type="float" office:value="100953">
            <text:p>100953</text:p>
          </table:table-cell>
          <table:table-cell table:style-name="ce3" office:value-type="float" office:value="722">
            <text:p>722</text:p>
          </table:table-cell>
          <table:table-cell table:style-name="ce5" table:formula="of:=[.D547]/[.D546]-1" office:value-type="percentage" office:value="-0.46880541334077">
            <text:p>-46.88%</text:p>
          </table:table-cell>
          <table:table-cell table:style-name="ce5" table:formula="of:=[.E547]/[.E546]-1" office:value-type="percentage" office:value="-0.495104895104895">
            <text:p>-49.51%</text:p>
          </table:table-cell>
          <table:table-cell table:style-name="ce5" table:formula="of:=[.C547]/[.B547]" office:value-type="percentage" office:value="0.0164092919077814">
            <text:p>1.6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29</text:p>
          </table:table-cell>
          <table:table-cell table:style-name="ce3" table:formula="of:=[.D548]+[.B547]" office:value-type="float" office:value="38803441">
            <text:p>38803441</text:p>
          </table:table-cell>
          <table:table-cell table:style-name="ce3" table:formula="of:=[.E548]+[.C547]" office:value-type="float" office:value="636253">
            <text:p>636253</text:p>
          </table:table-cell>
          <table:table-cell table:style-name="ce3" office:value-type="float" office:value="39733">
            <text:p>39733</text:p>
          </table:table-cell>
          <table:table-cell table:style-name="ce3" office:value-type="float" office:value="168">
            <text:p>168</text:p>
          </table:table-cell>
          <table:table-cell table:style-name="ce5" table:formula="of:=[.D548]/[.D547]-1" office:value-type="percentage" office:value="-0.606420809683714">
            <text:p>-60.64%</text:p>
          </table:table-cell>
          <table:table-cell table:style-name="ce5" table:formula="of:=[.E548]/[.E547]-1" office:value-type="percentage" office:value="-0.767313019390582">
            <text:p>-76.73%</text:p>
          </table:table-cell>
          <table:table-cell table:style-name="ce5" table:formula="of:=[.C548]/[.B548]" office:value-type="percentage" office:value="0.016396819034683">
            <text:p>1.6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30</text:p>
          </table:table-cell>
          <table:table-cell table:style-name="ce3" table:formula="of:=[.D549]+[.B548]" office:value-type="float" office:value="39064114">
            <text:p>39064114</text:p>
          </table:table-cell>
          <table:table-cell table:style-name="ce3" table:formula="of:=[.E549]+[.C548]" office:value-type="float" office:value="638367">
            <text:p>638367</text:p>
          </table:table-cell>
          <table:table-cell table:style-name="ce3" office:value-type="float" office:value="260673">
            <text:p>260673</text:p>
          </table:table-cell>
          <table:table-cell table:style-name="ce3" office:value-type="float" office:value="2114">
            <text:p>2114</text:p>
          </table:table-cell>
          <table:table-cell table:style-name="ce5" table:formula="of:=[.D549]/[.D548]-1" office:value-type="percentage" office:value="5.56061711927114">
            <text:p>556.06%</text:p>
          </table:table-cell>
          <table:table-cell table:style-name="ce5" table:formula="of:=[.E549]/[.E548]-1" office:value-type="percentage" office:value="11.5833333333333">
            <text:p>1158.33%</text:p>
          </table:table-cell>
          <table:table-cell table:style-name="ce5" table:formula="of:=[.C549]/[.B549]" office:value-type="percentage" office:value="0.0163415199945403">
            <text:p>1.6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31</text:p>
          </table:table-cell>
          <table:table-cell table:style-name="ce3" table:formula="of:=[.D550]+[.B549]" office:value-type="float" office:value="39235551">
            <text:p>39235551</text:p>
          </table:table-cell>
          <table:table-cell table:style-name="ce3" table:formula="of:=[.E550]+[.C549]" office:value-type="float" office:value="639727">
            <text:p>639727</text:p>
          </table:table-cell>
          <table:table-cell table:style-name="ce3" office:value-type="float" office:value="171437">
            <text:p>171437</text:p>
          </table:table-cell>
          <table:table-cell table:style-name="ce3" office:value-type="float" office:value="1360">
            <text:p>1360</text:p>
          </table:table-cell>
          <table:table-cell table:style-name="ce5" table:formula="of:=[.D550]/[.D549]-1" office:value-type="percentage" office:value="-0.342329278444641">
            <text:p>-34.23%</text:p>
          </table:table-cell>
          <table:table-cell table:style-name="ce5" table:formula="of:=[.E550]/[.E549]-1" office:value-type="percentage" office:value="-0.356669820245979">
            <text:p>-35.67%</text:p>
          </table:table-cell>
          <table:table-cell table:style-name="ce5" table:formula="of:=[.C550]/[.B550]" office:value-type="percentage" office:value="0.0163047793058902">
            <text:p>1.6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01</text:p>
          </table:table-cell>
          <table:table-cell table:style-name="ce3" table:formula="of:=[.D551]+[.B550]" office:value-type="float" office:value="39439139">
            <text:p>39439139</text:p>
          </table:table-cell>
          <table:table-cell table:style-name="ce3" table:formula="of:=[.E551]+[.C550]" office:value-type="float" office:value="641493">
            <text:p>641493</text:p>
          </table:table-cell>
          <table:table-cell table:style-name="ce3" office:value-type="float" office:value="203588">
            <text:p>203588</text:p>
          </table:table-cell>
          <table:table-cell table:style-name="ce3" office:value-type="float" office:value="1766">
            <text:p>1766</text:p>
          </table:table-cell>
          <table:table-cell table:style-name="ce5" table:formula="of:=[.D551]/[.D550]-1" office:value-type="percentage" office:value="0.187538279367931">
            <text:p>18.75%</text:p>
          </table:table-cell>
          <table:table-cell table:style-name="ce5" table:formula="of:=[.E551]/[.E550]-1" office:value-type="percentage" office:value="0.298529411764706">
            <text:p>29.85%</text:p>
          </table:table-cell>
          <table:table-cell table:style-name="ce5" table:formula="of:=[.C551]/[.B551]" office:value-type="percentage" office:value="0.0162653905806615">
            <text:p>1.6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02</text:p>
          </table:table-cell>
          <table:table-cell table:style-name="ce3" table:formula="of:=[.D552]+[.B551]" office:value-type="float" office:value="39616080">
            <text:p>39616080</text:p>
          </table:table-cell>
          <table:table-cell table:style-name="ce3" table:formula="of:=[.E552]+[.C551]" office:value-type="float" office:value="644530">
            <text:p>644530</text:p>
          </table:table-cell>
          <table:table-cell table:style-name="ce3" office:value-type="float" office:value="176941">
            <text:p>176941</text:p>
          </table:table-cell>
          <table:table-cell table:style-name="ce3" office:value-type="float" office:value="3037">
            <text:p>3037</text:p>
          </table:table-cell>
          <table:table-cell table:style-name="ce5" table:formula="of:=[.D552]/[.D551]-1" office:value-type="percentage" office:value="-0.130886889207615">
            <text:p>-13.09%</text:p>
          </table:table-cell>
          <table:table-cell table:style-name="ce5" table:formula="of:=[.E552]/[.E551]-1" office:value-type="percentage" office:value="0.719705549263873">
            <text:p>71.97%</text:p>
          </table:table-cell>
          <table:table-cell table:style-name="ce5" table:formula="of:=[.C552]/[.B552]" office:value-type="percentage" office:value="0.0162694037370684">
            <text:p>1.6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03</text:p>
          </table:table-cell>
          <table:table-cell table:style-name="ce3" table:formula="of:=[.D553]+[.B552]" office:value-type="float" office:value="39809138">
            <text:p>39809138</text:p>
          </table:table-cell>
          <table:table-cell table:style-name="ce3" table:formula="of:=[.E553]+[.C552]" office:value-type="float" office:value="646165">
            <text:p>646165</text:p>
          </table:table-cell>
          <table:table-cell table:style-name="ce3" office:value-type="float" office:value="193058">
            <text:p>193058</text:p>
          </table:table-cell>
          <table:table-cell table:style-name="ce3" office:value-type="float" office:value="1635">
            <text:p>1635</text:p>
          </table:table-cell>
          <table:table-cell table:style-name="ce5" table:formula="of:=[.D553]/[.D552]-1" office:value-type="percentage" office:value="0.0910868594616285">
            <text:p>9.11%</text:p>
          </table:table-cell>
          <table:table-cell table:style-name="ce5" table:formula="of:=[.E553]/[.E552]-1" office:value-type="percentage" office:value="-0.46163977609483">
            <text:p>-46.16%</text:p>
          </table:table-cell>
          <table:table-cell table:style-name="ce5" table:formula="of:=[.C553]/[.B553]" office:value-type="percentage" office:value="0.0162315747705966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04</text:p>
          </table:table-cell>
          <table:table-cell table:style-name="ce3" table:formula="of:=[.D554]+[.B553]" office:value-type="float" office:value="39882404">
            <text:p>39882404</text:p>
          </table:table-cell>
          <table:table-cell table:style-name="ce3" table:formula="of:=[.E554]+[.C553]" office:value-type="float" office:value="646817">
            <text:p>646817</text:p>
          </table:table-cell>
          <table:table-cell table:style-name="ce3" office:value-type="float" office:value="73266">
            <text:p>73266</text:p>
          </table:table-cell>
          <table:table-cell table:style-name="ce3" office:value-type="float" office:value="652">
            <text:p>652</text:p>
          </table:table-cell>
          <table:table-cell table:style-name="ce5" table:formula="of:=[.D554]/[.D553]-1" office:value-type="percentage" office:value="-0.620497467082431">
            <text:p>-62.05%</text:p>
          </table:table-cell>
          <table:table-cell table:style-name="ce5" table:formula="of:=[.E554]/[.E553]-1" office:value-type="percentage" office:value="-0.601223241590214">
            <text:p>-60.12%</text:p>
          </table:table-cell>
          <table:table-cell table:style-name="ce5" table:formula="of:=[.C554]/[.B554]" office:value-type="percentage" office:value="0.0162181046057304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05</text:p>
          </table:table-cell>
          <table:table-cell table:style-name="ce3" table:formula="of:=[.D555]+[.B554]" office:value-type="float" office:value="39931356">
            <text:p>39931356</text:p>
          </table:table-cell>
          <table:table-cell table:style-name="ce3" table:formula="of:=[.E555]+[.C554]" office:value-type="float" office:value="647224">
            <text:p>647224</text:p>
          </table:table-cell>
          <table:table-cell table:style-name="ce3" office:value-type="float" office:value="48952">
            <text:p>48952</text:p>
          </table:table-cell>
          <table:table-cell table:style-name="ce3" office:value-type="float" office:value="407">
            <text:p>407</text:p>
          </table:table-cell>
          <table:table-cell table:style-name="ce5" table:formula="of:=[.D555]/[.D554]-1" office:value-type="percentage" office:value="-0.331859252586466">
            <text:p>-33.19%</text:p>
          </table:table-cell>
          <table:table-cell table:style-name="ce5" table:formula="of:=[.E555]/[.E554]-1" office:value-type="percentage" office:value="-0.375766871165644">
            <text:p>-37.58%</text:p>
          </table:table-cell>
          <table:table-cell table:style-name="ce5" table:formula="of:=[.C555]/[.B555]" office:value-type="percentage" office:value="0.0162084152614301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06</text:p>
          </table:table-cell>
          <table:table-cell table:style-name="ce3" table:formula="of:=[.D556]+[.B555]" office:value-type="float" office:value="40060776">
            <text:p>40060776</text:p>
          </table:table-cell>
          <table:table-cell table:style-name="ce3" table:formula="of:=[.E556]+[.C555]" office:value-type="float" office:value="648855">
            <text:p>648855</text:p>
          </table:table-cell>
          <table:table-cell table:style-name="ce3" office:value-type="float" office:value="129420">
            <text:p>129420</text:p>
          </table:table-cell>
          <table:table-cell table:style-name="ce3" office:value-type="float" office:value="1631">
            <text:p>1631</text:p>
          </table:table-cell>
          <table:table-cell table:style-name="ce5" table:formula="of:=[.D556]/[.D555]-1" office:value-type="percentage" office:value="1.6438143487498">
            <text:p>164.38%</text:p>
          </table:table-cell>
          <table:table-cell table:style-name="ce5" table:formula="of:=[.E556]/[.E555]-1" office:value-type="percentage" office:value="3.00737100737101">
            <text:p>300.74%</text:p>
          </table:table-cell>
          <table:table-cell table:style-name="ce5" table:formula="of:=[.C556]/[.B556]" office:value-type="percentage" office:value="0.0161967656342952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07</text:p>
          </table:table-cell>
          <table:table-cell table:style-name="ce3" table:formula="of:=[.D557]+[.B556]" office:value-type="float" office:value="40298824">
            <text:p>40298824</text:p>
          </table:table-cell>
          <table:table-cell table:style-name="ce3" table:formula="of:=[.E557]+[.C556]" office:value-type="float" office:value="650276">
            <text:p>650276</text:p>
          </table:table-cell>
          <table:table-cell table:style-name="ce3" office:value-type="float" office:value="238048">
            <text:p>238048</text:p>
          </table:table-cell>
          <table:table-cell table:style-name="ce3" office:value-type="float" office:value="1421">
            <text:p>1421</text:p>
          </table:table-cell>
          <table:table-cell table:style-name="ce5" table:formula="of:=[.D557]/[.D556]-1" office:value-type="percentage" office:value="0.839344768969247">
            <text:p>83.93%</text:p>
          </table:table-cell>
          <table:table-cell table:style-name="ce5" table:formula="of:=[.E557]/[.E556]-1" office:value-type="percentage" office:value="-0.128755364806867">
            <text:p>-12.88%</text:p>
          </table:table-cell>
          <table:table-cell table:style-name="ce5" table:formula="of:=[.C557]/[.B557]" office:value-type="percentage" office:value="0.0161363517704636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08</text:p>
          </table:table-cell>
          <table:table-cell table:style-name="ce3" table:formula="of:=[.D558]+[.B557]" office:value-type="float" office:value="40484455">
            <text:p>40484455</text:p>
          </table:table-cell>
          <table:table-cell table:style-name="ce3" table:formula="of:=[.E558]+[.C557]" office:value-type="float" office:value="652161">
            <text:p>652161</text:p>
          </table:table-cell>
          <table:table-cell table:style-name="ce3" office:value-type="float" office:value="185631">
            <text:p>185631</text:p>
          </table:table-cell>
          <table:table-cell table:style-name="ce3" office:value-type="float" office:value="1885">
            <text:p>1885</text:p>
          </table:table-cell>
          <table:table-cell table:style-name="ce5" table:formula="of:=[.D558]/[.D557]-1" office:value-type="percentage" office:value="-0.220195086705202">
            <text:p>-22.02%</text:p>
          </table:table-cell>
          <table:table-cell table:style-name="ce5" table:formula="of:=[.E558]/[.E557]-1" office:value-type="percentage" office:value="0.326530612244898">
            <text:p>32.65%</text:p>
          </table:table-cell>
          <table:table-cell table:style-name="ce5" table:formula="of:=[.C558]/[.B558]" office:value-type="percentage" office:value="0.0161089237832151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09</text:p>
          </table:table-cell>
          <table:table-cell table:style-name="ce3" table:formula="of:=[.D559]+[.B558]" office:value-type="float" office:value="40646475">
            <text:p>40646475</text:p>
          </table:table-cell>
          <table:table-cell table:style-name="ce3" table:formula="of:=[.E559]+[.C558]" office:value-type="float" office:value="655461">
            <text:p>655461</text:p>
          </table:table-cell>
          <table:table-cell table:style-name="ce3" office:value-type="float" office:value="162020">
            <text:p>162020</text:p>
          </table:table-cell>
          <table:table-cell table:style-name="ce3" office:value-type="float" office:value="3300">
            <text:p>3300</text:p>
          </table:table-cell>
          <table:table-cell table:style-name="ce5" table:formula="of:=[.D559]/[.D558]-1" office:value-type="percentage" office:value="-0.127193195102111">
            <text:p>-12.72%</text:p>
          </table:table-cell>
          <table:table-cell table:style-name="ce5" table:formula="of:=[.E559]/[.E558]-1" office:value-type="percentage" office:value="0.750663129973475">
            <text:p>75.07%</text:p>
          </table:table-cell>
          <table:table-cell table:style-name="ce5" table:formula="of:=[.C559]/[.B559]" office:value-type="percentage" office:value="0.0161259002164394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10</text:p>
          </table:table-cell>
          <table:table-cell table:style-name="ce3" table:formula="of:=[.D560]+[.B559]" office:value-type="float" office:value="40831474">
            <text:p>40831474</text:p>
          </table:table-cell>
          <table:table-cell table:style-name="ce3" table:formula="of:=[.E560]+[.C559]" office:value-type="float" office:value="657497">
            <text:p>657497</text:p>
          </table:table-cell>
          <table:table-cell table:style-name="ce3" office:value-type="float" office:value="184999">
            <text:p>184999</text:p>
          </table:table-cell>
          <table:table-cell table:style-name="ce3" office:value-type="float" office:value="2036">
            <text:p>2036</text:p>
          </table:table-cell>
          <table:table-cell table:style-name="ce5" table:formula="of:=[.D560]/[.D559]-1" office:value-type="percentage" office:value="0.141828169361807">
            <text:p>14.18%</text:p>
          </table:table-cell>
          <table:table-cell table:style-name="ce5" table:formula="of:=[.E560]/[.E559]-1" office:value-type="percentage" office:value="-0.383030303030303">
            <text:p>-38.30%</text:p>
          </table:table-cell>
          <table:table-cell table:style-name="ce5" table:formula="of:=[.C560]/[.B560]" office:value-type="percentage" office:value="0.0161027005784802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11</text:p>
          </table:table-cell>
          <table:table-cell table:style-name="ce3" table:formula="of:=[.D561]+[.B560]" office:value-type="float" office:value="40917770">
            <text:p>40917770</text:p>
          </table:table-cell>
          <table:table-cell table:style-name="ce3" table:formula="of:=[.E561]+[.C560]" office:value-type="float" office:value="658452">
            <text:p>658452</text:p>
          </table:table-cell>
          <table:table-cell table:style-name="ce3" office:value-type="float" office:value="86296">
            <text:p>86296</text:p>
          </table:table-cell>
          <table:table-cell table:style-name="ce3" office:value-type="float" office:value="955">
            <text:p>955</text:p>
          </table:table-cell>
          <table:table-cell table:style-name="ce5" table:formula="of:=[.D561]/[.D560]-1" office:value-type="percentage" office:value="-0.533532613689804">
            <text:p>-53.35%</text:p>
          </table:table-cell>
          <table:table-cell table:style-name="ce5" table:formula="of:=[.E561]/[.E560]-1" office:value-type="percentage" office:value="-0.530943025540275">
            <text:p>-53.09%</text:p>
          </table:table-cell>
          <table:table-cell table:style-name="ce5" table:formula="of:=[.C561]/[.B561]" office:value-type="percentage" office:value="0.0160920793093074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12</text:p>
          </table:table-cell>
          <table:table-cell table:style-name="ce3" table:formula="of:=[.D562]+[.B561]" office:value-type="float" office:value="40960588">
            <text:p>40960588</text:p>
          </table:table-cell>
          <table:table-cell table:style-name="ce3" table:formula="of:=[.E562]+[.C561]" office:value-type="float" office:value="658798">
            <text:p>658798</text:p>
          </table:table-cell>
          <table:table-cell table:style-name="ce3" office:value-type="float" office:value="42818">
            <text:p>42818</text:p>
          </table:table-cell>
          <table:table-cell table:style-name="ce3" office:value-type="float" office:value="346">
            <text:p>346</text:p>
          </table:table-cell>
          <table:table-cell table:style-name="ce5" table:formula="of:=[.D562]/[.D561]-1" office:value-type="percentage" office:value="-0.503824047464541">
            <text:p>-50.38%</text:p>
          </table:table-cell>
          <table:table-cell table:style-name="ce5" table:formula="of:=[.E562]/[.E561]-1" office:value-type="percentage" office:value="-0.637696335078534">
            <text:p>-63.77%</text:p>
          </table:table-cell>
          <table:table-cell table:style-name="ce5" table:formula="of:=[.C562]/[.B562]" office:value-type="percentage" office:value="0.0160837046577554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13</text:p>
          </table:table-cell>
          <table:table-cell table:style-name="ce3" table:formula="of:=[.D563]+[.B562]" office:value-type="float" office:value="41209839">
            <text:p>41209839</text:p>
          </table:table-cell>
          <table:table-cell table:style-name="ce3" table:formula="of:=[.E563]+[.C562]" office:value-type="float" office:value="661222">
            <text:p>661222</text:p>
          </table:table-cell>
          <table:table-cell table:style-name="ce3" office:value-type="float" office:value="249251">
            <text:p>249251</text:p>
          </table:table-cell>
          <table:table-cell table:style-name="ce3" office:value-type="float" office:value="2424">
            <text:p>2424</text:p>
          </table:table-cell>
          <table:table-cell table:style-name="ce5" table:formula="of:=[.D563]/[.D562]-1" office:value-type="percentage" office:value="4.82117333831566">
            <text:p>482.12%</text:p>
          </table:table-cell>
          <table:table-cell table:style-name="ce5" table:formula="of:=[.E563]/[.E562]-1" office:value-type="percentage" office:value="6.00578034682081">
            <text:p>600.58%</text:p>
          </table:table-cell>
          <table:table-cell table:style-name="ce5" table:formula="of:=[.C563]/[.B563]" office:value-type="percentage" office:value="0.0160452458938265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14</text:p>
          </table:table-cell>
          <table:table-cell table:style-name="ce3" table:formula="of:=[.D564]+[.B563]" office:value-type="float" office:value="41379297">
            <text:p>41379297</text:p>
          </table:table-cell>
          <table:table-cell table:style-name="ce3" table:formula="of:=[.E564]+[.C563]" office:value-type="float" office:value="663438">
            <text:p>663438</text:p>
          </table:table-cell>
          <table:table-cell table:style-name="ce3" office:value-type="float" office:value="169458">
            <text:p>169458</text:p>
          </table:table-cell>
          <table:table-cell table:style-name="ce3" office:value-type="float" office:value="2216">
            <text:p>2216</text:p>
          </table:table-cell>
          <table:table-cell table:style-name="ce5" table:formula="of:=[.D564]/[.D563]-1" office:value-type="percentage" office:value="-0.320131112813991">
            <text:p>-32.01%</text:p>
          </table:table-cell>
          <table:table-cell table:style-name="ce5" table:formula="of:=[.E564]/[.E563]-1" office:value-type="percentage" office:value="-0.0858085808580858">
            <text:p>-8.58%</text:p>
          </table:table-cell>
          <table:table-cell table:style-name="ce5" table:formula="of:=[.C564]/[.B564]" office:value-type="percentage" office:value="0.0160330901706716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15</text:p>
          </table:table-cell>
          <table:table-cell table:style-name="ce3" table:formula="of:=[.D565]+[.B564]" office:value-type="float" office:value="41551381">
            <text:p>41551381</text:p>
          </table:table-cell>
          <table:table-cell table:style-name="ce3" table:formula="of:=[.E565]+[.C564]" office:value-type="float" office:value="665763">
            <text:p>665763</text:p>
          </table:table-cell>
          <table:table-cell table:style-name="ce3" office:value-type="float" office:value="172084">
            <text:p>172084</text:p>
          </table:table-cell>
          <table:table-cell table:style-name="ce3" office:value-type="float" office:value="2325">
            <text:p>2325</text:p>
          </table:table-cell>
          <table:table-cell table:style-name="ce5" table:formula="of:=[.D565]/[.D564]-1" office:value-type="percentage" office:value="0.0154964652008167">
            <text:p>1.55%</text:p>
          </table:table-cell>
          <table:table-cell table:style-name="ce5" table:formula="of:=[.E565]/[.E564]-1" office:value-type="percentage" office:value="0.049187725631769">
            <text:p>4.92%</text:p>
          </table:table-cell>
          <table:table-cell table:style-name="ce5" table:formula="of:=[.C565]/[.B565]" office:value-type="percentage" office:value="0.0160226443496547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16</text:p>
          </table:table-cell>
          <table:table-cell table:style-name="ce3" table:formula="of:=[.D566]+[.B565]" office:value-type="float" office:value="41703740">
            <text:p>41703740</text:p>
          </table:table-cell>
          <table:table-cell table:style-name="ce3" table:formula="of:=[.E566]+[.C565]" office:value-type="float" office:value="669272">
            <text:p>669272</text:p>
          </table:table-cell>
          <table:table-cell table:style-name="ce3" office:value-type="float" office:value="152359">
            <text:p>152359</text:p>
          </table:table-cell>
          <table:table-cell table:style-name="ce3" office:value-type="float" office:value="3509">
            <text:p>3509</text:p>
          </table:table-cell>
          <table:table-cell table:style-name="ce5" table:formula="of:=[.D566]/[.D565]-1" office:value-type="percentage" office:value="-0.114624253271658">
            <text:p>-11.46%</text:p>
          </table:table-cell>
          <table:table-cell table:style-name="ce5" table:formula="of:=[.E566]/[.E565]-1" office:value-type="percentage" office:value="0.509247311827957">
            <text:p>50.92%</text:p>
          </table:table-cell>
          <table:table-cell table:style-name="ce5" table:formula="of:=[.C566]/[.B566]" office:value-type="percentage" office:value="0.0160482489100498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17</text:p>
          </table:table-cell>
          <table:table-cell table:style-name="ce3" table:formula="of:=[.D567]+[.B566]" office:value-type="float" office:value="41869287">
            <text:p>41869287</text:p>
          </table:table-cell>
          <table:table-cell table:style-name="ce3" table:formula="of:=[.E567]+[.C566]" office:value-type="float" office:value="671571">
            <text:p>671571</text:p>
          </table:table-cell>
          <table:table-cell table:style-name="ce3" office:value-type="float" office:value="165547">
            <text:p>165547</text:p>
          </table:table-cell>
          <table:table-cell table:style-name="ce3" office:value-type="float" office:value="2299">
            <text:p>2299</text:p>
          </table:table-cell>
          <table:table-cell table:style-name="ce5" table:formula="of:=[.D567]/[.D566]-1" office:value-type="percentage" office:value="0.0865587198655806">
            <text:p>8.66%</text:p>
          </table:table-cell>
          <table:table-cell table:style-name="ce5" table:formula="of:=[.E567]/[.E566]-1" office:value-type="percentage" office:value="-0.344827586206897">
            <text:p>-34.48%</text:p>
          </table:table-cell>
          <table:table-cell table:style-name="ce5" table:formula="of:=[.C567]/[.B567]" office:value-type="percentage" office:value="0.0160397047124304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18</text:p>
          </table:table-cell>
          <table:table-cell table:style-name="ce3" table:formula="of:=[.D568]+[.B567]" office:value-type="float" office:value="41952896">
            <text:p>41952896</text:p>
          </table:table-cell>
          <table:table-cell table:style-name="ce3" table:formula="of:=[.E568]+[.C567]" office:value-type="float" office:value="672527">
            <text:p>672527</text:p>
          </table:table-cell>
          <table:table-cell table:style-name="ce3" office:value-type="float" office:value="83609">
            <text:p>83609</text:p>
          </table:table-cell>
          <table:table-cell table:style-name="ce3" office:value-type="float" office:value="956">
            <text:p>956</text:p>
          </table:table-cell>
          <table:table-cell table:style-name="ce5" table:formula="of:=[.D568]/[.D567]-1" office:value-type="percentage" office:value="-0.494953094891481">
            <text:p>-49.50%</text:p>
          </table:table-cell>
          <table:table-cell table:style-name="ce5" table:formula="of:=[.E568]/[.E567]-1" office:value-type="percentage" office:value="-0.584167029143106">
            <text:p>-58.42%</text:p>
          </table:table-cell>
          <table:table-cell table:style-name="ce5" table:formula="of:=[.C568]/[.B568]" office:value-type="percentage" office:value="0.0160305262359004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19</text:p>
          </table:table-cell>
          <table:table-cell table:style-name="ce3" table:formula="of:=[.D569]+[.B568]" office:value-type="float" office:value="41992077">
            <text:p>41992077</text:p>
          </table:table-cell>
          <table:table-cell table:style-name="ce3" table:formula="of:=[.E569]+[.C568]" office:value-type="float" office:value="672887">
            <text:p>672887</text:p>
          </table:table-cell>
          <table:table-cell table:style-name="ce3" office:value-type="float" office:value="39181">
            <text:p>39181</text:p>
          </table:table-cell>
          <table:table-cell table:style-name="ce3" office:value-type="float" office:value="360">
            <text:p>360</text:p>
          </table:table-cell>
          <table:table-cell table:style-name="ce5" table:formula="of:=[.D569]/[.D568]-1" office:value-type="percentage" office:value="-0.531378200911385">
            <text:p>-53.14%</text:p>
          </table:table-cell>
          <table:table-cell table:style-name="ce5" table:formula="of:=[.E569]/[.E568]-1" office:value-type="percentage" office:value="-0.623430962343096">
            <text:p>-62.34%</text:p>
          </table:table-cell>
          <table:table-cell table:style-name="ce5" table:formula="of:=[.C569]/[.B569]" office:value-type="percentage" office:value="0.016024141887528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20</text:p>
          </table:table-cell>
          <table:table-cell table:style-name="ce3" table:formula="of:=[.D570]+[.B569]" office:value-type="float" office:value="42180821">
            <text:p>42180821</text:p>
          </table:table-cell>
          <table:table-cell table:style-name="ce3" table:formula="of:=[.E570]+[.C569]" office:value-type="float" office:value="675534">
            <text:p>675534</text:p>
          </table:table-cell>
          <table:table-cell table:style-name="ce3" office:value-type="float" office:value="188744">
            <text:p>188744</text:p>
          </table:table-cell>
          <table:table-cell table:style-name="ce3" office:value-type="float" office:value="2647">
            <text:p>2647</text:p>
          </table:table-cell>
          <table:table-cell table:style-name="ce5" table:formula="of:=[.D570]/[.D569]-1" office:value-type="percentage" office:value="3.81723284244915">
            <text:p>381.72%</text:p>
          </table:table-cell>
          <table:table-cell table:style-name="ce5" table:formula="of:=[.E570]/[.E569]-1" office:value-type="percentage" office:value="6.35277777777778">
            <text:p>635.28%</text:p>
          </table:table-cell>
          <table:table-cell table:style-name="ce5" table:formula="of:=[.C570]/[.B570]" office:value-type="percentage" office:value="0.0160151932557216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21</text:p>
          </table:table-cell>
          <table:table-cell table:style-name="ce3" table:formula="of:=[.D571]+[.B570]" office:value-type="float" office:value="42313699">
            <text:p>42313699</text:p>
          </table:table-cell>
          <table:table-cell table:style-name="ce3" table:formula="of:=[.E571]+[.C570]" office:value-type="float" office:value="677806">
            <text:p>677806</text:p>
          </table:table-cell>
          <table:table-cell table:style-name="ce3" office:value-type="float" office:value="132878">
            <text:p>132878</text:p>
          </table:table-cell>
          <table:table-cell table:style-name="ce3" office:value-type="float" office:value="2272">
            <text:p>2272</text:p>
          </table:table-cell>
          <table:table-cell table:style-name="ce5" table:formula="of:=[.D571]/[.D570]-1" office:value-type="percentage" office:value="-0.295988216843979">
            <text:p>-29.60%</text:p>
          </table:table-cell>
          <table:table-cell table:style-name="ce5" table:formula="of:=[.E571]/[.E570]-1" office:value-type="percentage" office:value="-0.141669814884775">
            <text:p>-14.17%</text:p>
          </table:table-cell>
          <table:table-cell table:style-name="ce5" table:formula="of:=[.C571]/[.B571]" office:value-type="percentage" office:value="0.0160185948290647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22</text:p>
          </table:table-cell>
          <table:table-cell table:style-name="ce3" table:formula="of:=[.D572]+[.B571]" office:value-type="float" office:value="42462572">
            <text:p>42462572</text:p>
          </table:table-cell>
          <table:table-cell table:style-name="ce3" table:formula="of:=[.E572]+[.C571]" office:value-type="float" office:value="680336">
            <text:p>680336</text:p>
          </table:table-cell>
          <table:table-cell table:style-name="ce3" office:value-type="float" office:value="148873">
            <text:p>148873</text:p>
          </table:table-cell>
          <table:table-cell table:style-name="ce3" office:value-type="float" office:value="2530">
            <text:p>2530</text:p>
          </table:table-cell>
          <table:table-cell table:style-name="ce5" table:formula="of:=[.D572]/[.D571]-1" office:value-type="percentage" office:value="0.120373575761225">
            <text:p>12.04%</text:p>
          </table:table-cell>
          <table:table-cell table:style-name="ce5" table:formula="of:=[.E572]/[.E571]-1" office:value-type="percentage" office:value="0.113556338028169">
            <text:p>11.36%</text:p>
          </table:table-cell>
          <table:table-cell table:style-name="ce5" table:formula="of:=[.C572]/[.B572]" office:value-type="percentage" office:value="0.0160220158119485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23</text:p>
          </table:table-cell>
          <table:table-cell table:style-name="ce3" table:formula="of:=[.D573]+[.B572]" office:value-type="float" office:value="42586451">
            <text:p>42586451</text:p>
          </table:table-cell>
          <table:table-cell table:style-name="ce3" table:formula="of:=[.E573]+[.C572]" office:value-type="float" office:value="683572">
            <text:p>683572</text:p>
          </table:table-cell>
          <table:table-cell table:style-name="ce3" office:value-type="float" office:value="123879">
            <text:p>123879</text:p>
          </table:table-cell>
          <table:table-cell table:style-name="ce3" office:value-type="float" office:value="3236">
            <text:p>3236</text:p>
          </table:table-cell>
          <table:table-cell table:style-name="ce5" table:formula="of:=[.D573]/[.D572]-1" office:value-type="percentage" office:value="-0.167888065666709">
            <text:p>-16.79%</text:p>
          </table:table-cell>
          <table:table-cell table:style-name="ce5" table:formula="of:=[.E573]/[.E572]-1" office:value-type="percentage" office:value="0.279051383399209">
            <text:p>27.91%</text:p>
          </table:table-cell>
          <table:table-cell table:style-name="ce5" table:formula="of:=[.C573]/[.B573]" office:value-type="percentage" office:value="0.0160513962527659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24</text:p>
          </table:table-cell>
          <table:table-cell table:style-name="ce3" table:formula="of:=[.D574]+[.B573]" office:value-type="float" office:value="42724694">
            <text:p>42724694</text:p>
          </table:table-cell>
          <table:table-cell table:style-name="ce3" table:formula="of:=[.E574]+[.C573]" office:value-type="float" office:value="685814">
            <text:p>685814</text:p>
          </table:table-cell>
          <table:table-cell table:style-name="ce3" office:value-type="float" office:value="138243">
            <text:p>138243</text:p>
          </table:table-cell>
          <table:table-cell table:style-name="ce3" office:value-type="float" office:value="2242">
            <text:p>2242</text:p>
          </table:table-cell>
          <table:table-cell table:style-name="ce5" table:formula="of:=[.D574]/[.D573]-1" office:value-type="percentage" office:value="0.115951856246822">
            <text:p>11.60%</text:p>
          </table:table-cell>
          <table:table-cell table:style-name="ce5" table:formula="of:=[.E574]/[.E573]-1" office:value-type="percentage" office:value="-0.30716934487021">
            <text:p>-30.72%</text:p>
          </table:table-cell>
          <table:table-cell table:style-name="ce5" table:formula="of:=[.C574]/[.B574]" office:value-type="percentage" office:value="0.0160519347429381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25</text:p>
          </table:table-cell>
          <table:table-cell table:style-name="ce3" table:formula="of:=[.D575]+[.B574]" office:value-type="float" office:value="42786913">
            <text:p>42786913</text:p>
          </table:table-cell>
          <table:table-cell table:style-name="ce3" table:formula="of:=[.E575]+[.C574]" office:value-type="float" office:value="686584">
            <text:p>686584</text:p>
          </table:table-cell>
          <table:table-cell table:style-name="ce3" office:value-type="float" office:value="62219">
            <text:p>62219</text:p>
          </table:table-cell>
          <table:table-cell table:style-name="ce3" office:value-type="float" office:value="770">
            <text:p>770</text:p>
          </table:table-cell>
          <table:table-cell table:style-name="ce5" table:formula="of:=[.D575]/[.D574]-1" office:value-type="percentage" office:value="-0.549930195380598">
            <text:p>-54.99%</text:p>
          </table:table-cell>
          <table:table-cell table:style-name="ce5" table:formula="of:=[.E575]/[.E574]-1" office:value-type="percentage" office:value="-0.656556645851918">
            <text:p>-65.66%</text:p>
          </table:table-cell>
          <table:table-cell table:style-name="ce5" table:formula="of:=[.C575]/[.B575]" office:value-type="percentage" office:value="0.0160465888249522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26</text:p>
          </table:table-cell>
          <table:table-cell table:style-name="ce3" table:formula="of:=[.D576]+[.B575]" office:value-type="float" office:value="42818186">
            <text:p>42818186</text:p>
          </table:table-cell>
          <table:table-cell table:style-name="ce3" table:formula="of:=[.E576]+[.C575]" office:value-type="float" office:value="686838">
            <text:p>686838</text:p>
          </table:table-cell>
          <table:table-cell table:style-name="ce3" office:value-type="float" office:value="31273">
            <text:p>31273</text:p>
          </table:table-cell>
          <table:table-cell table:style-name="ce3" office:value-type="float" office:value="254">
            <text:p>254</text:p>
          </table:table-cell>
          <table:table-cell table:style-name="ce5" table:formula="of:=[.D576]/[.D575]-1" office:value-type="percentage" office:value="-0.497372185345313">
            <text:p>-49.74%</text:p>
          </table:table-cell>
          <table:table-cell table:style-name="ce5" table:formula="of:=[.E576]/[.E575]-1" office:value-type="percentage" office:value="-0.67012987012987">
            <text:p>-67.01%</text:p>
          </table:table-cell>
          <table:table-cell table:style-name="ce5" table:formula="of:=[.C576]/[.B576]" office:value-type="percentage" office:value="0.0160408009811532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27</text:p>
          </table:table-cell>
          <table:table-cell table:style-name="ce3" table:formula="of:=[.D577]+[.B576]" office:value-type="float" office:value="42998679">
            <text:p>42998679</text:p>
          </table:table-cell>
          <table:table-cell table:style-name="ce3" table:formula="of:=[.E577]+[.C576]" office:value-type="float" office:value="689627">
            <text:p>689627</text:p>
          </table:table-cell>
          <table:table-cell table:style-name="ce3" office:value-type="float" office:value="180493">
            <text:p>180493</text:p>
          </table:table-cell>
          <table:table-cell table:style-name="ce3" office:value-type="float" office:value="2789">
            <text:p>2789</text:p>
          </table:table-cell>
          <table:table-cell table:style-name="ce5" table:formula="of:=[.D577]/[.D576]-1" office:value-type="percentage" office:value="4.77152815527772">
            <text:p>477.15%</text:p>
          </table:table-cell>
          <table:table-cell table:style-name="ce5" table:formula="of:=[.E577]/[.E576]-1" office:value-type="percentage" office:value="9.98031496062992">
            <text:p>998.03%</text:p>
          </table:table-cell>
          <table:table-cell table:style-name="ce5" table:formula="of:=[.C577]/[.B577]" office:value-type="percentage" office:value="0.0160383299217169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28</text:p>
          </table:table-cell>
          <table:table-cell table:style-name="ce3" table:formula="of:=[.D578]+[.B577]" office:value-type="float" office:value="43122507">
            <text:p>43122507</text:p>
          </table:table-cell>
          <table:table-cell table:style-name="ce3" table:formula="of:=[.E578]+[.C577]" office:value-type="float" office:value="691646">
            <text:p>691646</text:p>
          </table:table-cell>
          <table:table-cell table:style-name="ce3" office:value-type="float" office:value="123828">
            <text:p>123828</text:p>
          </table:table-cell>
          <table:table-cell table:style-name="ce3" office:value-type="float" office:value="2019">
            <text:p>2019</text:p>
          </table:table-cell>
          <table:table-cell table:style-name="ce5" table:formula="of:=[.D578]/[.D577]-1" office:value-type="percentage" office:value="-0.313945693184777">
            <text:p>-31.39%</text:p>
          </table:table-cell>
          <table:table-cell table:style-name="ce5" table:formula="of:=[.E578]/[.E577]-1" office:value-type="percentage" office:value="-0.276084618142703">
            <text:p>-27.61%</text:p>
          </table:table-cell>
          <table:table-cell table:style-name="ce5" table:formula="of:=[.C578]/[.B578]" office:value-type="percentage" office:value="0.0160390953151216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29</text:p>
          </table:table-cell>
          <table:table-cell table:style-name="ce3" table:formula="of:=[.D579]+[.B578]" office:value-type="float" office:value="43243073">
            <text:p>43243073</text:p>
          </table:table-cell>
          <table:table-cell table:style-name="ce3" table:formula="of:=[.E579]+[.C578]" office:value-type="float" office:value="694142">
            <text:p>694142</text:p>
          </table:table-cell>
          <table:table-cell table:style-name="ce3" office:value-type="float" office:value="120566">
            <text:p>120566</text:p>
          </table:table-cell>
          <table:table-cell table:style-name="ce3" office:value-type="float" office:value="2496">
            <text:p>2496</text:p>
          </table:table-cell>
          <table:table-cell table:style-name="ce5" table:formula="of:=[.D579]/[.D578]-1" office:value-type="percentage" office:value="-0.0263429918919792">
            <text:p>-2.63%</text:p>
          </table:table-cell>
          <table:table-cell table:style-name="ce5" table:formula="of:=[.E579]/[.E578]-1" office:value-type="percentage" office:value="0.236255572065379">
            <text:p>23.63%</text:p>
          </table:table-cell>
          <table:table-cell table:style-name="ce5" table:formula="of:=[.C579]/[.B579]" office:value-type="percentage" office:value="0.0160520969450992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30</text:p>
          </table:table-cell>
          <table:table-cell table:style-name="ce3" table:formula="of:=[.D580]+[.B579]" office:value-type="float" office:value="43359314">
            <text:p>43359314</text:p>
          </table:table-cell>
          <table:table-cell table:style-name="ce3" table:formula="of:=[.E580]+[.C579]" office:value-type="float" office:value="696932">
            <text:p>696932</text:p>
          </table:table-cell>
          <table:table-cell table:style-name="ce3" office:value-type="float" office:value="116241">
            <text:p>116241</text:p>
          </table:table-cell>
          <table:table-cell table:style-name="ce3" office:value-type="float" office:value="2790">
            <text:p>2790</text:p>
          </table:table-cell>
          <table:table-cell table:style-name="ce5" table:formula="of:=[.D580]/[.D579]-1" office:value-type="percentage" office:value="-0.0358724681916959">
            <text:p>-3.59%</text:p>
          </table:table-cell>
          <table:table-cell table:style-name="ce5" table:formula="of:=[.E580]/[.E579]-1" office:value-type="percentage" office:value="0.117788461538461">
            <text:p>11.78%</text:p>
          </table:table-cell>
          <table:table-cell table:style-name="ce5" table:formula="of:=[.C580]/[.B580]" office:value-type="percentage" office:value="0.0160734092794918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01</text:p>
          </table:table-cell>
          <table:table-cell table:style-name="ce3" table:formula="of:=[.D581]+[.B580]" office:value-type="float" office:value="43486655">
            <text:p>43486655</text:p>
          </table:table-cell>
          <table:table-cell table:style-name="ce3" table:formula="of:=[.E581]+[.C580]" office:value-type="float" office:value="699203">
            <text:p>699203</text:p>
          </table:table-cell>
          <table:table-cell table:style-name="ce3" office:value-type="float" office:value="127341">
            <text:p>127341</text:p>
          </table:table-cell>
          <table:table-cell table:style-name="ce3" office:value-type="float" office:value="2271">
            <text:p>2271</text:p>
          </table:table-cell>
          <table:table-cell table:style-name="ce5" table:formula="of:=[.D581]/[.D580]-1" office:value-type="percentage" office:value="0.0954912638397811">
            <text:p>9.55%</text:p>
          </table:table-cell>
          <table:table-cell table:style-name="ce5" table:formula="of:=[.E581]/[.E580]-1" office:value-type="percentage" office:value="-0.186021505376344">
            <text:p>-18.60%</text:p>
          </table:table-cell>
          <table:table-cell table:style-name="ce5" table:formula="of:=[.C581]/[.B581]" office:value-type="percentage" office:value="0.0160785647918885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02</text:p>
          </table:table-cell>
          <table:table-cell table:style-name="ce3" table:formula="of:=[.D582]+[.B581]" office:value-type="float" office:value="43536866">
            <text:p>43536866</text:p>
          </table:table-cell>
          <table:table-cell table:style-name="ce3" table:formula="of:=[.E582]+[.C581]" office:value-type="float" office:value="699918">
            <text:p>699918</text:p>
          </table:table-cell>
          <table:table-cell table:style-name="ce3" office:value-type="float" office:value="50211">
            <text:p>50211</text:p>
          </table:table-cell>
          <table:table-cell table:style-name="ce3" office:value-type="float" office:value="715">
            <text:p>715</text:p>
          </table:table-cell>
          <table:table-cell table:style-name="ce5" table:formula="of:=[.D582]/[.D581]-1" office:value-type="percentage" office:value="-0.605696515654817">
            <text:p>-60.57%</text:p>
          </table:table-cell>
          <table:table-cell table:style-name="ce5" table:formula="of:=[.E582]/[.E581]-1" office:value-type="percentage" office:value="-0.685160722148833">
            <text:p>-68.52%</text:p>
          </table:table-cell>
          <table:table-cell table:style-name="ce5" table:formula="of:=[.C582]/[.B582]" office:value-type="percentage" office:value="0.0160764442713906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03</text:p>
          </table:table-cell>
          <table:table-cell table:style-name="ce3" table:formula="of:=[.D583]+[.B582]" office:value-type="float" office:value="43565267">
            <text:p>43565267</text:p>
          </table:table-cell>
          <table:table-cell table:style-name="ce3" table:formula="of:=[.E583]+[.C582]" office:value-type="float" office:value="700188">
            <text:p>700188</text:p>
          </table:table-cell>
          <table:table-cell table:style-name="ce3" office:value-type="float" office:value="28401">
            <text:p>28401</text:p>
          </table:table-cell>
          <table:table-cell table:style-name="ce3" office:value-type="float" office:value="270">
            <text:p>270</text:p>
          </table:table-cell>
          <table:table-cell table:style-name="ce5" table:formula="of:=[.D583]/[.D582]-1" office:value-type="percentage" office:value="-0.434366971380773">
            <text:p>-43.44%</text:p>
          </table:table-cell>
          <table:table-cell table:style-name="ce5" table:formula="of:=[.E583]/[.E582]-1" office:value-type="percentage" office:value="-0.622377622377622">
            <text:p>-62.24%</text:p>
          </table:table-cell>
          <table:table-cell table:style-name="ce5" table:formula="of:=[.C583]/[.B583]" office:value-type="percentage" office:value="0.0160721613389859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04</text:p>
          </table:table-cell>
          <table:table-cell table:style-name="ce3" table:formula="of:=[.D584]+[.B583]" office:value-type="float" office:value="43733742">
            <text:p>43733742</text:p>
          </table:table-cell>
          <table:table-cell table:style-name="ce3" table:formula="of:=[.E584]+[.C583]" office:value-type="float" office:value="702603">
            <text:p>702603</text:p>
          </table:table-cell>
          <table:table-cell table:style-name="ce3" office:value-type="float" office:value="168475">
            <text:p>168475</text:p>
          </table:table-cell>
          <table:table-cell table:style-name="ce3" office:value-type="float" office:value="2415">
            <text:p>2415</text:p>
          </table:table-cell>
          <table:table-cell table:style-name="ce5" table:formula="of:=[.D584]/[.D583]-1" office:value-type="percentage" office:value="4.93200943628746">
            <text:p>493.20%</text:p>
          </table:table-cell>
          <table:table-cell table:style-name="ce5" table:formula="of:=[.E584]/[.E583]-1" office:value-type="percentage" office:value="7.94444444444444">
            <text:p>794.44%</text:p>
          </table:table-cell>
          <table:table-cell table:style-name="ce5" table:formula="of:=[.C584]/[.B584]" office:value-type="percentage" office:value="0.0160654672540941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05</text:p>
          </table:table-cell>
          <table:table-cell table:style-name="ce3" table:formula="of:=[.D585]+[.B584]" office:value-type="float" office:value="43836744">
            <text:p>43836744</text:p>
          </table:table-cell>
          <table:table-cell table:style-name="ce3" table:formula="of:=[.E585]+[.C584]" office:value-type="float" office:value="704505">
            <text:p>704505</text:p>
          </table:table-cell>
          <table:table-cell table:style-name="ce3" office:value-type="float" office:value="103002">
            <text:p>103002</text:p>
          </table:table-cell>
          <table:table-cell table:style-name="ce3" office:value-type="float" office:value="1902">
            <text:p>1902</text:p>
          </table:table-cell>
          <table:table-cell table:style-name="ce5" table:formula="of:=[.D585]/[.D584]-1" office:value-type="percentage" office:value="-0.388621457189494">
            <text:p>-38.86%</text:p>
          </table:table-cell>
          <table:table-cell table:style-name="ce5" table:formula="of:=[.E585]/[.E584]-1" office:value-type="percentage" office:value="-0.212422360248447">
            <text:p>-21.24%</text:p>
          </table:table-cell>
          <table:table-cell table:style-name="ce5" table:formula="of:=[.C585]/[.B585]" office:value-type="percentage" office:value="0.0160711069234522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06</text:p>
          </table:table-cell>
          <table:table-cell table:style-name="ce3" table:formula="of:=[.D586]+[.B585]" office:value-type="float" office:value="43952606">
            <text:p>43952606</text:p>
          </table:table-cell>
          <table:table-cell table:style-name="ce3" table:formula="of:=[.E586]+[.C585]" office:value-type="float" office:value="706738">
            <text:p>706738</text:p>
          </table:table-cell>
          <table:table-cell table:style-name="ce3" office:value-type="float" office:value="115862">
            <text:p>115862</text:p>
          </table:table-cell>
          <table:table-cell table:style-name="ce3" office:value-type="float" office:value="2233">
            <text:p>2233</text:p>
          </table:table-cell>
          <table:table-cell table:style-name="ce5" table:formula="of:=[.D586]/[.D585]-1" office:value-type="percentage" office:value="0.124851944622435">
            <text:p>12.49%</text:p>
          </table:table-cell>
          <table:table-cell table:style-name="ce5" table:formula="of:=[.E586]/[.E585]-1" office:value-type="percentage" office:value="0.174027339642482">
            <text:p>17.40%</text:p>
          </table:table-cell>
          <table:table-cell table:style-name="ce5" table:formula="of:=[.C586]/[.B586]" office:value-type="percentage" office:value="0.0160795471376601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07</text:p>
          </table:table-cell>
          <table:table-cell table:style-name="ce3" table:formula="of:=[.D587]+[.B586]" office:value-type="float" office:value="44054176">
            <text:p>44054176</text:p>
          </table:table-cell>
          <table:table-cell table:style-name="ce3" table:formula="of:=[.E587]+[.C586]" office:value-type="float" office:value="709211">
            <text:p>709211</text:p>
          </table:table-cell>
          <table:table-cell table:style-name="ce3" office:value-type="float" office:value="101570">
            <text:p>101570</text:p>
          </table:table-cell>
          <table:table-cell table:style-name="ce3" office:value-type="float" office:value="2473">
            <text:p>2473</text:p>
          </table:table-cell>
          <table:table-cell table:style-name="ce5" table:formula="of:=[.D587]/[.D586]-1" office:value-type="percentage" office:value="-0.12335364485336">
            <text:p>-12.34%</text:p>
          </table:table-cell>
          <table:table-cell table:style-name="ce5" table:formula="of:=[.E587]/[.E586]-1" office:value-type="percentage" office:value="0.107478728168383">
            <text:p>10.75%</text:p>
          </table:table-cell>
          <table:table-cell table:style-name="ce5" table:formula="of:=[.C587]/[.B587]" office:value-type="percentage" office:value="0.0160986100386942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08</text:p>
          </table:table-cell>
          <table:table-cell table:style-name="ce3" table:formula="of:=[.D588]+[.B587]" office:value-type="float" office:value="44169611">
            <text:p>44169611</text:p>
          </table:table-cell>
          <table:table-cell table:style-name="ce3" table:formula="of:=[.E588]+[.C587]" office:value-type="float" office:value="711685">
            <text:p>711685</text:p>
          </table:table-cell>
          <table:table-cell table:style-name="ce3" office:value-type="float" office:value="115435">
            <text:p>115435</text:p>
          </table:table-cell>
          <table:table-cell table:style-name="ce3" office:value-type="float" office:value="2474">
            <text:p>2474</text:p>
          </table:table-cell>
          <table:table-cell table:style-name="ce5" table:formula="of:=[.D588]/[.D587]-1" office:value-type="percentage" office:value="0.136506842571625">
            <text:p>13.65%</text:p>
          </table:table-cell>
          <table:table-cell table:style-name="ce5" table:formula="of:=[.E588]/[.E587]-1" office:value-type="percentage" office:value="0.000404367165386166">
            <text:p>0.04%</text:p>
          </table:table-cell>
          <table:table-cell table:style-name="ce5" table:formula="of:=[.C588]/[.B588]" office:value-type="percentage" office:value="0.0161125485121433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09</text:p>
          </table:table-cell>
          <table:table-cell table:style-name="ce3" table:formula="of:=[.D589]+[.B588]" office:value-type="float" office:value="44213155">
            <text:p>44213155</text:p>
          </table:table-cell>
          <table:table-cell table:style-name="ce3" table:formula="of:=[.E589]+[.C588]" office:value-type="float" office:value="712335">
            <text:p>712335</text:p>
          </table:table-cell>
          <table:table-cell table:style-name="ce3" office:value-type="float" office:value="43544">
            <text:p>43544</text:p>
          </table:table-cell>
          <table:table-cell table:style-name="ce3" office:value-type="float" office:value="650">
            <text:p>650</text:p>
          </table:table-cell>
          <table:table-cell table:style-name="ce5" table:formula="of:=[.D589]/[.D588]-1" office:value-type="percentage" office:value="-0.62278338458873">
            <text:p>-62.28%</text:p>
          </table:table-cell>
          <table:table-cell table:style-name="ce5" table:formula="of:=[.E589]/[.E588]-1" office:value-type="percentage" office:value="-0.737267582861762">
            <text:p>-73.73%</text:p>
          </table:table-cell>
          <table:table-cell table:style-name="ce5" table:formula="of:=[.C589]/[.B589]" office:value-type="percentage" office:value="0.0161113813298327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10</text:p>
          </table:table-cell>
          <table:table-cell table:style-name="ce3" table:formula="of:=[.D590]+[.B589]" office:value-type="float" office:value="44236756">
            <text:p>44236756</text:p>
          </table:table-cell>
          <table:table-cell table:style-name="ce3" table:formula="of:=[.E590]+[.C589]" office:value-type="float" office:value="712842">
            <text:p>712842</text:p>
          </table:table-cell>
          <table:table-cell table:style-name="ce3" office:value-type="float" office:value="23601">
            <text:p>23601</text:p>
          </table:table-cell>
          <table:table-cell table:style-name="ce3" office:value-type="float" office:value="507">
            <text:p>507</text:p>
          </table:table-cell>
          <table:table-cell table:style-name="ce5" table:formula="of:=[.D590]/[.D589]-1" office:value-type="percentage" office:value="-0.457996509277972">
            <text:p>-45.80%</text:p>
          </table:table-cell>
          <table:table-cell table:style-name="ce5" table:formula="of:=[.E590]/[.E589]-1" office:value-type="percentage" office:value="-0.22">
            <text:p>-22.00%</text:p>
          </table:table-cell>
          <table:table-cell table:style-name="ce5" table:formula="of:=[.C590]/[.B590]" office:value-type="percentage" office:value="0.0161142467137509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11</text:p>
          </table:table-cell>
          <table:table-cell table:style-name="ce3" table:formula="of:=[.D591]+[.B590]" office:value-type="float" office:value="44353613">
            <text:p>44353613</text:p>
          </table:table-cell>
          <table:table-cell table:style-name="ce3" table:formula="of:=[.E591]+[.C590]" office:value-type="float" office:value="713935">
            <text:p>713935</text:p>
          </table:table-cell>
          <table:table-cell table:style-name="ce3" office:value-type="float" office:value="116857">
            <text:p>116857</text:p>
          </table:table-cell>
          <table:table-cell table:style-name="ce3" office:value-type="float" office:value="1093">
            <text:p>1093</text:p>
          </table:table-cell>
          <table:table-cell table:style-name="ce5" table:formula="of:=[.D591]/[.D590]-1" office:value-type="percentage" office:value="3.95135799330537">
            <text:p>395.14%</text:p>
          </table:table-cell>
          <table:table-cell table:style-name="ce5" table:formula="of:=[.E591]/[.E590]-1" office:value-type="percentage" office:value="1.15581854043393">
            <text:p>115.58%</text:p>
          </table:table-cell>
          <table:table-cell table:style-name="ce5" table:formula="of:=[.C591]/[.B591]" office:value-type="percentage" office:value="0.0160964339026902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12</text:p>
          </table:table-cell>
          <table:table-cell table:style-name="ce3" table:formula="of:=[.D592]+[.B591]" office:value-type="float" office:value="44465950">
            <text:p>44465950</text:p>
          </table:table-cell>
          <table:table-cell table:style-name="ce3" table:formula="of:=[.E592]+[.C591]" office:value-type="float" office:value="716720">
            <text:p>716720</text:p>
          </table:table-cell>
          <table:table-cell table:style-name="ce3" office:value-type="float" office:value="112337">
            <text:p>112337</text:p>
          </table:table-cell>
          <table:table-cell table:style-name="ce3" office:value-type="float" office:value="2785">
            <text:p>2785</text:p>
          </table:table-cell>
          <table:table-cell table:style-name="ce5" table:formula="of:=[.D592]/[.D591]-1" office:value-type="percentage" office:value="-0.0386797538872297">
            <text:p>-3.87%</text:p>
          </table:table-cell>
          <table:table-cell table:style-name="ce5" table:formula="of:=[.E592]/[.E591]-1" office:value-type="percentage" office:value="1.548032936871">
            <text:p>154.80%</text:p>
          </table:table-cell>
          <table:table-cell table:style-name="ce5" table:formula="of:=[.C592]/[.B592]" office:value-type="percentage" office:value="0.016118400708857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13</text:p>
          </table:table-cell>
          <table:table-cell table:style-name="ce3" table:formula="of:=[.D593]+[.B592]" office:value-type="float" office:value="44569764">
            <text:p>44569764</text:p>
          </table:table-cell>
          <table:table-cell table:style-name="ce3" table:formula="of:=[.E593]+[.C592]" office:value-type="float" office:value="718776">
            <text:p>718776</text:p>
          </table:table-cell>
          <table:table-cell table:style-name="ce3" office:value-type="float" office:value="103814">
            <text:p>103814</text:p>
          </table:table-cell>
          <table:table-cell table:style-name="ce3" office:value-type="float" office:value="2056">
            <text:p>2056</text:p>
          </table:table-cell>
          <table:table-cell table:style-name="ce5" table:formula="of:=[.D593]/[.D592]-1" office:value-type="percentage" office:value="-0.0758699270943678">
            <text:p>-7.59%</text:p>
          </table:table-cell>
          <table:table-cell table:style-name="ce5" table:formula="of:=[.E593]/[.E592]-1" office:value-type="percentage" office:value="-0.261759425493716">
            <text:p>-26.18%</text:p>
          </table:table-cell>
          <table:table-cell table:style-name="ce5" table:formula="of:=[.C593]/[.B593]" office:value-type="percentage" office:value="0.0161269868963183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14</text:p>
          </table:table-cell>
          <table:table-cell table:style-name="ce3" table:formula="of:=[.D594]+[.B593]" office:value-type="float" office:value="44658557">
            <text:p>44658557</text:p>
          </table:table-cell>
          <table:table-cell table:style-name="ce3" table:formula="of:=[.E594]+[.C593]" office:value-type="float" office:value="720875">
            <text:p>720875</text:p>
          </table:table-cell>
          <table:table-cell table:style-name="ce3" office:value-type="float" office:value="88793">
            <text:p>88793</text:p>
          </table:table-cell>
          <table:table-cell table:style-name="ce3" office:value-type="float" office:value="2099">
            <text:p>2099</text:p>
          </table:table-cell>
          <table:table-cell table:style-name="ce5" table:formula="of:=[.D594]/[.D593]-1" office:value-type="percentage" office:value="-0.144691467432138">
            <text:p>-14.47%</text:p>
          </table:table-cell>
          <table:table-cell table:style-name="ce5" table:formula="of:=[.E594]/[.E593]-1" office:value-type="percentage" office:value="0.0209143968871595">
            <text:p>2.09%</text:p>
          </table:table-cell>
          <table:table-cell table:style-name="ce5" table:formula="of:=[.C594]/[.B594]" office:value-type="percentage" office:value="0.016141923260082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15</text:p>
          </table:table-cell>
          <table:table-cell table:style-name="ce3" table:formula="of:=[.D595]+[.B594]" office:value-type="float" office:value="44758777">
            <text:p>44758777</text:p>
          </table:table-cell>
          <table:table-cell table:style-name="ce3" table:formula="of:=[.E595]+[.C594]" office:value-type="float" office:value="722929">
            <text:p>722929</text:p>
          </table:table-cell>
          <table:table-cell table:style-name="ce3" office:value-type="float" office:value="100220">
            <text:p>100220</text:p>
          </table:table-cell>
          <table:table-cell table:style-name="ce3" office:value-type="float" office:value="2054">
            <text:p>2054</text:p>
          </table:table-cell>
          <table:table-cell table:style-name="ce5" table:formula="of:=[.D595]/[.D594]-1" office:value-type="percentage" office:value="0.128692577117566">
            <text:p>12.87%</text:p>
          </table:table-cell>
          <table:table-cell table:style-name="ce5" table:formula="of:=[.E595]/[.E594]-1" office:value-type="percentage" office:value="-0.0214387803716055">
            <text:p>-2.14%</text:p>
          </table:table-cell>
          <table:table-cell table:style-name="ce5" table:formula="of:=[.C595]/[.B595]" office:value-type="percentage" office:value="0.016151670095901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16</text:p>
          </table:table-cell>
          <table:table-cell table:style-name="ce3" table:formula="of:=[.D596]+[.B595]" office:value-type="float" office:value="44799154">
            <text:p>44799154</text:p>
          </table:table-cell>
          <table:table-cell table:style-name="ce3" table:formula="of:=[.E596]+[.C595]" office:value-type="float" office:value="723422">
            <text:p>723422</text:p>
          </table:table-cell>
          <table:table-cell table:style-name="ce3" office:value-type="float" office:value="40377">
            <text:p>40377</text:p>
          </table:table-cell>
          <table:table-cell table:style-name="ce3" office:value-type="float" office:value="493">
            <text:p>493</text:p>
          </table:table-cell>
          <table:table-cell table:style-name="ce5" table:formula="of:=[.D596]/[.D595]-1" office:value-type="percentage" office:value="-0.597116344043105">
            <text:p>-59.71%</text:p>
          </table:table-cell>
          <table:table-cell table:style-name="ce5" table:formula="of:=[.E596]/[.E595]-1" office:value-type="percentage" office:value="-0.759980525803311">
            <text:p>-76.00%</text:p>
          </table:table-cell>
          <table:table-cell table:style-name="ce5" table:formula="of:=[.C596]/[.B596]" office:value-type="percentage" office:value="0.0161481174398963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17</text:p>
          </table:table-cell>
          <table:table-cell table:style-name="ce3" table:formula="of:=[.D597]+[.B596]" office:value-type="float" office:value="44816083">
            <text:p>44816083</text:p>
          </table:table-cell>
          <table:table-cell table:style-name="ce3" table:formula="of:=[.E597]+[.C596]" office:value-type="float" office:value="723569">
            <text:p>723569</text:p>
          </table:table-cell>
          <table:table-cell table:style-name="ce3" office:value-type="float" office:value="16929">
            <text:p>16929</text:p>
          </table:table-cell>
          <table:table-cell table:style-name="ce3" office:value-type="float" office:value="147">
            <text:p>147</text:p>
          </table:table-cell>
          <table:table-cell table:style-name="ce5" table:formula="of:=[.D597]/[.D596]-1" office:value-type="percentage" office:value="-0.58072665131139">
            <text:p>-58.07%</text:p>
          </table:table-cell>
          <table:table-cell table:style-name="ce5" table:formula="of:=[.E597]/[.E596]-1" office:value-type="percentage" office:value="-0.701825557809331">
            <text:p>-70.18%</text:p>
          </table:table-cell>
          <table:table-cell table:style-name="ce5" table:formula="of:=[.C597]/[.B597]" office:value-type="percentage" office:value="0.0161452976602172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18</text:p>
          </table:table-cell>
          <table:table-cell table:style-name="ce3" table:formula="of:=[.D598]+[.B597]" office:value-type="float" office:value="44932853">
            <text:p>44932853</text:p>
          </table:table-cell>
          <table:table-cell table:style-name="ce3" table:formula="of:=[.E598]+[.C597]" office:value-type="float" office:value="725557">
            <text:p>725557</text:p>
          </table:table-cell>
          <table:table-cell table:style-name="ce3" office:value-type="float" office:value="116770">
            <text:p>116770</text:p>
          </table:table-cell>
          <table:table-cell table:style-name="ce3" office:value-type="float" office:value="1988">
            <text:p>1988</text:p>
          </table:table-cell>
          <table:table-cell table:style-name="ce5" table:formula="of:=[.D598]/[.D597]-1" office:value-type="percentage" office:value="5.8976312835962">
            <text:p>589.76%</text:p>
          </table:table-cell>
          <table:table-cell table:style-name="ce5" table:formula="of:=[.E598]/[.E597]-1" office:value-type="percentage" office:value="12.5238095238095">
            <text:p>1252.38%</text:p>
          </table:table-cell>
          <table:table-cell table:style-name="ce5" table:formula="of:=[.C598]/[.B598]" office:value-type="percentage" office:value="0.0161475835954597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19</text:p>
          </table:table-cell>
          <table:table-cell table:style-name="ce3" table:formula="of:=[.D599]+[.B598]" office:value-type="float" office:value="45010856">
            <text:p>45010856</text:p>
          </table:table-cell>
          <table:table-cell table:style-name="ce3" table:formula="of:=[.E599]+[.C598]" office:value-type="float" office:value="727319">
            <text:p>727319</text:p>
          </table:table-cell>
          <table:table-cell table:style-name="ce3" office:value-type="float" office:value="78003">
            <text:p>78003</text:p>
          </table:table-cell>
          <table:table-cell table:style-name="ce3" office:value-type="float" office:value="1762">
            <text:p>1762</text:p>
          </table:table-cell>
          <table:table-cell table:style-name="ce5" table:formula="of:=[.D599]/[.D598]-1" office:value-type="percentage" office:value="-0.33199451914019">
            <text:p>-33.20%</text:p>
          </table:table-cell>
          <table:table-cell table:style-name="ce5" table:formula="of:=[.E599]/[.E598]-1" office:value-type="percentage" office:value="-0.113682092555332">
            <text:p>-11.37%</text:p>
          </table:table-cell>
          <table:table-cell table:style-name="ce5" table:formula="of:=[.C599]/[.B599]" office:value-type="percentage" office:value="0.0161587462366857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20</text:p>
          </table:table-cell>
          <table:table-cell table:style-name="ce3" table:formula="of:=[.D600]+[.B599]" office:value-type="float" office:value="45101826">
            <text:p>45101826</text:p>
          </table:table-cell>
          <table:table-cell table:style-name="ce3" table:formula="of:=[.E600]+[.C599]" office:value-type="float" office:value="729619">
            <text:p>729619</text:p>
          </table:table-cell>
          <table:table-cell table:style-name="ce3" office:value-type="float" office:value="90970">
            <text:p>90970</text:p>
          </table:table-cell>
          <table:table-cell table:style-name="ce3" office:value-type="float" office:value="2300">
            <text:p>2300</text:p>
          </table:table-cell>
          <table:table-cell table:style-name="ce5" table:formula="of:=[.D600]/[.D599]-1" office:value-type="percentage" office:value="0.166237196005282">
            <text:p>16.62%</text:p>
          </table:table-cell>
          <table:table-cell table:style-name="ce5" table:formula="of:=[.E600]/[.E599]-1" office:value-type="percentage" office:value="0.30533484676504">
            <text:p>30.53%</text:p>
          </table:table-cell>
          <table:table-cell table:style-name="ce5" table:formula="of:=[.C600]/[.B600]" office:value-type="percentage" office:value="0.0161771499007601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21</text:p>
          </table:table-cell>
          <table:table-cell table:style-name="ce3" table:formula="of:=[.D601]+[.B600]" office:value-type="float" office:value="45180133">
            <text:p>45180133</text:p>
          </table:table-cell>
          <table:table-cell table:style-name="ce3" table:formula="of:=[.E601]+[.C600]" office:value-type="float" office:value="731550">
            <text:p>731550</text:p>
          </table:table-cell>
          <table:table-cell table:style-name="ce3" office:value-type="float" office:value="78307">
            <text:p>78307</text:p>
          </table:table-cell>
          <table:table-cell table:style-name="ce3" office:value-type="float" office:value="1931">
            <text:p>1931</text:p>
          </table:table-cell>
          <table:table-cell table:style-name="ce5" table:formula="of:=[.D601]/[.D600]-1" office:value-type="percentage" office:value="-0.139199736176762">
            <text:p>-13.92%</text:p>
          </table:table-cell>
          <table:table-cell table:style-name="ce5" table:formula="of:=[.E601]/[.E600]-1" office:value-type="percentage" office:value="-0.160434782608696">
            <text:p>-16.04%</text:p>
          </table:table-cell>
          <table:table-cell table:style-name="ce5" table:formula="of:=[.C601]/[.B601]" office:value-type="percentage" office:value="0.0161918514051298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22</text:p>
          </table:table-cell>
          <table:table-cell table:style-name="ce3" table:formula="of:=[.D602]+[.B601]" office:value-type="float" office:value="45269483">
            <text:p>45269483</text:p>
          </table:table-cell>
          <table:table-cell table:style-name="ce3" table:formula="of:=[.E602]+[.C601]" office:value-type="float" office:value="733594">
            <text:p>733594</text:p>
          </table:table-cell>
          <table:table-cell table:style-name="ce3" office:value-type="float" office:value="89350">
            <text:p>89350</text:p>
          </table:table-cell>
          <table:table-cell table:style-name="ce3" office:value-type="float" office:value="2044">
            <text:p>2044</text:p>
          </table:table-cell>
          <table:table-cell table:style-name="ce5" table:formula="of:=[.D602]/[.D601]-1" office:value-type="percentage" office:value="0.141021875438977">
            <text:p>14.10%</text:p>
          </table:table-cell>
          <table:table-cell table:style-name="ce5" table:formula="of:=[.E602]/[.E601]-1" office:value-type="percentage" office:value="0.0585189021232522">
            <text:p>5.85%</text:p>
          </table:table-cell>
          <table:table-cell table:style-name="ce5" table:formula="of:=[.C602]/[.B602]" office:value-type="percentage" office:value="0.0162050447980597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23</text:p>
          </table:table-cell>
          <table:table-cell table:style-name="ce3" table:formula="of:=[.D603]+[.B602]" office:value-type="float" office:value="45304609">
            <text:p>45304609</text:p>
          </table:table-cell>
          <table:table-cell table:style-name="ce3" table:formula="of:=[.E603]+[.C602]" office:value-type="float" office:value="734070">
            <text:p>734070</text:p>
          </table:table-cell>
          <table:table-cell table:style-name="ce3" office:value-type="float" office:value="35126">
            <text:p>35126</text:p>
          </table:table-cell>
          <table:table-cell table:style-name="ce3" office:value-type="float" office:value="476">
            <text:p>476</text:p>
          </table:table-cell>
          <table:table-cell table:style-name="ce5" table:formula="of:=[.D603]/[.D602]-1" office:value-type="percentage" office:value="-0.606871852266368">
            <text:p>-60.69%</text:p>
          </table:table-cell>
          <table:table-cell table:style-name="ce5" table:formula="of:=[.E603]/[.E602]-1" office:value-type="percentage" office:value="-0.767123287671233">
            <text:p>-76.71%</text:p>
          </table:table-cell>
          <table:table-cell table:style-name="ce5" table:formula="of:=[.C603]/[.B603]" office:value-type="percentage" office:value="0.0162029872060037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24</text:p>
          </table:table-cell>
          <table:table-cell table:style-name="ce3" table:formula="of:=[.D604]+[.B603]" office:value-type="float" office:value="45321602">
            <text:p>45321602</text:p>
          </table:table-cell>
          <table:table-cell table:style-name="ce3" table:formula="of:=[.E604]+[.C603]" office:value-type="float" office:value="734254">
            <text:p>734254</text:p>
          </table:table-cell>
          <table:table-cell table:style-name="ce3" office:value-type="float" office:value="16993">
            <text:p>16993</text:p>
          </table:table-cell>
          <table:table-cell table:style-name="ce3" office:value-type="float" office:value="184">
            <text:p>184</text:p>
          </table:table-cell>
          <table:table-cell table:style-name="ce5" table:formula="of:=[.D604]/[.D603]-1" office:value-type="percentage" office:value="-0.516227296020042">
            <text:p>-51.62%</text:p>
          </table:table-cell>
          <table:table-cell table:style-name="ce5" table:formula="of:=[.E604]/[.E603]-1" office:value-type="percentage" office:value="-0.613445378151261">
            <text:p>-61.34%</text:p>
          </table:table-cell>
          <table:table-cell table:style-name="ce5" table:formula="of:=[.C604]/[.B604]" office:value-type="percentage" office:value="0.0162009718897403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25</text:p>
          </table:table-cell>
          <table:table-cell table:style-name="ce3" table:formula="of:=[.D605]+[.B604]" office:value-type="float" office:value="45415301">
            <text:p>45415301</text:p>
          </table:table-cell>
          <table:table-cell table:style-name="ce3" table:formula="of:=[.E605]+[.C604]" office:value-type="float" office:value="735430">
            <text:p>735430</text:p>
          </table:table-cell>
          <table:table-cell table:style-name="ce3" office:value-type="float" office:value="93699">
            <text:p>93699</text:p>
          </table:table-cell>
          <table:table-cell table:style-name="ce3" office:value-type="float" office:value="1176">
            <text:p>1176</text:p>
          </table:table-cell>
          <table:table-cell table:style-name="ce5" table:formula="of:=[.D605]/[.D604]-1" office:value-type="percentage" office:value="4.51397634320014">
            <text:p>451.40%</text:p>
          </table:table-cell>
          <table:table-cell table:style-name="ce5" table:formula="of:=[.E605]/[.E604]-1" office:value-type="percentage" office:value="5.39130434782609">
            <text:p>539.13%</text:p>
          </table:table-cell>
          <table:table-cell table:style-name="ce5" table:formula="of:=[.C605]/[.B605]" office:value-type="percentage" office:value="0.0161934410607562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26</text:p>
          </table:table-cell>
          <table:table-cell table:style-name="ce3" table:formula="of:=[.D606]+[.B605]" office:value-type="float" office:value="45505068">
            <text:p>45505068</text:p>
          </table:table-cell>
          <table:table-cell table:style-name="ce3" table:formula="of:=[.E606]+[.C605]" office:value-type="float" office:value="737588">
            <text:p>737588</text:p>
          </table:table-cell>
          <table:table-cell table:style-name="ce3" office:value-type="float" office:value="89767">
            <text:p>89767</text:p>
          </table:table-cell>
          <table:table-cell table:style-name="ce3" office:value-type="float" office:value="2158">
            <text:p>2158</text:p>
          </table:table-cell>
          <table:table-cell table:style-name="ce5" table:formula="of:=[.D606]/[.D605]-1" office:value-type="percentage" office:value="-0.0419641618373728">
            <text:p>-4.20%</text:p>
          </table:table-cell>
          <table:table-cell table:style-name="ce5" table:formula="of:=[.E606]/[.E605]-1" office:value-type="percentage" office:value="0.835034013605442">
            <text:p>83.50%</text:p>
          </table:table-cell>
          <table:table-cell table:style-name="ce5" table:formula="of:=[.C606]/[.B606]" office:value-type="percentage" office:value="0.0162089198504219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27</text:p>
          </table:table-cell>
          <table:table-cell table:style-name="ce3" table:formula="of:=[.D607]+[.B606]" office:value-type="float" office:value="45581103">
            <text:p>45581103</text:p>
          </table:table-cell>
          <table:table-cell table:style-name="ce3" table:formula="of:=[.E607]+[.C606]" office:value-type="float" office:value="739580">
            <text:p>739580</text:p>
          </table:table-cell>
          <table:table-cell table:style-name="ce3" office:value-type="float" office:value="76035">
            <text:p>76035</text:p>
          </table:table-cell>
          <table:table-cell table:style-name="ce3" office:value-type="float" office:value="1992">
            <text:p>1992</text:p>
          </table:table-cell>
          <table:table-cell table:style-name="ce5" table:formula="of:=[.D607]/[.D606]-1" office:value-type="percentage" office:value="-0.152973809974712">
            <text:p>-15.30%</text:p>
          </table:table-cell>
          <table:table-cell table:style-name="ce5" table:formula="of:=[.E607]/[.E606]-1" office:value-type="percentage" office:value="-0.0769230769230769">
            <text:p>-7.69%</text:p>
          </table:table-cell>
          <table:table-cell table:style-name="ce5" table:formula="of:=[.C607]/[.B607]" office:value-type="percentage" office:value="0.0162255836590878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28</text:p>
          </table:table-cell>
          <table:table-cell table:style-name="ce3" table:formula="of:=[.D608]+[.B607]" office:value-type="float" office:value="45676095">
            <text:p>45676095</text:p>
          </table:table-cell>
          <table:table-cell table:style-name="ce3" table:formula="of:=[.E608]+[.C607]" office:value-type="float" office:value="741301">
            <text:p>741301</text:p>
          </table:table-cell>
          <table:table-cell table:style-name="ce3" office:value-type="float" office:value="94992">
            <text:p>94992</text:p>
          </table:table-cell>
          <table:table-cell table:style-name="ce3" office:value-type="float" office:value="1721">
            <text:p>1721</text:p>
          </table:table-cell>
          <table:table-cell table:style-name="ce5" table:formula="of:=[.D608]/[.D607]-1" office:value-type="percentage" office:value="0.249319392385086">
            <text:p>24.93%</text:p>
          </table:table-cell>
          <table:table-cell table:style-name="ce5" table:formula="of:=[.E608]/[.E607]-1" office:value-type="percentage" office:value="-0.136044176706827">
            <text:p>-13.60%</text:p>
          </table:table-cell>
          <table:table-cell table:style-name="ce5" table:formula="of:=[.C608]/[.B608]" office:value-type="percentage" office:value="0.0162295178692487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29</text:p>
          </table:table-cell>
          <table:table-cell table:style-name="ce3" table:formula="of:=[.D609]+[.B608]" office:value-type="float" office:value="45766540">
            <text:p>45766540</text:p>
          </table:table-cell>
          <table:table-cell table:style-name="ce3" table:formula="of:=[.E609]+[.C608]" office:value-type="float" office:value="743195">
            <text:p>743195</text:p>
          </table:table-cell>
          <table:table-cell table:style-name="ce3" office:value-type="float" office:value="90445">
            <text:p>90445</text:p>
          </table:table-cell>
          <table:table-cell table:style-name="ce3" office:value-type="float" office:value="1894">
            <text:p>1894</text:p>
          </table:table-cell>
          <table:table-cell table:style-name="ce5" table:formula="of:=[.D609]/[.D608]-1" office:value-type="percentage" office:value="-0.0478671888159002">
            <text:p>-4.79%</text:p>
          </table:table-cell>
          <table:table-cell table:style-name="ce5" table:formula="of:=[.E609]/[.E608]-1" office:value-type="percentage" office:value="0.100522951772225">
            <text:p>10.05%</text:p>
          </table:table-cell>
          <table:table-cell table:style-name="ce5" table:formula="of:=[.C609]/[.B609]" office:value-type="percentage" office:value="0.0162388286289503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30</text:p>
          </table:table-cell>
          <table:table-cell table:style-name="ce3" table:formula="of:=[.D610]+[.B609]" office:value-type="float" office:value="45801701">
            <text:p>45801701</text:p>
          </table:table-cell>
          <table:table-cell table:style-name="ce3" table:formula="of:=[.E610]+[.C609]" office:value-type="float" office:value="743396">
            <text:p>743396</text:p>
          </table:table-cell>
          <table:table-cell table:style-name="ce3" office:value-type="float" office:value="35161">
            <text:p>35161</text:p>
          </table:table-cell>
          <table:table-cell table:style-name="ce3" office:value-type="float" office:value="201">
            <text:p>201</text:p>
          </table:table-cell>
          <table:table-cell table:style-name="ce5" table:formula="of:=[.D610]/[.D609]-1" office:value-type="percentage" office:value="-0.611244402675659">
            <text:p>-61.12%</text:p>
          </table:table-cell>
          <table:table-cell table:style-name="ce5" table:formula="of:=[.E610]/[.E609]-1" office:value-type="percentage" office:value="-0.893875395987328">
            <text:p>-89.39%</text:p>
          </table:table-cell>
          <table:table-cell table:style-name="ce5" table:formula="of:=[.C610]/[.B610]" office:value-type="percentage" office:value="0.0162307509059543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31</text:p>
          </table:table-cell>
          <table:table-cell table:style-name="ce3" table:formula="of:=[.D611]+[.B610]" office:value-type="float" office:value="45819562">
            <text:p>45819562</text:p>
          </table:table-cell>
          <table:table-cell table:style-name="ce3" table:formula="of:=[.E611]+[.C610]" office:value-type="float" office:value="743750">
            <text:p>743750</text:p>
          </table:table-cell>
          <table:table-cell table:style-name="ce3" office:value-type="float" office:value="17861">
            <text:p>17861</text:p>
          </table:table-cell>
          <table:table-cell table:style-name="ce3" office:value-type="float" office:value="354">
            <text:p>354</text:p>
          </table:table-cell>
          <table:table-cell table:style-name="ce5" table:formula="of:=[.D611]/[.D610]-1" office:value-type="percentage" office:value="-0.492022411194221">
            <text:p>-49.20%</text:p>
          </table:table-cell>
          <table:table-cell table:style-name="ce5" table:formula="of:=[.E611]/[.E610]-1" office:value-type="percentage" office:value="0.761194029850746">
            <text:p>76.12%</text:p>
          </table:table-cell>
          <table:table-cell table:style-name="ce5" table:formula="of:=[.C611]/[.B611]" office:value-type="percentage" office:value="0.016232149927579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01</text:p>
          </table:table-cell>
          <table:table-cell table:style-name="ce3" table:formula="of:=[.D612]+[.B611]" office:value-type="float" office:value="45935921">
            <text:p>45935921</text:p>
          </table:table-cell>
          <table:table-cell table:style-name="ce3" table:formula="of:=[.E612]+[.C611]" office:value-type="float" office:value="744723">
            <text:p>744723</text:p>
          </table:table-cell>
          <table:table-cell table:style-name="ce3" office:value-type="float" office:value="116359">
            <text:p>116359</text:p>
          </table:table-cell>
          <table:table-cell table:style-name="ce3" office:value-type="float" office:value="973">
            <text:p>973</text:p>
          </table:table-cell>
          <table:table-cell table:style-name="ce5" table:formula="of:=[.D612]/[.D611]-1" office:value-type="percentage" office:value="5.5146968254857">
            <text:p>551.47%</text:p>
          </table:table-cell>
          <table:table-cell table:style-name="ce5" table:formula="of:=[.E612]/[.E611]-1" office:value-type="percentage" office:value="1.74858757062147">
            <text:p>174.86%</text:p>
          </table:table-cell>
          <table:table-cell table:style-name="ce5" table:formula="of:=[.C612]/[.B612]" office:value-type="percentage" office:value="0.0162122144018839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02</text:p>
          </table:table-cell>
          <table:table-cell table:style-name="ce3" table:formula="of:=[.D613]+[.B612]" office:value-type="float" office:value="46008412">
            <text:p>46008412</text:p>
          </table:table-cell>
          <table:table-cell table:style-name="ce3" table:formula="of:=[.E613]+[.C612]" office:value-type="float" office:value="746133">
            <text:p>746133</text:p>
          </table:table-cell>
          <table:table-cell table:style-name="ce3" office:value-type="float" office:value="72491">
            <text:p>72491</text:p>
          </table:table-cell>
          <table:table-cell table:style-name="ce3" office:value-type="float" office:value="1410">
            <text:p>1410</text:p>
          </table:table-cell>
          <table:table-cell table:style-name="ce5" table:formula="of:=[.D613]/[.D612]-1" office:value-type="percentage" office:value="-0.37700564631872">
            <text:p>-37.70%</text:p>
          </table:table-cell>
          <table:table-cell table:style-name="ce5" table:formula="of:=[.E613]/[.E612]-1" office:value-type="percentage" office:value="0.44912641315519">
            <text:p>44.91%</text:p>
          </table:table-cell>
          <table:table-cell table:style-name="ce5" table:formula="of:=[.C613]/[.B613]" office:value-type="percentage" office:value="0.0162173169549951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03</text:p>
          </table:table-cell>
          <table:table-cell table:style-name="ce3" table:formula="of:=[.D614]+[.B613]" office:value-type="float" office:value="46099508">
            <text:p>46099508</text:p>
          </table:table-cell>
          <table:table-cell table:style-name="ce3" table:formula="of:=[.E614]+[.C613]" office:value-type="float" office:value="747822">
            <text:p>747822</text:p>
          </table:table-cell>
          <table:table-cell table:style-name="ce3" office:value-type="float" office:value="91096">
            <text:p>91096</text:p>
          </table:table-cell>
          <table:table-cell table:style-name="ce3" office:value-type="float" office:value="1689">
            <text:p>1689</text:p>
          </table:table-cell>
          <table:table-cell table:style-name="ce5" table:formula="of:=[.D614]/[.D613]-1" office:value-type="percentage" office:value="0.256652549971721">
            <text:p>25.67%</text:p>
          </table:table-cell>
          <table:table-cell table:style-name="ce5" table:formula="of:=[.E614]/[.E613]-1" office:value-type="percentage" office:value="0.197872340425532">
            <text:p>19.79%</text:p>
          </table:table-cell>
          <table:table-cell table:style-name="ce5" table:formula="of:=[.C614]/[.B614]" office:value-type="percentage" office:value="0.0162219084854441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04</text:p>
          </table:table-cell>
          <table:table-cell table:style-name="ce3" table:formula="of:=[.D615]+[.B614]" office:value-type="float" office:value="46180002">
            <text:p>46180002</text:p>
          </table:table-cell>
          <table:table-cell table:style-name="ce3" table:formula="of:=[.E615]+[.C614]" office:value-type="float" office:value="749012">
            <text:p>749012</text:p>
          </table:table-cell>
          <table:table-cell table:style-name="ce3" office:value-type="float" office:value="80494">
            <text:p>80494</text:p>
          </table:table-cell>
          <table:table-cell table:style-name="ce3" office:value-type="float" office:value="1190">
            <text:p>1190</text:p>
          </table:table-cell>
          <table:table-cell table:style-name="ce5" table:formula="of:=[.D615]/[.D614]-1" office:value-type="percentage" office:value="-0.116382717133573">
            <text:p>-11.64%</text:p>
          </table:table-cell>
          <table:table-cell table:style-name="ce5" table:formula="of:=[.E615]/[.E614]-1" office:value-type="percentage" office:value="-0.295441089402013">
            <text:p>-29.54%</text:p>
          </table:table-cell>
          <table:table-cell table:style-name="ce5" table:formula="of:=[.C615]/[.B615]" office:value-type="percentage" office:value="0.0162194016362321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05</text:p>
          </table:table-cell>
          <table:table-cell table:style-name="ce3" table:formula="of:=[.D616]+[.B615]" office:value-type="float" office:value="46272569">
            <text:p>46272569</text:p>
          </table:table-cell>
          <table:table-cell table:style-name="ce3" table:formula="of:=[.E616]+[.C615]" office:value-type="float" office:value="751471">
            <text:p>751471</text:p>
          </table:table-cell>
          <table:table-cell table:style-name="ce3" office:value-type="float" office:value="92567">
            <text:p>92567</text:p>
          </table:table-cell>
          <table:table-cell table:style-name="ce3" office:value-type="float" office:value="2459">
            <text:p>2459</text:p>
          </table:table-cell>
          <table:table-cell table:style-name="ce5" table:formula="of:=[.D616]/[.D615]-1" office:value-type="percentage" office:value="0.149986334385172">
            <text:p>15.00%</text:p>
          </table:table-cell>
          <table:table-cell table:style-name="ce5" table:formula="of:=[.E616]/[.E615]-1" office:value-type="percentage" office:value="1.06638655462185">
            <text:p>106.64%</text:p>
          </table:table-cell>
          <table:table-cell table:style-name="ce5" table:formula="of:=[.C616]/[.B616]" office:value-type="percentage" office:value="0.0162400968055178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06</text:p>
          </table:table-cell>
          <table:table-cell table:style-name="ce3" table:formula="of:=[.D617]+[.B616]" office:value-type="float" office:value="46307863">
            <text:p>46307863</text:p>
          </table:table-cell>
          <table:table-cell table:style-name="ce3" table:formula="of:=[.E617]+[.C616]" office:value-type="float" office:value="751901">
            <text:p>751901</text:p>
          </table:table-cell>
          <table:table-cell table:style-name="ce3" office:value-type="float" office:value="35294">
            <text:p>35294</text:p>
          </table:table-cell>
          <table:table-cell table:style-name="ce3" office:value-type="float" office:value="430">
            <text:p>430</text:p>
          </table:table-cell>
          <table:table-cell table:style-name="ce5" table:formula="of:=[.D617]/[.D616]-1" office:value-type="percentage" office:value="-0.618719414046042">
            <text:p>-61.87%</text:p>
          </table:table-cell>
          <table:table-cell table:style-name="ce5" table:formula="of:=[.E617]/[.E616]-1" office:value-type="percentage" office:value="-0.825132167547784">
            <text:p>-82.51%</text:p>
          </table:table-cell>
          <table:table-cell table:style-name="ce5" table:formula="of:=[.C617]/[.B617]" office:value-type="percentage" office:value="0.0162370049336978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07</text:p>
          </table:table-cell>
          <table:table-cell table:style-name="ce3" table:formula="of:=[.D618]+[.B617]" office:value-type="float" office:value="46330344">
            <text:p>46330344</text:p>
          </table:table-cell>
          <table:table-cell table:style-name="ce3" table:formula="of:=[.E618]+[.C617]" office:value-type="float" office:value="752050">
            <text:p>752050</text:p>
          </table:table-cell>
          <table:table-cell table:style-name="ce3" office:value-type="float" office:value="22481">
            <text:p>22481</text:p>
          </table:table-cell>
          <table:table-cell table:style-name="ce3" office:value-type="float" office:value="149">
            <text:p>149</text:p>
          </table:table-cell>
          <table:table-cell table:style-name="ce5" table:formula="of:=[.D618]/[.D617]-1" office:value-type="percentage" office:value="-0.3630362101207">
            <text:p>-36.30%</text:p>
          </table:table-cell>
          <table:table-cell table:style-name="ce5" table:formula="of:=[.E618]/[.E617]-1" office:value-type="percentage" office:value="-0.653488372093023">
            <text:p>-65.35%</text:p>
          </table:table-cell>
          <table:table-cell table:style-name="ce5" table:formula="of:=[.C618]/[.B618]" office:value-type="percentage" office:value="0.016232342242052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08</text:p>
          </table:table-cell>
          <table:table-cell table:style-name="ce3" table:formula="of:=[.D619]+[.B618]" office:value-type="float" office:value="46449148">
            <text:p>46449148</text:p>
          </table:table-cell>
          <table:table-cell table:style-name="ce3" table:formula="of:=[.E619]+[.C618]" office:value-type="float" office:value="753308">
            <text:p>753308</text:p>
          </table:table-cell>
          <table:table-cell table:style-name="ce3" office:value-type="float" office:value="118804">
            <text:p>118804</text:p>
          </table:table-cell>
          <table:table-cell table:style-name="ce3" office:value-type="float" office:value="1258">
            <text:p>1258</text:p>
          </table:table-cell>
          <table:table-cell table:style-name="ce5" table:formula="of:=[.D619]/[.D618]-1" office:value-type="percentage" office:value="4.28464036297318">
            <text:p>428.46%</text:p>
          </table:table-cell>
          <table:table-cell table:style-name="ce5" table:formula="of:=[.E619]/[.E618]-1" office:value-type="percentage" office:value="7.44295302013423">
            <text:p>744.30%</text:p>
          </table:table-cell>
          <table:table-cell table:style-name="ce5" table:formula="of:=[.C619]/[.B619]" office:value-type="percentage" office:value="0.0162179078074801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09</text:p>
          </table:table-cell>
          <table:table-cell table:style-name="ce3" table:formula="of:=[.D620]+[.B619]" office:value-type="float" office:value="46535392">
            <text:p>46535392</text:p>
          </table:table-cell>
          <table:table-cell table:style-name="ce3" table:formula="of:=[.E620]+[.C619]" office:value-type="float" office:value="754984">
            <text:p>754984</text:p>
          </table:table-cell>
          <table:table-cell table:style-name="ce3" office:value-type="float" office:value="86244">
            <text:p>86244</text:p>
          </table:table-cell>
          <table:table-cell table:style-name="ce3" office:value-type="float" office:value="1676">
            <text:p>1676</text:p>
          </table:table-cell>
          <table:table-cell table:style-name="ce5" table:formula="of:=[.D620]/[.D619]-1" office:value-type="percentage" office:value="-0.274064846301471">
            <text:p>-27.41%</text:p>
          </table:table-cell>
          <table:table-cell table:style-name="ce5" table:formula="of:=[.E620]/[.E619]-1" office:value-type="percentage" office:value="0.332273449920509">
            <text:p>33.23%</text:p>
          </table:table-cell>
          <table:table-cell table:style-name="ce5" table:formula="of:=[.C620]/[.B620]" office:value-type="percentage" office:value="0.0162238667721978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10</text:p>
          </table:table-cell>
          <table:table-cell table:style-name="ce3" table:formula="of:=[.D621]+[.B620]" office:value-type="float" office:value="46633079">
            <text:p>46633079</text:p>
          </table:table-cell>
          <table:table-cell table:style-name="ce3" table:formula="of:=[.E621]+[.C620]" office:value-type="float" office:value="756683">
            <text:p>756683</text:p>
          </table:table-cell>
          <table:table-cell table:style-name="ce3" office:value-type="float" office:value="97687">
            <text:p>97687</text:p>
          </table:table-cell>
          <table:table-cell table:style-name="ce3" office:value-type="float" office:value="1699">
            <text:p>1699</text:p>
          </table:table-cell>
          <table:table-cell table:style-name="ce5" table:formula="of:=[.D621]/[.D620]-1" office:value-type="percentage" office:value="0.132681693798989">
            <text:p>13.27%</text:p>
          </table:table-cell>
          <table:table-cell table:style-name="ce5" table:formula="of:=[.E621]/[.E620]-1" office:value-type="percentage" office:value="0.0137231503579953">
            <text:p>1.37%</text:p>
          </table:table-cell>
          <table:table-cell table:style-name="ce5" table:formula="of:=[.C621]/[.B621]" office:value-type="percentage" office:value="0.0162263143722507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11</text:p>
          </table:table-cell>
          <table:table-cell table:style-name="ce3" table:formula="of:=[.D622]+[.B621]" office:value-type="float" office:value="46696144">
            <text:p>46696144</text:p>
          </table:table-cell>
          <table:table-cell table:style-name="ce3" table:formula="of:=[.E622]+[.C621]" office:value-type="float" office:value="757469">
            <text:p>757469</text:p>
          </table:table-cell>
          <table:table-cell table:style-name="ce3" office:value-type="float" office:value="63065">
            <text:p>63065</text:p>
          </table:table-cell>
          <table:table-cell table:style-name="ce3" office:value-type="float" office:value="786">
            <text:p>786</text:p>
          </table:table-cell>
          <table:table-cell table:style-name="ce5" table:formula="of:=[.D622]/[.D621]-1" office:value-type="percentage" office:value="-0.354417680960619">
            <text:p>-35.44%</text:p>
          </table:table-cell>
          <table:table-cell table:style-name="ce5" table:formula="of:=[.E622]/[.E621]-1" office:value-type="percentage" office:value="-0.53737492642731">
            <text:p>-53.74%</text:p>
          </table:table-cell>
          <table:table-cell table:style-name="ce5" table:formula="of:=[.C622]/[.B622]" office:value-type="percentage" office:value="0.0162212323141714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12</text:p>
          </table:table-cell>
          <table:table-cell table:style-name="ce3" table:formula="of:=[.D623]+[.B622]" office:value-type="float" office:value="46816574">
            <text:p>46816574</text:p>
          </table:table-cell>
          <table:table-cell table:style-name="ce3" table:formula="of:=[.E623]+[.C622]" office:value-type="float" office:value="759120">
            <text:p>759120</text:p>
          </table:table-cell>
          <table:table-cell table:style-name="ce3" office:value-type="float" office:value="120430">
            <text:p>120430</text:p>
          </table:table-cell>
          <table:table-cell table:style-name="ce3" office:value-type="float" office:value="1651">
            <text:p>1651</text:p>
          </table:table-cell>
          <table:table-cell table:style-name="ce5" table:formula="of:=[.D623]/[.D622]-1" office:value-type="percentage" office:value="0.909617061761674">
            <text:p>90.96%</text:p>
          </table:table-cell>
          <table:table-cell table:style-name="ce5" table:formula="of:=[.E623]/[.E622]-1" office:value-type="percentage" office:value="1.10050890585242">
            <text:p>110.05%</text:p>
          </table:table-cell>
          <table:table-cell table:style-name="ce5" table:formula="of:=[.C623]/[.B623]" office:value-type="percentage" office:value="0.0162147704357863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13</text:p>
          </table:table-cell>
          <table:table-cell table:style-name="ce3" table:formula="of:=[.D624]+[.B623]" office:value-type="float" office:value="46890194">
            <text:p>46890194</text:p>
          </table:table-cell>
          <table:table-cell table:style-name="ce3" table:formula="of:=[.E624]+[.C623]" office:value-type="float" office:value="760111">
            <text:p>760111</text:p>
          </table:table-cell>
          <table:table-cell table:style-name="ce3" office:value-type="float" office:value="73620">
            <text:p>73620</text:p>
          </table:table-cell>
          <table:table-cell table:style-name="ce3" office:value-type="float" office:value="991">
            <text:p>991</text:p>
          </table:table-cell>
          <table:table-cell table:style-name="ce5" table:formula="of:=[.D624]/[.D623]-1" office:value-type="percentage" office:value="-0.388690525616541">
            <text:p>-38.87%</text:p>
          </table:table-cell>
          <table:table-cell table:style-name="ce5" table:formula="of:=[.E624]/[.E623]-1" office:value-type="percentage" office:value="-0.399757722592368">
            <text:p>-39.98%</text:p>
          </table:table-cell>
          <table:table-cell table:style-name="ce5" table:formula="of:=[.C624]/[.B624]" office:value-type="percentage" office:value="0.0162104469006889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14</text:p>
          </table:table-cell>
          <table:table-cell table:style-name="ce3" table:formula="of:=[.D625]+[.B624]" office:value-type="float" office:value="46913284">
            <text:p>46913284</text:p>
          </table:table-cell>
          <table:table-cell table:style-name="ce3" table:formula="of:=[.E625]+[.C624]" office:value-type="float" office:value="760246">
            <text:p>760246</text:p>
          </table:table-cell>
          <table:table-cell table:style-name="ce3" office:value-type="float" office:value="23090">
            <text:p>23090</text:p>
          </table:table-cell>
          <table:table-cell table:style-name="ce3" office:value-type="float" office:value="135">
            <text:p>135</text:p>
          </table:table-cell>
          <table:table-cell table:style-name="ce5" table:formula="of:=[.D625]/[.D624]-1" office:value-type="percentage" office:value="-0.686362401521326">
            <text:p>-68.64%</text:p>
          </table:table-cell>
          <table:table-cell table:style-name="ce5" table:formula="of:=[.E625]/[.E624]-1" office:value-type="percentage" office:value="-0.863773965691221">
            <text:p>-86.38%</text:p>
          </table:table-cell>
          <table:table-cell table:style-name="ce5" table:formula="of:=[.C625]/[.B625]" office:value-type="percentage" office:value="0.0162053460167061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15</text:p>
          </table:table-cell>
          <table:table-cell table:style-name="ce3" table:formula="of:=[.D626]+[.B625]" office:value-type="float" office:value="47053210">
            <text:p>47053210</text:p>
          </table:table-cell>
          <table:table-cell table:style-name="ce3" table:formula="of:=[.E626]+[.C625]" office:value-type="float" office:value="761372">
            <text:p>761372</text:p>
          </table:table-cell>
          <table:table-cell table:style-name="ce3" office:value-type="float" office:value="139926">
            <text:p>139926</text:p>
          </table:table-cell>
          <table:table-cell table:style-name="ce3" office:value-type="float" office:value="1126">
            <text:p>1126</text:p>
          </table:table-cell>
          <table:table-cell table:style-name="ce5" table:formula="of:=[.D626]/[.D625]-1" office:value-type="percentage" office:value="5.06002598527501">
            <text:p>506.00%</text:p>
          </table:table-cell>
          <table:table-cell table:style-name="ce5" table:formula="of:=[.E626]/[.E625]-1" office:value-type="percentage" office:value="7.34074074074074">
            <text:p>734.07%</text:p>
          </table:table-cell>
          <table:table-cell table:style-name="ce5" table:formula="of:=[.C626]/[.B626]" office:value-type="percentage" office:value="0.0161810852012009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16</text:p>
          </table:table-cell>
          <table:table-cell table:style-name="ce3" table:formula="of:=[.D627]+[.B626]" office:value-type="float" office:value="47145274">
            <text:p>47145274</text:p>
          </table:table-cell>
          <table:table-cell table:style-name="ce3" table:formula="of:=[.E627]+[.C626]" office:value-type="float" office:value="762706">
            <text:p>762706</text:p>
          </table:table-cell>
          <table:table-cell table:style-name="ce3" office:value-type="float" office:value="92064">
            <text:p>92064</text:p>
          </table:table-cell>
          <table:table-cell table:style-name="ce3" office:value-type="float" office:value="1334">
            <text:p>1334</text:p>
          </table:table-cell>
          <table:table-cell table:style-name="ce5" table:formula="of:=[.D627]/[.D626]-1" office:value-type="percentage" office:value="-0.34205222760602">
            <text:p>-34.21%</text:p>
          </table:table-cell>
          <table:table-cell table:style-name="ce5" table:formula="of:=[.E627]/[.E626]-1" office:value-type="percentage" office:value="0.184724689165187">
            <text:p>18.47%</text:p>
          </table:table-cell>
          <table:table-cell table:style-name="ce5" table:formula="of:=[.C627]/[.B627]" office:value-type="percentage" office:value="0.016177782740217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17</text:p>
          </table:table-cell>
          <table:table-cell table:style-name="ce3" table:formula="of:=[.D628]+[.B627]" office:value-type="float" office:value="47258087">
            <text:p>47258087</text:p>
          </table:table-cell>
          <table:table-cell table:style-name="ce3" table:formula="of:=[.E628]+[.C627]" office:value-type="float" office:value="764447">
            <text:p>764447</text:p>
          </table:table-cell>
          <table:table-cell table:style-name="ce3" office:value-type="float" office:value="112813">
            <text:p>112813</text:p>
          </table:table-cell>
          <table:table-cell table:style-name="ce3" office:value-type="float" office:value="1741">
            <text:p>1741</text:p>
          </table:table-cell>
          <table:table-cell table:style-name="ce5" table:formula="of:=[.D628]/[.D627]-1" office:value-type="percentage" office:value="0.225375825512687">
            <text:p>22.54%</text:p>
          </table:table-cell>
          <table:table-cell table:style-name="ce5" table:formula="of:=[.E628]/[.E627]-1" office:value-type="percentage" office:value="0.305097451274363">
            <text:p>30.51%</text:p>
          </table:table-cell>
          <table:table-cell table:style-name="ce5" table:formula="of:=[.C628]/[.B628]" office:value-type="percentage" office:value="0.0161760039080719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18</text:p>
          </table:table-cell>
          <table:table-cell table:style-name="ce3" table:formula="of:=[.D629]+[.B628]" office:value-type="float" office:value="47369839">
            <text:p>47369839</text:p>
          </table:table-cell>
          <table:table-cell table:style-name="ce3" table:formula="of:=[.E629]+[.C628]" office:value-type="float" office:value="768335">
            <text:p>768335</text:p>
          </table:table-cell>
          <table:table-cell table:style-name="ce3" office:value-type="float" office:value="111752">
            <text:p>111752</text:p>
          </table:table-cell>
          <table:table-cell table:style-name="ce3" office:value-type="float" office:value="3888">
            <text:p>3888</text:p>
          </table:table-cell>
          <table:table-cell table:style-name="ce5" table:formula="of:=[.D629]/[.D628]-1" office:value-type="percentage" office:value="-0.00940494446562012">
            <text:p>-0.94%</text:p>
          </table:table-cell>
          <table:table-cell table:style-name="ce5" table:formula="of:=[.E629]/[.E628]-1" office:value-type="percentage" office:value="1.23319931074095">
            <text:p>123.32%</text:p>
          </table:table-cell>
          <table:table-cell table:style-name="ce5" table:formula="of:=[.C629]/[.B629]" office:value-type="percentage" office:value="0.0162199200212608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19</text:p>
          </table:table-cell>
          <table:table-cell table:style-name="ce3" table:formula="of:=[.D630]+[.B629]" office:value-type="float" office:value="47491155">
            <text:p>47491155</text:p>
          </table:table-cell>
          <table:table-cell table:style-name="ce3" table:formula="of:=[.E630]+[.C629]" office:value-type="float" office:value="770374">
            <text:p>770374</text:p>
          </table:table-cell>
          <table:table-cell table:style-name="ce3" office:value-type="float" office:value="121316">
            <text:p>121316</text:p>
          </table:table-cell>
          <table:table-cell table:style-name="ce3" office:value-type="float" office:value="2039">
            <text:p>2039</text:p>
          </table:table-cell>
          <table:table-cell table:style-name="ce5" table:formula="of:=[.D630]/[.D629]-1" office:value-type="percentage" office:value="0.085582360942086">
            <text:p>8.56%</text:p>
          </table:table-cell>
          <table:table-cell table:style-name="ce5" table:formula="of:=[.E630]/[.E629]-1" office:value-type="percentage" office:value="-0.475565843621399">
            <text:p>-47.56%</text:p>
          </table:table-cell>
          <table:table-cell table:style-name="ce5" table:formula="of:=[.C630]/[.B630]" office:value-type="percentage" office:value="0.0162214205992674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20</text:p>
          </table:table-cell>
          <table:table-cell table:style-name="ce3" table:formula="of:=[.D631]+[.B630]" office:value-type="float" office:value="47536689">
            <text:p>47536689</text:p>
          </table:table-cell>
          <table:table-cell table:style-name="ce3" table:formula="of:=[.E631]+[.C630]" office:value-type="float" office:value="770745">
            <text:p>770745</text:p>
          </table:table-cell>
          <table:table-cell table:style-name="ce3" office:value-type="float" office:value="45534">
            <text:p>45534</text:p>
          </table:table-cell>
          <table:table-cell table:style-name="ce3" office:value-type="float" office:value="371">
            <text:p>371</text:p>
          </table:table-cell>
          <table:table-cell table:style-name="ce5" table:formula="of:=[.D631]/[.D630]-1" office:value-type="percentage" office:value="-0.624666161099937">
            <text:p>-62.47%</text:p>
          </table:table-cell>
          <table:table-cell table:style-name="ce5" table:formula="of:=[.E631]/[.E630]-1" office:value-type="percentage" office:value="-0.818048062775871">
            <text:p>-81.80%</text:p>
          </table:table-cell>
          <table:table-cell table:style-name="ce5" table:formula="of:=[.C631]/[.B631]" office:value-type="percentage" office:value="0.0162136870744195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21</text:p>
          </table:table-cell>
          <table:table-cell table:style-name="ce3" table:formula="of:=[.D632]+[.B631]" office:value-type="float" office:value="47563617">
            <text:p>47563617</text:p>
          </table:table-cell>
          <table:table-cell table:style-name="ce3" table:formula="of:=[.E632]+[.C631]" office:value-type="float" office:value="770834">
            <text:p>770834</text:p>
          </table:table-cell>
          <table:table-cell table:style-name="ce3" office:value-type="float" office:value="26928">
            <text:p>26928</text:p>
          </table:table-cell>
          <table:table-cell table:style-name="ce3" office:value-type="float" office:value="89">
            <text:p>89</text:p>
          </table:table-cell>
          <table:table-cell table:style-name="ce5" table:formula="of:=[.D632]/[.D631]-1" office:value-type="percentage" office:value="-0.408617736197127">
            <text:p>-40.86%</text:p>
          </table:table-cell>
          <table:table-cell table:style-name="ce5" table:formula="of:=[.E632]/[.E631]-1" office:value-type="percentage" office:value="-0.76010781671159">
            <text:p>-76.01%</text:p>
          </table:table-cell>
          <table:table-cell table:style-name="ce5" table:formula="of:=[.C632]/[.B632]" office:value-type="percentage" office:value="0.0162063789219394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22</text:p>
          </table:table-cell>
          <table:table-cell table:style-name="ce3" table:formula="of:=[.D633]+[.B632]" office:value-type="float" office:value="47718103">
            <text:p>47718103</text:p>
          </table:table-cell>
          <table:table-cell table:style-name="ce3" table:formula="of:=[.E633]+[.C632]" office:value-type="float" office:value="772534">
            <text:p>772534</text:p>
          </table:table-cell>
          <table:table-cell table:style-name="ce3" office:value-type="float" office:value="154486">
            <text:p>154486</text:p>
          </table:table-cell>
          <table:table-cell table:style-name="ce3" office:value-type="float" office:value="1700">
            <text:p>1700</text:p>
          </table:table-cell>
          <table:table-cell table:style-name="ce5" table:formula="of:=[.D633]/[.D632]-1" office:value-type="percentage" office:value="4.73700237670826">
            <text:p>473.70%</text:p>
          </table:table-cell>
          <table:table-cell table:style-name="ce5" table:formula="of:=[.E633]/[.E632]-1" office:value-type="percentage" office:value="18.1011235955056">
            <text:p>1810.11%</text:p>
          </table:table-cell>
          <table:table-cell table:style-name="ce5" table:formula="of:=[.C633]/[.B633]" office:value-type="percentage" office:value="0.0161895371238878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23</text:p>
          </table:table-cell>
          <table:table-cell table:style-name="ce3" table:formula="of:=[.D634]+[.B633]" office:value-type="float" office:value="47814820">
            <text:p>47814820</text:p>
          </table:table-cell>
          <table:table-cell table:style-name="ce3" table:formula="of:=[.E634]+[.C633]" office:value-type="float" office:value="773904">
            <text:p>773904</text:p>
          </table:table-cell>
          <table:table-cell table:style-name="ce3" office:value-type="float" office:value="96717">
            <text:p>96717</text:p>
          </table:table-cell>
          <table:table-cell table:style-name="ce3" office:value-type="float" office:value="1370">
            <text:p>1370</text:p>
          </table:table-cell>
          <table:table-cell table:style-name="ce5" table:formula="of:=[.D634]/[.D633]-1" office:value-type="percentage" office:value="-0.373943269940318">
            <text:p>-37.39%</text:p>
          </table:table-cell>
          <table:table-cell table:style-name="ce5" table:formula="of:=[.E634]/[.E633]-1" office:value-type="percentage" office:value="-0.194117647058824">
            <text:p>-19.41%</text:p>
          </table:table-cell>
          <table:table-cell table:style-name="ce5" table:formula="of:=[.C634]/[.B634]" office:value-type="percentage" office:value="0.016185442086784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24</text:p>
          </table:table-cell>
          <table:table-cell table:style-name="ce3" table:formula="of:=[.D635]+[.B634]" office:value-type="float" office:value="47930931">
            <text:p>47930931</text:p>
          </table:table-cell>
          <table:table-cell table:style-name="ce3" table:formula="of:=[.E635]+[.C634]" office:value-type="float" office:value="775601">
            <text:p>775601</text:p>
          </table:table-cell>
          <table:table-cell table:style-name="ce3" office:value-type="float" office:value="116111">
            <text:p>116111</text:p>
          </table:table-cell>
          <table:table-cell table:style-name="ce3" office:value-type="float" office:value="1697">
            <text:p>1697</text:p>
          </table:table-cell>
          <table:table-cell table:style-name="ce5" table:formula="of:=[.D635]/[.D634]-1" office:value-type="percentage" office:value="0.200523175863602">
            <text:p>20.05%</text:p>
          </table:table-cell>
          <table:table-cell table:style-name="ce5" table:formula="of:=[.E635]/[.E634]-1" office:value-type="percentage" office:value="0.238686131386861">
            <text:p>23.87%</text:p>
          </table:table-cell>
          <table:table-cell table:style-name="ce5" table:formula="of:=[.C635]/[.B635]" office:value-type="percentage" office:value="0.0161816385331635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25</text:p>
          </table:table-cell>
          <table:table-cell table:style-name="ce3" table:formula="of:=[.D636]+[.B635]" office:value-type="float" office:value="47967846">
            <text:p>47967846</text:p>
          </table:table-cell>
          <table:table-cell table:style-name="ce3" table:formula="of:=[.E636]+[.C635]" office:value-type="float" office:value="776064">
            <text:p>776064</text:p>
          </table:table-cell>
          <table:table-cell table:style-name="ce3" office:value-type="float" office:value="36915">
            <text:p>36915</text:p>
          </table:table-cell>
          <table:table-cell table:style-name="ce3" office:value-type="float" office:value="463">
            <text:p>463</text:p>
          </table:table-cell>
          <table:table-cell table:style-name="ce5" table:formula="of:=[.D636]/[.D635]-1" office:value-type="percentage" office:value="-0.682071466097097">
            <text:p>-68.21%</text:p>
          </table:table-cell>
          <table:table-cell table:style-name="ce5" table:formula="of:=[.E636]/[.E635]-1" office:value-type="percentage" office:value="-0.727165586328816">
            <text:p>-72.72%</text:p>
          </table:table-cell>
          <table:table-cell table:style-name="ce5" table:formula="of:=[.C636]/[.B636]" office:value-type="percentage" office:value="0.0161788377989706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26</text:p>
          </table:table-cell>
          <table:table-cell table:style-name="ce3" table:formula="of:=[.D637]+[.B636]" office:value-type="float" office:value="48015187">
            <text:p>48015187</text:p>
          </table:table-cell>
          <table:table-cell table:style-name="ce3" table:formula="of:=[.E637]+[.C636]" office:value-type="float" office:value="776569">
            <text:p>776569</text:p>
          </table:table-cell>
          <table:table-cell table:style-name="ce3" office:value-type="float" office:value="47341">
            <text:p>47341</text:p>
          </table:table-cell>
          <table:table-cell table:style-name="ce3" office:value-type="float" office:value="505">
            <text:p>505</text:p>
          </table:table-cell>
          <table:table-cell table:style-name="ce5" table:formula="of:=[.D637]/[.D636]-1" office:value-type="percentage" office:value="0.282432615467967">
            <text:p>28.24%</text:p>
          </table:table-cell>
          <table:table-cell table:style-name="ce5" table:formula="of:=[.E637]/[.E636]-1" office:value-type="percentage" office:value="0.0907127429805616">
            <text:p>9.07%</text:p>
          </table:table-cell>
          <table:table-cell table:style-name="ce5" table:formula="of:=[.C637]/[.B637]" office:value-type="percentage" office:value="0.0161734036358121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27</text:p>
          </table:table-cell>
          <table:table-cell table:style-name="ce3" table:formula="of:=[.D638]+[.B637]" office:value-type="float" office:value="48042641">
            <text:p>48042641</text:p>
          </table:table-cell>
          <table:table-cell table:style-name="ce3" table:formula="of:=[.E638]+[.C637]" office:value-type="float" office:value="776721">
            <text:p>776721</text:p>
          </table:table-cell>
          <table:table-cell table:style-name="ce3" office:value-type="float" office:value="27454">
            <text:p>27454</text:p>
          </table:table-cell>
          <table:table-cell table:style-name="ce3" office:value-type="float" office:value="152">
            <text:p>152</text:p>
          </table:table-cell>
          <table:table-cell table:style-name="ce5" table:formula="of:=[.D638]/[.D637]-1" office:value-type="percentage" office:value="-0.420079846222091">
            <text:p>-42.01%</text:p>
          </table:table-cell>
          <table:table-cell table:style-name="ce5" table:formula="of:=[.E638]/[.E637]-1" office:value-type="percentage" office:value="-0.699009900990099">
            <text:p>-69.90%</text:p>
          </table:table-cell>
          <table:table-cell table:style-name="ce5" table:formula="of:=[.C638]/[.B638]" office:value-type="percentage" office:value="0.0161673251893042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28</text:p>
          </table:table-cell>
          <table:table-cell table:style-name="ce3" table:formula="of:=[.D639]+[.B638]" office:value-type="float" office:value="48064206">
            <text:p>48064206</text:p>
          </table:table-cell>
          <table:table-cell table:style-name="ce3" table:formula="of:=[.E639]+[.C638]" office:value-type="float" office:value="776808">
            <text:p>776808</text:p>
          </table:table-cell>
          <table:table-cell table:style-name="ce3" office:value-type="float" office:value="21565">
            <text:p>21565</text:p>
          </table:table-cell>
          <table:table-cell table:style-name="ce3" office:value-type="float" office:value="87">
            <text:p>87</text:p>
          </table:table-cell>
          <table:table-cell table:style-name="ce5" table:formula="of:=[.D639]/[.D638]-1" office:value-type="percentage" office:value="-0.214504261674073">
            <text:p>-21.45%</text:p>
          </table:table-cell>
          <table:table-cell table:style-name="ce5" table:formula="of:=[.E639]/[.E638]-1" office:value-type="percentage" office:value="-0.427631578947368">
            <text:p>-42.76%</text:p>
          </table:table-cell>
          <table:table-cell table:style-name="ce5" table:formula="of:=[.C639]/[.B639]" office:value-type="percentage" office:value="0.0161618814633076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29</text:p>
          </table:table-cell>
          <table:table-cell table:style-name="ce3" table:formula="of:=[.D640]+[.B639]" office:value-type="float" office:value="48272852">
            <text:p>48272852</text:p>
          </table:table-cell>
          <table:table-cell table:style-name="ce3" table:formula="of:=[.E640]+[.C639]" office:value-type="float" office:value="778761">
            <text:p>778761</text:p>
          </table:table-cell>
          <table:table-cell table:style-name="ce3" office:value-type="float" office:value="208646">
            <text:p>208646</text:p>
          </table:table-cell>
          <table:table-cell table:style-name="ce3" office:value-type="float" office:value="1953">
            <text:p>1953</text:p>
          </table:table-cell>
          <table:table-cell table:style-name="ce5" table:formula="of:=[.D640]/[.D639]-1" office:value-type="percentage" office:value="8.67521446788778">
            <text:p>867.52%</text:p>
          </table:table-cell>
          <table:table-cell table:style-name="ce5" table:formula="of:=[.E640]/[.E639]-1" office:value-type="percentage" office:value="21.448275862069">
            <text:p>2144.83%</text:p>
          </table:table-cell>
          <table:table-cell table:style-name="ce5" table:formula="of:=[.C640]/[.B640]" office:value-type="percentage" office:value="0.0161324837405505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30</text:p>
          </table:table-cell>
          <table:table-cell table:style-name="ce3" table:formula="of:=[.D641]+[.B640]" office:value-type="float" office:value="48387784">
            <text:p>48387784</text:p>
          </table:table-cell>
          <table:table-cell table:style-name="ce3" table:formula="of:=[.E641]+[.C640]" office:value-type="float" office:value="780265">
            <text:p>780265</text:p>
          </table:table-cell>
          <table:table-cell table:style-name="ce3" office:value-type="float" office:value="114932">
            <text:p>114932</text:p>
          </table:table-cell>
          <table:table-cell table:style-name="ce3" office:value-type="float" office:value="1504">
            <text:p>1504</text:p>
          </table:table-cell>
          <table:table-cell table:style-name="ce5" table:formula="of:=[.D641]/[.D640]-1" office:value-type="percentage" office:value="-0.449153111010995">
            <text:p>-44.92%</text:p>
          </table:table-cell>
          <table:table-cell table:style-name="ce5" table:formula="of:=[.E641]/[.E640]-1" office:value-type="percentage" office:value="-0.229902713773682">
            <text:p>-22.99%</text:p>
          </table:table-cell>
          <table:table-cell table:style-name="ce5" table:formula="of:=[.C641]/[.B641]" office:value-type="percentage" office:value="0.0161252476451494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01</text:p>
          </table:table-cell>
          <table:table-cell table:style-name="ce3" table:formula="of:=[.D642]+[.B641]" office:value-type="float" office:value="48526194">
            <text:p>48526194</text:p>
          </table:table-cell>
          <table:table-cell table:style-name="ce3" table:formula="of:=[.E642]+[.C641]" office:value-type="float" office:value="782256">
            <text:p>782256</text:p>
          </table:table-cell>
          <table:table-cell table:style-name="ce3" office:value-type="float" office:value="138410">
            <text:p>138410</text:p>
          </table:table-cell>
          <table:table-cell table:style-name="ce3" office:value-type="float" office:value="1991">
            <text:p>1991</text:p>
          </table:table-cell>
          <table:table-cell table:style-name="ce5" table:formula="of:=[.D642]/[.D641]-1" office:value-type="percentage" office:value="0.204277311801761">
            <text:p>20.43%</text:p>
          </table:table-cell>
          <table:table-cell table:style-name="ce5" table:formula="of:=[.E642]/[.E641]-1" office:value-type="percentage" office:value="0.323803191489362">
            <text:p>32.38%</text:p>
          </table:table-cell>
          <table:table-cell table:style-name="ce5" table:formula="of:=[.C642]/[.B642]" office:value-type="percentage" office:value="0.0161202834081733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02</text:p>
          </table:table-cell>
          <table:table-cell table:style-name="ce3" table:formula="of:=[.D643]+[.B642]" office:value-type="float" office:value="48654429">
            <text:p>48654429</text:p>
          </table:table-cell>
          <table:table-cell table:style-name="ce3" table:formula="of:=[.E643]+[.C642]" office:value-type="float" office:value="783549">
            <text:p>783549</text:p>
          </table:table-cell>
          <table:table-cell table:style-name="ce3" office:value-type="float" office:value="128235">
            <text:p>128235</text:p>
          </table:table-cell>
          <table:table-cell table:style-name="ce3" office:value-type="float" office:value="1293">
            <text:p>1293</text:p>
          </table:table-cell>
          <table:table-cell table:style-name="ce5" table:formula="of:=[.D643]/[.D642]-1" office:value-type="percentage" office:value="-0.0735134744599378">
            <text:p>-7.35%</text:p>
          </table:table-cell>
          <table:table-cell table:style-name="ce5" table:formula="of:=[.E643]/[.E642]-1" office:value-type="percentage" office:value="-0.350577599196384">
            <text:p>-35.06%</text:p>
          </table:table-cell>
          <table:table-cell table:style-name="ce5" table:formula="of:=[.C643]/[.B643]" office:value-type="percentage" office:value="0.0161043715054183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03</text:p>
          </table:table-cell>
          <table:table-cell table:style-name="ce3" table:formula="of:=[.D644]+[.B643]" office:value-type="float" office:value="48814243">
            <text:p>48814243</text:p>
          </table:table-cell>
          <table:table-cell table:style-name="ce3" table:formula="of:=[.E644]+[.C643]" office:value-type="float" office:value="785370">
            <text:p>785370</text:p>
          </table:table-cell>
          <table:table-cell table:style-name="ce3" office:value-type="float" office:value="159814">
            <text:p>159814</text:p>
          </table:table-cell>
          <table:table-cell table:style-name="ce3" office:value-type="float" office:value="1821">
            <text:p>1821</text:p>
          </table:table-cell>
          <table:table-cell table:style-name="ce5" table:formula="of:=[.D644]/[.D643]-1" office:value-type="percentage" office:value="0.246258821694545">
            <text:p>24.63%</text:p>
          </table:table-cell>
          <table:table-cell table:style-name="ce5" table:formula="of:=[.E644]/[.E643]-1" office:value-type="percentage" office:value="0.408352668213457">
            <text:p>40.84%</text:p>
          </table:table-cell>
          <table:table-cell table:style-name="ce5" table:formula="of:=[.C644]/[.B644]" office:value-type="percentage" office:value="0.0160889517430394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04</text:p>
          </table:table-cell>
          <table:table-cell table:style-name="ce3" table:formula="of:=[.D645]+[.B644]" office:value-type="float" office:value="48873349">
            <text:p>48873349</text:p>
          </table:table-cell>
          <table:table-cell table:style-name="ce3" table:formula="of:=[.E645]+[.C644]" office:value-type="float" office:value="785901">
            <text:p>785901</text:p>
          </table:table-cell>
          <table:table-cell table:style-name="ce3" office:value-type="float" office:value="59106">
            <text:p>59106</text:p>
          </table:table-cell>
          <table:table-cell table:style-name="ce3" office:value-type="float" office:value="531">
            <text:p>531</text:p>
          </table:table-cell>
          <table:table-cell table:style-name="ce5" table:formula="of:=[.D645]/[.D644]-1" office:value-type="percentage" office:value="-0.630157558161363">
            <text:p>-63.02%</text:p>
          </table:table-cell>
          <table:table-cell table:style-name="ce5" table:formula="of:=[.E645]/[.E644]-1" office:value-type="percentage" office:value="-0.70840197693575">
            <text:p>-70.84%</text:p>
          </table:table-cell>
          <table:table-cell table:style-name="ce5" table:formula="of:=[.C645]/[.B645]" office:value-type="percentage" office:value="0.0160803590521288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05</text:p>
          </table:table-cell>
          <table:table-cell table:style-name="ce3" table:formula="of:=[.D646]+[.B645]" office:value-type="float" office:value="48909080">
            <text:p>48909080</text:p>
          </table:table-cell>
          <table:table-cell table:style-name="ce3" table:formula="of:=[.E646]+[.C645]" office:value-type="float" office:value="786061">
            <text:p>786061</text:p>
          </table:table-cell>
          <table:table-cell table:style-name="ce3" office:value-type="float" office:value="35731">
            <text:p>35731</text:p>
          </table:table-cell>
          <table:table-cell table:style-name="ce3" office:value-type="float" office:value="160">
            <text:p>160</text:p>
          </table:table-cell>
          <table:table-cell table:style-name="ce5" table:formula="of:=[.D646]/[.D645]-1" office:value-type="percentage" office:value="-0.395475924610023">
            <text:p>-39.55%</text:p>
          </table:table-cell>
          <table:table-cell table:style-name="ce5" table:formula="of:=[.E646]/[.E645]-1" office:value-type="percentage" office:value="-0.698681732580038">
            <text:p>-69.87%</text:p>
          </table:table-cell>
          <table:table-cell table:style-name="ce5" table:formula="of:=[.C646]/[.B646]" office:value-type="percentage" office:value="0.0160718827669627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06</text:p>
          </table:table-cell>
          <table:table-cell table:style-name="ce3" table:formula="of:=[.D647]+[.B646]" office:value-type="float" office:value="49095874">
            <text:p>49095874</text:p>
          </table:table-cell>
          <table:table-cell table:style-name="ce3" table:formula="of:=[.E647]+[.C646]" office:value-type="float" office:value="787462">
            <text:p>787462</text:p>
          </table:table-cell>
          <table:table-cell table:style-name="ce3" office:value-type="float" office:value="186794">
            <text:p>186794</text:p>
          </table:table-cell>
          <table:table-cell table:style-name="ce3" office:value-type="float" office:value="1401">
            <text:p>1401</text:p>
          </table:table-cell>
          <table:table-cell table:style-name="ce5" table:formula="of:=[.D647]/[.D646]-1" office:value-type="percentage" office:value="4.22778539643447">
            <text:p>422.78%</text:p>
          </table:table-cell>
          <table:table-cell table:style-name="ce5" table:formula="of:=[.E647]/[.E646]-1" office:value-type="percentage" office:value="7.75625">
            <text:p>775.63%</text:p>
          </table:table-cell>
          <table:table-cell table:style-name="ce5" table:formula="of:=[.C647]/[.B647]" office:value-type="percentage" office:value="0.0160392704283052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07</text:p>
          </table:table-cell>
          <table:table-cell table:style-name="ce3" table:formula="of:=[.D648]+[.B647]" office:value-type="float" office:value="49211361">
            <text:p>49211361</text:p>
          </table:table-cell>
          <table:table-cell table:style-name="ce3" table:formula="of:=[.E648]+[.C647]" office:value-type="float" office:value="789189">
            <text:p>789189</text:p>
          </table:table-cell>
          <table:table-cell table:style-name="ce3" office:value-type="float" office:value="115487">
            <text:p>115487</text:p>
          </table:table-cell>
          <table:table-cell table:style-name="ce3" office:value-type="float" office:value="1727">
            <text:p>1727</text:p>
          </table:table-cell>
          <table:table-cell table:style-name="ce5" table:formula="of:=[.D648]/[.D647]-1" office:value-type="percentage" office:value="-0.381741383556217">
            <text:p>-38.17%</text:p>
          </table:table-cell>
          <table:table-cell table:style-name="ce5" table:formula="of:=[.E648]/[.E647]-1" office:value-type="percentage" office:value="0.232690935046395">
            <text:p>23.27%</text:p>
          </table:table-cell>
          <table:table-cell table:style-name="ce5" table:formula="of:=[.C648]/[.B648]" office:value-type="percentage" office:value="0.0160367237150787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08</text:p>
          </table:table-cell>
          <table:table-cell table:style-name="ce3" table:formula="of:=[.D649]+[.B648]" office:value-type="float" office:value="49359722">
            <text:p>49359722</text:p>
          </table:table-cell>
          <table:table-cell table:style-name="ce3" table:formula="of:=[.E649]+[.C648]" office:value-type="float" office:value="791116">
            <text:p>791116</text:p>
          </table:table-cell>
          <table:table-cell table:style-name="ce3" office:value-type="float" office:value="148361">
            <text:p>148361</text:p>
          </table:table-cell>
          <table:table-cell table:style-name="ce3" office:value-type="float" office:value="1927">
            <text:p>1927</text:p>
          </table:table-cell>
          <table:table-cell table:style-name="ce5" table:formula="of:=[.D649]/[.D648]-1" office:value-type="percentage" office:value="0.284655415761081">
            <text:p>28.47%</text:p>
          </table:table-cell>
          <table:table-cell table:style-name="ce5" table:formula="of:=[.E649]/[.E648]-1" office:value-type="percentage" office:value="0.115807759119861">
            <text:p>11.58%</text:p>
          </table:table-cell>
          <table:table-cell table:style-name="ce5" table:formula="of:=[.C649]/[.B649]" office:value-type="percentage" office:value="0.0160275619056363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09</text:p>
          </table:table-cell>
          <table:table-cell table:style-name="ce3" table:formula="of:=[.D650]+[.B649]" office:value-type="float" office:value="49478546">
            <text:p>49478546</text:p>
          </table:table-cell>
          <table:table-cell table:style-name="ce3" table:formula="of:=[.E650]+[.C649]" office:value-type="float" office:value="792405">
            <text:p>792405</text:p>
          </table:table-cell>
          <table:table-cell table:style-name="ce3" office:value-type="float" office:value="118824">
            <text:p>118824</text:p>
          </table:table-cell>
          <table:table-cell table:style-name="ce3" office:value-type="float" office:value="1289">
            <text:p>1289</text:p>
          </table:table-cell>
          <table:table-cell table:style-name="ce5" table:formula="of:=[.D650]/[.D649]-1" office:value-type="percentage" office:value="-0.199088709296918">
            <text:p>-19.91%</text:p>
          </table:table-cell>
          <table:table-cell table:style-name="ce5" table:formula="of:=[.E650]/[.E649]-1" office:value-type="percentage" office:value="-0.331084587441619">
            <text:p>-33.11%</text:p>
          </table:table-cell>
          <table:table-cell table:style-name="ce5" table:formula="of:=[.C650]/[.B650]" office:value-type="percentage" office:value="0.0160151229989661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10</text:p>
          </table:table-cell>
          <table:table-cell table:style-name="ce3" table:formula="of:=[.D651]+[.B650]" office:value-type="float" office:value="49647007">
            <text:p>49647007</text:p>
          </table:table-cell>
          <table:table-cell table:style-name="ce3" table:formula="of:=[.E651]+[.C650]" office:value-type="float" office:value="794395">
            <text:p>794395</text:p>
          </table:table-cell>
          <table:table-cell table:style-name="ce3" office:value-type="float" office:value="168461">
            <text:p>168461</text:p>
          </table:table-cell>
          <table:table-cell table:style-name="ce3" office:value-type="float" office:value="1990">
            <text:p>1990</text:p>
          </table:table-cell>
          <table:table-cell table:style-name="ce5" table:formula="of:=[.D651]/[.D650]-1" office:value-type="percentage" office:value="0.417735474314953">
            <text:p>41.77%</text:p>
          </table:table-cell>
          <table:table-cell table:style-name="ce5" table:formula="of:=[.E651]/[.E650]-1" office:value-type="percentage" office:value="0.543832428238945">
            <text:p>54.38%</text:p>
          </table:table-cell>
          <table:table-cell table:style-name="ce5" table:formula="of:=[.C651]/[.B651]" office:value-type="percentage" office:value="0.0160008638587216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11</text:p>
          </table:table-cell>
          <table:table-cell table:style-name="ce3" table:formula="of:=[.D652]+[.B651]" office:value-type="float" office:value="49705647">
            <text:p>49705647</text:p>
          </table:table-cell>
          <table:table-cell table:style-name="ce3" table:formula="of:=[.E652]+[.C651]" office:value-type="float" office:value="794939">
            <text:p>794939</text:p>
          </table:table-cell>
          <table:table-cell table:style-name="ce3" office:value-type="float" office:value="58640">
            <text:p>58640</text:p>
          </table:table-cell>
          <table:table-cell table:style-name="ce3" office:value-type="float" office:value="544">
            <text:p>544</text:p>
          </table:table-cell>
          <table:table-cell table:style-name="ce5" table:formula="of:=[.D652]/[.D651]-1" office:value-type="percentage" office:value="-0.651907563174859">
            <text:p>-65.19%</text:p>
          </table:table-cell>
          <table:table-cell table:style-name="ce5" table:formula="of:=[.E652]/[.E651]-1" office:value-type="percentage" office:value="-0.726633165829146">
            <text:p>-72.66%</text:p>
          </table:table-cell>
          <table:table-cell table:style-name="ce5" table:formula="of:=[.C652]/[.B652]" office:value-type="percentage" office:value="0.0159929313464122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12</text:p>
          </table:table-cell>
          <table:table-cell table:style-name="ce3" table:formula="of:=[.D653]+[.B652]" office:value-type="float" office:value="49743387">
            <text:p>49743387</text:p>
          </table:table-cell>
          <table:table-cell table:style-name="ce3" table:formula="of:=[.E653]+[.C652]" office:value-type="float" office:value="795117">
            <text:p>795117</text:p>
          </table:table-cell>
          <table:table-cell table:style-name="ce3" office:value-type="float" office:value="37740">
            <text:p>37740</text:p>
          </table:table-cell>
          <table:table-cell table:style-name="ce3" office:value-type="float" office:value="178">
            <text:p>178</text:p>
          </table:table-cell>
          <table:table-cell table:style-name="ce5" table:formula="of:=[.D653]/[.D652]-1" office:value-type="percentage" office:value="-0.356412005457026">
            <text:p>-35.64%</text:p>
          </table:table-cell>
          <table:table-cell table:style-name="ce5" table:formula="of:=[.E653]/[.E652]-1" office:value-type="percentage" office:value="-0.672794117647059">
            <text:p>-67.28%</text:p>
          </table:table-cell>
          <table:table-cell table:style-name="ce5" table:formula="of:=[.C653]/[.B653]" office:value-type="percentage" office:value="0.0159843759734334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13</text:p>
          </table:table-cell>
          <table:table-cell table:style-name="ce3" table:formula="of:=[.D654]+[.B653]" office:value-type="float" office:value="49939040">
            <text:p>49939040</text:p>
          </table:table-cell>
          <table:table-cell table:style-name="ce3" table:formula="of:=[.E654]+[.C653]" office:value-type="float" office:value="796433">
            <text:p>796433</text:p>
          </table:table-cell>
          <table:table-cell table:style-name="ce3" office:value-type="float" office:value="195653">
            <text:p>195653</text:p>
          </table:table-cell>
          <table:table-cell table:style-name="ce3" office:value-type="float" office:value="1316">
            <text:p>1316</text:p>
          </table:table-cell>
          <table:table-cell table:style-name="ce5" table:formula="of:=[.D654]/[.D653]-1" office:value-type="percentage" office:value="4.18423423423423">
            <text:p>418.42%</text:p>
          </table:table-cell>
          <table:table-cell table:style-name="ce5" table:formula="of:=[.E654]/[.E653]-1" office:value-type="percentage" office:value="6.39325842696629">
            <text:p>639.33%</text:p>
          </table:table-cell>
          <table:table-cell table:style-name="ce5" table:formula="of:=[.C654]/[.B654]" office:value-type="percentage" office:value="0.0159481039283094">
            <text:p>1.5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14</text:p>
          </table:table-cell>
          <table:table-cell table:style-name="ce3" table:formula="of:=[.D655]+[.B654]" office:value-type="float" office:value="50058112">
            <text:p>50058112</text:p>
          </table:table-cell>
          <table:table-cell table:style-name="ce3" table:formula="of:=[.E655]+[.C654]" office:value-type="float" office:value="798032">
            <text:p>798032</text:p>
          </table:table-cell>
          <table:table-cell table:style-name="ce3" office:value-type="float" office:value="119072">
            <text:p>119072</text:p>
          </table:table-cell>
          <table:table-cell table:style-name="ce3" office:value-type="float" office:value="1599">
            <text:p>1599</text:p>
          </table:table-cell>
          <table:table-cell table:style-name="ce5" table:formula="of:=[.D655]/[.D654]-1" office:value-type="percentage" office:value="-0.391412347370089">
            <text:p>-39.14%</text:p>
          </table:table-cell>
          <table:table-cell table:style-name="ce5" table:formula="of:=[.E655]/[.E654]-1" office:value-type="percentage" office:value="0.215045592705167">
            <text:p>21.50%</text:p>
          </table:table-cell>
          <table:table-cell table:style-name="ce5" table:formula="of:=[.C655]/[.B655]" office:value-type="percentage" office:value="0.0159421114403995">
            <text:p>1.5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15</text:p>
          </table:table-cell>
          <table:table-cell table:style-name="ce3" table:formula="of:=[.D656]+[.B655]" office:value-type="float" office:value="50201394">
            <text:p>50201394</text:p>
          </table:table-cell>
          <table:table-cell table:style-name="ce3" table:formula="of:=[.E656]+[.C655]" office:value-type="float" office:value="800151">
            <text:p>800151</text:p>
          </table:table-cell>
          <table:table-cell table:style-name="ce3" office:value-type="float" office:value="143282">
            <text:p>143282</text:p>
          </table:table-cell>
          <table:table-cell table:style-name="ce3" office:value-type="float" office:value="2119">
            <text:p>2119</text:p>
          </table:table-cell>
          <table:table-cell table:style-name="ce5" table:formula="of:=[.D656]/[.D655]-1" office:value-type="percentage" office:value="0.203322359580758">
            <text:p>20.33%</text:p>
          </table:table-cell>
          <table:table-cell table:style-name="ce5" table:formula="of:=[.E656]/[.E655]-1" office:value-type="percentage" office:value="0.32520325203252">
            <text:p>32.52%</text:p>
          </table:table-cell>
          <table:table-cell table:style-name="ce5" table:formula="of:=[.C656]/[.B656]" office:value-type="percentage" office:value="0.0159388203443116">
            <text:p>1.5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16</text:p>
          </table:table-cell>
          <table:table-cell table:style-name="ce3" table:formula="of:=[.D657]+[.B656]" office:value-type="float" office:value="50347058">
            <text:p>50347058</text:p>
          </table:table-cell>
          <table:table-cell table:style-name="ce3" table:formula="of:=[.E657]+[.C656]" office:value-type="float" office:value="801334">
            <text:p>801334</text:p>
          </table:table-cell>
          <table:table-cell table:style-name="ce3" office:value-type="float" office:value="145664">
            <text:p>145664</text:p>
          </table:table-cell>
          <table:table-cell table:style-name="ce3" office:value-type="float" office:value="1183">
            <text:p>1183</text:p>
          </table:table-cell>
          <table:table-cell table:style-name="ce5" table:formula="of:=[.D657]/[.D656]-1" office:value-type="percentage" office:value="0.0166245585628342">
            <text:p>1.66%</text:p>
          </table:table-cell>
          <table:table-cell table:style-name="ce5" table:formula="of:=[.E657]/[.E656]-1" office:value-type="percentage" office:value="-0.441717791411043">
            <text:p>-44.17%</text:p>
          </table:table-cell>
          <table:table-cell table:style-name="ce5" table:formula="of:=[.C657]/[.B657]" office:value-type="percentage" office:value="0.0159162030877753">
            <text:p>1.5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17</text:p>
          </table:table-cell>
          <table:table-cell table:style-name="ce3" table:formula="of:=[.D658]+[.B657]" office:value-type="float" office:value="50517736">
            <text:p>50517736</text:p>
          </table:table-cell>
          <table:table-cell table:style-name="ce3" table:formula="of:=[.E658]+[.C657]" office:value-type="float" office:value="803433">
            <text:p>803433</text:p>
          </table:table-cell>
          <table:table-cell table:style-name="ce3" office:value-type="float" office:value="170678">
            <text:p>170678</text:p>
          </table:table-cell>
          <table:table-cell table:style-name="ce3" office:value-type="float" office:value="2099">
            <text:p>2099</text:p>
          </table:table-cell>
          <table:table-cell table:style-name="ce5" table:formula="of:=[.D658]/[.D657]-1" office:value-type="percentage" office:value="0.171723967486819">
            <text:p>17.17%</text:p>
          </table:table-cell>
          <table:table-cell table:style-name="ce5" table:formula="of:=[.E658]/[.E657]-1" office:value-type="percentage" office:value="0.774302620456467">
            <text:p>77.43%</text:p>
          </table:table-cell>
          <table:table-cell table:style-name="ce5" table:formula="of:=[.C658]/[.B658]" office:value-type="percentage" office:value="0.0159039787531254">
            <text:p>1.5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18</text:p>
          </table:table-cell>
          <table:table-cell table:style-name="ce3" table:formula="of:=[.D659]+[.B658]" office:value-type="float" office:value="50604708">
            <text:p>50604708</text:p>
          </table:table-cell>
          <table:table-cell table:style-name="ce3" table:formula="of:=[.E659]+[.C658]" office:value-type="float" office:value="804024">
            <text:p>804024</text:p>
          </table:table-cell>
          <table:table-cell table:style-name="ce3" office:value-type="float" office:value="86972">
            <text:p>86972</text:p>
          </table:table-cell>
          <table:table-cell table:style-name="ce3" office:value-type="float" office:value="591">
            <text:p>591</text:p>
          </table:table-cell>
          <table:table-cell table:style-name="ce5" table:formula="of:=[.D659]/[.D658]-1" office:value-type="percentage" office:value="-0.490432275981673">
            <text:p>-49.04%</text:p>
          </table:table-cell>
          <table:table-cell table:style-name="ce5" table:formula="of:=[.E659]/[.E658]-1" office:value-type="percentage" office:value="-0.718437351119581">
            <text:p>-71.84%</text:p>
          </table:table-cell>
          <table:table-cell table:style-name="ce5" table:formula="of:=[.C659]/[.B659]" office:value-type="percentage" office:value="0.0158883240666066">
            <text:p>1.5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19</text:p>
          </table:table-cell>
          <table:table-cell table:style-name="ce3" table:formula="of:=[.D660]+[.B659]" office:value-type="float" office:value="50666711">
            <text:p>50666711</text:p>
          </table:table-cell>
          <table:table-cell table:style-name="ce3" table:formula="of:=[.E660]+[.C659]" office:value-type="float" office:value="804142">
            <text:p>804142</text:p>
          </table:table-cell>
          <table:table-cell table:style-name="ce3" office:value-type="float" office:value="62003">
            <text:p>62003</text:p>
          </table:table-cell>
          <table:table-cell table:style-name="ce3" office:value-type="float" office:value="118">
            <text:p>118</text:p>
          </table:table-cell>
          <table:table-cell table:style-name="ce5" table:formula="of:=[.D660]/[.D659]-1" office:value-type="percentage" office:value="-0.287092397553236">
            <text:p>-28.71%</text:p>
          </table:table-cell>
          <table:table-cell table:style-name="ce5" table:formula="of:=[.E660]/[.E659]-1" office:value-type="percentage" office:value="-0.800338409475465">
            <text:p>-80.03%</text:p>
          </table:table-cell>
          <table:table-cell table:style-name="ce5" table:formula="of:=[.C660]/[.B660]" office:value-type="percentage" office:value="0.015871209796902">
            <text:p>1.5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20</text:p>
          </table:table-cell>
          <table:table-cell table:style-name="ce3" table:formula="of:=[.D661]+[.B660]" office:value-type="float" office:value="50943100">
            <text:p>50943100</text:p>
          </table:table-cell>
          <table:table-cell table:style-name="ce3" table:formula="of:=[.E661]+[.C660]" office:value-type="float" office:value="805604">
            <text:p>805604</text:p>
          </table:table-cell>
          <table:table-cell table:style-name="ce3" office:value-type="float" office:value="276389">
            <text:p>276389</text:p>
          </table:table-cell>
          <table:table-cell table:style-name="ce3" office:value-type="float" office:value="1462">
            <text:p>1462</text:p>
          </table:table-cell>
          <table:table-cell table:style-name="ce5" table:formula="of:=[.D661]/[.D660]-1" office:value-type="percentage" office:value="3.45767140299663">
            <text:p>345.77%</text:p>
          </table:table-cell>
          <table:table-cell table:style-name="ce5" table:formula="of:=[.E661]/[.E660]-1" office:value-type="percentage" office:value="11.3898305084746">
            <text:p>1138.98%</text:p>
          </table:table-cell>
          <table:table-cell table:style-name="ce5" table:formula="of:=[.C661]/[.B661]" office:value-type="percentage" office:value="0.0158138001024673">
            <text:p>1.5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21</text:p>
          </table:table-cell>
          <table:table-cell table:style-name="ce3" table:formula="of:=[.D662]+[.B661]" office:value-type="float" office:value="51132130">
            <text:p>51132130</text:p>
          </table:table-cell>
          <table:table-cell table:style-name="ce3" table:formula="of:=[.E662]+[.C661]" office:value-type="float" office:value="807354">
            <text:p>807354</text:p>
          </table:table-cell>
          <table:table-cell table:style-name="ce3" office:value-type="float" office:value="189030">
            <text:p>189030</text:p>
          </table:table-cell>
          <table:table-cell table:style-name="ce3" office:value-type="float" office:value="1750">
            <text:p>1750</text:p>
          </table:table-cell>
          <table:table-cell table:style-name="ce5" table:formula="of:=[.D662]/[.D661]-1" office:value-type="percentage" office:value="-0.316072636754719">
            <text:p>-31.61%</text:p>
          </table:table-cell>
          <table:table-cell table:style-name="ce5" table:formula="of:=[.E662]/[.E661]-1" office:value-type="percentage" office:value="0.196990424076607">
            <text:p>19.70%</text:p>
          </table:table-cell>
          <table:table-cell table:style-name="ce5" table:formula="of:=[.C662]/[.B662]" office:value-type="percentage" office:value="0.0157895632354842">
            <text:p>1.5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22</text:p>
          </table:table-cell>
          <table:table-cell table:style-name="ce3" table:formula="of:=[.D663]+[.B662]" office:value-type="float" office:value="51372150">
            <text:p>51372150</text:p>
          </table:table-cell>
          <table:table-cell table:style-name="ce3" table:formula="of:=[.E663]+[.C662]" office:value-type="float" office:value="809619">
            <text:p>809619</text:p>
          </table:table-cell>
          <table:table-cell table:style-name="ce3" office:value-type="float" office:value="240020">
            <text:p>240020</text:p>
          </table:table-cell>
          <table:table-cell table:style-name="ce3" office:value-type="float" office:value="2265">
            <text:p>2265</text:p>
          </table:table-cell>
          <table:table-cell table:style-name="ce5" table:formula="of:=[.D663]/[.D662]-1" office:value-type="percentage" office:value="0.269745543035497">
            <text:p>26.97%</text:p>
          </table:table-cell>
          <table:table-cell table:style-name="ce5" table:formula="of:=[.E663]/[.E662]-1" office:value-type="percentage" office:value="0.294285714285714">
            <text:p>29.43%</text:p>
          </table:table-cell>
          <table:table-cell table:style-name="ce5" table:formula="of:=[.C663]/[.B663]" office:value-type="percentage" office:value="0.0157598815700725">
            <text:p>1.5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23</text:p>
          </table:table-cell>
          <table:table-cell table:style-name="ce3" table:formula="of:=[.D664]+[.B663]" office:value-type="float" office:value="51642727">
            <text:p>51642727</text:p>
          </table:table-cell>
          <table:table-cell table:style-name="ce3" table:formula="of:=[.E664]+[.C663]" office:value-type="float" office:value="810810">
            <text:p>810810</text:p>
          </table:table-cell>
          <table:table-cell table:style-name="ce3" office:value-type="float" office:value="270577">
            <text:p>270577</text:p>
          </table:table-cell>
          <table:table-cell table:style-name="ce3" office:value-type="float" office:value="1191">
            <text:p>1191</text:p>
          </table:table-cell>
          <table:table-cell table:style-name="ce5" table:formula="of:=[.D664]/[.D663]-1" office:value-type="percentage" office:value="0.127310224147988">
            <text:p>12.73%</text:p>
          </table:table-cell>
          <table:table-cell table:style-name="ce5" table:formula="of:=[.E664]/[.E663]-1" office:value-type="percentage" office:value="-0.474172185430464">
            <text:p>-47.42%</text:p>
          </table:table-cell>
          <table:table-cell table:style-name="ce5" table:formula="of:=[.C664]/[.B664]" office:value-type="percentage" office:value="0.0157003715160123">
            <text:p>1.5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24</text:p>
          </table:table-cell>
          <table:table-cell table:style-name="ce3" table:formula="of:=[.D665]+[.B664]" office:value-type="float" office:value="51841052">
            <text:p>51841052</text:p>
          </table:table-cell>
          <table:table-cell table:style-name="ce3" table:formula="of:=[.E665]+[.C664]" office:value-type="float" office:value="811913">
            <text:p>811913</text:p>
          </table:table-cell>
          <table:table-cell table:style-name="ce3" office:value-type="float" office:value="198325">
            <text:p>198325</text:p>
          </table:table-cell>
          <table:table-cell table:style-name="ce3" office:value-type="float" office:value="1103">
            <text:p>1103</text:p>
          </table:table-cell>
          <table:table-cell table:style-name="ce5" table:formula="of:=[.D665]/[.D664]-1" office:value-type="percentage" office:value="-0.267029348392509">
            <text:p>-26.70%</text:p>
          </table:table-cell>
          <table:table-cell table:style-name="ce5" table:formula="of:=[.E665]/[.E664]-1" office:value-type="percentage" office:value="-0.073887489504618">
            <text:p>-7.39%</text:p>
          </table:table-cell>
          <table:table-cell table:style-name="ce5" table:formula="of:=[.C665]/[.B665]" office:value-type="percentage" office:value="0.015661584182358">
            <text:p>1.5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25</text:p>
          </table:table-cell>
          <table:table-cell table:style-name="ce3" table:formula="of:=[.D666]+[.B665]" office:value-type="float" office:value="51933015">
            <text:p>51933015</text:p>
          </table:table-cell>
          <table:table-cell table:style-name="ce3" table:formula="of:=[.E666]+[.C665]" office:value-type="float" office:value="812148">
            <text:p>812148</text:p>
          </table:table-cell>
          <table:table-cell table:style-name="ce3" office:value-type="float" office:value="91963">
            <text:p>91963</text:p>
          </table:table-cell>
          <table:table-cell table:style-name="ce3" office:value-type="float" office:value="235">
            <text:p>235</text:p>
          </table:table-cell>
          <table:table-cell table:style-name="ce5" table:formula="of:=[.D666]/[.D665]-1" office:value-type="percentage" office:value="-0.536301525274171">
            <text:p>-53.63%</text:p>
          </table:table-cell>
          <table:table-cell table:style-name="ce5" table:formula="of:=[.E666]/[.E665]-1" office:value-type="percentage" office:value="-0.786944696282865">
            <text:p>-78.69%</text:p>
          </table:table-cell>
          <table:table-cell table:style-name="ce5" table:formula="of:=[.C666]/[.B666]" office:value-type="percentage" office:value="0.0156383757037792">
            <text:p>1.5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26</text:p>
          </table:table-cell>
          <table:table-cell table:style-name="ce3" table:formula="of:=[.D667]+[.B666]" office:value-type="float" office:value="52035831">
            <text:p>52035831</text:p>
          </table:table-cell>
          <table:table-cell table:style-name="ce3" table:formula="of:=[.E667]+[.C666]" office:value-type="float" office:value="812211">
            <text:p>812211</text:p>
          </table:table-cell>
          <table:table-cell table:style-name="ce3" office:value-type="float" office:value="102816">
            <text:p>102816</text:p>
          </table:table-cell>
          <table:table-cell table:style-name="ce3" office:value-type="float" office:value="63">
            <text:p>63</text:p>
          </table:table-cell>
          <table:table-cell table:style-name="ce5" table:formula="of:=[.D667]/[.D666]-1" office:value-type="percentage" office:value="0.118014853799898">
            <text:p>11.80%</text:p>
          </table:table-cell>
          <table:table-cell table:style-name="ce5" table:formula="of:=[.E667]/[.E666]-1" office:value-type="percentage" office:value="-0.731914893617021">
            <text:p>-73.19%</text:p>
          </table:table-cell>
          <table:table-cell table:style-name="ce5" table:formula="of:=[.C667]/[.B667]" office:value-type="percentage" office:value="0.0156086870218331">
            <text:p>1.5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27</text:p>
          </table:table-cell>
          <table:table-cell table:style-name="ce3" table:formula="of:=[.D668]+[.B667]" office:value-type="float" office:value="52514118">
            <text:p>52514118</text:p>
          </table:table-cell>
          <table:table-cell table:style-name="ce3" table:formula="of:=[.E668]+[.C667]" office:value-type="float" office:value="815683">
            <text:p>815683</text:p>
          </table:table-cell>
          <table:table-cell table:style-name="ce3" office:value-type="float" office:value="478287">
            <text:p>478287</text:p>
          </table:table-cell>
          <table:table-cell table:style-name="ce3" office:value-type="float" office:value="3472">
            <text:p>3472</text:p>
          </table:table-cell>
          <table:table-cell table:style-name="ce5" table:formula="of:=[.D668]/[.D667]-1" office:value-type="percentage" office:value="3.65187324929972">
            <text:p>365.19%</text:p>
          </table:table-cell>
          <table:table-cell table:style-name="ce5" table:formula="of:=[.E668]/[.E667]-1" office:value-type="percentage" office:value="54.1111111111111">
            <text:p>5411.11%</text:p>
          </table:table-cell>
          <table:table-cell table:style-name="ce5" table:formula="of:=[.C668]/[.B668]" office:value-type="percentage" office:value="0.0155326420982639">
            <text:p>1.5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28</text:p>
          </table:table-cell>
          <table:table-cell table:style-name="ce3" table:formula="of:=[.D669]+[.B668]" office:value-type="float" office:value="52944895">
            <text:p>52944895</text:p>
          </table:table-cell>
          <table:table-cell table:style-name="ce3" table:formula="of:=[.E669]+[.C668]" office:value-type="float" office:value="818117">
            <text:p>818117</text:p>
          </table:table-cell>
          <table:table-cell table:style-name="ce3" office:value-type="float" office:value="430777">
            <text:p>430777</text:p>
          </table:table-cell>
          <table:table-cell table:style-name="ce3" office:value-type="float" office:value="2434">
            <text:p>2434</text:p>
          </table:table-cell>
          <table:table-cell table:style-name="ce5" table:formula="of:=[.D669]/[.D668]-1" office:value-type="percentage" office:value="-0.0993336636789208">
            <text:p>-9.93%</text:p>
          </table:table-cell>
          <table:table-cell table:style-name="ce5" table:formula="of:=[.E669]/[.E668]-1" office:value-type="percentage" office:value="-0.298963133640553">
            <text:p>-29.90%</text:p>
          </table:table-cell>
          <table:table-cell table:style-name="ce5" table:formula="of:=[.C669]/[.B669]" office:value-type="percentage" office:value="0.0154522357632403">
            <text:p>1.5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29</text:p>
          </table:table-cell>
          <table:table-cell table:style-name="ce3" table:formula="of:=[.D670]+[.B669]" office:value-type="float" office:value="53427361">
            <text:p>53427361</text:p>
          </table:table-cell>
          <table:table-cell table:style-name="ce3" table:formula="of:=[.E670]+[.C669]" office:value-type="float" office:value="820345">
            <text:p>820345</text:p>
          </table:table-cell>
          <table:table-cell table:style-name="ce3" office:value-type="float" office:value="482466">
            <text:p>482466</text:p>
          </table:table-cell>
          <table:table-cell table:style-name="ce3" office:value-type="float" office:value="2228">
            <text:p>2228</text:p>
          </table:table-cell>
          <table:table-cell table:style-name="ce5" table:formula="of:=[.D670]/[.D669]-1" office:value-type="percentage" office:value="0.119990157320377">
            <text:p>12.00%</text:p>
          </table:table-cell>
          <table:table-cell table:style-name="ce5" table:formula="of:=[.E670]/[.E669]-1" office:value-type="percentage" office:value="-0.0846343467543139">
            <text:p>-8.46%</text:p>
          </table:table-cell>
          <table:table-cell table:style-name="ce5" table:formula="of:=[.C670]/[.B670]" office:value-type="percentage" office:value="0.0153543986572723">
            <text:p>1.5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30</text:p>
          </table:table-cell>
          <table:table-cell table:style-name="ce3" table:formula="of:=[.D671]+[.B670]" office:value-type="float" office:value="53989472">
            <text:p>53989472</text:p>
          </table:table-cell>
          <table:table-cell table:style-name="ce3" table:formula="of:=[.E671]+[.C670]" office:value-type="float" office:value="821672">
            <text:p>821672</text:p>
          </table:table-cell>
          <table:table-cell table:style-name="ce3" office:value-type="float" office:value="562111">
            <text:p>562111</text:p>
          </table:table-cell>
          <table:table-cell table:style-name="ce3" office:value-type="float" office:value="1327">
            <text:p>1327</text:p>
          </table:table-cell>
          <table:table-cell table:style-name="ce5" table:formula="of:=[.D671]/[.D670]-1" office:value-type="percentage" office:value="0.165078990022095">
            <text:p>16.51%</text:p>
          </table:table-cell>
          <table:table-cell table:style-name="ce5" table:formula="of:=[.E671]/[.E670]-1" office:value-type="percentage" office:value="-0.404398563734291">
            <text:p>-40.44%</text:p>
          </table:table-cell>
          <table:table-cell table:style-name="ce5" table:formula="of:=[.C671]/[.B671]" office:value-type="percentage" office:value="0.015219115311963">
            <text:p>1.5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31</text:p>
          </table:table-cell>
          <table:table-cell table:style-name="ce3" table:formula="of:=[.D672]+[.B671]" office:value-type="float" office:value="54464784">
            <text:p>54464784</text:p>
          </table:table-cell>
          <table:table-cell table:style-name="ce3" table:formula="of:=[.E672]+[.C671]" office:value-type="float" office:value="822974">
            <text:p>822974</text:p>
          </table:table-cell>
          <table:table-cell table:style-name="ce3" office:value-type="float" office:value="475312">
            <text:p>475312</text:p>
          </table:table-cell>
          <table:table-cell table:style-name="ce3" office:value-type="float" office:value="1302">
            <text:p>1302</text:p>
          </table:table-cell>
          <table:table-cell table:style-name="ce5" table:formula="of:=[.D672]/[.D671]-1" office:value-type="percentage" office:value="-0.154416120659443">
            <text:p>-15.44%</text:p>
          </table:table-cell>
          <table:table-cell table:style-name="ce5" table:formula="of:=[.E672]/[.E671]-1" office:value-type="percentage" office:value="-0.0188394875659382">
            <text:p>-1.88%</text:p>
          </table:table-cell>
          <table:table-cell table:style-name="ce5" table:formula="of:=[.C672]/[.B672]" office:value-type="percentage" office:value="0.0151102040540545">
            <text:p>1.5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01</text:p>
          </table:table-cell>
          <table:table-cell table:style-name="ce3" table:formula="of:=[.D673]+[.B672]" office:value-type="float" office:value="54708646">
            <text:p>54708646</text:p>
          </table:table-cell>
          <table:table-cell table:style-name="ce3" table:formula="of:=[.E673]+[.C672]" office:value-type="float" office:value="823125">
            <text:p>823125</text:p>
          </table:table-cell>
          <table:table-cell table:style-name="ce3" office:value-type="float" office:value="243862">
            <text:p>243862</text:p>
          </table:table-cell>
          <table:table-cell table:style-name="ce3" office:value-type="float" office:value="151">
            <text:p>151</text:p>
          </table:table-cell>
          <table:table-cell table:style-name="ce5" table:formula="of:=[.D673]/[.D672]-1" office:value-type="percentage" office:value="-0.486943313023866">
            <text:p>-48.69%</text:p>
          </table:table-cell>
          <table:table-cell table:style-name="ce5" table:formula="of:=[.E673]/[.E672]-1" office:value-type="percentage" office:value="-0.884024577572965">
            <text:p>-88.40%</text:p>
          </table:table-cell>
          <table:table-cell table:style-name="ce5" table:formula="of:=[.C673]/[.B673]" office:value-type="percentage" office:value="0.0150456108893647">
            <text:p>1.5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02</text:p>
          </table:table-cell>
          <table:table-cell table:style-name="ce3" table:formula="of:=[.D674]+[.B673]" office:value-type="float" office:value="54906110">
            <text:p>54906110</text:p>
          </table:table-cell>
          <table:table-cell table:style-name="ce3" table:formula="of:=[.E674]+[.C673]" office:value-type="float" office:value="823257">
            <text:p>823257</text:p>
          </table:table-cell>
          <table:table-cell table:style-name="ce3" office:value-type="float" office:value="197464">
            <text:p>197464</text:p>
          </table:table-cell>
          <table:table-cell table:style-name="ce3" office:value-type="float" office:value="132">
            <text:p>132</text:p>
          </table:table-cell>
          <table:table-cell table:style-name="ce5" table:formula="of:=[.D674]/[.D673]-1" office:value-type="percentage" office:value="-0.190263345662711">
            <text:p>-19.03%</text:p>
          </table:table-cell>
          <table:table-cell table:style-name="ce5" table:formula="of:=[.E674]/[.E673]-1" office:value-type="percentage" office:value="-0.125827814569536">
            <text:p>-12.58%</text:p>
          </table:table-cell>
          <table:table-cell table:style-name="ce5" table:formula="of:=[.C674]/[.B674]" office:value-type="percentage" office:value="0.0149939050499116">
            <text:p>1.5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03</text:p>
          </table:table-cell>
          <table:table-cell table:style-name="ce3" table:formula="of:=[.D675]+[.B674]" office:value-type="float" office:value="55924280">
            <text:p>55924280</text:p>
          </table:table-cell>
          <table:table-cell table:style-name="ce3" table:formula="of:=[.E675]+[.C674]" office:value-type="float" office:value="824998">
            <text:p>824998</text:p>
          </table:table-cell>
          <table:table-cell table:style-name="ce3" office:value-type="float" office:value="1018170">
            <text:p>1018170</text:p>
          </table:table-cell>
          <table:table-cell table:style-name="ce3" office:value-type="float" office:value="1741">
            <text:p>1741</text:p>
          </table:table-cell>
          <table:table-cell table:style-name="ce5" table:formula="of:=[.D675]/[.D674]-1" office:value-type="percentage" office:value="4.15623100919661">
            <text:p>415.62%</text:p>
          </table:table-cell>
          <table:table-cell table:style-name="ce5" table:formula="of:=[.E675]/[.E674]-1" office:value-type="percentage" office:value="12.1893939393939">
            <text:p>1218.94%</text:p>
          </table:table-cell>
          <table:table-cell table:style-name="ce5" table:formula="of:=[.C675]/[.B675]" office:value-type="percentage" office:value="0.0147520540273384">
            <text:p>1.4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04</text:p>
          </table:table-cell>
          <table:table-cell table:style-name="ce3" table:formula="of:=[.D676]+[.B675]" office:value-type="float" office:value="56820686">
            <text:p>56820686</text:p>
          </table:table-cell>
          <table:table-cell table:style-name="ce3" table:formula="of:=[.E676]+[.C675]" office:value-type="float" office:value="827321">
            <text:p>827321</text:p>
          </table:table-cell>
          <table:table-cell table:style-name="ce3" office:value-type="float" office:value="896406">
            <text:p>896406</text:p>
          </table:table-cell>
          <table:table-cell table:style-name="ce3" office:value-type="float" office:value="2323">
            <text:p>2323</text:p>
          </table:table-cell>
          <table:table-cell table:style-name="ce5" table:formula="of:=[.D676]/[.D675]-1" office:value-type="percentage" office:value="-0.119591030967324">
            <text:p>-11.96%</text:p>
          </table:table-cell>
          <table:table-cell table:style-name="ce5" table:formula="of:=[.E676]/[.E675]-1" office:value-type="percentage" office:value="0.334290637564618">
            <text:p>33.43%</text:p>
          </table:table-cell>
          <table:table-cell table:style-name="ce5" table:formula="of:=[.C676]/[.B676]" office:value-type="percentage" office:value="0.014560207879222">
            <text:p>1.4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05</text:p>
          </table:table-cell>
          <table:table-cell table:style-name="ce3" table:formula="of:=[.D677]+[.B676]" office:value-type="float" office:value="57518723">
            <text:p>57518723</text:p>
          </table:table-cell>
          <table:table-cell table:style-name="ce3" table:formula="of:=[.E677]+[.C676]" office:value-type="float" office:value="829332">
            <text:p>829332</text:p>
          </table:table-cell>
          <table:table-cell table:style-name="ce3" office:value-type="float" office:value="698037">
            <text:p>698037</text:p>
          </table:table-cell>
          <table:table-cell table:style-name="ce3" office:value-type="float" office:value="2011">
            <text:p>2011</text:p>
          </table:table-cell>
          <table:table-cell table:style-name="ce5" table:formula="of:=[.D677]/[.D676]-1" office:value-type="percentage" office:value="-0.221293699506697">
            <text:p>-22.13%</text:p>
          </table:table-cell>
          <table:table-cell table:style-name="ce5" table:formula="of:=[.E677]/[.E676]-1" office:value-type="percentage" office:value="-0.134309083082221">
            <text:p>-13.43%</text:p>
          </table:table-cell>
          <table:table-cell table:style-name="ce5" table:formula="of:=[.C677]/[.B677]" office:value-type="percentage" office:value="0.0144184703127015">
            <text:p>1.4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06</text:p>
          </table:table-cell>
          <table:table-cell table:style-name="ce3" table:formula="of:=[.D678]+[.B677]" office:value-type="float" office:value="58272937">
            <text:p>58272937</text:p>
          </table:table-cell>
          <table:table-cell table:style-name="ce3" table:formula="of:=[.E678]+[.C677]" office:value-type="float" office:value="831041">
            <text:p>831041</text:p>
          </table:table-cell>
          <table:table-cell table:style-name="ce3" office:value-type="float" office:value="754214">
            <text:p>754214</text:p>
          </table:table-cell>
          <table:table-cell table:style-name="ce3" office:value-type="float" office:value="1709">
            <text:p>1709</text:p>
          </table:table-cell>
          <table:table-cell table:style-name="ce5" table:formula="of:=[.D678]/[.D677]-1" office:value-type="percentage" office:value="0.0804785419684058">
            <text:p>8.05%</text:p>
          </table:table-cell>
          <table:table-cell table:style-name="ce5" table:formula="of:=[.E678]/[.E677]-1" office:value-type="percentage" office:value="-0.150174042764794">
            <text:p>-15.02%</text:p>
          </table:table-cell>
          <table:table-cell table:style-name="ce5" table:formula="of:=[.C678]/[.B678]" office:value-type="percentage" office:value="0.0142611826824517">
            <text:p>1.4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07</text:p>
          </table:table-cell>
          <table:table-cell table:style-name="ce3" table:formula="of:=[.D679]+[.B678]" office:value-type="float" office:value="59121346">
            <text:p>59121346</text:p>
          </table:table-cell>
          <table:table-cell table:style-name="ce3" table:formula="of:=[.E679]+[.C678]" office:value-type="float" office:value="833578">
            <text:p>833578</text:p>
          </table:table-cell>
          <table:table-cell table:style-name="ce3" office:value-type="float" office:value="848409">
            <text:p>848409</text:p>
          </table:table-cell>
          <table:table-cell table:style-name="ce3" office:value-type="float" office:value="2537">
            <text:p>2537</text:p>
          </table:table-cell>
          <table:table-cell table:style-name="ce5" table:formula="of:=[.D679]/[.D678]-1" office:value-type="percentage" office:value="0.124891609012827">
            <text:p>12.49%</text:p>
          </table:table-cell>
          <table:table-cell table:style-name="ce5" table:formula="of:=[.E679]/[.E678]-1" office:value-type="percentage" office:value="0.484493856056173">
            <text:p>48.45%</text:p>
          </table:table-cell>
          <table:table-cell table:style-name="ce5" table:formula="of:=[.C679]/[.B679]" office:value-type="percentage" office:value="0.0140994421879367">
            <text:p>1.4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08</text:p>
          </table:table-cell>
          <table:table-cell table:style-name="ce3" table:formula="of:=[.D680]+[.B679]" office:value-type="float" office:value="59598567">
            <text:p>59598567</text:p>
          </table:table-cell>
          <table:table-cell table:style-name="ce3" table:formula="of:=[.E680]+[.C679]" office:value-type="float" office:value="834622">
            <text:p>834622</text:p>
          </table:table-cell>
          <table:table-cell table:style-name="ce3" office:value-type="float" office:value="477221">
            <text:p>477221</text:p>
          </table:table-cell>
          <table:table-cell table:style-name="ce3" office:value-type="float" office:value="1044">
            <text:p>1044</text:p>
          </table:table-cell>
          <table:table-cell table:style-name="ce5" table:formula="of:=[.D680]/[.D679]-1" office:value-type="percentage" office:value="-0.437510681758444">
            <text:p>-43.75%</text:p>
          </table:table-cell>
          <table:table-cell table:style-name="ce5" table:formula="of:=[.E680]/[.E679]-1" office:value-type="percentage" office:value="-0.588490342924714">
            <text:p>-58.85%</text:p>
          </table:table-cell>
          <table:table-cell table:style-name="ce5" table:formula="of:=[.C680]/[.B680]" office:value-type="percentage" office:value="0.0140040615406072">
            <text:p>1.4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09</text:p>
          </table:table-cell>
          <table:table-cell table:style-name="ce3" table:formula="of:=[.D681]+[.B680]" office:value-type="float" office:value="59859456">
            <text:p>59859456</text:p>
          </table:table-cell>
          <table:table-cell table:style-name="ce3" table:formula="of:=[.E681]+[.C680]" office:value-type="float" office:value="834923">
            <text:p>834923</text:p>
          </table:table-cell>
          <table:table-cell table:style-name="ce3" office:value-type="float" office:value="260889">
            <text:p>260889</text:p>
          </table:table-cell>
          <table:table-cell table:style-name="ce3" office:value-type="float" office:value="301">
            <text:p>301</text:p>
          </table:table-cell>
          <table:table-cell table:style-name="ce5" table:formula="of:=[.D681]/[.D680]-1" office:value-type="percentage" office:value="-0.453316178458199">
            <text:p>-45.33%</text:p>
          </table:table-cell>
          <table:table-cell table:style-name="ce5" table:formula="of:=[.E681]/[.E680]-1" office:value-type="percentage" office:value="-0.711685823754789">
            <text:p>-71.17%</text:p>
          </table:table-cell>
          <table:table-cell table:style-name="ce5" table:formula="of:=[.C681]/[.B681]" office:value-type="percentage" office:value="0.0139480552579696">
            <text:p>1.3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10</text:p>
          </table:table-cell>
          <table:table-cell table:style-name="ce3" table:formula="of:=[.D682]+[.B681]" office:value-type="float" office:value="61233856">
            <text:p>61233856</text:p>
          </table:table-cell>
          <table:table-cell table:style-name="ce3" table:formula="of:=[.E682]+[.C681]" office:value-type="float" office:value="836512">
            <text:p>836512</text:p>
          </table:table-cell>
          <table:table-cell table:style-name="ce3" office:value-type="float" office:value="1374400">
            <text:p>1374400</text:p>
          </table:table-cell>
          <table:table-cell table:style-name="ce3" office:value-type="float" office:value="1589">
            <text:p>1589</text:p>
          </table:table-cell>
          <table:table-cell table:style-name="ce5" table:formula="of:=[.D682]/[.D681]-1" office:value-type="percentage" office:value="4.2681408568395">
            <text:p>426.81%</text:p>
          </table:table-cell>
          <table:table-cell table:style-name="ce5" table:formula="of:=[.E682]/[.E681]-1" office:value-type="percentage" office:value="4.27906976744186">
            <text:p>427.91%</text:p>
          </table:table-cell>
          <table:table-cell table:style-name="ce5" table:formula="of:=[.C682]/[.B682]" office:value-type="percentage" office:value="0.0136609394645995">
            <text:p>1.3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11</text:p>
          </table:table-cell>
          <table:table-cell table:style-name="ce3" table:formula="of:=[.D683]+[.B682]" office:value-type="float" office:value="62108586">
            <text:p>62108586</text:p>
          </table:table-cell>
          <table:table-cell table:style-name="ce3" table:formula="of:=[.E683]+[.C682]" office:value-type="float" office:value="838902">
            <text:p>838902</text:p>
          </table:table-cell>
          <table:table-cell table:style-name="ce3" office:value-type="float" office:value="874730">
            <text:p>874730</text:p>
          </table:table-cell>
          <table:table-cell table:style-name="ce3" office:value-type="float" office:value="2390">
            <text:p>2390</text:p>
          </table:table-cell>
          <table:table-cell table:style-name="ce5" table:formula="of:=[.D683]/[.D682]-1" office:value-type="percentage" office:value="-0.363555005820722">
            <text:p>-36.36%</text:p>
          </table:table-cell>
          <table:table-cell table:style-name="ce5" table:formula="of:=[.E683]/[.E682]-1" office:value-type="percentage" office:value="0.504090623033354">
            <text:p>50.41%</text:p>
          </table:table-cell>
          <table:table-cell table:style-name="ce5" table:formula="of:=[.C683]/[.B683]" office:value-type="percentage" office:value="0.0135070213963654">
            <text:p>1.3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12</text:p>
          </table:table-cell>
          <table:table-cell table:style-name="ce3" table:formula="of:=[.D684]+[.B683]" office:value-type="float" office:value="62979053">
            <text:p>62979053</text:p>
          </table:table-cell>
          <table:table-cell table:style-name="ce3" table:formula="of:=[.E684]+[.C683]" office:value-type="float" office:value="841419">
            <text:p>841419</text:p>
          </table:table-cell>
          <table:table-cell table:style-name="ce3" office:value-type="float" office:value="870467">
            <text:p>870467</text:p>
          </table:table-cell>
          <table:table-cell table:style-name="ce3" office:value-type="float" office:value="2517">
            <text:p>2517</text:p>
          </table:table-cell>
          <table:table-cell table:style-name="ce5" table:formula="of:=[.D684]/[.D683]-1" office:value-type="percentage" office:value="-0.00487350382403717">
            <text:p>-0.49%</text:p>
          </table:table-cell>
          <table:table-cell table:style-name="ce5" table:formula="of:=[.E684]/[.E683]-1" office:value-type="percentage" office:value="0.0531380753138075">
            <text:p>5.31%</text:p>
          </table:table-cell>
          <table:table-cell table:style-name="ce5" table:formula="of:=[.C684]/[.B684]" office:value-type="percentage" office:value="0.0133602993363524">
            <text:p>1.3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13</text:p>
          </table:table-cell>
          <table:table-cell table:style-name="ce3" table:formula="of:=[.D685]+[.B684]" office:value-type="float" office:value="63814360">
            <text:p>63814360</text:p>
          </table:table-cell>
          <table:table-cell table:style-name="ce3" table:formula="of:=[.E685]+[.C684]" office:value-type="float" office:value="843442">
            <text:p>843442</text:p>
          </table:table-cell>
          <table:table-cell table:style-name="ce3" office:value-type="float" office:value="835307">
            <text:p>835307</text:p>
          </table:table-cell>
          <table:table-cell table:style-name="ce3" office:value-type="float" office:value="2023">
            <text:p>2023</text:p>
          </table:table-cell>
          <table:table-cell table:style-name="ce5" table:formula="of:=[.D685]/[.D684]-1" office:value-type="percentage" office:value="-0.0403921113609131">
            <text:p>-4.04%</text:p>
          </table:table-cell>
          <table:table-cell table:style-name="ce5" table:formula="of:=[.E685]/[.E684]-1" office:value-type="percentage" office:value="-0.196265395311879">
            <text:p>-19.63%</text:p>
          </table:table-cell>
          <table:table-cell table:style-name="ce5" table:formula="of:=[.C685]/[.B685]" office:value-type="percentage" office:value="0.0132171191562526">
            <text:p>1.3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14</text:p>
          </table:table-cell>
          <table:table-cell table:style-name="ce3" table:formula="of:=[.D686]+[.B685]" office:value-type="float" office:value="64800377">
            <text:p>64800377</text:p>
          </table:table-cell>
          <table:table-cell table:style-name="ce3" table:formula="of:=[.E686]+[.C685]" office:value-type="float" office:value="846242">
            <text:p>846242</text:p>
          </table:table-cell>
          <table:table-cell table:style-name="ce3" office:value-type="float" office:value="986017">
            <text:p>986017</text:p>
          </table:table-cell>
          <table:table-cell table:style-name="ce3" office:value-type="float" office:value="2800">
            <text:p>2800</text:p>
          </table:table-cell>
          <table:table-cell table:style-name="ce5" table:formula="of:=[.D686]/[.D685]-1" office:value-type="percentage" office:value="0.180424682182718">
            <text:p>18.04%</text:p>
          </table:table-cell>
          <table:table-cell table:style-name="ce5" table:formula="of:=[.E686]/[.E685]-1" office:value-type="percentage" office:value="0.384083044982699">
            <text:p>38.41%</text:p>
          </table:table-cell>
          <table:table-cell table:style-name="ce5" table:formula="of:=[.C686]/[.B686]" office:value-type="percentage" office:value="0.0130592141462387">
            <text:p>1.3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15</text:p>
          </table:table-cell>
          <table:table-cell table:style-name="ce3" table:formula="of:=[.D687]+[.B686]" office:value-type="float" office:value="65264092">
            <text:p>65264092</text:p>
          </table:table-cell>
          <table:table-cell table:style-name="ce3" table:formula="of:=[.E687]+[.C686]" office:value-type="float" office:value="847509">
            <text:p>847509</text:p>
          </table:table-cell>
          <table:table-cell table:style-name="ce3" office:value-type="float" office:value="463715">
            <text:p>463715</text:p>
          </table:table-cell>
          <table:table-cell table:style-name="ce3" office:value-type="float" office:value="1267">
            <text:p>1267</text:p>
          </table:table-cell>
          <table:table-cell table:style-name="ce5" table:formula="of:=[.D687]/[.D686]-1" office:value-type="percentage" office:value="-0.529708919825926">
            <text:p>-52.97%</text:p>
          </table:table-cell>
          <table:table-cell table:style-name="ce5" table:formula="of:=[.E687]/[.E686]-1" office:value-type="percentage" office:value="-0.5475">
            <text:p>-54.75%</text:p>
          </table:table-cell>
          <table:table-cell table:style-name="ce5" table:formula="of:=[.C687]/[.B687]" office:value-type="percentage" office:value="0.0129858391349412">
            <text:p>1.3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16</text:p>
          </table:table-cell>
          <table:table-cell table:style-name="ce3" table:formula="of:=[.D688]+[.B687]" office:value-type="float" office:value="65521239">
            <text:p>65521239</text:p>
          </table:table-cell>
          <table:table-cell table:style-name="ce3" table:formula="of:=[.E688]+[.C687]" office:value-type="float" office:value="847762">
            <text:p>847762</text:p>
          </table:table-cell>
          <table:table-cell table:style-name="ce3" office:value-type="float" office:value="257147">
            <text:p>257147</text:p>
          </table:table-cell>
          <table:table-cell table:style-name="ce3" office:value-type="float" office:value="253">
            <text:p>253</text:p>
          </table:table-cell>
          <table:table-cell table:style-name="ce5" table:formula="of:=[.D688]/[.D687]-1" office:value-type="percentage" office:value="-0.445463269465081">
            <text:p>-44.55%</text:p>
          </table:table-cell>
          <table:table-cell table:style-name="ce5" table:formula="of:=[.E688]/[.E687]-1" office:value-type="percentage" office:value="-0.800315706393054">
            <text:p>-80.03%</text:p>
          </table:table-cell>
          <table:table-cell table:style-name="ce5" table:formula="of:=[.C688]/[.B688]" office:value-type="percentage" office:value="0.0129387357891691">
            <text:p>1.2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17</text:p>
          </table:table-cell>
          <table:table-cell table:style-name="ce3" table:formula="of:=[.D689]+[.B688]" office:value-type="float" office:value="66286438">
            <text:p>66286438</text:p>
          </table:table-cell>
          <table:table-cell table:style-name="ce3" table:formula="of:=[.E689]+[.C688]" office:value-type="float" office:value="848471">
            <text:p>848471</text:p>
          </table:table-cell>
          <table:table-cell table:style-name="ce3" office:value-type="float" office:value="765199">
            <text:p>765199</text:p>
          </table:table-cell>
          <table:table-cell table:style-name="ce3" office:value-type="float" office:value="709">
            <text:p>709</text:p>
          </table:table-cell>
          <table:table-cell table:style-name="ce5" table:formula="of:=[.D689]/[.D688]-1" office:value-type="percentage" office:value="1.97572594663753">
            <text:p>197.57%</text:p>
          </table:table-cell>
          <table:table-cell table:style-name="ce5" table:formula="of:=[.E689]/[.E688]-1" office:value-type="percentage" office:value="1.80237154150198">
            <text:p>180.24%</text:p>
          </table:table-cell>
          <table:table-cell table:style-name="ce5" table:formula="of:=[.C689]/[.B689]" office:value-type="percentage" office:value="0.0128000692992434">
            <text:p>1.2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18</text:p>
          </table:table-cell>
          <table:table-cell table:style-name="ce3" table:formula="of:=[.D690]+[.B689]" office:value-type="float" office:value="67368218">
            <text:p>67368218</text:p>
          </table:table-cell>
          <table:table-cell table:style-name="ce3" table:formula="of:=[.E690]+[.C689]" office:value-type="float" office:value="851230">
            <text:p>851230</text:p>
          </table:table-cell>
          <table:table-cell table:style-name="ce3" office:value-type="float" office:value="1081780">
            <text:p>1081780</text:p>
          </table:table-cell>
          <table:table-cell table:style-name="ce3" office:value-type="float" office:value="2759">
            <text:p>2759</text:p>
          </table:table-cell>
          <table:table-cell table:style-name="ce5" table:formula="of:=[.D690]/[.D689]-1" office:value-type="percentage" office:value="0.413723750292408">
            <text:p>41.37%</text:p>
          </table:table-cell>
          <table:table-cell table:style-name="ce5" table:formula="of:=[.E690]/[.E689]-1" office:value-type="percentage" office:value="2.89139633286319">
            <text:p>289.14%</text:p>
          </table:table-cell>
          <table:table-cell table:style-name="ce5" table:formula="of:=[.C690]/[.B690]" office:value-type="percentage" office:value="0.0126354833966367">
            <text:p>1.2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19</text:p>
          </table:table-cell>
          <table:table-cell table:style-name="ce3" table:formula="of:=[.D691]+[.B690]" office:value-type="float" office:value="68299701">
            <text:p>68299701</text:p>
          </table:table-cell>
          <table:table-cell table:style-name="ce3" table:formula="of:=[.E691]+[.C690]" office:value-type="float" office:value="854177">
            <text:p>854177</text:p>
          </table:table-cell>
          <table:table-cell table:style-name="ce3" office:value-type="float" office:value="931483">
            <text:p>931483</text:p>
          </table:table-cell>
          <table:table-cell table:style-name="ce3" office:value-type="float" office:value="2947">
            <text:p>2947</text:p>
          </table:table-cell>
          <table:table-cell table:style-name="ce5" table:formula="of:=[.D691]/[.D690]-1" office:value-type="percentage" office:value="-0.138934903584832">
            <text:p>-13.89%</text:p>
          </table:table-cell>
          <table:table-cell table:style-name="ce5" table:formula="of:=[.E691]/[.E690]-1" office:value-type="percentage" office:value="0.0681406306632839">
            <text:p>6.81%</text:p>
          </table:table-cell>
          <table:table-cell table:style-name="ce5" table:formula="of:=[.C691]/[.B691]" office:value-type="percentage" office:value="0.0125063065795852">
            <text:p>1.2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20</text:p>
          </table:table-cell>
          <table:table-cell table:style-name="ce3" table:formula="of:=[.D692]+[.B691]" office:value-type="float" office:value="68964149">
            <text:p>68964149</text:p>
          </table:table-cell>
          <table:table-cell table:style-name="ce3" table:formula="of:=[.E692]+[.C691]" office:value-type="float" office:value="856605">
            <text:p>856605</text:p>
          </table:table-cell>
          <table:table-cell table:style-name="ce3" office:value-type="float" office:value="664448">
            <text:p>664448</text:p>
          </table:table-cell>
          <table:table-cell table:style-name="ce3" office:value-type="float" office:value="2428">
            <text:p>2428</text:p>
          </table:table-cell>
          <table:table-cell table:style-name="ce5" table:formula="of:=[.D692]/[.D691]-1" office:value-type="percentage" office:value="-0.286677266251773">
            <text:p>-28.67%</text:p>
          </table:table-cell>
          <table:table-cell table:style-name="ce5" table:formula="of:=[.E692]/[.E691]-1" office:value-type="percentage" office:value="-0.176111299626739">
            <text:p>-17.61%</text:p>
          </table:table-cell>
          <table:table-cell table:style-name="ce5" table:formula="of:=[.C692]/[.B692]" office:value-type="percentage" office:value="0.012421018926805">
            <text:p>1.2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21</text:p>
          </table:table-cell>
          <table:table-cell table:style-name="ce3" table:formula="of:=[.D693]+[.B692]" office:value-type="float" office:value="69855208">
            <text:p>69855208</text:p>
          </table:table-cell>
          <table:table-cell table:style-name="ce3" table:formula="of:=[.E693]+[.C692]" office:value-type="float" office:value="860312">
            <text:p>860312</text:p>
          </table:table-cell>
          <table:table-cell table:style-name="ce3" office:value-type="float" office:value="891059">
            <text:p>891059</text:p>
          </table:table-cell>
          <table:table-cell table:style-name="ce3" office:value-type="float" office:value="3707">
            <text:p>3707</text:p>
          </table:table-cell>
          <table:table-cell table:style-name="ce5" table:formula="of:=[.D693]/[.D692]-1" office:value-type="percentage" office:value="0.341051519456752">
            <text:p>34.11%</text:p>
          </table:table-cell>
          <table:table-cell table:style-name="ce5" table:formula="of:=[.E693]/[.E692]-1" office:value-type="percentage" office:value="0.526771004942339">
            <text:p>52.68%</text:p>
          </table:table-cell>
          <table:table-cell table:style-name="ce5" table:formula="of:=[.C693]/[.B693]" office:value-type="percentage" office:value="0.0123156458141246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22</text:p>
          </table:table-cell>
          <table:table-cell table:style-name="ce3" table:formula="of:=[.D694]+[.B693]" office:value-type="float" office:value="70212434">
            <text:p>70212434</text:p>
          </table:table-cell>
          <table:table-cell table:style-name="ce3" table:formula="of:=[.E694]+[.C693]" office:value-type="float" office:value="861483">
            <text:p>861483</text:p>
          </table:table-cell>
          <table:table-cell table:style-name="ce3" office:value-type="float" office:value="357226">
            <text:p>357226</text:p>
          </table:table-cell>
          <table:table-cell table:style-name="ce3" office:value-type="float" office:value="1171">
            <text:p>1171</text:p>
          </table:table-cell>
          <table:table-cell table:style-name="ce5" table:formula="of:=[.D694]/[.D693]-1" office:value-type="percentage" office:value="-0.599099498461942">
            <text:p>-59.91%</text:p>
          </table:table-cell>
          <table:table-cell table:style-name="ce5" table:formula="of:=[.E694]/[.E693]-1" office:value-type="percentage" office:value="-0.684111141084435">
            <text:p>-68.41%</text:p>
          </table:table-cell>
          <table:table-cell table:style-name="ce5" table:formula="of:=[.C694]/[.B694]" office:value-type="percentage" office:value="0.0122696643731223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23</text:p>
          </table:table-cell>
          <table:table-cell table:style-name="ce3" table:formula="of:=[.D695]+[.B694]" office:value-type="float" office:value="70385006">
            <text:p>70385006</text:p>
          </table:table-cell>
          <table:table-cell table:style-name="ce3" table:formula="of:=[.E695]+[.C694]" office:value-type="float" office:value="861831">
            <text:p>861831</text:p>
          </table:table-cell>
          <table:table-cell table:style-name="ce3" office:value-type="float" office:value="172572">
            <text:p>172572</text:p>
          </table:table-cell>
          <table:table-cell table:style-name="ce3" office:value-type="float" office:value="348">
            <text:p>348</text:p>
          </table:table-cell>
          <table:table-cell table:style-name="ce5" table:formula="of:=[.D695]/[.D694]-1" office:value-type="percentage" office:value="-0.516910863151058">
            <text:p>-51.69%</text:p>
          </table:table-cell>
          <table:table-cell table:style-name="ce5" table:formula="of:=[.E695]/[.E694]-1" office:value-type="percentage" office:value="-0.702818104184458">
            <text:p>-70.28%</text:p>
          </table:table-cell>
          <table:table-cell table:style-name="ce5" table:formula="of:=[.C695]/[.B695]" office:value-type="percentage" office:value="0.012244525488852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24</text:p>
          </table:table-cell>
          <table:table-cell table:style-name="ce3" table:formula="of:=[.D696]+[.B695]" office:value-type="float" office:value="71334706">
            <text:p>71334706</text:p>
          </table:table-cell>
          <table:table-cell table:style-name="ce3" table:formula="of:=[.E696]+[.C695]" office:value-type="float" office:value="864182">
            <text:p>864182</text:p>
          </table:table-cell>
          <table:table-cell table:style-name="ce3" office:value-type="float" office:value="949700">
            <text:p>949700</text:p>
          </table:table-cell>
          <table:table-cell table:style-name="ce3" office:value-type="float" office:value="2351">
            <text:p>2351</text:p>
          </table:table-cell>
          <table:table-cell table:style-name="ce5" table:formula="of:=[.D696]/[.D695]-1" office:value-type="percentage" office:value="4.50321025427068">
            <text:p>450.32%</text:p>
          </table:table-cell>
          <table:table-cell table:style-name="ce5" table:formula="of:=[.E696]/[.E695]-1" office:value-type="percentage" office:value="5.75574712643678">
            <text:p>575.57%</text:p>
          </table:table-cell>
          <table:table-cell table:style-name="ce5" table:formula="of:=[.C696]/[.B696]" office:value-type="percentage" office:value="0.0121144678159885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25</text:p>
          </table:table-cell>
          <table:table-cell table:style-name="ce3" table:formula="of:=[.D697]+[.B696]" office:value-type="float" office:value="71956732">
            <text:p>71956732</text:p>
          </table:table-cell>
          <table:table-cell table:style-name="ce3" table:formula="of:=[.E697]+[.C696]" office:value-type="float" office:value="866843">
            <text:p>866843</text:p>
          </table:table-cell>
          <table:table-cell table:style-name="ce3" office:value-type="float" office:value="622026">
            <text:p>622026</text:p>
          </table:table-cell>
          <table:table-cell table:style-name="ce3" office:value-type="float" office:value="2661">
            <text:p>2661</text:p>
          </table:table-cell>
          <table:table-cell table:style-name="ce5" table:formula="of:=[.D697]/[.D696]-1" office:value-type="percentage" office:value="-0.345028956512583">
            <text:p>-34.50%</text:p>
          </table:table-cell>
          <table:table-cell table:style-name="ce5" table:formula="of:=[.E697]/[.E696]-1" office:value-type="percentage" office:value="0.131858783496384">
            <text:p>13.19%</text:p>
          </table:table-cell>
          <table:table-cell table:style-name="ce5" table:formula="of:=[.C697]/[.B697]" office:value-type="percentage" office:value="0.0120467255238884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26</text:p>
          </table:table-cell>
          <table:table-cell table:style-name="ce3" table:formula="of:=[.D698]+[.B697]" office:value-type="float" office:value="72508816">
            <text:p>72508816</text:p>
          </table:table-cell>
          <table:table-cell table:style-name="ce3" table:formula="of:=[.E698]+[.C697]" office:value-type="float" office:value="870438">
            <text:p>870438</text:p>
          </table:table-cell>
          <table:table-cell table:style-name="ce3" office:value-type="float" office:value="552084">
            <text:p>552084</text:p>
          </table:table-cell>
          <table:table-cell table:style-name="ce3" office:value-type="float" office:value="3595">
            <text:p>3595</text:p>
          </table:table-cell>
          <table:table-cell table:style-name="ce5" table:formula="of:=[.D698]/[.D697]-1" office:value-type="percentage" office:value="-0.112442245179462">
            <text:p>-11.24%</text:p>
          </table:table-cell>
          <table:table-cell table:style-name="ce5" table:formula="of:=[.E698]/[.E697]-1" office:value-type="percentage" office:value="0.350995866215708">
            <text:p>35.10%</text:p>
          </table:table-cell>
          <table:table-cell table:style-name="ce5" table:formula="of:=[.C698]/[.B698]" office:value-type="percentage" office:value="0.0120045816221851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27</text:p>
          </table:table-cell>
          <table:table-cell table:style-name="ce3" table:formula="of:=[.D699]+[.B698]" office:value-type="float" office:value="73106385">
            <text:p>73106385</text:p>
          </table:table-cell>
          <table:table-cell table:style-name="ce3" table:formula="of:=[.E699]+[.C698]" office:value-type="float" office:value="873615">
            <text:p>873615</text:p>
          </table:table-cell>
          <table:table-cell table:style-name="ce3" office:value-type="float" office:value="597569">
            <text:p>597569</text:p>
          </table:table-cell>
          <table:table-cell table:style-name="ce3" office:value-type="float" office:value="3177">
            <text:p>3177</text:p>
          </table:table-cell>
          <table:table-cell table:style-name="ce5" table:formula="of:=[.D699]/[.D698]-1" office:value-type="percentage" office:value="0.082387825041117">
            <text:p>8.24%</text:p>
          </table:table-cell>
          <table:table-cell table:style-name="ce5" table:formula="of:=[.E699]/[.E698]-1" office:value-type="percentage" office:value="-0.116272600834492">
            <text:p>-11.63%</text:p>
          </table:table-cell>
          <table:table-cell table:style-name="ce5" table:formula="of:=[.C699]/[.B699]" office:value-type="percentage" office:value="0.0119499138139576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28</text:p>
          </table:table-cell>
          <table:table-cell table:style-name="ce3" table:formula="of:=[.D700]+[.B699]" office:value-type="float" office:value="73685655">
            <text:p>73685655</text:p>
          </table:table-cell>
          <table:table-cell table:style-name="ce3" table:formula="of:=[.E700]+[.C699]" office:value-type="float" office:value="876958">
            <text:p>876958</text:p>
          </table:table-cell>
          <table:table-cell table:style-name="ce3" office:value-type="float" office:value="579270">
            <text:p>579270</text:p>
          </table:table-cell>
          <table:table-cell table:style-name="ce3" office:value-type="float" office:value="3343">
            <text:p>3343</text:p>
          </table:table-cell>
          <table:table-cell table:style-name="ce5" table:formula="of:=[.D700]/[.D699]-1" office:value-type="percentage" office:value="-0.0306224051113763">
            <text:p>-3.06%</text:p>
          </table:table-cell>
          <table:table-cell table:style-name="ce5" table:formula="of:=[.E700]/[.E699]-1" office:value-type="percentage" office:value="0.0522505508341202">
            <text:p>5.23%</text:p>
          </table:table-cell>
          <table:table-cell table:style-name="ce5" table:formula="of:=[.C700]/[.B700]" office:value-type="percentage" office:value="0.0119013395483829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29</text:p>
          </table:table-cell>
          <table:table-cell table:style-name="ce3" table:formula="of:=[.D701]+[.B700]" office:value-type="float" office:value="73962009">
            <text:p>73962009</text:p>
          </table:table-cell>
          <table:table-cell table:style-name="ce3" table:formula="of:=[.E701]+[.C700]" office:value-type="float" office:value="878355">
            <text:p>878355</text:p>
          </table:table-cell>
          <table:table-cell table:style-name="ce3" office:value-type="float" office:value="276354">
            <text:p>276354</text:p>
          </table:table-cell>
          <table:table-cell table:style-name="ce3" office:value-type="float" office:value="1397">
            <text:p>1397</text:p>
          </table:table-cell>
          <table:table-cell table:style-name="ce5" table:formula="of:=[.D701]/[.D700]-1" office:value-type="percentage" office:value="-0.522927132425294">
            <text:p>-52.29%</text:p>
          </table:table-cell>
          <table:table-cell table:style-name="ce5" table:formula="of:=[.E701]/[.E700]-1" office:value-type="percentage" office:value="-0.582111875560873">
            <text:p>-58.21%</text:p>
          </table:table-cell>
          <table:table-cell table:style-name="ce5" table:formula="of:=[.C701]/[.B701]" office:value-type="percentage" office:value="0.0118757590805842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30</text:p>
          </table:table-cell>
          <table:table-cell table:style-name="ce3" table:formula="of:=[.D702]+[.B701]" office:value-type="float" office:value="74044566">
            <text:p>74044566</text:p>
          </table:table-cell>
          <table:table-cell table:style-name="ce3" table:formula="of:=[.E702]+[.C701]" office:value-type="float" office:value="878637">
            <text:p>878637</text:p>
          </table:table-cell>
          <table:table-cell table:style-name="ce3" office:value-type="float" office:value="82557">
            <text:p>82557</text:p>
          </table:table-cell>
          <table:table-cell table:style-name="ce3" office:value-type="float" office:value="282">
            <text:p>282</text:p>
          </table:table-cell>
          <table:table-cell table:style-name="ce5" table:formula="of:=[.D702]/[.D701]-1" office:value-type="percentage" office:value="-0.7012635966912">
            <text:p>-70.13%</text:p>
          </table:table-cell>
          <table:table-cell table:style-name="ce5" table:formula="of:=[.E702]/[.E701]-1" office:value-type="percentage" office:value="-0.798138869005011">
            <text:p>-79.81%</text:p>
          </table:table-cell>
          <table:table-cell table:style-name="ce5" table:formula="of:=[.C702]/[.B702]" office:value-type="percentage" office:value="0.0118663265579813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31</text:p>
          </table:table-cell>
          <table:table-cell table:style-name="ce3" table:formula="of:=[.D703]+[.B702]" office:value-type="float" office:value="74617421">
            <text:p>74617421</text:p>
          </table:table-cell>
          <table:table-cell table:style-name="ce3" table:formula="of:=[.E703]+[.C702]" office:value-type="float" office:value="880915">
            <text:p>880915</text:p>
          </table:table-cell>
          <table:table-cell table:style-name="ce3" office:value-type="float" office:value="572855">
            <text:p>572855</text:p>
          </table:table-cell>
          <table:table-cell table:style-name="ce3" office:value-type="float" office:value="2278">
            <text:p>2278</text:p>
          </table:table-cell>
          <table:table-cell table:style-name="ce5" table:formula="of:=[.D703]/[.D702]-1" office:value-type="percentage" office:value="5.93890281865862">
            <text:p>593.89%</text:p>
          </table:table-cell>
          <table:table-cell table:style-name="ce5" table:formula="of:=[.E703]/[.E702]-1" office:value-type="percentage" office:value="7.07801418439716">
            <text:p>707.80%</text:p>
          </table:table-cell>
          <table:table-cell table:style-name="ce5" table:formula="of:=[.C703]/[.B703]" office:value-type="percentage" office:value="0.0118057551198399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01</text:p>
          </table:table-cell>
          <table:table-cell table:style-name="ce3" table:formula="of:=[.D704]+[.B703]" office:value-type="float" office:value="75025067">
            <text:p>75025067</text:p>
          </table:table-cell>
          <table:table-cell table:style-name="ce3" table:formula="of:=[.E704]+[.C703]" office:value-type="float" office:value="884957">
            <text:p>884957</text:p>
          </table:table-cell>
          <table:table-cell table:style-name="ce3" office:value-type="float" office:value="407646">
            <text:p>407646</text:p>
          </table:table-cell>
          <table:table-cell table:style-name="ce3" office:value-type="float" office:value="4042">
            <text:p>4042</text:p>
          </table:table-cell>
          <table:table-cell table:style-name="ce5" table:formula="of:=[.D704]/[.D703]-1" office:value-type="percentage" office:value="-0.288395841879708">
            <text:p>-28.84%</text:p>
          </table:table-cell>
          <table:table-cell table:style-name="ce5" table:formula="of:=[.E704]/[.E703]-1" office:value-type="percentage" office:value="0.774363476733977">
            <text:p>77.44%</text:p>
          </table:table-cell>
          <table:table-cell table:style-name="ce5" table:formula="of:=[.C704]/[.B704]" office:value-type="percentage" office:value="0.0117954843012669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02</text:p>
          </table:table-cell>
          <table:table-cell table:style-name="ce3" table:formula="of:=[.D705]+[.B704]" office:value-type="float" office:value="75330047">
            <text:p>75330047</text:p>
          </table:table-cell>
          <table:table-cell table:style-name="ce3" table:formula="of:=[.E705]+[.C704]" office:value-type="float" office:value="888274">
            <text:p>888274</text:p>
          </table:table-cell>
          <table:table-cell table:style-name="ce3" office:value-type="float" office:value="304980">
            <text:p>304980</text:p>
          </table:table-cell>
          <table:table-cell table:style-name="ce3" office:value-type="float" office:value="3317">
            <text:p>3317</text:p>
          </table:table-cell>
          <table:table-cell table:style-name="ce5" table:formula="of:=[.D705]/[.D704]-1" office:value-type="percentage" office:value="-0.251850870608322">
            <text:p>-25.19%</text:p>
          </table:table-cell>
          <table:table-cell table:style-name="ce5" table:formula="of:=[.E705]/[.E704]-1" office:value-type="percentage" office:value="-0.179366650173182">
            <text:p>-17.94%</text:p>
          </table:table-cell>
          <table:table-cell table:style-name="ce5" table:formula="of:=[.C705]/[.B705]" office:value-type="percentage" office:value="0.0117917621901922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03</text:p>
          </table:table-cell>
          <table:table-cell table:style-name="ce3" table:formula="of:=[.D706]+[.B705]" office:value-type="float" office:value="75585863">
            <text:p>75585863</text:p>
          </table:table-cell>
          <table:table-cell table:style-name="ce3" table:formula="of:=[.E706]+[.C705]" office:value-type="float" office:value="891279">
            <text:p>891279</text:p>
          </table:table-cell>
          <table:table-cell table:style-name="ce3" office:value-type="float" office:value="255816">
            <text:p>255816</text:p>
          </table:table-cell>
          <table:table-cell table:style-name="ce3" office:value-type="float" office:value="3005">
            <text:p>3005</text:p>
          </table:table-cell>
          <table:table-cell table:style-name="ce5" table:formula="of:=[.D706]/[.D705]-1" office:value-type="percentage" office:value="-0.161204013377926">
            <text:p>-16.12%</text:p>
          </table:table-cell>
          <table:table-cell table:style-name="ce5" table:formula="of:=[.E706]/[.E705]-1" office:value-type="percentage" office:value="-0.0940608984021707">
            <text:p>-9.41%</text:p>
          </table:table-cell>
          <table:table-cell table:style-name="ce5" table:formula="of:=[.C706]/[.B706]" office:value-type="percentage" office:value="0.0117916097617355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04</text:p>
          </table:table-cell>
          <table:table-cell table:style-name="ce3" table:formula="of:=[.D707]+[.B706]" office:value-type="float" office:value="75972322">
            <text:p>75972322</text:p>
          </table:table-cell>
          <table:table-cell table:style-name="ce3" table:formula="of:=[.E707]+[.C706]" office:value-type="float" office:value="894848">
            <text:p>894848</text:p>
          </table:table-cell>
          <table:table-cell table:style-name="ce3" office:value-type="float" office:value="386459">
            <text:p>386459</text:p>
          </table:table-cell>
          <table:table-cell table:style-name="ce3" office:value-type="float" office:value="3569">
            <text:p>3569</text:p>
          </table:table-cell>
          <table:table-cell table:style-name="ce5" table:formula="of:=[.D707]/[.D706]-1" office:value-type="percentage" office:value="0.510691278106139">
            <text:p>51.07%</text:p>
          </table:table-cell>
          <table:table-cell table:style-name="ce5" table:formula="of:=[.E707]/[.E706]-1" office:value-type="percentage" office:value="0.187687188019967">
            <text:p>18.77%</text:p>
          </table:table-cell>
          <table:table-cell table:style-name="ce5" table:formula="of:=[.C707]/[.B707]" office:value-type="percentage" office:value="0.011778605371572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05</text:p>
          </table:table-cell>
          <table:table-cell table:style-name="ce3" table:formula="of:=[.D708]+[.B707]" office:value-type="float" office:value="76117036">
            <text:p>76117036</text:p>
          </table:table-cell>
          <table:table-cell table:style-name="ce3" table:formula="of:=[.E708]+[.C707]" office:value-type="float" office:value="896080">
            <text:p>896080</text:p>
          </table:table-cell>
          <table:table-cell table:style-name="ce3" office:value-type="float" office:value="144714">
            <text:p>144714</text:p>
          </table:table-cell>
          <table:table-cell table:style-name="ce3" office:value-type="float" office:value="1232">
            <text:p>1232</text:p>
          </table:table-cell>
          <table:table-cell table:style-name="ce5" table:formula="of:=[.D708]/[.D707]-1" office:value-type="percentage" office:value="-0.62553854354537">
            <text:p>-62.55%</text:p>
          </table:table-cell>
          <table:table-cell table:style-name="ce5" table:formula="of:=[.E708]/[.E707]-1" office:value-type="percentage" office:value="-0.654805267581956">
            <text:p>-65.48%</text:p>
          </table:table-cell>
          <table:table-cell table:style-name="ce5" table:formula="of:=[.C708]/[.B708]" office:value-type="percentage" office:value="0.0117723974433266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06</text:p>
          </table:table-cell>
          <table:table-cell table:style-name="ce3" table:formula="of:=[.D709]+[.B708]" office:value-type="float" office:value="76163491">
            <text:p>76163491</text:p>
          </table:table-cell>
          <table:table-cell table:style-name="ce3" table:formula="of:=[.E709]+[.C708]" office:value-type="float" office:value="896384">
            <text:p>896384</text:p>
          </table:table-cell>
          <table:table-cell table:style-name="ce3" office:value-type="float" office:value="46455">
            <text:p>46455</text:p>
          </table:table-cell>
          <table:table-cell table:style-name="ce3" office:value-type="float" office:value="304">
            <text:p>304</text:p>
          </table:table-cell>
          <table:table-cell table:style-name="ce5" table:formula="of:=[.D709]/[.D708]-1" office:value-type="percentage" office:value="-0.678987520212281">
            <text:p>-67.90%</text:p>
          </table:table-cell>
          <table:table-cell table:style-name="ce5" table:formula="of:=[.E709]/[.E708]-1" office:value-type="percentage" office:value="-0.753246753246753">
            <text:p>-75.32%</text:p>
          </table:table-cell>
          <table:table-cell table:style-name="ce5" table:formula="of:=[.C709]/[.B709]" office:value-type="percentage" office:value="0.0117692084255959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07</text:p>
          </table:table-cell>
          <table:table-cell table:style-name="ce3" table:formula="of:=[.D710]+[.B709]" office:value-type="float" office:value="76509831">
            <text:p>76509831</text:p>
          </table:table-cell>
          <table:table-cell table:style-name="ce3" table:formula="of:=[.E710]+[.C709]" office:value-type="float" office:value="899344">
            <text:p>899344</text:p>
          </table:table-cell>
          <table:table-cell table:style-name="ce3" office:value-type="float" office:value="346340">
            <text:p>346340</text:p>
          </table:table-cell>
          <table:table-cell table:style-name="ce3" office:value-type="float" office:value="2960">
            <text:p>2960</text:p>
          </table:table-cell>
          <table:table-cell table:style-name="ce5" table:formula="of:=[.D710]/[.D709]-1" office:value-type="percentage" office:value="6.45538693359165">
            <text:p>645.54%</text:p>
          </table:table-cell>
          <table:table-cell table:style-name="ce5" table:formula="of:=[.E710]/[.E709]-1" office:value-type="percentage" office:value="8.73684210526316">
            <text:p>873.68%</text:p>
          </table:table-cell>
          <table:table-cell table:style-name="ce5" table:formula="of:=[.C710]/[.B710]" office:value-type="percentage" office:value="0.0117546201350255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08</text:p>
          </table:table-cell>
          <table:table-cell table:style-name="ce3" table:formula="of:=[.D711]+[.B710]" office:value-type="float" office:value="76736446">
            <text:p>76736446</text:p>
          </table:table-cell>
          <table:table-cell table:style-name="ce3" table:formula="of:=[.E711]+[.C710]" office:value-type="float" office:value="902563">
            <text:p>902563</text:p>
          </table:table-cell>
          <table:table-cell table:style-name="ce3" office:value-type="float" office:value="226615">
            <text:p>226615</text:p>
          </table:table-cell>
          <table:table-cell table:style-name="ce3" office:value-type="float" office:value="3219">
            <text:p>3219</text:p>
          </table:table-cell>
          <table:table-cell table:style-name="ce5" table:formula="of:=[.D711]/[.D710]-1" office:value-type="percentage" office:value="-0.345686319801351">
            <text:p>-34.57%</text:p>
          </table:table-cell>
          <table:table-cell table:style-name="ce5" table:formula="of:=[.E711]/[.E710]-1" office:value-type="percentage" office:value="0.0874999999999999">
            <text:p>8.75%</text:p>
          </table:table-cell>
          <table:table-cell table:style-name="ce5" table:formula="of:=[.C711]/[.B711]" office:value-type="percentage" office:value="0.0117618556376718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09</text:p>
          </table:table-cell>
          <table:table-cell table:style-name="ce3" table:formula="of:=[.D712]+[.B711]" office:value-type="float" office:value="76937989">
            <text:p>76937989</text:p>
          </table:table-cell>
          <table:table-cell table:style-name="ce3" table:formula="of:=[.E712]+[.C711]" office:value-type="float" office:value="906020">
            <text:p>906020</text:p>
          </table:table-cell>
          <table:table-cell table:style-name="ce3" office:value-type="float" office:value="201543">
            <text:p>201543</text:p>
          </table:table-cell>
          <table:table-cell table:style-name="ce3" office:value-type="float" office:value="3457">
            <text:p>3457</text:p>
          </table:table-cell>
          <table:table-cell table:style-name="ce5" table:formula="of:=[.D712]/[.D711]-1" office:value-type="percentage" office:value="-0.110636983430047">
            <text:p>-11.06%</text:p>
          </table:table-cell>
          <table:table-cell table:style-name="ce5" table:formula="of:=[.E712]/[.E711]-1" office:value-type="percentage" office:value="0.0739360049704878">
            <text:p>7.39%</text:p>
          </table:table-cell>
          <table:table-cell table:style-name="ce5" table:formula="of:=[.C712]/[.B712]" office:value-type="percentage" office:value="0.0117759771443987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10</text:p>
          </table:table-cell>
          <table:table-cell table:style-name="ce3" table:formula="of:=[.D713]+[.B712]" office:value-type="float" office:value="77116543">
            <text:p>77116543</text:p>
          </table:table-cell>
          <table:table-cell table:style-name="ce3" table:formula="of:=[.E713]+[.C712]" office:value-type="float" office:value="909464">
            <text:p>909464</text:p>
          </table:table-cell>
          <table:table-cell table:style-name="ce3" office:value-type="float" office:value="178554">
            <text:p>178554</text:p>
          </table:table-cell>
          <table:table-cell table:style-name="ce3" office:value-type="float" office:value="3444">
            <text:p>3444</text:p>
          </table:table-cell>
          <table:table-cell table:style-name="ce5" table:formula="of:=[.D713]/[.D712]-1" office:value-type="percentage" office:value="-0.114064988612852">
            <text:p>-11.41%</text:p>
          </table:table-cell>
          <table:table-cell table:style-name="ce5" table:formula="of:=[.E713]/[.E712]-1" office:value-type="percentage" office:value="-0.00376048597049461">
            <text:p>-0.38%</text:p>
          </table:table-cell>
          <table:table-cell table:style-name="ce5" table:formula="of:=[.C713]/[.B713]" office:value-type="percentage" office:value="0.011793370976186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11</text:p>
          </table:table-cell>
          <table:table-cell table:style-name="ce3" table:formula="of:=[.D714]+[.B713]" office:value-type="float" office:value="77265781">
            <text:p>77265781</text:p>
          </table:table-cell>
          <table:table-cell table:style-name="ce3" table:formula="of:=[.E714]+[.C713]" office:value-type="float" office:value="912116">
            <text:p>912116</text:p>
          </table:table-cell>
          <table:table-cell table:style-name="ce3" office:value-type="float" office:value="149238">
            <text:p>149238</text:p>
          </table:table-cell>
          <table:table-cell table:style-name="ce3" office:value-type="float" office:value="2652">
            <text:p>2652</text:p>
          </table:table-cell>
          <table:table-cell table:style-name="ce5" table:formula="of:=[.D714]/[.D713]-1" office:value-type="percentage" office:value="-0.164185624516953">
            <text:p>-16.42%</text:p>
          </table:table-cell>
          <table:table-cell table:style-name="ce5" table:formula="of:=[.E714]/[.E713]-1" office:value-type="percentage" office:value="-0.229965156794425">
            <text:p>-23.00%</text:p>
          </table:table-cell>
          <table:table-cell table:style-name="ce5" table:formula="of:=[.C714]/[.B714]" office:value-type="percentage" office:value="0.0118049152962034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12</text:p>
          </table:table-cell>
          <table:table-cell table:style-name="ce3" table:formula="of:=[.D715]+[.B714]" office:value-type="float" office:value="77360233">
            <text:p>77360233</text:p>
          </table:table-cell>
          <table:table-cell table:style-name="ce3" table:formula="of:=[.E715]+[.C714]" office:value-type="float" office:value="913165">
            <text:p>913165</text:p>
          </table:table-cell>
          <table:table-cell table:style-name="ce3" office:value-type="float" office:value="94452">
            <text:p>94452</text:p>
          </table:table-cell>
          <table:table-cell table:style-name="ce3" office:value-type="float" office:value="1049">
            <text:p>1049</text:p>
          </table:table-cell>
          <table:table-cell table:style-name="ce5" table:formula="of:=[.D715]/[.D714]-1" office:value-type="percentage" office:value="-0.367104892855707">
            <text:p>-36.71%</text:p>
          </table:table-cell>
          <table:table-cell table:style-name="ce5" table:formula="of:=[.E715]/[.E714]-1" office:value-type="percentage" office:value="-0.604449472096531">
            <text:p>-60.44%</text:p>
          </table:table-cell>
          <table:table-cell table:style-name="ce5" table:formula="of:=[.C715]/[.B715]" office:value-type="percentage" office:value="0.0118040621723567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13</text:p>
          </table:table-cell>
          <table:table-cell table:style-name="ce3" table:formula="of:=[.D716]+[.B715]" office:value-type="float" office:value="77391938">
            <text:p>77391938</text:p>
          </table:table-cell>
          <table:table-cell table:style-name="ce3" table:formula="of:=[.E716]+[.C715]" office:value-type="float" office:value="913591">
            <text:p>913591</text:p>
          </table:table-cell>
          <table:table-cell table:style-name="ce3" office:value-type="float" office:value="31705">
            <text:p>31705</text:p>
          </table:table-cell>
          <table:table-cell table:style-name="ce3" office:value-type="float" office:value="426">
            <text:p>426</text:p>
          </table:table-cell>
          <table:table-cell table:style-name="ce5" table:formula="of:=[.D716]/[.D715]-1" office:value-type="percentage" office:value="-0.664326853851692">
            <text:p>-66.43%</text:p>
          </table:table-cell>
          <table:table-cell table:style-name="ce5" table:formula="of:=[.E716]/[.E715]-1" office:value-type="percentage" office:value="-0.593898951382269">
            <text:p>-59.39%</text:p>
          </table:table-cell>
          <table:table-cell table:style-name="ce5" table:formula="of:=[.C716]/[.B716]" office:value-type="percentage" office:value="0.0118047308751979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14</text:p>
          </table:table-cell>
          <table:table-cell table:style-name="ce3" table:formula="of:=[.D717]+[.B716]" office:value-type="float" office:value="77581037">
            <text:p>77581037</text:p>
          </table:table-cell>
          <table:table-cell table:style-name="ce3" table:formula="of:=[.E717]+[.C716]" office:value-type="float" office:value="916646">
            <text:p>916646</text:p>
          </table:table-cell>
          <table:table-cell table:style-name="ce3" office:value-type="float" office:value="189099">
            <text:p>189099</text:p>
          </table:table-cell>
          <table:table-cell table:style-name="ce3" office:value-type="float" office:value="3055">
            <text:p>3055</text:p>
          </table:table-cell>
          <table:table-cell table:style-name="ce5" table:formula="of:=[.D717]/[.D716]-1" office:value-type="percentage" office:value="4.96432739315565">
            <text:p>496.43%</text:p>
          </table:table-cell>
          <table:table-cell table:style-name="ce5" table:formula="of:=[.E717]/[.E716]-1" office:value-type="percentage" office:value="6.17136150234742">
            <text:p>617.14%</text:p>
          </table:table-cell>
          <table:table-cell table:style-name="ce5" table:formula="of:=[.C717]/[.B717]" office:value-type="percentage" office:value="0.0118153357501525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15</text:p>
          </table:table-cell>
          <table:table-cell table:style-name="ce3" table:formula="of:=[.D718]+[.B717]" office:value-type="float" office:value="77698810">
            <text:p>77698810</text:p>
          </table:table-cell>
          <table:table-cell table:style-name="ce3" table:formula="of:=[.E718]+[.C717]" office:value-type="float" office:value="919474">
            <text:p>919474</text:p>
          </table:table-cell>
          <table:table-cell table:style-name="ce3" office:value-type="float" office:value="117773">
            <text:p>117773</text:p>
          </table:table-cell>
          <table:table-cell table:style-name="ce3" office:value-type="float" office:value="2828">
            <text:p>2828</text:p>
          </table:table-cell>
          <table:table-cell table:style-name="ce5" table:formula="of:=[.D718]/[.D717]-1" office:value-type="percentage" office:value="-0.377188668369478">
            <text:p>-37.72%</text:p>
          </table:table-cell>
          <table:table-cell table:style-name="ce5" table:formula="of:=[.E718]/[.E717]-1" office:value-type="percentage" office:value="-0.0743044189852701">
            <text:p>-7.43%</text:p>
          </table:table-cell>
          <table:table-cell table:style-name="ce5" table:formula="of:=[.C718]/[.B718]" office:value-type="percentage" office:value="0.0118338234523798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16</text:p>
          </table:table-cell>
          <table:table-cell table:style-name="ce3" table:formula="of:=[.D719]+[.B718]" office:value-type="float" office:value="77836392">
            <text:p>77836392</text:p>
          </table:table-cell>
          <table:table-cell table:style-name="ce3" table:formula="of:=[.E719]+[.C718]" office:value-type="float" office:value="922354">
            <text:p>922354</text:p>
          </table:table-cell>
          <table:table-cell table:style-name="ce3" office:value-type="float" office:value="137582">
            <text:p>137582</text:p>
          </table:table-cell>
          <table:table-cell table:style-name="ce3" office:value-type="float" office:value="2880">
            <text:p>2880</text:p>
          </table:table-cell>
          <table:table-cell table:style-name="ce5" table:formula="of:=[.D719]/[.D718]-1" office:value-type="percentage" office:value="0.168196445704873">
            <text:p>16.82%</text:p>
          </table:table-cell>
          <table:table-cell table:style-name="ce5" table:formula="of:=[.E719]/[.E718]-1" office:value-type="percentage" office:value="0.0183875530410185">
            <text:p>1.84%</text:p>
          </table:table-cell>
          <table:table-cell table:style-name="ce5" table:formula="of:=[.C719]/[.B719]" office:value-type="percentage" office:value="0.0118499069175766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17</text:p>
          </table:table-cell>
          <table:table-cell table:style-name="ce3" table:formula="of:=[.D720]+[.B719]" office:value-type="float" office:value="77940338">
            <text:p>77940338</text:p>
          </table:table-cell>
          <table:table-cell table:style-name="ce3" table:formula="of:=[.E720]+[.C719]" office:value-type="float" office:value="925543">
            <text:p>925543</text:p>
          </table:table-cell>
          <table:table-cell table:style-name="ce3" office:value-type="float" office:value="103946">
            <text:p>103946</text:p>
          </table:table-cell>
          <table:table-cell table:style-name="ce3" office:value-type="float" office:value="3189">
            <text:p>3189</text:p>
          </table:table-cell>
          <table:table-cell table:style-name="ce5" table:formula="of:=[.D720]/[.D719]-1" office:value-type="percentage" office:value="-0.244479655768923">
            <text:p>-24.45%</text:p>
          </table:table-cell>
          <table:table-cell table:style-name="ce5" table:formula="of:=[.E720]/[.E719]-1" office:value-type="percentage" office:value="0.107291666666667">
            <text:p>10.73%</text:p>
          </table:table-cell>
          <table:table-cell table:style-name="ce5" table:formula="of:=[.C720]/[.B720]" office:value-type="percentage" office:value="0.0118750190690731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18</text:p>
          </table:table-cell>
          <table:table-cell table:style-name="ce3" table:formula="of:=[.D721]+[.B720]" office:value-type="float" office:value="78052068">
            <text:p>78052068</text:p>
          </table:table-cell>
          <table:table-cell table:style-name="ce3" table:formula="of:=[.E721]+[.C720]" office:value-type="float" office:value="927790">
            <text:p>927790</text:p>
          </table:table-cell>
          <table:table-cell table:style-name="ce3" office:value-type="float" office:value="111730">
            <text:p>111730</text:p>
          </table:table-cell>
          <table:table-cell table:style-name="ce3" office:value-type="float" office:value="2247">
            <text:p>2247</text:p>
          </table:table-cell>
          <table:table-cell table:style-name="ce5" table:formula="of:=[.D721]/[.D720]-1" office:value-type="percentage" office:value="0.0748850364612395">
            <text:p>7.49%</text:p>
          </table:table-cell>
          <table:table-cell table:style-name="ce5" table:formula="of:=[.E721]/[.E720]-1" office:value-type="percentage" office:value="-0.295390404515522">
            <text:p>-29.54%</text:p>
          </table:table-cell>
          <table:table-cell table:style-name="ce5" table:formula="of:=[.C721]/[.B721]" office:value-type="percentage" office:value="0.0118868086877596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19</text:p>
          </table:table-cell>
          <table:table-cell table:style-name="ce3" table:formula="of:=[.D722]+[.B721]" office:value-type="float" office:value="78102008">
            <text:p>78102008</text:p>
          </table:table-cell>
          <table:table-cell table:style-name="ce3" table:formula="of:=[.E722]+[.C721]" office:value-type="float" office:value="928867">
            <text:p>928867</text:p>
          </table:table-cell>
          <table:table-cell table:style-name="ce3" office:value-type="float" office:value="49940">
            <text:p>49940</text:p>
          </table:table-cell>
          <table:table-cell table:style-name="ce3" office:value-type="float" office:value="1077">
            <text:p>1077</text:p>
          </table:table-cell>
          <table:table-cell table:style-name="ce5" table:formula="of:=[.D722]/[.D721]-1" office:value-type="percentage" office:value="-0.553029624988812">
            <text:p>-55.30%</text:p>
          </table:table-cell>
          <table:table-cell table:style-name="ce5" table:formula="of:=[.E722]/[.E721]-1" office:value-type="percentage" office:value="-0.520694259012016">
            <text:p>-52.07%</text:p>
          </table:table-cell>
          <table:table-cell table:style-name="ce5" table:formula="of:=[.C722]/[.B722]" office:value-type="percentage" office:value="0.0118929976806742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20</text:p>
          </table:table-cell>
          <table:table-cell table:style-name="ce3" table:formula="of:=[.D723]+[.B722]" office:value-type="float" office:value="78120804">
            <text:p>78120804</text:p>
          </table:table-cell>
          <table:table-cell table:style-name="ce3" table:formula="of:=[.E723]+[.C722]" office:value-type="float" office:value="929101">
            <text:p>929101</text:p>
          </table:table-cell>
          <table:table-cell table:style-name="ce3" office:value-type="float" office:value="18796">
            <text:p>18796</text:p>
          </table:table-cell>
          <table:table-cell table:style-name="ce3" office:value-type="float" office:value="234">
            <text:p>234</text:p>
          </table:table-cell>
          <table:table-cell table:style-name="ce5" table:formula="of:=[.D723]/[.D722]-1" office:value-type="percentage" office:value="-0.62362835402483">
            <text:p>-62.36%</text:p>
          </table:table-cell>
          <table:table-cell table:style-name="ce5" table:formula="of:=[.E723]/[.E722]-1" office:value-type="percentage" office:value="-0.782729805013928">
            <text:p>-78.27%</text:p>
          </table:table-cell>
          <table:table-cell table:style-name="ce5" table:formula="of:=[.C723]/[.B723]" office:value-type="percentage" office:value="0.0118931315658246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21</text:p>
          </table:table-cell>
          <table:table-cell table:style-name="ce3" table:formula="of:=[.D724]+[.B723]" office:value-type="float" office:value="78157719">
            <text:p>78157719</text:p>
          </table:table-cell>
          <table:table-cell table:style-name="ce3" table:formula="of:=[.E724]+[.C723]" office:value-type="float" office:value="929659">
            <text:p>929659</text:p>
          </table:table-cell>
          <table:table-cell table:style-name="ce3" office:value-type="float" office:value="36915">
            <text:p>36915</text:p>
          </table:table-cell>
          <table:table-cell table:style-name="ce3" office:value-type="float" office:value="558">
            <text:p>558</text:p>
          </table:table-cell>
          <table:table-cell table:style-name="ce5" table:formula="of:=[.D724]/[.D723]-1" office:value-type="percentage" office:value="0.963981698233667">
            <text:p>96.40%</text:p>
          </table:table-cell>
          <table:table-cell table:style-name="ce5" table:formula="of:=[.E724]/[.E723]-1" office:value-type="percentage" office:value="1.38461538461538">
            <text:p>138.46%</text:p>
          </table:table-cell>
          <table:table-cell table:style-name="ce5" table:formula="of:=[.C724]/[.B724]" office:value-type="percentage" office:value="0.0118946536809755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22</text:p>
          </table:table-cell>
          <table:table-cell table:style-name="ce3" table:formula="of:=[.D725]+[.B724]" office:value-type="float" office:value="78292960">
            <text:p>78292960</text:p>
          </table:table-cell>
          <table:table-cell table:style-name="ce3" table:formula="of:=[.E725]+[.C724]" office:value-type="float" office:value="933225">
            <text:p>933225</text:p>
          </table:table-cell>
          <table:table-cell table:style-name="ce3" office:value-type="float" office:value="135241">
            <text:p>135241</text:p>
          </table:table-cell>
          <table:table-cell table:style-name="ce3" office:value-type="float" office:value="3566">
            <text:p>3566</text:p>
          </table:table-cell>
          <table:table-cell table:style-name="ce5" table:formula="of:=[.D725]/[.D724]-1" office:value-type="percentage" office:value="2.66357849112827">
            <text:p>266.36%</text:p>
          </table:table-cell>
          <table:table-cell table:style-name="ce5" table:formula="of:=[.E725]/[.E724]-1" office:value-type="percentage" office:value="5.39068100358423">
            <text:p>539.07%</text:p>
          </table:table-cell>
          <table:table-cell table:style-name="ce5" table:formula="of:=[.C725]/[.B725]" office:value-type="percentage" office:value="0.011919654078732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23</text:p>
          </table:table-cell>
          <table:table-cell table:style-name="ce3" table:formula="of:=[.D726]+[.B725]" office:value-type="float" office:value="78378997">
            <text:p>78378997</text:p>
          </table:table-cell>
          <table:table-cell table:style-name="ce3" table:formula="of:=[.E726]+[.C725]" office:value-type="float" office:value="935802">
            <text:p>935802</text:p>
          </table:table-cell>
          <table:table-cell table:style-name="ce3" office:value-type="float" office:value="86037">
            <text:p>86037</text:p>
          </table:table-cell>
          <table:table-cell table:style-name="ce3" office:value-type="float" office:value="2577">
            <text:p>2577</text:p>
          </table:table-cell>
          <table:table-cell table:style-name="ce5" table:formula="of:=[.D726]/[.D725]-1" office:value-type="percentage" office:value="-0.363824579824166">
            <text:p>-36.38%</text:p>
          </table:table-cell>
          <table:table-cell table:style-name="ce5" table:formula="of:=[.E726]/[.E725]-1" office:value-type="percentage" office:value="-0.277341559169938">
            <text:p>-27.73%</text:p>
          </table:table-cell>
          <table:table-cell table:style-name="ce5" table:formula="of:=[.C726]/[.B726]" office:value-type="percentage" office:value="0.0119394485234354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24</text:p>
          </table:table-cell>
          <table:table-cell table:style-name="ce3" table:formula="of:=[.D727]+[.B726]" office:value-type="float" office:value="78447726">
            <text:p>78447726</text:p>
          </table:table-cell>
          <table:table-cell table:style-name="ce3" table:formula="of:=[.E727]+[.C726]" office:value-type="float" office:value="938929">
            <text:p>938929</text:p>
          </table:table-cell>
          <table:table-cell table:style-name="ce3" office:value-type="float" office:value="68729">
            <text:p>68729</text:p>
          </table:table-cell>
          <table:table-cell table:style-name="ce3" office:value-type="float" office:value="3127">
            <text:p>3127</text:p>
          </table:table-cell>
          <table:table-cell table:style-name="ce5" table:formula="of:=[.D727]/[.D726]-1" office:value-type="percentage" office:value="-0.201169264386252">
            <text:p>-20.12%</text:p>
          </table:table-cell>
          <table:table-cell table:style-name="ce5" table:formula="of:=[.E727]/[.E726]-1" office:value-type="percentage" office:value="0.213426464881645">
            <text:p>21.34%</text:p>
          </table:table-cell>
          <table:table-cell table:style-name="ce5" table:formula="of:=[.C727]/[.B727]" office:value-type="percentage" office:value="0.0119688491671511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25</text:p>
          </table:table-cell>
          <table:table-cell table:style-name="ce3" table:formula="of:=[.D728]+[.B727]" office:value-type="float" office:value="78537400">
            <text:p>78537400</text:p>
          </table:table-cell>
          <table:table-cell table:style-name="ce3" table:formula="of:=[.E728]+[.C727]" office:value-type="float" office:value="941349">
            <text:p>941349</text:p>
          </table:table-cell>
          <table:table-cell table:style-name="ce3" office:value-type="float" office:value="89674">
            <text:p>89674</text:p>
          </table:table-cell>
          <table:table-cell table:style-name="ce3" office:value-type="float" office:value="2420">
            <text:p>2420</text:p>
          </table:table-cell>
          <table:table-cell table:style-name="ce5" table:formula="of:=[.D728]/[.D727]-1" office:value-type="percentage" office:value="0.304747632003957">
            <text:p>30.47%</text:p>
          </table:table-cell>
          <table:table-cell table:style-name="ce5" table:formula="of:=[.E728]/[.E727]-1" office:value-type="percentage" office:value="-0.226095299008634">
            <text:p>-22.61%</text:p>
          </table:table-cell>
          <table:table-cell table:style-name="ce5" table:formula="of:=[.C728]/[.B728]" office:value-type="percentage" office:value="0.0119859964806576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26</text:p>
          </table:table-cell>
          <table:table-cell table:style-name="ce3" table:formula="of:=[.D729]+[.B728]" office:value-type="float" office:value="78570768">
            <text:p>78570768</text:p>
          </table:table-cell>
          <table:table-cell table:style-name="ce3" table:formula="of:=[.E729]+[.C728]" office:value-type="float" office:value="942163">
            <text:p>942163</text:p>
          </table:table-cell>
          <table:table-cell table:style-name="ce3" office:value-type="float" office:value="33368">
            <text:p>33368</text:p>
          </table:table-cell>
          <table:table-cell table:style-name="ce3" office:value-type="float" office:value="814">
            <text:p>814</text:p>
          </table:table-cell>
          <table:table-cell table:style-name="ce5" table:formula="of:=[.D729]/[.D728]-1" office:value-type="percentage" office:value="-0.627896603251779">
            <text:p>-62.79%</text:p>
          </table:table-cell>
          <table:table-cell table:style-name="ce5" table:formula="of:=[.E729]/[.E728]-1" office:value-type="percentage" office:value="-0.663636363636364">
            <text:p>-66.36%</text:p>
          </table:table-cell>
          <table:table-cell table:style-name="ce5" table:formula="of:=[.C729]/[.B729]" office:value-type="percentage" office:value="0.0119912662683913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27</text:p>
          </table:table-cell>
          <table:table-cell table:style-name="ce3" table:formula="of:=[.D730]+[.B729]" office:value-type="float" office:value="78576600">
            <text:p>78576600</text:p>
          </table:table-cell>
          <table:table-cell table:style-name="ce3" table:formula="of:=[.E730]+[.C729]" office:value-type="float" office:value="942347">
            <text:p>942347</text:p>
          </table:table-cell>
          <table:table-cell table:style-name="ce3" office:value-type="float" office:value="5832">
            <text:p>5832</text:p>
          </table:table-cell>
          <table:table-cell table:style-name="ce3" office:value-type="float" office:value="184">
            <text:p>184</text:p>
          </table:table-cell>
          <table:table-cell table:style-name="ce5" table:formula="of:=[.D730]/[.D729]-1" office:value-type="percentage" office:value="-0.825221769359866">
            <text:p>-82.52%</text:p>
          </table:table-cell>
          <table:table-cell table:style-name="ce5" table:formula="of:=[.E730]/[.E729]-1" office:value-type="percentage" office:value="-0.773955773955774">
            <text:p>-77.40%</text:p>
          </table:table-cell>
          <table:table-cell table:style-name="ce5" table:formula="of:=[.C730]/[.B730]" office:value-type="percentage" office:value="0.0119927179338378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28</text:p>
          </table:table-cell>
          <table:table-cell table:style-name="ce3" table:formula="of:=[.D731]+[.B730]" office:value-type="float" office:value="78652167">
            <text:p>78652167</text:p>
          </table:table-cell>
          <table:table-cell table:style-name="ce3" table:formula="of:=[.E731]+[.C730]" office:value-type="float" office:value="944777">
            <text:p>944777</text:p>
          </table:table-cell>
          <table:table-cell table:style-name="ce3" office:value-type="float" office:value="75567">
            <text:p>75567</text:p>
          </table:table-cell>
          <table:table-cell table:style-name="ce3" office:value-type="float" office:value="2430">
            <text:p>2430</text:p>
          </table:table-cell>
          <table:table-cell table:style-name="ce5" table:formula="of:=[.D731]/[.D730]-1" office:value-type="percentage" office:value="11.957304526749">
            <text:p>1195.73%</text:p>
          </table:table-cell>
          <table:table-cell table:style-name="ce5" table:formula="of:=[.E731]/[.E730]-1" office:value-type="percentage" office:value="12.2065217391304">
            <text:p>1220.65%</text:p>
          </table:table-cell>
          <table:table-cell table:style-name="ce5" table:formula="of:=[.C731]/[.B731]" office:value-type="percentage" office:value="0.0120120911608195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01</text:p>
          </table:table-cell>
          <table:table-cell table:style-name="ce3" table:formula="of:=[.D732]+[.B731]" office:value-type="float" office:value="78708578">
            <text:p>78708578</text:p>
          </table:table-cell>
          <table:table-cell table:style-name="ce3" table:formula="of:=[.E732]+[.C731]" office:value-type="float" office:value="946692">
            <text:p>946692</text:p>
          </table:table-cell>
          <table:table-cell table:style-name="ce3" office:value-type="float" office:value="56411">
            <text:p>56411</text:p>
          </table:table-cell>
          <table:table-cell table:style-name="ce3" office:value-type="float" office:value="1915">
            <text:p>1915</text:p>
          </table:table-cell>
          <table:table-cell table:style-name="ce5" table:formula="of:=[.D732]/[.D731]-1" office:value-type="percentage" office:value="-0.253496896793574">
            <text:p>-25.35%</text:p>
          </table:table-cell>
          <table:table-cell table:style-name="ce5" table:formula="of:=[.E732]/[.E731]-1" office:value-type="percentage" office:value="-0.211934156378601">
            <text:p>-21.19%</text:p>
          </table:table-cell>
          <table:table-cell table:style-name="ce5" table:formula="of:=[.C732]/[.B732]" office:value-type="percentage" office:value="0.0120278122671712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02</text:p>
          </table:table-cell>
          <table:table-cell table:style-name="ce3" table:formula="of:=[.D733]+[.B732]" office:value-type="float" office:value="78761262">
            <text:p>78761262</text:p>
          </table:table-cell>
          <table:table-cell table:style-name="ce3" table:formula="of:=[.E733]+[.C732]" office:value-type="float" office:value="948760">
            <text:p>948760</text:p>
          </table:table-cell>
          <table:table-cell table:style-name="ce3" office:value-type="float" office:value="52684">
            <text:p>52684</text:p>
          </table:table-cell>
          <table:table-cell table:style-name="ce3" office:value-type="float" office:value="2068">
            <text:p>2068</text:p>
          </table:table-cell>
          <table:table-cell table:style-name="ce5" table:formula="of:=[.D733]/[.D732]-1" office:value-type="percentage" office:value="-0.06606867454929">
            <text:p>-6.61%</text:p>
          </table:table-cell>
          <table:table-cell table:style-name="ce5" table:formula="of:=[.E733]/[.E732]-1" office:value-type="percentage" office:value="0.0798955613577024">
            <text:p>7.99%</text:p>
          </table:table-cell>
          <table:table-cell table:style-name="ce5" table:formula="of:=[.C733]/[.B733]" office:value-type="percentage" office:value="0.012046023335685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03</text:p>
          </table:table-cell>
          <table:table-cell table:style-name="ce3" table:formula="of:=[.D734]+[.B733]" office:value-type="float" office:value="78835753">
            <text:p>78835753</text:p>
          </table:table-cell>
          <table:table-cell table:style-name="ce3" table:formula="of:=[.E734]+[.C733]" office:value-type="float" office:value="950755">
            <text:p>950755</text:p>
          </table:table-cell>
          <table:table-cell table:style-name="ce3" office:value-type="float" office:value="74491">
            <text:p>74491</text:p>
          </table:table-cell>
          <table:table-cell table:style-name="ce3" office:value-type="float" office:value="1995">
            <text:p>1995</text:p>
          </table:table-cell>
          <table:table-cell table:style-name="ce5" table:formula="of:=[.D734]/[.D733]-1" office:value-type="percentage" office:value="0.413920734947992">
            <text:p>41.39%</text:p>
          </table:table-cell>
          <table:table-cell table:style-name="ce5" table:formula="of:=[.E734]/[.E733]-1" office:value-type="percentage" office:value="-0.0352998065764023">
            <text:p>-3.53%</text:p>
          </table:table-cell>
          <table:table-cell table:style-name="ce5" table:formula="of:=[.C734]/[.B734]" office:value-type="percentage" office:value="0.0120599469634038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04</text:p>
          </table:table-cell>
          <table:table-cell table:style-name="ce3" table:formula="of:=[.D735]+[.B734]" office:value-type="float" office:value="78890260">
            <text:p>78890260</text:p>
          </table:table-cell>
          <table:table-cell table:style-name="ce3" table:formula="of:=[.E735]+[.C734]" office:value-type="float" office:value="952349">
            <text:p>952349</text:p>
          </table:table-cell>
          <table:table-cell table:style-name="ce3" office:value-type="float" office:value="54507">
            <text:p>54507</text:p>
          </table:table-cell>
          <table:table-cell table:style-name="ce3" office:value-type="float" office:value="1594">
            <text:p>1594</text:p>
          </table:table-cell>
          <table:table-cell table:style-name="ce5" table:formula="of:=[.D735]/[.D734]-1" office:value-type="percentage" office:value="-0.26827401968023">
            <text:p>-26.83%</text:p>
          </table:table-cell>
          <table:table-cell table:style-name="ce5" table:formula="of:=[.E735]/[.E734]-1" office:value-type="percentage" office:value="-0.201002506265664">
            <text:p>-20.10%</text:p>
          </table:table-cell>
          <table:table-cell table:style-name="ce5" table:formula="of:=[.C735]/[.B735]" office:value-type="percentage" office:value="0.0120718197658367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05</text:p>
          </table:table-cell>
          <table:table-cell table:style-name="ce3" table:formula="of:=[.D736]+[.B735]" office:value-type="float" office:value="78913784">
            <text:p>78913784</text:p>
          </table:table-cell>
          <table:table-cell table:style-name="ce3" table:formula="of:=[.E736]+[.C735]" office:value-type="float" office:value="952845">
            <text:p>952845</text:p>
          </table:table-cell>
          <table:table-cell table:style-name="ce3" office:value-type="float" office:value="23524">
            <text:p>23524</text:p>
          </table:table-cell>
          <table:table-cell table:style-name="ce3" office:value-type="float" office:value="496">
            <text:p>496</text:p>
          </table:table-cell>
          <table:table-cell table:style-name="ce5" table:formula="of:=[.D736]/[.D735]-1" office:value-type="percentage" office:value="-0.568422404461812">
            <text:p>-56.84%</text:p>
          </table:table-cell>
          <table:table-cell table:style-name="ce5" table:formula="of:=[.E736]/[.E735]-1" office:value-type="percentage" office:value="-0.688833124215809">
            <text:p>-68.88%</text:p>
          </table:table-cell>
          <table:table-cell table:style-name="ce5" table:formula="of:=[.C736]/[.B736]" office:value-type="percentage" office:value="0.0120745065272754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06</text:p>
          </table:table-cell>
          <table:table-cell table:style-name="ce3" table:formula="of:=[.D737]+[.B736]" office:value-type="float" office:value="78919371">
            <text:p>78919371</text:p>
          </table:table-cell>
          <table:table-cell table:style-name="ce3" table:formula="of:=[.E737]+[.C736]" office:value-type="float" office:value="953097">
            <text:p>953097</text:p>
          </table:table-cell>
          <table:table-cell table:style-name="ce3" office:value-type="float" office:value="5587">
            <text:p>5587</text:p>
          </table:table-cell>
          <table:table-cell table:style-name="ce3" office:value-type="float" office:value="252">
            <text:p>252</text:p>
          </table:table-cell>
          <table:table-cell table:style-name="ce5" table:formula="of:=[.D737]/[.D736]-1" office:value-type="percentage" office:value="-0.762497874511138">
            <text:p>-76.25%</text:p>
          </table:table-cell>
          <table:table-cell table:style-name="ce5" table:formula="of:=[.E737]/[.E736]-1" office:value-type="percentage" office:value="-0.491935483870968">
            <text:p>-49.19%</text:p>
          </table:table-cell>
          <table:table-cell table:style-name="ce5" table:formula="of:=[.C737]/[.B737]" office:value-type="percentage" office:value="0.0120768448598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07</text:p>
          </table:table-cell>
          <table:table-cell table:style-name="ce3" table:formula="of:=[.D738]+[.B737]" office:value-type="float" office:value="78974415">
            <text:p>78974415</text:p>
          </table:table-cell>
          <table:table-cell table:style-name="ce3" table:formula="of:=[.E738]+[.C737]" office:value-type="float" office:value="954996">
            <text:p>954996</text:p>
          </table:table-cell>
          <table:table-cell table:style-name="ce3" office:value-type="float" office:value="55044">
            <text:p>55044</text:p>
          </table:table-cell>
          <table:table-cell table:style-name="ce3" office:value-type="float" office:value="1899">
            <text:p>1899</text:p>
          </table:table-cell>
          <table:table-cell table:style-name="ce5" table:formula="of:=[.D738]/[.D737]-1" office:value-type="percentage" office:value="8.85215679255414">
            <text:p>885.22%</text:p>
          </table:table-cell>
          <table:table-cell table:style-name="ce5" table:formula="of:=[.E738]/[.E737]-1" office:value-type="percentage" office:value="6.53571428571429">
            <text:p>653.57%</text:p>
          </table:table-cell>
          <table:table-cell table:style-name="ce5" table:formula="of:=[.C738]/[.B738]" office:value-type="percentage" office:value="0.0120924732395929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08</text:p>
          </table:table-cell>
          <table:table-cell table:style-name="ce3" table:formula="of:=[.D739]+[.B738]" office:value-type="float" office:value="79011979">
            <text:p>79011979</text:p>
          </table:table-cell>
          <table:table-cell table:style-name="ce3" table:formula="of:=[.E739]+[.C738]" office:value-type="float" office:value="956453">
            <text:p>956453</text:p>
          </table:table-cell>
          <table:table-cell table:style-name="ce3" office:value-type="float" office:value="37564">
            <text:p>37564</text:p>
          </table:table-cell>
          <table:table-cell table:style-name="ce3" office:value-type="float" office:value="1457">
            <text:p>1457</text:p>
          </table:table-cell>
          <table:table-cell table:style-name="ce5" table:formula="of:=[.D739]/[.D738]-1" office:value-type="percentage" office:value="-0.317564130513771">
            <text:p>-31.76%</text:p>
          </table:table-cell>
          <table:table-cell table:style-name="ce5" table:formula="of:=[.E739]/[.E738]-1" office:value-type="percentage" office:value="-0.232754081095313">
            <text:p>-23.28%</text:p>
          </table:table-cell>
          <table:table-cell table:style-name="ce5" table:formula="of:=[.C739]/[.B739]" office:value-type="percentage" office:value="0.0121051644586702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09</text:p>
          </table:table-cell>
          <table:table-cell table:style-name="ce3" table:formula="of:=[.D740]+[.B739]" office:value-type="float" office:value="79058360">
            <text:p>79058360</text:p>
          </table:table-cell>
          <table:table-cell table:style-name="ce3" table:formula="of:=[.E740]+[.C739]" office:value-type="float" office:value="958185">
            <text:p>958185</text:p>
          </table:table-cell>
          <table:table-cell table:style-name="ce3" office:value-type="float" office:value="46381">
            <text:p>46381</text:p>
          </table:table-cell>
          <table:table-cell table:style-name="ce3" office:value-type="float" office:value="1732">
            <text:p>1732</text:p>
          </table:table-cell>
          <table:table-cell table:style-name="ce5" table:formula="of:=[.D740]/[.D739]-1" office:value-type="percentage" office:value="0.234719412203173">
            <text:p>23.47%</text:p>
          </table:table-cell>
          <table:table-cell table:style-name="ce5" table:formula="of:=[.E740]/[.E739]-1" office:value-type="percentage" office:value="0.188743994509266">
            <text:p>18.87%</text:p>
          </table:table-cell>
          <table:table-cell table:style-name="ce5" table:formula="of:=[.C740]/[.B740]" office:value-type="percentage" office:value="0.0121199706141134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10</text:p>
          </table:table-cell>
          <table:table-cell table:style-name="ce3" table:formula="of:=[.D741]+[.B740]" office:value-type="float" office:value="79096374">
            <text:p>79096374</text:p>
          </table:table-cell>
          <table:table-cell table:style-name="ce3" table:formula="of:=[.E741]+[.C740]" office:value-type="float" office:value="959767">
            <text:p>959767</text:p>
          </table:table-cell>
          <table:table-cell table:style-name="ce3" office:value-type="float" office:value="38014">
            <text:p>38014</text:p>
          </table:table-cell>
          <table:table-cell table:style-name="ce3" office:value-type="float" office:value="1582">
            <text:p>1582</text:p>
          </table:table-cell>
          <table:table-cell table:style-name="ce5" table:formula="of:=[.D741]/[.D740]-1" office:value-type="percentage" office:value="-0.180397145382808">
            <text:p>-18.04%</text:p>
          </table:table-cell>
          <table:table-cell table:style-name="ce5" table:formula="of:=[.E741]/[.E740]-1" office:value-type="percentage" office:value="-0.0866050808314087">
            <text:p>-8.66%</text:p>
          </table:table-cell>
          <table:table-cell table:style-name="ce5" table:formula="of:=[.C741]/[.B741]" office:value-type="percentage" office:value="0.012134146629781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11</text:p>
          </table:table-cell>
          <table:table-cell table:style-name="ce3" table:formula="of:=[.D742]+[.B741]" office:value-type="float" office:value="79143729">
            <text:p>79143729</text:p>
          </table:table-cell>
          <table:table-cell table:style-name="ce3" table:formula="of:=[.E742]+[.C741]" office:value-type="float" office:value="961526">
            <text:p>961526</text:p>
          </table:table-cell>
          <table:table-cell table:style-name="ce3" office:value-type="float" office:value="47355">
            <text:p>47355</text:p>
          </table:table-cell>
          <table:table-cell table:style-name="ce3" office:value-type="float" office:value="1759">
            <text:p>1759</text:p>
          </table:table-cell>
          <table:table-cell table:style-name="ce5" table:formula="of:=[.D742]/[.D741]-1" office:value-type="percentage" office:value="0.245725259115063">
            <text:p>24.57%</text:p>
          </table:table-cell>
          <table:table-cell table:style-name="ce5" table:formula="of:=[.E742]/[.E741]-1" office:value-type="percentage" office:value="0.111883691529709">
            <text:p>11.19%</text:p>
          </table:table-cell>
          <table:table-cell table:style-name="ce5" table:formula="of:=[.C742]/[.B742]" office:value-type="percentage" office:value="0.0121491116497682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12</text:p>
          </table:table-cell>
          <table:table-cell table:style-name="ce3" table:formula="of:=[.D743]+[.B742]" office:value-type="float" office:value="79157752">
            <text:p>79157752</text:p>
          </table:table-cell>
          <table:table-cell table:style-name="ce3" table:formula="of:=[.E743]+[.C742]" office:value-type="float" office:value="961902">
            <text:p>961902</text:p>
          </table:table-cell>
          <table:table-cell table:style-name="ce3" office:value-type="float" office:value="14023">
            <text:p>14023</text:p>
          </table:table-cell>
          <table:table-cell table:style-name="ce3" office:value-type="float" office:value="376">
            <text:p>376</text:p>
          </table:table-cell>
          <table:table-cell table:style-name="ce5" table:formula="of:=[.D743]/[.D742]-1" office:value-type="percentage" office:value="-0.703874986801816">
            <text:p>-70.39%</text:p>
          </table:table-cell>
          <table:table-cell table:style-name="ce5" table:formula="of:=[.E743]/[.E742]-1" office:value-type="percentage" office:value="-0.786242183058556">
            <text:p>-78.62%</text:p>
          </table:table-cell>
          <table:table-cell table:style-name="ce5" table:formula="of:=[.C743]/[.B743]" office:value-type="percentage" office:value="0.012151709411859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13</text:p>
          </table:table-cell>
          <table:table-cell table:style-name="ce3" table:formula="of:=[.D744]+[.B743]" office:value-type="float" office:value="79167360">
            <text:p>79167360</text:p>
          </table:table-cell>
          <table:table-cell table:style-name="ce3" table:formula="of:=[.E744]+[.C743]" office:value-type="float" office:value="962358">
            <text:p>962358</text:p>
          </table:table-cell>
          <table:table-cell table:style-name="ce3" office:value-type="float" office:value="9608">
            <text:p>9608</text:p>
          </table:table-cell>
          <table:table-cell table:style-name="ce3" office:value-type="float" office:value="456">
            <text:p>456</text:p>
          </table:table-cell>
          <table:table-cell table:style-name="ce5" table:formula="of:=[.D744]/[.D743]-1" office:value-type="percentage" office:value="-0.31483990586893">
            <text:p>-31.48%</text:p>
          </table:table-cell>
          <table:table-cell table:style-name="ce5" table:formula="of:=[.E744]/[.E743]-1" office:value-type="percentage" office:value="0.212765957446809">
            <text:p>21.28%</text:p>
          </table:table-cell>
          <table:table-cell table:style-name="ce5" table:formula="of:=[.C744]/[.B744]" office:value-type="percentage" office:value="0.0121559945917105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14</text:p>
          </table:table-cell>
          <table:table-cell table:style-name="ce3" table:formula="of:=[.D745]+[.B744]" office:value-type="float" office:value="79206832">
            <text:p>79206832</text:p>
          </table:table-cell>
          <table:table-cell table:style-name="ce3" table:formula="of:=[.E745]+[.C744]" office:value-type="float" office:value="963570">
            <text:p>963570</text:p>
          </table:table-cell>
          <table:table-cell table:style-name="ce3" office:value-type="float" office:value="39472">
            <text:p>39472</text:p>
          </table:table-cell>
          <table:table-cell table:style-name="ce3" office:value-type="float" office:value="1212">
            <text:p>1212</text:p>
          </table:table-cell>
          <table:table-cell table:style-name="ce5" table:formula="of:=[.D745]/[.D744]-1" office:value-type="percentage" office:value="3.1082431307244">
            <text:p>310.82%</text:p>
          </table:table-cell>
          <table:table-cell table:style-name="ce5" table:formula="of:=[.E745]/[.E744]-1" office:value-type="percentage" office:value="1.65789473684211">
            <text:p>165.79%</text:p>
          </table:table-cell>
          <table:table-cell table:style-name="ce5" table:formula="of:=[.C745]/[.B745]" office:value-type="percentage" office:value="0.0121652384733681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15</text:p>
          </table:table-cell>
          <table:table-cell table:style-name="ce3" table:formula="of:=[.D746]+[.B745]" office:value-type="float" office:value="79236013">
            <text:p>79236013</text:p>
          </table:table-cell>
          <table:table-cell table:style-name="ce3" table:formula="of:=[.E746]+[.C745]" office:value-type="float" office:value="964945">
            <text:p>964945</text:p>
          </table:table-cell>
          <table:table-cell table:style-name="ce3" office:value-type="float" office:value="29181">
            <text:p>29181</text:p>
          </table:table-cell>
          <table:table-cell table:style-name="ce3" office:value-type="float" office:value="1375">
            <text:p>1375</text:p>
          </table:table-cell>
          <table:table-cell table:style-name="ce5" table:formula="of:=[.D746]/[.D745]-1" office:value-type="percentage" office:value="-0.260716457235509">
            <text:p>-26.07%</text:p>
          </table:table-cell>
          <table:table-cell table:style-name="ce5" table:formula="of:=[.E746]/[.E745]-1" office:value-type="percentage" office:value="0.134488448844885">
            <text:p>13.45%</text:p>
          </table:table-cell>
          <table:table-cell table:style-name="ce5" table:formula="of:=[.C746]/[.B746]" office:value-type="percentage" office:value="0.0121781114857458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16</text:p>
          </table:table-cell>
          <table:table-cell table:style-name="ce3" table:formula="of:=[.D747]+[.B746]" office:value-type="float" office:value="79289252">
            <text:p>79289252</text:p>
          </table:table-cell>
          <table:table-cell table:style-name="ce3" table:formula="of:=[.E747]+[.C746]" office:value-type="float" office:value="966587">
            <text:p>966587</text:p>
          </table:table-cell>
          <table:table-cell table:style-name="ce3" office:value-type="float" office:value="53239">
            <text:p>53239</text:p>
          </table:table-cell>
          <table:table-cell table:style-name="ce3" office:value-type="float" office:value="1642">
            <text:p>1642</text:p>
          </table:table-cell>
          <table:table-cell table:style-name="ce5" table:formula="of:=[.D747]/[.D746]-1" office:value-type="percentage" office:value="0.824440560638772">
            <text:p>82.44%</text:p>
          </table:table-cell>
          <table:table-cell table:style-name="ce5" table:formula="of:=[.E747]/[.E746]-1" office:value-type="percentage" office:value="0.194181818181818">
            <text:p>19.42%</text:p>
          </table:table-cell>
          <table:table-cell table:style-name="ce5" table:formula="of:=[.C747]/[.B747]" office:value-type="percentage" office:value="0.0121906434430735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17</text:p>
          </table:table-cell>
          <table:table-cell table:style-name="ce3" table:formula="of:=[.D748]+[.B747]" office:value-type="float" office:value="79328222">
            <text:p>79328222</text:p>
          </table:table-cell>
          <table:table-cell table:style-name="ce3" table:formula="of:=[.E748]+[.C747]" office:value-type="float" office:value="967958">
            <text:p>967958</text:p>
          </table:table-cell>
          <table:table-cell table:style-name="ce3" office:value-type="float" office:value="38970">
            <text:p>38970</text:p>
          </table:table-cell>
          <table:table-cell table:style-name="ce3" office:value-type="float" office:value="1371">
            <text:p>1371</text:p>
          </table:table-cell>
          <table:table-cell table:style-name="ce5" table:formula="of:=[.D748]/[.D747]-1" office:value-type="percentage" office:value="-0.268017806495238">
            <text:p>-26.80%</text:p>
          </table:table-cell>
          <table:table-cell table:style-name="ce5" table:formula="of:=[.E748]/[.E747]-1" office:value-type="percentage" office:value="-0.165042630937881">
            <text:p>-16.50%</text:p>
          </table:table-cell>
          <table:table-cell table:style-name="ce5" table:formula="of:=[.C748]/[.B748]" office:value-type="percentage" office:value="0.0122019374139004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18</text:p>
          </table:table-cell>
          <table:table-cell table:style-name="ce3" table:formula="of:=[.D749]+[.B748]" office:value-type="float" office:value="79365784">
            <text:p>79365784</text:p>
          </table:table-cell>
          <table:table-cell table:style-name="ce3" table:formula="of:=[.E749]+[.C748]" office:value-type="float" office:value="969140">
            <text:p>969140</text:p>
          </table:table-cell>
          <table:table-cell table:style-name="ce3" office:value-type="float" office:value="37562">
            <text:p>37562</text:p>
          </table:table-cell>
          <table:table-cell table:style-name="ce3" office:value-type="float" office:value="1182">
            <text:p>1182</text:p>
          </table:table-cell>
          <table:table-cell table:style-name="ce5" table:formula="of:=[.D749]/[.D748]-1" office:value-type="percentage" office:value="-0.0361303566846292">
            <text:p>-3.61%</text:p>
          </table:table-cell>
          <table:table-cell table:style-name="ce5" table:formula="of:=[.E749]/[.E748]-1" office:value-type="percentage" office:value="-0.137855579868709">
            <text:p>-13.79%</text:p>
          </table:table-cell>
          <table:table-cell table:style-name="ce5" table:formula="of:=[.C749]/[.B749]" office:value-type="percentage" office:value="0.0122110555853641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19</text:p>
          </table:table-cell>
          <table:table-cell table:style-name="ce3" table:formula="of:=[.D750]+[.B749]" office:value-type="float" office:value="79385765">
            <text:p>79385765</text:p>
          </table:table-cell>
          <table:table-cell table:style-name="ce3" table:formula="of:=[.E750]+[.C749]" office:value-type="float" office:value="969574">
            <text:p>969574</text:p>
          </table:table-cell>
          <table:table-cell table:style-name="ce3" office:value-type="float" office:value="19981">
            <text:p>19981</text:p>
          </table:table-cell>
          <table:table-cell table:style-name="ce3" office:value-type="float" office:value="434">
            <text:p>434</text:p>
          </table:table-cell>
          <table:table-cell table:style-name="ce5" table:formula="of:=[.D750]/[.D749]-1" office:value-type="percentage" office:value="-0.468052819338693">
            <text:p>-46.81%</text:p>
          </table:table-cell>
          <table:table-cell table:style-name="ce5" table:formula="of:=[.E750]/[.E749]-1" office:value-type="percentage" office:value="-0.632825719120135">
            <text:p>-63.28%</text:p>
          </table:table-cell>
          <table:table-cell table:style-name="ce5" table:formula="of:=[.C750]/[.B750]" office:value-type="percentage" office:value="0.0122134490988403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20</text:p>
          </table:table-cell>
          <table:table-cell table:style-name="ce3" table:formula="of:=[.D751]+[.B750]" office:value-type="float" office:value="79391134">
            <text:p>79391134</text:p>
          </table:table-cell>
          <table:table-cell table:style-name="ce3" table:formula="of:=[.E751]+[.C750]" office:value-type="float" office:value="969652">
            <text:p>969652</text:p>
          </table:table-cell>
          <table:table-cell table:style-name="ce3" office:value-type="float" office:value="5369">
            <text:p>5369</text:p>
          </table:table-cell>
          <table:table-cell table:style-name="ce3" office:value-type="float" office:value="78">
            <text:p>78</text:p>
          </table:table-cell>
          <table:table-cell table:style-name="ce5" table:formula="of:=[.D751]/[.D750]-1" office:value-type="percentage" office:value="-0.731294729993494">
            <text:p>-73.13%</text:p>
          </table:table-cell>
          <table:table-cell table:style-name="ce5" table:formula="of:=[.E751]/[.E750]-1" office:value-type="percentage" office:value="-0.820276497695853">
            <text:p>-82.03%</text:p>
          </table:table-cell>
          <table:table-cell table:style-name="ce5" table:formula="of:=[.C751]/[.B751]" office:value-type="percentage" office:value="0.0122136056149544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21</text:p>
          </table:table-cell>
          <table:table-cell table:style-name="ce3" table:formula="of:=[.D752]+[.B751]" office:value-type="float" office:value="79431492">
            <text:p>79431492</text:p>
          </table:table-cell>
          <table:table-cell table:style-name="ce3" table:formula="of:=[.E752]+[.C751]" office:value-type="float" office:value="970520">
            <text:p>970520</text:p>
          </table:table-cell>
          <table:table-cell table:style-name="ce3" office:value-type="float" office:value="40358">
            <text:p>40358</text:p>
          </table:table-cell>
          <table:table-cell table:style-name="ce3" office:value-type="float" office:value="868">
            <text:p>868</text:p>
          </table:table-cell>
          <table:table-cell table:style-name="ce5" table:formula="of:=[.D752]/[.D751]-1" office:value-type="percentage" office:value="6.5168560253306">
            <text:p>651.69%</text:p>
          </table:table-cell>
          <table:table-cell table:style-name="ce5" table:formula="of:=[.E752]/[.E751]-1" office:value-type="percentage" office:value="10.1282051282051">
            <text:p>1012.82%</text:p>
          </table:table-cell>
          <table:table-cell table:style-name="ce5" table:formula="of:=[.C752]/[.B752]" office:value-type="percentage" office:value="0.0122183277131443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22</text:p>
          </table:table-cell>
          <table:table-cell table:style-name="ce3" table:formula="of:=[.D753]+[.B752]" office:value-type="float" office:value="79457963">
            <text:p>79457963</text:p>
          </table:table-cell>
          <table:table-cell table:style-name="ce3" table:formula="of:=[.E753]+[.C752]" office:value-type="float" office:value="971466">
            <text:p>971466</text:p>
          </table:table-cell>
          <table:table-cell table:style-name="ce3" office:value-type="float" office:value="26471">
            <text:p>26471</text:p>
          </table:table-cell>
          <table:table-cell table:style-name="ce3" office:value-type="float" office:value="946">
            <text:p>946</text:p>
          </table:table-cell>
          <table:table-cell table:style-name="ce5" table:formula="of:=[.D753]/[.D752]-1" office:value-type="percentage" office:value="-0.344095346647505">
            <text:p>-34.41%</text:p>
          </table:table-cell>
          <table:table-cell table:style-name="ce5" table:formula="of:=[.E753]/[.E752]-1" office:value-type="percentage" office:value="0.0898617511520738">
            <text:p>8.99%</text:p>
          </table:table-cell>
          <table:table-cell table:style-name="ce5" table:formula="of:=[.C753]/[.B753]" office:value-type="percentage" office:value="0.0122261629083041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23</text:p>
          </table:table-cell>
          <table:table-cell table:style-name="ce3" table:formula="of:=[.D754]+[.B753]" office:value-type="float" office:value="79505331">
            <text:p>79505331</text:p>
          </table:table-cell>
          <table:table-cell table:style-name="ce3" table:formula="of:=[.E754]+[.C753]" office:value-type="float" office:value="973999">
            <text:p>973999</text:p>
          </table:table-cell>
          <table:table-cell table:style-name="ce3" office:value-type="float" office:value="47368">
            <text:p>47368</text:p>
          </table:table-cell>
          <table:table-cell table:style-name="ce3" office:value-type="float" office:value="2533">
            <text:p>2533</text:p>
          </table:table-cell>
          <table:table-cell table:style-name="ce5" table:formula="of:=[.D754]/[.D753]-1" office:value-type="percentage" office:value="0.789429942200899">
            <text:p>78.94%</text:p>
          </table:table-cell>
          <table:table-cell table:style-name="ce5" table:formula="of:=[.E754]/[.E753]-1" office:value-type="percentage" office:value="1.67758985200846">
            <text:p>167.76%</text:p>
          </table:table-cell>
          <table:table-cell table:style-name="ce5" table:formula="of:=[.C754]/[.B754]" office:value-type="percentage" office:value="0.0122507382555265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24</text:p>
          </table:table-cell>
          <table:table-cell table:style-name="ce3" table:formula="of:=[.D755]+[.B754]" office:value-type="float" office:value="79541881">
            <text:p>79541881</text:p>
          </table:table-cell>
          <table:table-cell table:style-name="ce3" table:formula="of:=[.E755]+[.C754]" office:value-type="float" office:value="975040">
            <text:p>975040</text:p>
          </table:table-cell>
          <table:table-cell table:style-name="ce3" office:value-type="float" office:value="36550">
            <text:p>36550</text:p>
          </table:table-cell>
          <table:table-cell table:style-name="ce3" office:value-type="float" office:value="1041">
            <text:p>1041</text:p>
          </table:table-cell>
          <table:table-cell table:style-name="ce5" table:formula="of:=[.D755]/[.D754]-1" office:value-type="percentage" office:value="-0.228382030062489">
            <text:p>-22.84%</text:p>
          </table:table-cell>
          <table:table-cell table:style-name="ce5" table:formula="of:=[.E755]/[.E754]-1" office:value-type="percentage" office:value="-0.589024871693644">
            <text:p>-58.90%</text:p>
          </table:table-cell>
          <table:table-cell table:style-name="ce5" table:formula="of:=[.C755]/[.B755]" office:value-type="percentage" office:value="0.0122581964085059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25</text:p>
          </table:table-cell>
          <table:table-cell table:style-name="ce3" table:formula="of:=[.D756]+[.B755]" office:value-type="float" office:value="79575618">
            <text:p>79575618</text:p>
          </table:table-cell>
          <table:table-cell table:style-name="ce3" table:formula="of:=[.E756]+[.C755]" office:value-type="float" office:value="975911">
            <text:p>975911</text:p>
          </table:table-cell>
          <table:table-cell table:style-name="ce3" office:value-type="float" office:value="33737">
            <text:p>33737</text:p>
          </table:table-cell>
          <table:table-cell table:style-name="ce3" office:value-type="float" office:value="871">
            <text:p>871</text:p>
          </table:table-cell>
          <table:table-cell table:style-name="ce5" table:formula="of:=[.D756]/[.D755]-1" office:value-type="percentage" office:value="-0.0769630642954856">
            <text:p>-7.70%</text:p>
          </table:table-cell>
          <table:table-cell table:style-name="ce5" table:formula="of:=[.E756]/[.E755]-1" office:value-type="percentage" office:value="-0.163304514889529">
            <text:p>-16.33%</text:p>
          </table:table-cell>
          <table:table-cell table:style-name="ce5" table:formula="of:=[.C756]/[.B756]" office:value-type="percentage" office:value="0.0122639449686712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26</text:p>
          </table:table-cell>
          <table:table-cell table:style-name="ce3" table:formula="of:=[.D757]+[.B756]" office:value-type="float" office:value="79592932">
            <text:p>79592932</text:p>
          </table:table-cell>
          <table:table-cell table:style-name="ce3" table:formula="of:=[.E757]+[.C756]" office:value-type="float" office:value="976257">
            <text:p>976257</text:p>
          </table:table-cell>
          <table:table-cell table:style-name="ce3" office:value-type="float" office:value="17314">
            <text:p>17314</text:p>
          </table:table-cell>
          <table:table-cell table:style-name="ce3" office:value-type="float" office:value="346">
            <text:p>346</text:p>
          </table:table-cell>
          <table:table-cell table:style-name="ce5" table:formula="of:=[.D757]/[.D756]-1" office:value-type="percentage" office:value="-0.486794913596348">
            <text:p>-48.68%</text:p>
          </table:table-cell>
          <table:table-cell table:style-name="ce5" table:formula="of:=[.E757]/[.E756]-1" office:value-type="percentage" office:value="-0.602755453501722">
            <text:p>-60.28%</text:p>
          </table:table-cell>
          <table:table-cell table:style-name="ce5" table:formula="of:=[.C757]/[.B757]" office:value-type="percentage" office:value="0.0122656242893527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27</text:p>
          </table:table-cell>
          <table:table-cell table:style-name="ce3" table:formula="of:=[.D758]+[.B757]" office:value-type="float" office:value="79596890">
            <text:p>79596890</text:p>
          </table:table-cell>
          <table:table-cell table:style-name="ce3" table:formula="of:=[.E758]+[.C757]" office:value-type="float" office:value="976293">
            <text:p>976293</text:p>
          </table:table-cell>
          <table:table-cell table:style-name="ce3" office:value-type="float" office:value="3958">
            <text:p>3958</text:p>
          </table:table-cell>
          <table:table-cell table:style-name="ce3" office:value-type="float" office:value="36">
            <text:p>36</text:p>
          </table:table-cell>
          <table:table-cell table:style-name="ce5" table:formula="of:=[.D758]/[.D757]-1" office:value-type="percentage" office:value="-0.771398867968118">
            <text:p>-77.14%</text:p>
          </table:table-cell>
          <table:table-cell table:style-name="ce5" table:formula="of:=[.E758]/[.E757]-1" office:value-type="percentage" office:value="-0.895953757225433">
            <text:p>-89.60%</text:p>
          </table:table-cell>
          <table:table-cell table:style-name="ce5" table:formula="of:=[.C758]/[.B758]" office:value-type="percentage" office:value="0.0122654666532826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28</text:p>
          </table:table-cell>
          <table:table-cell table:style-name="ce3" table:formula="of:=[.D759]+[.B758]" office:value-type="float" office:value="79632490">
            <text:p>79632490</text:p>
          </table:table-cell>
          <table:table-cell table:style-name="ce3" table:formula="of:=[.E759]+[.C758]" office:value-type="float" office:value="977018">
            <text:p>977018</text:p>
          </table:table-cell>
          <table:table-cell table:style-name="ce3" office:value-type="float" office:value="35600">
            <text:p>35600</text:p>
          </table:table-cell>
          <table:table-cell table:style-name="ce3" office:value-type="float" office:value="725">
            <text:p>725</text:p>
          </table:table-cell>
          <table:table-cell table:style-name="ce5" table:formula="of:=[.D759]/[.D758]-1" office:value-type="percentage" office:value="7.9944416371905">
            <text:p>799.44%</text:p>
          </table:table-cell>
          <table:table-cell table:style-name="ce5" table:formula="of:=[.E759]/[.E758]-1" office:value-type="percentage" office:value="19.1388888888889">
            <text:p>1913.89%</text:p>
          </table:table-cell>
          <table:table-cell table:style-name="ce5" table:formula="of:=[.C759]/[.B759]" office:value-type="percentage" office:value="0.0122690876550514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29</text:p>
          </table:table-cell>
          <table:table-cell table:style-name="ce3" table:formula="of:=[.D760]+[.B759]" office:value-type="float" office:value="79662104">
            <text:p>79662104</text:p>
          </table:table-cell>
          <table:table-cell table:style-name="ce3" table:formula="of:=[.E760]+[.C759]" office:value-type="float" office:value="977754">
            <text:p>977754</text:p>
          </table:table-cell>
          <table:table-cell table:style-name="ce3" office:value-type="float" office:value="29614">
            <text:p>29614</text:p>
          </table:table-cell>
          <table:table-cell table:style-name="ce3" office:value-type="float" office:value="736">
            <text:p>736</text:p>
          </table:table-cell>
          <table:table-cell table:style-name="ce5" table:formula="of:=[.D760]/[.D759]-1" office:value-type="percentage" office:value="-0.16814606741573">
            <text:p>-16.81%</text:p>
          </table:table-cell>
          <table:table-cell table:style-name="ce5" table:formula="of:=[.E760]/[.E759]-1" office:value-type="percentage" office:value="0.0151724137931035">
            <text:p>1.52%</text:p>
          </table:table-cell>
          <table:table-cell table:style-name="ce5" table:formula="of:=[.C760]/[.B760]" office:value-type="percentage" office:value="0.0122737657042048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30</text:p>
          </table:table-cell>
          <table:table-cell table:style-name="ce3" table:formula="of:=[.D761]+[.B760]" office:value-type="float" office:value="79710517">
            <text:p>79710517</text:p>
          </table:table-cell>
          <table:table-cell table:style-name="ce3" table:formula="of:=[.E761]+[.C760]" office:value-type="float" office:value="978931">
            <text:p>978931</text:p>
          </table:table-cell>
          <table:table-cell table:style-name="ce3" office:value-type="float" office:value="48413">
            <text:p>48413</text:p>
          </table:table-cell>
          <table:table-cell table:style-name="ce3" office:value-type="float" office:value="1177">
            <text:p>1177</text:p>
          </table:table-cell>
          <table:table-cell table:style-name="ce5" table:formula="of:=[.D761]/[.D760]-1" office:value-type="percentage" office:value="0.634801107584251">
            <text:p>63.48%</text:p>
          </table:table-cell>
          <table:table-cell table:style-name="ce5" table:formula="of:=[.E761]/[.E760]-1" office:value-type="percentage" office:value="0.599184782608696">
            <text:p>59.92%</text:p>
          </table:table-cell>
          <table:table-cell table:style-name="ce5" table:formula="of:=[.C761]/[.B761]" office:value-type="percentage" office:value="0.0122810770378017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31</text:p>
          </table:table-cell>
          <table:table-cell table:style-name="ce3" table:formula="of:=[.D762]+[.B761]" office:value-type="float" office:value="79749588">
            <text:p>79749588</text:p>
          </table:table-cell>
          <table:table-cell table:style-name="ce3" table:formula="of:=[.E762]+[.C761]" office:value-type="float" office:value="979844">
            <text:p>979844</text:p>
          </table:table-cell>
          <table:table-cell table:style-name="ce3" office:value-type="float" office:value="39071">
            <text:p>39071</text:p>
          </table:table-cell>
          <table:table-cell table:style-name="ce3" office:value-type="float" office:value="913">
            <text:p>913</text:p>
          </table:table-cell>
          <table:table-cell table:style-name="ce5" table:formula="of:=[.D762]/[.D761]-1" office:value-type="percentage" office:value="-0.192964699564167">
            <text:p>-19.30%</text:p>
          </table:table-cell>
          <table:table-cell table:style-name="ce5" table:formula="of:=[.E762]/[.E761]-1" office:value-type="percentage" office:value="-0.224299065420561">
            <text:p>-22.43%</text:p>
          </table:table-cell>
          <table:table-cell table:style-name="ce5" table:formula="of:=[.C762]/[.B762]" office:value-type="percentage" office:value="0.0122865086149411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01</text:p>
          </table:table-cell>
          <table:table-cell table:style-name="ce3" table:formula="of:=[.D763]+[.B762]" office:value-type="float" office:value="79784516">
            <text:p>79784516</text:p>
          </table:table-cell>
          <table:table-cell table:style-name="ce3" table:formula="of:=[.E763]+[.C762]" office:value-type="float" office:value="980614">
            <text:p>980614</text:p>
          </table:table-cell>
          <table:table-cell table:style-name="ce3" office:value-type="float" office:value="34928">
            <text:p>34928</text:p>
          </table:table-cell>
          <table:table-cell table:style-name="ce3" office:value-type="float" office:value="770">
            <text:p>770</text:p>
          </table:table-cell>
          <table:table-cell table:style-name="ce5" table:formula="of:=[.D763]/[.D762]-1" office:value-type="percentage" office:value="-0.106037726190781">
            <text:p>-10.60%</text:p>
          </table:table-cell>
          <table:table-cell table:style-name="ce5" table:formula="of:=[.E763]/[.E762]-1" office:value-type="percentage" office:value="-0.156626506024096">
            <text:p>-15.66%</text:p>
          </table:table-cell>
          <table:table-cell table:style-name="ce5" table:formula="of:=[.C763]/[.B763]" office:value-type="percentage" office:value="0.012290780832712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02</text:p>
          </table:table-cell>
          <table:table-cell table:style-name="ce3" table:formula="of:=[.D764]+[.B763]" office:value-type="float" office:value="79802966">
            <text:p>79802966</text:p>
          </table:table-cell>
          <table:table-cell table:style-name="ce3" table:formula="of:=[.E764]+[.C763]" office:value-type="float" office:value="980845">
            <text:p>980845</text:p>
          </table:table-cell>
          <table:table-cell table:style-name="ce3" office:value-type="float" office:value="18450">
            <text:p>18450</text:p>
          </table:table-cell>
          <table:table-cell table:style-name="ce3" office:value-type="float" office:value="231">
            <text:p>231</text:p>
          </table:table-cell>
          <table:table-cell table:style-name="ce5" table:formula="of:=[.D764]/[.D763]-1" office:value-type="percentage" office:value="-0.471770499312872">
            <text:p>-47.18%</text:p>
          </table:table-cell>
          <table:table-cell table:style-name="ce5" table:formula="of:=[.E764]/[.E763]-1" office:value-type="percentage" office:value="-0.7">
            <text:p>-70.00%</text:p>
          </table:table-cell>
          <table:table-cell table:style-name="ce5" table:formula="of:=[.C764]/[.B764]" office:value-type="percentage" office:value="0.0122908339020883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03</text:p>
          </table:table-cell>
          <table:table-cell table:style-name="ce3" table:formula="of:=[.D765]+[.B764]" office:value-type="float" office:value="79807838">
            <text:p>79807838</text:p>
          </table:table-cell>
          <table:table-cell table:style-name="ce3" table:formula="of:=[.E765]+[.C764]" office:value-type="float" office:value="980879">
            <text:p>980879</text:p>
          </table:table-cell>
          <table:table-cell table:style-name="ce3" office:value-type="float" office:value="4872">
            <text:p>4872</text:p>
          </table:table-cell>
          <table:table-cell table:style-name="ce3" office:value-type="float" office:value="34">
            <text:p>34</text:p>
          </table:table-cell>
          <table:table-cell table:style-name="ce5" table:formula="of:=[.D765]/[.D764]-1" office:value-type="percentage" office:value="-0.735934959349594">
            <text:p>-73.59%</text:p>
          </table:table-cell>
          <table:table-cell table:style-name="ce5" table:formula="of:=[.E765]/[.E764]-1" office:value-type="percentage" office:value="-0.852813852813853">
            <text:p>-85.28%</text:p>
          </table:table-cell>
          <table:table-cell table:style-name="ce5" table:formula="of:=[.C765]/[.B765]" office:value-type="percentage" office:value="0.0122905096113492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04</text:p>
          </table:table-cell>
          <table:table-cell table:style-name="ce3" table:formula="of:=[.D766]+[.B765]" office:value-type="float" office:value="79836055">
            <text:p>79836055</text:p>
          </table:table-cell>
          <table:table-cell table:style-name="ce3" table:formula="of:=[.E766]+[.C765]" office:value-type="float" office:value="981238">
            <text:p>981238</text:p>
          </table:table-cell>
          <table:table-cell table:style-name="ce3" office:value-type="float" office:value="28217">
            <text:p>28217</text:p>
          </table:table-cell>
          <table:table-cell table:style-name="ce3" office:value-type="float" office:value="359">
            <text:p>359</text:p>
          </table:table-cell>
          <table:table-cell table:style-name="ce5" table:formula="of:=[.D766]/[.D765]-1" office:value-type="percentage" office:value="4.79166666666667">
            <text:p>479.17%</text:p>
          </table:table-cell>
          <table:table-cell table:style-name="ce5" table:formula="of:=[.E766]/[.E765]-1" office:value-type="percentage" office:value="9.55882352941176">
            <text:p>955.88%</text:p>
          </table:table-cell>
          <table:table-cell table:style-name="ce5" table:formula="of:=[.C766]/[.B766]" office:value-type="percentage" office:value="0.0122906624081062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05</text:p>
          </table:table-cell>
          <table:table-cell table:style-name="ce3" table:formula="of:=[.D767]+[.B766]" office:value-type="float" office:value="79872007">
            <text:p>79872007</text:p>
          </table:table-cell>
          <table:table-cell table:style-name="ce3" table:formula="of:=[.E767]+[.C766]" office:value-type="float" office:value="981906">
            <text:p>981906</text:p>
          </table:table-cell>
          <table:table-cell table:style-name="ce3" office:value-type="float" office:value="35952">
            <text:p>35952</text:p>
          </table:table-cell>
          <table:table-cell table:style-name="ce3" office:value-type="float" office:value="668">
            <text:p>668</text:p>
          </table:table-cell>
          <table:table-cell table:style-name="ce5" table:formula="of:=[.D767]/[.D766]-1" office:value-type="percentage" office:value="0.274125527164475">
            <text:p>27.41%</text:p>
          </table:table-cell>
          <table:table-cell table:style-name="ce5" table:formula="of:=[.E767]/[.E766]-1" office:value-type="percentage" office:value="0.860724233983287">
            <text:p>86.07%</text:p>
          </table:table-cell>
          <table:table-cell table:style-name="ce5" table:formula="of:=[.C767]/[.B767]" office:value-type="percentage" office:value="0.0122934935139416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06</text:p>
          </table:table-cell>
          <table:table-cell table:style-name="ce3" table:formula="of:=[.D768]+[.B767]" office:value-type="float" office:value="79912072">
            <text:p>79912072</text:p>
          </table:table-cell>
          <table:table-cell table:style-name="ce3" table:formula="of:=[.E768]+[.C767]" office:value-type="float" office:value="982926">
            <text:p>982926</text:p>
          </table:table-cell>
          <table:table-cell table:style-name="ce3" office:value-type="float" office:value="40065">
            <text:p>40065</text:p>
          </table:table-cell>
          <table:table-cell table:style-name="ce3" office:value-type="float" office:value="1020">
            <text:p>1020</text:p>
          </table:table-cell>
          <table:table-cell table:style-name="ce5" table:formula="of:=[.D768]/[.D767]-1" office:value-type="percentage" office:value="0.114402536715621">
            <text:p>11.44%</text:p>
          </table:table-cell>
          <table:table-cell table:style-name="ce5" table:formula="of:=[.E768]/[.E767]-1" office:value-type="percentage" office:value="0.526946107784431">
            <text:p>52.69%</text:p>
          </table:table-cell>
          <table:table-cell table:style-name="ce5" table:formula="of:=[.C768]/[.B768]" office:value-type="percentage" office:value="0.0123000940333521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07</text:p>
          </table:table-cell>
          <table:table-cell table:style-name="ce3" table:formula="of:=[.D769]+[.B768]" office:value-type="float" office:value="79950369">
            <text:p>79950369</text:p>
          </table:table-cell>
          <table:table-cell table:style-name="ce3" table:formula="of:=[.E769]+[.C768]" office:value-type="float" office:value="983542">
            <text:p>983542</text:p>
          </table:table-cell>
          <table:table-cell table:style-name="ce3" office:value-type="float" office:value="38297">
            <text:p>38297</text:p>
          </table:table-cell>
          <table:table-cell table:style-name="ce3" office:value-type="float" office:value="616">
            <text:p>616</text:p>
          </table:table-cell>
          <table:table-cell table:style-name="ce5" table:formula="of:=[.D769]/[.D768]-1" office:value-type="percentage" office:value="-0.0441282915262698">
            <text:p>-4.41%</text:p>
          </table:table-cell>
          <table:table-cell table:style-name="ce5" table:formula="of:=[.E769]/[.E768]-1" office:value-type="percentage" office:value="-0.396078431372549">
            <text:p>-39.61%</text:p>
          </table:table-cell>
          <table:table-cell table:style-name="ce5" table:formula="of:=[.C769]/[.B769]" office:value-type="percentage" office:value="0.0123019069492975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08</text:p>
          </table:table-cell>
          <table:table-cell table:style-name="ce3" table:formula="of:=[.D770]+[.B769]" office:value-type="float" office:value="79990853">
            <text:p>79990853</text:p>
          </table:table-cell>
          <table:table-cell table:style-name="ce3" table:formula="of:=[.E770]+[.C769]" office:value-type="float" office:value="984312">
            <text:p>984312</text:p>
          </table:table-cell>
          <table:table-cell table:style-name="ce3" office:value-type="float" office:value="40484">
            <text:p>40484</text:p>
          </table:table-cell>
          <table:table-cell table:style-name="ce3" office:value-type="float" office:value="770">
            <text:p>770</text:p>
          </table:table-cell>
          <table:table-cell table:style-name="ce5" table:formula="of:=[.D770]/[.D769]-1" office:value-type="percentage" office:value="0.0571063007546282">
            <text:p>5.71%</text:p>
          </table:table-cell>
          <table:table-cell table:style-name="ce5" table:formula="of:=[.E770]/[.E769]-1" office:value-type="percentage" office:value="0.25">
            <text:p>25.00%</text:p>
          </table:table-cell>
          <table:table-cell table:style-name="ce5" table:formula="of:=[.C770]/[.B770]" office:value-type="percentage" office:value="0.0123053069580343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09</text:p>
          </table:table-cell>
          <table:table-cell table:style-name="ce3" table:formula="of:=[.D771]+[.B770]" office:value-type="float" office:value="80017036">
            <text:p>80017036</text:p>
          </table:table-cell>
          <table:table-cell table:style-name="ce3" table:formula="of:=[.E771]+[.C770]" office:value-type="float" office:value="984875">
            <text:p>984875</text:p>
          </table:table-cell>
          <table:table-cell table:style-name="ce3" office:value-type="float" office:value="26183">
            <text:p>26183</text:p>
          </table:table-cell>
          <table:table-cell table:style-name="ce3" office:value-type="float" office:value="563">
            <text:p>563</text:p>
          </table:table-cell>
          <table:table-cell table:style-name="ce5" table:formula="of:=[.D771]/[.D770]-1" office:value-type="percentage" office:value="-0.353250666930145">
            <text:p>-35.33%</text:p>
          </table:table-cell>
          <table:table-cell table:style-name="ce5" table:formula="of:=[.E771]/[.E770]-1" office:value-type="percentage" office:value="-0.268831168831169">
            <text:p>-26.88%</text:p>
          </table:table-cell>
          <table:table-cell table:style-name="ce5" table:formula="of:=[.C771]/[.B771]" office:value-type="percentage" office:value="0.0123083164440132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10</text:p>
          </table:table-cell>
          <table:table-cell table:style-name="ce3" table:formula="of:=[.D772]+[.B771]" office:value-type="float" office:value="80024492">
            <text:p>80024492</text:p>
          </table:table-cell>
          <table:table-cell table:style-name="ce3" table:formula="of:=[.E772]+[.C771]" office:value-type="float" office:value="984893">
            <text:p>984893</text:p>
          </table:table-cell>
          <table:table-cell table:style-name="ce3" office:value-type="float" office:value="7456">
            <text:p>7456</text:p>
          </table:table-cell>
          <table:table-cell table:style-name="ce3" office:value-type="float" office:value="18">
            <text:p>18</text:p>
          </table:table-cell>
          <table:table-cell table:style-name="ce5" table:formula="of:=[.D772]/[.D771]-1" office:value-type="percentage" office:value="-0.715235076194477">
            <text:p>-71.52%</text:p>
          </table:table-cell>
          <table:table-cell table:style-name="ce5" table:formula="of:=[.E772]/[.E771]-1" office:value-type="percentage" office:value="-0.968028419182948">
            <text:p>-96.80%</text:p>
          </table:table-cell>
          <table:table-cell table:style-name="ce5" table:formula="of:=[.C772]/[.B772]" office:value-type="percentage" office:value="0.0123073945911459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11</text:p>
          </table:table-cell>
          <table:table-cell table:style-name="ce3" table:formula="of:=[.D773]+[.B772]" office:value-type="float" office:value="80058422">
            <text:p>80058422</text:p>
          </table:table-cell>
          <table:table-cell table:style-name="ce3" table:formula="of:=[.E773]+[.C772]" office:value-type="float" office:value="985038">
            <text:p>985038</text:p>
          </table:table-cell>
          <table:table-cell table:style-name="ce3" office:value-type="float" office:value="33930">
            <text:p>33930</text:p>
          </table:table-cell>
          <table:table-cell table:style-name="ce3" office:value-type="float" office:value="145">
            <text:p>145</text:p>
          </table:table-cell>
          <table:table-cell table:style-name="ce5" table:formula="of:=[.D773]/[.D772]-1" office:value-type="percentage" office:value="3.5506974248927">
            <text:p>355.07%</text:p>
          </table:table-cell>
          <table:table-cell table:style-name="ce5" table:formula="of:=[.E773]/[.E772]-1" office:value-type="percentage" office:value="7.05555555555556">
            <text:p>705.56%</text:p>
          </table:table-cell>
          <table:table-cell table:style-name="ce5" table:formula="of:=[.C773]/[.B773]" office:value-type="percentage" office:value="0.012303989703919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12</text:p>
          </table:table-cell>
          <table:table-cell table:style-name="ce3" table:formula="of:=[.D774]+[.B773]" office:value-type="float" office:value="80091737">
            <text:p>80091737</text:p>
          </table:table-cell>
          <table:table-cell table:style-name="ce3" table:formula="of:=[.E774]+[.C773]" office:value-type="float" office:value="985511">
            <text:p>985511</text:p>
          </table:table-cell>
          <table:table-cell table:style-name="ce3" office:value-type="float" office:value="33315">
            <text:p>33315</text:p>
          </table:table-cell>
          <table:table-cell table:style-name="ce3" office:value-type="float" office:value="473">
            <text:p>473</text:p>
          </table:table-cell>
          <table:table-cell table:style-name="ce5" table:formula="of:=[.D774]/[.D773]-1" office:value-type="percentage" office:value="-0.0181255526083113">
            <text:p>-1.81%</text:p>
          </table:table-cell>
          <table:table-cell table:style-name="ce5" table:formula="of:=[.E774]/[.E773]-1" office:value-type="percentage" office:value="2.26206896551724">
            <text:p>226.21%</text:p>
          </table:table-cell>
          <table:table-cell table:style-name="ce5" table:formula="of:=[.C774]/[.B774]" office:value-type="percentage" office:value="0.0123047774578793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13</text:p>
          </table:table-cell>
          <table:table-cell table:style-name="ce3" table:formula="of:=[.D775]+[.B774]" office:value-type="float" office:value="80159965">
            <text:p>80159965</text:p>
          </table:table-cell>
          <table:table-cell table:style-name="ce3" table:formula="of:=[.E775]+[.C774]" office:value-type="float" office:value="986761">
            <text:p>986761</text:p>
          </table:table-cell>
          <table:table-cell table:style-name="ce3" office:value-type="float" office:value="68228">
            <text:p>68228</text:p>
          </table:table-cell>
          <table:table-cell table:style-name="ce3" office:value-type="float" office:value="1250">
            <text:p>1250</text:p>
          </table:table-cell>
          <table:table-cell table:style-name="ce5" table:formula="of:=[.D775]/[.D774]-1" office:value-type="percentage" office:value="1.04796638150983">
            <text:p>104.80%</text:p>
          </table:table-cell>
          <table:table-cell table:style-name="ce5" table:formula="of:=[.E775]/[.E774]-1" office:value-type="percentage" office:value="1.64270613107822">
            <text:p>164.27%</text:p>
          </table:table-cell>
          <table:table-cell table:style-name="ce5" table:formula="of:=[.C775]/[.B775]" office:value-type="percentage" office:value="0.0123098980894016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14</text:p>
          </table:table-cell>
          <table:table-cell table:style-name="ce3" table:formula="of:=[.D776]+[.B775]" office:value-type="float" office:value="80206685">
            <text:p>80206685</text:p>
          </table:table-cell>
          <table:table-cell table:style-name="ce3" table:formula="of:=[.E776]+[.C775]" office:value-type="float" office:value="987113">
            <text:p>987113</text:p>
          </table:table-cell>
          <table:table-cell table:style-name="ce3" office:value-type="float" office:value="46720">
            <text:p>46720</text:p>
          </table:table-cell>
          <table:table-cell table:style-name="ce3" office:value-type="float" office:value="352">
            <text:p>352</text:p>
          </table:table-cell>
          <table:table-cell table:style-name="ce5" table:formula="of:=[.D776]/[.D775]-1" office:value-type="percentage" office:value="-0.315237146039749">
            <text:p>-31.52%</text:p>
          </table:table-cell>
          <table:table-cell table:style-name="ce5" table:formula="of:=[.E776]/[.E775]-1" office:value-type="percentage" office:value="-0.7184">
            <text:p>-71.84%</text:p>
          </table:table-cell>
          <table:table-cell table:style-name="ce5" table:formula="of:=[.C776]/[.B776]" office:value-type="percentage" office:value="0.0123071162958549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15</text:p>
          </table:table-cell>
          <table:table-cell table:style-name="ce3" table:formula="of:=[.D777]+[.B776]" office:value-type="float" office:value="80249423">
            <text:p>80249423</text:p>
          </table:table-cell>
          <table:table-cell table:style-name="ce3" table:formula="of:=[.E777]+[.C776]" office:value-type="float" office:value="987952">
            <text:p>987952</text:p>
          </table:table-cell>
          <table:table-cell table:style-name="ce3" office:value-type="float" office:value="42738">
            <text:p>42738</text:p>
          </table:table-cell>
          <table:table-cell table:style-name="ce3" office:value-type="float" office:value="839">
            <text:p>839</text:p>
          </table:table-cell>
          <table:table-cell table:style-name="ce5" table:formula="of:=[.D777]/[.D776]-1" office:value-type="percentage" office:value="-0.0852311643835616">
            <text:p>-8.52%</text:p>
          </table:table-cell>
          <table:table-cell table:style-name="ce5" table:formula="of:=[.E777]/[.E776]-1" office:value-type="percentage" office:value="1.38352272727273">
            <text:p>138.35%</text:p>
          </table:table-cell>
          <table:table-cell table:style-name="ce5" table:formula="of:=[.C777]/[.B777]" office:value-type="percentage" office:value="0.0123110168655044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16</text:p>
          </table:table-cell>
          <table:table-cell table:style-name="ce3" table:formula="of:=[.D778]+[.B777]" office:value-type="float" office:value="80270561">
            <text:p>80270561</text:p>
          </table:table-cell>
          <table:table-cell table:style-name="ce3" table:formula="of:=[.E778]+[.C777]" office:value-type="float" office:value="988213">
            <text:p>988213</text:p>
          </table:table-cell>
          <table:table-cell table:style-name="ce3" office:value-type="float" office:value="21138">
            <text:p>21138</text:p>
          </table:table-cell>
          <table:table-cell table:style-name="ce3" office:value-type="float" office:value="261">
            <text:p>261</text:p>
          </table:table-cell>
          <table:table-cell table:style-name="ce5" table:formula="of:=[.D778]/[.D777]-1" office:value-type="percentage" office:value="-0.505405025972203">
            <text:p>-50.54%</text:p>
          </table:table-cell>
          <table:table-cell table:style-name="ce5" table:formula="of:=[.E778]/[.E777]-1" office:value-type="percentage" office:value="-0.688915375446961">
            <text:p>-68.89%</text:p>
          </table:table-cell>
          <table:table-cell table:style-name="ce5" table:formula="of:=[.C778]/[.B778]" office:value-type="percentage" office:value="0.0123110264546426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17</text:p>
          </table:table-cell>
          <table:table-cell table:style-name="ce3" table:formula="of:=[.D779]+[.B778]" office:value-type="float" office:value="80278061">
            <text:p>80278061</text:p>
          </table:table-cell>
          <table:table-cell table:style-name="ce3" table:formula="of:=[.E779]+[.C778]" office:value-type="float" office:value="988222">
            <text:p>988222</text:p>
          </table:table-cell>
          <table:table-cell table:style-name="ce3" office:value-type="float" office:value="7500">
            <text:p>7500</text:p>
          </table:table-cell>
          <table:table-cell table:style-name="ce3" office:value-type="float" office:value="9">
            <text:p>9</text:p>
          </table:table-cell>
          <table:table-cell table:style-name="ce5" table:formula="of:=[.D779]/[.D778]-1" office:value-type="percentage" office:value="-0.645188759579904">
            <text:p>-64.52%</text:p>
          </table:table-cell>
          <table:table-cell table:style-name="ce5" table:formula="of:=[.E779]/[.E778]-1" office:value-type="percentage" office:value="-0.96551724137931">
            <text:p>-96.55%</text:p>
          </table:table-cell>
          <table:table-cell table:style-name="ce5" table:formula="of:=[.C779]/[.B779]" office:value-type="percentage" office:value="0.0123099884039302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18</text:p>
          </table:table-cell>
          <table:table-cell table:style-name="ce3" table:formula="of:=[.D780]+[.B779]" office:value-type="float" office:value="80322587">
            <text:p>80322587</text:p>
          </table:table-cell>
          <table:table-cell table:style-name="ce3" table:formula="of:=[.E780]+[.C779]" office:value-type="float" office:value="988374">
            <text:p>988374</text:p>
          </table:table-cell>
          <table:table-cell table:style-name="ce3" office:value-type="float" office:value="44526">
            <text:p>44526</text:p>
          </table:table-cell>
          <table:table-cell table:style-name="ce3" office:value-type="float" office:value="152">
            <text:p>152</text:p>
          </table:table-cell>
          <table:table-cell table:style-name="ce5" table:formula="of:=[.D780]/[.D779]-1" office:value-type="percentage" office:value="4.9368">
            <text:p>493.68%</text:p>
          </table:table-cell>
          <table:table-cell table:style-name="ce5" table:formula="of:=[.E780]/[.E779]-1" office:value-type="percentage" office:value="15.8888888888889">
            <text:p>1588.89%</text:p>
          </table:table-cell>
          <table:table-cell table:style-name="ce5" table:formula="of:=[.C780]/[.B780]" office:value-type="percentage" office:value="0.0123050568577927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19</text:p>
          </table:table-cell>
          <table:table-cell table:style-name="ce3" table:formula="of:=[.D781]+[.B780]" office:value-type="float" office:value="80382200">
            <text:p>80382200</text:p>
          </table:table-cell>
          <table:table-cell table:style-name="ce3" table:formula="of:=[.E781]+[.C780]" office:value-type="float" office:value="988833">
            <text:p>988833</text:p>
          </table:table-cell>
          <table:table-cell table:style-name="ce3" office:value-type="float" office:value="59613">
            <text:p>59613</text:p>
          </table:table-cell>
          <table:table-cell table:style-name="ce3" office:value-type="float" office:value="459">
            <text:p>459</text:p>
          </table:table-cell>
          <table:table-cell table:style-name="ce5" table:formula="of:=[.D781]/[.D780]-1" office:value-type="percentage" office:value="0.338835736423662">
            <text:p>33.88%</text:p>
          </table:table-cell>
          <table:table-cell table:style-name="ce5" table:formula="of:=[.E781]/[.E780]-1" office:value-type="percentage" office:value="2.01973684210526">
            <text:p>201.97%</text:p>
          </table:table-cell>
          <table:table-cell table:style-name="ce5" table:formula="of:=[.C781]/[.B781]" office:value-type="percentage" office:value="0.0123016414081725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20</text:p>
          </table:table-cell>
          <table:table-cell table:style-name="ce3" table:formula="of:=[.D782]+[.B781]" office:value-type="float" office:value="80445697">
            <text:p>80445697</text:p>
          </table:table-cell>
          <table:table-cell table:style-name="ce3" table:formula="of:=[.E782]+[.C781]" office:value-type="float" office:value="989394">
            <text:p>989394</text:p>
          </table:table-cell>
          <table:table-cell table:style-name="ce3" office:value-type="float" office:value="63497">
            <text:p>63497</text:p>
          </table:table-cell>
          <table:table-cell table:style-name="ce3" office:value-type="float" office:value="561">
            <text:p>561</text:p>
          </table:table-cell>
          <table:table-cell table:style-name="ce5" table:formula="of:=[.D782]/[.D781]-1" office:value-type="percentage" office:value="0.065153573884891">
            <text:p>6.52%</text:p>
          </table:table-cell>
          <table:table-cell table:style-name="ce5" table:formula="of:=[.E782]/[.E781]-1" office:value-type="percentage" office:value="0.222222222222222">
            <text:p>22.22%</text:p>
          </table:table-cell>
          <table:table-cell table:style-name="ce5" table:formula="of:=[.C782]/[.B782]" office:value-type="percentage" office:value="0.0122989051856932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21</text:p>
          </table:table-cell>
          <table:table-cell table:style-name="ce3" table:formula="of:=[.D783]+[.B782]" office:value-type="float" office:value="80495692">
            <text:p>80495692</text:p>
          </table:table-cell>
          <table:table-cell table:style-name="ce3" table:formula="of:=[.E783]+[.C782]" office:value-type="float" office:value="989687">
            <text:p>989687</text:p>
          </table:table-cell>
          <table:table-cell table:style-name="ce3" office:value-type="float" office:value="49995">
            <text:p>49995</text:p>
          </table:table-cell>
          <table:table-cell table:style-name="ce3" office:value-type="float" office:value="293">
            <text:p>293</text:p>
          </table:table-cell>
          <table:table-cell table:style-name="ce5" table:formula="of:=[.D783]/[.D782]-1" office:value-type="percentage" office:value="-0.212639967242547">
            <text:p>-21.26%</text:p>
          </table:table-cell>
          <table:table-cell table:style-name="ce5" table:formula="of:=[.E783]/[.E782]-1" office:value-type="percentage" office:value="-0.477718360071301">
            <text:p>-47.77%</text:p>
          </table:table-cell>
          <table:table-cell table:style-name="ce5" table:formula="of:=[.C783]/[.B783]" office:value-type="percentage" office:value="0.0122949064156129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22</text:p>
          </table:table-cell>
          <table:table-cell table:style-name="ce3" table:formula="of:=[.D784]+[.B783]" office:value-type="float" office:value="80560276">
            <text:p>80560276</text:p>
          </table:table-cell>
          <table:table-cell table:style-name="ce3" table:formula="of:=[.E784]+[.C783]" office:value-type="float" office:value="990660">
            <text:p>990660</text:p>
          </table:table-cell>
          <table:table-cell table:style-name="ce3" office:value-type="float" office:value="64584">
            <text:p>64584</text:p>
          </table:table-cell>
          <table:table-cell table:style-name="ce3" office:value-type="float" office:value="973">
            <text:p>973</text:p>
          </table:table-cell>
          <table:table-cell table:style-name="ce5" table:formula="of:=[.D784]/[.D783]-1" office:value-type="percentage" office:value="0.291809180918092">
            <text:p>29.18%</text:p>
          </table:table-cell>
          <table:table-cell table:style-name="ce5" table:formula="of:=[.E784]/[.E783]-1" office:value-type="percentage" office:value="2.32081911262799">
            <text:p>232.08%</text:p>
          </table:table-cell>
          <table:table-cell table:style-name="ce5" table:formula="of:=[.C784]/[.B784]" office:value-type="percentage" office:value="0.0122971276811415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23</text:p>
          </table:table-cell>
          <table:table-cell table:style-name="ce3" table:formula="of:=[.D785]+[.B784]" office:value-type="float" office:value="80598683">
            <text:p>80598683</text:p>
          </table:table-cell>
          <table:table-cell table:style-name="ce3" table:formula="of:=[.E785]+[.C784]" office:value-type="float" office:value="990890">
            <text:p>990890</text:p>
          </table:table-cell>
          <table:table-cell table:style-name="ce3" office:value-type="float" office:value="38407">
            <text:p>38407</text:p>
          </table:table-cell>
          <table:table-cell table:style-name="ce3" office:value-type="float" office:value="230">
            <text:p>230</text:p>
          </table:table-cell>
          <table:table-cell table:style-name="ce5" table:formula="of:=[.D785]/[.D784]-1" office:value-type="percentage" office:value="-0.405317106404063">
            <text:p>-40.53%</text:p>
          </table:table-cell>
          <table:table-cell table:style-name="ce5" table:formula="of:=[.E785]/[.E784]-1" office:value-type="percentage" office:value="-0.763617677286742">
            <text:p>-76.36%</text:p>
          </table:table-cell>
          <table:table-cell table:style-name="ce5" table:formula="of:=[.C785]/[.B785]" office:value-type="percentage" office:value="0.0122941214808684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24</text:p>
          </table:table-cell>
          <table:table-cell table:style-name="ce3" table:formula="of:=[.D786]+[.B785]" office:value-type="float" office:value="80607268">
            <text:p>80607268</text:p>
          </table:table-cell>
          <table:table-cell table:style-name="ce3" table:formula="of:=[.E786]+[.C785]" office:value-type="float" office:value="990915">
            <text:p>990915</text:p>
          </table:table-cell>
          <table:table-cell table:style-name="ce3" office:value-type="float" office:value="8585">
            <text:p>8585</text:p>
          </table:table-cell>
          <table:table-cell table:style-name="ce3" office:value-type="float" office:value="25">
            <text:p>25</text:p>
          </table:table-cell>
          <table:table-cell table:style-name="ce5" table:formula="of:=[.D786]/[.D785]-1" office:value-type="percentage" office:value="-0.776473038768974">
            <text:p>-77.65%</text:p>
          </table:table-cell>
          <table:table-cell table:style-name="ce5" table:formula="of:=[.E786]/[.E785]-1" office:value-type="percentage" office:value="-0.891304347826087">
            <text:p>-89.13%</text:p>
          </table:table-cell>
          <table:table-cell table:style-name="ce5" table:formula="of:=[.C786]/[.B786]" office:value-type="percentage" office:value="0.0122931222529462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25</text:p>
          </table:table-cell>
          <table:table-cell table:style-name="ce3" table:formula="of:=[.D787]+[.B786]" office:value-type="float" office:value="80664180">
            <text:p>80664180</text:p>
          </table:table-cell>
          <table:table-cell table:style-name="ce3" table:formula="of:=[.E787]+[.C786]" office:value-type="float" office:value="991127">
            <text:p>991127</text:p>
          </table:table-cell>
          <table:table-cell table:style-name="ce3" office:value-type="float" office:value="56912">
            <text:p>56912</text:p>
          </table:table-cell>
          <table:table-cell table:style-name="ce3" office:value-type="float" office:value="212">
            <text:p>212</text:p>
          </table:table-cell>
          <table:table-cell table:style-name="ce5" table:formula="of:=[.D787]/[.D786]-1" office:value-type="percentage" office:value="5.62923704135119">
            <text:p>562.92%</text:p>
          </table:table-cell>
          <table:table-cell table:style-name="ce5" table:formula="of:=[.E787]/[.E786]-1" office:value-type="percentage" office:value="7.48">
            <text:p>748.00%</text:p>
          </table:table-cell>
          <table:table-cell table:style-name="ce5" table:formula="of:=[.C787]/[.B787]" office:value-type="percentage" office:value="0.01228707711403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26</text:p>
          </table:table-cell>
          <table:table-cell table:style-name="ce3" table:formula="of:=[.D788]+[.B787]" office:value-type="float" office:value="80732918">
            <text:p>80732918</text:p>
          </table:table-cell>
          <table:table-cell table:style-name="ce3" table:formula="of:=[.E788]+[.C787]" office:value-type="float" office:value="991473">
            <text:p>991473</text:p>
          </table:table-cell>
          <table:table-cell table:style-name="ce3" office:value-type="float" office:value="68738">
            <text:p>68738</text:p>
          </table:table-cell>
          <table:table-cell table:style-name="ce3" office:value-type="float" office:value="346">
            <text:p>346</text:p>
          </table:table-cell>
          <table:table-cell table:style-name="ce5" table:formula="of:=[.D788]/[.D787]-1" office:value-type="percentage" office:value="0.207794489738544">
            <text:p>20.78%</text:p>
          </table:table-cell>
          <table:table-cell table:style-name="ce5" table:formula="of:=[.E788]/[.E787]-1" office:value-type="percentage" office:value="0.632075471698113">
            <text:p>63.21%</text:p>
          </table:table-cell>
          <table:table-cell table:style-name="ce5" table:formula="of:=[.C788]/[.B788]" office:value-type="percentage" office:value="0.0122809013294924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27</text:p>
          </table:table-cell>
          <table:table-cell table:style-name="ce3" table:formula="of:=[.D789]+[.B788]" office:value-type="float" office:value="80801251">
            <text:p>80801251</text:p>
          </table:table-cell>
          <table:table-cell table:style-name="ce3" table:formula="of:=[.E789]+[.C788]" office:value-type="float" office:value="992038">
            <text:p>992038</text:p>
          </table:table-cell>
          <table:table-cell table:style-name="ce3" office:value-type="float" office:value="68333">
            <text:p>68333</text:p>
          </table:table-cell>
          <table:table-cell table:style-name="ce3" office:value-type="float" office:value="565">
            <text:p>565</text:p>
          </table:table-cell>
          <table:table-cell table:style-name="ce5" table:formula="of:=[.D789]/[.D788]-1" office:value-type="percentage" office:value="-0.00589193750181849">
            <text:p>-0.59%</text:p>
          </table:table-cell>
          <table:table-cell table:style-name="ce5" table:formula="of:=[.E789]/[.E788]-1" office:value-type="percentage" office:value="0.632947976878613">
            <text:p>63.29%</text:p>
          </table:table-cell>
          <table:table-cell table:style-name="ce5" table:formula="of:=[.C789]/[.B789]" office:value-type="percentage" office:value="0.0122775079311581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28</text:p>
          </table:table-cell>
          <table:table-cell table:style-name="ce3" table:formula="of:=[.D790]+[.B789]" office:value-type="float" office:value="80880813">
            <text:p>80880813</text:p>
          </table:table-cell>
          <table:table-cell table:style-name="ce3" table:formula="of:=[.E790]+[.C789]" office:value-type="float" office:value="992468">
            <text:p>992468</text:p>
          </table:table-cell>
          <table:table-cell table:style-name="ce3" office:value-type="float" office:value="79562">
            <text:p>79562</text:p>
          </table:table-cell>
          <table:table-cell table:style-name="ce3" office:value-type="float" office:value="430">
            <text:p>430</text:p>
          </table:table-cell>
          <table:table-cell table:style-name="ce5" table:formula="of:=[.D790]/[.D789]-1" office:value-type="percentage" office:value="0.164327630866492">
            <text:p>16.43%</text:p>
          </table:table-cell>
          <table:table-cell table:style-name="ce5" table:formula="of:=[.E790]/[.E789]-1" office:value-type="percentage" office:value="-0.238938053097345">
            <text:p>-23.89%</text:p>
          </table:table-cell>
          <table:table-cell table:style-name="ce5" table:formula="of:=[.C790]/[.B790]" office:value-type="percentage" office:value="0.0122707470806457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29</text:p>
          </table:table-cell>
          <table:table-cell table:style-name="ce3" table:formula="of:=[.D791]+[.B790]" office:value-type="float" office:value="80957443">
            <text:p>80957443</text:p>
          </table:table-cell>
          <table:table-cell table:style-name="ce3" table:formula="of:=[.E791]+[.C790]" office:value-type="float" office:value="993010">
            <text:p>993010</text:p>
          </table:table-cell>
          <table:table-cell table:style-name="ce3" office:value-type="float" office:value="76630">
            <text:p>76630</text:p>
          </table:table-cell>
          <table:table-cell table:style-name="ce3" office:value-type="float" office:value="542">
            <text:p>542</text:p>
          </table:table-cell>
          <table:table-cell table:style-name="ce5" table:formula="of:=[.D791]/[.D790]-1" office:value-type="percentage" office:value="-0.0368517634046404">
            <text:p>-3.69%</text:p>
          </table:table-cell>
          <table:table-cell table:style-name="ce5" table:formula="of:=[.E791]/[.E790]-1" office:value-type="percentage" office:value="0.26046511627907">
            <text:p>26.05%</text:p>
          </table:table-cell>
          <table:table-cell table:style-name="ce5" table:formula="of:=[.C791]/[.B791]" office:value-type="percentage" office:value="0.0122658271210468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30</text:p>
          </table:table-cell>
          <table:table-cell table:style-name="ce3" table:formula="of:=[.D792]+[.B791]" office:value-type="float" office:value="81001641">
            <text:p>81001641</text:p>
          </table:table-cell>
          <table:table-cell table:style-name="ce3" table:formula="of:=[.E792]+[.C791]" office:value-type="float" office:value="993254">
            <text:p>993254</text:p>
          </table:table-cell>
          <table:table-cell table:style-name="ce3" office:value-type="float" office:value="44198">
            <text:p>44198</text:p>
          </table:table-cell>
          <table:table-cell table:style-name="ce3" office:value-type="float" office:value="244">
            <text:p>244</text:p>
          </table:table-cell>
          <table:table-cell table:style-name="ce5" table:formula="of:=[.D792]/[.D791]-1" office:value-type="percentage" office:value="-0.423228500587237">
            <text:p>-42.32%</text:p>
          </table:table-cell>
          <table:table-cell table:style-name="ce5" table:formula="of:=[.E792]/[.E791]-1" office:value-type="percentage" office:value="-0.549815498154982">
            <text:p>-54.98%</text:p>
          </table:table-cell>
          <table:table-cell table:style-name="ce5" table:formula="of:=[.C792]/[.B792]" office:value-type="percentage" office:value="0.0122621466397205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01</text:p>
          </table:table-cell>
          <table:table-cell table:style-name="ce3" table:formula="of:=[.D793]+[.B792]" office:value-type="float" office:value="81015229">
            <text:p>81015229</text:p>
          </table:table-cell>
          <table:table-cell table:style-name="ce3" table:formula="of:=[.E793]+[.C792]" office:value-type="float" office:value="993275">
            <text:p>993275</text:p>
          </table:table-cell>
          <table:table-cell table:style-name="ce3" office:value-type="float" office:value="13588">
            <text:p>13588</text:p>
          </table:table-cell>
          <table:table-cell table:style-name="ce3" office:value-type="float" office:value="21">
            <text:p>21</text:p>
          </table:table-cell>
          <table:table-cell table:style-name="ce5" table:formula="of:=[.D793]/[.D792]-1" office:value-type="percentage" office:value="-0.692565274446808">
            <text:p>-69.26%</text:p>
          </table:table-cell>
          <table:table-cell table:style-name="ce5" table:formula="of:=[.E793]/[.E792]-1" office:value-type="percentage" office:value="-0.913934426229508">
            <text:p>-91.39%</text:p>
          </table:table-cell>
          <table:table-cell table:style-name="ce5" table:formula="of:=[.C793]/[.B793]" office:value-type="percentage" office:value="0.0122603492239712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02</text:p>
          </table:table-cell>
          <table:table-cell table:style-name="ce3" table:formula="of:=[.D794]+[.B793]" office:value-type="float" office:value="81084409">
            <text:p>81084409</text:p>
          </table:table-cell>
          <table:table-cell table:style-name="ce3" table:formula="of:=[.E794]+[.C793]" office:value-type="float" office:value="993497">
            <text:p>993497</text:p>
          </table:table-cell>
          <table:table-cell table:style-name="ce3" office:value-type="float" office:value="69180">
            <text:p>69180</text:p>
          </table:table-cell>
          <table:table-cell table:style-name="ce3" office:value-type="float" office:value="222">
            <text:p>222</text:p>
          </table:table-cell>
          <table:table-cell table:style-name="ce5" table:formula="of:=[.D794]/[.D793]-1" office:value-type="percentage" office:value="4.09125699146306">
            <text:p>409.13%</text:p>
          </table:table-cell>
          <table:table-cell table:style-name="ce5" table:formula="of:=[.E794]/[.E793]-1" office:value-type="percentage" office:value="9.57142857142857">
            <text:p>957.14%</text:p>
          </table:table-cell>
          <table:table-cell table:style-name="ce5" table:formula="of:=[.C794]/[.B794]" office:value-type="percentage" office:value="0.0122526267657695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03</text:p>
          </table:table-cell>
          <table:table-cell table:style-name="ce3" table:formula="of:=[.D795]+[.B794]" office:value-type="float" office:value="81175283">
            <text:p>81175283</text:p>
          </table:table-cell>
          <table:table-cell table:style-name="ce3" table:formula="of:=[.E795]+[.C794]" office:value-type="float" office:value="993909">
            <text:p>993909</text:p>
          </table:table-cell>
          <table:table-cell table:style-name="ce3" office:value-type="float" office:value="90874">
            <text:p>90874</text:p>
          </table:table-cell>
          <table:table-cell table:style-name="ce3" office:value-type="float" office:value="412">
            <text:p>412</text:p>
          </table:table-cell>
          <table:table-cell table:style-name="ce5" table:formula="of:=[.D795]/[.D794]-1" office:value-type="percentage" office:value="0.313587742122001">
            <text:p>31.36%</text:p>
          </table:table-cell>
          <table:table-cell table:style-name="ce5" table:formula="of:=[.E795]/[.E794]-1" office:value-type="percentage" office:value="0.855855855855856">
            <text:p>85.59%</text:p>
          </table:table-cell>
          <table:table-cell table:style-name="ce5" table:formula="of:=[.C795]/[.B795]" office:value-type="percentage" office:value="0.0122439856477002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04</text:p>
          </table:table-cell>
          <table:table-cell table:style-name="ce3" table:formula="of:=[.D796]+[.B795]" office:value-type="float" office:value="81278213">
            <text:p>81278213</text:p>
          </table:table-cell>
          <table:table-cell table:style-name="ce3" table:formula="of:=[.E796]+[.C795]" office:value-type="float" office:value="996104">
            <text:p>996104</text:p>
          </table:table-cell>
          <table:table-cell table:style-name="ce3" office:value-type="float" office:value="102930">
            <text:p>102930</text:p>
          </table:table-cell>
          <table:table-cell table:style-name="ce3" office:value-type="float" office:value="2195">
            <text:p>2195</text:p>
          </table:table-cell>
          <table:table-cell table:style-name="ce5" table:formula="of:=[.D796]/[.D795]-1" office:value-type="percentage" office:value="0.132667209542884">
            <text:p>13.27%</text:p>
          </table:table-cell>
          <table:table-cell table:style-name="ce5" table:formula="of:=[.E796]/[.E795]-1" office:value-type="percentage" office:value="4.32766990291262">
            <text:p>432.77%</text:p>
          </table:table-cell>
          <table:table-cell table:style-name="ce5" table:formula="of:=[.C796]/[.B796]" office:value-type="percentage" office:value="0.0122554859812186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05</text:p>
          </table:table-cell>
          <table:table-cell table:style-name="ce3" table:formula="of:=[.D797]+[.B796]" office:value-type="float" office:value="81355602">
            <text:p>81355602</text:p>
          </table:table-cell>
          <table:table-cell table:style-name="ce3" table:formula="of:=[.E797]+[.C796]" office:value-type="float" office:value="996382">
            <text:p>996382</text:p>
          </table:table-cell>
          <table:table-cell table:style-name="ce3" office:value-type="float" office:value="77389">
            <text:p>77389</text:p>
          </table:table-cell>
          <table:table-cell table:style-name="ce3" office:value-type="float" office:value="278">
            <text:p>278</text:p>
          </table:table-cell>
          <table:table-cell table:style-name="ce5" table:formula="of:=[.D797]/[.D796]-1" office:value-type="percentage" office:value="-0.248139512289906">
            <text:p>-24.81%</text:p>
          </table:table-cell>
          <table:table-cell table:style-name="ce5" table:formula="of:=[.E797]/[.E796]-1" office:value-type="percentage" office:value="-0.873348519362187">
            <text:p>-87.33%</text:p>
          </table:table-cell>
          <table:table-cell table:style-name="ce5" table:formula="of:=[.C797]/[.B797]" office:value-type="percentage" office:value="0.0122472451251728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06</text:p>
          </table:table-cell>
          <table:table-cell table:style-name="ce3" table:formula="of:=[.D798]+[.B797]" office:value-type="float" office:value="81452480">
            <text:p>81452480</text:p>
          </table:table-cell>
          <table:table-cell table:style-name="ce3" table:formula="of:=[.E798]+[.C797]" office:value-type="float" office:value="996977">
            <text:p>996977</text:p>
          </table:table-cell>
          <table:table-cell table:style-name="ce3" office:value-type="float" office:value="96878">
            <text:p>96878</text:p>
          </table:table-cell>
          <table:table-cell table:style-name="ce3" office:value-type="float" office:value="595">
            <text:p>595</text:p>
          </table:table-cell>
          <table:table-cell table:style-name="ce5" table:formula="of:=[.D798]/[.D797]-1" office:value-type="percentage" office:value="0.251831655661657">
            <text:p>25.18%</text:p>
          </table:table-cell>
          <table:table-cell table:style-name="ce5" table:formula="of:=[.E798]/[.E797]-1" office:value-type="percentage" office:value="1.14028776978417">
            <text:p>114.03%</text:p>
          </table:table-cell>
          <table:table-cell table:style-name="ce5" table:formula="of:=[.C798]/[.B798]" office:value-type="percentage" office:value="0.0122399833620781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07</text:p>
          </table:table-cell>
          <table:table-cell table:style-name="ce3" table:formula="of:=[.D799]+[.B798]" office:value-type="float" office:value="81506018">
            <text:p>81506018</text:p>
          </table:table-cell>
          <table:table-cell table:style-name="ce3" table:formula="of:=[.E799]+[.C798]" office:value-type="float" office:value="997186">
            <text:p>997186</text:p>
          </table:table-cell>
          <table:table-cell table:style-name="ce3" office:value-type="float" office:value="53538">
            <text:p>53538</text:p>
          </table:table-cell>
          <table:table-cell table:style-name="ce3" office:value-type="float" office:value="209">
            <text:p>209</text:p>
          </table:table-cell>
          <table:table-cell table:style-name="ce5" table:formula="of:=[.D799]/[.D798]-1" office:value-type="percentage" office:value="-0.447366791221949">
            <text:p>-44.74%</text:p>
          </table:table-cell>
          <table:table-cell table:style-name="ce5" table:formula="of:=[.E799]/[.E798]-1" office:value-type="percentage" office:value="-0.648739495798319">
            <text:p>-64.87%</text:p>
          </table:table-cell>
          <table:table-cell table:style-name="ce5" table:formula="of:=[.C799]/[.B799]" office:value-type="percentage" office:value="0.0122345076408959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08</text:p>
          </table:table-cell>
          <table:table-cell table:style-name="ce3" table:formula="of:=[.D800]+[.B799]" office:value-type="float" office:value="81521647">
            <text:p>81521647</text:p>
          </table:table-cell>
          <table:table-cell table:style-name="ce3" table:formula="of:=[.E800]+[.C799]" office:value-type="float" office:value="997188">
            <text:p>997188</text:p>
          </table:table-cell>
          <table:table-cell table:style-name="ce3" office:value-type="float" office:value="15629">
            <text:p>15629</text:p>
          </table:table-cell>
          <table:table-cell table:style-name="ce3" office:value-type="float" office:value="2">
            <text:p>2</text:p>
          </table:table-cell>
          <table:table-cell table:style-name="ce5" table:formula="of:=[.D800]/[.D799]-1" office:value-type="percentage" office:value="-0.708076506406664">
            <text:p>-70.81%</text:p>
          </table:table-cell>
          <table:table-cell table:style-name="ce5" table:formula="of:=[.E800]/[.E799]-1" office:value-type="percentage" office:value="-0.990430622009569">
            <text:p>-99.04%</text:p>
          </table:table-cell>
          <table:table-cell table:style-name="ce5" table:formula="of:=[.C800]/[.B800]" office:value-type="percentage" office:value="0.0122321866240018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09</text:p>
          </table:table-cell>
          <table:table-cell table:style-name="ce3" table:formula="of:=[.D801]+[.B800]" office:value-type="float" office:value="81582296">
            <text:p>81582296</text:p>
          </table:table-cell>
          <table:table-cell table:style-name="ce3" table:formula="of:=[.E801]+[.C800]" office:value-type="float" office:value="997263">
            <text:p>997263</text:p>
          </table:table-cell>
          <table:table-cell table:style-name="ce3" office:value-type="float" office:value="60649">
            <text:p>60649</text:p>
          </table:table-cell>
          <table:table-cell table:style-name="ce3" office:value-type="float" office:value="75">
            <text:p>75</text:p>
          </table:table-cell>
          <table:table-cell table:style-name="ce5" table:formula="of:=[.D801]/[.D800]-1" office:value-type="percentage" office:value="2.88054258109924">
            <text:p>288.05%</text:p>
          </table:table-cell>
          <table:table-cell table:style-name="ce5" table:formula="of:=[.E801]/[.E800]-1" office:value-type="percentage" office:value="36.5">
            <text:p>3650.00%</text:p>
          </table:table-cell>
          <table:table-cell table:style-name="ce5" table:formula="of:=[.C801]/[.B801]" office:value-type="percentage" office:value="0.0122240124254409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10</text:p>
          </table:table-cell>
          <table:table-cell table:style-name="ce3" table:formula="of:=[.D802]+[.B801]" office:value-type="float" office:value="81720042">
            <text:p>81720042</text:p>
          </table:table-cell>
          <table:table-cell table:style-name="ce3" table:formula="of:=[.E802]+[.C801]" office:value-type="float" office:value="997666">
            <text:p>997666</text:p>
          </table:table-cell>
          <table:table-cell table:style-name="ce3" office:value-type="float" office:value="137746">
            <text:p>137746</text:p>
          </table:table-cell>
          <table:table-cell table:style-name="ce3" office:value-type="float" office:value="403">
            <text:p>403</text:p>
          </table:table-cell>
          <table:table-cell table:style-name="ce5" table:formula="of:=[.D802]/[.D801]-1" office:value-type="percentage" office:value="1.2711998549028">
            <text:p>127.12%</text:p>
          </table:table-cell>
          <table:table-cell table:style-name="ce5" table:formula="of:=[.E802]/[.E801]-1" office:value-type="percentage" office:value="4.37333333333333">
            <text:p>437.33%</text:p>
          </table:table-cell>
          <table:table-cell table:style-name="ce5" table:formula="of:=[.C802]/[.B802]" office:value-type="percentage" office:value="0.012208339295763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11</text:p>
          </table:table-cell>
          <table:table-cell table:style-name="ce3" table:formula="of:=[.D803]+[.B802]" office:value-type="float" office:value="81858333">
            <text:p>81858333</text:p>
          </table:table-cell>
          <table:table-cell table:style-name="ce3" table:formula="of:=[.E803]+[.C802]" office:value-type="float" office:value="998455">
            <text:p>998455</text:p>
          </table:table-cell>
          <table:table-cell table:style-name="ce3" office:value-type="float" office:value="138291">
            <text:p>138291</text:p>
          </table:table-cell>
          <table:table-cell table:style-name="ce3" office:value-type="float" office:value="789">
            <text:p>789</text:p>
          </table:table-cell>
          <table:table-cell table:style-name="ce5" table:formula="of:=[.D803]/[.D802]-1" office:value-type="percentage" office:value="0.00395655772218428">
            <text:p>0.40%</text:p>
          </table:table-cell>
          <table:table-cell table:style-name="ce5" table:formula="of:=[.E803]/[.E802]-1" office:value-type="percentage" office:value="0.957816377171216">
            <text:p>95.78%</text:p>
          </table:table-cell>
          <table:table-cell table:style-name="ce5" table:formula="of:=[.C803]/[.B803]" office:value-type="percentage" office:value="0.0121973532004372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12</text:p>
          </table:table-cell>
          <table:table-cell table:style-name="ce3" table:formula="of:=[.D804]+[.B803]" office:value-type="float" office:value="81960676">
            <text:p>81960676</text:p>
          </table:table-cell>
          <table:table-cell table:style-name="ce3" table:formula="of:=[.E804]+[.C803]" office:value-type="float" office:value="998784">
            <text:p>998784</text:p>
          </table:table-cell>
          <table:table-cell table:style-name="ce3" office:value-type="float" office:value="102343">
            <text:p>102343</text:p>
          </table:table-cell>
          <table:table-cell table:style-name="ce3" office:value-type="float" office:value="329">
            <text:p>329</text:p>
          </table:table-cell>
          <table:table-cell table:style-name="ce5" table:formula="of:=[.D804]/[.D803]-1" office:value-type="percentage" office:value="-0.259944609555213">
            <text:p>-25.99%</text:p>
          </table:table-cell>
          <table:table-cell table:style-name="ce5" table:formula="of:=[.E804]/[.E803]-1" office:value-type="percentage" office:value="-0.583016476552598">
            <text:p>-58.30%</text:p>
          </table:table-cell>
          <table:table-cell table:style-name="ce5" table:formula="of:=[.C804]/[.B804]" office:value-type="percentage" office:value="0.0121861366785213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13</text:p>
          </table:table-cell>
          <table:table-cell table:style-name="ce3" table:formula="of:=[.D805]+[.B804]" office:value-type="float" office:value="82078682">
            <text:p>82078682</text:p>
          </table:table-cell>
          <table:table-cell table:style-name="ce3" table:formula="of:=[.E805]+[.C804]" office:value-type="float" office:value="999259">
            <text:p>999259</text:p>
          </table:table-cell>
          <table:table-cell table:style-name="ce3" office:value-type="float" office:value="118006">
            <text:p>118006</text:p>
          </table:table-cell>
          <table:table-cell table:style-name="ce3" office:value-type="float" office:value="475">
            <text:p>475</text:p>
          </table:table-cell>
          <table:table-cell table:style-name="ce5" table:formula="of:=[.D805]/[.D804]-1" office:value-type="percentage" office:value="0.153044174980214">
            <text:p>15.30%</text:p>
          </table:table-cell>
          <table:table-cell table:style-name="ce5" table:formula="of:=[.E805]/[.E804]-1" office:value-type="percentage" office:value="0.443768996960486">
            <text:p>44.38%</text:p>
          </table:table-cell>
          <table:table-cell table:style-name="ce5" table:formula="of:=[.C805]/[.B805]" office:value-type="percentage" office:value="0.0121744035802134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14</text:p>
          </table:table-cell>
          <table:table-cell table:style-name="ce3" table:formula="of:=[.D806]+[.B805]" office:value-type="float" office:value="82138418">
            <text:p>82138418</text:p>
          </table:table-cell>
          <table:table-cell table:style-name="ce3" table:formula="of:=[.E806]+[.C805]" office:value-type="float" office:value="999419">
            <text:p>999419</text:p>
          </table:table-cell>
          <table:table-cell table:style-name="ce3" office:value-type="float" office:value="59736">
            <text:p>59736</text:p>
          </table:table-cell>
          <table:table-cell table:style-name="ce3" office:value-type="float" office:value="160">
            <text:p>160</text:p>
          </table:table-cell>
          <table:table-cell table:style-name="ce5" table:formula="of:=[.D806]/[.D805]-1" office:value-type="percentage" office:value="-0.493788451434673">
            <text:p>-49.38%</text:p>
          </table:table-cell>
          <table:table-cell table:style-name="ce5" table:formula="of:=[.E806]/[.E805]-1" office:value-type="percentage" office:value="-0.663157894736842">
            <text:p>-66.32%</text:p>
          </table:table-cell>
          <table:table-cell table:style-name="ce5" table:formula="of:=[.C806]/[.B806]" office:value-type="percentage" office:value="0.0121674975527286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15</text:p>
          </table:table-cell>
          <table:table-cell table:style-name="ce3" table:formula="of:=[.D807]+[.B806]" office:value-type="float" office:value="82153580">
            <text:p>82153580</text:p>
          </table:table-cell>
          <table:table-cell table:style-name="ce3" table:formula="of:=[.E807]+[.C806]" office:value-type="float" office:value="999462">
            <text:p>999462</text:p>
          </table:table-cell>
          <table:table-cell table:style-name="ce3" office:value-type="float" office:value="15162">
            <text:p>15162</text:p>
          </table:table-cell>
          <table:table-cell table:style-name="ce3" office:value-type="float" office:value="43">
            <text:p>43</text:p>
          </table:table-cell>
          <table:table-cell table:style-name="ce5" table:formula="of:=[.D807]/[.D806]-1" office:value-type="percentage" office:value="-0.74618320610687">
            <text:p>-74.62%</text:p>
          </table:table-cell>
          <table:table-cell table:style-name="ce5" table:formula="of:=[.E807]/[.E806]-1" office:value-type="percentage" office:value="-0.73125">
            <text:p>-73.13%</text:p>
          </table:table-cell>
          <table:table-cell table:style-name="ce5" table:formula="of:=[.C807]/[.B807]" office:value-type="percentage" office:value="0.0121657753685232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16</text:p>
          </table:table-cell>
          <table:table-cell table:style-name="ce3" table:formula="of:=[.D808]+[.B807]" office:value-type="float" office:value="82265182">
            <text:p>82265182</text:p>
          </table:table-cell>
          <table:table-cell table:style-name="ce3" table:formula="of:=[.E808]+[.C807]" office:value-type="float" office:value="999627">
            <text:p>999627</text:p>
          </table:table-cell>
          <table:table-cell table:style-name="ce3" office:value-type="float" office:value="111602">
            <text:p>111602</text:p>
          </table:table-cell>
          <table:table-cell table:style-name="ce3" office:value-type="float" office:value="165">
            <text:p>165</text:p>
          </table:table-cell>
          <table:table-cell table:style-name="ce5" table:formula="of:=[.D808]/[.D807]-1" office:value-type="percentage" office:value="6.36063843820077">
            <text:p>636.06%</text:p>
          </table:table-cell>
          <table:table-cell table:style-name="ce5" table:formula="of:=[.E808]/[.E807]-1" office:value-type="percentage" office:value="2.83720930232558">
            <text:p>283.72%</text:p>
          </table:table-cell>
          <table:table-cell table:style-name="ce5" table:formula="of:=[.C808]/[.B808]" office:value-type="percentage" office:value="0.0121512768305794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17</text:p>
          </table:table-cell>
          <table:table-cell table:style-name="ce3" table:formula="of:=[.D809]+[.B808]" office:value-type="float" office:value="82418048">
            <text:p>82418048</text:p>
          </table:table-cell>
          <table:table-cell table:style-name="ce3" table:formula="of:=[.E809]+[.C808]" office:value-type="float" office:value="999978">
            <text:p>999978</text:p>
          </table:table-cell>
          <table:table-cell table:style-name="ce3" office:value-type="float" office:value="152866">
            <text:p>152866</text:p>
          </table:table-cell>
          <table:table-cell table:style-name="ce3" office:value-type="float" office:value="351">
            <text:p>351</text:p>
          </table:table-cell>
          <table:table-cell table:style-name="ce5" table:formula="of:=[.D809]/[.D808]-1" office:value-type="percentage" office:value="0.369742477733374">
            <text:p>36.97%</text:p>
          </table:table-cell>
          <table:table-cell table:style-name="ce5" table:formula="of:=[.E809]/[.E808]-1" office:value-type="percentage" office:value="1.12727272727273">
            <text:p>112.73%</text:p>
          </table:table-cell>
          <table:table-cell table:style-name="ce5" table:formula="of:=[.C809]/[.B809]" office:value-type="percentage" office:value="0.0121329978598862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18</text:p>
          </table:table-cell>
          <table:table-cell table:style-name="ce3" table:formula="of:=[.D810]+[.B809]" office:value-type="float" office:value="82578773">
            <text:p>82578773</text:p>
          </table:table-cell>
          <table:table-cell table:style-name="ce3" table:formula="of:=[.E810]+[.C809]" office:value-type="float" office:value="1000579">
            <text:p>1000579</text:p>
          </table:table-cell>
          <table:table-cell table:style-name="ce3" office:value-type="float" office:value="160725">
            <text:p>160725</text:p>
          </table:table-cell>
          <table:table-cell table:style-name="ce3" office:value-type="float" office:value="601">
            <text:p>601</text:p>
          </table:table-cell>
          <table:table-cell table:style-name="ce5" table:formula="of:=[.D810]/[.D809]-1" office:value-type="percentage" office:value="0.0514110397341463">
            <text:p>5.14%</text:p>
          </table:table-cell>
          <table:table-cell table:style-name="ce5" table:formula="of:=[.E810]/[.E809]-1" office:value-type="percentage" office:value="0.712250712250712">
            <text:p>71.23%</text:p>
          </table:table-cell>
          <table:table-cell table:style-name="ce5" table:formula="of:=[.C810]/[.B810]" office:value-type="percentage" office:value="0.0121166610213499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19</text:p>
          </table:table-cell>
          <table:table-cell table:style-name="ce3" table:formula="of:=[.D811]+[.B810]" office:value-type="float" office:value="82696674">
            <text:p>82696674</text:p>
          </table:table-cell>
          <table:table-cell table:style-name="ce3" table:formula="of:=[.E811]+[.C810]" office:value-type="float" office:value="1000896">
            <text:p>1000896</text:p>
          </table:table-cell>
          <table:table-cell table:style-name="ce3" office:value-type="float" office:value="117901">
            <text:p>117901</text:p>
          </table:table-cell>
          <table:table-cell table:style-name="ce3" office:value-type="float" office:value="317">
            <text:p>317</text:p>
          </table:table-cell>
          <table:table-cell table:style-name="ce5" table:formula="of:=[.D811]/[.D810]-1" office:value-type="percentage" office:value="-0.266442681599004">
            <text:p>-26.64%</text:p>
          </table:table-cell>
          <table:table-cell table:style-name="ce5" table:formula="of:=[.E811]/[.E810]-1" office:value-type="percentage" office:value="-0.472545757071547">
            <text:p>-47.25%</text:p>
          </table:table-cell>
          <table:table-cell table:style-name="ce5" table:formula="of:=[.C811]/[.B811]" office:value-type="percentage" office:value="0.0121032195321422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20</text:p>
          </table:table-cell>
          <table:table-cell table:style-name="ce3" table:formula="of:=[.D812]+[.B811]" office:value-type="float" office:value="82818483">
            <text:p>82818483</text:p>
          </table:table-cell>
          <table:table-cell table:style-name="ce3" table:formula="of:=[.E812]+[.C811]" office:value-type="float" office:value="1001349">
            <text:p>1001349</text:p>
          </table:table-cell>
          <table:table-cell table:style-name="ce3" office:value-type="float" office:value="121809">
            <text:p>121809</text:p>
          </table:table-cell>
          <table:table-cell table:style-name="ce3" office:value-type="float" office:value="453">
            <text:p>453</text:p>
          </table:table-cell>
          <table:table-cell table:style-name="ce5" table:formula="of:=[.D812]/[.D811]-1" office:value-type="percentage" office:value="0.0331464533803785">
            <text:p>3.31%</text:p>
          </table:table-cell>
          <table:table-cell table:style-name="ce5" table:formula="of:=[.E812]/[.E811]-1" office:value-type="percentage" office:value="0.429022082018927">
            <text:p>42.90%</text:p>
          </table:table-cell>
          <table:table-cell table:style-name="ce5" table:formula="of:=[.C812]/[.B812]" office:value-type="percentage" office:value="0.0120908879724349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21</text:p>
          </table:table-cell>
          <table:table-cell table:style-name="ce3" table:formula="of:=[.D813]+[.B812]" office:value-type="float" office:value="82901324">
            <text:p>82901324</text:p>
          </table:table-cell>
          <table:table-cell table:style-name="ce3" table:formula="of:=[.E813]+[.C812]" office:value-type="float" office:value="1001608">
            <text:p>1001608</text:p>
          </table:table-cell>
          <table:table-cell table:style-name="ce3" office:value-type="float" office:value="82841">
            <text:p>82841</text:p>
          </table:table-cell>
          <table:table-cell table:style-name="ce3" office:value-type="float" office:value="259">
            <text:p>259</text:p>
          </table:table-cell>
          <table:table-cell table:style-name="ce5" table:formula="of:=[.D813]/[.D812]-1" office:value-type="percentage" office:value="-0.319910679834823">
            <text:p>-31.99%</text:p>
          </table:table-cell>
          <table:table-cell table:style-name="ce5" table:formula="of:=[.E813]/[.E812]-1" office:value-type="percentage" office:value="-0.428256070640177">
            <text:p>-42.83%</text:p>
          </table:table-cell>
          <table:table-cell table:style-name="ce5" table:formula="of:=[.C813]/[.B813]" office:value-type="percentage" office:value="0.0120819300787042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22</text:p>
          </table:table-cell>
          <table:table-cell table:style-name="ce3" table:formula="of:=[.D814]+[.B813]" office:value-type="float" office:value="82918328">
            <text:p>82918328</text:p>
          </table:table-cell>
          <table:table-cell table:style-name="ce3" table:formula="of:=[.E814]+[.C813]" office:value-type="float" office:value="1001627">
            <text:p>1001627</text:p>
          </table:table-cell>
          <table:table-cell table:style-name="ce3" office:value-type="float" office:value="17004">
            <text:p>17004</text:p>
          </table:table-cell>
          <table:table-cell table:style-name="ce3" office:value-type="float" office:value="19">
            <text:p>19</text:p>
          </table:table-cell>
          <table:table-cell table:style-name="ce5" table:formula="of:=[.D814]/[.D813]-1" office:value-type="percentage" office:value="-0.794739319901981">
            <text:p>-79.47%</text:p>
          </table:table-cell>
          <table:table-cell table:style-name="ce5" table:formula="of:=[.E814]/[.E813]-1" office:value-type="percentage" office:value="-0.926640926640927">
            <text:p>-92.66%</text:p>
          </table:table-cell>
          <table:table-cell table:style-name="ce5" table:formula="of:=[.C814]/[.B814]" office:value-type="percentage" office:value="0.0120796815874049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23</text:p>
          </table:table-cell>
          <table:table-cell table:style-name="ce3" table:formula="of:=[.D815]+[.B814]" office:value-type="float" office:value="83008286">
            <text:p>83008286</text:p>
          </table:table-cell>
          <table:table-cell table:style-name="ce3" table:formula="of:=[.E815]+[.C814]" office:value-type="float" office:value="1001786">
            <text:p>1001786</text:p>
          </table:table-cell>
          <table:table-cell table:style-name="ce3" office:value-type="float" office:value="89958">
            <text:p>89958</text:p>
          </table:table-cell>
          <table:table-cell table:style-name="ce3" office:value-type="float" office:value="159">
            <text:p>159</text:p>
          </table:table-cell>
          <table:table-cell table:style-name="ce5" table:formula="of:=[.D815]/[.D814]-1" office:value-type="percentage" office:value="4.29040225829217">
            <text:p>429.04%</text:p>
          </table:table-cell>
          <table:table-cell table:style-name="ce5" table:formula="of:=[.E815]/[.E814]-1" office:value-type="percentage" office:value="7.36842105263158">
            <text:p>736.84%</text:p>
          </table:table-cell>
          <table:table-cell table:style-name="ce5" table:formula="of:=[.C815]/[.B815]" office:value-type="percentage" office:value="0.0120685060284223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24</text:p>
          </table:table-cell>
          <table:table-cell table:style-name="ce3" table:formula="of:=[.D816]+[.B815]" office:value-type="float" office:value="83171088">
            <text:p>83171088</text:p>
          </table:table-cell>
          <table:table-cell table:style-name="ce3" table:formula="of:=[.E816]+[.C815]" office:value-type="float" office:value="1002291">
            <text:p>1002291</text:p>
          </table:table-cell>
          <table:table-cell table:style-name="ce3" office:value-type="float" office:value="162802">
            <text:p>162802</text:p>
          </table:table-cell>
          <table:table-cell table:style-name="ce3" office:value-type="float" office:value="505">
            <text:p>505</text:p>
          </table:table-cell>
          <table:table-cell table:style-name="ce5" table:formula="of:=[.D816]/[.D815]-1" office:value-type="percentage" office:value="0.809755663754197">
            <text:p>80.98%</text:p>
          </table:table-cell>
          <table:table-cell table:style-name="ce5" table:formula="of:=[.E816]/[.E815]-1" office:value-type="percentage" office:value="2.17610062893082">
            <text:p>217.61%</text:p>
          </table:table-cell>
          <table:table-cell table:style-name="ce5" table:formula="of:=[.C816]/[.B816]" office:value-type="percentage" office:value="0.0120509545336235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25</text:p>
          </table:table-cell>
          <table:table-cell table:style-name="ce3" table:formula="of:=[.D817]+[.B816]" office:value-type="float" office:value="83337875">
            <text:p>83337875</text:p>
          </table:table-cell>
          <table:table-cell table:style-name="ce3" table:formula="of:=[.E817]+[.C816]" office:value-type="float" office:value="1003016">
            <text:p>1003016</text:p>
          </table:table-cell>
          <table:table-cell table:style-name="ce3" office:value-type="float" office:value="166787">
            <text:p>166787</text:p>
          </table:table-cell>
          <table:table-cell table:style-name="ce3" office:value-type="float" office:value="725">
            <text:p>725</text:p>
          </table:table-cell>
          <table:table-cell table:style-name="ce5" table:formula="of:=[.D817]/[.D816]-1" office:value-type="percentage" office:value="0.0244775862704389">
            <text:p>2.45%</text:p>
          </table:table-cell>
          <table:table-cell table:style-name="ce5" table:formula="of:=[.E817]/[.E816]-1" office:value-type="percentage" office:value="0.435643564356436">
            <text:p>43.56%</text:p>
          </table:table-cell>
          <table:table-cell table:style-name="ce5" table:formula="of:=[.C817]/[.B817]" office:value-type="percentage" office:value="0.0120355360632846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26</text:p>
          </table:table-cell>
          <table:table-cell table:style-name="ce3" table:formula="of:=[.D818]+[.B817]" office:value-type="float" office:value="83455917">
            <text:p>83455917</text:p>
          </table:table-cell>
          <table:table-cell table:style-name="ce3" table:formula="of:=[.E818]+[.C817]" office:value-type="float" office:value="1003346">
            <text:p>1003346</text:p>
          </table:table-cell>
          <table:table-cell table:style-name="ce3" office:value-type="float" office:value="118042">
            <text:p>118042</text:p>
          </table:table-cell>
          <table:table-cell table:style-name="ce3" office:value-type="float" office:value="330">
            <text:p>330</text:p>
          </table:table-cell>
          <table:table-cell table:style-name="ce5" table:formula="of:=[.D818]/[.D817]-1" office:value-type="percentage" office:value="-0.292258989009935">
            <text:p>-29.23%</text:p>
          </table:table-cell>
          <table:table-cell table:style-name="ce5" table:formula="of:=[.E818]/[.E817]-1" office:value-type="percentage" office:value="-0.544827586206897">
            <text:p>-54.48%</text:p>
          </table:table-cell>
          <table:table-cell table:style-name="ce5" table:formula="of:=[.C818]/[.B818]" office:value-type="percentage" office:value="0.0120224669030957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27</text:p>
          </table:table-cell>
          <table:table-cell table:style-name="ce3" table:formula="of:=[.D819]+[.B818]" office:value-type="float" office:value="83595343">
            <text:p>83595343</text:p>
          </table:table-cell>
          <table:table-cell table:style-name="ce3" table:formula="of:=[.E819]+[.C818]" office:value-type="float" office:value="1003841">
            <text:p>1003841</text:p>
          </table:table-cell>
          <table:table-cell table:style-name="ce3" office:value-type="float" office:value="139426">
            <text:p>139426</text:p>
          </table:table-cell>
          <table:table-cell table:style-name="ce3" office:value-type="float" office:value="495">
            <text:p>495</text:p>
          </table:table-cell>
          <table:table-cell table:style-name="ce5" table:formula="of:=[.D819]/[.D818]-1" office:value-type="percentage" office:value="0.181155859778723">
            <text:p>18.12%</text:p>
          </table:table-cell>
          <table:table-cell table:style-name="ce5" table:formula="of:=[.E819]/[.E818]-1" office:value-type="percentage" office:value="0.5">
            <text:p>50.00%</text:p>
          </table:table-cell>
          <table:table-cell table:style-name="ce5" table:formula="of:=[.C819]/[.B819]" office:value-type="percentage" office:value="0.0120083363973996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28</text:p>
          </table:table-cell>
          <table:table-cell table:style-name="ce3" table:formula="of:=[.D820]+[.B819]" office:value-type="float" office:value="83661024">
            <text:p>83661024</text:p>
          </table:table-cell>
          <table:table-cell table:style-name="ce3" table:formula="of:=[.E820]+[.C819]" office:value-type="float" office:value="1004225">
            <text:p>1004225</text:p>
          </table:table-cell>
          <table:table-cell table:style-name="ce3" office:value-type="float" office:value="65681">
            <text:p>65681</text:p>
          </table:table-cell>
          <table:table-cell table:style-name="ce3" office:value-type="float" office:value="384">
            <text:p>384</text:p>
          </table:table-cell>
          <table:table-cell table:style-name="ce5" table:formula="of:=[.D820]/[.D819]-1" office:value-type="percentage" office:value="-0.528918566121096">
            <text:p>-52.89%</text:p>
          </table:table-cell>
          <table:table-cell table:style-name="ce5" table:formula="of:=[.E820]/[.E819]-1" office:value-type="percentage" office:value="-0.224242424242424">
            <text:p>-22.42%</text:p>
          </table:table-cell>
          <table:table-cell table:style-name="ce5" table:formula="of:=[.C820]/[.B820]" office:value-type="percentage" office:value="0.0120034987857667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29</text:p>
          </table:table-cell>
          <table:table-cell table:style-name="ce3" table:formula="of:=[.D821]+[.B820]" office:value-type="float" office:value="83661326">
            <text:p>83661326</text:p>
          </table:table-cell>
          <table:table-cell table:style-name="ce3" table:formula="of:=[.E821]+[.C820]" office:value-type="float" office:value="1004228">
            <text:p>1004228</text:p>
          </table:table-cell>
          <table:table-cell table:style-name="ce3" office:value-type="float" office:value="302">
            <text:p>302</text:p>
          </table:table-cell>
          <table:table-cell table:style-name="ce3" office:value-type="float" office:value="3">
            <text:p>3</text:p>
          </table:table-cell>
          <table:table-cell table:style-name="ce5" table:formula="of:=[.D821]/[.D820]-1" office:value-type="percentage" office:value="-0.995402018848678">
            <text:p>-99.54%</text:p>
          </table:table-cell>
          <table:table-cell table:style-name="ce5" table:formula="of:=[.E821]/[.E820]-1" office:value-type="percentage" office:value="-0.9921875">
            <text:p>-99.22%</text:p>
          </table:table-cell>
          <table:table-cell table:style-name="ce5" table:formula="of:=[.C821]/[.B821]" office:value-type="percentage" office:value="0.0120034913144934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30</text:p>
          </table:table-cell>
          <table:table-cell table:style-name="ce3" table:formula="of:=[.D822]+[.B821]" office:value-type="float" office:value="83699172">
            <text:p>83699172</text:p>
          </table:table-cell>
          <table:table-cell table:style-name="ce3" table:formula="of:=[.E822]+[.C821]" office:value-type="float" office:value="1004295">
            <text:p>1004295</text:p>
          </table:table-cell>
          <table:table-cell table:style-name="ce3" office:value-type="float" office:value="37846">
            <text:p>37846</text:p>
          </table:table-cell>
          <table:table-cell table:style-name="ce3" office:value-type="float" office:value="67">
            <text:p>67</text:p>
          </table:table-cell>
          <table:table-cell table:style-name="ce5" table:formula="of:=[.D822]/[.D821]-1" office:value-type="percentage" office:value="124.317880794702">
            <text:p>12431.79%</text:p>
          </table:table-cell>
          <table:table-cell table:style-name="ce5" table:formula="of:=[.E822]/[.E821]-1" office:value-type="percentage" office:value="21.3333333333333">
            <text:p>2133.33%</text:p>
          </table:table-cell>
          <table:table-cell table:style-name="ce5" table:formula="of:=[.C822]/[.B822]" office:value-type="percentage" office:value="0.011998864218155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31</text:p>
          </table:table-cell>
          <table:table-cell table:style-name="ce3" table:formula="of:=[.D823]+[.B822]" office:value-type="float" office:value="83797514">
            <text:p>83797514</text:p>
          </table:table-cell>
          <table:table-cell table:style-name="ce3" table:formula="of:=[.E823]+[.C822]" office:value-type="float" office:value="1004381">
            <text:p>1004381</text:p>
          </table:table-cell>
          <table:table-cell table:style-name="ce3" office:value-type="float" office:value="98342">
            <text:p>98342</text:p>
          </table:table-cell>
          <table:table-cell table:style-name="ce3" office:value-type="float" office:value="86">
            <text:p>86</text:p>
          </table:table-cell>
          <table:table-cell table:style-name="ce5" table:formula="of:=[.D823]/[.D822]-1" office:value-type="percentage" office:value="1.59847804259367">
            <text:p>159.85%</text:p>
          </table:table-cell>
          <table:table-cell table:style-name="ce5" table:formula="of:=[.E823]/[.E822]-1" office:value-type="percentage" office:value="0.283582089552239">
            <text:p>28.36%</text:p>
          </table:table-cell>
          <table:table-cell table:style-name="ce5" table:formula="of:=[.C823]/[.B823]" office:value-type="percentage" office:value="0.0119858090300865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01</text:p>
          </table:table-cell>
          <table:table-cell table:style-name="ce3" table:formula="of:=[.D824]+[.B823]" office:value-type="float" office:value="84069428">
            <text:p>84069428</text:p>
          </table:table-cell>
          <table:table-cell table:style-name="ce3" table:formula="of:=[.E824]+[.C823]" office:value-type="float" office:value="1005069">
            <text:p>1005069</text:p>
          </table:table-cell>
          <table:table-cell table:style-name="ce3" office:value-type="float" office:value="271914">
            <text:p>271914</text:p>
          </table:table-cell>
          <table:table-cell table:style-name="ce3" office:value-type="float" office:value="688">
            <text:p>688</text:p>
          </table:table-cell>
          <table:table-cell table:style-name="ce5" table:formula="of:=[.D824]/[.D823]-1" office:value-type="percentage" office:value="1.76498342518964">
            <text:p>176.50%</text:p>
          </table:table-cell>
          <table:table-cell table:style-name="ce5" table:formula="of:=[.E824]/[.E823]-1" office:value-type="percentage" office:value="7">
            <text:p>700.00%</text:p>
          </table:table-cell>
          <table:table-cell table:style-name="ce5" table:formula="of:=[.C824]/[.B824]" office:value-type="percentage" office:value="0.0119552258640323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02</text:p>
          </table:table-cell>
          <table:table-cell table:style-name="ce3" table:formula="of:=[.D825]+[.B824]" office:value-type="float" office:value="84176892">
            <text:p>84176892</text:p>
          </table:table-cell>
          <table:table-cell table:style-name="ce3" table:formula="of:=[.E825]+[.C824]" office:value-type="float" office:value="1005398">
            <text:p>1005398</text:p>
          </table:table-cell>
          <table:table-cell table:style-name="ce3" office:value-type="float" office:value="107464">
            <text:p>107464</text:p>
          </table:table-cell>
          <table:table-cell table:style-name="ce3" office:value-type="float" office:value="329">
            <text:p>329</text:p>
          </table:table-cell>
          <table:table-cell table:style-name="ce5" table:formula="of:=[.D825]/[.D824]-1" office:value-type="percentage" office:value="-0.604786807593577">
            <text:p>-60.48%</text:p>
          </table:table-cell>
          <table:table-cell table:style-name="ce5" table:formula="of:=[.E825]/[.E824]-1" office:value-type="percentage" office:value="-0.521802325581395">
            <text:p>-52.18%</text:p>
          </table:table-cell>
          <table:table-cell table:style-name="ce5" table:formula="of:=[.C825]/[.B825]" office:value-type="percentage" office:value="0.0119438717219448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03</text:p>
          </table:table-cell>
          <table:table-cell table:style-name="ce3" table:formula="of:=[.D826]+[.B825]" office:value-type="float" office:value="84281281">
            <text:p>84281281</text:p>
          </table:table-cell>
          <table:table-cell table:style-name="ce3" table:formula="of:=[.E826]+[.C825]" office:value-type="float" office:value="1005738">
            <text:p>1005738</text:p>
          </table:table-cell>
          <table:table-cell table:style-name="ce3" office:value-type="float" office:value="104389">
            <text:p>104389</text:p>
          </table:table-cell>
          <table:table-cell table:style-name="ce3" office:value-type="float" office:value="340">
            <text:p>340</text:p>
          </table:table-cell>
          <table:table-cell table:style-name="ce5" table:formula="of:=[.D826]/[.D825]-1" office:value-type="percentage" office:value="-0.0286142336038115">
            <text:p>-2.86%</text:p>
          </table:table-cell>
          <table:table-cell table:style-name="ce5" table:formula="of:=[.E826]/[.E825]-1" office:value-type="percentage" office:value="0.0334346504559271">
            <text:p>3.34%</text:p>
          </table:table-cell>
          <table:table-cell table:style-name="ce5" table:formula="of:=[.C826]/[.B826]" office:value-type="percentage" office:value="0.0119331124072497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04</text:p>
          </table:table-cell>
          <table:table-cell table:style-name="ce3" table:formula="of:=[.D827]+[.B826]" office:value-type="float" office:value="84373036">
            <text:p>84373036</text:p>
          </table:table-cell>
          <table:table-cell table:style-name="ce3" table:formula="of:=[.E827]+[.C826]" office:value-type="float" office:value="1006025">
            <text:p>1006025</text:p>
          </table:table-cell>
          <table:table-cell table:style-name="ce3" office:value-type="float" office:value="91755">
            <text:p>91755</text:p>
          </table:table-cell>
          <table:table-cell table:style-name="ce3" office:value-type="float" office:value="287">
            <text:p>287</text:p>
          </table:table-cell>
          <table:table-cell table:style-name="ce5" table:formula="of:=[.D827]/[.D826]-1" office:value-type="percentage" office:value="-0.121028077671019">
            <text:p>-12.10%</text:p>
          </table:table-cell>
          <table:table-cell table:style-name="ce5" table:formula="of:=[.E827]/[.E826]-1" office:value-type="percentage" office:value="-0.155882352941176">
            <text:p>-15.59%</text:p>
          </table:table-cell>
          <table:table-cell table:style-name="ce5" table:formula="of:=[.C827]/[.B827]" office:value-type="percentage" office:value="0.0119235368038671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05</text:p>
          </table:table-cell>
          <table:table-cell table:style-name="ce3" table:formula="of:=[.D828]+[.B827]" office:value-type="float" office:value="84400363">
            <text:p>84400363</text:p>
          </table:table-cell>
          <table:table-cell table:style-name="ce3" table:formula="of:=[.E828]+[.C827]" office:value-type="float" office:value="1006113">
            <text:p>1006113</text:p>
          </table:table-cell>
          <table:table-cell table:style-name="ce3" office:value-type="float" office:value="27327">
            <text:p>27327</text:p>
          </table:table-cell>
          <table:table-cell table:style-name="ce3" office:value-type="float" office:value="88">
            <text:p>88</text:p>
          </table:table-cell>
          <table:table-cell table:style-name="ce5" table:formula="of:=[.D828]/[.D827]-1" office:value-type="percentage" office:value="-0.702174268432238">
            <text:p>-70.22%</text:p>
          </table:table-cell>
          <table:table-cell table:style-name="ce5" table:formula="of:=[.E828]/[.E827]-1" office:value-type="percentage" office:value="-0.693379790940767">
            <text:p>-69.34%</text:p>
          </table:table-cell>
          <table:table-cell table:style-name="ce5" table:formula="of:=[.C828]/[.B828]" office:value-type="percentage" office:value="0.0119207188717897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06</text:p>
          </table:table-cell>
          <table:table-cell table:style-name="ce3" table:formula="of:=[.D829]+[.B828]" office:value-type="float" office:value="84490321">
            <text:p>84490321</text:p>
          </table:table-cell>
          <table:table-cell table:style-name="ce3" table:formula="of:=[.E829]+[.C828]" office:value-type="float" office:value="1006308">
            <text:p>1006308</text:p>
          </table:table-cell>
          <table:table-cell table:style-name="ce3" office:value-type="float" office:value="89958">
            <text:p>89958</text:p>
          </table:table-cell>
          <table:table-cell table:style-name="ce3" office:value-type="float" office:value="195">
            <text:p>195</text:p>
          </table:table-cell>
          <table:table-cell table:style-name="ce5" table:formula="of:=[.D829]/[.D828]-1" office:value-type="percentage" office:value="2.29190910088923">
            <text:p>229.19%</text:p>
          </table:table-cell>
          <table:table-cell table:style-name="ce5" table:formula="of:=[.E829]/[.E828]-1" office:value-type="percentage" office:value="1.21590909090909">
            <text:p>121.59%</text:p>
          </table:table-cell>
          <table:table-cell table:style-name="ce5" table:formula="of:=[.C829]/[.B829]" office:value-type="percentage" office:value="0.0119103346760867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07</text:p>
          </table:table-cell>
          <table:table-cell table:style-name="ce3" table:formula="of:=[.D830]+[.B829]" office:value-type="float" office:value="84659380">
            <text:p>84659380</text:p>
          </table:table-cell>
          <table:table-cell table:style-name="ce3" table:formula="of:=[.E830]+[.C829]" office:value-type="float" office:value="1006744">
            <text:p>1006744</text:p>
          </table:table-cell>
          <table:table-cell table:style-name="ce3" office:value-type="float" office:value="169059">
            <text:p>169059</text:p>
          </table:table-cell>
          <table:table-cell table:style-name="ce3" office:value-type="float" office:value="436">
            <text:p>436</text:p>
          </table:table-cell>
          <table:table-cell table:style-name="ce5" table:formula="of:=[.D830]/[.D829]-1" office:value-type="percentage" office:value="0.879310344827586">
            <text:p>87.93%</text:p>
          </table:table-cell>
          <table:table-cell table:style-name="ce5" table:formula="of:=[.E830]/[.E829]-1" office:value-type="percentage" office:value="1.23589743589744">
            <text:p>123.59%</text:p>
          </table:table-cell>
          <table:table-cell table:style-name="ce5" table:formula="of:=[.C830]/[.B830]" office:value-type="percentage" office:value="0.0118917006006895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08</text:p>
          </table:table-cell>
          <table:table-cell table:style-name="ce3" table:formula="of:=[.D831]+[.B830]" office:value-type="float" office:value="84831043">
            <text:p>84831043</text:p>
          </table:table-cell>
          <table:table-cell table:style-name="ce3" table:formula="of:=[.E831]+[.C830]" office:value-type="float" office:value="1007804">
            <text:p>1007804</text:p>
          </table:table-cell>
          <table:table-cell table:style-name="ce3" office:value-type="float" office:value="171663">
            <text:p>171663</text:p>
          </table:table-cell>
          <table:table-cell table:style-name="ce3" office:value-type="float" office:value="1060">
            <text:p>1060</text:p>
          </table:table-cell>
          <table:table-cell table:style-name="ce5" table:formula="of:=[.D831]/[.D830]-1" office:value-type="percentage" office:value="0.0154029066775505">
            <text:p>1.54%</text:p>
          </table:table-cell>
          <table:table-cell table:style-name="ce5" table:formula="of:=[.E831]/[.E830]-1" office:value-type="percentage" office:value="1.43119266055046">
            <text:p>143.12%</text:p>
          </table:table-cell>
          <table:table-cell table:style-name="ce5" table:formula="of:=[.C831]/[.B831]" office:value-type="percentage" office:value="0.0118801321351195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09</text:p>
          </table:table-cell>
          <table:table-cell table:style-name="ce3" table:formula="of:=[.D832]+[.B831]" office:value-type="float" office:value="84938368">
            <text:p>84938368</text:p>
          </table:table-cell>
          <table:table-cell table:style-name="ce3" table:formula="of:=[.E832]+[.C831]" office:value-type="float" office:value="1008133">
            <text:p>1008133</text:p>
          </table:table-cell>
          <table:table-cell table:style-name="ce3" office:value-type="float" office:value="107325">
            <text:p>107325</text:p>
          </table:table-cell>
          <table:table-cell table:style-name="ce3" office:value-type="float" office:value="329">
            <text:p>329</text:p>
          </table:table-cell>
          <table:table-cell table:style-name="ce5" table:formula="of:=[.D832]/[.D831]-1" office:value-type="percentage" office:value="-0.374792471295503">
            <text:p>-37.48%</text:p>
          </table:table-cell>
          <table:table-cell table:style-name="ce5" table:formula="of:=[.E832]/[.E831]-1" office:value-type="percentage" office:value="-0.689622641509434">
            <text:p>-68.96%</text:p>
          </table:table-cell>
          <table:table-cell table:style-name="ce5" table:formula="of:=[.C832]/[.B832]" office:value-type="percentage" office:value="0.01186899423356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10</text:p>
          </table:table-cell>
          <table:table-cell table:style-name="ce3" table:formula="of:=[.D833]+[.B832]" office:value-type="float" office:value="85075632">
            <text:p>85075632</text:p>
          </table:table-cell>
          <table:table-cell table:style-name="ce3" table:formula="of:=[.E833]+[.C832]" office:value-type="float" office:value="1008471">
            <text:p>1008471</text:p>
          </table:table-cell>
          <table:table-cell table:style-name="ce3" office:value-type="float" office:value="137264">
            <text:p>137264</text:p>
          </table:table-cell>
          <table:table-cell table:style-name="ce3" office:value-type="float" office:value="338">
            <text:p>338</text:p>
          </table:table-cell>
          <table:table-cell table:style-name="ce5" table:formula="of:=[.D833]/[.D832]-1" office:value-type="percentage" office:value="0.278956440717447">
            <text:p>27.90%</text:p>
          </table:table-cell>
          <table:table-cell table:style-name="ce5" table:formula="of:=[.E833]/[.E832]-1" office:value-type="percentage" office:value="0.027355623100304">
            <text:p>2.74%</text:p>
          </table:table-cell>
          <table:table-cell table:style-name="ce5" table:formula="of:=[.C833]/[.B833]" office:value-type="percentage" office:value="0.0118538173186889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11</text:p>
          </table:table-cell>
          <table:table-cell table:style-name="ce3" table:formula="of:=[.D834]+[.B833]" office:value-type="float" office:value="85155655">
            <text:p>85155655</text:p>
          </table:table-cell>
          <table:table-cell table:style-name="ce3" table:formula="of:=[.E834]+[.C833]" office:value-type="float" office:value="1008705">
            <text:p>1008705</text:p>
          </table:table-cell>
          <table:table-cell table:style-name="ce3" office:value-type="float" office:value="80023">
            <text:p>80023</text:p>
          </table:table-cell>
          <table:table-cell table:style-name="ce3" office:value-type="float" office:value="234">
            <text:p>234</text:p>
          </table:table-cell>
          <table:table-cell table:style-name="ce5" table:formula="of:=[.D834]/[.D833]-1" office:value-type="percentage" office:value="-0.417013929362397">
            <text:p>-41.70%</text:p>
          </table:table-cell>
          <table:table-cell table:style-name="ce5" table:formula="of:=[.E834]/[.E833]-1" office:value-type="percentage" office:value="-0.307692307692308">
            <text:p>-30.77%</text:p>
          </table:table-cell>
          <table:table-cell table:style-name="ce5" table:formula="of:=[.C834]/[.B834]" office:value-type="percentage" office:value="0.0118454258851042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12</text:p>
          </table:table-cell>
          <table:table-cell table:style-name="ce3" table:formula="of:=[.D835]+[.B834]" office:value-type="float" office:value="85166936">
            <text:p>85166936</text:p>
          </table:table-cell>
          <table:table-cell table:style-name="ce3" table:formula="of:=[.E835]+[.C834]" office:value-type="float" office:value="1008716">
            <text:p>1008716</text:p>
          </table:table-cell>
          <table:table-cell table:style-name="ce3" office:value-type="float" office:value="11281">
            <text:p>11281</text:p>
          </table:table-cell>
          <table:table-cell table:style-name="ce3" office:value-type="float" office:value="11">
            <text:p>11</text:p>
          </table:table-cell>
          <table:table-cell table:style-name="ce5" table:formula="of:=[.D835]/[.D834]-1" office:value-type="percentage" office:value="-0.859028029441535">
            <text:p>-85.90%</text:p>
          </table:table-cell>
          <table:table-cell table:style-name="ce5" table:formula="of:=[.E835]/[.E834]-1" office:value-type="percentage" office:value="-0.952991452991453">
            <text:p>-95.30%</text:p>
          </table:table-cell>
          <table:table-cell table:style-name="ce5" table:formula="of:=[.C835]/[.B835]" office:value-type="percentage" office:value="0.0118439860276293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13</text:p>
          </table:table-cell>
          <table:table-cell table:style-name="ce3" table:formula="of:=[.D836]+[.B835]" office:value-type="float" office:value="85240317">
            <text:p>85240317</text:p>
          </table:table-cell>
          <table:table-cell table:style-name="ce3" table:formula="of:=[.E836]+[.C835]" office:value-type="float" office:value="1008885">
            <text:p>1008885</text:p>
          </table:table-cell>
          <table:table-cell table:style-name="ce3" office:value-type="float" office:value="73381">
            <text:p>73381</text:p>
          </table:table-cell>
          <table:table-cell table:style-name="ce3" office:value-type="float" office:value="169">
            <text:p>169</text:p>
          </table:table-cell>
          <table:table-cell table:style-name="ce5" table:formula="of:=[.D836]/[.D835]-1" office:value-type="percentage" office:value="5.50483113199184">
            <text:p>550.48%</text:p>
          </table:table-cell>
          <table:table-cell table:style-name="ce5" table:formula="of:=[.E836]/[.E835]-1" office:value-type="percentage" office:value="14.3636363636364">
            <text:p>1436.36%</text:p>
          </table:table-cell>
          <table:table-cell table:style-name="ce5" table:formula="of:=[.C836]/[.B836]" office:value-type="percentage" office:value="0.0118357725018784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14</text:p>
          </table:table-cell>
          <table:table-cell table:style-name="ce3" table:formula="of:=[.D837]+[.B836]" office:value-type="float" office:value="85396856">
            <text:p>85396856</text:p>
          </table:table-cell>
          <table:table-cell table:style-name="ce3" table:formula="of:=[.E837]+[.C836]" office:value-type="float" office:value="1009301">
            <text:p>1009301</text:p>
          </table:table-cell>
          <table:table-cell table:style-name="ce3" office:value-type="float" office:value="156539">
            <text:p>156539</text:p>
          </table:table-cell>
          <table:table-cell table:style-name="ce3" office:value-type="float" office:value="416">
            <text:p>416</text:p>
          </table:table-cell>
          <table:table-cell table:style-name="ce5" table:formula="of:=[.D837]/[.D836]-1" office:value-type="percentage" office:value="1.13323612379226">
            <text:p>113.32%</text:p>
          </table:table-cell>
          <table:table-cell table:style-name="ce5" table:formula="of:=[.E837]/[.E836]-1" office:value-type="percentage" office:value="1.46153846153846">
            <text:p>146.15%</text:p>
          </table:table-cell>
          <table:table-cell table:style-name="ce5" table:formula="of:=[.C837]/[.B837]" office:value-type="percentage" office:value="0.0118189479949941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15</text:p>
          </table:table-cell>
          <table:table-cell table:style-name="ce3" table:formula="of:=[.D838]+[.B837]" office:value-type="float" office:value="85537774">
            <text:p>85537774</text:p>
          </table:table-cell>
          <table:table-cell table:style-name="ce3" table:formula="of:=[.E838]+[.C837]" office:value-type="float" office:value="1009849">
            <text:p>1009849</text:p>
          </table:table-cell>
          <table:table-cell table:style-name="ce3" office:value-type="float" office:value="140918">
            <text:p>140918</text:p>
          </table:table-cell>
          <table:table-cell table:style-name="ce3" office:value-type="float" office:value="548">
            <text:p>548</text:p>
          </table:table-cell>
          <table:table-cell table:style-name="ce5" table:formula="of:=[.D838]/[.D837]-1" office:value-type="percentage" office:value="-0.0997898287327759">
            <text:p>-9.98%</text:p>
          </table:table-cell>
          <table:table-cell table:style-name="ce5" table:formula="of:=[.E838]/[.E837]-1" office:value-type="percentage" office:value="0.317307692307692">
            <text:p>31.73%</text:p>
          </table:table-cell>
          <table:table-cell table:style-name="ce5" table:formula="of:=[.C838]/[.B838]" office:value-type="percentage" office:value="0.0118058835620389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16</text:p>
          </table:table-cell>
          <table:table-cell table:style-name="ce3" table:formula="of:=[.D839]+[.B838]" office:value-type="float" office:value="85663059">
            <text:p>85663059</text:p>
          </table:table-cell>
          <table:table-cell table:style-name="ce3" table:formula="of:=[.E839]+[.C838]" office:value-type="float" office:value="1010187">
            <text:p>1010187</text:p>
          </table:table-cell>
          <table:table-cell table:style-name="ce3" office:value-type="float" office:value="125285">
            <text:p>125285</text:p>
          </table:table-cell>
          <table:table-cell table:style-name="ce3" office:value-type="float" office:value="338">
            <text:p>338</text:p>
          </table:table-cell>
          <table:table-cell table:style-name="ce5" table:formula="of:=[.D839]/[.D838]-1" office:value-type="percentage" office:value="-0.110936856895499">
            <text:p>-11.09%</text:p>
          </table:table-cell>
          <table:table-cell table:style-name="ce5" table:formula="of:=[.E839]/[.E838]-1" office:value-type="percentage" office:value="-0.383211678832117">
            <text:p>-38.32%</text:p>
          </table:table-cell>
          <table:table-cell table:style-name="ce5" table:formula="of:=[.C839]/[.B839]" office:value-type="percentage" office:value="0.0117925627661744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17</text:p>
          </table:table-cell>
          <table:table-cell table:style-name="ce3" table:formula="of:=[.D840]+[.B839]" office:value-type="float" office:value="85765082">
            <text:p>85765082</text:p>
          </table:table-cell>
          <table:table-cell table:style-name="ce3" table:formula="of:=[.E840]+[.C839]" office:value-type="float" office:value="1010527">
            <text:p>1010527</text:p>
          </table:table-cell>
          <table:table-cell table:style-name="ce3" office:value-type="float" office:value="102023">
            <text:p>102023</text:p>
          </table:table-cell>
          <table:table-cell table:style-name="ce3" office:value-type="float" office:value="340">
            <text:p>340</text:p>
          </table:table-cell>
          <table:table-cell table:style-name="ce5" table:formula="of:=[.D840]/[.D839]-1" office:value-type="percentage" office:value="-0.185672666320789">
            <text:p>-18.57%</text:p>
          </table:table-cell>
          <table:table-cell table:style-name="ce5" table:formula="of:=[.E840]/[.E839]-1" office:value-type="percentage" office:value="0.00591715976331364">
            <text:p>0.59%</text:p>
          </table:table-cell>
          <table:table-cell table:style-name="ce5" table:formula="of:=[.C840]/[.B840]" office:value-type="percentage" office:value="0.0117824990827852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18</text:p>
          </table:table-cell>
          <table:table-cell table:style-name="ce3" table:formula="of:=[.D841]+[.B840]" office:value-type="float" office:value="85834968">
            <text:p>85834968</text:p>
          </table:table-cell>
          <table:table-cell table:style-name="ce3" table:formula="of:=[.E841]+[.C840]" office:value-type="float" office:value="1010772">
            <text:p>1010772</text:p>
          </table:table-cell>
          <table:table-cell table:style-name="ce3" office:value-type="float" office:value="69886">
            <text:p>69886</text:p>
          </table:table-cell>
          <table:table-cell table:style-name="ce3" office:value-type="float" office:value="245">
            <text:p>245</text:p>
          </table:table-cell>
          <table:table-cell table:style-name="ce5" table:formula="of:=[.D841]/[.D840]-1" office:value-type="percentage" office:value="-0.314997598580712">
            <text:p>-31.50%</text:p>
          </table:table-cell>
          <table:table-cell table:style-name="ce5" table:formula="of:=[.E841]/[.E840]-1" office:value-type="percentage" office:value="-0.279411764705882">
            <text:p>-27.94%</text:p>
          </table:table-cell>
          <table:table-cell table:style-name="ce5" table:formula="of:=[.C841]/[.B841]" office:value-type="percentage" office:value="0.0117757602006679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19</text:p>
          </table:table-cell>
          <table:table-cell table:style-name="ce3" table:formula="of:=[.D842]+[.B841]" office:value-type="float" office:value="85847074">
            <text:p>85847074</text:p>
          </table:table-cell>
          <table:table-cell table:style-name="ce3" table:formula="of:=[.E842]+[.C841]" office:value-type="float" office:value="1010796">
            <text:p>1010796</text:p>
          </table:table-cell>
          <table:table-cell table:style-name="ce3" office:value-type="float" office:value="12106">
            <text:p>12106</text:p>
          </table:table-cell>
          <table:table-cell table:style-name="ce3" office:value-type="float" office:value="24">
            <text:p>24</text:p>
          </table:table-cell>
          <table:table-cell table:style-name="ce5" table:formula="of:=[.D842]/[.D841]-1" office:value-type="percentage" office:value="-0.826775033626191">
            <text:p>-82.68%</text:p>
          </table:table-cell>
          <table:table-cell table:style-name="ce5" table:formula="of:=[.E842]/[.E841]-1" office:value-type="percentage" office:value="-0.902040816326531">
            <text:p>-90.20%</text:p>
          </table:table-cell>
          <table:table-cell table:style-name="ce5" table:formula="of:=[.C842]/[.B842]" office:value-type="percentage" office:value="0.0117743791710362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20</text:p>
          </table:table-cell>
          <table:table-cell table:style-name="ce3" table:formula="of:=[.D843]+[.B842]" office:value-type="float" office:value="85901380">
            <text:p>85901380</text:p>
          </table:table-cell>
          <table:table-cell table:style-name="ce3" table:formula="of:=[.E843]+[.C842]" office:value-type="float" office:value="1010915">
            <text:p>1010915</text:p>
          </table:table-cell>
          <table:table-cell table:style-name="ce3" office:value-type="float" office:value="54306">
            <text:p>54306</text:p>
          </table:table-cell>
          <table:table-cell table:style-name="ce3" office:value-type="float" office:value="119">
            <text:p>119</text:p>
          </table:table-cell>
          <table:table-cell table:style-name="ce5" table:formula="of:=[.D843]/[.D842]-1" office:value-type="percentage" office:value="3.48587477283991">
            <text:p>348.59%</text:p>
          </table:table-cell>
          <table:table-cell table:style-name="ce5" table:formula="of:=[.E843]/[.E842]-1" office:value-type="percentage" office:value="3.95833333333333">
            <text:p>395.83%</text:p>
          </table:table-cell>
          <table:table-cell table:style-name="ce5" table:formula="of:=[.C843]/[.B843]" office:value-type="percentage" office:value="0.0117683208348923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21</text:p>
          </table:table-cell>
          <table:table-cell table:style-name="ce3" table:formula="of:=[.D844]+[.B843]" office:value-type="float" office:value="86054182">
            <text:p>86054182</text:p>
          </table:table-cell>
          <table:table-cell table:style-name="ce3" table:formula="of:=[.E844]+[.C843]" office:value-type="float" office:value="1011180">
            <text:p>1011180</text:p>
          </table:table-cell>
          <table:table-cell table:style-name="ce3" office:value-type="float" office:value="152802">
            <text:p>152802</text:p>
          </table:table-cell>
          <table:table-cell table:style-name="ce3" office:value-type="float" office:value="265">
            <text:p>265</text:p>
          </table:table-cell>
          <table:table-cell table:style-name="ce5" table:formula="of:=[.D844]/[.D843]-1" office:value-type="percentage" office:value="1.81372224063639">
            <text:p>181.37%</text:p>
          </table:table-cell>
          <table:table-cell table:style-name="ce5" table:formula="of:=[.E844]/[.E843]-1" office:value-type="percentage" office:value="1.22689075630252">
            <text:p>122.69%</text:p>
          </table:table-cell>
          <table:table-cell table:style-name="ce5" table:formula="of:=[.C844]/[.B844]" office:value-type="percentage" office:value="0.0117505038860285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22</text:p>
          </table:table-cell>
          <table:table-cell table:style-name="ce3" table:formula="of:=[.D845]+[.B844]" office:value-type="float" office:value="86209533">
            <text:p>86209533</text:p>
          </table:table-cell>
          <table:table-cell table:style-name="ce3" table:formula="of:=[.E845]+[.C844]" office:value-type="float" office:value="1011836">
            <text:p>1011836</text:p>
          </table:table-cell>
          <table:table-cell table:style-name="ce3" office:value-type="float" office:value="155351">
            <text:p>155351</text:p>
          </table:table-cell>
          <table:table-cell table:style-name="ce3" office:value-type="float" office:value="656">
            <text:p>656</text:p>
          </table:table-cell>
          <table:table-cell table:style-name="ce5" table:formula="of:=[.D845]/[.D844]-1" office:value-type="percentage" office:value="0.0166817188256698">
            <text:p>1.67%</text:p>
          </table:table-cell>
          <table:table-cell table:style-name="ce5" table:formula="of:=[.E845]/[.E844]-1" office:value-type="percentage" office:value="1.47547169811321">
            <text:p>147.55%</text:p>
          </table:table-cell>
          <table:table-cell table:style-name="ce5" table:formula="of:=[.C845]/[.B845]" office:value-type="percentage" office:value="0.0117369386515526">
            <text:p>1.1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23</text:p>
          </table:table-cell>
          <table:table-cell table:style-name="ce3" table:formula="of:=[.D846]+[.B845]" office:value-type="float" office:value="86319131">
            <text:p>86319131</text:p>
          </table:table-cell>
          <table:table-cell table:style-name="ce3" table:formula="of:=[.E846]+[.C845]" office:value-type="float" office:value="1012230">
            <text:p>1012230</text:p>
          </table:table-cell>
          <table:table-cell table:style-name="ce3" office:value-type="float" office:value="109598">
            <text:p>109598</text:p>
          </table:table-cell>
          <table:table-cell table:style-name="ce3" office:value-type="float" office:value="394">
            <text:p>394</text:p>
          </table:table-cell>
          <table:table-cell table:style-name="ce5" table:formula="of:=[.D846]/[.D845]-1" office:value-type="percentage" office:value="-0.294513714105477">
            <text:p>-29.45%</text:p>
          </table:table-cell>
          <table:table-cell table:style-name="ce5" table:formula="of:=[.E846]/[.E845]-1" office:value-type="percentage" office:value="-0.399390243902439">
            <text:p>-39.94%</text:p>
          </table:table-cell>
          <table:table-cell table:style-name="ce5" table:formula="of:=[.C846]/[.B846]" office:value-type="percentage" office:value="0.0117266009084359">
            <text:p>1.1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24</text:p>
          </table:table-cell>
          <table:table-cell table:style-name="ce3" table:formula="of:=[.D847]+[.B846]" office:value-type="float" office:value="86462438">
            <text:p>86462438</text:p>
          </table:table-cell>
          <table:table-cell table:style-name="ce3" table:formula="of:=[.E847]+[.C846]" office:value-type="float" office:value="1012804">
            <text:p>1012804</text:p>
          </table:table-cell>
          <table:table-cell table:style-name="ce3" office:value-type="float" office:value="143307">
            <text:p>143307</text:p>
          </table:table-cell>
          <table:table-cell table:style-name="ce3" office:value-type="float" office:value="574">
            <text:p>574</text:p>
          </table:table-cell>
          <table:table-cell table:style-name="ce5" table:formula="of:=[.D847]/[.D846]-1" office:value-type="percentage" office:value="0.307569481194912">
            <text:p>30.76%</text:p>
          </table:table-cell>
          <table:table-cell table:style-name="ce5" table:formula="of:=[.E847]/[.E846]-1" office:value-type="percentage" office:value="0.456852791878173">
            <text:p>45.69%</text:p>
          </table:table-cell>
          <table:table-cell table:style-name="ce5" table:formula="of:=[.C847]/[.B847]" office:value-type="percentage" office:value="0.0117138033974938">
            <text:p>1.1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25</text:p>
          </table:table-cell>
          <table:table-cell table:style-name="ce3" table:formula="of:=[.D848]+[.B847]" office:value-type="float" office:value="86552597">
            <text:p>86552597</text:p>
          </table:table-cell>
          <table:table-cell table:style-name="ce3" table:formula="of:=[.E848]+[.C847]" office:value-type="float" office:value="1013014">
            <text:p>1013014</text:p>
          </table:table-cell>
          <table:table-cell table:style-name="ce3" office:value-type="float" office:value="90159">
            <text:p>90159</text:p>
          </table:table-cell>
          <table:table-cell table:style-name="ce3" office:value-type="float" office:value="210">
            <text:p>210</text:p>
          </table:table-cell>
          <table:table-cell table:style-name="ce5" table:formula="of:=[.D848]/[.D847]-1" office:value-type="percentage" office:value="-0.370868136238983">
            <text:p>-37.09%</text:p>
          </table:table-cell>
          <table:table-cell table:style-name="ce5" table:formula="of:=[.E848]/[.E847]-1" office:value-type="percentage" office:value="-0.634146341463415">
            <text:p>-63.41%</text:p>
          </table:table-cell>
          <table:table-cell table:style-name="ce5" table:formula="of:=[.C848]/[.B848]" office:value-type="percentage" office:value="0.0117040277832449">
            <text:p>1.1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26</text:p>
          </table:table-cell>
          <table:table-cell table:style-name="ce3" table:formula="of:=[.D849]+[.B848]" office:value-type="float" office:value="86572092">
            <text:p>86572092</text:p>
          </table:table-cell>
          <table:table-cell table:style-name="ce3" table:formula="of:=[.E849]+[.C848]" office:value-type="float" office:value="1013021">
            <text:p>1013021</text:p>
          </table:table-cell>
          <table:table-cell table:style-name="ce3" office:value-type="float" office:value="19495">
            <text:p>19495</text:p>
          </table:table-cell>
          <table:table-cell table:style-name="ce3" office:value-type="float" office:value="7">
            <text:p>7</text:p>
          </table:table-cell>
          <table:table-cell table:style-name="ce5" table:formula="of:=[.D849]/[.D848]-1" office:value-type="percentage" office:value="-0.783770893643452">
            <text:p>-78.38%</text:p>
          </table:table-cell>
          <table:table-cell table:style-name="ce5" table:formula="of:=[.E849]/[.E848]-1" office:value-type="percentage" office:value="-0.966666666666667">
            <text:p>-96.67%</text:p>
          </table:table-cell>
          <table:table-cell table:style-name="ce5" table:formula="of:=[.C849]/[.B849]" office:value-type="percentage" office:value="0.0117014730335961">
            <text:p>1.1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27</text:p>
          </table:table-cell>
          <table:table-cell table:style-name="ce3" table:formula="of:=[.D850]+[.B849]" office:value-type="float" office:value="86656092">
            <text:p>86656092</text:p>
          </table:table-cell>
          <table:table-cell table:style-name="ce3" table:formula="of:=[.E850]+[.C849]" office:value-type="float" office:value="1013293">
            <text:p>1013293</text:p>
          </table:table-cell>
          <table:table-cell table:style-name="ce3" office:value-type="float" office:value="84000">
            <text:p>84000</text:p>
          </table:table-cell>
          <table:table-cell table:style-name="ce3" office:value-type="float" office:value="272">
            <text:p>272</text:p>
          </table:table-cell>
          <table:table-cell table:style-name="ce5" table:formula="of:=[.D850]/[.D849]-1" office:value-type="percentage" office:value="3.30879712746858">
            <text:p>330.88%</text:p>
          </table:table-cell>
          <table:table-cell table:style-name="ce5" table:formula="of:=[.E850]/[.E849]-1" office:value-type="percentage" office:value="37.8571428571429">
            <text:p>3785.71%</text:p>
          </table:table-cell>
          <table:table-cell table:style-name="ce5" table:formula="of:=[.C850]/[.B850]" office:value-type="percentage" office:value="0.0116932690664149">
            <text:p>1.1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28</text:p>
          </table:table-cell>
          <table:table-cell table:style-name="ce3" table:formula="of:=[.D851]+[.B850]" office:value-type="float" office:value="86769941">
            <text:p>86769941</text:p>
          </table:table-cell>
          <table:table-cell table:style-name="ce3" table:formula="of:=[.E851]+[.C850]" office:value-type="float" office:value="1013806">
            <text:p>1013806</text:p>
          </table:table-cell>
          <table:table-cell table:style-name="ce3" office:value-type="float" office:value="113849">
            <text:p>113849</text:p>
          </table:table-cell>
          <table:table-cell table:style-name="ce3" office:value-type="float" office:value="513">
            <text:p>513</text:p>
          </table:table-cell>
          <table:table-cell table:style-name="ce5" table:formula="of:=[.D851]/[.D850]-1" office:value-type="percentage" office:value="0.355345238095238">
            <text:p>35.53%</text:p>
          </table:table-cell>
          <table:table-cell table:style-name="ce5" table:formula="of:=[.E851]/[.E850]-1" office:value-type="percentage" office:value="0.886029411764706">
            <text:p>88.60%</text:p>
          </table:table-cell>
          <table:table-cell table:style-name="ce5" table:formula="of:=[.C851]/[.B851]" office:value-type="percentage" office:value="0.0116838387616283">
            <text:p>1.1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29</text:p>
          </table:table-cell>
          <table:table-cell table:style-name="ce3" table:formula="of:=[.D852]+[.B851]" office:value-type="float" office:value="86903718">
            <text:p>86903718</text:p>
          </table:table-cell>
          <table:table-cell table:style-name="ce3" table:formula="of:=[.E852]+[.C851]" office:value-type="float" office:value="1014402">
            <text:p>1014402</text:p>
          </table:table-cell>
          <table:table-cell table:style-name="ce3" office:value-type="float" office:value="133777">
            <text:p>133777</text:p>
          </table:table-cell>
          <table:table-cell table:style-name="ce3" office:value-type="float" office:value="596">
            <text:p>596</text:p>
          </table:table-cell>
          <table:table-cell table:style-name="ce5" table:formula="of:=[.D852]/[.D851]-1" office:value-type="percentage" office:value="0.175038867271561">
            <text:p>17.50%</text:p>
          </table:table-cell>
          <table:table-cell table:style-name="ce5" table:formula="of:=[.E852]/[.E851]-1" office:value-type="percentage" office:value="0.161793372319688">
            <text:p>16.18%</text:p>
          </table:table-cell>
          <table:table-cell table:style-name="ce5" table:formula="of:=[.C852]/[.B852]" office:value-type="percentage" office:value="0.0116727111721503">
            <text:p>1.1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30</text:p>
          </table:table-cell>
          <table:table-cell table:style-name="ce3" table:formula="of:=[.D853]+[.B852]" office:value-type="float" office:value="87024190">
            <text:p>87024190</text:p>
          </table:table-cell>
          <table:table-cell table:style-name="ce3" table:formula="of:=[.E853]+[.C852]" office:value-type="float" office:value="1014835">
            <text:p>1014835</text:p>
          </table:table-cell>
          <table:table-cell table:style-name="ce3" office:value-type="float" office:value="120472">
            <text:p>120472</text:p>
          </table:table-cell>
          <table:table-cell table:style-name="ce3" office:value-type="float" office:value="433">
            <text:p>433</text:p>
          </table:table-cell>
          <table:table-cell table:style-name="ce5" table:formula="of:=[.D853]/[.D852]-1" office:value-type="percentage" office:value="-0.0994565583022493">
            <text:p>-9.95%</text:p>
          </table:table-cell>
          <table:table-cell table:style-name="ce5" table:formula="of:=[.E853]/[.E852]-1" office:value-type="percentage" office:value="-0.273489932885906">
            <text:p>-27.35%</text:p>
          </table:table-cell>
          <table:table-cell table:style-name="ce5" table:formula="of:=[.C853]/[.B853]" office:value-type="percentage" office:value="0.0116615276740869">
            <text:p>1.1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01</text:p>
          </table:table-cell>
          <table:table-cell table:style-name="ce3" table:formula="of:=[.D854]+[.B853]" office:value-type="float" office:value="87168177">
            <text:p>87168177</text:p>
          </table:table-cell>
          <table:table-cell table:style-name="ce3" table:formula="of:=[.E854]+[.C853]" office:value-type="float" office:value="1015392">
            <text:p>1015392</text:p>
          </table:table-cell>
          <table:table-cell table:style-name="ce3" office:value-type="float" office:value="143987">
            <text:p>143987</text:p>
          </table:table-cell>
          <table:table-cell table:style-name="ce3" office:value-type="float" office:value="557">
            <text:p>557</text:p>
          </table:table-cell>
          <table:table-cell table:style-name="ce5" table:formula="of:=[.D854]/[.D853]-1" office:value-type="percentage" office:value="0.195190583704097">
            <text:p>19.52%</text:p>
          </table:table-cell>
          <table:table-cell table:style-name="ce5" table:formula="of:=[.E854]/[.E853]-1" office:value-type="percentage" office:value="0.286374133949192">
            <text:p>28.64%</text:p>
          </table:table-cell>
          <table:table-cell table:style-name="ce5" table:formula="of:=[.C854]/[.B854]" office:value-type="percentage" office:value="0.011648654760785">
            <text:p>1.1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02</text:p>
          </table:table-cell>
          <table:table-cell table:style-name="ce3" table:formula="of:=[.D855]+[.B854]" office:value-type="float" office:value="87240636">
            <text:p>87240636</text:p>
          </table:table-cell>
          <table:table-cell table:style-name="ce3" table:formula="of:=[.E855]+[.C854]" office:value-type="float" office:value="1015630">
            <text:p>1015630</text:p>
          </table:table-cell>
          <table:table-cell table:style-name="ce3" office:value-type="float" office:value="72459">
            <text:p>72459</text:p>
          </table:table-cell>
          <table:table-cell table:style-name="ce3" office:value-type="float" office:value="238">
            <text:p>238</text:p>
          </table:table-cell>
          <table:table-cell table:style-name="ce5" table:formula="of:=[.D855]/[.D854]-1" office:value-type="percentage" office:value="-0.496767069249307">
            <text:p>-49.68%</text:p>
          </table:table-cell>
          <table:table-cell table:style-name="ce5" table:formula="of:=[.E855]/[.E854]-1" office:value-type="percentage" office:value="-0.572710951526032">
            <text:p>-57.27%</text:p>
          </table:table-cell>
          <table:table-cell table:style-name="ce5" table:formula="of:=[.C855]/[.B855]" office:value-type="percentage" office:value="0.0116417078848439">
            <text:p>1.1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03</text:p>
          </table:table-cell>
          <table:table-cell table:style-name="ce3" table:formula="of:=[.D856]+[.B855]" office:value-type="float" office:value="87243713">
            <text:p>87243713</text:p>
          </table:table-cell>
          <table:table-cell table:style-name="ce3" table:formula="of:=[.E856]+[.C855]" office:value-type="float" office:value="1015642">
            <text:p>1015642</text:p>
          </table:table-cell>
          <table:table-cell table:style-name="ce3" office:value-type="float" office:value="3077">
            <text:p>3077</text:p>
          </table:table-cell>
          <table:table-cell table:style-name="ce3" office:value-type="float" office:value="12">
            <text:p>12</text:p>
          </table:table-cell>
          <table:table-cell table:style-name="ce5" table:formula="of:=[.D856]/[.D855]-1" office:value-type="percentage" office:value="-0.95753460577706">
            <text:p>-95.75%</text:p>
          </table:table-cell>
          <table:table-cell table:style-name="ce5" table:formula="of:=[.E856]/[.E855]-1" office:value-type="percentage" office:value="-0.949579831932773">
            <text:p>-94.96%</text:p>
          </table:table-cell>
          <table:table-cell table:style-name="ce5" table:formula="of:=[.C856]/[.B856]" office:value-type="percentage" office:value="0.011641434838978">
            <text:p>1.1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04</text:p>
          </table:table-cell>
          <table:table-cell table:style-name="ce3" table:formula="of:=[.D857]+[.B856]" office:value-type="float" office:value="87269582">
            <text:p>87269582</text:p>
          </table:table-cell>
          <table:table-cell table:style-name="ce3" table:formula="of:=[.E857]+[.C856]" office:value-type="float" office:value="1015678">
            <text:p>1015678</text:p>
          </table:table-cell>
          <table:table-cell table:style-name="ce3" office:value-type="float" office:value="25869">
            <text:p>25869</text:p>
          </table:table-cell>
          <table:table-cell table:style-name="ce3" office:value-type="float" office:value="36">
            <text:p>36</text:p>
          </table:table-cell>
          <table:table-cell table:style-name="ce5" table:formula="of:=[.D857]/[.D856]-1" office:value-type="percentage" office:value="7.40721481962951">
            <text:p>740.72%</text:p>
          </table:table-cell>
          <table:table-cell table:style-name="ce5" table:formula="of:=[.E857]/[.E856]-1" office:value-type="percentage" office:value="2">
            <text:p>200.00%</text:p>
          </table:table-cell>
          <table:table-cell table:style-name="ce5" table:formula="of:=[.C857]/[.B857]" office:value-type="percentage" office:value="0.0116383965262948">
            <text:p>1.1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05</text:p>
          </table:table-cell>
          <table:table-cell table:style-name="ce3" table:formula="of:=[.D858]+[.B857]" office:value-type="float" office:value="87474191">
            <text:p>87474191</text:p>
          </table:table-cell>
          <table:table-cell table:style-name="ce3" table:formula="of:=[.E858]+[.C857]" office:value-type="float" office:value="1016088">
            <text:p>1016088</text:p>
          </table:table-cell>
          <table:table-cell table:style-name="ce3" office:value-type="float" office:value="204609">
            <text:p>204609</text:p>
          </table:table-cell>
          <table:table-cell table:style-name="ce3" office:value-type="float" office:value="410">
            <text:p>410</text:p>
          </table:table-cell>
          <table:table-cell table:style-name="ce5" table:formula="of:=[.D858]/[.D857]-1" office:value-type="percentage" office:value="6.90942827322278">
            <text:p>690.94%</text:p>
          </table:table-cell>
          <table:table-cell table:style-name="ce5" table:formula="of:=[.E858]/[.E857]-1" office:value-type="percentage" office:value="10.3888888888889">
            <text:p>1038.89%</text:p>
          </table:table-cell>
          <table:table-cell table:style-name="ce5" table:formula="of:=[.C858]/[.B858]" office:value-type="percentage" office:value="0.0116158604999273">
            <text:p>1.1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06</text:p>
          </table:table-cell>
          <table:table-cell table:style-name="ce3" table:formula="of:=[.D859]+[.B858]" office:value-type="float" office:value="87646150">
            <text:p>87646150</text:p>
          </table:table-cell>
          <table:table-cell table:style-name="ce3" table:formula="of:=[.E859]+[.C858]" office:value-type="float" office:value="1016583">
            <text:p>1016583</text:p>
          </table:table-cell>
          <table:table-cell table:style-name="ce3" office:value-type="float" office:value="171959">
            <text:p>171959</text:p>
          </table:table-cell>
          <table:table-cell table:style-name="ce3" office:value-type="float" office:value="495">
            <text:p>495</text:p>
          </table:table-cell>
          <table:table-cell table:style-name="ce5" table:formula="of:=[.D859]/[.D858]-1" office:value-type="percentage" office:value="-0.159572648319478">
            <text:p>-15.96%</text:p>
          </table:table-cell>
          <table:table-cell table:style-name="ce5" table:formula="of:=[.E859]/[.E858]-1" office:value-type="percentage" office:value="0.207317073170732">
            <text:p>20.73%</text:p>
          </table:table-cell>
          <table:table-cell table:style-name="ce5" table:formula="of:=[.C859]/[.B859]" office:value-type="percentage" office:value="0.0115987182551658">
            <text:p>1.1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07</text:p>
          </table:table-cell>
          <table:table-cell table:style-name="ce3" table:formula="of:=[.D860]+[.B859]" office:value-type="float" office:value="87765987">
            <text:p>87765987</text:p>
          </table:table-cell>
          <table:table-cell table:style-name="ce3" table:formula="of:=[.E860]+[.C859]" office:value-type="float" office:value="1016959">
            <text:p>1016959</text:p>
          </table:table-cell>
          <table:table-cell table:style-name="ce3" office:value-type="float" office:value="119837">
            <text:p>119837</text:p>
          </table:table-cell>
          <table:table-cell table:style-name="ce3" office:value-type="float" office:value="376">
            <text:p>376</text:p>
          </table:table-cell>
          <table:table-cell table:style-name="ce5" table:formula="of:=[.D860]/[.D859]-1" office:value-type="percentage" office:value="-0.30310713600335">
            <text:p>-30.31%</text:p>
          </table:table-cell>
          <table:table-cell table:style-name="ce5" table:formula="of:=[.E860]/[.E859]-1" office:value-type="percentage" office:value="-0.24040404040404">
            <text:p>-24.04%</text:p>
          </table:table-cell>
          <table:table-cell table:style-name="ce5" table:formula="of:=[.C860]/[.B860]" office:value-type="percentage" office:value="0.0115871653104066">
            <text:p>1.1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08</text:p>
          </table:table-cell>
          <table:table-cell table:style-name="ce3" table:formula="of:=[.D861]+[.B860]" office:value-type="float" office:value="87909904">
            <text:p>87909904</text:p>
          </table:table-cell>
          <table:table-cell table:style-name="ce3" table:formula="of:=[.E861]+[.C860]" office:value-type="float" office:value="1017695">
            <text:p>1017695</text:p>
          </table:table-cell>
          <table:table-cell table:style-name="ce3" office:value-type="float" office:value="143917">
            <text:p>143917</text:p>
          </table:table-cell>
          <table:table-cell table:style-name="ce3" office:value-type="float" office:value="736">
            <text:p>736</text:p>
          </table:table-cell>
          <table:table-cell table:style-name="ce5" table:formula="of:=[.D861]/[.D860]-1" office:value-type="percentage" office:value="0.200939609636423">
            <text:p>20.09%</text:p>
          </table:table-cell>
          <table:table-cell table:style-name="ce5" table:formula="of:=[.E861]/[.E860]-1" office:value-type="percentage" office:value="0.957446808510638">
            <text:p>95.74%</text:p>
          </table:table-cell>
          <table:table-cell table:style-name="ce5" table:formula="of:=[.C861]/[.B861]" office:value-type="percentage" office:value="0.0115765682101075">
            <text:p>1.1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09</text:p>
          </table:table-cell>
          <table:table-cell table:style-name="ce3" table:formula="of:=[.D862]+[.B861]" office:value-type="float" office:value="88006977">
            <text:p>88006977</text:p>
          </table:table-cell>
          <table:table-cell table:style-name="ce3" table:formula="of:=[.E862]+[.C861]" office:value-type="float" office:value="1017919">
            <text:p>1017919</text:p>
          </table:table-cell>
          <table:table-cell table:style-name="ce3" office:value-type="float" office:value="97073">
            <text:p>97073</text:p>
          </table:table-cell>
          <table:table-cell table:style-name="ce3" office:value-type="float" office:value="224">
            <text:p>224</text:p>
          </table:table-cell>
          <table:table-cell table:style-name="ce5" table:formula="of:=[.D862]/[.D861]-1" office:value-type="percentage" office:value="-0.325493166199962">
            <text:p>-32.55%</text:p>
          </table:table-cell>
          <table:table-cell table:style-name="ce5" table:formula="of:=[.E862]/[.E861]-1" office:value-type="percentage" office:value="-0.695652173913043">
            <text:p>-69.57%</text:p>
          </table:table-cell>
          <table:table-cell table:style-name="ce5" table:formula="of:=[.C862]/[.B862]" office:value-type="percentage" office:value="0.0115663443365405">
            <text:p>1.1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10</text:p>
          </table:table-cell>
          <table:table-cell table:style-name="ce3" table:formula="of:=[.D863]+[.B862]" office:value-type="float" office:value="88026274">
            <text:p>88026274</text:p>
          </table:table-cell>
          <table:table-cell table:style-name="ce3" table:formula="of:=[.E863]+[.C862]" office:value-type="float" office:value="1017934">
            <text:p>1017934</text:p>
          </table:table-cell>
          <table:table-cell table:style-name="ce3" office:value-type="float" office:value="19297">
            <text:p>19297</text:p>
          </table:table-cell>
          <table:table-cell table:style-name="ce3" office:value-type="float" office:value="15">
            <text:p>15</text:p>
          </table:table-cell>
          <table:table-cell table:style-name="ce5" table:formula="of:=[.D863]/[.D862]-1" office:value-type="percentage" office:value="-0.80121145941714">
            <text:p>-80.12%</text:p>
          </table:table-cell>
          <table:table-cell table:style-name="ce5" table:formula="of:=[.E863]/[.E862]-1" office:value-type="percentage" office:value="-0.933035714285714">
            <text:p>-93.30%</text:p>
          </table:table-cell>
          <table:table-cell table:style-name="ce5" table:formula="of:=[.C863]/[.B863]" office:value-type="percentage" office:value="0.0115639791819429">
            <text:p>1.1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11</text:p>
          </table:table-cell>
          <table:table-cell table:style-name="ce3" table:formula="of:=[.D864]+[.B863]" office:value-type="float" office:value="88130592">
            <text:p>88130592</text:p>
          </table:table-cell>
          <table:table-cell table:style-name="ce3" table:formula="of:=[.E864]+[.C863]" office:value-type="float" office:value="1018205">
            <text:p>1018205</text:p>
          </table:table-cell>
          <table:table-cell table:style-name="ce3" office:value-type="float" office:value="104318">
            <text:p>104318</text:p>
          </table:table-cell>
          <table:table-cell table:style-name="ce3" office:value-type="float" office:value="271">
            <text:p>271</text:p>
          </table:table-cell>
          <table:table-cell table:style-name="ce5" table:formula="of:=[.D864]/[.D863]-1" office:value-type="percentage" office:value="4.40591801834482">
            <text:p>440.59%</text:p>
          </table:table-cell>
          <table:table-cell table:style-name="ce5" table:formula="of:=[.E864]/[.E863]-1" office:value-type="percentage" office:value="17.0666666666667">
            <text:p>1706.67%</text:p>
          </table:table-cell>
          <table:table-cell table:style-name="ce5" table:formula="of:=[.C864]/[.B864]" office:value-type="percentage" office:value="0.0115533661682427">
            <text:p>1.1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12</text:p>
          </table:table-cell>
          <table:table-cell table:style-name="ce3" table:formula="of:=[.D865]+[.B864]" office:value-type="float" office:value="88349810">
            <text:p>88349810</text:p>
          </table:table-cell>
          <table:table-cell table:style-name="ce3" table:formula="of:=[.E865]+[.C864]" office:value-type="float" office:value="1018833">
            <text:p>1018833</text:p>
          </table:table-cell>
          <table:table-cell table:style-name="ce3" office:value-type="float" office:value="219218">
            <text:p>219218</text:p>
          </table:table-cell>
          <table:table-cell table:style-name="ce3" office:value-type="float" office:value="628">
            <text:p>628</text:p>
          </table:table-cell>
          <table:table-cell table:style-name="ce5" table:formula="of:=[.D865]/[.D864]-1" office:value-type="percentage" office:value="1.10143982821757">
            <text:p>110.14%</text:p>
          </table:table-cell>
          <table:table-cell table:style-name="ce5" table:formula="of:=[.E865]/[.E864]-1" office:value-type="percentage" office:value="1.31734317343173">
            <text:p>131.73%</text:p>
          </table:table-cell>
          <table:table-cell table:style-name="ce5" table:formula="of:=[.C865]/[.B865]" office:value-type="percentage" office:value="0.0115318074820987">
            <text:p>1.1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13</text:p>
          </table:table-cell>
          <table:table-cell table:style-name="ce3" table:formula="of:=[.D866]+[.B865]" office:value-type="float" office:value="88526339">
            <text:p>88526339</text:p>
          </table:table-cell>
          <table:table-cell table:style-name="ce3" table:formula="of:=[.E866]+[.C865]" office:value-type="float" office:value="1019651">
            <text:p>1019651</text:p>
          </table:table-cell>
          <table:table-cell table:style-name="ce3" office:value-type="float" office:value="176529">
            <text:p>176529</text:p>
          </table:table-cell>
          <table:table-cell table:style-name="ce3" office:value-type="float" office:value="818">
            <text:p>818</text:p>
          </table:table-cell>
          <table:table-cell table:style-name="ce5" table:formula="of:=[.D866]/[.D865]-1" office:value-type="percentage" office:value="-0.194733096734757">
            <text:p>-19.47%</text:p>
          </table:table-cell>
          <table:table-cell table:style-name="ce5" table:formula="of:=[.E866]/[.E865]-1" office:value-type="percentage" office:value="0.302547770700637">
            <text:p>30.25%</text:p>
          </table:table-cell>
          <table:table-cell table:style-name="ce5" table:formula="of:=[.C866]/[.B866]" office:value-type="percentage" office:value="0.0115180522714262">
            <text:p>1.1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14</text:p>
          </table:table-cell>
          <table:table-cell table:style-name="ce3" table:formula="of:=[.D867]+[.B866]" office:value-type="float" office:value="88645234">
            <text:p>88645234</text:p>
          </table:table-cell>
          <table:table-cell table:style-name="ce3" table:formula="of:=[.E867]+[.C866]" office:value-type="float" office:value="1019970">
            <text:p>1019970</text:p>
          </table:table-cell>
          <table:table-cell table:style-name="ce3" office:value-type="float" office:value="118895">
            <text:p>118895</text:p>
          </table:table-cell>
          <table:table-cell table:style-name="ce3" office:value-type="float" office:value="319">
            <text:p>319</text:p>
          </table:table-cell>
          <table:table-cell table:style-name="ce5" table:formula="of:=[.D867]/[.D866]-1" office:value-type="percentage" office:value="-0.326484600263979">
            <text:p>-32.65%</text:p>
          </table:table-cell>
          <table:table-cell table:style-name="ce5" table:formula="of:=[.E867]/[.E866]-1" office:value-type="percentage" office:value="-0.610024449877751">
            <text:p>-61.00%</text:p>
          </table:table-cell>
          <table:table-cell table:style-name="ce5" table:formula="of:=[.C867]/[.B867]" office:value-type="percentage" office:value="0.0115062023526273">
            <text:p>1.1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15</text:p>
          </table:table-cell>
          <table:table-cell table:style-name="ce3" table:formula="of:=[.D868]+[.B867]" office:value-type="float" office:value="88827283">
            <text:p>88827283</text:p>
          </table:table-cell>
          <table:table-cell table:style-name="ce3" table:formula="of:=[.E868]+[.C867]" office:value-type="float" office:value="1020646">
            <text:p>1020646</text:p>
          </table:table-cell>
          <table:table-cell table:style-name="ce3" office:value-type="float" office:value="182049">
            <text:p>182049</text:p>
          </table:table-cell>
          <table:table-cell table:style-name="ce3" office:value-type="float" office:value="676">
            <text:p>676</text:p>
          </table:table-cell>
          <table:table-cell table:style-name="ce5" table:formula="of:=[.D868]/[.D867]-1" office:value-type="percentage" office:value="0.531174565793347">
            <text:p>53.12%</text:p>
          </table:table-cell>
          <table:table-cell table:style-name="ce5" table:formula="of:=[.E868]/[.E867]-1" office:value-type="percentage" office:value="1.11912225705329">
            <text:p>111.91%</text:p>
          </table:table-cell>
          <table:table-cell table:style-name="ce5" table:formula="of:=[.C868]/[.B868]" office:value-type="percentage" office:value="0.0114902309913048">
            <text:p>1.1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16</text:p>
          </table:table-cell>
          <table:table-cell table:style-name="ce3" table:formula="of:=[.D869]+[.B868]" office:value-type="float" office:value="88904608">
            <text:p>88904608</text:p>
          </table:table-cell>
          <table:table-cell table:style-name="ce3" table:formula="of:=[.E869]+[.C868]" office:value-type="float" office:value="1020943">
            <text:p>1020943</text:p>
          </table:table-cell>
          <table:table-cell table:style-name="ce3" office:value-type="float" office:value="77325">
            <text:p>77325</text:p>
          </table:table-cell>
          <table:table-cell table:style-name="ce3" office:value-type="float" office:value="297">
            <text:p>297</text:p>
          </table:table-cell>
          <table:table-cell table:style-name="ce5" table:formula="of:=[.D869]/[.D868]-1" office:value-type="percentage" office:value="-0.57525171794407">
            <text:p>-57.53%</text:p>
          </table:table-cell>
          <table:table-cell table:style-name="ce5" table:formula="of:=[.E869]/[.E868]-1" office:value-type="percentage" office:value="-0.560650887573964">
            <text:p>-56.07%</text:p>
          </table:table-cell>
          <table:table-cell table:style-name="ce5" table:formula="of:=[.C869]/[.B869]" office:value-type="percentage" office:value="0.0114835779940675">
            <text:p>1.1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17</text:p>
          </table:table-cell>
          <table:table-cell table:style-name="ce3" table:formula="of:=[.D870]+[.B869]" office:value-type="float" office:value="88931001">
            <text:p>88931001</text:p>
          </table:table-cell>
          <table:table-cell table:style-name="ce3" table:formula="of:=[.E870]+[.C869]" office:value-type="float" office:value="1020963">
            <text:p>1020963</text:p>
          </table:table-cell>
          <table:table-cell table:style-name="ce3" office:value-type="float" office:value="26393">
            <text:p>26393</text:p>
          </table:table-cell>
          <table:table-cell table:style-name="ce3" office:value-type="float" office:value="20">
            <text:p>20</text:p>
          </table:table-cell>
          <table:table-cell table:style-name="ce5" table:formula="of:=[.D870]/[.D869]-1" office:value-type="percentage" office:value="-0.658674426123505">
            <text:p>-65.87%</text:p>
          </table:table-cell>
          <table:table-cell table:style-name="ce5" table:formula="of:=[.E870]/[.E869]-1" office:value-type="percentage" office:value="-0.932659932659933">
            <text:p>-93.27%</text:p>
          </table:table-cell>
          <table:table-cell table:style-name="ce5" table:formula="of:=[.C870]/[.B870]" office:value-type="percentage" office:value="0.0114803947838167">
            <text:p>1.1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18</text:p>
          </table:table-cell>
          <table:table-cell table:style-name="ce3" table:formula="of:=[.D871]+[.B870]" office:value-type="float" office:value="89023905">
            <text:p>89023905</text:p>
          </table:table-cell>
          <table:table-cell table:style-name="ce3" table:formula="of:=[.E871]+[.C870]" office:value-type="float" office:value="1021142">
            <text:p>1021142</text:p>
          </table:table-cell>
          <table:table-cell table:style-name="ce3" office:value-type="float" office:value="92904">
            <text:p>92904</text:p>
          </table:table-cell>
          <table:table-cell table:style-name="ce3" office:value-type="float" office:value="179">
            <text:p>179</text:p>
          </table:table-cell>
          <table:table-cell table:style-name="ce5" table:formula="of:=[.D871]/[.D870]-1" office:value-type="percentage" office:value="2.52002424885386">
            <text:p>252.00%</text:p>
          </table:table-cell>
          <table:table-cell table:style-name="ce5" table:formula="of:=[.E871]/[.E870]-1" office:value-type="percentage" office:value="7.95">
            <text:p>795.00%</text:p>
          </table:table-cell>
          <table:table-cell table:style-name="ce5" table:formula="of:=[.C871]/[.B871]" office:value-type="percentage" office:value="0.011470424713452">
            <text:p>1.1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19</text:p>
          </table:table-cell>
          <table:table-cell table:style-name="ce3" table:formula="of:=[.D872]+[.B871]" office:value-type="float" office:value="89224299">
            <text:p>89224299</text:p>
          </table:table-cell>
          <table:table-cell table:style-name="ce3" table:formula="of:=[.E872]+[.C871]" office:value-type="float" office:value="1021811">
            <text:p>1021811</text:p>
          </table:table-cell>
          <table:table-cell table:style-name="ce3" office:value-type="float" office:value="200394">
            <text:p>200394</text:p>
          </table:table-cell>
          <table:table-cell table:style-name="ce3" office:value-type="float" office:value="669">
            <text:p>669</text:p>
          </table:table-cell>
          <table:table-cell table:style-name="ce5" table:formula="of:=[.D872]/[.D871]-1" office:value-type="percentage" office:value="1.15700077499354">
            <text:p>115.70%</text:p>
          </table:table-cell>
          <table:table-cell table:style-name="ce5" table:formula="of:=[.E872]/[.E871]-1" office:value-type="percentage" office:value="2.73743016759777">
            <text:p>273.74%</text:p>
          </table:table-cell>
          <table:table-cell table:style-name="ce5" table:formula="of:=[.C872]/[.B872]" office:value-type="percentage" office:value="0.0114521605823992">
            <text:p>1.1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20</text:p>
          </table:table-cell>
          <table:table-cell table:style-name="ce3" table:formula="of:=[.D873]+[.B872]" office:value-type="float" office:value="89402012">
            <text:p>89402012</text:p>
          </table:table-cell>
          <table:table-cell table:style-name="ce3" table:formula="of:=[.E873]+[.C872]" office:value-type="float" office:value="1022546">
            <text:p>1022546</text:p>
          </table:table-cell>
          <table:table-cell table:style-name="ce3" office:value-type="float" office:value="177713">
            <text:p>177713</text:p>
          </table:table-cell>
          <table:table-cell table:style-name="ce3" office:value-type="float" office:value="735">
            <text:p>735</text:p>
          </table:table-cell>
          <table:table-cell table:style-name="ce5" table:formula="of:=[.D873]/[.D872]-1" office:value-type="percentage" office:value="-0.113182031398146">
            <text:p>-11.32%</text:p>
          </table:table-cell>
          <table:table-cell table:style-name="ce5" table:formula="of:=[.E873]/[.E872]-1" office:value-type="percentage" office:value="0.0986547085201794">
            <text:p>9.87%</text:p>
          </table:table-cell>
          <table:table-cell table:style-name="ce5" table:formula="of:=[.C873]/[.B873]" office:value-type="percentage" office:value="0.0114376173099997">
            <text:p>1.1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21</text:p>
          </table:table-cell>
          <table:table-cell table:style-name="ce3" table:formula="of:=[.D874]+[.B873]" office:value-type="float" office:value="89526574">
            <text:p>89526574</text:p>
          </table:table-cell>
          <table:table-cell table:style-name="ce3" table:formula="of:=[.E874]+[.C873]" office:value-type="float" office:value="1022964">
            <text:p>1022964</text:p>
          </table:table-cell>
          <table:table-cell table:style-name="ce3" office:value-type="float" office:value="124562">
            <text:p>124562</text:p>
          </table:table-cell>
          <table:table-cell table:style-name="ce3" office:value-type="float" office:value="418">
            <text:p>418</text:p>
          </table:table-cell>
          <table:table-cell table:style-name="ce5" table:formula="of:=[.D874]/[.D873]-1" office:value-type="percentage" office:value="-0.29908335349693">
            <text:p>-29.91%</text:p>
          </table:table-cell>
          <table:table-cell table:style-name="ce5" table:formula="of:=[.E874]/[.E873]-1" office:value-type="percentage" office:value="-0.431292517006803">
            <text:p>-43.13%</text:p>
          </table:table-cell>
          <table:table-cell table:style-name="ce5" table:formula="of:=[.C874]/[.B874]" office:value-type="percentage" office:value="0.0114263726879574">
            <text:p>1.1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22</text:p>
          </table:table-cell>
          <table:table-cell table:style-name="ce3" table:formula="of:=[.D875]+[.B874]" office:value-type="float" office:value="89708882">
            <text:p>89708882</text:p>
          </table:table-cell>
          <table:table-cell table:style-name="ce3" table:formula="of:=[.E875]+[.C874]" office:value-type="float" office:value="1023693">
            <text:p>1023693</text:p>
          </table:table-cell>
          <table:table-cell table:style-name="ce3" office:value-type="float" office:value="182308">
            <text:p>182308</text:p>
          </table:table-cell>
          <table:table-cell table:style-name="ce3" office:value-type="float" office:value="729">
            <text:p>729</text:p>
          </table:table-cell>
          <table:table-cell table:style-name="ce5" table:formula="of:=[.D875]/[.D874]-1" office:value-type="percentage" office:value="0.463592427867247">
            <text:p>46.36%</text:p>
          </table:table-cell>
          <table:table-cell table:style-name="ce5" table:formula="of:=[.E875]/[.E874]-1" office:value-type="percentage" office:value="0.744019138755981">
            <text:p>74.40%</text:p>
          </table:table-cell>
          <table:table-cell table:style-name="ce5" table:formula="of:=[.C875]/[.B875]" office:value-type="percentage" office:value="0.0114112780939573">
            <text:p>1.1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23</text:p>
          </table:table-cell>
          <table:table-cell table:style-name="ce3" table:formula="of:=[.D876]+[.B875]" office:value-type="float" office:value="89800333">
            <text:p>89800333</text:p>
          </table:table-cell>
          <table:table-cell table:style-name="ce3" table:formula="of:=[.E876]+[.C875]" office:value-type="float" office:value="1023936">
            <text:p>1023936</text:p>
          </table:table-cell>
          <table:table-cell table:style-name="ce3" office:value-type="float" office:value="91451">
            <text:p>91451</text:p>
          </table:table-cell>
          <table:table-cell table:style-name="ce3" office:value-type="float" office:value="243">
            <text:p>243</text:p>
          </table:table-cell>
          <table:table-cell table:style-name="ce5" table:formula="of:=[.D876]/[.D875]-1" office:value-type="percentage" office:value="-0.498370888825504">
            <text:p>-49.84%</text:p>
          </table:table-cell>
          <table:table-cell table:style-name="ce5" table:formula="of:=[.E876]/[.E875]-1" office:value-type="percentage" office:value="-0.666666666666667">
            <text:p>-66.67%</text:p>
          </table:table-cell>
          <table:table-cell table:style-name="ce5" table:formula="of:=[.C876]/[.B876]" office:value-type="percentage" office:value="0.0114023630625067">
            <text:p>1.1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24</text:p>
          </table:table-cell>
          <table:table-cell table:style-name="ce3" table:formula="of:=[.D877]+[.B876]" office:value-type="float" office:value="89823871">
            <text:p>89823871</text:p>
          </table:table-cell>
          <table:table-cell table:style-name="ce3" table:formula="of:=[.E877]+[.C876]" office:value-type="float" office:value="1023987">
            <text:p>1023987</text:p>
          </table:table-cell>
          <table:table-cell table:style-name="ce3" office:value-type="float" office:value="23538">
            <text:p>23538</text:p>
          </table:table-cell>
          <table:table-cell table:style-name="ce3" office:value-type="float" office:value="51">
            <text:p>51</text:p>
          </table:table-cell>
          <table:table-cell table:style-name="ce5" table:formula="of:=[.D877]/[.D876]-1" office:value-type="percentage" office:value="-0.742616264447628">
            <text:p>-74.26%</text:p>
          </table:table-cell>
          <table:table-cell table:style-name="ce5" table:formula="of:=[.E877]/[.E876]-1" office:value-type="percentage" office:value="-0.790123456790123">
            <text:p>-79.01%</text:p>
          </table:table-cell>
          <table:table-cell table:style-name="ce5" table:formula="of:=[.C877]/[.B877]" office:value-type="percentage" office:value="0.0113999428949126">
            <text:p>1.1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25</text:p>
          </table:table-cell>
          <table:table-cell table:style-name="ce3" table:formula="of:=[.D878]+[.B877]" office:value-type="float" office:value="89922432">
            <text:p>89922432</text:p>
          </table:table-cell>
          <table:table-cell table:style-name="ce3" table:formula="of:=[.E878]+[.C877]" office:value-type="float" office:value="1024268">
            <text:p>1024268</text:p>
          </table:table-cell>
          <table:table-cell table:style-name="ce3" office:value-type="float" office:value="98561">
            <text:p>98561</text:p>
          </table:table-cell>
          <table:table-cell table:style-name="ce3" office:value-type="float" office:value="281">
            <text:p>281</text:p>
          </table:table-cell>
          <table:table-cell table:style-name="ce5" table:formula="of:=[.D878]/[.D877]-1" office:value-type="percentage" office:value="3.18731413034242">
            <text:p>318.73%</text:p>
          </table:table-cell>
          <table:table-cell table:style-name="ce5" table:formula="of:=[.E878]/[.E877]-1" office:value-type="percentage" office:value="4.50980392156863">
            <text:p>450.98%</text:p>
          </table:table-cell>
          <table:table-cell table:style-name="ce5" table:formula="of:=[.C878]/[.B878]" office:value-type="percentage" office:value="0.011390572710489">
            <text:p>1.1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26</text:p>
          </table:table-cell>
          <table:table-cell table:style-name="ce3" table:formula="of:=[.D879]+[.B878]" office:value-type="float" office:value="90098521">
            <text:p>90098521</text:p>
          </table:table-cell>
          <table:table-cell table:style-name="ce3" table:formula="of:=[.E879]+[.C878]" office:value-type="float" office:value="1024724">
            <text:p>1024724</text:p>
          </table:table-cell>
          <table:table-cell table:style-name="ce3" office:value-type="float" office:value="176089">
            <text:p>176089</text:p>
          </table:table-cell>
          <table:table-cell table:style-name="ce3" office:value-type="float" office:value="456">
            <text:p>456</text:p>
          </table:table-cell>
          <table:table-cell table:style-name="ce5" table:formula="of:=[.D879]/[.D878]-1" office:value-type="percentage" office:value="0.786599161940321">
            <text:p>78.66%</text:p>
          </table:table-cell>
          <table:table-cell table:style-name="ce5" table:formula="of:=[.E879]/[.E878]-1" office:value-type="percentage" office:value="0.622775800711744">
            <text:p>62.28%</text:p>
          </table:table-cell>
          <table:table-cell table:style-name="ce5" table:formula="of:=[.C879]/[.B879]" office:value-type="percentage" office:value="0.0113733720445866">
            <text:p>1.1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27</text:p>
          </table:table-cell>
          <table:table-cell table:style-name="ce3" table:formula="of:=[.D880]+[.B879]" office:value-type="float" office:value="90326102">
            <text:p>90326102</text:p>
          </table:table-cell>
          <table:table-cell table:style-name="ce3" table:formula="of:=[.E880]+[.C879]" office:value-type="float" office:value="1025551">
            <text:p>1025551</text:p>
          </table:table-cell>
          <table:table-cell table:style-name="ce3" office:value-type="float" office:value="227581">
            <text:p>227581</text:p>
          </table:table-cell>
          <table:table-cell table:style-name="ce3" office:value-type="float" office:value="827">
            <text:p>827</text:p>
          </table:table-cell>
          <table:table-cell table:style-name="ce5" table:formula="of:=[.D880]/[.D879]-1" office:value-type="percentage" office:value="0.292420310184055">
            <text:p>29.24%</text:p>
          </table:table-cell>
          <table:table-cell table:style-name="ce5" table:formula="of:=[.E880]/[.E879]-1" office:value-type="percentage" office:value="0.81359649122807">
            <text:p>81.36%</text:p>
          </table:table-cell>
          <table:table-cell table:style-name="ce5" table:formula="of:=[.C880]/[.B880]" office:value-type="percentage" office:value="0.0113538719959376">
            <text:p>1.1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28</text:p>
          </table:table-cell>
          <table:table-cell table:style-name="ce3" table:formula="of:=[.D881]+[.B880]" office:value-type="float" office:value="90453352">
            <text:p>90453352</text:p>
          </table:table-cell>
          <table:table-cell table:style-name="ce3" table:formula="of:=[.E881]+[.C880]" office:value-type="float" office:value="1025928">
            <text:p>1025928</text:p>
          </table:table-cell>
          <table:table-cell table:style-name="ce3" office:value-type="float" office:value="127250">
            <text:p>127250</text:p>
          </table:table-cell>
          <table:table-cell table:style-name="ce3" office:value-type="float" office:value="377">
            <text:p>377</text:p>
          </table:table-cell>
          <table:table-cell table:style-name="ce5" table:formula="of:=[.D881]/[.D880]-1" office:value-type="percentage" office:value="-0.440858419639601">
            <text:p>-44.09%</text:p>
          </table:table-cell>
          <table:table-cell table:style-name="ce5" table:formula="of:=[.E881]/[.E880]-1" office:value-type="percentage" office:value="-0.544135429262394">
            <text:p>-54.41%</text:p>
          </table:table-cell>
          <table:table-cell table:style-name="ce5" table:formula="of:=[.C881]/[.B881]" office:value-type="percentage" office:value="0.0113420672348328">
            <text:p>1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29</text:p>
          </table:table-cell>
          <table:table-cell table:style-name="ce3" table:formula="of:=[.D882]+[.B881]" office:value-type="float" office:value="90618477">
            <text:p>90618477</text:p>
          </table:table-cell>
          <table:table-cell table:style-name="ce3" table:formula="of:=[.E882]+[.C881]" office:value-type="float" office:value="1026737">
            <text:p>1026737</text:p>
          </table:table-cell>
          <table:table-cell table:style-name="ce3" office:value-type="float" office:value="165125">
            <text:p>165125</text:p>
          </table:table-cell>
          <table:table-cell table:style-name="ce3" office:value-type="float" office:value="809">
            <text:p>809</text:p>
          </table:table-cell>
          <table:table-cell table:style-name="ce5" table:formula="of:=[.D882]/[.D881]-1" office:value-type="percentage" office:value="0.297642436149312">
            <text:p>29.76%</text:p>
          </table:table-cell>
          <table:table-cell table:style-name="ce5" table:formula="of:=[.E882]/[.E881]-1" office:value-type="percentage" office:value="1.14588859416446">
            <text:p>114.59%</text:p>
          </table:table-cell>
          <table:table-cell table:style-name="ce5" table:formula="of:=[.C882]/[.B882]" office:value-type="percentage" office:value="0.0113303272576519">
            <text:p>1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30</text:p>
          </table:table-cell>
          <table:table-cell table:style-name="ce3" table:formula="of:=[.D883]+[.B882]" office:value-type="float" office:value="90696852">
            <text:p>90696852</text:p>
          </table:table-cell>
          <table:table-cell table:style-name="ce3" table:formula="of:=[.E883]+[.C882]" office:value-type="float" office:value="1027088">
            <text:p>1027088</text:p>
          </table:table-cell>
          <table:table-cell table:style-name="ce3" office:value-type="float" office:value="78375">
            <text:p>78375</text:p>
          </table:table-cell>
          <table:table-cell table:style-name="ce3" office:value-type="float" office:value="351">
            <text:p>351</text:p>
          </table:table-cell>
          <table:table-cell table:style-name="ce5" table:formula="of:=[.D883]/[.D882]-1" office:value-type="percentage" office:value="-0.525359576078728">
            <text:p>-52.54%</text:p>
          </table:table-cell>
          <table:table-cell table:style-name="ce5" table:formula="of:=[.E883]/[.E882]-1" office:value-type="percentage" office:value="-0.566131025957973">
            <text:p>-56.61%</text:p>
          </table:table-cell>
          <table:table-cell table:style-name="ce5" table:formula="of:=[.C883]/[.B883]" office:value-type="percentage" office:value="0.0113244062759753">
            <text:p>1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31</text:p>
          </table:table-cell>
          <table:table-cell table:style-name="ce3" table:formula="of:=[.D884]+[.B883]" office:value-type="float" office:value="90706951">
            <text:p>90706951</text:p>
          </table:table-cell>
          <table:table-cell table:style-name="ce3" table:formula="of:=[.E884]+[.C883]" office:value-type="float" office:value="1027096">
            <text:p>1027096</text:p>
          </table:table-cell>
          <table:table-cell table:style-name="ce3" office:value-type="float" office:value="10099">
            <text:p>10099</text:p>
          </table:table-cell>
          <table:table-cell table:style-name="ce3" office:value-type="float" office:value="8">
            <text:p>8</text:p>
          </table:table-cell>
          <table:table-cell table:style-name="ce5" table:formula="of:=[.D884]/[.D883]-1" office:value-type="percentage" office:value="-0.871145135566188">
            <text:p>-87.11%</text:p>
          </table:table-cell>
          <table:table-cell table:style-name="ce5" table:formula="of:=[.E884]/[.E883]-1" office:value-type="percentage" office:value="-0.977207977207977">
            <text:p>-97.72%</text:p>
          </table:table-cell>
          <table:table-cell table:style-name="ce5" table:formula="of:=[.C884]/[.B884]" office:value-type="percentage" office:value="0.0113232336516305">
            <text:p>1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01</text:p>
          </table:table-cell>
          <table:table-cell table:style-name="ce3" table:formula="of:=[.D885]+[.B884]" office:value-type="float" office:value="90893384">
            <text:p>90893384</text:p>
          </table:table-cell>
          <table:table-cell table:style-name="ce3" table:formula="of:=[.E885]+[.C884]" office:value-type="float" office:value="1027347">
            <text:p>1027347</text:p>
          </table:table-cell>
          <table:table-cell table:style-name="ce3" office:value-type="float" office:value="186433">
            <text:p>186433</text:p>
          </table:table-cell>
          <table:table-cell table:style-name="ce3" office:value-type="float" office:value="251">
            <text:p>251</text:p>
          </table:table-cell>
          <table:table-cell table:style-name="ce5" table:formula="of:=[.D885]/[.D884]-1" office:value-type="percentage" office:value="17.4605406475889">
            <text:p>1746.05%</text:p>
          </table:table-cell>
          <table:table-cell table:style-name="ce5" table:formula="of:=[.E885]/[.E884]-1" office:value-type="percentage" office:value="30.375">
            <text:p>3037.50%</text:p>
          </table:table-cell>
          <table:table-cell table:style-name="ce5" table:formula="of:=[.C885]/[.B885]" office:value-type="percentage" office:value="0.0113027698473631">
            <text:p>1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02</text:p>
          </table:table-cell>
          <table:table-cell table:style-name="ce3" table:formula="of:=[.D886]+[.B885]" office:value-type="float" office:value="91061379">
            <text:p>91061379</text:p>
          </table:table-cell>
          <table:table-cell table:style-name="ce3" table:formula="of:=[.E886]+[.C885]" office:value-type="float" office:value="1027942">
            <text:p>1027942</text:p>
          </table:table-cell>
          <table:table-cell table:style-name="ce3" office:value-type="float" office:value="167995">
            <text:p>167995</text:p>
          </table:table-cell>
          <table:table-cell table:style-name="ce3" office:value-type="float" office:value="595">
            <text:p>595</text:p>
          </table:table-cell>
          <table:table-cell table:style-name="ce5" table:formula="of:=[.D886]/[.D885]-1" office:value-type="percentage" office:value="-0.0988988001051316">
            <text:p>-9.89%</text:p>
          </table:table-cell>
          <table:table-cell table:style-name="ce5" table:formula="of:=[.E886]/[.E885]-1" office:value-type="percentage" office:value="1.37051792828685">
            <text:p>137.05%</text:p>
          </table:table-cell>
          <table:table-cell table:style-name="ce5" table:formula="of:=[.C886]/[.B886]" office:value-type="percentage" office:value="0.0112884519352601">
            <text:p>1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03</text:p>
          </table:table-cell>
          <table:table-cell table:style-name="ce3" table:formula="of:=[.D887]+[.B886]" office:value-type="float" office:value="91222645">
            <text:p>91222645</text:p>
          </table:table-cell>
          <table:table-cell table:style-name="ce3" table:formula="of:=[.E887]+[.C886]" office:value-type="float" office:value="1028830">
            <text:p>1028830</text:p>
          </table:table-cell>
          <table:table-cell table:style-name="ce3" office:value-type="float" office:value="161266">
            <text:p>161266</text:p>
          </table:table-cell>
          <table:table-cell table:style-name="ce3" office:value-type="float" office:value="888">
            <text:p>888</text:p>
          </table:table-cell>
          <table:table-cell table:style-name="ce5" table:formula="of:=[.D887]/[.D886]-1" office:value-type="percentage" office:value="-0.040054763534629">
            <text:p>-4.01%</text:p>
          </table:table-cell>
          <table:table-cell table:style-name="ce5" table:formula="of:=[.E887]/[.E886]-1" office:value-type="percentage" office:value="0.492436974789916">
            <text:p>49.24%</text:p>
          </table:table-cell>
          <table:table-cell table:style-name="ce5" table:formula="of:=[.C887]/[.B887]" office:value-type="percentage" office:value="0.0112782303122213">
            <text:p>1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04</text:p>
          </table:table-cell>
          <table:table-cell table:style-name="ce3" table:formula="of:=[.D888]+[.B887]" office:value-type="float" office:value="91356805">
            <text:p>91356805</text:p>
          </table:table-cell>
          <table:table-cell table:style-name="ce3" table:formula="of:=[.E888]+[.C887]" office:value-type="float" office:value="1029366">
            <text:p>1029366</text:p>
          </table:table-cell>
          <table:table-cell table:style-name="ce3" office:value-type="float" office:value="134160">
            <text:p>134160</text:p>
          </table:table-cell>
          <table:table-cell table:style-name="ce3" office:value-type="float" office:value="536">
            <text:p>536</text:p>
          </table:table-cell>
          <table:table-cell table:style-name="ce5" table:formula="of:=[.D888]/[.D887]-1" office:value-type="percentage" office:value="-0.168082546848065">
            <text:p>-16.81%</text:p>
          </table:table-cell>
          <table:table-cell table:style-name="ce5" table:formula="of:=[.E888]/[.E887]-1" office:value-type="percentage" office:value="-0.396396396396396">
            <text:p>-39.64%</text:p>
          </table:table-cell>
          <table:table-cell table:style-name="ce5" table:formula="of:=[.C888]/[.B888]" office:value-type="percentage" office:value="0.0112675350238004">
            <text:p>1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05</text:p>
          </table:table-cell>
          <table:table-cell table:style-name="ce3" table:formula="of:=[.D889]+[.B888]" office:value-type="float" office:value="91506925">
            <text:p>91506925</text:p>
          </table:table-cell>
          <table:table-cell table:style-name="ce3" table:formula="of:=[.E889]+[.C888]" office:value-type="float" office:value="1030176">
            <text:p>1030176</text:p>
          </table:table-cell>
          <table:table-cell table:style-name="ce3" office:value-type="float" office:value="150120">
            <text:p>150120</text:p>
          </table:table-cell>
          <table:table-cell table:style-name="ce3" office:value-type="float" office:value="810">
            <text:p>810</text:p>
          </table:table-cell>
          <table:table-cell table:style-name="ce5" table:formula="of:=[.D889]/[.D888]-1" office:value-type="percentage" office:value="0.118962432915921">
            <text:p>11.90%</text:p>
          </table:table-cell>
          <table:table-cell table:style-name="ce5" table:formula="of:=[.E889]/[.E888]-1" office:value-type="percentage" office:value="0.511194029850746">
            <text:p>51.12%</text:p>
          </table:table-cell>
          <table:table-cell table:style-name="ce5" table:formula="of:=[.C889]/[.B889]" office:value-type="percentage" office:value="0.0112579020658819">
            <text:p>1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06</text:p>
          </table:table-cell>
          <table:table-cell table:style-name="ce3" table:formula="of:=[.D890]+[.B889]" office:value-type="float" office:value="91585945">
            <text:p>91585945</text:p>
          </table:table-cell>
          <table:table-cell table:style-name="ce3" table:formula="of:=[.E890]+[.C889]" office:value-type="float" office:value="1030590">
            <text:p>1030590</text:p>
          </table:table-cell>
          <table:table-cell table:style-name="ce3" office:value-type="float" office:value="79020">
            <text:p>79020</text:p>
          </table:table-cell>
          <table:table-cell table:style-name="ce3" office:value-type="float" office:value="414">
            <text:p>414</text:p>
          </table:table-cell>
          <table:table-cell table:style-name="ce5" table:formula="of:=[.D890]/[.D889]-1" office:value-type="percentage" office:value="-0.473621103117506">
            <text:p>-47.36%</text:p>
          </table:table-cell>
          <table:table-cell table:style-name="ce5" table:formula="of:=[.E890]/[.E889]-1" office:value-type="percentage" office:value="-0.488888888888889">
            <text:p>-48.89%</text:p>
          </table:table-cell>
          <table:table-cell table:style-name="ce5" table:formula="of:=[.C890]/[.B890]" office:value-type="percentage" office:value="0.0112527091356649">
            <text:p>1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07</text:p>
          </table:table-cell>
          <table:table-cell table:style-name="ce3" table:formula="of:=[.D891]+[.B890]" office:value-type="float" office:value="91592139">
            <text:p>91592139</text:p>
          </table:table-cell>
          <table:table-cell table:style-name="ce3" table:formula="of:=[.E891]+[.C890]" office:value-type="float" office:value="1030596">
            <text:p>1030596</text:p>
          </table:table-cell>
          <table:table-cell table:style-name="ce3" office:value-type="float" office:value="6194">
            <text:p>6194</text:p>
          </table:table-cell>
          <table:table-cell table:style-name="ce3" office:value-type="float" office:value="6">
            <text:p>6</text:p>
          </table:table-cell>
          <table:table-cell table:style-name="ce5" table:formula="of:=[.D891]/[.D890]-1" office:value-type="percentage" office:value="-0.921614781068084">
            <text:p>-92.16%</text:p>
          </table:table-cell>
          <table:table-cell table:style-name="ce5" table:formula="of:=[.E891]/[.E890]-1" office:value-type="percentage" office:value="-0.985507246376812">
            <text:p>-98.55%</text:p>
          </table:table-cell>
          <table:table-cell table:style-name="ce5" table:formula="of:=[.C891]/[.B891]" office:value-type="percentage" office:value="0.0112520136689896">
            <text:p>1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08</text:p>
          </table:table-cell>
          <table:table-cell table:style-name="ce3" table:formula="of:=[.D892]+[.B891]" office:value-type="float" office:value="91646153">
            <text:p>91646153</text:p>
          </table:table-cell>
          <table:table-cell table:style-name="ce3" table:formula="of:=[.E892]+[.C891]" office:value-type="float" office:value="1030769">
            <text:p>1030769</text:p>
          </table:table-cell>
          <table:table-cell table:style-name="ce3" office:value-type="float" office:value="54014">
            <text:p>54014</text:p>
          </table:table-cell>
          <table:table-cell table:style-name="ce3" office:value-type="float" office:value="173">
            <text:p>173</text:p>
          </table:table-cell>
          <table:table-cell table:style-name="ce5" table:formula="of:=[.D892]/[.D891]-1" office:value-type="percentage" office:value="7.72037455602196">
            <text:p>772.04%</text:p>
          </table:table-cell>
          <table:table-cell table:style-name="ce5" table:formula="of:=[.E892]/[.E891]-1" office:value-type="percentage" office:value="27.8333333333333">
            <text:p>2783.33%</text:p>
          </table:table-cell>
          <table:table-cell table:style-name="ce5" table:formula="of:=[.C892]/[.B892]" office:value-type="percentage" office:value="0.0112472697026355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09</text:p>
          </table:table-cell>
          <table:table-cell table:style-name="ce3" table:formula="of:=[.D893]+[.B892]" office:value-type="float" office:value="91823125">
            <text:p>91823125</text:p>
          </table:table-cell>
          <table:table-cell table:style-name="ce3" table:formula="of:=[.E893]+[.C892]" office:value-type="float" office:value="1031437">
            <text:p>1031437</text:p>
          </table:table-cell>
          <table:table-cell table:style-name="ce3" office:value-type="float" office:value="176972">
            <text:p>176972</text:p>
          </table:table-cell>
          <table:table-cell table:style-name="ce3" office:value-type="float" office:value="668">
            <text:p>668</text:p>
          </table:table-cell>
          <table:table-cell table:style-name="ce5" table:formula="of:=[.D893]/[.D892]-1" office:value-type="percentage" office:value="2.27640981967638">
            <text:p>227.64%</text:p>
          </table:table-cell>
          <table:table-cell table:style-name="ce5" table:formula="of:=[.E893]/[.E892]-1" office:value-type="percentage" office:value="2.86127167630058">
            <text:p>286.13%</text:p>
          </table:table-cell>
          <table:table-cell table:style-name="ce5" table:formula="of:=[.C893]/[.B893]" office:value-type="percentage" office:value="0.0112328675374531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10</text:p>
          </table:table-cell>
          <table:table-cell table:style-name="ce3" table:formula="of:=[.D894]+[.B893]" office:value-type="float" office:value="91956652">
            <text:p>91956652</text:p>
          </table:table-cell>
          <table:table-cell table:style-name="ce3" table:formula="of:=[.E894]+[.C893]" office:value-type="float" office:value="1032165">
            <text:p>1032165</text:p>
          </table:table-cell>
          <table:table-cell table:style-name="ce3" office:value-type="float" office:value="133527">
            <text:p>133527</text:p>
          </table:table-cell>
          <table:table-cell table:style-name="ce3" office:value-type="float" office:value="728">
            <text:p>728</text:p>
          </table:table-cell>
          <table:table-cell table:style-name="ce5" table:formula="of:=[.D894]/[.D893]-1" office:value-type="percentage" office:value="-0.24549081210587">
            <text:p>-24.55%</text:p>
          </table:table-cell>
          <table:table-cell table:style-name="ce5" table:formula="of:=[.E894]/[.E893]-1" office:value-type="percentage" office:value="0.0898203592814371">
            <text:p>8.98%</text:p>
          </table:table-cell>
          <table:table-cell table:style-name="ce5" table:formula="of:=[.C894]/[.B894]" office:value-type="percentage" office:value="0.0112244734616915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11</text:p>
          </table:table-cell>
          <table:table-cell table:style-name="ce3" table:formula="of:=[.D895]+[.B894]" office:value-type="float" office:value="92089890">
            <text:p>92089890</text:p>
          </table:table-cell>
          <table:table-cell table:style-name="ce3" table:formula="of:=[.E895]+[.C894]" office:value-type="float" office:value="1032762">
            <text:p>1032762</text:p>
          </table:table-cell>
          <table:table-cell table:style-name="ce3" office:value-type="float" office:value="133238">
            <text:p>133238</text:p>
          </table:table-cell>
          <table:table-cell table:style-name="ce3" office:value-type="float" office:value="597">
            <text:p>597</text:p>
          </table:table-cell>
          <table:table-cell table:style-name="ce5" table:formula="of:=[.D895]/[.D894]-1" office:value-type="percentage" office:value="-0.00216435627251421">
            <text:p>-0.22%</text:p>
          </table:table-cell>
          <table:table-cell table:style-name="ce5" table:formula="of:=[.E895]/[.E894]-1" office:value-type="percentage" office:value="-0.179945054945055">
            <text:p>-17.99%</text:p>
          </table:table-cell>
          <table:table-cell table:style-name="ce5" table:formula="of:=[.C895]/[.B895]" office:value-type="percentage" office:value="0.0112147164037225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12</text:p>
          </table:table-cell>
          <table:table-cell table:style-name="ce3" table:formula="of:=[.D896]+[.B895]" office:value-type="float" office:value="92218157">
            <text:p>92218157</text:p>
          </table:table-cell>
          <table:table-cell table:style-name="ce3" table:formula="of:=[.E896]+[.C895]" office:value-type="float" office:value="1033566">
            <text:p>1033566</text:p>
          </table:table-cell>
          <table:table-cell table:style-name="ce3" office:value-type="float" office:value="128267">
            <text:p>128267</text:p>
          </table:table-cell>
          <table:table-cell table:style-name="ce3" office:value-type="float" office:value="804">
            <text:p>804</text:p>
          </table:table-cell>
          <table:table-cell table:style-name="ce5" table:formula="of:=[.D896]/[.D895]-1" office:value-type="percentage" office:value="-0.0373091760608836">
            <text:p>-3.73%</text:p>
          </table:table-cell>
          <table:table-cell table:style-name="ce5" table:formula="of:=[.E896]/[.E895]-1" office:value-type="percentage" office:value="0.346733668341709">
            <text:p>34.67%</text:p>
          </table:table-cell>
          <table:table-cell table:style-name="ce5" table:formula="of:=[.C896]/[.B896]" office:value-type="percentage" office:value="0.0112078362181972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13</text:p>
          </table:table-cell>
          <table:table-cell table:style-name="ce3" table:formula="of:=[.D897]+[.B896]" office:value-type="float" office:value="92300521">
            <text:p>92300521</text:p>
          </table:table-cell>
          <table:table-cell table:style-name="ce3" table:formula="of:=[.E897]+[.C896]" office:value-type="float" office:value="1033916">
            <text:p>1033916</text:p>
          </table:table-cell>
          <table:table-cell table:style-name="ce3" office:value-type="float" office:value="82364">
            <text:p>82364</text:p>
          </table:table-cell>
          <table:table-cell table:style-name="ce3" office:value-type="float" office:value="350">
            <text:p>350</text:p>
          </table:table-cell>
          <table:table-cell table:style-name="ce5" table:formula="of:=[.D897]/[.D896]-1" office:value-type="percentage" office:value="-0.357870691604232">
            <text:p>-35.79%</text:p>
          </table:table-cell>
          <table:table-cell table:style-name="ce5" table:formula="of:=[.E897]/[.E896]-1" office:value-type="percentage" office:value="-0.564676616915423">
            <text:p>-56.47%</text:p>
          </table:table-cell>
          <table:table-cell table:style-name="ce5" table:formula="of:=[.C897]/[.B897]" office:value-type="percentage" office:value="0.0112016269117268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14</text:p>
          </table:table-cell>
          <table:table-cell table:style-name="ce3" table:formula="of:=[.D898]+[.B897]" office:value-type="float" office:value="92309190">
            <text:p>92309190</text:p>
          </table:table-cell>
          <table:table-cell table:style-name="ce3" table:formula="of:=[.E898]+[.C897]" office:value-type="float" office:value="1033928">
            <text:p>1033928</text:p>
          </table:table-cell>
          <table:table-cell table:style-name="ce3" office:value-type="float" office:value="8669">
            <text:p>8669</text:p>
          </table:table-cell>
          <table:table-cell table:style-name="ce3" office:value-type="float" office:value="12">
            <text:p>12</text:p>
          </table:table-cell>
          <table:table-cell table:style-name="ce5" table:formula="of:=[.D898]/[.D897]-1" office:value-type="percentage" office:value="-0.894747705308144">
            <text:p>-89.47%</text:p>
          </table:table-cell>
          <table:table-cell table:style-name="ce5" table:formula="of:=[.E898]/[.E897]-1" office:value-type="percentage" office:value="-0.965714285714286">
            <text:p>-96.57%</text:p>
          </table:table-cell>
          <table:table-cell table:style-name="ce5" table:formula="of:=[.C898]/[.B898]" office:value-type="percentage" office:value="0.0112007049352291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15</text:p>
          </table:table-cell>
          <table:table-cell table:style-name="ce3" table:formula="of:=[.D899]+[.B898]" office:value-type="float" office:value="92386649">
            <text:p>92386649</text:p>
          </table:table-cell>
          <table:table-cell table:style-name="ce3" table:formula="of:=[.E899]+[.C898]" office:value-type="float" office:value="1034216">
            <text:p>1034216</text:p>
          </table:table-cell>
          <table:table-cell table:style-name="ce3" office:value-type="float" office:value="77459">
            <text:p>77459</text:p>
          </table:table-cell>
          <table:table-cell table:style-name="ce3" office:value-type="float" office:value="288">
            <text:p>288</text:p>
          </table:table-cell>
          <table:table-cell table:style-name="ce5" table:formula="of:=[.D899]/[.D898]-1" office:value-type="percentage" office:value="7.93517130003461">
            <text:p>793.52%</text:p>
          </table:table-cell>
          <table:table-cell table:style-name="ce5" table:formula="of:=[.E899]/[.E898]-1" office:value-type="percentage" office:value="23">
            <text:p>2300.00%</text:p>
          </table:table-cell>
          <table:table-cell table:style-name="ce5" table:formula="of:=[.C899]/[.B899]" office:value-type="percentage" office:value="0.0111944313512226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16</text:p>
          </table:table-cell>
          <table:table-cell table:style-name="ce3" table:formula="of:=[.D900]+[.B899]" office:value-type="float" office:value="92538071">
            <text:p>92538071</text:p>
          </table:table-cell>
          <table:table-cell table:style-name="ce3" table:formula="of:=[.E900]+[.C899]" office:value-type="float" office:value="1034755">
            <text:p>1034755</text:p>
          </table:table-cell>
          <table:table-cell table:style-name="ce3" office:value-type="float" office:value="151422">
            <text:p>151422</text:p>
          </table:table-cell>
          <table:table-cell table:style-name="ce3" office:value-type="float" office:value="539">
            <text:p>539</text:p>
          </table:table-cell>
          <table:table-cell table:style-name="ce5" table:formula="of:=[.D900]/[.D899]-1" office:value-type="percentage" office:value="0.95486644547438">
            <text:p>95.49%</text:p>
          </table:table-cell>
          <table:table-cell table:style-name="ce5" table:formula="of:=[.E900]/[.E899]-1" office:value-type="percentage" office:value="0.871527777777778">
            <text:p>87.15%</text:p>
          </table:table-cell>
          <table:table-cell table:style-name="ce5" table:formula="of:=[.C900]/[.B900]" office:value-type="percentage" office:value="0.0111819382965093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17</text:p>
          </table:table-cell>
          <table:table-cell table:style-name="ce3" table:formula="of:=[.D901]+[.B900]" office:value-type="float" office:value="92652995">
            <text:p>92652995</text:p>
          </table:table-cell>
          <table:table-cell table:style-name="ce3" table:formula="of:=[.E901]+[.C900]" office:value-type="float" office:value="1035434">
            <text:p>1035434</text:p>
          </table:table-cell>
          <table:table-cell table:style-name="ce3" office:value-type="float" office:value="114924">
            <text:p>114924</text:p>
          </table:table-cell>
          <table:table-cell table:style-name="ce3" office:value-type="float" office:value="679">
            <text:p>679</text:p>
          </table:table-cell>
          <table:table-cell table:style-name="ce5" table:formula="of:=[.D901]/[.D900]-1" office:value-type="percentage" office:value="-0.241034988310813">
            <text:p>-24.10%</text:p>
          </table:table-cell>
          <table:table-cell table:style-name="ce5" table:formula="of:=[.E901]/[.E900]-1" office:value-type="percentage" office:value="0.25974025974026">
            <text:p>25.97%</text:p>
          </table:table-cell>
          <table:table-cell table:style-name="ce5" table:formula="of:=[.C901]/[.B901]" office:value-type="percentage" office:value="0.0111753969744853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18</text:p>
          </table:table-cell>
          <table:table-cell table:style-name="ce3" table:formula="of:=[.D902]+[.B901]" office:value-type="float" office:value="92768104">
            <text:p>92768104</text:p>
          </table:table-cell>
          <table:table-cell table:style-name="ce3" table:formula="of:=[.E902]+[.C901]" office:value-type="float" office:value="1036187">
            <text:p>1036187</text:p>
          </table:table-cell>
          <table:table-cell table:style-name="ce3" office:value-type="float" office:value="115109">
            <text:p>115109</text:p>
          </table:table-cell>
          <table:table-cell table:style-name="ce3" office:value-type="float" office:value="753">
            <text:p>753</text:p>
          </table:table-cell>
          <table:table-cell table:style-name="ce5" table:formula="of:=[.D902]/[.D901]-1" office:value-type="percentage" office:value="0.00160975949323028">
            <text:p>0.16%</text:p>
          </table:table-cell>
          <table:table-cell table:style-name="ce5" table:formula="of:=[.E902]/[.E901]-1" office:value-type="percentage" office:value="0.108983799705449">
            <text:p>10.90%</text:p>
          </table:table-cell>
          <table:table-cell table:style-name="ce5" table:formula="of:=[.C902]/[.B902]" office:value-type="percentage" office:value="0.0111696472744555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19</text:p>
          </table:table-cell>
          <table:table-cell table:style-name="ce3" table:formula="of:=[.D903]+[.B902]" office:value-type="float" office:value="92885212">
            <text:p>92885212</text:p>
          </table:table-cell>
          <table:table-cell table:style-name="ce3" table:formula="of:=[.E903]+[.C902]" office:value-type="float" office:value="1036928">
            <text:p>1036928</text:p>
          </table:table-cell>
          <table:table-cell table:style-name="ce3" office:value-type="float" office:value="117108">
            <text:p>117108</text:p>
          </table:table-cell>
          <table:table-cell table:style-name="ce3" office:value-type="float" office:value="741">
            <text:p>741</text:p>
          </table:table-cell>
          <table:table-cell table:style-name="ce5" table:formula="of:=[.D903]/[.D902]-1" office:value-type="percentage" office:value="0.0173661486069725">
            <text:p>1.74%</text:p>
          </table:table-cell>
          <table:table-cell table:style-name="ce5" table:formula="of:=[.E903]/[.E902]-1" office:value-type="percentage" office:value="-0.0159362549800797">
            <text:p>-1.59%</text:p>
          </table:table-cell>
          <table:table-cell table:style-name="ce5" table:formula="of:=[.C903]/[.B903]" office:value-type="percentage" office:value="0.011163542373139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20</text:p>
          </table:table-cell>
          <table:table-cell table:style-name="ce3" table:formula="of:=[.D904]+[.B903]" office:value-type="float" office:value="92951878">
            <text:p>92951878</text:p>
          </table:table-cell>
          <table:table-cell table:style-name="ce3" table:formula="of:=[.E904]+[.C903]" office:value-type="float" office:value="1037264">
            <text:p>1037264</text:p>
          </table:table-cell>
          <table:table-cell table:style-name="ce3" office:value-type="float" office:value="66666">
            <text:p>66666</text:p>
          </table:table-cell>
          <table:table-cell table:style-name="ce3" office:value-type="float" office:value="336">
            <text:p>336</text:p>
          </table:table-cell>
          <table:table-cell table:style-name="ce5" table:formula="of:=[.D904]/[.D903]-1" office:value-type="percentage" office:value="-0.430730607644226">
            <text:p>-43.07%</text:p>
          </table:table-cell>
          <table:table-cell table:style-name="ce5" table:formula="of:=[.E904]/[.E903]-1" office:value-type="percentage" office:value="-0.546558704453441">
            <text:p>-54.66%</text:p>
          </table:table-cell>
          <table:table-cell table:style-name="ce5" table:formula="of:=[.C904]/[.B904]" office:value-type="percentage" office:value="0.0111591505445431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21</text:p>
          </table:table-cell>
          <table:table-cell table:style-name="ce3" table:formula="of:=[.D905]+[.B904]" office:value-type="float" office:value="92959769">
            <text:p>92959769</text:p>
          </table:table-cell>
          <table:table-cell table:style-name="ce3" table:formula="of:=[.E905]+[.C904]" office:value-type="float" office:value="1037280">
            <text:p>1037280</text:p>
          </table:table-cell>
          <table:table-cell table:style-name="ce3" office:value-type="float" office:value="7891">
            <text:p>7891</text:p>
          </table:table-cell>
          <table:table-cell table:style-name="ce3" office:value-type="float" office:value="16">
            <text:p>16</text:p>
          </table:table-cell>
          <table:table-cell table:style-name="ce5" table:formula="of:=[.D905]/[.D904]-1" office:value-type="percentage" office:value="-0.881633816338163">
            <text:p>-88.16%</text:p>
          </table:table-cell>
          <table:table-cell table:style-name="ce5" table:formula="of:=[.E905]/[.E904]-1" office:value-type="percentage" office:value="-0.952380952380952">
            <text:p>-95.24%</text:p>
          </table:table-cell>
          <table:table-cell table:style-name="ce5" table:formula="of:=[.C905]/[.B905]" office:value-type="percentage" office:value="0.0111583754043107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22</text:p>
          </table:table-cell>
          <table:table-cell table:style-name="ce3" table:formula="of:=[.D906]+[.B905]" office:value-type="float" office:value="93025822">
            <text:p>93025822</text:p>
          </table:table-cell>
          <table:table-cell table:style-name="ce3" table:formula="of:=[.E906]+[.C905]" office:value-type="float" office:value="1037524">
            <text:p>1037524</text:p>
          </table:table-cell>
          <table:table-cell table:style-name="ce3" office:value-type="float" office:value="66053">
            <text:p>66053</text:p>
          </table:table-cell>
          <table:table-cell table:style-name="ce3" office:value-type="float" office:value="244">
            <text:p>244</text:p>
          </table:table-cell>
          <table:table-cell table:style-name="ce5" table:formula="of:=[.D906]/[.D905]-1" office:value-type="percentage" office:value="7.37067545304778">
            <text:p>737.07%</text:p>
          </table:table-cell>
          <table:table-cell table:style-name="ce5" table:formula="of:=[.E906]/[.E905]-1" office:value-type="percentage" office:value="14.25">
            <text:p>1425.00%</text:p>
          </table:table-cell>
          <table:table-cell table:style-name="ce5" table:formula="of:=[.C906]/[.B906]" office:value-type="percentage" office:value="0.0111530753256875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23</text:p>
          </table:table-cell>
          <table:table-cell table:style-name="ce3" table:formula="of:=[.D907]+[.B906]" office:value-type="float" office:value="93169500">
            <text:p>93169500</text:p>
          </table:table-cell>
          <table:table-cell table:style-name="ce3" table:formula="of:=[.E907]+[.C906]" office:value-type="float" office:value="1038129">
            <text:p>1038129</text:p>
          </table:table-cell>
          <table:table-cell table:style-name="ce3" office:value-type="float" office:value="143678">
            <text:p>143678</text:p>
          </table:table-cell>
          <table:table-cell table:style-name="ce3" office:value-type="float" office:value="605">
            <text:p>605</text:p>
          </table:table-cell>
          <table:table-cell table:style-name="ce5" table:formula="of:=[.D907]/[.D906]-1" office:value-type="percentage" office:value="1.17519264832786">
            <text:p>117.52%</text:p>
          </table:table-cell>
          <table:table-cell table:style-name="ce5" table:formula="of:=[.E907]/[.E906]-1" office:value-type="percentage" office:value="1.47950819672131">
            <text:p>147.95%</text:p>
          </table:table-cell>
          <table:table-cell table:style-name="ce5" table:formula="of:=[.C907]/[.B907]" office:value-type="percentage" office:value="0.0111423695522676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24</text:p>
          </table:table-cell>
          <table:table-cell table:style-name="ce3" table:formula="of:=[.D908]+[.B907]" office:value-type="float" office:value="93301808">
            <text:p>93301808</text:p>
          </table:table-cell>
          <table:table-cell table:style-name="ce3" table:formula="of:=[.E908]+[.C907]" office:value-type="float" office:value="1038974">
            <text:p>1038974</text:p>
          </table:table-cell>
          <table:table-cell table:style-name="ce3" office:value-type="float" office:value="132308">
            <text:p>132308</text:p>
          </table:table-cell>
          <table:table-cell table:style-name="ce3" office:value-type="float" office:value="845">
            <text:p>845</text:p>
          </table:table-cell>
          <table:table-cell table:style-name="ce5" table:formula="of:=[.D908]/[.D907]-1" office:value-type="percentage" office:value="-0.0791352886315233">
            <text:p>-7.91%</text:p>
          </table:table-cell>
          <table:table-cell table:style-name="ce5" table:formula="of:=[.E908]/[.E907]-1" office:value-type="percentage" office:value="0.396694214876033">
            <text:p>39.67%</text:p>
          </table:table-cell>
          <table:table-cell table:style-name="ce5" table:formula="of:=[.C908]/[.B908]" office:value-type="percentage" office:value="0.0111356255818751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25</text:p>
          </table:table-cell>
          <table:table-cell table:style-name="ce3" table:formula="of:=[.D909]+[.B908]" office:value-type="float" office:value="93392061">
            <text:p>93392061</text:p>
          </table:table-cell>
          <table:table-cell table:style-name="ce3" table:formula="of:=[.E909]+[.C908]" office:value-type="float" office:value="1039516">
            <text:p>1039516</text:p>
          </table:table-cell>
          <table:table-cell table:style-name="ce3" office:value-type="float" office:value="90253">
            <text:p>90253</text:p>
          </table:table-cell>
          <table:table-cell table:style-name="ce3" office:value-type="float" office:value="542">
            <text:p>542</text:p>
          </table:table-cell>
          <table:table-cell table:style-name="ce5" table:formula="of:=[.D909]/[.D908]-1" office:value-type="percentage" office:value="-0.31785681893763">
            <text:p>-31.79%</text:p>
          </table:table-cell>
          <table:table-cell table:style-name="ce5" table:formula="of:=[.E909]/[.E908]-1" office:value-type="percentage" office:value="-0.358579881656805">
            <text:p>-35.86%</text:p>
          </table:table-cell>
          <table:table-cell table:style-name="ce5" table:formula="of:=[.C909]/[.B909]" office:value-type="percentage" office:value="0.0111306677341664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26</text:p>
          </table:table-cell>
          <table:table-cell table:style-name="ce3" table:formula="of:=[.D910]+[.B909]" office:value-type="float" office:value="93507166">
            <text:p>93507166</text:p>
          </table:table-cell>
          <table:table-cell table:style-name="ce3" table:formula="of:=[.E910]+[.C909]" office:value-type="float" office:value="1040303">
            <text:p>1040303</text:p>
          </table:table-cell>
          <table:table-cell table:style-name="ce3" office:value-type="float" office:value="115105">
            <text:p>115105</text:p>
          </table:table-cell>
          <table:table-cell table:style-name="ce3" office:value-type="float" office:value="787">
            <text:p>787</text:p>
          </table:table-cell>
          <table:table-cell table:style-name="ce5" table:formula="of:=[.D910]/[.D909]-1" office:value-type="percentage" office:value="0.275359267835972">
            <text:p>27.54%</text:p>
          </table:table-cell>
          <table:table-cell table:style-name="ce5" table:formula="of:=[.E910]/[.E909]-1" office:value-type="percentage" office:value="0.452029520295203">
            <text:p>45.20%</text:p>
          </table:table-cell>
          <table:table-cell table:style-name="ce5" table:formula="of:=[.C910]/[.B910]" office:value-type="percentage" office:value="0.0111253826257551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27</text:p>
          </table:table-cell>
          <table:table-cell table:style-name="ce3" table:formula="of:=[.D911]+[.B910]" office:value-type="float" office:value="93531374">
            <text:p>93531374</text:p>
          </table:table-cell>
          <table:table-cell table:style-name="ce3" table:formula="of:=[.E911]+[.C910]" office:value-type="float" office:value="1040386">
            <text:p>1040386</text:p>
          </table:table-cell>
          <table:table-cell table:style-name="ce3" office:value-type="float" office:value="24208">
            <text:p>24208</text:p>
          </table:table-cell>
          <table:table-cell table:style-name="ce3" office:value-type="float" office:value="83">
            <text:p>83</text:p>
          </table:table-cell>
          <table:table-cell table:style-name="ce5" table:formula="of:=[.D911]/[.D910]-1" office:value-type="percentage" office:value="-0.789687676469311">
            <text:p>-78.97%</text:p>
          </table:table-cell>
          <table:table-cell table:style-name="ce5" table:formula="of:=[.E911]/[.E910]-1" office:value-type="percentage" office:value="-0.894536213468869">
            <text:p>-89.45%</text:p>
          </table:table-cell>
          <table:table-cell table:style-name="ce5" table:formula="of:=[.C911]/[.B911]" office:value-type="percentage" office:value="0.0111233905320369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28</text:p>
          </table:table-cell>
          <table:table-cell table:style-name="ce3" table:formula="of:=[.D912]+[.B911]" office:value-type="float" office:value="93572411">
            <text:p>93572411</text:p>
          </table:table-cell>
          <table:table-cell table:style-name="ce3" table:formula="of:=[.E912]+[.C911]" office:value-type="float" office:value="1040712">
            <text:p>1040712</text:p>
          </table:table-cell>
          <table:table-cell table:style-name="ce3" office:value-type="float" office:value="41037">
            <text:p>41037</text:p>
          </table:table-cell>
          <table:table-cell table:style-name="ce3" office:value-type="float" office:value="326">
            <text:p>326</text:p>
          </table:table-cell>
          <table:table-cell table:style-name="ce5" table:formula="of:=[.D912]/[.D911]-1" office:value-type="percentage" office:value="0.695183410442829">
            <text:p>69.52%</text:p>
          </table:table-cell>
          <table:table-cell table:style-name="ce5" table:formula="of:=[.E912]/[.E911]-1" office:value-type="percentage" office:value="2.92771084337349">
            <text:p>292.77%</text:p>
          </table:table-cell>
          <table:table-cell table:style-name="ce5" table:formula="of:=[.C912]/[.B912]" office:value-type="percentage" office:value="0.0111219962046292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29</text:p>
          </table:table-cell>
          <table:table-cell table:style-name="ce3" table:formula="of:=[.D913]+[.B912]" office:value-type="float" office:value="93638600">
            <text:p>93638600</text:p>
          </table:table-cell>
          <table:table-cell table:style-name="ce3" table:formula="of:=[.E913]+[.C912]" office:value-type="float" office:value="1040969">
            <text:p>1040969</text:p>
          </table:table-cell>
          <table:table-cell table:style-name="ce3" office:value-type="float" office:value="66189">
            <text:p>66189</text:p>
          </table:table-cell>
          <table:table-cell table:style-name="ce3" office:value-type="float" office:value="257">
            <text:p>257</text:p>
          </table:table-cell>
          <table:table-cell table:style-name="ce5" table:formula="of:=[.D913]/[.D912]-1" office:value-type="percentage" office:value="0.61291030046056">
            <text:p>61.29%</text:p>
          </table:table-cell>
          <table:table-cell table:style-name="ce5" table:formula="of:=[.E913]/[.E912]-1" office:value-type="percentage" office:value="-0.211656441717791">
            <text:p>-21.17%</text:p>
          </table:table-cell>
          <table:table-cell table:style-name="ce5" table:formula="of:=[.C913]/[.B913]" office:value-type="percentage" office:value="0.011116879150265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30</text:p>
          </table:table-cell>
          <table:table-cell table:style-name="ce3" table:formula="of:=[.D914]+[.B913]" office:value-type="float" office:value="93748704">
            <text:p>93748704</text:p>
          </table:table-cell>
          <table:table-cell table:style-name="ce3" table:formula="of:=[.E914]+[.C913]" office:value-type="float" office:value="1041371">
            <text:p>1041371</text:p>
          </table:table-cell>
          <table:table-cell table:style-name="ce3" office:value-type="float" office:value="110104">
            <text:p>110104</text:p>
          </table:table-cell>
          <table:table-cell table:style-name="ce3" office:value-type="float" office:value="402">
            <text:p>402</text:p>
          </table:table-cell>
          <table:table-cell table:style-name="ce5" table:formula="of:=[.D914]/[.D913]-1" office:value-type="percentage" office:value="0.663478825786762">
            <text:p>66.35%</text:p>
          </table:table-cell>
          <table:table-cell table:style-name="ce5" table:formula="of:=[.E914]/[.E913]-1" office:value-type="percentage" office:value="0.56420233463035">
            <text:p>56.42%</text:p>
          </table:table-cell>
          <table:table-cell table:style-name="ce5" table:formula="of:=[.C914]/[.B914]" office:value-type="percentage" office:value="0.0111081108918583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31</text:p>
          </table:table-cell>
          <table:table-cell table:style-name="ce3" table:formula="of:=[.D915]+[.B914]" office:value-type="float" office:value="93902124">
            <text:p>93902124</text:p>
          </table:table-cell>
          <table:table-cell table:style-name="ce3" table:formula="of:=[.E915]+[.C914]" office:value-type="float" office:value="1042672">
            <text:p>1042672</text:p>
          </table:table-cell>
          <table:table-cell table:style-name="ce3" office:value-type="float" office:value="153420">
            <text:p>153420</text:p>
          </table:table-cell>
          <table:table-cell table:style-name="ce3" office:value-type="float" office:value="1301">
            <text:p>1301</text:p>
          </table:table-cell>
          <table:table-cell table:style-name="ce5" table:formula="of:=[.D915]/[.D914]-1" office:value-type="percentage" office:value="0.393409867034803">
            <text:p>39.34%</text:p>
          </table:table-cell>
          <table:table-cell table:style-name="ce5" table:formula="of:=[.E915]/[.E914]-1" office:value-type="percentage" office:value="2.2363184079602">
            <text:p>223.63%</text:p>
          </table:table-cell>
          <table:table-cell table:style-name="ce5" table:formula="of:=[.C915]/[.B915]" office:value-type="percentage" office:value="0.0111038169914027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01</text:p>
          </table:table-cell>
          <table:table-cell table:style-name="ce3" table:formula="of:=[.D916]+[.B915]" office:value-type="float" office:value="93992938">
            <text:p>93992938</text:p>
          </table:table-cell>
          <table:table-cell table:style-name="ce3" table:formula="of:=[.E916]+[.C915]" office:value-type="float" office:value="1043251">
            <text:p>1043251</text:p>
          </table:table-cell>
          <table:table-cell table:style-name="ce3" office:value-type="float" office:value="90814">
            <text:p>90814</text:p>
          </table:table-cell>
          <table:table-cell table:style-name="ce3" office:value-type="float" office:value="579">
            <text:p>579</text:p>
          </table:table-cell>
          <table:table-cell table:style-name="ce5" table:formula="of:=[.D916]/[.D915]-1" office:value-type="percentage" office:value="-0.408069352105332">
            <text:p>-40.81%</text:p>
          </table:table-cell>
          <table:table-cell table:style-name="ce5" table:formula="of:=[.E916]/[.E915]-1" office:value-type="percentage" office:value="-0.554957724827056">
            <text:p>-55.50%</text:p>
          </table:table-cell>
          <table:table-cell table:style-name="ce5" table:formula="of:=[.C916]/[.B916]" office:value-type="percentage" office:value="0.011099248754199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02</text:p>
          </table:table-cell>
          <table:table-cell table:style-name="ce3" table:formula="of:=[.D917]+[.B916]" office:value-type="float" office:value="94096604">
            <text:p>94096604</text:p>
          </table:table-cell>
          <table:table-cell table:style-name="ce3" table:formula="of:=[.E917]+[.C916]" office:value-type="float" office:value="1043943">
            <text:p>1043943</text:p>
          </table:table-cell>
          <table:table-cell table:style-name="ce3" office:value-type="float" office:value="103666">
            <text:p>103666</text:p>
          </table:table-cell>
          <table:table-cell table:style-name="ce3" office:value-type="float" office:value="692">
            <text:p>692</text:p>
          </table:table-cell>
          <table:table-cell table:style-name="ce5" table:formula="of:=[.D917]/[.D916]-1" office:value-type="percentage" office:value="0.141520029951329">
            <text:p>14.15%</text:p>
          </table:table-cell>
          <table:table-cell table:style-name="ce5" table:formula="of:=[.E917]/[.E916]-1" office:value-type="percentage" office:value="0.195164075993092">
            <text:p>19.52%</text:p>
          </table:table-cell>
          <table:table-cell table:style-name="ce5" table:formula="of:=[.C917]/[.B917]" office:value-type="percentage" office:value="0.0110943748830723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03</text:p>
          </table:table-cell>
          <table:table-cell table:style-name="ce3" table:formula="of:=[.D918]+[.B917]" office:value-type="float" office:value="94155002">
            <text:p>94155002</text:p>
          </table:table-cell>
          <table:table-cell table:style-name="ce3" table:formula="of:=[.E918]+[.C917]" office:value-type="float" office:value="1044267">
            <text:p>1044267</text:p>
          </table:table-cell>
          <table:table-cell table:style-name="ce3" office:value-type="float" office:value="58398">
            <text:p>58398</text:p>
          </table:table-cell>
          <table:table-cell table:style-name="ce3" office:value-type="float" office:value="324">
            <text:p>324</text:p>
          </table:table-cell>
          <table:table-cell table:style-name="ce5" table:formula="of:=[.D918]/[.D917]-1" office:value-type="percentage" office:value="-0.436671618467">
            <text:p>-43.67%</text:p>
          </table:table-cell>
          <table:table-cell table:style-name="ce5" table:formula="of:=[.E918]/[.E917]-1" office:value-type="percentage" office:value="-0.531791907514451">
            <text:p>-53.18%</text:p>
          </table:table-cell>
          <table:table-cell table:style-name="ce5" table:formula="of:=[.C918]/[.B918]" office:value-type="percentage" office:value="0.0110909349245195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04</text:p>
          </table:table-cell>
          <table:table-cell table:style-name="ce3" table:formula="of:=[.D919]+[.B918]" office:value-type="float" office:value="94161982">
            <text:p>94161982</text:p>
          </table:table-cell>
          <table:table-cell table:style-name="ce3" table:formula="of:=[.E919]+[.C918]" office:value-type="float" office:value="1044276">
            <text:p>1044276</text:p>
          </table:table-cell>
          <table:table-cell table:style-name="ce3" office:value-type="float" office:value="6980">
            <text:p>6980</text:p>
          </table:table-cell>
          <table:table-cell table:style-name="ce3" office:value-type="float" office:value="9">
            <text:p>9</text:p>
          </table:table-cell>
          <table:table-cell table:style-name="ce5" table:formula="of:=[.D919]/[.D918]-1" office:value-type="percentage" office:value="-0.880475358745163">
            <text:p>-88.05%</text:p>
          </table:table-cell>
          <table:table-cell table:style-name="ce5" table:formula="of:=[.E919]/[.E918]-1" office:value-type="percentage" office:value="-0.972222222222222">
            <text:p>-97.22%</text:p>
          </table:table-cell>
          <table:table-cell table:style-name="ce5" table:formula="of:=[.C919]/[.B919]" office:value-type="percentage" office:value="0.0110902083603126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05</text:p>
          </table:table-cell>
          <table:table-cell table:style-name="ce3" table:formula="of:=[.D920]+[.B919]" office:value-type="float" office:value="94179815">
            <text:p>94179815</text:p>
          </table:table-cell>
          <table:table-cell table:style-name="ce3" table:formula="of:=[.E920]+[.C919]" office:value-type="float" office:value="1044402">
            <text:p>1044402</text:p>
          </table:table-cell>
          <table:table-cell table:style-name="ce3" office:value-type="float" office:value="17833">
            <text:p>17833</text:p>
          </table:table-cell>
          <table:table-cell table:style-name="ce3" office:value-type="float" office:value="126">
            <text:p>126</text:p>
          </table:table-cell>
          <table:table-cell table:style-name="ce5" table:formula="of:=[.D920]/[.D919]-1" office:value-type="percentage" office:value="1.55487106017192">
            <text:p>155.49%</text:p>
          </table:table-cell>
          <table:table-cell table:style-name="ce5" table:formula="of:=[.E920]/[.E919]-1" office:value-type="percentage" office:value="13">
            <text:p>1300.00%</text:p>
          </table:table-cell>
          <table:table-cell table:style-name="ce5" table:formula="of:=[.C920]/[.B920]" office:value-type="percentage" office:value="0.0110894462895261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06</text:p>
          </table:table-cell>
          <table:table-cell table:style-name="ce3" table:formula="of:=[.D921]+[.B920]" office:value-type="float" office:value="94243291">
            <text:p>94243291</text:p>
          </table:table-cell>
          <table:table-cell table:style-name="ce3" table:formula="of:=[.E921]+[.C920]" office:value-type="float" office:value="1044544">
            <text:p>1044544</text:p>
          </table:table-cell>
          <table:table-cell table:style-name="ce3" office:value-type="float" office:value="63476">
            <text:p>63476</text:p>
          </table:table-cell>
          <table:table-cell table:style-name="ce3" office:value-type="float" office:value="142">
            <text:p>142</text:p>
          </table:table-cell>
          <table:table-cell table:style-name="ce5" table:formula="of:=[.D921]/[.D920]-1" office:value-type="percentage" office:value="2.55946840127853">
            <text:p>255.95%</text:p>
          </table:table-cell>
          <table:table-cell table:style-name="ce5" table:formula="of:=[.E921]/[.E920]-1" office:value-type="percentage" office:value="0.126984126984127">
            <text:p>12.70%</text:p>
          </table:table-cell>
          <table:table-cell table:style-name="ce5" table:formula="of:=[.C921]/[.B921]" office:value-type="percentage" office:value="0.0110834839161124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07</text:p>
          </table:table-cell>
          <table:table-cell table:style-name="ce3" table:formula="of:=[.D922]+[.B921]" office:value-type="float" office:value="94383744">
            <text:p>94383744</text:p>
          </table:table-cell>
          <table:table-cell table:style-name="ce3" table:formula="of:=[.E922]+[.C921]" office:value-type="float" office:value="1045341">
            <text:p>1045341</text:p>
          </table:table-cell>
          <table:table-cell table:style-name="ce3" office:value-type="float" office:value="140453">
            <text:p>140453</text:p>
          </table:table-cell>
          <table:table-cell table:style-name="ce3" office:value-type="float" office:value="797">
            <text:p>797</text:p>
          </table:table-cell>
          <table:table-cell table:style-name="ce5" table:formula="of:=[.D922]/[.D921]-1" office:value-type="percentage" office:value="1.21269456172412">
            <text:p>121.27%</text:p>
          </table:table-cell>
          <table:table-cell table:style-name="ce5" table:formula="of:=[.E922]/[.E921]-1" office:value-type="percentage" office:value="4.61267605633803">
            <text:p>461.27%</text:p>
          </table:table-cell>
          <table:table-cell table:style-name="ce5" table:formula="of:=[.C922]/[.B922]" office:value-type="percentage" office:value="0.0110754347697841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08</text:p>
          </table:table-cell>
          <table:table-cell table:style-name="ce3" table:formula="of:=[.D923]+[.B922]" office:value-type="float" office:value="94469075">
            <text:p>94469075</text:p>
          </table:table-cell>
          <table:table-cell table:style-name="ce3" table:formula="of:=[.E923]+[.C922]" office:value-type="float" office:value="1045818">
            <text:p>1045818</text:p>
          </table:table-cell>
          <table:table-cell table:style-name="ce3" office:value-type="float" office:value="85331">
            <text:p>85331</text:p>
          </table:table-cell>
          <table:table-cell table:style-name="ce3" office:value-type="float" office:value="477">
            <text:p>477</text:p>
          </table:table-cell>
          <table:table-cell table:style-name="ce5" table:formula="of:=[.D923]/[.D922]-1" office:value-type="percentage" office:value="-0.392458687247691">
            <text:p>-39.25%</text:p>
          </table:table-cell>
          <table:table-cell table:style-name="ce5" table:formula="of:=[.E923]/[.E922]-1" office:value-type="percentage" office:value="-0.401505646173149">
            <text:p>-40.15%</text:p>
          </table:table-cell>
          <table:table-cell table:style-name="ce5" table:formula="of:=[.C923]/[.B923]" office:value-type="percentage" office:value="0.0110704799427749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09</text:p>
          </table:table-cell>
          <table:table-cell table:style-name="ce3" table:formula="of:=[.D924]+[.B923]" office:value-type="float" office:value="94549554">
            <text:p>94549554</text:p>
          </table:table-cell>
          <table:table-cell table:style-name="ce3" table:formula="of:=[.E924]+[.C923]" office:value-type="float" office:value="1046533">
            <text:p>1046533</text:p>
          </table:table-cell>
          <table:table-cell table:style-name="ce3" office:value-type="float" office:value="80479">
            <text:p>80479</text:p>
          </table:table-cell>
          <table:table-cell table:style-name="ce3" office:value-type="float" office:value="715">
            <text:p>715</text:p>
          </table:table-cell>
          <table:table-cell table:style-name="ce5" table:formula="of:=[.D924]/[.D923]-1" office:value-type="percentage" office:value="-0.056860929791049">
            <text:p>-5.69%</text:p>
          </table:table-cell>
          <table:table-cell table:style-name="ce5" table:formula="of:=[.E924]/[.E923]-1" office:value-type="percentage" office:value="0.49895178197065">
            <text:p>49.90%</text:p>
          </table:table-cell>
          <table:table-cell table:style-name="ce5" table:formula="of:=[.C924]/[.B924]" office:value-type="percentage" office:value="0.0110686191073942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10</text:p>
          </table:table-cell>
          <table:table-cell table:style-name="ce3" table:formula="of:=[.D925]+[.B924]" office:value-type="float" office:value="94591786">
            <text:p>94591786</text:p>
          </table:table-cell>
          <table:table-cell table:style-name="ce3" table:formula="of:=[.E925]+[.C924]" office:value-type="float" office:value="1046891">
            <text:p>1046891</text:p>
          </table:table-cell>
          <table:table-cell table:style-name="ce3" office:value-type="float" office:value="42232">
            <text:p>42232</text:p>
          </table:table-cell>
          <table:table-cell table:style-name="ce3" office:value-type="float" office:value="358">
            <text:p>358</text:p>
          </table:table-cell>
          <table:table-cell table:style-name="ce5" table:formula="of:=[.D925]/[.D924]-1" office:value-type="percentage" office:value="-0.475241988593298">
            <text:p>-47.52%</text:p>
          </table:table-cell>
          <table:table-cell table:style-name="ce5" table:formula="of:=[.E925]/[.E924]-1" office:value-type="percentage" office:value="-0.499300699300699">
            <text:p>-49.93%</text:p>
          </table:table-cell>
          <table:table-cell table:style-name="ce5" table:formula="of:=[.C925]/[.B925]" office:value-type="percentage" office:value="0.0110674620310055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11</text:p>
          </table:table-cell>
          <table:table-cell table:style-name="ce3" table:formula="of:=[.D926]+[.B925]" office:value-type="float" office:value="94599535">
            <text:p>94599535</text:p>
          </table:table-cell>
          <table:table-cell table:style-name="ce3" table:formula="of:=[.E926]+[.C925]" office:value-type="float" office:value="1046908">
            <text:p>1046908</text:p>
          </table:table-cell>
          <table:table-cell table:style-name="ce3" office:value-type="float" office:value="7749">
            <text:p>7749</text:p>
          </table:table-cell>
          <table:table-cell table:style-name="ce3" office:value-type="float" office:value="17">
            <text:p>17</text:p>
          </table:table-cell>
          <table:table-cell table:style-name="ce5" table:formula="of:=[.D926]/[.D925]-1" office:value-type="percentage" office:value="-0.816513544231862">
            <text:p>-81.65%</text:p>
          </table:table-cell>
          <table:table-cell table:style-name="ce5" table:formula="of:=[.E926]/[.E925]-1" office:value-type="percentage" office:value="-0.952513966480447">
            <text:p>-95.25%</text:p>
          </table:table-cell>
          <table:table-cell table:style-name="ce5" table:formula="of:=[.C926]/[.B926]" office:value-type="percentage" office:value="0.011066735158899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12</text:p>
          </table:table-cell>
          <table:table-cell table:style-name="ce3" table:formula="of:=[.D927]+[.B926]" office:value-type="float" office:value="94646907">
            <text:p>94646907</text:p>
          </table:table-cell>
          <table:table-cell table:style-name="ce3" table:formula="of:=[.E927]+[.C926]" office:value-type="float" office:value="1047162">
            <text:p>1047162</text:p>
          </table:table-cell>
          <table:table-cell table:style-name="ce3" office:value-type="float" office:value="47372">
            <text:p>47372</text:p>
          </table:table-cell>
          <table:table-cell table:style-name="ce3" office:value-type="float" office:value="254">
            <text:p>254</text:p>
          </table:table-cell>
          <table:table-cell table:style-name="ce5" table:formula="of:=[.D927]/[.D926]-1" office:value-type="percentage" office:value="5.11330494257324">
            <text:p>511.33%</text:p>
          </table:table-cell>
          <table:table-cell table:style-name="ce5" table:formula="of:=[.E927]/[.E926]-1" office:value-type="percentage" office:value="13.9411764705882">
            <text:p>1394.12%</text:p>
          </table:table-cell>
          <table:table-cell table:style-name="ce5" table:formula="of:=[.C927]/[.B927]" office:value-type="percentage" office:value="0.011063879773694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13</text:p>
          </table:table-cell>
          <table:table-cell table:style-name="ce3" table:formula="of:=[.D928]+[.B927]" office:value-type="float" office:value="94706884">
            <text:p>94706884</text:p>
          </table:table-cell>
          <table:table-cell table:style-name="ce3" table:formula="of:=[.E928]+[.C927]" office:value-type="float" office:value="1047502">
            <text:p>1047502</text:p>
          </table:table-cell>
          <table:table-cell table:style-name="ce3" office:value-type="float" office:value="59977">
            <text:p>59977</text:p>
          </table:table-cell>
          <table:table-cell table:style-name="ce3" office:value-type="float" office:value="340">
            <text:p>340</text:p>
          </table:table-cell>
          <table:table-cell table:style-name="ce5" table:formula="of:=[.D928]/[.D927]-1" office:value-type="percentage" office:value="0.266085451321456">
            <text:p>26.61%</text:p>
          </table:table-cell>
          <table:table-cell table:style-name="ce5" table:formula="of:=[.E928]/[.E927]-1" office:value-type="percentage" office:value="0.338582677165354">
            <text:p>33.86%</text:p>
          </table:table-cell>
          <table:table-cell table:style-name="ce5" table:formula="of:=[.C928]/[.B928]" office:value-type="percentage" office:value="0.0110604631443687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14</text:p>
          </table:table-cell>
          <table:table-cell table:style-name="ce3" table:formula="of:=[.D929]+[.B928]" office:value-type="float" office:value="94800192">
            <text:p>94800192</text:p>
          </table:table-cell>
          <table:table-cell table:style-name="ce3" table:formula="of:=[.E929]+[.C928]" office:value-type="float" office:value="1048277">
            <text:p>1048277</text:p>
          </table:table-cell>
          <table:table-cell table:style-name="ce3" office:value-type="float" office:value="93308">
            <text:p>93308</text:p>
          </table:table-cell>
          <table:table-cell table:style-name="ce3" office:value-type="float" office:value="775">
            <text:p>775</text:p>
          </table:table-cell>
          <table:table-cell table:style-name="ce5" table:formula="of:=[.D929]/[.D928]-1" office:value-type="percentage" office:value="0.555729696383614">
            <text:p>55.57%</text:p>
          </table:table-cell>
          <table:table-cell table:style-name="ce5" table:formula="of:=[.E929]/[.E928]-1" office:value-type="percentage" office:value="1.27941176470588">
            <text:p>127.94%</text:p>
          </table:table-cell>
          <table:table-cell table:style-name="ce5" table:formula="of:=[.C929]/[.B929]" office:value-type="percentage" office:value="0.0110577518661566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15</text:p>
          </table:table-cell>
          <table:table-cell table:style-name="ce3" table:formula="of:=[.D930]+[.B929]" office:value-type="float" office:value="94885324">
            <text:p>94885324</text:p>
          </table:table-cell>
          <table:table-cell table:style-name="ce3" table:formula="of:=[.E930]+[.C929]" office:value-type="float" office:value="1048914">
            <text:p>1048914</text:p>
          </table:table-cell>
          <table:table-cell table:style-name="ce3" office:value-type="float" office:value="85132">
            <text:p>85132</text:p>
          </table:table-cell>
          <table:table-cell table:style-name="ce3" office:value-type="float" office:value="637">
            <text:p>637</text:p>
          </table:table-cell>
          <table:table-cell table:style-name="ce5" table:formula="of:=[.D930]/[.D929]-1" office:value-type="percentage" office:value="-0.0876237835984053">
            <text:p>-8.76%</text:p>
          </table:table-cell>
          <table:table-cell table:style-name="ce5" table:formula="of:=[.E930]/[.E929]-1" office:value-type="percentage" office:value="-0.178064516129032">
            <text:p>-17.81%</text:p>
          </table:table-cell>
          <table:table-cell table:style-name="ce5" table:formula="of:=[.C930]/[.B930]" office:value-type="percentage" office:value="0.0110545441147463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16</text:p>
          </table:table-cell>
          <table:table-cell table:style-name="ce3" table:formula="of:=[.D931]+[.B930]" office:value-type="float" office:value="94956271">
            <text:p>94956271</text:p>
          </table:table-cell>
          <table:table-cell table:style-name="ce3" table:formula="of:=[.E931]+[.C930]" office:value-type="float" office:value="1049458">
            <text:p>1049458</text:p>
          </table:table-cell>
          <table:table-cell table:style-name="ce3" office:value-type="float" office:value="70947">
            <text:p>70947</text:p>
          </table:table-cell>
          <table:table-cell table:style-name="ce3" office:value-type="float" office:value="544">
            <text:p>544</text:p>
          </table:table-cell>
          <table:table-cell table:style-name="ce5" table:formula="of:=[.D931]/[.D930]-1" office:value-type="percentage" office:value="-0.166623596297514">
            <text:p>-16.66%</text:p>
          </table:table-cell>
          <table:table-cell table:style-name="ce5" table:formula="of:=[.E931]/[.E930]-1" office:value-type="percentage" office:value="-0.145996860282575">
            <text:p>-14.60%</text:p>
          </table:table-cell>
          <table:table-cell table:style-name="ce5" table:formula="of:=[.C931]/[.B931]" office:value-type="percentage" office:value="0.0110520136158253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17</text:p>
          </table:table-cell>
          <table:table-cell table:style-name="ce3" table:formula="of:=[.D932]+[.B931]" office:value-type="float" office:value="94993179">
            <text:p>94993179</text:p>
          </table:table-cell>
          <table:table-cell table:style-name="ce3" table:formula="of:=[.E932]+[.C931]" office:value-type="float" office:value="1049764">
            <text:p>1049764</text:p>
          </table:table-cell>
          <table:table-cell table:style-name="ce3" office:value-type="float" office:value="36908">
            <text:p>36908</text:p>
          </table:table-cell>
          <table:table-cell table:style-name="ce3" office:value-type="float" office:value="306">
            <text:p>306</text:p>
          </table:table-cell>
          <table:table-cell table:style-name="ce5" table:formula="of:=[.D932]/[.D931]-1" office:value-type="percentage" office:value="-0.479780681353687">
            <text:p>-47.98%</text:p>
          </table:table-cell>
          <table:table-cell table:style-name="ce5" table:formula="of:=[.E932]/[.E931]-1" office:value-type="percentage" office:value="-0.4375">
            <text:p>-43.75%</text:p>
          </table:table-cell>
          <table:table-cell table:style-name="ce5" table:formula="of:=[.C932]/[.B932]" office:value-type="percentage" office:value="0.0110509408259724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18</text:p>
          </table:table-cell>
          <table:table-cell table:style-name="ce3" table:formula="of:=[.D933]+[.B932]" office:value-type="float" office:value="95000261">
            <text:p>95000261</text:p>
          </table:table-cell>
          <table:table-cell table:style-name="ce3" table:formula="of:=[.E933]+[.C932]" office:value-type="float" office:value="1049783">
            <text:p>1049783</text:p>
          </table:table-cell>
          <table:table-cell table:style-name="ce3" office:value-type="float" office:value="7082">
            <text:p>7082</text:p>
          </table:table-cell>
          <table:table-cell table:style-name="ce3" office:value-type="float" office:value="19">
            <text:p>19</text:p>
          </table:table-cell>
          <table:table-cell table:style-name="ce5" table:formula="of:=[.D933]/[.D932]-1" office:value-type="percentage" office:value="-0.808117481304866">
            <text:p>-80.81%</text:p>
          </table:table-cell>
          <table:table-cell table:style-name="ce5" table:formula="of:=[.E933]/[.E932]-1" office:value-type="percentage" office:value="-0.937908496732026">
            <text:p>-93.79%</text:p>
          </table:table-cell>
          <table:table-cell table:style-name="ce5" table:formula="of:=[.C933]/[.B933]" office:value-type="percentage" office:value="0.0110503170091291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19</text:p>
          </table:table-cell>
          <table:table-cell table:style-name="ce3" table:formula="of:=[.D934]+[.B933]" office:value-type="float" office:value="95034383">
            <text:p>95034383</text:p>
          </table:table-cell>
          <table:table-cell table:style-name="ce3" table:formula="of:=[.E934]+[.C933]" office:value-type="float" office:value="1049983">
            <text:p>1049983</text:p>
          </table:table-cell>
          <table:table-cell table:style-name="ce3" office:value-type="float" office:value="34122">
            <text:p>34122</text:p>
          </table:table-cell>
          <table:table-cell table:style-name="ce3" office:value-type="float" office:value="200">
            <text:p>200</text:p>
          </table:table-cell>
          <table:table-cell table:style-name="ce5" table:formula="of:=[.D934]/[.D933]-1" office:value-type="percentage" office:value="3.81813047161819">
            <text:p>381.81%</text:p>
          </table:table-cell>
          <table:table-cell table:style-name="ce5" table:formula="of:=[.E934]/[.E933]-1" office:value-type="percentage" office:value="9.52631578947369">
            <text:p>952.63%</text:p>
          </table:table-cell>
          <table:table-cell table:style-name="ce5" table:formula="of:=[.C934]/[.B934]" office:value-type="percentage" office:value="0.011048453905361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20</text:p>
          </table:table-cell>
          <table:table-cell table:style-name="ce3" table:formula="of:=[.D935]+[.B934]" office:value-type="float" office:value="95074738">
            <text:p>95074738</text:p>
          </table:table-cell>
          <table:table-cell table:style-name="ce3" table:formula="of:=[.E935]+[.C934]" office:value-type="float" office:value="1050249">
            <text:p>1050249</text:p>
          </table:table-cell>
          <table:table-cell table:style-name="ce3" office:value-type="float" office:value="40355">
            <text:p>40355</text:p>
          </table:table-cell>
          <table:table-cell table:style-name="ce3" office:value-type="float" office:value="266">
            <text:p>266</text:p>
          </table:table-cell>
          <table:table-cell table:style-name="ce5" table:formula="of:=[.D935]/[.D934]-1" office:value-type="percentage" office:value="0.182668073383741">
            <text:p>18.27%</text:p>
          </table:table-cell>
          <table:table-cell table:style-name="ce5" table:formula="of:=[.E935]/[.E934]-1" office:value-type="percentage" office:value="0.33">
            <text:p>33.00%</text:p>
          </table:table-cell>
          <table:table-cell table:style-name="ce5" table:formula="of:=[.C935]/[.B935]" office:value-type="percentage" office:value="0.011046562126734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21</text:p>
          </table:table-cell>
          <table:table-cell table:style-name="ce3" table:formula="of:=[.D936]+[.B935]" office:value-type="float" office:value="95162435">
            <text:p>95162435</text:p>
          </table:table-cell>
          <table:table-cell table:style-name="ce3" table:formula="of:=[.E936]+[.C935]" office:value-type="float" office:value="1050966">
            <text:p>1050966</text:p>
          </table:table-cell>
          <table:table-cell table:style-name="ce3" office:value-type="float" office:value="87697">
            <text:p>87697</text:p>
          </table:table-cell>
          <table:table-cell table:style-name="ce3" office:value-type="float" office:value="717">
            <text:p>717</text:p>
          </table:table-cell>
          <table:table-cell table:style-name="ce5" table:formula="of:=[.D936]/[.D935]-1" office:value-type="percentage" office:value="1.17313839672903">
            <text:p>117.31%</text:p>
          </table:table-cell>
          <table:table-cell table:style-name="ce5" table:formula="of:=[.E936]/[.E935]-1" office:value-type="percentage" office:value="1.69548872180451">
            <text:p>169.55%</text:p>
          </table:table-cell>
          <table:table-cell table:style-name="ce5" table:formula="of:=[.C936]/[.B936]" office:value-type="percentage" office:value="0.011043916646311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22</text:p>
          </table:table-cell>
          <table:table-cell table:style-name="ce3" table:formula="of:=[.D937]+[.B936]" office:value-type="float" office:value="95260052">
            <text:p>95260052</text:p>
          </table:table-cell>
          <table:table-cell table:style-name="ce3" table:formula="of:=[.E937]+[.C936]" office:value-type="float" office:value="1051728">
            <text:p>1051728</text:p>
          </table:table-cell>
          <table:table-cell table:style-name="ce3" office:value-type="float" office:value="97617">
            <text:p>97617</text:p>
          </table:table-cell>
          <table:table-cell table:style-name="ce3" office:value-type="float" office:value="762">
            <text:p>762</text:p>
          </table:table-cell>
          <table:table-cell table:style-name="ce5" table:formula="of:=[.D937]/[.D936]-1" office:value-type="percentage" office:value="0.113116754278938">
            <text:p>11.31%</text:p>
          </table:table-cell>
          <table:table-cell table:style-name="ce5" table:formula="of:=[.E937]/[.E936]-1" office:value-type="percentage" office:value="0.0627615062761506">
            <text:p>6.28%</text:p>
          </table:table-cell>
          <table:table-cell table:style-name="ce5" table:formula="of:=[.C937]/[.B937]" office:value-type="percentage" office:value="0.011040598634147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23</text:p>
          </table:table-cell>
          <table:table-cell table:style-name="ce3" table:formula="of:=[.D938]+[.B937]" office:value-type="float" office:value="95315348">
            <text:p>95315348</text:p>
          </table:table-cell>
          <table:table-cell table:style-name="ce3" table:formula="of:=[.E938]+[.C937]" office:value-type="float" office:value="1052278">
            <text:p>1052278</text:p>
          </table:table-cell>
          <table:table-cell table:style-name="ce3" office:value-type="float" office:value="55296">
            <text:p>55296</text:p>
          </table:table-cell>
          <table:table-cell table:style-name="ce3" office:value-type="float" office:value="550">
            <text:p>550</text:p>
          </table:table-cell>
          <table:table-cell table:style-name="ce5" table:formula="of:=[.D938]/[.D937]-1" office:value-type="percentage" office:value="-0.433541288914841">
            <text:p>-43.35%</text:p>
          </table:table-cell>
          <table:table-cell table:style-name="ce5" table:formula="of:=[.E938]/[.E937]-1" office:value-type="percentage" office:value="-0.278215223097113">
            <text:p>-27.82%</text:p>
          </table:table-cell>
          <table:table-cell table:style-name="ce5" table:formula="of:=[.C938]/[.B938]" office:value-type="percentage" office:value="0.0110399638891315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24</text:p>
          </table:table-cell>
          <table:table-cell table:style-name="ce3" table:formula="of:=[.D939]+[.B938]" office:value-type="float" office:value="95347610">
            <text:p>95347610</text:p>
          </table:table-cell>
          <table:table-cell table:style-name="ce3" table:formula="of:=[.E939]+[.C938]" office:value-type="float" office:value="1052564">
            <text:p>1052564</text:p>
          </table:table-cell>
          <table:table-cell table:style-name="ce3" office:value-type="float" office:value="32262">
            <text:p>32262</text:p>
          </table:table-cell>
          <table:table-cell table:style-name="ce3" office:value-type="float" office:value="286">
            <text:p>286</text:p>
          </table:table-cell>
          <table:table-cell table:style-name="ce5" table:formula="of:=[.D939]/[.D938]-1" office:value-type="percentage" office:value="-0.416558159722222">
            <text:p>-41.66%</text:p>
          </table:table-cell>
          <table:table-cell table:style-name="ce5" table:formula="of:=[.E939]/[.E938]-1" office:value-type="percentage" office:value="-0.48">
            <text:p>-48.00%</text:p>
          </table:table-cell>
          <table:table-cell table:style-name="ce5" table:formula="of:=[.C939]/[.B939]" office:value-type="percentage" office:value="0.011039227936599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25</text:p>
          </table:table-cell>
          <table:table-cell table:style-name="ce3" table:formula="of:=[.D940]+[.B939]" office:value-type="float" office:value="95355505">
            <text:p>95355505</text:p>
          </table:table-cell>
          <table:table-cell table:style-name="ce3" table:formula="of:=[.E940]+[.C939]" office:value-type="float" office:value="1052572">
            <text:p>1052572</text:p>
          </table:table-cell>
          <table:table-cell table:style-name="ce3" office:value-type="float" office:value="7895">
            <text:p>7895</text:p>
          </table:table-cell>
          <table:table-cell table:style-name="ce3" office:value-type="float" office:value="8">
            <text:p>8</text:p>
          </table:table-cell>
          <table:table-cell table:style-name="ce5" table:formula="of:=[.D940]/[.D939]-1" office:value-type="percentage" office:value="-0.75528485524766">
            <text:p>-75.53%</text:p>
          </table:table-cell>
          <table:table-cell table:style-name="ce5" table:formula="of:=[.E940]/[.E939]-1" office:value-type="percentage" office:value="-0.972027972027972">
            <text:p>-97.20%</text:p>
          </table:table-cell>
          <table:table-cell table:style-name="ce5" table:formula="of:=[.C940]/[.B940]" office:value-type="percentage" office:value="0.011038397835552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26</text:p>
          </table:table-cell>
          <table:table-cell table:style-name="ce3" table:formula="of:=[.D941]+[.B940]" office:value-type="float" office:value="95385585">
            <text:p>95385585</text:p>
          </table:table-cell>
          <table:table-cell table:style-name="ce3" table:formula="of:=[.E941]+[.C940]" office:value-type="float" office:value="1052737">
            <text:p>1052737</text:p>
          </table:table-cell>
          <table:table-cell table:style-name="ce3" office:value-type="float" office:value="30080">
            <text:p>30080</text:p>
          </table:table-cell>
          <table:table-cell table:style-name="ce3" office:value-type="float" office:value="165">
            <text:p>165</text:p>
          </table:table-cell>
          <table:table-cell table:style-name="ce5" table:formula="of:=[.D941]/[.D940]-1" office:value-type="percentage" office:value="2.81000633312223">
            <text:p>281.00%</text:p>
          </table:table-cell>
          <table:table-cell table:style-name="ce5" table:formula="of:=[.E941]/[.E940]-1" office:value-type="percentage" office:value="19.625">
            <text:p>1962.50%</text:p>
          </table:table-cell>
          <table:table-cell table:style-name="ce5" table:formula="of:=[.C941]/[.B941]" office:value-type="percentage" office:value="0.01103664667989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27</text:p>
          </table:table-cell>
          <table:table-cell table:style-name="ce3" table:formula="of:=[.D942]+[.B941]" office:value-type="float" office:value="95423435">
            <text:p>95423435</text:p>
          </table:table-cell>
          <table:table-cell table:style-name="ce3" table:formula="of:=[.E942]+[.C941]" office:value-type="float" office:value="1053027">
            <text:p>1053027</text:p>
          </table:table-cell>
          <table:table-cell table:style-name="ce3" office:value-type="float" office:value="37850">
            <text:p>37850</text:p>
          </table:table-cell>
          <table:table-cell table:style-name="ce3" office:value-type="float" office:value="290">
            <text:p>290</text:p>
          </table:table-cell>
          <table:table-cell table:style-name="ce5" table:formula="of:=[.D942]/[.D941]-1" office:value-type="percentage" office:value="0.258311170212766">
            <text:p>25.83%</text:p>
          </table:table-cell>
          <table:table-cell table:style-name="ce5" table:formula="of:=[.E942]/[.E941]-1" office:value-type="percentage" office:value="0.757575757575758">
            <text:p>75.76%</text:p>
          </table:table-cell>
          <table:table-cell table:style-name="ce5" table:formula="of:=[.C942]/[.B942]" office:value-type="percentage" office:value="0.011035308045659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28</text:p>
          </table:table-cell>
          <table:table-cell table:style-name="ce3" table:formula="of:=[.D943]+[.B942]" office:value-type="float" office:value="95510089">
            <text:p>95510089</text:p>
          </table:table-cell>
          <table:table-cell table:style-name="ce3" table:formula="of:=[.E943]+[.C942]" office:value-type="float" office:value="1054357">
            <text:p>1054357</text:p>
          </table:table-cell>
          <table:table-cell table:style-name="ce3" office:value-type="float" office:value="86654">
            <text:p>86654</text:p>
          </table:table-cell>
          <table:table-cell table:style-name="ce3" office:value-type="float" office:value="1330">
            <text:p>1330</text:p>
          </table:table-cell>
          <table:table-cell table:style-name="ce5" table:formula="of:=[.D943]/[.D942]-1" office:value-type="percentage" office:value="1.28940554821664">
            <text:p>128.94%</text:p>
          </table:table-cell>
          <table:table-cell table:style-name="ce5" table:formula="of:=[.E943]/[.E942]-1" office:value-type="percentage" office:value="3.58620689655172">
            <text:p>358.62%</text:p>
          </table:table-cell>
          <table:table-cell table:style-name="ce5" table:formula="of:=[.C943]/[.B943]" office:value-type="percentage" office:value="0.011039221207300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29</text:p>
          </table:table-cell>
          <table:table-cell table:style-name="ce3" table:formula="of:=[.D944]+[.B943]" office:value-type="float" office:value="95597618">
            <text:p>95597618</text:p>
          </table:table-cell>
          <table:table-cell table:style-name="ce3" table:formula="of:=[.E944]+[.C943]" office:value-type="float" office:value="1054978">
            <text:p>1054978</text:p>
          </table:table-cell>
          <table:table-cell table:style-name="ce3" office:value-type="float" office:value="87529">
            <text:p>87529</text:p>
          </table:table-cell>
          <table:table-cell table:style-name="ce3" office:value-type="float" office:value="621">
            <text:p>621</text:p>
          </table:table-cell>
          <table:table-cell table:style-name="ce5" table:formula="of:=[.D944]/[.D943]-1" office:value-type="percentage" office:value="0.0100976296535646">
            <text:p>1.01%</text:p>
          </table:table-cell>
          <table:table-cell table:style-name="ce5" table:formula="of:=[.E944]/[.E943]-1" office:value-type="percentage" office:value="-0.533082706766917">
            <text:p>-53.31%</text:p>
          </table:table-cell>
          <table:table-cell table:style-name="ce5" table:formula="of:=[.C944]/[.B944]" office:value-type="percentage" office:value="0.011035609694793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30</text:p>
          </table:table-cell>
          <table:table-cell table:style-name="ce3" table:formula="of:=[.D945]+[.B944]" office:value-type="float" office:value="95653312">
            <text:p>95653312</text:p>
          </table:table-cell>
          <table:table-cell table:style-name="ce3" table:formula="of:=[.E945]+[.C944]" office:value-type="float" office:value="1055428">
            <text:p>1055428</text:p>
          </table:table-cell>
          <table:table-cell table:style-name="ce3" office:value-type="float" office:value="55694">
            <text:p>55694</text:p>
          </table:table-cell>
          <table:table-cell table:style-name="ce3" office:value-type="float" office:value="450">
            <text:p>450</text:p>
          </table:table-cell>
          <table:table-cell table:style-name="ce5" table:formula="of:=[.D945]/[.D944]-1" office:value-type="percentage" office:value="-0.363708028196369">
            <text:p>-36.37%</text:p>
          </table:table-cell>
          <table:table-cell table:style-name="ce5" table:formula="of:=[.E945]/[.E944]-1" office:value-type="percentage" office:value="-0.27536231884058">
            <text:p>-27.54%</text:p>
          </table:table-cell>
          <table:table-cell table:style-name="ce5" table:formula="of:=[.C945]/[.B945]" office:value-type="percentage" office:value="0.011033888716785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01</text:p>
          </table:table-cell>
          <table:table-cell table:style-name="ce3" table:formula="of:=[.D946]+[.B945]" office:value-type="float" office:value="95683044">
            <text:p>95683044</text:p>
          </table:table-cell>
          <table:table-cell table:style-name="ce3" table:formula="of:=[.E946]+[.C945]" office:value-type="float" office:value="1055694">
            <text:p>1055694</text:p>
          </table:table-cell>
          <table:table-cell table:style-name="ce3" office:value-type="float" office:value="29732">
            <text:p>29732</text:p>
          </table:table-cell>
          <table:table-cell table:style-name="ce3" office:value-type="float" office:value="266">
            <text:p>266</text:p>
          </table:table-cell>
          <table:table-cell table:style-name="ce5" table:formula="of:=[.D946]/[.D945]-1" office:value-type="percentage" office:value="-0.466154343376306">
            <text:p>-46.62%</text:p>
          </table:table-cell>
          <table:table-cell table:style-name="ce5" table:formula="of:=[.E946]/[.E945]-1" office:value-type="percentage" office:value="-0.408888888888889">
            <text:p>-40.89%</text:p>
          </table:table-cell>
          <table:table-cell table:style-name="ce5" table:formula="of:=[.C946]/[.B946]" office:value-type="percentage" office:value="0.011033240121415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02</text:p>
          </table:table-cell>
          <table:table-cell table:style-name="ce3" table:formula="of:=[.D947]+[.B946]" office:value-type="float" office:value="95690012">
            <text:p>95690012</text:p>
          </table:table-cell>
          <table:table-cell table:style-name="ce3" table:formula="of:=[.E947]+[.C946]" office:value-type="float" office:value="1055705">
            <text:p>1055705</text:p>
          </table:table-cell>
          <table:table-cell table:style-name="ce3" office:value-type="float" office:value="6968">
            <text:p>6968</text:p>
          </table:table-cell>
          <table:table-cell table:style-name="ce3" office:value-type="float" office:value="11">
            <text:p>11</text:p>
          </table:table-cell>
          <table:table-cell table:style-name="ce5" table:formula="of:=[.D947]/[.D946]-1" office:value-type="percentage" office:value="-0.765639714785416">
            <text:p>-76.56%</text:p>
          </table:table-cell>
          <table:table-cell table:style-name="ce5" table:formula="of:=[.E947]/[.E946]-1" office:value-type="percentage" office:value="-0.958646616541353">
            <text:p>-95.86%</text:p>
          </table:table-cell>
          <table:table-cell table:style-name="ce5" table:formula="of:=[.C947]/[.B947]" office:value-type="percentage" office:value="0.011032551652308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03</text:p>
          </table:table-cell>
          <table:table-cell table:style-name="ce3" table:formula="of:=[.D948]+[.B947]" office:value-type="float" office:value="95694214">
            <text:p>95694214</text:p>
          </table:table-cell>
          <table:table-cell table:style-name="ce3" table:formula="of:=[.E948]+[.C947]" office:value-type="float" office:value="1055733">
            <text:p>1055733</text:p>
          </table:table-cell>
          <table:table-cell table:style-name="ce3" office:value-type="float" office:value="4202">
            <text:p>4202</text:p>
          </table:table-cell>
          <table:table-cell table:style-name="ce3" office:value-type="float" office:value="28">
            <text:p>28</text:p>
          </table:table-cell>
          <table:table-cell table:style-name="ce5" table:formula="of:=[.D948]/[.D947]-1" office:value-type="percentage" office:value="-0.396957520091848">
            <text:p>-39.70%</text:p>
          </table:table-cell>
          <table:table-cell table:style-name="ce5" table:formula="of:=[.E948]/[.E947]-1" office:value-type="percentage" office:value="1.54545454545455">
            <text:p>154.55%</text:p>
          </table:table-cell>
          <table:table-cell table:style-name="ce5" table:formula="of:=[.C948]/[.B948]" office:value-type="percentage" office:value="0.011032359803906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04</text:p>
          </table:table-cell>
          <table:table-cell table:style-name="ce3" table:formula="of:=[.D949]+[.B948]" office:value-type="float" office:value="95732733">
            <text:p>95732733</text:p>
          </table:table-cell>
          <table:table-cell table:style-name="ce3" table:formula="of:=[.E949]+[.C948]" office:value-type="float" office:value="1056282">
            <text:p>1056282</text:p>
          </table:table-cell>
          <table:table-cell table:style-name="ce3" office:value-type="float" office:value="38519">
            <text:p>38519</text:p>
          </table:table-cell>
          <table:table-cell table:style-name="ce3" office:value-type="float" office:value="549">
            <text:p>549</text:p>
          </table:table-cell>
          <table:table-cell table:style-name="ce5" table:formula="of:=[.D949]/[.D948]-1" office:value-type="percentage" office:value="8.16682532127558">
            <text:p>816.68%</text:p>
          </table:table-cell>
          <table:table-cell table:style-name="ce5" table:formula="of:=[.E949]/[.E948]-1" office:value-type="percentage" office:value="18.6071428571429">
            <text:p>1860.71%</text:p>
          </table:table-cell>
          <table:table-cell table:style-name="ce5" table:formula="of:=[.C949]/[.B949]" office:value-type="percentage" office:value="0.011033655541830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05</text:p>
          </table:table-cell>
          <table:table-cell table:style-name="ce3" table:formula="of:=[.D950]+[.B949]" office:value-type="float" office:value="95782614">
            <text:p>95782614</text:p>
          </table:table-cell>
          <table:table-cell table:style-name="ce3" table:formula="of:=[.E950]+[.C949]" office:value-type="float" office:value="1057028">
            <text:p>1057028</text:p>
          </table:table-cell>
          <table:table-cell table:style-name="ce3" office:value-type="float" office:value="49881">
            <text:p>49881</text:p>
          </table:table-cell>
          <table:table-cell table:style-name="ce3" office:value-type="float" office:value="746">
            <text:p>746</text:p>
          </table:table-cell>
          <table:table-cell table:style-name="ce5" table:formula="of:=[.D950]/[.D949]-1" office:value-type="percentage" office:value="0.294971312858589">
            <text:p>29.50%</text:p>
          </table:table-cell>
          <table:table-cell table:style-name="ce5" table:formula="of:=[.E950]/[.E949]-1" office:value-type="percentage" office:value="0.358834244080146">
            <text:p>35.88%</text:p>
          </table:table-cell>
          <table:table-cell table:style-name="ce5" table:formula="of:=[.C950]/[.B950]" office:value-type="percentage" office:value="0.011035697981681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06</text:p>
          </table:table-cell>
          <table:table-cell table:style-name="ce3" table:formula="of:=[.D951]+[.B950]" office:value-type="float" office:value="95843608">
            <text:p>95843608</text:p>
          </table:table-cell>
          <table:table-cell table:style-name="ce3" table:formula="of:=[.E951]+[.C950]" office:value-type="float" office:value="1057789">
            <text:p>1057789</text:p>
          </table:table-cell>
          <table:table-cell table:style-name="ce3" office:value-type="float" office:value="60994">
            <text:p>60994</text:p>
          </table:table-cell>
          <table:table-cell table:style-name="ce3" office:value-type="float" office:value="761">
            <text:p>761</text:p>
          </table:table-cell>
          <table:table-cell table:style-name="ce5" table:formula="of:=[.D951]/[.D950]-1" office:value-type="percentage" office:value="0.22279024077304">
            <text:p>22.28%</text:p>
          </table:table-cell>
          <table:table-cell table:style-name="ce5" table:formula="of:=[.E951]/[.E950]-1" office:value-type="percentage" office:value="0.020107238605898">
            <text:p>2.01%</text:p>
          </table:table-cell>
          <table:table-cell table:style-name="ce5" table:formula="of:=[.C951]/[.B951]" office:value-type="percentage" office:value="0.011036614982190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07</text:p>
          </table:table-cell>
          <table:table-cell table:style-name="ce3" table:formula="of:=[.D952]+[.B951]" office:value-type="float" office:value="95916145">
            <text:p>95916145</text:p>
          </table:table-cell>
          <table:table-cell table:style-name="ce3" table:formula="of:=[.E952]+[.C951]" office:value-type="float" office:value="1058464">
            <text:p>1058464</text:p>
          </table:table-cell>
          <table:table-cell table:style-name="ce3" office:value-type="float" office:value="72537">
            <text:p>72537</text:p>
          </table:table-cell>
          <table:table-cell table:style-name="ce3" office:value-type="float" office:value="675">
            <text:p>675</text:p>
          </table:table-cell>
          <table:table-cell table:style-name="ce5" table:formula="of:=[.D952]/[.D951]-1" office:value-type="percentage" office:value="0.189248122766174">
            <text:p>18.92%</text:p>
          </table:table-cell>
          <table:table-cell table:style-name="ce5" table:formula="of:=[.E952]/[.E951]-1" office:value-type="percentage" office:value="-0.113009198423128">
            <text:p>-11.30%</text:p>
          </table:table-cell>
          <table:table-cell table:style-name="ce5" table:formula="of:=[.C952]/[.B952]" office:value-type="percentage" office:value="0.011035305891411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08</text:p>
          </table:table-cell>
          <table:table-cell table:style-name="ce3" table:formula="of:=[.D953]+[.B952]" office:value-type="float" office:value="95953140">
            <text:p>95953140</text:p>
          </table:table-cell>
          <table:table-cell table:style-name="ce3" table:formula="of:=[.E953]+[.C952]" office:value-type="float" office:value="1058766">
            <text:p>1058766</text:p>
          </table:table-cell>
          <table:table-cell table:style-name="ce3" office:value-type="float" office:value="36995">
            <text:p>36995</text:p>
          </table:table-cell>
          <table:table-cell table:style-name="ce3" office:value-type="float" office:value="302">
            <text:p>302</text:p>
          </table:table-cell>
          <table:table-cell table:style-name="ce5" table:formula="of:=[.D953]/[.D952]-1" office:value-type="percentage" office:value="-0.489984421743386">
            <text:p>-49.00%</text:p>
          </table:table-cell>
          <table:table-cell table:style-name="ce5" table:formula="of:=[.E953]/[.E952]-1" office:value-type="percentage" office:value="-0.552592592592593">
            <text:p>-55.26%</text:p>
          </table:table-cell>
          <table:table-cell table:style-name="ce5" table:formula="of:=[.C953]/[.B953]" office:value-type="percentage" office:value="0.011034198568176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09</text:p>
          </table:table-cell>
          <table:table-cell table:style-name="ce3" table:formula="of:=[.D954]+[.B953]" office:value-type="float" office:value="95957378">
            <text:p>95957378</text:p>
          </table:table-cell>
          <table:table-cell table:style-name="ce3" table:formula="of:=[.E954]+[.C953]" office:value-type="float" office:value="1058769">
            <text:p>1058769</text:p>
          </table:table-cell>
          <table:table-cell table:style-name="ce3" office:value-type="float" office:value="4238">
            <text:p>4238</text:p>
          </table:table-cell>
          <table:table-cell table:style-name="ce3" office:value-type="float" office:value="3">
            <text:p>3</text:p>
          </table:table-cell>
          <table:table-cell table:style-name="ce5" table:formula="of:=[.D954]/[.D953]-1" office:value-type="percentage" office:value="-0.88544397891607">
            <text:p>-88.54%</text:p>
          </table:table-cell>
          <table:table-cell table:style-name="ce5" table:formula="of:=[.E954]/[.E953]-1" office:value-type="percentage" office:value="-0.990066225165563">
            <text:p>-99.01%</text:p>
          </table:table-cell>
          <table:table-cell table:style-name="ce5" table:formula="of:=[.C954]/[.B954]" office:value-type="percentage" office:value="0.011033742501801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10</text:p>
          </table:table-cell>
          <table:table-cell table:style-name="ce3" table:formula="of:=[.D955]+[.B954]" office:value-type="float" office:value="95964577">
            <text:p>95964577</text:p>
          </table:table-cell>
          <table:table-cell table:style-name="ce3" table:formula="of:=[.E955]+[.C954]" office:value-type="float" office:value="1058999">
            <text:p>1058999</text:p>
          </table:table-cell>
          <table:table-cell table:style-name="ce3" office:value-type="float" office:value="7199">
            <text:p>7199</text:p>
          </table:table-cell>
          <table:table-cell table:style-name="ce3" office:value-type="float" office:value="230">
            <text:p>230</text:p>
          </table:table-cell>
          <table:table-cell table:style-name="ce5" table:formula="of:=[.D955]/[.D954]-1" office:value-type="percentage" office:value="0.698678621991505">
            <text:p>69.87%</text:p>
          </table:table-cell>
          <table:table-cell table:style-name="ce5" table:formula="of:=[.E955]/[.E954]-1" office:value-type="percentage" office:value="75.6666666666667">
            <text:p>7566.67%</text:p>
          </table:table-cell>
          <table:table-cell table:style-name="ce5" table:formula="of:=[.C955]/[.B955]" office:value-type="percentage" office:value="0.011035311498325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11</text:p>
          </table:table-cell>
          <table:table-cell table:style-name="ce3" table:formula="of:=[.D956]+[.B955]" office:value-type="float" office:value="95997170">
            <text:p>95997170</text:p>
          </table:table-cell>
          <table:table-cell table:style-name="ce3" table:formula="of:=[.E956]+[.C955]" office:value-type="float" office:value="1059238">
            <text:p>1059238</text:p>
          </table:table-cell>
          <table:table-cell table:style-name="ce3" office:value-type="float" office:value="32593">
            <text:p>32593</text:p>
          </table:table-cell>
          <table:table-cell table:style-name="ce3" office:value-type="float" office:value="239">
            <text:p>239</text:p>
          </table:table-cell>
          <table:table-cell table:style-name="ce5" table:formula="of:=[.D956]/[.D955]-1" office:value-type="percentage" office:value="3.52743436588415">
            <text:p>352.74%</text:p>
          </table:table-cell>
          <table:table-cell table:style-name="ce5" table:formula="of:=[.E956]/[.E955]-1" office:value-type="percentage" office:value="0.0391304347826087">
            <text:p>3.91%</text:p>
          </table:table-cell>
          <table:table-cell table:style-name="ce5" table:formula="of:=[.C956]/[.B956]" office:value-type="percentage" office:value="0.011034054441396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12</text:p>
          </table:table-cell>
          <table:table-cell table:style-name="ce3" table:formula="of:=[.D957]+[.B956]" office:value-type="float" office:value="96044430">
            <text:p>96044430</text:p>
          </table:table-cell>
          <table:table-cell table:style-name="ce3" table:formula="of:=[.E957]+[.C956]" office:value-type="float" office:value="1059826">
            <text:p>1059826</text:p>
          </table:table-cell>
          <table:table-cell table:style-name="ce3" office:value-type="float" office:value="47260">
            <text:p>47260</text:p>
          </table:table-cell>
          <table:table-cell table:style-name="ce3" office:value-type="float" office:value="588">
            <text:p>588</text:p>
          </table:table-cell>
          <table:table-cell table:style-name="ce5" table:formula="of:=[.D957]/[.D956]-1" office:value-type="percentage" office:value="0.4500046022152">
            <text:p>45.00%</text:p>
          </table:table-cell>
          <table:table-cell table:style-name="ce5" table:formula="of:=[.E957]/[.E956]-1" office:value-type="percentage" office:value="1.4602510460251">
            <text:p>146.03%</text:p>
          </table:table-cell>
          <table:table-cell table:style-name="ce5" table:formula="of:=[.C957]/[.B957]" office:value-type="percentage" office:value="0.011034747147752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13</text:p>
          </table:table-cell>
          <table:table-cell table:style-name="ce3" table:formula="of:=[.D958]+[.B957]" office:value-type="float" office:value="96101855">
            <text:p>96101855</text:p>
          </table:table-cell>
          <table:table-cell table:style-name="ce3" table:formula="of:=[.E958]+[.C957]" office:value-type="float" office:value="1060498">
            <text:p>1060498</text:p>
          </table:table-cell>
          <table:table-cell table:style-name="ce3" office:value-type="float" office:value="57425">
            <text:p>57425</text:p>
          </table:table-cell>
          <table:table-cell table:style-name="ce3" office:value-type="float" office:value="672">
            <text:p>672</text:p>
          </table:table-cell>
          <table:table-cell table:style-name="ce5" table:formula="of:=[.D958]/[.D957]-1" office:value-type="percentage" office:value="0.215086754126111">
            <text:p>21.51%</text:p>
          </table:table-cell>
          <table:table-cell table:style-name="ce5" table:formula="of:=[.E958]/[.E957]-1" office:value-type="percentage" office:value="0.142857142857143">
            <text:p>14.29%</text:p>
          </table:table-cell>
          <table:table-cell table:style-name="ce5" table:formula="of:=[.C958]/[.B958]" office:value-type="percentage" office:value="0.011035145991718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14</text:p>
          </table:table-cell>
          <table:table-cell table:style-name="ce3" table:formula="of:=[.D959]+[.B958]" office:value-type="float" office:value="96174245">
            <text:p>96174245</text:p>
          </table:table-cell>
          <table:table-cell table:style-name="ce3" table:formula="of:=[.E959]+[.C958]" office:value-type="float" office:value="1061173">
            <text:p>1061173</text:p>
          </table:table-cell>
          <table:table-cell table:style-name="ce3" office:value-type="float" office:value="72390">
            <text:p>72390</text:p>
          </table:table-cell>
          <table:table-cell table:style-name="ce3" office:value-type="float" office:value="675">
            <text:p>675</text:p>
          </table:table-cell>
          <table:table-cell table:style-name="ce5" table:formula="of:=[.D959]/[.D958]-1" office:value-type="percentage" office:value="0.260600783630823">
            <text:p>26.06%</text:p>
          </table:table-cell>
          <table:table-cell table:style-name="ce5" table:formula="of:=[.E959]/[.E958]-1" office:value-type="percentage" office:value="0.00446428571428581">
            <text:p>0.45%</text:p>
          </table:table-cell>
          <table:table-cell table:style-name="ce5" table:formula="of:=[.C959]/[.B959]" office:value-type="percentage" office:value="0.0110338583890105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15</text:p>
          </table:table-cell>
          <table:table-cell table:style-name="ce3" table:formula="of:=[.D960]+[.B959]" office:value-type="float" office:value="96209531">
            <text:p>96209531</text:p>
          </table:table-cell>
          <table:table-cell table:style-name="ce3" table:formula="of:=[.E960]+[.C959]" office:value-type="float" office:value="1061486">
            <text:p>1061486</text:p>
          </table:table-cell>
          <table:table-cell table:style-name="ce3" office:value-type="float" office:value="35286">
            <text:p>35286</text:p>
          </table:table-cell>
          <table:table-cell table:style-name="ce3" office:value-type="float" office:value="313">
            <text:p>313</text:p>
          </table:table-cell>
          <table:table-cell table:style-name="ce5" table:formula="of:=[.D960]/[.D959]-1" office:value-type="percentage" office:value="-0.512556983008703">
            <text:p>-51.26%</text:p>
          </table:table-cell>
          <table:table-cell table:style-name="ce5" table:formula="of:=[.E960]/[.E959]-1" office:value-type="percentage" office:value="-0.536296296296296">
            <text:p>-53.63%</text:p>
          </table:table-cell>
          <table:table-cell table:style-name="ce5" table:formula="of:=[.C960]/[.B960]" office:value-type="percentage" office:value="0.011033064904972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16</text:p>
          </table:table-cell>
          <table:table-cell table:style-name="ce3" table:formula="of:=[.D961]+[.B960]" office:value-type="float" office:value="96213537">
            <text:p>96213537</text:p>
          </table:table-cell>
          <table:table-cell table:style-name="ce3" table:formula="of:=[.E961]+[.C960]" office:value-type="float" office:value="1061498">
            <text:p>1061498</text:p>
          </table:table-cell>
          <table:table-cell table:style-name="ce3" office:value-type="float" office:value="4006">
            <text:p>4006</text:p>
          </table:table-cell>
          <table:table-cell table:style-name="ce3" office:value-type="float" office:value="12">
            <text:p>12</text:p>
          </table:table-cell>
          <table:table-cell table:style-name="ce5" table:formula="of:=[.D961]/[.D960]-1" office:value-type="percentage" office:value="-0.886470554894292">
            <text:p>-88.65%</text:p>
          </table:table-cell>
          <table:table-cell table:style-name="ce5" table:formula="of:=[.E961]/[.E960]-1" office:value-type="percentage" office:value="-0.961661341853035">
            <text:p>-96.17%</text:p>
          </table:table-cell>
          <table:table-cell table:style-name="ce5" table:formula="of:=[.C961]/[.B961]" office:value-type="percentage" office:value="0.011032730248759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17</text:p>
          </table:table-cell>
          <table:table-cell table:style-name="ce3" table:formula="of:=[.D962]+[.B961]" office:value-type="float" office:value="96223419">
            <text:p>96223419</text:p>
          </table:table-cell>
          <table:table-cell table:style-name="ce3" table:formula="of:=[.E962]+[.C961]" office:value-type="float" office:value="1061622">
            <text:p>1061622</text:p>
          </table:table-cell>
          <table:table-cell table:style-name="ce3" office:value-type="float" office:value="9882">
            <text:p>9882</text:p>
          </table:table-cell>
          <table:table-cell table:style-name="ce3" office:value-type="float" office:value="124">
            <text:p>124</text:p>
          </table:table-cell>
          <table:table-cell table:style-name="ce5" table:formula="of:=[.D962]/[.D961]-1" office:value-type="percentage" office:value="1.46679980029955">
            <text:p>146.68%</text:p>
          </table:table-cell>
          <table:table-cell table:style-name="ce5" table:formula="of:=[.E962]/[.E961]-1" office:value-type="percentage" office:value="9.33333333333333">
            <text:p>933.33%</text:p>
          </table:table-cell>
          <table:table-cell table:style-name="ce5" table:formula="of:=[.C962]/[.B962]" office:value-type="percentage" office:value="0.011032885871577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18</text:p>
          </table:table-cell>
          <table:table-cell table:style-name="ce3" table:formula="of:=[.D963]+[.B962]" office:value-type="float" office:value="96257111">
            <text:p>96257111</text:p>
          </table:table-cell>
          <table:table-cell table:style-name="ce3" table:formula="of:=[.E963]+[.C962]" office:value-type="float" office:value="1061866">
            <text:p>1061866</text:p>
          </table:table-cell>
          <table:table-cell table:style-name="ce3" office:value-type="float" office:value="33692">
            <text:p>33692</text:p>
          </table:table-cell>
          <table:table-cell table:style-name="ce3" office:value-type="float" office:value="244">
            <text:p>244</text:p>
          </table:table-cell>
          <table:table-cell table:style-name="ce5" table:formula="of:=[.D963]/[.D962]-1" office:value-type="percentage" office:value="2.40943128921271">
            <text:p>240.94%</text:p>
          </table:table-cell>
          <table:table-cell table:style-name="ce5" table:formula="of:=[.E963]/[.E962]-1" office:value-type="percentage" office:value="0.967741935483871">
            <text:p>96.77%</text:p>
          </table:table-cell>
          <table:table-cell table:style-name="ce5" table:formula="of:=[.C963]/[.B963]" office:value-type="percentage" office:value="0.011031559008663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19</text:p>
          </table:table-cell>
          <table:table-cell table:style-name="ce3" table:formula="of:=[.D964]+[.B963]" office:value-type="float" office:value="96297169">
            <text:p>96297169</text:p>
          </table:table-cell>
          <table:table-cell table:style-name="ce3" table:formula="of:=[.E964]+[.C963]" office:value-type="float" office:value="1062321">
            <text:p>1062321</text:p>
          </table:table-cell>
          <table:table-cell table:style-name="ce3" office:value-type="float" office:value="40058">
            <text:p>40058</text:p>
          </table:table-cell>
          <table:table-cell table:style-name="ce3" office:value-type="float" office:value="455">
            <text:p>455</text:p>
          </table:table-cell>
          <table:table-cell table:style-name="ce5" table:formula="of:=[.D964]/[.D963]-1" office:value-type="percentage" office:value="0.188946931022201">
            <text:p>18.89%</text:p>
          </table:table-cell>
          <table:table-cell table:style-name="ce5" table:formula="of:=[.E964]/[.E963]-1" office:value-type="percentage" office:value="0.864754098360656">
            <text:p>86.48%</text:p>
          </table:table-cell>
          <table:table-cell table:style-name="ce5" table:formula="of:=[.C964]/[.B964]" office:value-type="percentage" office:value="0.011031695023142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20</text:p>
          </table:table-cell>
          <table:table-cell table:style-name="ce3" table:formula="of:=[.D965]+[.B964]" office:value-type="float" office:value="96358084">
            <text:p>96358084</text:p>
          </table:table-cell>
          <table:table-cell table:style-name="ce3" table:formula="of:=[.E965]+[.C964]" office:value-type="float" office:value="1062859">
            <text:p>1062859</text:p>
          </table:table-cell>
          <table:table-cell table:style-name="ce3" office:value-type="float" office:value="60915">
            <text:p>60915</text:p>
          </table:table-cell>
          <table:table-cell table:style-name="ce3" office:value-type="float" office:value="538">
            <text:p>538</text:p>
          </table:table-cell>
          <table:table-cell table:style-name="ce5" table:formula="of:=[.D965]/[.D964]-1" office:value-type="percentage" office:value="0.520670028458735">
            <text:p>52.07%</text:p>
          </table:table-cell>
          <table:table-cell table:style-name="ce5" table:formula="of:=[.E965]/[.E964]-1" office:value-type="percentage" office:value="0.182417582417582">
            <text:p>18.24%</text:p>
          </table:table-cell>
          <table:table-cell table:style-name="ce5" table:formula="of:=[.C965]/[.B965]" office:value-type="percentage" office:value="0.011030304421578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21</text:p>
          </table:table-cell>
          <table:table-cell table:style-name="ce3" table:formula="of:=[.D966]+[.B965]" office:value-type="float" office:value="96392007">
            <text:p>96392007</text:p>
          </table:table-cell>
          <table:table-cell table:style-name="ce3" table:formula="of:=[.E966]+[.C965]" office:value-type="float" office:value="1063487">
            <text:p>1063487</text:p>
          </table:table-cell>
          <table:table-cell table:style-name="ce3" office:value-type="float" office:value="33923">
            <text:p>33923</text:p>
          </table:table-cell>
          <table:table-cell table:style-name="ce3" office:value-type="float" office:value="628">
            <text:p>628</text:p>
          </table:table-cell>
          <table:table-cell table:style-name="ce5" table:formula="of:=[.D966]/[.D965]-1" office:value-type="percentage" office:value="-0.443109250595092">
            <text:p>-44.31%</text:p>
          </table:table-cell>
          <table:table-cell table:style-name="ce5" table:formula="of:=[.E966]/[.E965]-1" office:value-type="percentage" office:value="0.16728624535316">
            <text:p>16.73%</text:p>
          </table:table-cell>
          <table:table-cell table:style-name="ce5" table:formula="of:=[.C966]/[.B966]" office:value-type="percentage" office:value="0.011032937616912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22</text:p>
          </table:table-cell>
          <table:table-cell table:style-name="ce3" table:formula="of:=[.D967]+[.B966]" office:value-type="float" office:value="96394583">
            <text:p>96394583</text:p>
          </table:table-cell>
          <table:table-cell table:style-name="ce3" table:formula="of:=[.E967]+[.C966]" office:value-type="float" office:value="1063497">
            <text:p>1063497</text:p>
          </table:table-cell>
          <table:table-cell table:style-name="ce3" office:value-type="float" office:value="2576">
            <text:p>2576</text:p>
          </table:table-cell>
          <table:table-cell table:style-name="ce3" office:value-type="float" office:value="10">
            <text:p>10</text:p>
          </table:table-cell>
          <table:table-cell table:style-name="ce5" table:formula="of:=[.D967]/[.D966]-1" office:value-type="percentage" office:value="-0.924063319871474">
            <text:p>-92.41%</text:p>
          </table:table-cell>
          <table:table-cell table:style-name="ce5" table:formula="of:=[.E967]/[.E966]-1" office:value-type="percentage" office:value="-0.984076433121019">
            <text:p>-98.41%</text:p>
          </table:table-cell>
          <table:table-cell table:style-name="ce5" table:formula="of:=[.C967]/[.B967]" office:value-type="percentage" office:value="0.011032746518546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23</text:p>
          </table:table-cell>
          <table:table-cell table:style-name="ce3" table:formula="of:=[.D968]+[.B967]" office:value-type="float" office:value="96401558">
            <text:p>96401558</text:p>
          </table:table-cell>
          <table:table-cell table:style-name="ce3" table:formula="of:=[.E968]+[.C967]" office:value-type="float" office:value="1063498">
            <text:p>1063498</text:p>
          </table:table-cell>
          <table:table-cell table:style-name="ce3" office:value-type="float" office:value="6975">
            <text:p>6975</text:p>
          </table:table-cell>
          <table:table-cell table:style-name="ce3" office:value-type="float" office:value="1">
            <text:p>1</text:p>
          </table:table-cell>
          <table:table-cell table:style-name="ce5" table:formula="of:=[.D968]/[.D967]-1" office:value-type="percentage" office:value="1.70768633540373">
            <text:p>170.77%</text:p>
          </table:table-cell>
          <table:table-cell table:style-name="ce5" table:formula="of:=[.E968]/[.E967]-1" office:value-type="percentage" office:value="-0.9">
            <text:p>-90.00%</text:p>
          </table:table-cell>
          <table:table-cell table:style-name="ce5" table:formula="of:=[.C968]/[.B968]" office:value-type="percentage" office:value="0.011031958632867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24</text:p>
          </table:table-cell>
          <table:table-cell table:style-name="ce3" table:formula="of:=[.D969]+[.B968]" office:value-type="float" office:value="96440321">
            <text:p>96440321</text:p>
          </table:table-cell>
          <table:table-cell table:style-name="ce3" table:formula="of:=[.E969]+[.C968]" office:value-type="float" office:value="1063731">
            <text:p>1063731</text:p>
          </table:table-cell>
          <table:table-cell table:style-name="ce3" office:value-type="float" office:value="38763">
            <text:p>38763</text:p>
          </table:table-cell>
          <table:table-cell table:style-name="ce3" office:value-type="float" office:value="233">
            <text:p>233</text:p>
          </table:table-cell>
          <table:table-cell table:style-name="ce5" table:formula="of:=[.D969]/[.D968]-1" office:value-type="percentage" office:value="4.55741935483871">
            <text:p>455.74%</text:p>
          </table:table-cell>
          <table:table-cell table:style-name="ce5" table:formula="of:=[.E969]/[.E968]-1" office:value-type="percentage" office:value="232">
            <text:p>23200.00%</text:p>
          </table:table-cell>
          <table:table-cell table:style-name="ce5" table:formula="of:=[.C969]/[.B969]" office:value-type="percentage" office:value="0.011029940474793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25</text:p>
          </table:table-cell>
          <table:table-cell table:style-name="ce3" table:formula="of:=[.D970]+[.B969]" office:value-type="float" office:value="96465977">
            <text:p>96465977</text:p>
          </table:table-cell>
          <table:table-cell table:style-name="ce3" table:formula="of:=[.E970]+[.C969]" office:value-type="float" office:value="1064111">
            <text:p>1064111</text:p>
          </table:table-cell>
          <table:table-cell table:style-name="ce3" office:value-type="float" office:value="25656">
            <text:p>25656</text:p>
          </table:table-cell>
          <table:table-cell table:style-name="ce3" office:value-type="float" office:value="380">
            <text:p>380</text:p>
          </table:table-cell>
          <table:table-cell table:style-name="ce5" table:formula="of:=[.D970]/[.D969]-1" office:value-type="percentage" office:value="-0.338131723550809">
            <text:p>-33.81%</text:p>
          </table:table-cell>
          <table:table-cell table:style-name="ce5" table:formula="of:=[.E970]/[.E969]-1" office:value-type="percentage" office:value="0.630901287553648">
            <text:p>63.09%</text:p>
          </table:table-cell>
          <table:table-cell table:style-name="ce5" table:formula="of:=[.C970]/[.B970]" office:value-type="percentage" office:value="0.0110309461749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26</text:p>
          </table:table-cell>
          <table:table-cell table:style-name="ce3" table:formula="of:=[.D971]+[.B970]" office:value-type="float" office:value="96546748">
            <text:p>96546748</text:p>
          </table:table-cell>
          <table:table-cell table:style-name="ce3" table:formula="of:=[.E971]+[.C970]" office:value-type="float" office:value="1065236">
            <text:p>1065236</text:p>
          </table:table-cell>
          <table:table-cell table:style-name="ce3" office:value-type="float" office:value="80771">
            <text:p>80771</text:p>
          </table:table-cell>
          <table:table-cell table:style-name="ce3" office:value-type="float" office:value="1125">
            <text:p>1125</text:p>
          </table:table-cell>
          <table:table-cell table:style-name="ce5" table:formula="of:=[.D971]/[.D970]-1" office:value-type="percentage" office:value="2.14823043342688">
            <text:p>214.82%</text:p>
          </table:table-cell>
          <table:table-cell table:style-name="ce5" table:formula="of:=[.E971]/[.E970]-1" office:value-type="percentage" office:value="1.96052631578947">
            <text:p>196.05%</text:p>
          </table:table-cell>
          <table:table-cell table:style-name="ce5" table:formula="of:=[.C971]/[.B971]" office:value-type="percentage" office:value="0.01103337007270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27</text:p>
          </table:table-cell>
          <table:table-cell table:style-name="ce3" table:formula="of:=[.D972]+[.B971]" office:value-type="float" office:value="96615760">
            <text:p>96615760</text:p>
          </table:table-cell>
          <table:table-cell table:style-name="ce3" table:formula="of:=[.E972]+[.C971]" office:value-type="float" office:value="1065824">
            <text:p>1065824</text:p>
          </table:table-cell>
          <table:table-cell table:style-name="ce3" office:value-type="float" office:value="69012">
            <text:p>69012</text:p>
          </table:table-cell>
          <table:table-cell table:style-name="ce3" office:value-type="float" office:value="588">
            <text:p>588</text:p>
          </table:table-cell>
          <table:table-cell table:style-name="ce5" table:formula="of:=[.D972]/[.D971]-1" office:value-type="percentage" office:value="-0.145584430055342">
            <text:p>-14.56%</text:p>
          </table:table-cell>
          <table:table-cell table:style-name="ce5" table:formula="of:=[.E972]/[.E971]-1" office:value-type="percentage" office:value="-0.477333333333333">
            <text:p>-47.73%</text:p>
          </table:table-cell>
          <table:table-cell table:style-name="ce5" table:formula="of:=[.C972]/[.B972]" office:value-type="percentage" office:value="0.011031574972861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28</text:p>
          </table:table-cell>
          <table:table-cell table:style-name="ce3" table:formula="of:=[.D973]+[.B972]" office:value-type="float" office:value="96648820">
            <text:p>96648820</text:p>
          </table:table-cell>
          <table:table-cell table:style-name="ce3" table:formula="of:=[.E973]+[.C972]" office:value-type="float" office:value="1066060">
            <text:p>1066060</text:p>
          </table:table-cell>
          <table:table-cell table:style-name="ce3" office:value-type="float" office:value="33060">
            <text:p>33060</text:p>
          </table:table-cell>
          <table:table-cell table:style-name="ce3" office:value-type="float" office:value="236">
            <text:p>236</text:p>
          </table:table-cell>
          <table:table-cell table:style-name="ce5" table:formula="of:=[.D973]/[.D972]-1" office:value-type="percentage" office:value="-0.52095287776039">
            <text:p>-52.10%</text:p>
          </table:table-cell>
          <table:table-cell table:style-name="ce5" table:formula="of:=[.E973]/[.E972]-1" office:value-type="percentage" office:value="-0.598639455782313">
            <text:p>-59.86%</text:p>
          </table:table-cell>
          <table:table-cell table:style-name="ce5" table:formula="of:=[.C973]/[.B973]" office:value-type="percentage" office:value="0.011030243307678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29</text:p>
          </table:table-cell>
          <table:table-cell table:style-name="ce3" table:formula="of:=[.D974]+[.B973]" office:value-type="float" office:value="96652512">
            <text:p>96652512</text:p>
          </table:table-cell>
          <table:table-cell table:style-name="ce3" table:formula="of:=[.E974]+[.C973]" office:value-type="float" office:value="1066082">
            <text:p>1066082</text:p>
          </table:table-cell>
          <table:table-cell table:style-name="ce3" office:value-type="float" office:value="3692">
            <text:p>3692</text:p>
          </table:table-cell>
          <table:table-cell table:style-name="ce3" office:value-type="float" office:value="22">
            <text:p>22</text:p>
          </table:table-cell>
          <table:table-cell table:style-name="ce5" table:formula="of:=[.D974]/[.D973]-1" office:value-type="percentage" office:value="-0.88832425892317">
            <text:p>-88.83%</text:p>
          </table:table-cell>
          <table:table-cell table:style-name="ce5" table:formula="of:=[.E974]/[.E973]-1" office:value-type="percentage" office:value="-0.906779661016949">
            <text:p>-90.68%</text:p>
          </table:table-cell>
          <table:table-cell table:style-name="ce5" table:formula="of:=[.C974]/[.B974]" office:value-type="percentage" office:value="0.011030049586295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30</text:p>
          </table:table-cell>
          <table:table-cell table:style-name="ce3" table:formula="of:=[.D975]+[.B974]" office:value-type="float" office:value="96656191">
            <text:p>96656191</text:p>
          </table:table-cell>
          <table:table-cell table:style-name="ce3" table:formula="of:=[.E975]+[.C974]" office:value-type="float" office:value="1066084">
            <text:p>1066084</text:p>
          </table:table-cell>
          <table:table-cell table:style-name="ce3" office:value-type="float" office:value="3679">
            <text:p>3679</text:p>
          </table:table-cell>
          <table:table-cell table:style-name="ce3" office:value-type="float" office:value="2">
            <text:p>2</text:p>
          </table:table-cell>
          <table:table-cell table:style-name="ce5" table:formula="of:=[.D975]/[.D974]-1" office:value-type="percentage" office:value="-0.00352112676056338">
            <text:p>-0.35%</text:p>
          </table:table-cell>
          <table:table-cell table:style-name="ce5" table:formula="of:=[.E975]/[.E974]-1" office:value-type="percentage" office:value="-0.909090909090909">
            <text:p>-90.91%</text:p>
          </table:table-cell>
          <table:table-cell table:style-name="ce5" table:formula="of:=[.C975]/[.B975]" office:value-type="percentage" office:value="0.0110296504442225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31</text:p>
          </table:table-cell>
          <table:table-cell table:style-name="ce3" table:formula="of:=[.D976]+[.B975]" office:value-type="float" office:value="96701319">
            <text:p>96701319</text:p>
          </table:table-cell>
          <table:table-cell table:style-name="ce3" table:formula="of:=[.E976]+[.C975]" office:value-type="float" office:value="1066268">
            <text:p>1066268</text:p>
          </table:table-cell>
          <table:table-cell table:style-name="ce3" office:value-type="float" office:value="45128">
            <text:p>45128</text:p>
          </table:table-cell>
          <table:table-cell table:style-name="ce3" office:value-type="float" office:value="184">
            <text:p>184</text:p>
          </table:table-cell>
          <table:table-cell table:style-name="ce5" table:formula="of:=[.D976]/[.D975]-1" office:value-type="percentage" office:value="11.2663767328078">
            <text:p>1126.64%</text:p>
          </table:table-cell>
          <table:table-cell table:style-name="ce5" table:formula="of:=[.E976]/[.E975]-1" office:value-type="percentage" office:value="91">
            <text:p>9100.00%</text:p>
          </table:table-cell>
          <table:table-cell table:style-name="ce5" table:formula="of:=[.C976]/[.B976]" office:value-type="percentage" office:value="0.011026405958330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01</text:p>
          </table:table-cell>
          <table:table-cell table:style-name="ce3" table:formula="of:=[.D977]+[.B976]" office:value-type="float" office:value="96730629">
            <text:p>96730629</text:p>
          </table:table-cell>
          <table:table-cell table:style-name="ce3" table:formula="of:=[.E977]+[.C976]" office:value-type="float" office:value="1066609">
            <text:p>1066609</text:p>
          </table:table-cell>
          <table:table-cell table:style-name="ce3" office:value-type="float" office:value="29310">
            <text:p>29310</text:p>
          </table:table-cell>
          <table:table-cell table:style-name="ce3" office:value-type="float" office:value="341">
            <text:p>341</text:p>
          </table:table-cell>
          <table:table-cell table:style-name="ce5" table:formula="of:=[.D977]/[.D976]-1" office:value-type="percentage" office:value="-0.350514093245878">
            <text:p>-35.05%</text:p>
          </table:table-cell>
          <table:table-cell table:style-name="ce5" table:formula="of:=[.E977]/[.E976]-1" office:value-type="percentage" office:value="0.853260869565217">
            <text:p>85.33%</text:p>
          </table:table-cell>
          <table:table-cell table:style-name="ce5" table:formula="of:=[.C977]/[.B977]" office:value-type="percentage" office:value="0.01102659014033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02</text:p>
          </table:table-cell>
          <table:table-cell table:style-name="ce3" table:formula="of:=[.D978]+[.B977]" office:value-type="float" office:value="96767760">
            <text:p>96767760</text:p>
          </table:table-cell>
          <table:table-cell table:style-name="ce3" table:formula="of:=[.E978]+[.C977]" office:value-type="float" office:value="1067483">
            <text:p>1067483</text:p>
          </table:table-cell>
          <table:table-cell table:style-name="ce3" office:value-type="float" office:value="37131">
            <text:p>37131</text:p>
          </table:table-cell>
          <table:table-cell table:style-name="ce3" office:value-type="float" office:value="874">
            <text:p>874</text:p>
          </table:table-cell>
          <table:table-cell table:style-name="ce5" table:formula="of:=[.D978]/[.D977]-1" office:value-type="percentage" office:value="0.266837256908905">
            <text:p>26.68%</text:p>
          </table:table-cell>
          <table:table-cell table:style-name="ce5" table:formula="of:=[.E978]/[.E977]-1" office:value-type="percentage" office:value="1.56304985337243">
            <text:p>156.30%</text:p>
          </table:table-cell>
          <table:table-cell table:style-name="ce5" table:formula="of:=[.C978]/[.B978]" office:value-type="percentage" office:value="0.011031391033542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03</text:p>
          </table:table-cell>
          <table:table-cell table:style-name="ce3" table:formula="of:=[.D979]+[.B978]" office:value-type="float" office:value="96845766">
            <text:p>96845766</text:p>
          </table:table-cell>
          <table:table-cell table:style-name="ce3" table:formula="of:=[.E979]+[.C978]" office:value-type="float" office:value="1068039">
            <text:p>1068039</text:p>
          </table:table-cell>
          <table:table-cell table:style-name="ce3" office:value-type="float" office:value="78006">
            <text:p>78006</text:p>
          </table:table-cell>
          <table:table-cell table:style-name="ce3" office:value-type="float" office:value="556">
            <text:p>556</text:p>
          </table:table-cell>
          <table:table-cell table:style-name="ce5" table:formula="of:=[.D979]/[.D978]-1" office:value-type="percentage" office:value="1.10083218873717">
            <text:p>110.08%</text:p>
          </table:table-cell>
          <table:table-cell table:style-name="ce5" table:formula="of:=[.E979]/[.E978]-1" office:value-type="percentage" office:value="-0.363844393592677">
            <text:p>-36.38%</text:p>
          </table:table-cell>
          <table:table-cell table:style-name="ce5" table:formula="of:=[.C979]/[.B979]" office:value-type="percentage" office:value="0.011028246707243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04</text:p>
          </table:table-cell>
          <table:table-cell table:style-name="ce3" table:formula="of:=[.D980]+[.B979]" office:value-type="float" office:value="96895089">
            <text:p>96895089</text:p>
          </table:table-cell>
          <table:table-cell table:style-name="ce3" table:formula="of:=[.E980]+[.C979]" office:value-type="float" office:value="1068528">
            <text:p>1068528</text:p>
          </table:table-cell>
          <table:table-cell table:style-name="ce3" office:value-type="float" office:value="49323">
            <text:p>49323</text:p>
          </table:table-cell>
          <table:table-cell table:style-name="ce3" office:value-type="float" office:value="489">
            <text:p>489</text:p>
          </table:table-cell>
          <table:table-cell table:style-name="ce5" table:formula="of:=[.D980]/[.D979]-1" office:value-type="percentage" office:value="-0.367702484424275">
            <text:p>-36.77%</text:p>
          </table:table-cell>
          <table:table-cell table:style-name="ce5" table:formula="of:=[.E980]/[.E979]-1" office:value-type="percentage" office:value="-0.120503597122302">
            <text:p>-12.05%</text:p>
          </table:table-cell>
          <table:table-cell table:style-name="ce5" table:formula="of:=[.C980]/[.B980]" office:value-type="percentage" office:value="0.01102767963812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05</text:p>
          </table:table-cell>
          <table:table-cell table:style-name="ce3" table:formula="of:=[.D981]+[.B980]" office:value-type="float" office:value="96898818">
            <text:p>96898818</text:p>
          </table:table-cell>
          <table:table-cell table:style-name="ce3" table:formula="of:=[.E981]+[.C980]" office:value-type="float" office:value="1068549">
            <text:p>1068549</text:p>
          </table:table-cell>
          <table:table-cell table:style-name="ce3" office:value-type="float" office:value="3729">
            <text:p>3729</text:p>
          </table:table-cell>
          <table:table-cell table:style-name="ce3" office:value-type="float" office:value="21">
            <text:p>21</text:p>
          </table:table-cell>
          <table:table-cell table:style-name="ce5" table:formula="of:=[.D981]/[.D980]-1" office:value-type="percentage" office:value="-0.924396326257527">
            <text:p>-92.44%</text:p>
          </table:table-cell>
          <table:table-cell table:style-name="ce5" table:formula="of:=[.E981]/[.E980]-1" office:value-type="percentage" office:value="-0.957055214723926">
            <text:p>-95.71%</text:p>
          </table:table-cell>
          <table:table-cell table:style-name="ce5" table:formula="of:=[.C981]/[.B981]" office:value-type="percentage" office:value="0.011027471975973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06</text:p>
          </table:table-cell>
          <table:table-cell table:style-name="ce3" table:formula="of:=[.D982]+[.B981]" office:value-type="float" office:value="96904979">
            <text:p>96904979</text:p>
          </table:table-cell>
          <table:table-cell table:style-name="ce3" table:formula="of:=[.E982]+[.C981]" office:value-type="float" office:value="1068552">
            <text:p>1068552</text:p>
          </table:table-cell>
          <table:table-cell table:style-name="ce3" office:value-type="float" office:value="6161">
            <text:p>6161</text:p>
          </table:table-cell>
          <table:table-cell table:style-name="ce3" office:value-type="float" office:value="3">
            <text:p>3</text:p>
          </table:table-cell>
          <table:table-cell table:style-name="ce5" table:formula="of:=[.D982]/[.D981]-1" office:value-type="percentage" office:value="0.652185572539555">
            <text:p>65.22%</text:p>
          </table:table-cell>
          <table:table-cell table:style-name="ce5" table:formula="of:=[.E982]/[.E981]-1" office:value-type="percentage" office:value="-0.857142857142857">
            <text:p>-85.71%</text:p>
          </table:table-cell>
          <table:table-cell table:style-name="ce5" table:formula="of:=[.C982]/[.B982]" office:value-type="percentage" office:value="0.011026801832339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07</text:p>
          </table:table-cell>
          <table:table-cell table:style-name="ce3" table:formula="of:=[.D983]+[.B982]" office:value-type="float" office:value="96943278">
            <text:p>96943278</text:p>
          </table:table-cell>
          <table:table-cell table:style-name="ce3" table:formula="of:=[.E983]+[.C982]" office:value-type="float" office:value="1068689">
            <text:p>1068689</text:p>
          </table:table-cell>
          <table:table-cell table:style-name="ce3" office:value-type="float" office:value="38299">
            <text:p>38299</text:p>
          </table:table-cell>
          <table:table-cell table:style-name="ce3" office:value-type="float" office:value="137">
            <text:p>137</text:p>
          </table:table-cell>
          <table:table-cell table:style-name="ce5" table:formula="of:=[.D983]/[.D982]-1" office:value-type="percentage" office:value="5.21636098036033">
            <text:p>521.64%</text:p>
          </table:table-cell>
          <table:table-cell table:style-name="ce5" table:formula="of:=[.E983]/[.E982]-1" office:value-type="percentage" office:value="44.6666666666667">
            <text:p>4466.67%</text:p>
          </table:table-cell>
          <table:table-cell table:style-name="ce5" table:formula="of:=[.C983]/[.B983]" office:value-type="percentage" office:value="0.011023858714577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08</text:p>
          </table:table-cell>
          <table:table-cell table:style-name="ce3" table:formula="of:=[.D984]+[.B983]" office:value-type="float" office:value="96964295">
            <text:p>96964295</text:p>
          </table:table-cell>
          <table:table-cell table:style-name="ce3" table:formula="of:=[.E984]+[.C983]" office:value-type="float" office:value="1068902">
            <text:p>1068902</text:p>
          </table:table-cell>
          <table:table-cell table:style-name="ce3" office:value-type="float" office:value="21017">
            <text:p>21017</text:p>
          </table:table-cell>
          <table:table-cell table:style-name="ce3" office:value-type="float" office:value="213">
            <text:p>213</text:p>
          </table:table-cell>
          <table:table-cell table:style-name="ce5" table:formula="of:=[.D984]/[.D983]-1" office:value-type="percentage" office:value="-0.451238935742448">
            <text:p>-45.12%</text:p>
          </table:table-cell>
          <table:table-cell table:style-name="ce5" table:formula="of:=[.E984]/[.E983]-1" office:value-type="percentage" office:value="0.554744525547445">
            <text:p>55.47%</text:p>
          </table:table-cell>
          <table:table-cell table:style-name="ce5" table:formula="of:=[.C984]/[.B984]" office:value-type="percentage" office:value="0.011023665979317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09</text:p>
          </table:table-cell>
          <table:table-cell table:style-name="ce3" table:formula="of:=[.D985]+[.B984]" office:value-type="float" office:value="97057897">
            <text:p>97057897</text:p>
          </table:table-cell>
          <table:table-cell table:style-name="ce3" table:formula="of:=[.E985]+[.C984]" office:value-type="float" office:value="1069822">
            <text:p>1069822</text:p>
          </table:table-cell>
          <table:table-cell table:style-name="ce3" office:value-type="float" office:value="93602">
            <text:p>93602</text:p>
          </table:table-cell>
          <table:table-cell table:style-name="ce3" office:value-type="float" office:value="920">
            <text:p>920</text:p>
          </table:table-cell>
          <table:table-cell table:style-name="ce5" table:formula="of:=[.D985]/[.D984]-1" office:value-type="percentage" office:value="3.4536327734691">
            <text:p>345.36%</text:p>
          </table:table-cell>
          <table:table-cell table:style-name="ce5" table:formula="of:=[.E985]/[.E984]-1" office:value-type="percentage" office:value="3.31924882629108">
            <text:p>331.92%</text:p>
          </table:table-cell>
          <table:table-cell table:style-name="ce5" table:formula="of:=[.C985]/[.B985]" office:value-type="percentage" office:value="0.011022513706432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10</text:p>
          </table:table-cell>
          <table:table-cell table:style-name="ce3" table:formula="of:=[.D986]+[.B985]" office:value-type="float" office:value="97145746">
            <text:p>97145746</text:p>
          </table:table-cell>
          <table:table-cell table:style-name="ce3" table:formula="of:=[.E986]+[.C985]" office:value-type="float" office:value="1070403">
            <text:p>1070403</text:p>
          </table:table-cell>
          <table:table-cell table:style-name="ce3" office:value-type="float" office:value="87849">
            <text:p>87849</text:p>
          </table:table-cell>
          <table:table-cell table:style-name="ce3" office:value-type="float" office:value="581">
            <text:p>581</text:p>
          </table:table-cell>
          <table:table-cell table:style-name="ce5" table:formula="of:=[.D986]/[.D985]-1" office:value-type="percentage" office:value="-0.0614623619153437">
            <text:p>-6.15%</text:p>
          </table:table-cell>
          <table:table-cell table:style-name="ce5" table:formula="of:=[.E986]/[.E985]-1" office:value-type="percentage" office:value="-0.368478260869565">
            <text:p>-36.85%</text:p>
          </table:table-cell>
          <table:table-cell table:style-name="ce5" table:formula="of:=[.C986]/[.B986]" office:value-type="percentage" office:value="0.011018526740223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11</text:p>
          </table:table-cell>
          <table:table-cell table:style-name="ce3" table:formula="of:=[.D987]+[.B986]" office:value-type="float" office:value="97157070">
            <text:p>97157070</text:p>
          </table:table-cell>
          <table:table-cell table:style-name="ce3" table:formula="of:=[.E987]+[.C986]" office:value-type="float" office:value="1083121">
            <text:p>1083121</text:p>
          </table:table-cell>
          <table:table-cell table:style-name="ce3" office:value-type="float" office:value="11324">
            <text:p>11324</text:p>
          </table:table-cell>
          <table:table-cell table:style-name="ce3" office:value-type="float" office:value="12718">
            <text:p>12718</text:p>
          </table:table-cell>
          <table:table-cell table:style-name="ce5" table:formula="of:=[.D987]/[.D986]-1" office:value-type="percentage" office:value="-0.871096995981741">
            <text:p>-87.11%</text:p>
          </table:table-cell>
          <table:table-cell table:style-name="ce5" table:formula="of:=[.E987]/[.E986]-1" office:value-type="percentage" office:value="20.8898450946644">
            <text:p>2088.98%</text:p>
          </table:table-cell>
          <table:table-cell table:style-name="ce5" table:formula="of:=[.C987]/[.B987]" office:value-type="percentage" office:value="0.0111481439281773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12</text:p>
          </table:table-cell>
          <table:table-cell table:style-name="ce3" table:formula="of:=[.D988]+[.B987]" office:value-type="float" office:value="97159645">
            <text:p>97159645</text:p>
          </table:table-cell>
          <table:table-cell table:style-name="ce3" table:formula="of:=[.E988]+[.C987]" office:value-type="float" office:value="1083123">
            <text:p>1083123</text:p>
          </table:table-cell>
          <table:table-cell table:style-name="ce3" office:value-type="float" office:value="2575">
            <text:p>2575</text:p>
          </table:table-cell>
          <table:table-cell table:style-name="ce3" office:value-type="float" office:value="2">
            <text:p>2</text:p>
          </table:table-cell>
          <table:table-cell table:style-name="ce5" table:formula="of:=[.D988]/[.D987]-1" office:value-type="percentage" office:value="-0.772606852702225">
            <text:p>-77.26%</text:p>
          </table:table-cell>
          <table:table-cell table:style-name="ce5" table:formula="of:=[.E988]/[.E987]-1" office:value-type="percentage" office:value="-0.999842742569586">
            <text:p>-99.98%</text:p>
          </table:table-cell>
          <table:table-cell table:style-name="ce5" table:formula="of:=[.C988]/[.B988]" office:value-type="percentage" office:value="0.0111478690561292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13</text:p>
          </table:table-cell>
          <table:table-cell table:style-name="ce3" table:formula="of:=[.D989]+[.B988]" office:value-type="float" office:value="97161599">
            <text:p>97161599</text:p>
          </table:table-cell>
          <table:table-cell table:style-name="ce3" table:formula="of:=[.E989]+[.C988]" office:value-type="float" office:value="1083124">
            <text:p>1083124</text:p>
          </table:table-cell>
          <table:table-cell table:style-name="ce3" office:value-type="float" office:value="1954">
            <text:p>1954</text:p>
          </table:table-cell>
          <table:table-cell table:style-name="ce3" office:value-type="float" office:value="1">
            <text:p>1</text:p>
          </table:table-cell>
          <table:table-cell table:style-name="ce5" table:formula="of:=[.D989]/[.D988]-1" office:value-type="percentage" office:value="-0.241165048543689">
            <text:p>-24.12%</text:p>
          </table:table-cell>
          <table:table-cell table:style-name="ce5" table:formula="of:=[.E989]/[.E988]-1" office:value-type="percentage" office:value="-0.5">
            <text:p>-50.00%</text:p>
          </table:table-cell>
          <table:table-cell table:style-name="ce5" table:formula="of:=[.C989]/[.B989]" office:value-type="percentage" office:value="0.0111476551554076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14</text:p>
          </table:table-cell>
          <table:table-cell table:style-name="ce3" table:formula="of:=[.D990]+[.B989]" office:value-type="float" office:value="97212520">
            <text:p>97212520</text:p>
          </table:table-cell>
          <table:table-cell table:style-name="ce3" table:formula="of:=[.E990]+[.C989]" office:value-type="float" office:value="1083296">
            <text:p>1083296</text:p>
          </table:table-cell>
          <table:table-cell table:style-name="ce3" office:value-type="float" office:value="50921">
            <text:p>50921</text:p>
          </table:table-cell>
          <table:table-cell table:style-name="ce3" office:value-type="float" office:value="172">
            <text:p>172</text:p>
          </table:table-cell>
          <table:table-cell table:style-name="ce5" table:formula="of:=[.D990]/[.D989]-1" office:value-type="percentage" office:value="25.0598771750256">
            <text:p>2505.99%</text:p>
          </table:table-cell>
          <table:table-cell table:style-name="ce5" table:formula="of:=[.E990]/[.E989]-1" office:value-type="percentage" office:value="171">
            <text:p>17100.00%</text:p>
          </table:table-cell>
          <table:table-cell table:style-name="ce5" table:formula="of:=[.C990]/[.B990]" office:value-type="percentage" office:value="0.0111435852089834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15</text:p>
          </table:table-cell>
          <table:table-cell table:style-name="ce3" table:formula="of:=[.D991]+[.B990]" office:value-type="float" office:value="97245584">
            <text:p>97245584</text:p>
          </table:table-cell>
          <table:table-cell table:style-name="ce3" table:formula="of:=[.E991]+[.C990]" office:value-type="float" office:value="1083599">
            <text:p>1083599</text:p>
          </table:table-cell>
          <table:table-cell table:style-name="ce3" office:value-type="float" office:value="33064">
            <text:p>33064</text:p>
          </table:table-cell>
          <table:table-cell table:style-name="ce3" office:value-type="float" office:value="303">
            <text:p>303</text:p>
          </table:table-cell>
          <table:table-cell table:style-name="ce5" table:formula="of:=[.D991]/[.D990]-1" office:value-type="percentage" office:value="-0.350680465819603">
            <text:p>-35.07%</text:p>
          </table:table-cell>
          <table:table-cell table:style-name="ce5" table:formula="of:=[.E991]/[.E990]-1" office:value-type="percentage" office:value="0.761627906976744">
            <text:p>76.16%</text:p>
          </table:table-cell>
          <table:table-cell table:style-name="ce5" table:formula="of:=[.C991]/[.B991]" office:value-type="percentage" office:value="0.0111429121552707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16</text:p>
          </table:table-cell>
          <table:table-cell table:style-name="ce3" table:formula="of:=[.D992]+[.B991]" office:value-type="float" office:value="97330942">
            <text:p>97330942</text:p>
          </table:table-cell>
          <table:table-cell table:style-name="ce3" table:formula="of:=[.E992]+[.C991]" office:value-type="float" office:value="1084312">
            <text:p>1084312</text:p>
          </table:table-cell>
          <table:table-cell table:style-name="ce3" office:value-type="float" office:value="85358">
            <text:p>85358</text:p>
          </table:table-cell>
          <table:table-cell table:style-name="ce3" office:value-type="float" office:value="713">
            <text:p>713</text:p>
          </table:table-cell>
          <table:table-cell table:style-name="ce5" table:formula="of:=[.D992]/[.D991]-1" office:value-type="percentage" office:value="1.58159932252601">
            <text:p>158.16%</text:p>
          </table:table-cell>
          <table:table-cell table:style-name="ce5" table:formula="of:=[.E992]/[.E991]-1" office:value-type="percentage" office:value="1.35313531353135">
            <text:p>135.31%</text:p>
          </table:table-cell>
          <table:table-cell table:style-name="ce5" table:formula="of:=[.C992]/[.B992]" office:value-type="percentage" office:value="0.0111404654852719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17</text:p>
          </table:table-cell>
          <table:table-cell table:style-name="ce3" table:formula="of:=[.D993]+[.B992]" office:value-type="float" office:value="97413463">
            <text:p>97413463</text:p>
          </table:table-cell>
          <table:table-cell table:style-name="ce3" table:formula="of:=[.E993]+[.C992]" office:value-type="float" office:value="1084738">
            <text:p>1084738</text:p>
          </table:table-cell>
          <table:table-cell table:style-name="ce3" office:value-type="float" office:value="82521">
            <text:p>82521</text:p>
          </table:table-cell>
          <table:table-cell table:style-name="ce3" office:value-type="float" office:value="426">
            <text:p>426</text:p>
          </table:table-cell>
          <table:table-cell table:style-name="ce5" table:formula="of:=[.D993]/[.D992]-1" office:value-type="percentage" office:value="-0.0332364863281708">
            <text:p>-3.32%</text:p>
          </table:table-cell>
          <table:table-cell table:style-name="ce5" table:formula="of:=[.E993]/[.E992]-1" office:value-type="percentage" office:value="-0.402524544179523">
            <text:p>-40.25%</text:p>
          </table:table-cell>
          <table:table-cell table:style-name="ce5" table:formula="of:=[.C993]/[.B993]" office:value-type="percentage" office:value="0.0111354012740518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18</text:p>
          </table:table-cell>
          <table:table-cell table:style-name="ce3" table:formula="of:=[.D994]+[.B993]" office:value-type="float" office:value="97465828">
            <text:p>97465828</text:p>
          </table:table-cell>
          <table:table-cell table:style-name="ce3" table:formula="of:=[.E994]+[.C993]" office:value-type="float" office:value="1085254">
            <text:p>1085254</text:p>
          </table:table-cell>
          <table:table-cell table:style-name="ce3" office:value-type="float" office:value="52365">
            <text:p>52365</text:p>
          </table:table-cell>
          <table:table-cell table:style-name="ce3" office:value-type="float" office:value="516">
            <text:p>516</text:p>
          </table:table-cell>
          <table:table-cell table:style-name="ce5" table:formula="of:=[.D994]/[.D993]-1" office:value-type="percentage" office:value="-0.365434253099211">
            <text:p>-36.54%</text:p>
          </table:table-cell>
          <table:table-cell table:style-name="ce5" table:formula="of:=[.E994]/[.E993]-1" office:value-type="percentage" office:value="0.211267605633803">
            <text:p>21.13%</text:p>
          </table:table-cell>
          <table:table-cell table:style-name="ce5" table:formula="of:=[.C994]/[.B994]" office:value-type="percentage" office:value="0.0111347127733835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19</text:p>
          </table:table-cell>
          <table:table-cell table:style-name="ce3" table:formula="of:=[.D995]+[.B994]" office:value-type="float" office:value="97469325">
            <text:p>97469325</text:p>
          </table:table-cell>
          <table:table-cell table:style-name="ce3" table:formula="of:=[.E995]+[.C994]" office:value-type="float" office:value="1085265">
            <text:p>1085265</text:p>
          </table:table-cell>
          <table:table-cell table:style-name="ce3" office:value-type="float" office:value="3497">
            <text:p>3497</text:p>
          </table:table-cell>
          <table:table-cell table:style-name="ce3" office:value-type="float" office:value="11">
            <text:p>11</text:p>
          </table:table-cell>
          <table:table-cell table:style-name="ce5" table:formula="of:=[.D995]/[.D994]-1" office:value-type="percentage" office:value="-0.933218752983863">
            <text:p>-93.32%</text:p>
          </table:table-cell>
          <table:table-cell table:style-name="ce5" table:formula="of:=[.E995]/[.E994]-1" office:value-type="percentage" office:value="-0.978682170542636">
            <text:p>-97.87%</text:p>
          </table:table-cell>
          <table:table-cell table:style-name="ce5" table:formula="of:=[.C995]/[.B995]" office:value-type="percentage" office:value="0.0111344261386852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20</text:p>
          </table:table-cell>
          <table:table-cell table:style-name="ce3" table:formula="of:=[.D996]+[.B995]" office:value-type="float" office:value="97472564">
            <text:p>97472564</text:p>
          </table:table-cell>
          <table:table-cell table:style-name="ce3" table:formula="of:=[.E996]+[.C995]" office:value-type="float" office:value="1085265">
            <text:p>1085265</text:p>
          </table:table-cell>
          <table:table-cell table:style-name="ce3" office:value-type="float" office:value="3239">
            <text:p>3239</text:p>
          </table:table-cell>
          <table:table-cell table:style-name="ce3" office:value-type="float" office:value="0">
            <text:p>0</text:p>
          </table:table-cell>
          <table:table-cell table:style-name="ce5" table:formula="of:=[.D996]/[.D995]-1" office:value-type="percentage" office:value="-0.07377752359165">
            <text:p>-7.38%</text:p>
          </table:table-cell>
          <table:table-cell table:style-name="ce5" table:formula="of:=[.E996]/[.E995]-1" office:value-type="percentage" office:value="-1">
            <text:p>-100.00%</text:p>
          </table:table-cell>
          <table:table-cell table:style-name="ce5" table:formula="of:=[.C996]/[.B996]" office:value-type="percentage" office:value="0.0111340561432241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21</text:p>
          </table:table-cell>
          <table:table-cell table:style-name="ce3" table:formula="of:=[.D997]+[.B996]" office:value-type="float" office:value="97515547">
            <text:p>97515547</text:p>
          </table:table-cell>
          <table:table-cell table:style-name="ce3" table:formula="of:=[.E997]+[.C996]" office:value-type="float" office:value="1085430">
            <text:p>1085430</text:p>
          </table:table-cell>
          <table:table-cell table:style-name="ce3" office:value-type="float" office:value="42983">
            <text:p>42983</text:p>
          </table:table-cell>
          <table:table-cell table:style-name="ce3" office:value-type="float" office:value="165">
            <text:p>165</text:p>
          </table:table-cell>
          <table:table-cell table:style-name="ce5" table:formula="of:=[.D997]/[.D996]-1" office:value-type="percentage" office:value="12.2704538437789">
            <text:p>1227.05%</text:p>
          </table:table-cell>
          <table:table-cell table:style-name="ce5" table:formula="of:=[.E997]/[.E996]-1" office:value-type="percentage" office:value="0">
            <text:p>#DIV/0!</text:p>
          </table:table-cell>
          <table:table-cell table:style-name="ce5" table:formula="of:=[.C997]/[.B997]" office:value-type="percentage" office:value="0.011130840500746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22</text:p>
          </table:table-cell>
          <table:table-cell table:style-name="ce3" table:formula="of:=[.D998]+[.B997]" office:value-type="float" office:value="97552624">
            <text:p>97552624</text:p>
          </table:table-cell>
          <table:table-cell table:style-name="ce3" table:formula="of:=[.E998]+[.C997]" office:value-type="float" office:value="1085868">
            <text:p>1085868</text:p>
          </table:table-cell>
          <table:table-cell table:style-name="ce3" office:value-type="float" office:value="37077">
            <text:p>37077</text:p>
          </table:table-cell>
          <table:table-cell table:style-name="ce3" office:value-type="float" office:value="438">
            <text:p>438</text:p>
          </table:table-cell>
          <table:table-cell table:style-name="ce5" table:formula="of:=[.D998]/[.D997]-1" office:value-type="percentage" office:value="-0.137403159388595">
            <text:p>-13.74%</text:p>
          </table:table-cell>
          <table:table-cell table:style-name="ce5" table:formula="of:=[.E998]/[.E997]-1" office:value-type="percentage" office:value="1.65454545454545">
            <text:p>165.45%</text:p>
          </table:table-cell>
          <table:table-cell table:style-name="ce5" table:formula="of:=[.C998]/[.B998]" office:value-type="percentage" office:value="0.011131099866673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23</text:p>
          </table:table-cell>
          <table:table-cell table:style-name="ce3" table:formula="of:=[.D999]+[.B998]" office:value-type="float" office:value="97599097">
            <text:p>97599097</text:p>
          </table:table-cell>
          <table:table-cell table:style-name="ce3" table:formula="of:=[.E999]+[.C998]" office:value-type="float" office:value="1086835">
            <text:p>1086835</text:p>
          </table:table-cell>
          <table:table-cell table:style-name="ce3" office:value-type="float" office:value="46473">
            <text:p>46473</text:p>
          </table:table-cell>
          <table:table-cell table:style-name="ce3" office:value-type="float" office:value="967">
            <text:p>967</text:p>
          </table:table-cell>
          <table:table-cell table:style-name="ce5" table:formula="of:=[.D999]/[.D998]-1" office:value-type="percentage" office:value="0.253418561372279">
            <text:p>25.34%</text:p>
          </table:table-cell>
          <table:table-cell table:style-name="ce5" table:formula="of:=[.E999]/[.E998]-1" office:value-type="percentage" office:value="1.20776255707763">
            <text:p>120.78%</text:p>
          </table:table-cell>
          <table:table-cell table:style-name="ce5" table:formula="of:=[.C999]/[.B999]" office:value-type="percentage" office:value="0.0111357075363105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24</text:p>
          </table:table-cell>
          <table:table-cell table:style-name="ce3" table:formula="of:=[.D1000]+[.B999]" office:value-type="float" office:value="97635127">
            <text:p>97635127</text:p>
          </table:table-cell>
          <table:table-cell table:style-name="ce3" table:formula="of:=[.E1000]+[.C999]" office:value-type="float" office:value="1086985">
            <text:p>1086985</text:p>
          </table:table-cell>
          <table:table-cell table:style-name="ce3" office:value-type="float" office:value="36030">
            <text:p>36030</text:p>
          </table:table-cell>
          <table:table-cell table:style-name="ce3" office:value-type="float" office:value="150">
            <text:p>150</text:p>
          </table:table-cell>
          <table:table-cell table:style-name="ce5" table:formula="of:=[.D1000]/[.D999]-1" office:value-type="percentage" office:value="-0.224711122587309">
            <text:p>-22.47%</text:p>
          </table:table-cell>
          <table:table-cell table:style-name="ce5" table:formula="of:=[.E1000]/[.E999]-1" office:value-type="percentage" office:value="-0.84488107549121">
            <text:p>-84.49%</text:p>
          </table:table-cell>
          <table:table-cell table:style-name="ce5" table:formula="of:=[.C1000]/[.B1000]" office:value-type="percentage" office:value="0.0111331344916466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25</text:p>
          </table:table-cell>
          <table:table-cell table:style-name="ce3" table:formula="of:=[.D1001]+[.B1000]" office:value-type="float" office:value="97660845">
            <text:p>97660845</text:p>
          </table:table-cell>
          <table:table-cell table:style-name="ce3" table:formula="of:=[.E1001]+[.C1000]" office:value-type="float" office:value="1087204">
            <text:p>1087204</text:p>
          </table:table-cell>
          <table:table-cell table:style-name="ce3" office:value-type="float" office:value="25718">
            <text:p>25718</text:p>
          </table:table-cell>
          <table:table-cell table:style-name="ce3" office:value-type="float" office:value="219">
            <text:p>219</text:p>
          </table:table-cell>
          <table:table-cell table:style-name="ce5" table:formula="of:=[.D1001]/[.D1000]-1" office:value-type="percentage" office:value="-0.286205939494865">
            <text:p>-28.62%</text:p>
          </table:table-cell>
          <table:table-cell table:style-name="ce5" table:formula="of:=[.E1001]/[.E1000]-1" office:value-type="percentage" office:value="0.46">
            <text:p>46.00%</text:p>
          </table:table-cell>
          <table:table-cell table:style-name="ce5" table:formula="of:=[.C1001]/[.B1001]" office:value-type="percentage" office:value="0.011132445147285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26</text:p>
          </table:table-cell>
          <table:table-cell table:style-name="ce3" table:formula="of:=[.D1002]+[.B1001]" office:value-type="float" office:value="97662035">
            <text:p>97662035</text:p>
          </table:table-cell>
          <table:table-cell table:style-name="ce3" table:formula="of:=[.E1002]+[.C1001]" office:value-type="float" office:value="1087205">
            <text:p>1087205</text:p>
          </table:table-cell>
          <table:table-cell table:style-name="ce3" office:value-type="float" office:value="1190">
            <text:p>1190</text:p>
          </table:table-cell>
          <table:table-cell table:style-name="ce3" office:value-type="float" office:value="1">
            <text:p>1</text:p>
          </table:table-cell>
          <table:table-cell table:style-name="ce5" table:formula="of:=[.D1002]/[.D1001]-1" office:value-type="percentage" office:value="-0.953728905824714">
            <text:p>-95.37%</text:p>
          </table:table-cell>
          <table:table-cell table:style-name="ce5" table:formula="of:=[.E1002]/[.E1001]-1" office:value-type="percentage" office:value="-0.995433789954338">
            <text:p>-99.54%</text:p>
          </table:table-cell>
          <table:table-cell table:style-name="ce5" table:formula="of:=[.C1002]/[.B1002]" office:value-type="percentage" office:value="0.0111323197391904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27</text:p>
          </table:table-cell>
          <table:table-cell table:style-name="ce3" table:formula="of:=[.D1003]+[.B1002]" office:value-type="float" office:value="97668339">
            <text:p>97668339</text:p>
          </table:table-cell>
          <table:table-cell table:style-name="ce3" table:formula="of:=[.E1003]+[.C1002]" office:value-type="float" office:value="1087215">
            <text:p>1087215</text:p>
          </table:table-cell>
          <table:table-cell table:style-name="ce3" office:value-type="float" office:value="6304">
            <text:p>6304</text:p>
          </table:table-cell>
          <table:table-cell table:style-name="ce3" office:value-type="float" office:value="10">
            <text:p>10</text:p>
          </table:table-cell>
          <table:table-cell table:style-name="ce5" table:formula="of:=[.D1003]/[.D1002]-1" office:value-type="percentage" office:value="4.29747899159664">
            <text:p>429.75%</text:p>
          </table:table-cell>
          <table:table-cell table:style-name="ce5" table:formula="of:=[.E1003]/[.E1002]-1" office:value-type="percentage" office:value="9">
            <text:p>900.00%</text:p>
          </table:table-cell>
          <table:table-cell table:style-name="ce5" table:formula="of:=[.C1003]/[.B1003]" office:value-type="percentage" office:value="0.0111317035912733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28</text:p>
          </table:table-cell>
          <table:table-cell table:style-name="ce3" table:formula="of:=[.D1004]+[.B1003]" office:value-type="float" office:value="97725736">
            <text:p>97725736</text:p>
          </table:table-cell>
          <table:table-cell table:style-name="ce3" table:formula="of:=[.E1004]+[.C1003]" office:value-type="float" office:value="1087405">
            <text:p>1087405</text:p>
          </table:table-cell>
          <table:table-cell table:style-name="ce3" office:value-type="float" office:value="57397">
            <text:p>57397</text:p>
          </table:table-cell>
          <table:table-cell table:style-name="ce3" office:value-type="float" office:value="190">
            <text:p>190</text:p>
          </table:table-cell>
          <table:table-cell table:style-name="ce5" table:formula="of:=[.D1004]/[.D1003]-1" office:value-type="percentage" office:value="8.10485406091371">
            <text:p>810.49%</text:p>
          </table:table-cell>
          <table:table-cell table:style-name="ce5" table:formula="of:=[.E1004]/[.E1003]-1" office:value-type="percentage" office:value="18">
            <text:p>1800.00%</text:p>
          </table:table-cell>
          <table:table-cell table:style-name="ce5" table:formula="of:=[.C1004]/[.B1004]" office:value-type="percentage" office:value="0.0111271098536418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29</text:p>
          </table:table-cell>
          <table:table-cell table:style-name="ce3" table:formula="of:=[.D1005]+[.B1004]" office:value-type="float" office:value="97773275">
            <text:p>97773275</text:p>
          </table:table-cell>
          <table:table-cell table:style-name="ce3" table:formula="of:=[.E1005]+[.C1004]" office:value-type="float" office:value="1087717">
            <text:p>1087717</text:p>
          </table:table-cell>
          <table:table-cell table:style-name="ce3" office:value-type="float" office:value="47539">
            <text:p>47539</text:p>
          </table:table-cell>
          <table:table-cell table:style-name="ce3" office:value-type="float" office:value="312">
            <text:p>312</text:p>
          </table:table-cell>
          <table:table-cell table:style-name="ce5" table:formula="of:=[.D1005]/[.D1004]-1" office:value-type="percentage" office:value="-0.171751136818998">
            <text:p>-17.18%</text:p>
          </table:table-cell>
          <table:table-cell table:style-name="ce5" table:formula="of:=[.E1005]/[.E1004]-1" office:value-type="percentage" office:value="0.642105263157895">
            <text:p>64.21%</text:p>
          </table:table-cell>
          <table:table-cell table:style-name="ce5" table:formula="of:=[.C1005]/[.B1005]" office:value-type="percentage" office:value="0.0111248907229506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30</text:p>
          </table:table-cell>
          <table:table-cell table:style-name="ce3" table:formula="of:=[.D1006]+[.B1005]" office:value-type="float" office:value="97884790">
            <text:p>97884790</text:p>
          </table:table-cell>
          <table:table-cell table:style-name="ce3" table:formula="of:=[.E1006]+[.C1005]" office:value-type="float" office:value="1088175">
            <text:p>1088175</text:p>
          </table:table-cell>
          <table:table-cell table:style-name="ce3" office:value-type="float" office:value="111515">
            <text:p>111515</text:p>
          </table:table-cell>
          <table:table-cell table:style-name="ce3" office:value-type="float" office:value="458">
            <text:p>458</text:p>
          </table:table-cell>
          <table:table-cell table:style-name="ce5" table:formula="of:=[.D1006]/[.D1005]-1" office:value-type="percentage" office:value="1.34575821956709">
            <text:p>134.58%</text:p>
          </table:table-cell>
          <table:table-cell table:style-name="ce5" table:formula="of:=[.E1006]/[.E1005]-1" office:value-type="percentage" office:value="0.467948717948718">
            <text:p>46.79%</text:p>
          </table:table-cell>
          <table:table-cell table:style-name="ce5" table:formula="of:=[.C1006]/[.B1006]" office:value-type="percentage" office:value="0.0111168956893099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01</text:p>
          </table:table-cell>
          <table:table-cell table:style-name="ce3" table:formula="of:=[.D1007]+[.B1006]" office:value-type="float" office:value="97983348">
            <text:p>97983348</text:p>
          </table:table-cell>
          <table:table-cell table:style-name="ce3" table:formula="of:=[.E1007]+[.C1006]" office:value-type="float" office:value="1088866">
            <text:p>1088866</text:p>
          </table:table-cell>
          <table:table-cell table:style-name="ce3" office:value-type="float" office:value="98558">
            <text:p>98558</text:p>
          </table:table-cell>
          <table:table-cell table:style-name="ce3" office:value-type="float" office:value="691">
            <text:p>691</text:p>
          </table:table-cell>
          <table:table-cell table:style-name="ce5" table:formula="of:=[.D1007]/[.D1006]-1" office:value-type="percentage" office:value="-0.116190646998162">
            <text:p>-11.62%</text:p>
          </table:table-cell>
          <table:table-cell table:style-name="ce5" table:formula="of:=[.E1007]/[.E1006]-1" office:value-type="percentage" office:value="0.508733624454148">
            <text:p>50.87%</text:p>
          </table:table-cell>
          <table:table-cell table:style-name="ce5" table:formula="of:=[.C1007]/[.B1007]" office:value-type="percentage" office:value="0.0111127658140442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02</text:p>
          </table:table-cell>
          <table:table-cell table:style-name="ce3" table:formula="of:=[.D1008]+[.B1007]" office:value-type="float" office:value="98056779">
            <text:p>98056779</text:p>
          </table:table-cell>
          <table:table-cell table:style-name="ce3" table:formula="of:=[.E1008]+[.C1007]" office:value-type="float" office:value="1089280">
            <text:p>1089280</text:p>
          </table:table-cell>
          <table:table-cell table:style-name="ce3" office:value-type="float" office:value="73431">
            <text:p>73431</text:p>
          </table:table-cell>
          <table:table-cell table:style-name="ce3" office:value-type="float" office:value="414">
            <text:p>414</text:p>
          </table:table-cell>
          <table:table-cell table:style-name="ce5" table:formula="of:=[.D1008]/[.D1007]-1" office:value-type="percentage" office:value="-0.254946326021226">
            <text:p>-25.49%</text:p>
          </table:table-cell>
          <table:table-cell table:style-name="ce5" table:formula="of:=[.E1008]/[.E1007]-1" office:value-type="percentage" office:value="-0.400868306801737">
            <text:p>-40.09%</text:p>
          </table:table-cell>
          <table:table-cell table:style-name="ce5" table:formula="of:=[.C1008]/[.B1008]" office:value-type="percentage" office:value="0.0111086659291552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03</text:p>
          </table:table-cell>
          <table:table-cell table:style-name="ce3" table:formula="of:=[.D1009]+[.B1008]" office:value-type="float" office:value="98061640">
            <text:p>98061640</text:p>
          </table:table-cell>
          <table:table-cell table:style-name="ce3" table:formula="of:=[.E1009]+[.C1008]" office:value-type="float" office:value="1089299">
            <text:p>1089299</text:p>
          </table:table-cell>
          <table:table-cell table:style-name="ce3" office:value-type="float" office:value="4861">
            <text:p>4861</text:p>
          </table:table-cell>
          <table:table-cell table:style-name="ce3" office:value-type="float" office:value="19">
            <text:p>19</text:p>
          </table:table-cell>
          <table:table-cell table:style-name="ce5" table:formula="of:=[.D1009]/[.D1008]-1" office:value-type="percentage" office:value="-0.933801800329561">
            <text:p>-93.38%</text:p>
          </table:table-cell>
          <table:table-cell table:style-name="ce5" table:formula="of:=[.E1009]/[.E1008]-1" office:value-type="percentage" office:value="-0.954106280193237">
            <text:p>-95.41%</text:p>
          </table:table-cell>
          <table:table-cell table:style-name="ce5" table:formula="of:=[.C1009]/[.B1009]" office:value-type="percentage" office:value="0.0111083090186948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04</text:p>
          </table:table-cell>
          <table:table-cell table:style-name="ce3" table:formula="of:=[.D1010]+[.B1009]" office:value-type="float" office:value="98066246">
            <text:p>98066246</text:p>
          </table:table-cell>
          <table:table-cell table:style-name="ce3" table:formula="of:=[.E1010]+[.C1009]" office:value-type="float" office:value="1089299">
            <text:p>1089299</text:p>
          </table:table-cell>
          <table:table-cell table:style-name="ce3" office:value-type="float" office:value="4606">
            <text:p>4606</text:p>
          </table:table-cell>
          <table:table-cell table:style-name="ce3" office:value-type="float" office:value="0">
            <text:p>0</text:p>
          </table:table-cell>
          <table:table-cell table:style-name="ce5" table:formula="of:=[.D1010]/[.D1009]-1" office:value-type="percentage" office:value="-0.0524583419049578">
            <text:p>-5.25%</text:p>
          </table:table-cell>
          <table:table-cell table:style-name="ce5" table:formula="of:=[.E1010]/[.E1009]-1" office:value-type="percentage" office:value="-1">
            <text:p>-100.00%</text:p>
          </table:table-cell>
          <table:table-cell table:style-name="ce5" table:formula="of:=[.C1010]/[.B1010]" office:value-type="percentage" office:value="0.011107787280855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05</text:p>
          </table:table-cell>
          <table:table-cell table:style-name="ce3" table:formula="of:=[.D1011]+[.B1010]" office:value-type="float" office:value="98120245">
            <text:p>98120245</text:p>
          </table:table-cell>
          <table:table-cell table:style-name="ce3" table:formula="of:=[.E1011]+[.C1010]" office:value-type="float" office:value="1089483">
            <text:p>1089483</text:p>
          </table:table-cell>
          <table:table-cell table:style-name="ce3" office:value-type="float" office:value="53999">
            <text:p>53999</text:p>
          </table:table-cell>
          <table:table-cell table:style-name="ce3" office:value-type="float" office:value="184">
            <text:p>184</text:p>
          </table:table-cell>
          <table:table-cell table:style-name="ce5" table:formula="of:=[.D1011]/[.D1010]-1" office:value-type="percentage" office:value="10.723621363439">
            <text:p>1072.36%</text:p>
          </table:table-cell>
          <table:table-cell table:style-name="ce5" table:formula="of:=[.E1011]/[.E1010]-1" office:value-type="percentage" office:value="0">
            <text:p>#DIV/0!</text:p>
          </table:table-cell>
          <table:table-cell table:style-name="ce5" table:formula="of:=[.C1011]/[.B1011]" office:value-type="percentage" office:value="0.0111035495274191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06</text:p>
          </table:table-cell>
          <table:table-cell table:style-name="ce3" table:formula="of:=[.D1012]+[.B1011]" office:value-type="float" office:value="98168650">
            <text:p>98168650</text:p>
          </table:table-cell>
          <table:table-cell table:style-name="ce3" table:formula="of:=[.E1012]+[.C1011]" office:value-type="float" office:value="1089964">
            <text:p>1089964</text:p>
          </table:table-cell>
          <table:table-cell table:style-name="ce3" office:value-type="float" office:value="48405">
            <text:p>48405</text:p>
          </table:table-cell>
          <table:table-cell table:style-name="ce3" office:value-type="float" office:value="481">
            <text:p>481</text:p>
          </table:table-cell>
          <table:table-cell table:style-name="ce5" table:formula="of:=[.D1012]/[.D1011]-1" office:value-type="percentage" office:value="-0.103594511009463">
            <text:p>-10.36%</text:p>
          </table:table-cell>
          <table:table-cell table:style-name="ce5" table:formula="of:=[.E1012]/[.E1011]-1" office:value-type="percentage" office:value="1.61413043478261">
            <text:p>161.41%</text:p>
          </table:table-cell>
          <table:table-cell table:style-name="ce5" table:formula="of:=[.C1012]/[.B1012]" office:value-type="percentage" office:value="0.0111029743202132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07</text:p>
          </table:table-cell>
          <table:table-cell table:style-name="ce3" table:formula="of:=[.D1013]+[.B1012]" office:value-type="float" office:value="98318646">
            <text:p>98318646</text:p>
          </table:table-cell>
          <table:table-cell table:style-name="ce3" table:formula="of:=[.E1013]+[.C1012]" office:value-type="float" office:value="1090901">
            <text:p>1090901</text:p>
          </table:table-cell>
          <table:table-cell table:style-name="ce3" office:value-type="float" office:value="149996">
            <text:p>149996</text:p>
          </table:table-cell>
          <table:table-cell table:style-name="ce3" office:value-type="float" office:value="937">
            <text:p>937</text:p>
          </table:table-cell>
          <table:table-cell table:style-name="ce5" table:formula="of:=[.D1013]/[.D1012]-1" office:value-type="percentage" office:value="2.09877078814172">
            <text:p>209.88%</text:p>
          </table:table-cell>
          <table:table-cell table:style-name="ce5" table:formula="of:=[.E1013]/[.E1012]-1" office:value-type="percentage" office:value="0.948024948024948">
            <text:p>94.80%</text:p>
          </table:table-cell>
          <table:table-cell table:style-name="ce5" table:formula="of:=[.C1013]/[.B1013]" office:value-type="percentage" office:value="0.0110955657383646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08</text:p>
          </table:table-cell>
          <table:table-cell table:style-name="ce3" table:formula="of:=[.D1014]+[.B1013]" office:value-type="float" office:value="98467968">
            <text:p>98467968</text:p>
          </table:table-cell>
          <table:table-cell table:style-name="ce3" table:formula="of:=[.E1014]+[.C1013]" office:value-type="float" office:value="1092401">
            <text:p>1092401</text:p>
          </table:table-cell>
          <table:table-cell table:style-name="ce3" office:value-type="float" office:value="149322">
            <text:p>149322</text:p>
          </table:table-cell>
          <table:table-cell table:style-name="ce3" office:value-type="float" office:value="1500">
            <text:p>1500</text:p>
          </table:table-cell>
          <table:table-cell table:style-name="ce5" table:formula="of:=[.D1014]/[.D1013]-1" office:value-type="percentage" office:value="-0.00449345315875094">
            <text:p>-0.45%</text:p>
          </table:table-cell>
          <table:table-cell table:style-name="ce5" table:formula="of:=[.E1014]/[.E1013]-1" office:value-type="percentage" office:value="0.6008537886873">
            <text:p>60.09%</text:p>
          </table:table-cell>
          <table:table-cell table:style-name="ce5" table:formula="of:=[.C1014]/[.B1014]" office:value-type="percentage" office:value="0.0110939732197987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09</text:p>
          </table:table-cell>
          <table:table-cell table:style-name="ce3" table:formula="of:=[.D1015]+[.B1014]" office:value-type="float" office:value="98501527">
            <text:p>98501527</text:p>
          </table:table-cell>
          <table:table-cell table:style-name="ce3" table:formula="of:=[.E1015]+[.C1014]" office:value-type="float" office:value="1092695">
            <text:p>1092695</text:p>
          </table:table-cell>
          <table:table-cell table:style-name="ce3" office:value-type="float" office:value="33559">
            <text:p>33559</text:p>
          </table:table-cell>
          <table:table-cell table:style-name="ce3" office:value-type="float" office:value="294">
            <text:p>294</text:p>
          </table:table-cell>
          <table:table-cell table:style-name="ce5" table:formula="of:=[.D1015]/[.D1014]-1" office:value-type="percentage" office:value="-0.775257497220771">
            <text:p>-77.53%</text:p>
          </table:table-cell>
          <table:table-cell table:style-name="ce5" table:formula="of:=[.E1015]/[.E1014]-1" office:value-type="percentage" office:value="-0.804">
            <text:p>-80.40%</text:p>
          </table:table-cell>
          <table:table-cell table:style-name="ce5" table:formula="of:=[.C1015]/[.B1015]" office:value-type="percentage" office:value="0.0110931782813885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10</text:p>
          </table:table-cell>
          <table:table-cell table:style-name="ce3" table:formula="of:=[.D1016]+[.B1015]" office:value-type="float" office:value="98506537">
            <text:p>98506537</text:p>
          </table:table-cell>
          <table:table-cell table:style-name="ce3" table:formula="of:=[.E1016]+[.C1015]" office:value-type="float" office:value="1092712">
            <text:p>1092712</text:p>
          </table:table-cell>
          <table:table-cell table:style-name="ce3" office:value-type="float" office:value="5010">
            <text:p>5010</text:p>
          </table:table-cell>
          <table:table-cell table:style-name="ce3" office:value-type="float" office:value="17">
            <text:p>17</text:p>
          </table:table-cell>
          <table:table-cell table:style-name="ce5" table:formula="of:=[.D1016]/[.D1015]-1" office:value-type="percentage" office:value="-0.850710688637921">
            <text:p>-85.07%</text:p>
          </table:table-cell>
          <table:table-cell table:style-name="ce5" table:formula="of:=[.E1016]/[.E1015]-1" office:value-type="percentage" office:value="-0.942176870748299">
            <text:p>-94.22%</text:p>
          </table:table-cell>
          <table:table-cell table:style-name="ce5" table:formula="of:=[.C1016]/[.B1016]" office:value-type="percentage" office:value="0.0110927866645033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11</text:p>
          </table:table-cell>
          <table:table-cell table:style-name="ce3" table:formula="of:=[.D1017]+[.B1016]" office:value-type="float" office:value="98511822">
            <text:p>98511822</text:p>
          </table:table-cell>
          <table:table-cell table:style-name="ce3" table:formula="of:=[.E1017]+[.C1016]" office:value-type="float" office:value="1092712">
            <text:p>1092712</text:p>
          </table:table-cell>
          <table:table-cell table:style-name="ce3" office:value-type="float" office:value="5285">
            <text:p>5285</text:p>
          </table:table-cell>
          <table:table-cell table:style-name="ce3" office:value-type="float" office:value="0">
            <text:p>0</text:p>
          </table:table-cell>
          <table:table-cell table:style-name="ce5" table:formula="of:=[.D1017]/[.D1016]-1" office:value-type="percentage" office:value="0.0548902195608783">
            <text:p>5.49%</text:p>
          </table:table-cell>
          <table:table-cell table:style-name="ce5" table:formula="of:=[.E1017]/[.E1016]-1" office:value-type="percentage" office:value="-1">
            <text:p>-100.00%</text:p>
          </table:table-cell>
          <table:table-cell table:style-name="ce5" table:formula="of:=[.C1017]/[.B1017]" office:value-type="percentage" office:value="0.0110921915544309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12</text:p>
          </table:table-cell>
          <table:table-cell table:style-name="ce3" table:formula="of:=[.D1018]+[.B1017]" office:value-type="float" office:value="98559867">
            <text:p>98559867</text:p>
          </table:table-cell>
          <table:table-cell table:style-name="ce3" table:formula="of:=[.E1018]+[.C1017]" office:value-type="float" office:value="1092886">
            <text:p>1092886</text:p>
          </table:table-cell>
          <table:table-cell table:style-name="ce3" office:value-type="float" office:value="48045">
            <text:p>48045</text:p>
          </table:table-cell>
          <table:table-cell table:style-name="ce3" office:value-type="float" office:value="174">
            <text:p>174</text:p>
          </table:table-cell>
          <table:table-cell table:style-name="ce5" table:formula="of:=[.D1018]/[.D1017]-1" office:value-type="percentage" office:value="8.09082308420057">
            <text:p>809.08%</text:p>
          </table:table-cell>
          <table:table-cell table:style-name="ce5" table:formula="of:=[.E1018]/[.E1017]-1" office:value-type="percentage" office:value="0">
            <text:p>#DIV/0!</text:p>
          </table:table-cell>
          <table:table-cell table:style-name="ce5" table:formula="of:=[.C1018]/[.B1018]" office:value-type="percentage" office:value="0.0110885498658394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13</text:p>
          </table:table-cell>
          <table:table-cell table:style-name="ce3" table:formula="of:=[.D1019]+[.B1018]" office:value-type="float" office:value="98609155">
            <text:p>98609155</text:p>
          </table:table-cell>
          <table:table-cell table:style-name="ce3" table:formula="of:=[.E1019]+[.C1018]" office:value-type="float" office:value="1093355">
            <text:p>1093355</text:p>
          </table:table-cell>
          <table:table-cell table:style-name="ce3" office:value-type="float" office:value="49288">
            <text:p>49288</text:p>
          </table:table-cell>
          <table:table-cell table:style-name="ce3" office:value-type="float" office:value="469">
            <text:p>469</text:p>
          </table:table-cell>
          <table:table-cell table:style-name="ce5" table:formula="of:=[.D1019]/[.D1018]-1" office:value-type="percentage" office:value="0.0258715787282755">
            <text:p>2.59%</text:p>
          </table:table-cell>
          <table:table-cell table:style-name="ce5" table:formula="of:=[.E1019]/[.E1018]-1" office:value-type="percentage" office:value="1.69540229885057">
            <text:p>169.54%</text:p>
          </table:table-cell>
          <table:table-cell table:style-name="ce5" table:formula="of:=[.C1019]/[.B1019]" office:value-type="percentage" office:value="0.011087763605722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14</text:p>
          </table:table-cell>
          <table:table-cell table:style-name="ce3" table:formula="of:=[.D1020]+[.B1019]" office:value-type="float" office:value="98763864">
            <text:p>98763864</text:p>
          </table:table-cell>
          <table:table-cell table:style-name="ce3" table:formula="of:=[.E1020]+[.C1019]" office:value-type="float" office:value="1094160">
            <text:p>1094160</text:p>
          </table:table-cell>
          <table:table-cell table:style-name="ce3" office:value-type="float" office:value="154709">
            <text:p>154709</text:p>
          </table:table-cell>
          <table:table-cell table:style-name="ce3" office:value-type="float" office:value="805">
            <text:p>805</text:p>
          </table:table-cell>
          <table:table-cell table:style-name="ce5" table:formula="of:=[.D1020]/[.D1019]-1" office:value-type="percentage" office:value="2.13887761726992">
            <text:p>213.89%</text:p>
          </table:table-cell>
          <table:table-cell table:style-name="ce5" table:formula="of:=[.E1020]/[.E1019]-1" office:value-type="percentage" office:value="0.716417910447761">
            <text:p>71.64%</text:p>
          </table:table-cell>
          <table:table-cell table:style-name="ce5" table:formula="of:=[.C1020]/[.B1020]" office:value-type="percentage" office:value="0.0110785458940732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15</text:p>
          </table:table-cell>
          <table:table-cell table:style-name="ce3" table:formula="of:=[.D1021]+[.B1020]" office:value-type="float" office:value="98899561">
            <text:p>98899561</text:p>
          </table:table-cell>
          <table:table-cell table:style-name="ce3" table:formula="of:=[.E1021]+[.C1020]" office:value-type="float" office:value="1094800">
            <text:p>1094800</text:p>
          </table:table-cell>
          <table:table-cell table:style-name="ce3" office:value-type="float" office:value="135697">
            <text:p>135697</text:p>
          </table:table-cell>
          <table:table-cell table:style-name="ce3" office:value-type="float" office:value="640">
            <text:p>640</text:p>
          </table:table-cell>
          <table:table-cell table:style-name="ce5" table:formula="of:=[.D1021]/[.D1020]-1" office:value-type="percentage" office:value="-0.122888778286978">
            <text:p>-12.29%</text:p>
          </table:table-cell>
          <table:table-cell table:style-name="ce5" table:formula="of:=[.E1021]/[.E1020]-1" office:value-type="percentage" office:value="-0.204968944099379">
            <text:p>-20.50%</text:p>
          </table:table-cell>
          <table:table-cell table:style-name="ce5" table:formula="of:=[.C1021]/[.B1021]" office:value-type="percentage" office:value="0.0110698165788623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16</text:p>
          </table:table-cell>
          <table:table-cell table:style-name="ce3" table:formula="of:=[.D1022]+[.B1021]" office:value-type="float" office:value="98973719">
            <text:p>98973719</text:p>
          </table:table-cell>
          <table:table-cell table:style-name="ce3" table:formula="of:=[.E1022]+[.C1021]" office:value-type="float" office:value="1095353">
            <text:p>1095353</text:p>
          </table:table-cell>
          <table:table-cell table:style-name="ce3" office:value-type="float" office:value="74158">
            <text:p>74158</text:p>
          </table:table-cell>
          <table:table-cell table:style-name="ce3" office:value-type="float" office:value="553">
            <text:p>553</text:p>
          </table:table-cell>
          <table:table-cell table:style-name="ce5" table:formula="of:=[.D1022]/[.D1021]-1" office:value-type="percentage" office:value="-0.453503025122147">
            <text:p>-45.35%</text:p>
          </table:table-cell>
          <table:table-cell table:style-name="ce5" table:formula="of:=[.E1022]/[.E1021]-1" office:value-type="percentage" office:value="-0.1359375">
            <text:p>-13.59%</text:p>
          </table:table-cell>
          <table:table-cell table:style-name="ce5" table:formula="of:=[.C1022]/[.B1022]" office:value-type="percentage" office:value="0.0110671096435206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17</text:p>
          </table:table-cell>
          <table:table-cell table:style-name="ce3" table:formula="of:=[.D1023]+[.B1022]" office:value-type="float" office:value="98978647">
            <text:p>98978647</text:p>
          </table:table-cell>
          <table:table-cell table:style-name="ce3" table:formula="of:=[.E1023]+[.C1022]" office:value-type="float" office:value="1095365">
            <text:p>1095365</text:p>
          </table:table-cell>
          <table:table-cell table:style-name="ce3" office:value-type="float" office:value="4928">
            <text:p>4928</text:p>
          </table:table-cell>
          <table:table-cell table:style-name="ce3" office:value-type="float" office:value="12">
            <text:p>12</text:p>
          </table:table-cell>
          <table:table-cell table:style-name="ce5" table:formula="of:=[.D1023]/[.D1022]-1" office:value-type="percentage" office:value="-0.933547290919388">
            <text:p>-93.35%</text:p>
          </table:table-cell>
          <table:table-cell table:style-name="ce5" table:formula="of:=[.E1023]/[.E1022]-1" office:value-type="percentage" office:value="-0.978300180831826">
            <text:p>-97.83%</text:p>
          </table:table-cell>
          <table:table-cell table:style-name="ce5" table:formula="of:=[.C1023]/[.B1023]" office:value-type="percentage" office:value="0.0110666798668202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18</text:p>
          </table:table-cell>
          <table:table-cell table:style-name="ce3" table:formula="of:=[.D1024]+[.B1023]" office:value-type="float" office:value="98984567">
            <text:p>98984567</text:p>
          </table:table-cell>
          <table:table-cell table:style-name="ce3" table:formula="of:=[.E1024]+[.C1023]" office:value-type="float" office:value="1095365">
            <text:p>1095365</text:p>
          </table:table-cell>
          <table:table-cell table:style-name="ce3" office:value-type="float" office:value="5920">
            <text:p>5920</text:p>
          </table:table-cell>
          <table:table-cell table:style-name="ce3" office:value-type="float" office:value="0">
            <text:p>0</text:p>
          </table:table-cell>
          <table:table-cell table:style-name="ce5" table:formula="of:=[.D1024]/[.D1023]-1" office:value-type="percentage" office:value="0.201298701298701">
            <text:p>20.13%</text:p>
          </table:table-cell>
          <table:table-cell table:style-name="ce5" table:formula="of:=[.E1024]/[.E1023]-1" office:value-type="percentage" office:value="-1">
            <text:p>-100.00%</text:p>
          </table:table-cell>
          <table:table-cell table:style-name="ce5" table:formula="of:=[.C1024]/[.B1024]" office:value-type="percentage" office:value="0.0110660179985431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19</text:p>
          </table:table-cell>
          <table:table-cell table:style-name="ce3" table:formula="of:=[.D1025]+[.B1024]" office:value-type="float" office:value="99042192">
            <text:p>99042192</text:p>
          </table:table-cell>
          <table:table-cell table:style-name="ce3" table:formula="of:=[.E1025]+[.C1024]" office:value-type="float" office:value="1095588">
            <text:p>1095588</text:p>
          </table:table-cell>
          <table:table-cell table:style-name="ce3" office:value-type="float" office:value="57625">
            <text:p>57625</text:p>
          </table:table-cell>
          <table:table-cell table:style-name="ce3" office:value-type="float" office:value="223">
            <text:p>223</text:p>
          </table:table-cell>
          <table:table-cell table:style-name="ce5" table:formula="of:=[.D1025]/[.D1024]-1" office:value-type="percentage" office:value="8.7339527027027">
            <text:p>873.40%</text:p>
          </table:table-cell>
          <table:table-cell table:style-name="ce5" table:formula="of:=[.E1025]/[.E1024]-1" office:value-type="percentage" office:value="0">
            <text:p>#DIV/0!</text:p>
          </table:table-cell>
          <table:table-cell table:style-name="ce5" table:formula="of:=[.C1025]/[.B1025]" office:value-type="percentage" office:value="0.0110618311032535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20</text:p>
          </table:table-cell>
          <table:table-cell table:style-name="ce3" table:formula="of:=[.D1026]+[.B1025]" office:value-type="float" office:value="99090038">
            <text:p>99090038</text:p>
          </table:table-cell>
          <table:table-cell table:style-name="ce3" table:formula="of:=[.E1026]+[.C1025]" office:value-type="float" office:value="1096040">
            <text:p>1096040</text:p>
          </table:table-cell>
          <table:table-cell table:style-name="ce3" office:value-type="float" office:value="47846">
            <text:p>47846</text:p>
          </table:table-cell>
          <table:table-cell table:style-name="ce3" office:value-type="float" office:value="452">
            <text:p>452</text:p>
          </table:table-cell>
          <table:table-cell table:style-name="ce5" table:formula="of:=[.D1026]/[.D1025]-1" office:value-type="percentage" office:value="-0.169700650759219">
            <text:p>-16.97%</text:p>
          </table:table-cell>
          <table:table-cell table:style-name="ce5" table:formula="of:=[.E1026]/[.E1025]-1" office:value-type="percentage" office:value="1.02690582959641">
            <text:p>102.69%</text:p>
          </table:table-cell>
          <table:table-cell table:style-name="ce5" table:formula="of:=[.C1026]/[.B1026]" office:value-type="percentage" office:value="0.0110610513642148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21</text:p>
          </table:table-cell>
          <table:table-cell table:style-name="ce3" table:formula="of:=[.D1027]+[.B1026]" office:value-type="float" office:value="99277198">
            <text:p>99277198</text:p>
          </table:table-cell>
          <table:table-cell table:style-name="ce3" table:formula="of:=[.E1027]+[.C1026]" office:value-type="float" office:value="1097051">
            <text:p>1097051</text:p>
          </table:table-cell>
          <table:table-cell table:style-name="ce3" office:value-type="float" office:value="187160">
            <text:p>187160</text:p>
          </table:table-cell>
          <table:table-cell table:style-name="ce3" office:value-type="float" office:value="1011">
            <text:p>1011</text:p>
          </table:table-cell>
          <table:table-cell table:style-name="ce5" table:formula="of:=[.D1027]/[.D1026]-1" office:value-type="percentage" office:value="2.9117167579317">
            <text:p>291.17%</text:p>
          </table:table-cell>
          <table:table-cell table:style-name="ce5" table:formula="of:=[.E1027]/[.E1026]-1" office:value-type="percentage" office:value="1.23672566371681">
            <text:p>123.67%</text:p>
          </table:table-cell>
          <table:table-cell table:style-name="ce5" table:formula="of:=[.C1027]/[.B1027]" office:value-type="percentage" office:value="0.0110503823848856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22</text:p>
          </table:table-cell>
          <table:table-cell table:style-name="ce3" table:formula="of:=[.D1028]+[.B1027]" office:value-type="float" office:value="99434750">
            <text:p>99434750</text:p>
          </table:table-cell>
          <table:table-cell table:style-name="ce3" table:formula="of:=[.E1028]+[.C1027]" office:value-type="float" office:value="1097652">
            <text:p>1097652</text:p>
          </table:table-cell>
          <table:table-cell table:style-name="ce3" office:value-type="float" office:value="157552">
            <text:p>157552</text:p>
          </table:table-cell>
          <table:table-cell table:style-name="ce3" office:value-type="float" office:value="601">
            <text:p>601</text:p>
          </table:table-cell>
          <table:table-cell table:style-name="ce5" table:formula="of:=[.D1028]/[.D1027]-1" office:value-type="percentage" office:value="-0.158196195768327">
            <text:p>-15.82%</text:p>
          </table:table-cell>
          <table:table-cell table:style-name="ce5" table:formula="of:=[.E1028]/[.E1027]-1" office:value-type="percentage" office:value="-0.405539070227498">
            <text:p>-40.55%</text:p>
          </table:table-cell>
          <table:table-cell table:style-name="ce5" table:formula="of:=[.C1028]/[.B1028]" office:value-type="percentage" office:value="0.011038917481061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23</text:p>
          </table:table-cell>
          <table:table-cell table:style-name="ce3" table:formula="of:=[.D1029]+[.B1028]" office:value-type="float" office:value="99466120">
            <text:p>99466120</text:p>
          </table:table-cell>
          <table:table-cell table:style-name="ce3" table:formula="of:=[.E1029]+[.C1028]" office:value-type="float" office:value="1097828">
            <text:p>1097828</text:p>
          </table:table-cell>
          <table:table-cell table:style-name="ce3" office:value-type="float" office:value="31370">
            <text:p>31370</text:p>
          </table:table-cell>
          <table:table-cell table:style-name="ce3" office:value-type="float" office:value="176">
            <text:p>176</text:p>
          </table:table-cell>
          <table:table-cell table:style-name="ce5" table:formula="of:=[.D1029]/[.D1028]-1" office:value-type="percentage" office:value="-0.800891134355641">
            <text:p>-80.09%</text:p>
          </table:table-cell>
          <table:table-cell table:style-name="ce5" table:formula="of:=[.E1029]/[.E1028]-1" office:value-type="percentage" office:value="-0.707154742096506">
            <text:p>-70.72%</text:p>
          </table:table-cell>
          <table:table-cell table:style-name="ce5" table:formula="of:=[.C1029]/[.B1029]" office:value-type="percentage" office:value="0.011037205432362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24</text:p>
          </table:table-cell>
          <table:table-cell table:style-name="ce3" table:formula="of:=[.D1030]+[.B1029]" office:value-type="float" office:value="99471043">
            <text:p>99471043</text:p>
          </table:table-cell>
          <table:table-cell table:style-name="ce3" table:formula="of:=[.E1030]+[.C1029]" office:value-type="float" office:value="1097830">
            <text:p>1097830</text:p>
          </table:table-cell>
          <table:table-cell table:style-name="ce3" office:value-type="float" office:value="4923">
            <text:p>4923</text:p>
          </table:table-cell>
          <table:table-cell table:style-name="ce3" office:value-type="float" office:value="2">
            <text:p>2</text:p>
          </table:table-cell>
          <table:table-cell table:style-name="ce5" table:formula="of:=[.D1030]/[.D1029]-1" office:value-type="percentage" office:value="-0.843066624163213">
            <text:p>-84.31%</text:p>
          </table:table-cell>
          <table:table-cell table:style-name="ce5" table:formula="of:=[.E1030]/[.E1029]-1" office:value-type="percentage" office:value="-0.988636363636364">
            <text:p>-98.86%</text:p>
          </table:table-cell>
          <table:table-cell table:style-name="ce5" table:formula="of:=[.C1030]/[.B1030]" office:value-type="percentage" office:value="0.011036679287659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25</text:p>
          </table:table-cell>
          <table:table-cell table:style-name="ce3" table:formula="of:=[.D1031]+[.B1030]" office:value-type="float" office:value="99474492">
            <text:p>99474492</text:p>
          </table:table-cell>
          <table:table-cell table:style-name="ce3" table:formula="of:=[.E1031]+[.C1030]" office:value-type="float" office:value="1097830">
            <text:p>1097830</text:p>
          </table:table-cell>
          <table:table-cell table:style-name="ce3" office:value-type="float" office:value="3449">
            <text:p>3449</text:p>
          </table:table-cell>
          <table:table-cell table:style-name="ce3" office:value-type="float" office:value="0">
            <text:p>0</text:p>
          </table:table-cell>
          <table:table-cell table:style-name="ce5" table:formula="of:=[.D1031]/[.D1030]-1" office:value-type="percentage" office:value="-0.299410928295755">
            <text:p>-29.94%</text:p>
          </table:table-cell>
          <table:table-cell table:style-name="ce5" table:formula="of:=[.E1031]/[.E1030]-1" office:value-type="percentage" office:value="-1">
            <text:p>-100.00%</text:p>
          </table:table-cell>
          <table:table-cell table:style-name="ce5" table:formula="of:=[.C1031]/[.B1031]" office:value-type="percentage" office:value="0.0110362966216505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26</text:p>
          </table:table-cell>
          <table:table-cell table:style-name="ce3" table:formula="of:=[.D1032]+[.B1031]" office:value-type="float" office:value="99483724">
            <text:p>99483724</text:p>
          </table:table-cell>
          <table:table-cell table:style-name="ce3" table:formula="of:=[.E1032]+[.C1031]" office:value-type="float" office:value="1097841">
            <text:p>1097841</text:p>
          </table:table-cell>
          <table:table-cell table:style-name="ce3" office:value-type="float" office:value="9232">
            <text:p>9232</text:p>
          </table:table-cell>
          <table:table-cell table:style-name="ce3" office:value-type="float" office:value="11">
            <text:p>11</text:p>
          </table:table-cell>
          <table:table-cell table:style-name="ce5" table:formula="of:=[.D1032]/[.D1031]-1" office:value-type="percentage" office:value="1.67671788924326">
            <text:p>167.67%</text:p>
          </table:table-cell>
          <table:table-cell table:style-name="ce5" table:formula="of:=[.E1032]/[.E1031]-1" office:value-type="percentage" office:value="0">
            <text:p>#DIV/0!</text:p>
          </table:table-cell>
          <table:table-cell table:style-name="ce5" table:formula="of:=[.C1032]/[.B1032]" office:value-type="percentage" office:value="0.011035383034113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27</text:p>
          </table:table-cell>
          <table:table-cell table:style-name="ce3" table:formula="of:=[.D1033]+[.B1032]" office:value-type="float" office:value="99559493">
            <text:p>99559493</text:p>
          </table:table-cell>
          <table:table-cell table:style-name="ce3" table:formula="of:=[.E1033]+[.C1032]" office:value-type="float" office:value="1098103">
            <text:p>1098103</text:p>
          </table:table-cell>
          <table:table-cell table:style-name="ce3" office:value-type="float" office:value="75769">
            <text:p>75769</text:p>
          </table:table-cell>
          <table:table-cell table:style-name="ce3" office:value-type="float" office:value="262">
            <text:p>262</text:p>
          </table:table-cell>
          <table:table-cell table:style-name="ce5" table:formula="of:=[.D1033]/[.D1032]-1" office:value-type="percentage" office:value="7.20721403812825">
            <text:p>720.72%</text:p>
          </table:table-cell>
          <table:table-cell table:style-name="ce5" table:formula="of:=[.E1033]/[.E1032]-1" office:value-type="percentage" office:value="22.8181818181818">
            <text:p>2281.82%</text:p>
          </table:table-cell>
          <table:table-cell table:style-name="ce5" table:formula="of:=[.C1033]/[.B1033]" office:value-type="percentage" office:value="0.011029616231573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28</text:p>
          </table:table-cell>
          <table:table-cell table:style-name="ce3" table:formula="of:=[.D1034]+[.B1033]" office:value-type="float" office:value="99682427">
            <text:p>99682427</text:p>
          </table:table-cell>
          <table:table-cell table:style-name="ce3" table:formula="of:=[.E1034]+[.C1033]" office:value-type="float" office:value="1098942">
            <text:p>1098942</text:p>
          </table:table-cell>
          <table:table-cell table:style-name="ce3" office:value-type="float" office:value="122934">
            <text:p>122934</text:p>
          </table:table-cell>
          <table:table-cell table:style-name="ce3" office:value-type="float" office:value="839">
            <text:p>839</text:p>
          </table:table-cell>
          <table:table-cell table:style-name="ce5" table:formula="of:=[.D1034]/[.D1033]-1" office:value-type="percentage" office:value="0.622484129393287">
            <text:p>62.25%</text:p>
          </table:table-cell>
          <table:table-cell table:style-name="ce5" table:formula="of:=[.E1034]/[.E1033]-1" office:value-type="percentage" office:value="2.20229007633588">
            <text:p>220.23%</text:p>
          </table:table-cell>
          <table:table-cell table:style-name="ce5" table:formula="of:=[.C1034]/[.B1034]" office:value-type="percentage" office:value="0.011024430615037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29</text:p>
          </table:table-cell>
          <table:table-cell table:style-name="ce3" table:formula="of:=[.D1035]+[.B1034]" office:value-type="float" office:value="99798214">
            <text:p>99798214</text:p>
          </table:table-cell>
          <table:table-cell table:style-name="ce3" table:formula="of:=[.E1035]+[.C1034]" office:value-type="float" office:value="1099576">
            <text:p>1099576</text:p>
          </table:table-cell>
          <table:table-cell table:style-name="ce3" office:value-type="float" office:value="115787">
            <text:p>115787</text:p>
          </table:table-cell>
          <table:table-cell table:style-name="ce3" office:value-type="float" office:value="634">
            <text:p>634</text:p>
          </table:table-cell>
          <table:table-cell table:style-name="ce5" table:formula="of:=[.D1035]/[.D1034]-1" office:value-type="percentage" office:value="-0.058136886459401">
            <text:p>-5.81%</text:p>
          </table:table-cell>
          <table:table-cell table:style-name="ce5" table:formula="of:=[.E1035]/[.E1034]-1" office:value-type="percentage" office:value="-0.244338498212157">
            <text:p>-24.43%</text:p>
          </table:table-cell>
          <table:table-cell table:style-name="ce5" table:formula="of:=[.C1035]/[.B1035]" office:value-type="percentage" office:value="0.011017992766884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30</text:p>
          </table:table-cell>
          <table:table-cell table:style-name="ce3" table:formula="of:=[.D1036]+[.B1035]" office:value-type="float" office:value="99831405">
            <text:p>99831405</text:p>
          </table:table-cell>
          <table:table-cell table:style-name="ce3" table:formula="of:=[.E1036]+[.C1035]" office:value-type="float" office:value="1100098">
            <text:p>1100098</text:p>
          </table:table-cell>
          <table:table-cell table:style-name="ce3" office:value-type="float" office:value="33191">
            <text:p>33191</text:p>
          </table:table-cell>
          <table:table-cell table:style-name="ce3" office:value-type="float" office:value="522">
            <text:p>522</text:p>
          </table:table-cell>
          <table:table-cell table:style-name="ce5" table:formula="of:=[.D1036]/[.D1035]-1" office:value-type="percentage" office:value="-0.713344330537971">
            <text:p>-71.33%</text:p>
          </table:table-cell>
          <table:table-cell table:style-name="ce5" table:formula="of:=[.E1036]/[.E1035]-1" office:value-type="percentage" office:value="-0.176656151419558">
            <text:p>-17.67%</text:p>
          </table:table-cell>
          <table:table-cell table:style-name="ce5" table:formula="of:=[.C1036]/[.B1036]" office:value-type="percentage" office:value="0.011019558424525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31</text:p>
          </table:table-cell>
          <table:table-cell table:style-name="ce3" table:formula="of:=[.D1037]+[.B1036]" office:value-type="float" office:value="99836927">
            <text:p>99836927</text:p>
          </table:table-cell>
          <table:table-cell table:style-name="ce3" table:formula="of:=[.E1037]+[.C1036]" office:value-type="float" office:value="1100111">
            <text:p>1100111</text:p>
          </table:table-cell>
          <table:table-cell table:style-name="ce3" office:value-type="float" office:value="5522">
            <text:p>5522</text:p>
          </table:table-cell>
          <table:table-cell table:style-name="ce3" office:value-type="float" office:value="13">
            <text:p>13</text:p>
          </table:table-cell>
          <table:table-cell table:style-name="ce5" table:formula="of:=[.D1037]/[.D1036]-1" office:value-type="percentage" office:value="-0.833629598385104">
            <text:p>-83.36%</text:p>
          </table:table-cell>
          <table:table-cell table:style-name="ce5" table:formula="of:=[.E1037]/[.E1036]-1" office:value-type="percentage" office:value="-0.975095785440613">
            <text:p>-97.51%</text:p>
          </table:table-cell>
          <table:table-cell table:style-name="ce5" table:formula="of:=[.C1037]/[.B1037]" office:value-type="percentage" office:value="0.011019079142930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01</text:p>
          </table:table-cell>
          <table:table-cell table:style-name="ce3" table:formula="of:=[.D1038]+[.B1037]" office:value-type="float" office:value="99840977">
            <text:p>99840977</text:p>
          </table:table-cell>
          <table:table-cell table:style-name="ce3" table:formula="of:=[.E1038]+[.C1037]" office:value-type="float" office:value="1100111">
            <text:p>1100111</text:p>
          </table:table-cell>
          <table:table-cell table:style-name="ce3" office:value-type="float" office:value="4050">
            <text:p>4050</text:p>
          </table:table-cell>
          <table:table-cell table:style-name="ce3" office:value-type="float" office:value="0">
            <text:p>0</text:p>
          </table:table-cell>
          <table:table-cell table:style-name="ce5" table:formula="of:=[.D1038]/[.D1037]-1" office:value-type="percentage" office:value="-0.266570083303151">
            <text:p>-26.66%</text:p>
          </table:table-cell>
          <table:table-cell table:style-name="ce5" table:formula="of:=[.E1038]/[.E1037]-1" office:value-type="percentage" office:value="-1">
            <text:p>-100.00%</text:p>
          </table:table-cell>
          <table:table-cell table:style-name="ce5" table:formula="of:=[.C1038]/[.B1038]" office:value-type="percentage" office:value="0.011018632159418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02</text:p>
          </table:table-cell>
          <table:table-cell table:style-name="ce3" table:formula="of:=[.D1039]+[.B1038]" office:value-type="float" office:value="99851870">
            <text:p>99851870</text:p>
          </table:table-cell>
          <table:table-cell table:style-name="ce3" table:formula="of:=[.E1039]+[.C1038]" office:value-type="float" office:value="1100111">
            <text:p>1100111</text:p>
          </table:table-cell>
          <table:table-cell table:style-name="ce3" office:value-type="float" office:value="10893">
            <text:p>10893</text:p>
          </table:table-cell>
          <table:table-cell table:style-name="ce3" office:value-type="float" office:value="0">
            <text:p>0</text:p>
          </table:table-cell>
          <table:table-cell table:style-name="ce5" table:formula="of:=[.D1039]/[.D1038]-1" office:value-type="percentage" office:value="1.68962962962963">
            <text:p>168.96%</text:p>
          </table:table-cell>
          <table:table-cell table:style-name="ce5" table:formula="of:=[.E1039]/[.E1038]-1" office:value-type="percentage" office:value="0">
            <text:p>#DIV/0!</text:p>
          </table:table-cell>
          <table:table-cell table:style-name="ce5" table:formula="of:=[.C1039]/[.B1039]" office:value-type="percentage" office:value="0.011017430119235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03</text:p>
          </table:table-cell>
          <table:table-cell table:style-name="ce3" table:formula="of:=[.D1040]+[.B1039]" office:value-type="float" office:value="99927998">
            <text:p>99927998</text:p>
          </table:table-cell>
          <table:table-cell table:style-name="ce3" table:formula="of:=[.E1040]+[.C1039]" office:value-type="float" office:value="1100426">
            <text:p>1100426</text:p>
          </table:table-cell>
          <table:table-cell table:style-name="ce3" office:value-type="float" office:value="76128">
            <text:p>76128</text:p>
          </table:table-cell>
          <table:table-cell table:style-name="ce3" office:value-type="float" office:value="315">
            <text:p>315</text:p>
          </table:table-cell>
          <table:table-cell table:style-name="ce5" table:formula="of:=[.D1040]/[.D1039]-1" office:value-type="percentage" office:value="5.98870834480859">
            <text:p>598.87%</text:p>
          </table:table-cell>
          <table:table-cell table:style-name="ce5" table:formula="of:=[.E1040]/[.E1039]-1" office:value-type="percentage" office:value="0">
            <text:p>#DIV/0!</text:p>
          </table:table-cell>
          <table:table-cell table:style-name="ce5" table:formula="of:=[.C1040]/[.B1040]" office:value-type="percentage" office:value="0.011012188996321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04</text:p>
          </table:table-cell>
          <table:table-cell table:style-name="ce3" table:formula="of:=[.D1041]+[.B1040]" office:value-type="float" office:value="100135389">
            <text:p>100135389</text:p>
          </table:table-cell>
          <table:table-cell table:style-name="ce3" table:formula="of:=[.E1041]+[.C1040]" office:value-type="float" office:value="1102552">
            <text:p>1102552</text:p>
          </table:table-cell>
          <table:table-cell table:style-name="ce3" office:value-type="float" office:value="207391">
            <text:p>207391</text:p>
          </table:table-cell>
          <table:table-cell table:style-name="ce3" office:value-type="float" office:value="2126">
            <text:p>2126</text:p>
          </table:table-cell>
          <table:table-cell table:style-name="ce5" table:formula="of:=[.D1041]/[.D1040]-1" office:value-type="percentage" office:value="1.72424075241698">
            <text:p>172.42%</text:p>
          </table:table-cell>
          <table:table-cell table:style-name="ce5" table:formula="of:=[.E1041]/[.E1040]-1" office:value-type="percentage" office:value="5.74920634920635">
            <text:p>574.92%</text:p>
          </table:table-cell>
          <table:table-cell table:style-name="ce5" table:formula="of:=[.C1041]/[.B1041]" office:value-type="percentage" office:value="0.011010612841380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05</text:p>
          </table:table-cell>
          <table:table-cell table:style-name="ce3" table:formula="of:=[.D1042]+[.B1041]" office:value-type="float" office:value="100251223">
            <text:p>100251223</text:p>
          </table:table-cell>
          <table:table-cell table:style-name="ce3" table:formula="of:=[.E1042]+[.C1041]" office:value-type="float" office:value="1103230">
            <text:p>1103230</text:p>
          </table:table-cell>
          <table:table-cell table:style-name="ce3" office:value-type="float" office:value="115834">
            <text:p>115834</text:p>
          </table:table-cell>
          <table:table-cell table:style-name="ce3" office:value-type="float" office:value="678">
            <text:p>678</text:p>
          </table:table-cell>
          <table:table-cell table:style-name="ce5" table:formula="of:=[.D1042]/[.D1041]-1" office:value-type="percentage" office:value="-0.441470459180967">
            <text:p>-44.15%</text:p>
          </table:table-cell>
          <table:table-cell table:style-name="ce5" table:formula="of:=[.E1042]/[.E1041]-1" office:value-type="percentage" office:value="-0.681091251175917">
            <text:p>-68.11%</text:p>
          </table:table-cell>
          <table:table-cell table:style-name="ce5" table:formula="of:=[.C1042]/[.B1042]" office:value-type="percentage" office:value="0.011004653778637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06</text:p>
          </table:table-cell>
          <table:table-cell table:style-name="ce3" table:formula="of:=[.D1043]+[.B1042]" office:value-type="float" office:value="100366298">
            <text:p>100366298</text:p>
          </table:table-cell>
          <table:table-cell table:style-name="ce3" table:formula="of:=[.E1043]+[.C1042]" office:value-type="float" office:value="1103791">
            <text:p>1103791</text:p>
          </table:table-cell>
          <table:table-cell table:style-name="ce3" office:value-type="float" office:value="115075">
            <text:p>115075</text:p>
          </table:table-cell>
          <table:table-cell table:style-name="ce3" office:value-type="float" office:value="561">
            <text:p>561</text:p>
          </table:table-cell>
          <table:table-cell table:style-name="ce5" table:formula="of:=[.D1043]/[.D1042]-1" office:value-type="percentage" office:value="-0.00655248027349487">
            <text:p>-0.66%</text:p>
          </table:table-cell>
          <table:table-cell table:style-name="ce5" table:formula="of:=[.E1043]/[.E1042]-1" office:value-type="percentage" office:value="-0.172566371681416">
            <text:p>-17.26%</text:p>
          </table:table-cell>
          <table:table-cell table:style-name="ce5" table:formula="of:=[.C1043]/[.B1043]" office:value-type="percentage" office:value="0.010997625916221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07</text:p>
          </table:table-cell>
          <table:table-cell table:style-name="ce3" table:formula="of:=[.D1044]+[.B1043]" office:value-type="float" office:value="100369905">
            <text:p>100369905</text:p>
          </table:table-cell>
          <table:table-cell table:style-name="ce3" table:formula="of:=[.E1044]+[.C1043]" office:value-type="float" office:value="1103804">
            <text:p>1103804</text:p>
          </table:table-cell>
          <table:table-cell table:style-name="ce3" office:value-type="float" office:value="3607">
            <text:p>3607</text:p>
          </table:table-cell>
          <table:table-cell table:style-name="ce3" office:value-type="float" office:value="13">
            <text:p>13</text:p>
          </table:table-cell>
          <table:table-cell table:style-name="ce5" table:formula="of:=[.D1044]/[.D1043]-1" office:value-type="percentage" office:value="-0.968655224853356">
            <text:p>-96.87%</text:p>
          </table:table-cell>
          <table:table-cell table:style-name="ce5" table:formula="of:=[.E1044]/[.E1043]-1" office:value-type="percentage" office:value="-0.976827094474153">
            <text:p>-97.68%</text:p>
          </table:table-cell>
          <table:table-cell table:style-name="ce5" table:formula="of:=[.C1044]/[.B1044]" office:value-type="percentage" office:value="0.010997360214697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08</text:p>
          </table:table-cell>
          <table:table-cell table:style-name="ce3" table:formula="of:=[.D1045]+[.B1044]" office:value-type="float" office:value="100376005">
            <text:p>100376005</text:p>
          </table:table-cell>
          <table:table-cell table:style-name="ce3" table:formula="of:=[.E1045]+[.C1044]" office:value-type="float" office:value="1103807">
            <text:p>1103807</text:p>
          </table:table-cell>
          <table:table-cell table:style-name="ce3" office:value-type="float" office:value="6100">
            <text:p>6100</text:p>
          </table:table-cell>
          <table:table-cell table:style-name="ce3" office:value-type="float" office:value="3">
            <text:p>3</text:p>
          </table:table-cell>
          <table:table-cell table:style-name="ce5" table:formula="of:=[.D1045]/[.D1044]-1" office:value-type="percentage" office:value="0.69115608538952">
            <text:p>69.12%</text:p>
          </table:table-cell>
          <table:table-cell table:style-name="ce5" table:formula="of:=[.E1045]/[.E1044]-1" office:value-type="percentage" office:value="-0.769230769230769">
            <text:p>-76.92%</text:p>
          </table:table-cell>
          <table:table-cell table:style-name="ce5" table:formula="of:=[.C1045]/[.B1045]" office:value-type="percentage" office:value="0.010996721776285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09</text:p>
          </table:table-cell>
          <table:table-cell table:style-name="ce3" table:formula="of:=[.D1046]+[.B1045]" office:value-type="float" office:value="100419923">
            <text:p>100419923</text:p>
          </table:table-cell>
          <table:table-cell table:style-name="ce3" table:formula="of:=[.E1046]+[.C1045]" office:value-type="float" office:value="1104006">
            <text:p>1104006</text:p>
          </table:table-cell>
          <table:table-cell table:style-name="ce3" office:value-type="float" office:value="43918">
            <text:p>43918</text:p>
          </table:table-cell>
          <table:table-cell table:style-name="ce3" office:value-type="float" office:value="199">
            <text:p>199</text:p>
          </table:table-cell>
          <table:table-cell table:style-name="ce5" table:formula="of:=[.D1046]/[.D1045]-1" office:value-type="percentage" office:value="6.19967213114754">
            <text:p>619.97%</text:p>
          </table:table-cell>
          <table:table-cell table:style-name="ce5" table:formula="of:=[.E1046]/[.E1045]-1" office:value-type="percentage" office:value="65.3333333333333">
            <text:p>6533.33%</text:p>
          </table:table-cell>
          <table:table-cell table:style-name="ce5" table:formula="of:=[.C1046]/[.B1046]" office:value-type="percentage" office:value="0.010993894110036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10</text:p>
          </table:table-cell>
          <table:table-cell table:style-name="ce3" table:formula="of:=[.D1047]+[.B1046]" office:value-type="float" office:value="100454697">
            <text:p>100454697</text:p>
          </table:table-cell>
          <table:table-cell table:style-name="ce3" table:formula="of:=[.E1047]+[.C1046]" office:value-type="float" office:value="1104733">
            <text:p>1104733</text:p>
          </table:table-cell>
          <table:table-cell table:style-name="ce3" office:value-type="float" office:value="34774">
            <text:p>34774</text:p>
          </table:table-cell>
          <table:table-cell table:style-name="ce3" office:value-type="float" office:value="727">
            <text:p>727</text:p>
          </table:table-cell>
          <table:table-cell table:style-name="ce5" table:formula="of:=[.D1047]/[.D1046]-1" office:value-type="percentage" office:value="-0.208206202468236">
            <text:p>-20.82%</text:p>
          </table:table-cell>
          <table:table-cell table:style-name="ce5" table:formula="of:=[.E1047]/[.E1046]-1" office:value-type="percentage" office:value="2.65326633165829">
            <text:p>265.33%</text:p>
          </table:table-cell>
          <table:table-cell table:style-name="ce5" table:formula="of:=[.C1047]/[.B1047]" office:value-type="percentage" office:value="0.010997325490912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11</text:p>
          </table:table-cell>
          <table:table-cell table:style-name="ce3" table:formula="of:=[.D1048]+[.B1047]" office:value-type="float" office:value="100612047">
            <text:p>100612047</text:p>
          </table:table-cell>
          <table:table-cell table:style-name="ce3" table:formula="of:=[.E1048]+[.C1047]" office:value-type="float" office:value="1106256">
            <text:p>1106256</text:p>
          </table:table-cell>
          <table:table-cell table:style-name="ce3" office:value-type="float" office:value="157350">
            <text:p>157350</text:p>
          </table:table-cell>
          <table:table-cell table:style-name="ce3" office:value-type="float" office:value="1523">
            <text:p>1523</text:p>
          </table:table-cell>
          <table:table-cell table:style-name="ce5" table:formula="of:=[.D1048]/[.D1047]-1" office:value-type="percentage" office:value="3.52493242077414">
            <text:p>352.49%</text:p>
          </table:table-cell>
          <table:table-cell table:style-name="ce5" table:formula="of:=[.E1048]/[.E1047]-1" office:value-type="percentage" office:value="1.0949105914718">
            <text:p>109.49%</text:p>
          </table:table-cell>
          <table:table-cell table:style-name="ce5" table:formula="of:=[.C1048]/[.B1048]" office:value-type="percentage" office:value="0.010995263817661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12</text:p>
          </table:table-cell>
          <table:table-cell table:style-name="ce3" table:formula="of:=[.D1049]+[.B1048]" office:value-type="float" office:value="100709277">
            <text:p>100709277</text:p>
          </table:table-cell>
          <table:table-cell table:style-name="ce3" table:formula="of:=[.E1049]+[.C1048]" office:value-type="float" office:value="1107012">
            <text:p>1107012</text:p>
          </table:table-cell>
          <table:table-cell table:style-name="ce3" office:value-type="float" office:value="97230">
            <text:p>97230</text:p>
          </table:table-cell>
          <table:table-cell table:style-name="ce3" office:value-type="float" office:value="756">
            <text:p>756</text:p>
          </table:table-cell>
          <table:table-cell table:style-name="ce5" table:formula="of:=[.D1049]/[.D1048]-1" office:value-type="percentage" office:value="-0.382078169685415">
            <text:p>-38.21%</text:p>
          </table:table-cell>
          <table:table-cell table:style-name="ce5" table:formula="of:=[.E1049]/[.E1048]-1" office:value-type="percentage" office:value="-0.503611293499672">
            <text:p>-50.36%</text:p>
          </table:table-cell>
          <table:table-cell table:style-name="ce5" table:formula="of:=[.C1049]/[.B1049]" office:value-type="percentage" office:value="0.010992155171563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13</text:p>
          </table:table-cell>
          <table:table-cell table:style-name="ce3" table:formula="of:=[.D1050]+[.B1049]" office:value-type="float" office:value="100739392">
            <text:p>100739392</text:p>
          </table:table-cell>
          <table:table-cell table:style-name="ce3" table:formula="of:=[.E1050]+[.C1049]" office:value-type="float" office:value="1107287">
            <text:p>1107287</text:p>
          </table:table-cell>
          <table:table-cell table:style-name="ce3" office:value-type="float" office:value="30115">
            <text:p>30115</text:p>
          </table:table-cell>
          <table:table-cell table:style-name="ce3" office:value-type="float" office:value="275">
            <text:p>275</text:p>
          </table:table-cell>
          <table:table-cell table:style-name="ce5" table:formula="of:=[.D1050]/[.D1049]-1" office:value-type="percentage" office:value="-0.690270492646303">
            <text:p>-69.03%</text:p>
          </table:table-cell>
          <table:table-cell table:style-name="ce5" table:formula="of:=[.E1050]/[.E1049]-1" office:value-type="percentage" office:value="-0.636243386243386">
            <text:p>-63.62%</text:p>
          </table:table-cell>
          <table:table-cell table:style-name="ce5" table:formula="of:=[.C1050]/[.B1050]" office:value-type="percentage" office:value="0.010991598996348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14</text:p>
          </table:table-cell>
          <table:table-cell table:style-name="ce3" table:formula="of:=[.D1051]+[.B1050]" office:value-type="float" office:value="100743296">
            <text:p>100743296</text:p>
          </table:table-cell>
          <table:table-cell table:style-name="ce3" table:formula="of:=[.E1051]+[.C1050]" office:value-type="float" office:value="1107313">
            <text:p>1107313</text:p>
          </table:table-cell>
          <table:table-cell table:style-name="ce3" office:value-type="float" office:value="3904">
            <text:p>3904</text:p>
          </table:table-cell>
          <table:table-cell table:style-name="ce3" office:value-type="float" office:value="26">
            <text:p>26</text:p>
          </table:table-cell>
          <table:table-cell table:style-name="ce5" table:formula="of:=[.D1051]/[.D1050]-1" office:value-type="percentage" office:value="-0.870363606176324">
            <text:p>-87.04%</text:p>
          </table:table-cell>
          <table:table-cell table:style-name="ce5" table:formula="of:=[.E1051]/[.E1050]-1" office:value-type="percentage" office:value="-0.905454545454546">
            <text:p>-90.55%</text:p>
          </table:table-cell>
          <table:table-cell table:style-name="ce5" table:formula="of:=[.C1051]/[.B1051]" office:value-type="percentage" office:value="0.010991431132052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15</text:p>
          </table:table-cell>
          <table:table-cell table:style-name="ce3" table:formula="of:=[.D1052]+[.B1051]" office:value-type="float" office:value="100747031">
            <text:p>100747031</text:p>
          </table:table-cell>
          <table:table-cell table:style-name="ce3" table:formula="of:=[.E1052]+[.C1051]" office:value-type="float" office:value="1107314">
            <text:p>1107314</text:p>
          </table:table-cell>
          <table:table-cell table:style-name="ce3" office:value-type="float" office:value="3735">
            <text:p>3735</text:p>
          </table:table-cell>
          <table:table-cell table:style-name="ce3" office:value-type="float" office:value="1">
            <text:p>1</text:p>
          </table:table-cell>
          <table:table-cell table:style-name="ce5" table:formula="of:=[.D1052]/[.D1051]-1" office:value-type="percentage" office:value="-0.0432889344262295">
            <text:p>-4.33%</text:p>
          </table:table-cell>
          <table:table-cell table:style-name="ce5" table:formula="of:=[.E1052]/[.E1051]-1" office:value-type="percentage" office:value="-0.961538461538462">
            <text:p>-96.15%</text:p>
          </table:table-cell>
          <table:table-cell table:style-name="ce5" table:formula="of:=[.C1052]/[.B1052]" office:value-type="percentage" office:value="0.010991033571996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16</text:p>
          </table:table-cell>
          <table:table-cell table:style-name="ce3" table:formula="of:=[.D1053]+[.B1052]" office:value-type="float" office:value="100755439">
            <text:p>100755439</text:p>
          </table:table-cell>
          <table:table-cell table:style-name="ce3" table:formula="of:=[.E1053]+[.C1052]" office:value-type="float" office:value="1107325">
            <text:p>1107325</text:p>
          </table:table-cell>
          <table:table-cell table:style-name="ce3" office:value-type="float" office:value="8408">
            <text:p>8408</text:p>
          </table:table-cell>
          <table:table-cell table:style-name="ce3" office:value-type="float" office:value="11">
            <text:p>11</text:p>
          </table:table-cell>
          <table:table-cell table:style-name="ce5" table:formula="of:=[.D1053]/[.D1052]-1" office:value-type="percentage" office:value="1.25113788487282">
            <text:p>125.11%</text:p>
          </table:table-cell>
          <table:table-cell table:style-name="ce5" table:formula="of:=[.E1053]/[.E1052]-1" office:value-type="percentage" office:value="10">
            <text:p>1000.00%</text:p>
          </table:table-cell>
          <table:table-cell table:style-name="ce5" table:formula="of:=[.C1053]/[.B1053]" office:value-type="percentage" office:value="0.010990225550007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17</text:p>
          </table:table-cell>
          <table:table-cell table:style-name="ce3" table:formula="of:=[.D1054]+[.B1053]" office:value-type="float" office:value="100813750">
            <text:p>100813750</text:p>
          </table:table-cell>
          <table:table-cell table:style-name="ce3" table:formula="of:=[.E1054]+[.C1053]" office:value-type="float" office:value="1108061">
            <text:p>1108061</text:p>
          </table:table-cell>
          <table:table-cell table:style-name="ce3" office:value-type="float" office:value="58311">
            <text:p>58311</text:p>
          </table:table-cell>
          <table:table-cell table:style-name="ce3" office:value-type="float" office:value="736">
            <text:p>736</text:p>
          </table:table-cell>
          <table:table-cell table:style-name="ce5" table:formula="of:=[.D1054]/[.D1053]-1" office:value-type="percentage" office:value="5.93518078020932">
            <text:p>593.52%</text:p>
          </table:table-cell>
          <table:table-cell table:style-name="ce5" table:formula="of:=[.E1054]/[.E1053]-1" office:value-type="percentage" office:value="65.9090909090909">
            <text:p>6590.91%</text:p>
          </table:table-cell>
          <table:table-cell table:style-name="ce5" table:formula="of:=[.C1054]/[.B1054]" office:value-type="percentage" office:value="0.010991169359338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18</text:p>
          </table:table-cell>
          <table:table-cell table:style-name="ce3" table:formula="of:=[.D1055]+[.B1054]" office:value-type="float" office:value="100958285">
            <text:p>100958285</text:p>
          </table:table-cell>
          <table:table-cell table:style-name="ce3" table:formula="of:=[.E1055]+[.C1054]" office:value-type="float" office:value="1109543">
            <text:p>1109543</text:p>
          </table:table-cell>
          <table:table-cell table:style-name="ce3" office:value-type="float" office:value="144535">
            <text:p>144535</text:p>
          </table:table-cell>
          <table:table-cell table:style-name="ce3" office:value-type="float" office:value="1482">
            <text:p>1482</text:p>
          </table:table-cell>
          <table:table-cell table:style-name="ce5" table:formula="of:=[.D1055]/[.D1054]-1" office:value-type="percentage" office:value="1.47869184201952">
            <text:p>147.87%</text:p>
          </table:table-cell>
          <table:table-cell table:style-name="ce5" table:formula="of:=[.E1055]/[.E1054]-1" office:value-type="percentage" office:value="1.01358695652174">
            <text:p>101.36%</text:p>
          </table:table-cell>
          <table:table-cell table:style-name="ce5" table:formula="of:=[.C1055]/[.B1055]" office:value-type="percentage" office:value="0.010990113391882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19</text:p>
          </table:table-cell>
          <table:table-cell table:style-name="ce3" table:formula="of:=[.D1056]+[.B1055]" office:value-type="float" office:value="101026214">
            <text:p>101026214</text:p>
          </table:table-cell>
          <table:table-cell table:style-name="ce3" table:formula="of:=[.E1056]+[.C1055]" office:value-type="float" office:value="1110357">
            <text:p>1110357</text:p>
          </table:table-cell>
          <table:table-cell table:style-name="ce3" office:value-type="float" office:value="67929">
            <text:p>67929</text:p>
          </table:table-cell>
          <table:table-cell table:style-name="ce3" office:value-type="float" office:value="814">
            <text:p>814</text:p>
          </table:table-cell>
          <table:table-cell table:style-name="ce5" table:formula="of:=[.D1056]/[.D1055]-1" office:value-type="percentage" office:value="-0.530016950911544">
            <text:p>-53.00%</text:p>
          </table:table-cell>
          <table:table-cell table:style-name="ce5" table:formula="of:=[.E1056]/[.E1055]-1" office:value-type="percentage" office:value="-0.450742240215924">
            <text:p>-45.07%</text:p>
          </table:table-cell>
          <table:table-cell table:style-name="ce5" table:formula="of:=[.C1056]/[.B1056]" office:value-type="percentage" office:value="0.010990781065991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20</text:p>
          </table:table-cell>
          <table:table-cell table:style-name="ce3" table:formula="of:=[.D1057]+[.B1056]" office:value-type="float" office:value="101109047">
            <text:p>101109047</text:p>
          </table:table-cell>
          <table:table-cell table:style-name="ce3" table:formula="of:=[.E1057]+[.C1056]" office:value-type="float" office:value="1111277">
            <text:p>1111277</text:p>
          </table:table-cell>
          <table:table-cell table:style-name="ce3" office:value-type="float" office:value="82833">
            <text:p>82833</text:p>
          </table:table-cell>
          <table:table-cell table:style-name="ce3" office:value-type="float" office:value="920">
            <text:p>920</text:p>
          </table:table-cell>
          <table:table-cell table:style-name="ce5" table:formula="of:=[.D1057]/[.D1056]-1" office:value-type="percentage" office:value="0.21940555580091">
            <text:p>21.94%</text:p>
          </table:table-cell>
          <table:table-cell table:style-name="ce5" table:formula="of:=[.E1057]/[.E1056]-1" office:value-type="percentage" office:value="0.13022113022113">
            <text:p>13.02%</text:p>
          </table:table-cell>
          <table:table-cell table:style-name="ce5" table:formula="of:=[.C1057]/[.B1057]" office:value-type="percentage" office:value="0.010990876019235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21</text:p>
          </table:table-cell>
          <table:table-cell table:style-name="ce3" table:formula="of:=[.D1058]+[.B1057]" office:value-type="float" office:value="101111520">
            <text:p>101111520</text:p>
          </table:table-cell>
          <table:table-cell table:style-name="ce3" table:formula="of:=[.E1058]+[.C1057]" office:value-type="float" office:value="1111284">
            <text:p>1111284</text:p>
          </table:table-cell>
          <table:table-cell table:style-name="ce3" office:value-type="float" office:value="2473">
            <text:p>2473</text:p>
          </table:table-cell>
          <table:table-cell table:style-name="ce3" office:value-type="float" office:value="7">
            <text:p>7</text:p>
          </table:table-cell>
          <table:table-cell table:style-name="ce5" table:formula="of:=[.D1058]/[.D1057]-1" office:value-type="percentage" office:value="-0.970144749073437">
            <text:p>-97.01%</text:p>
          </table:table-cell>
          <table:table-cell table:style-name="ce5" table:formula="of:=[.E1058]/[.E1057]-1" office:value-type="percentage" office:value="-0.992391304347826">
            <text:p>-99.24%</text:p>
          </table:table-cell>
          <table:table-cell table:style-name="ce5" table:formula="of:=[.C1058]/[.B1058]" office:value-type="percentage" office:value="0.0109906764333085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22</text:p>
          </table:table-cell>
          <table:table-cell table:style-name="ce3" table:formula="of:=[.D1059]+[.B1058]" office:value-type="float" office:value="101116473">
            <text:p>101116473</text:p>
          </table:table-cell>
          <table:table-cell table:style-name="ce3" table:formula="of:=[.E1059]+[.C1058]" office:value-type="float" office:value="1111293">
            <text:p>1111293</text:p>
          </table:table-cell>
          <table:table-cell table:style-name="ce3" office:value-type="float" office:value="4953">
            <text:p>4953</text:p>
          </table:table-cell>
          <table:table-cell table:style-name="ce3" office:value-type="float" office:value="9">
            <text:p>9</text:p>
          </table:table-cell>
          <table:table-cell table:style-name="ce5" table:formula="of:=[.D1059]/[.D1058]-1" office:value-type="percentage" office:value="1.0028305701577">
            <text:p>100.28%</text:p>
          </table:table-cell>
          <table:table-cell table:style-name="ce5" table:formula="of:=[.E1059]/[.E1058]-1" office:value-type="percentage" office:value="0.285714285714286">
            <text:p>28.57%</text:p>
          </table:table-cell>
          <table:table-cell table:style-name="ce5" table:formula="of:=[.C1059]/[.B1059]" office:value-type="percentage" office:value="0.010990227081990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23</text:p>
          </table:table-cell>
          <table:table-cell table:style-name="ce3" table:formula="of:=[.D1060]+[.B1059]" office:value-type="float" office:value="101148885">
            <text:p>101148885</text:p>
          </table:table-cell>
          <table:table-cell table:style-name="ce3" table:formula="of:=[.E1060]+[.C1059]" office:value-type="float" office:value="1111563">
            <text:p>1111563</text:p>
          </table:table-cell>
          <table:table-cell table:style-name="ce3" office:value-type="float" office:value="32412">
            <text:p>32412</text:p>
          </table:table-cell>
          <table:table-cell table:style-name="ce3" office:value-type="float" office:value="270">
            <text:p>270</text:p>
          </table:table-cell>
          <table:table-cell table:style-name="ce5" table:formula="of:=[.D1060]/[.D1059]-1" office:value-type="percentage" office:value="5.54391278013325">
            <text:p>554.39%</text:p>
          </table:table-cell>
          <table:table-cell table:style-name="ce5" table:formula="of:=[.E1060]/[.E1059]-1" office:value-type="percentage" office:value="29">
            <text:p>2900.00%</text:p>
          </table:table-cell>
          <table:table-cell table:style-name="ce5" table:formula="of:=[.C1060]/[.B1060]" office:value-type="percentage" office:value="0.010989374722222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24</text:p>
          </table:table-cell>
          <table:table-cell table:style-name="ce3" table:formula="of:=[.D1061]+[.B1060]" office:value-type="float" office:value="101180658">
            <text:p>101180658</text:p>
          </table:table-cell>
          <table:table-cell table:style-name="ce3" table:formula="of:=[.E1061]+[.C1060]" office:value-type="float" office:value="1112264">
            <text:p>1112264</text:p>
          </table:table-cell>
          <table:table-cell table:style-name="ce3" office:value-type="float" office:value="31773">
            <text:p>31773</text:p>
          </table:table-cell>
          <table:table-cell table:style-name="ce3" office:value-type="float" office:value="701">
            <text:p>701</text:p>
          </table:table-cell>
          <table:table-cell table:style-name="ce5" table:formula="of:=[.D1061]/[.D1060]-1" office:value-type="percentage" office:value="-0.0197149203998519">
            <text:p>-1.97%</text:p>
          </table:table-cell>
          <table:table-cell table:style-name="ce5" table:formula="of:=[.E1061]/[.E1060]-1" office:value-type="percentage" office:value="1.5962962962963">
            <text:p>159.63%</text:p>
          </table:table-cell>
          <table:table-cell table:style-name="ce5" table:formula="of:=[.C1061]/[.B1061]" office:value-type="percentage" office:value="0.010992852013277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25</text:p>
          </table:table-cell>
          <table:table-cell table:style-name="ce3" table:formula="of:=[.D1062]+[.B1061]" office:value-type="float" office:value="101293941">
            <text:p>101293941</text:p>
          </table:table-cell>
          <table:table-cell table:style-name="ce3" table:formula="of:=[.E1062]+[.C1061]" office:value-type="float" office:value="1113507">
            <text:p>1113507</text:p>
          </table:table-cell>
          <table:table-cell table:style-name="ce3" office:value-type="float" office:value="113283">
            <text:p>113283</text:p>
          </table:table-cell>
          <table:table-cell table:style-name="ce3" office:value-type="float" office:value="1243">
            <text:p>1243</text:p>
          </table:table-cell>
          <table:table-cell table:style-name="ce5" table:formula="of:=[.D1062]/[.D1061]-1" office:value-type="percentage" office:value="2.56538570484374">
            <text:p>256.54%</text:p>
          </table:table-cell>
          <table:table-cell table:style-name="ce5" table:formula="of:=[.E1062]/[.E1061]-1" office:value-type="percentage" office:value="0.773181169757489">
            <text:p>77.32%</text:p>
          </table:table-cell>
          <table:table-cell table:style-name="ce5" table:formula="of:=[.C1062]/[.B1062]" office:value-type="percentage" office:value="0.010992829274951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26</text:p>
          </table:table-cell>
          <table:table-cell table:style-name="ce3" table:formula="of:=[.D1063]+[.B1062]" office:value-type="float" office:value="101370931">
            <text:p>101370931</text:p>
          </table:table-cell>
          <table:table-cell table:style-name="ce3" table:formula="of:=[.E1063]+[.C1062]" office:value-type="float" office:value="1114310">
            <text:p>1114310</text:p>
          </table:table-cell>
          <table:table-cell table:style-name="ce3" office:value-type="float" office:value="76990">
            <text:p>76990</text:p>
          </table:table-cell>
          <table:table-cell table:style-name="ce3" office:value-type="float" office:value="803">
            <text:p>803</text:p>
          </table:table-cell>
          <table:table-cell table:style-name="ce5" table:formula="of:=[.D1063]/[.D1062]-1" office:value-type="percentage" office:value="-0.320374636971125">
            <text:p>-32.04%</text:p>
          </table:table-cell>
          <table:table-cell table:style-name="ce5" table:formula="of:=[.E1063]/[.E1062]-1" office:value-type="percentage" office:value="-0.353982300884956">
            <text:p>-35.40%</text:p>
          </table:table-cell>
          <table:table-cell table:style-name="ce5" table:formula="of:=[.C1063]/[.B1063]" office:value-type="percentage" office:value="0.010992401756673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27</text:p>
          </table:table-cell>
          <table:table-cell table:style-name="ce3" table:formula="of:=[.D1064]+[.B1063]" office:value-type="float" office:value="101385102">
            <text:p>101385102</text:p>
          </table:table-cell>
          <table:table-cell table:style-name="ce3" table:formula="of:=[.E1064]+[.C1063]" office:value-type="float" office:value="1114489">
            <text:p>1114489</text:p>
          </table:table-cell>
          <table:table-cell table:style-name="ce3" office:value-type="float" office:value="14171">
            <text:p>14171</text:p>
          </table:table-cell>
          <table:table-cell table:style-name="ce3" office:value-type="float" office:value="179">
            <text:p>179</text:p>
          </table:table-cell>
          <table:table-cell table:style-name="ce5" table:formula="of:=[.D1064]/[.D1063]-1" office:value-type="percentage" office:value="-0.815937134692817">
            <text:p>-81.59%</text:p>
          </table:table-cell>
          <table:table-cell table:style-name="ce5" table:formula="of:=[.E1064]/[.E1063]-1" office:value-type="percentage" office:value="-0.777085927770859">
            <text:p>-77.71%</text:p>
          </table:table-cell>
          <table:table-cell table:style-name="ce5" table:formula="of:=[.C1064]/[.B1064]" office:value-type="percentage" office:value="0.010992630850240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28</text:p>
          </table:table-cell>
          <table:table-cell table:style-name="ce3" table:formula="of:=[.D1065]+[.B1064]" office:value-type="float" office:value="101387302">
            <text:p>101387302</text:p>
          </table:table-cell>
          <table:table-cell table:style-name="ce3" table:formula="of:=[.E1065]+[.C1064]" office:value-type="float" office:value="1114496">
            <text:p>1114496</text:p>
          </table:table-cell>
          <table:table-cell table:style-name="ce3" office:value-type="float" office:value="2200">
            <text:p>2200</text:p>
          </table:table-cell>
          <table:table-cell table:style-name="ce3" office:value-type="float" office:value="7">
            <text:p>7</text:p>
          </table:table-cell>
          <table:table-cell table:style-name="ce5" table:formula="of:=[.D1065]/[.D1064]-1" office:value-type="percentage" office:value="-0.844753369557547">
            <text:p>-84.48%</text:p>
          </table:table-cell>
          <table:table-cell table:style-name="ce5" table:formula="of:=[.E1065]/[.E1064]-1" office:value-type="percentage" office:value="-0.960893854748603">
            <text:p>-96.09%</text:p>
          </table:table-cell>
          <table:table-cell table:style-name="ce5" table:formula="of:=[.C1065]/[.B1065]" office:value-type="percentage" office:value="0.010992461363652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29</text:p>
          </table:table-cell>
          <table:table-cell table:style-name="ce3" table:formula="of:=[.D1066]+[.B1065]" office:value-type="float" office:value="101391726">
            <text:p>101391726</text:p>
          </table:table-cell>
          <table:table-cell table:style-name="ce3" table:formula="of:=[.E1066]+[.C1065]" office:value-type="float" office:value="1114500">
            <text:p>1114500</text:p>
          </table:table-cell>
          <table:table-cell table:style-name="ce3" office:value-type="float" office:value="4424">
            <text:p>4424</text:p>
          </table:table-cell>
          <table:table-cell table:style-name="ce3" office:value-type="float" office:value="4">
            <text:p>4</text:p>
          </table:table-cell>
          <table:table-cell table:style-name="ce5" table:formula="of:=[.D1066]/[.D1065]-1" office:value-type="percentage" office:value="1.01090909090909">
            <text:p>101.09%</text:p>
          </table:table-cell>
          <table:table-cell table:style-name="ce5" table:formula="of:=[.E1066]/[.E1065]-1" office:value-type="percentage" office:value="-0.428571428571429">
            <text:p>-42.86%</text:p>
          </table:table-cell>
          <table:table-cell table:style-name="ce5" table:formula="of:=[.C1066]/[.B1066]" office:value-type="percentage" office:value="0.01099202118326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30</text:p>
          </table:table-cell>
          <table:table-cell table:style-name="ce3" table:formula="of:=[.D1067]+[.B1066]" office:value-type="float" office:value="101422175">
            <text:p>101422175</text:p>
          </table:table-cell>
          <table:table-cell table:style-name="ce3" table:formula="of:=[.E1067]+[.C1066]" office:value-type="float" office:value="1114685">
            <text:p>1114685</text:p>
          </table:table-cell>
          <table:table-cell table:style-name="ce3" office:value-type="float" office:value="30449">
            <text:p>30449</text:p>
          </table:table-cell>
          <table:table-cell table:style-name="ce3" office:value-type="float" office:value="185">
            <text:p>185</text:p>
          </table:table-cell>
          <table:table-cell table:style-name="ce5" table:formula="of:=[.D1067]/[.D1066]-1" office:value-type="percentage" office:value="5.88268535262206">
            <text:p>588.27%</text:p>
          </table:table-cell>
          <table:table-cell table:style-name="ce5" table:formula="of:=[.E1067]/[.E1066]-1" office:value-type="percentage" office:value="45.25">
            <text:p>4525.00%</text:p>
          </table:table-cell>
          <table:table-cell table:style-name="ce5" table:formula="of:=[.C1067]/[.B1067]" office:value-type="percentage" office:value="0.010990545213608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31</text:p>
          </table:table-cell>
          <table:table-cell table:style-name="ce3" table:formula="of:=[.D1068]+[.B1067]" office:value-type="float" office:value="101453242">
            <text:p>101453242</text:p>
          </table:table-cell>
          <table:table-cell table:style-name="ce3" table:formula="of:=[.E1068]+[.C1067]" office:value-type="float" office:value="1115249">
            <text:p>1115249</text:p>
          </table:table-cell>
          <table:table-cell table:style-name="ce3" office:value-type="float" office:value="31067">
            <text:p>31067</text:p>
          </table:table-cell>
          <table:table-cell table:style-name="ce3" office:value-type="float" office:value="564">
            <text:p>564</text:p>
          </table:table-cell>
          <table:table-cell table:style-name="ce5" table:formula="of:=[.D1068]/[.D1067]-1" office:value-type="percentage" office:value="0.0202962330454202">
            <text:p>2.03%</text:p>
          </table:table-cell>
          <table:table-cell table:style-name="ce5" table:formula="of:=[.E1068]/[.E1067]-1" office:value-type="percentage" office:value="2.04864864864865">
            <text:p>204.86%</text:p>
          </table:table-cell>
          <table:table-cell table:style-name="ce5" table:formula="of:=[.C1068]/[.B1068]" office:value-type="percentage" office:value="0.0109927389013355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2-01</text:p>
          </table:table-cell>
          <table:table-cell table:style-name="ce3" table:formula="of:=[.D1069]+[.B1068]" office:value-type="float" office:value="101562908">
            <text:p>101562908</text:p>
          </table:table-cell>
          <table:table-cell table:style-name="ce3" table:formula="of:=[.E1069]+[.C1068]" office:value-type="float" office:value="1116222">
            <text:p>1116222</text:p>
          </table:table-cell>
          <table:table-cell table:style-name="ce3" office:value-type="float" office:value="109666">
            <text:p>109666</text:p>
          </table:table-cell>
          <table:table-cell table:style-name="ce3" office:value-type="float" office:value="973">
            <text:p>973</text:p>
          </table:table-cell>
          <table:table-cell table:style-name="ce5" table:formula="of:=[.D1069]/[.D1068]-1" office:value-type="percentage" office:value="2.52998358386713">
            <text:p>253.00%</text:p>
          </table:table-cell>
          <table:table-cell table:style-name="ce5" table:formula="of:=[.E1069]/[.E1068]-1" office:value-type="percentage" office:value="0.725177304964539">
            <text:p>72.52%</text:p>
          </table:table-cell>
          <table:table-cell table:style-name="ce5" table:formula="of:=[.C1069]/[.B1069]" office:value-type="percentage" office:value="0.010990449387290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2-02</text:p>
          </table:table-cell>
          <table:table-cell table:style-name="ce3" table:formula="of:=[.D1070]+[.B1069]" office:value-type="float" office:value="101630511">
            <text:p>101630511</text:p>
          </table:table-cell>
          <table:table-cell table:style-name="ce3" table:formula="of:=[.E1070]+[.C1069]" office:value-type="float" office:value="1116914">
            <text:p>1116914</text:p>
          </table:table-cell>
          <table:table-cell table:style-name="ce3" office:value-type="float" office:value="67603">
            <text:p>67603</text:p>
          </table:table-cell>
          <table:table-cell table:style-name="ce3" office:value-type="float" office:value="692">
            <text:p>692</text:p>
          </table:table-cell>
          <table:table-cell table:style-name="ce5" table:formula="of:=[.D1070]/[.D1069]-1" office:value-type="percentage" office:value="-0.383555523133879">
            <text:p>-38.36%</text:p>
          </table:table-cell>
          <table:table-cell table:style-name="ce5" table:formula="of:=[.E1070]/[.E1069]-1" office:value-type="percentage" office:value="-0.28879753340185">
            <text:p>-28.88%</text:p>
          </table:table-cell>
          <table:table-cell table:style-name="ce5" table:formula="of:=[.C1070]/[.B1070]" office:value-type="percentage" office:value="0.010989947693955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2-03</text:p>
          </table:table-cell>
          <table:table-cell table:style-name="ce3" table:formula="of:=[.D1071]+[.B1070]" office:value-type="float" office:value="101693486">
            <text:p>101693486</text:p>
          </table:table-cell>
          <table:table-cell table:style-name="ce3" table:formula="of:=[.E1071]+[.C1070]" office:value-type="float" office:value="1118054">
            <text:p>1118054</text:p>
          </table:table-cell>
          <table:table-cell table:style-name="ce3" office:value-type="float" office:value="62975">
            <text:p>62975</text:p>
          </table:table-cell>
          <table:table-cell table:style-name="ce3" office:value-type="float" office:value="1140">
            <text:p>1140</text:p>
          </table:table-cell>
          <table:table-cell table:style-name="ce5" table:formula="of:=[.D1071]/[.D1070]-1" office:value-type="percentage" office:value="-0.06845850036241">
            <text:p>-6.85%</text:p>
          </table:table-cell>
          <table:table-cell table:style-name="ce5" table:formula="of:=[.E1071]/[.E1070]-1" office:value-type="percentage" office:value="0.647398843930636">
            <text:p>64.74%</text:p>
          </table:table-cell>
          <table:table-cell table:style-name="ce5" table:formula="of:=[.C1071]/[.B1071]" office:value-type="percentage" office:value="0.010994352184957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2-04</text:p>
          </table:table-cell>
          <table:table-cell table:style-name="ce3" table:formula="of:=[.D1072]+[.B1071]" office:value-type="float" office:value="101696382">
            <text:p>101696382</text:p>
          </table:table-cell>
          <table:table-cell table:style-name="ce3" table:formula="of:=[.E1072]+[.C1071]" office:value-type="float" office:value="1118063">
            <text:p>1118063</text:p>
          </table:table-cell>
          <table:table-cell table:style-name="ce3" office:value-type="float" office:value="2896">
            <text:p>2896</text:p>
          </table:table-cell>
          <table:table-cell table:style-name="ce3" office:value-type="float" office:value="9">
            <text:p>9</text:p>
          </table:table-cell>
          <table:table-cell table:style-name="ce5" table:formula="of:=[.D1072]/[.D1071]-1" office:value-type="percentage" office:value="-0.954013497419611">
            <text:p>-95.40%</text:p>
          </table:table-cell>
          <table:table-cell table:style-name="ce5" table:formula="of:=[.E1072]/[.E1071]-1" office:value-type="percentage" office:value="-0.992105263157895">
            <text:p>-99.21%</text:p>
          </table:table-cell>
          <table:table-cell table:style-name="ce5" table:formula="of:=[.C1072]/[.B1072]" office:value-type="percentage" office:value="0.010994127598364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2-05</text:p>
          </table:table-cell>
          <table:table-cell table:style-name="ce3" table:formula="of:=[.D1073]+[.B1072]" office:value-type="float" office:value="101699100">
            <text:p>101699100</text:p>
          </table:table-cell>
          <table:table-cell table:style-name="ce3" table:formula="of:=[.E1073]+[.C1072]" office:value-type="float" office:value="1118063">
            <text:p>1118063</text:p>
          </table:table-cell>
          <table:table-cell table:style-name="ce3" office:value-type="float" office:value="2718">
            <text:p>2718</text:p>
          </table:table-cell>
          <table:table-cell table:style-name="ce3" office:value-type="float" office:value="0">
            <text:p>0</text:p>
          </table:table-cell>
          <table:table-cell table:style-name="ce5" table:formula="of:=[.D1073]/[.D1072]-1" office:value-type="percentage" office:value="-0.06146408839779">
            <text:p>-6.15%</text:p>
          </table:table-cell>
          <table:table-cell table:style-name="ce5" table:formula="of:=[.E1073]/[.E1072]-1" office:value-type="percentage" office:value="-1">
            <text:p>-100.00%</text:p>
          </table:table-cell>
          <table:table-cell table:style-name="ce5" table:formula="of:=[.C1073]/[.B1073]" office:value-type="percentage" office:value="0.01099383377040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2-06</text:p>
          </table:table-cell>
          <table:table-cell table:style-name="ce3" table:formula="of:=[.D1074]+[.B1073]" office:value-type="float" office:value="101723880">
            <text:p>101723880</text:p>
          </table:table-cell>
          <table:table-cell table:style-name="ce3" table:formula="of:=[.E1074]+[.C1073]" office:value-type="float" office:value="1118264">
            <text:p>1118264</text:p>
          </table:table-cell>
          <table:table-cell table:style-name="ce3" office:value-type="float" office:value="24780">
            <text:p>24780</text:p>
          </table:table-cell>
          <table:table-cell table:style-name="ce3" office:value-type="float" office:value="201">
            <text:p>201</text:p>
          </table:table-cell>
          <table:table-cell table:style-name="ce5" table:formula="of:=[.D1074]/[.D1073]-1" office:value-type="percentage" office:value="8.11699779249448">
            <text:p>811.70%</text:p>
          </table:table-cell>
          <table:table-cell table:style-name="ce5" table:formula="of:=[.E1074]/[.E1073]-1" office:value-type="percentage" office:value="0">
            <text:p>#DIV/0!</text:p>
          </table:table-cell>
          <table:table-cell table:style-name="ce5" table:formula="of:=[.C1074]/[.B1074]" office:value-type="percentage" office:value="0.0109931316029235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2-07</text:p>
          </table:table-cell>
          <table:table-cell table:style-name="ce3" table:formula="of:=[.D1075]+[.B1074]" office:value-type="float" office:value="101755772">
            <text:p>101755772</text:p>
          </table:table-cell>
          <table:table-cell table:style-name="ce3" table:formula="of:=[.E1075]+[.C1074]" office:value-type="float" office:value="1118713">
            <text:p>1118713</text:p>
          </table:table-cell>
          <table:table-cell table:style-name="ce3" office:value-type="float" office:value="31892">
            <text:p>31892</text:p>
          </table:table-cell>
          <table:table-cell table:style-name="ce3" office:value-type="float" office:value="449">
            <text:p>449</text:p>
          </table:table-cell>
          <table:table-cell table:style-name="ce5" table:formula="of:=[.D1075]/[.D1074]-1" office:value-type="percentage" office:value="0.287005649717514">
            <text:p>28.70%</text:p>
          </table:table-cell>
          <table:table-cell table:style-name="ce5" table:formula="of:=[.E1075]/[.E1074]-1" office:value-type="percentage" office:value="1.23383084577114">
            <text:p>123.38%</text:p>
          </table:table-cell>
          <table:table-cell table:style-name="ce5" table:formula="of:=[.C1075]/[.B1075]" office:value-type="percentage" office:value="0.010994098693487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08">
            <text:p>2023-02-08</text:p>
          </table:table-cell>
          <table:table-cell table:style-name="ce3" table:formula="of:=[.D1076]+[.B1075]" office:value-type="float" office:value="101867964">
            <text:p>101867964</text:p>
          </table:table-cell>
          <table:table-cell table:style-name="ce3" table:formula="of:=[.E1076]+[.C1075]" office:value-type="float" office:value="1119715">
            <text:p>1119715</text:p>
          </table:table-cell>
          <table:table-cell office:value-type="float" office:value="112192">
            <text:p>112192</text:p>
          </table:table-cell>
          <table:table-cell office:value-type="float" office:value="1002">
            <text:p>1002</text:p>
          </table:table-cell>
          <table:table-cell table:style-name="ce5" table:formula="of:=[.D1076]/[.D1075]-1" office:value-type="percentage" office:value="2.5178728207701">
            <text:p>251.79%</text:p>
          </table:table-cell>
          <table:table-cell table:style-name="ce5" table:formula="of:=[.E1076]/[.E1075]-1" office:value-type="percentage" office:value="1.23162583518931">
            <text:p>123.16%</text:p>
          </table:table-cell>
          <table:table-cell table:style-name="ce5" table:formula="of:=[.C1076]/[.B1076]" office:value-type="percentage" office:value="0.010991826635506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09">
            <text:p>2023-02-09</text:p>
          </table:table-cell>
          <table:table-cell table:style-name="ce3" table:formula="of:=[.D1077]+[.B1076]" office:value-type="float" office:value="101936963">
            <text:p>101936963</text:p>
          </table:table-cell>
          <table:table-cell table:style-name="ce3" table:formula="of:=[.E1077]+[.C1076]" office:value-type="float" office:value="1120475">
            <text:p>1120475</text:p>
          </table:table-cell>
          <table:table-cell office:value-type="float" office:value="68999">
            <text:p>68999</text:p>
          </table:table-cell>
          <table:table-cell office:value-type="float" office:value="760">
            <text:p>760</text:p>
          </table:table-cell>
          <table:table-cell table:style-name="ce5" table:formula="of:=[.D1077]/[.D1076]-1" office:value-type="percentage" office:value="-0.38499179977182">
            <text:p>-38.50%</text:p>
          </table:table-cell>
          <table:table-cell table:style-name="ce5" table:formula="of:=[.E1077]/[.E1076]-1" office:value-type="percentage" office:value="-0.241516966067864">
            <text:p>-24.15%</text:p>
          </table:table-cell>
          <table:table-cell table:style-name="ce5" table:formula="of:=[.C1077]/[.B1077]" office:value-type="percentage" office:value="0.0109918420857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10">
            <text:p>2023-02-10</text:p>
          </table:table-cell>
          <table:table-cell table:style-name="ce3" table:formula="of:=[.D1078]+[.B1077]" office:value-type="float" office:value="101951105">
            <text:p>101951105</text:p>
          </table:table-cell>
          <table:table-cell table:style-name="ce3" table:formula="of:=[.E1078]+[.C1077]" office:value-type="float" office:value="1120637">
            <text:p>1120637</text:p>
          </table:table-cell>
          <table:table-cell office:value-type="float" office:value="14142">
            <text:p>14142</text:p>
          </table:table-cell>
          <table:table-cell office:value-type="float" office:value="162">
            <text:p>162</text:p>
          </table:table-cell>
          <table:table-cell table:style-name="ce5" table:formula="of:=[.D1078]/[.D1077]-1" office:value-type="percentage" office:value="-0.795040507833447">
            <text:p>-79.50%</text:p>
          </table:table-cell>
          <table:table-cell table:style-name="ce5" table:formula="of:=[.E1078]/[.E1077]-1" office:value-type="percentage" office:value="-0.786842105263158">
            <text:p>-78.68%</text:p>
          </table:table-cell>
          <table:table-cell table:style-name="ce5" table:formula="of:=[.C1078]/[.B1078]" office:value-type="percentage" office:value="0.010991906365311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11">
            <text:p>2023-02-11</text:p>
          </table:table-cell>
          <table:table-cell table:style-name="ce3" table:formula="of:=[.D1079]+[.B1078]" office:value-type="float" office:value="101953007">
            <text:p>101953007</text:p>
          </table:table-cell>
          <table:table-cell table:style-name="ce3" table:formula="of:=[.E1079]+[.C1078]" office:value-type="float" office:value="1120648">
            <text:p>1120648</text:p>
          </table:table-cell>
          <table:table-cell office:value-type="float" office:value="1902">
            <text:p>1902</text:p>
          </table:table-cell>
          <table:table-cell office:value-type="float" office:value="11">
            <text:p>11</text:p>
          </table:table-cell>
          <table:table-cell table:style-name="ce5" table:formula="of:=[.D1079]/[.D1078]-1" office:value-type="percentage" office:value="-0.865507000424268">
            <text:p>-86.55%</text:p>
          </table:table-cell>
          <table:table-cell table:style-name="ce5" table:formula="of:=[.E1079]/[.E1078]-1" office:value-type="percentage" office:value="-0.932098765432099">
            <text:p>-93.21%</text:p>
          </table:table-cell>
          <table:table-cell table:style-name="ce5" table:formula="of:=[.C1079]/[.B1079]" office:value-type="percentage" office:value="0.010991809196956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12">
            <text:p>2023-02-12</text:p>
          </table:table-cell>
          <table:table-cell table:style-name="ce3" table:formula="of:=[.D1080]+[.B1079]" office:value-type="float" office:value="101956134">
            <text:p>101956134</text:p>
          </table:table-cell>
          <table:table-cell table:style-name="ce3" table:formula="of:=[.E1080]+[.C1079]" office:value-type="float" office:value="1120661">
            <text:p>1120661</text:p>
          </table:table-cell>
          <table:table-cell office:value-type="float" office:value="3127">
            <text:p>3127</text:p>
          </table:table-cell>
          <table:table-cell office:value-type="float" office:value="13">
            <text:p>13</text:p>
          </table:table-cell>
          <table:table-cell table:style-name="ce5" table:formula="of:=[.D1080]/[.D1079]-1" office:value-type="percentage" office:value="0.644058885383807">
            <text:p>64.41%</text:p>
          </table:table-cell>
          <table:table-cell table:style-name="ce5" table:formula="of:=[.E1080]/[.E1079]-1" office:value-type="percentage" office:value="0.181818181818182">
            <text:p>18.18%</text:p>
          </table:table-cell>
          <table:table-cell table:style-name="ce5" table:formula="of:=[.C1080]/[.B1080]" office:value-type="percentage" office:value="0.010991599583405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13">
            <text:p>2023-02-13</text:p>
          </table:table-cell>
          <table:table-cell table:style-name="ce3" table:formula="of:=[.D1081]+[.B1080]" office:value-type="float" office:value="101980602">
            <text:p>101980602</text:p>
          </table:table-cell>
          <table:table-cell table:style-name="ce3" table:formula="of:=[.E1081]+[.C1080]" office:value-type="float" office:value="1120874">
            <text:p>1120874</text:p>
          </table:table-cell>
          <table:table-cell office:value-type="float" office:value="24468">
            <text:p>24468</text:p>
          </table:table-cell>
          <table:table-cell office:value-type="float" office:value="213">
            <text:p>213</text:p>
          </table:table-cell>
          <table:table-cell table:style-name="ce5" table:formula="of:=[.D1081]/[.D1080]-1" office:value-type="percentage" office:value="6.82475215861848">
            <text:p>682.48%</text:p>
          </table:table-cell>
          <table:table-cell table:style-name="ce5" table:formula="of:=[.E1081]/[.E1080]-1" office:value-type="percentage" office:value="15.3846153846154">
            <text:p>1538.46%</text:p>
          </table:table-cell>
          <table:table-cell table:style-name="ce5" table:formula="of:=[.C1081]/[.B1081]" office:value-type="percentage" office:value="0.0109910510236055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14">
            <text:p>2023-02-14</text:p>
          </table:table-cell>
          <table:table-cell table:style-name="ce3" table:formula="of:=[.D1082]+[.B1081]" office:value-type="float" office:value="102008128">
            <text:p>102008128</text:p>
          </table:table-cell>
          <table:table-cell table:style-name="ce3" table:formula="of:=[.E1082]+[.C1081]" office:value-type="float" office:value="1121264">
            <text:p>1121264</text:p>
          </table:table-cell>
          <table:table-cell office:value-type="float" office:value="27526">
            <text:p>27526</text:p>
          </table:table-cell>
          <table:table-cell office:value-type="float" office:value="390">
            <text:p>390</text:p>
          </table:table-cell>
          <table:table-cell table:style-name="ce5" table:formula="of:=[.D1082]/[.D1081]-1" office:value-type="percentage" office:value="0.124979565146313">
            <text:p>12.50%</text:p>
          </table:table-cell>
          <table:table-cell table:style-name="ce5" table:formula="of:=[.E1082]/[.E1081]-1" office:value-type="percentage" office:value="0.830985915492958">
            <text:p>83.10%</text:p>
          </table:table-cell>
          <table:table-cell table:style-name="ce5" table:formula="of:=[.C1082]/[.B1082]" office:value-type="percentage" office:value="0.010991908409494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15">
            <text:p>2023-02-15</text:p>
          </table:table-cell>
          <table:table-cell table:style-name="ce3" table:formula="of:=[.D1083]+[.B1082]" office:value-type="float" office:value="102111042">
            <text:p>102111042</text:p>
          </table:table-cell>
          <table:table-cell table:style-name="ce3" table:formula="of:=[.E1083]+[.C1082]" office:value-type="float" office:value="1122167">
            <text:p>1122167</text:p>
          </table:table-cell>
          <table:table-cell office:value-type="float" office:value="102914">
            <text:p>102914</text:p>
          </table:table-cell>
          <table:table-cell office:value-type="float" office:value="903">
            <text:p>903</text:p>
          </table:table-cell>
          <table:table-cell table:style-name="ce5" table:formula="of:=[.D1083]/[.D1082]-1" office:value-type="percentage" office:value="2.73879241444452">
            <text:p>273.88%</text:p>
          </table:table-cell>
          <table:table-cell table:style-name="ce5" table:formula="of:=[.E1083]/[.E1082]-1" office:value-type="percentage" office:value="1.31538461538462">
            <text:p>131.54%</text:p>
          </table:table-cell>
          <table:table-cell table:style-name="ce5" table:formula="of:=[.C1083]/[.B1083]" office:value-type="percentage" office:value="0.010989673379300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16">
            <text:p>2023-02-16</text:p>
          </table:table-cell>
          <table:table-cell table:style-name="ce3" table:formula="of:=[.D1084]+[.B1083]" office:value-type="float" office:value="102181554">
            <text:p>102181554</text:p>
          </table:table-cell>
          <table:table-cell table:style-name="ce3" table:formula="of:=[.E1084]+[.C1083]" office:value-type="float" office:value="1122814">
            <text:p>1122814</text:p>
          </table:table-cell>
          <table:table-cell office:value-type="float" office:value="70512">
            <text:p>70512</text:p>
          </table:table-cell>
          <table:table-cell office:value-type="float" office:value="647">
            <text:p>647</text:p>
          </table:table-cell>
          <table:table-cell table:style-name="ce5" table:formula="of:=[.D1084]/[.D1083]-1" office:value-type="percentage" office:value="-0.31484540490118">
            <text:p>-31.48%</text:p>
          </table:table-cell>
          <table:table-cell table:style-name="ce5" table:formula="of:=[.E1084]/[.E1083]-1" office:value-type="percentage" office:value="-0.283499446290144">
            <text:p>-28.35%</text:p>
          </table:table-cell>
          <table:table-cell table:style-name="ce5" table:formula="of:=[.C1084]/[.B1084]" office:value-type="percentage" office:value="0.010988421648001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17">
            <text:p>2023-02-17</text:p>
          </table:table-cell>
          <table:table-cell table:style-name="ce3" table:formula="of:=[.D1085]+[.B1084]" office:value-type="float" office:value="102227645">
            <text:p>102227645</text:p>
          </table:table-cell>
          <table:table-cell table:style-name="ce3" table:formula="of:=[.E1085]+[.C1084]" office:value-type="float" office:value="1123542">
            <text:p>1123542</text:p>
          </table:table-cell>
          <table:table-cell office:value-type="float" office:value="46091">
            <text:p>46091</text:p>
          </table:table-cell>
          <table:table-cell office:value-type="float" office:value="728">
            <text:p>728</text:p>
          </table:table-cell>
          <table:table-cell table:style-name="ce5" table:formula="of:=[.D1085]/[.D1084]-1" office:value-type="percentage" office:value="-0.346338211935557">
            <text:p>-34.63%</text:p>
          </table:table-cell>
          <table:table-cell table:style-name="ce5" table:formula="of:=[.E1085]/[.E1084]-1" office:value-type="percentage" office:value="0.125193199381762">
            <text:p>12.52%</text:p>
          </table:table-cell>
          <table:table-cell table:style-name="ce5" table:formula="of:=[.C1085]/[.B1085]" office:value-type="percentage" office:value="0.010990588700346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18">
            <text:p>2023-02-18</text:p>
          </table:table-cell>
          <table:table-cell table:style-name="ce3" table:formula="of:=[.D1086]+[.B1085]" office:value-type="float" office:value="102231716">
            <text:p>102231716</text:p>
          </table:table-cell>
          <table:table-cell table:style-name="ce3" table:formula="of:=[.E1086]+[.C1085]" office:value-type="float" office:value="1123550">
            <text:p>1123550</text:p>
          </table:table-cell>
          <table:table-cell office:value-type="float" office:value="4071">
            <text:p>4071</text:p>
          </table:table-cell>
          <table:table-cell office:value-type="float" office:value="8">
            <text:p>8</text:p>
          </table:table-cell>
          <table:table-cell table:style-name="ce5" table:formula="of:=[.D1086]/[.D1085]-1" office:value-type="percentage" office:value="-0.911674730424595">
            <text:p>-91.17%</text:p>
          </table:table-cell>
          <table:table-cell table:style-name="ce5" table:formula="of:=[.E1086]/[.E1085]-1" office:value-type="percentage" office:value="-0.989010989010989">
            <text:p>-98.90%</text:p>
          </table:table-cell>
          <table:table-cell table:style-name="ce5" table:formula="of:=[.C1086]/[.B1086]" office:value-type="percentage" office:value="0.010990229294400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19">
            <text:p>2023-02-19</text:p>
          </table:table-cell>
          <table:table-cell table:style-name="ce3" table:formula="of:=[.D1087]+[.B1086]" office:value-type="float" office:value="102234523">
            <text:p>102234523</text:p>
          </table:table-cell>
          <table:table-cell table:style-name="ce3" table:formula="of:=[.E1087]+[.C1086]" office:value-type="float" office:value="1123558">
            <text:p>1123558</text:p>
          </table:table-cell>
          <table:table-cell office:value-type="float" office:value="2807">
            <text:p>2807</text:p>
          </table:table-cell>
          <table:table-cell office:value-type="float" office:value="8">
            <text:p>8</text:p>
          </table:table-cell>
          <table:table-cell table:style-name="ce5" table:formula="of:=[.D1087]/[.D1086]-1" office:value-type="percentage" office:value="-0.310488823384918">
            <text:p>-31.05%</text:p>
          </table:table-cell>
          <table:table-cell table:style-name="ce5" table:formula="of:=[.E1087]/[.E1086]-1" office:value-type="percentage" office:value="0">
            <text:p>0.00%</text:p>
          </table:table-cell>
          <table:table-cell table:style-name="ce5" table:formula="of:=[.C1087]/[.B1087]" office:value-type="percentage" office:value="0.010990005792857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20">
            <text:p>2023-02-20</text:p>
          </table:table-cell>
          <table:table-cell table:style-name="ce3" table:formula="of:=[.D1088]+[.B1087]" office:value-type="float" office:value="102242970">
            <text:p>102242970</text:p>
          </table:table-cell>
          <table:table-cell table:style-name="ce3" table:formula="of:=[.E1088]+[.C1087]" office:value-type="float" office:value="1123613">
            <text:p>1123613</text:p>
          </table:table-cell>
          <table:table-cell office:value-type="float" office:value="8447">
            <text:p>8447</text:p>
          </table:table-cell>
          <table:table-cell office:value-type="float" office:value="55">
            <text:p>55</text:p>
          </table:table-cell>
          <table:table-cell table:style-name="ce5" table:formula="of:=[.D1088]/[.D1087]-1" office:value-type="percentage" office:value="2.00926255789099">
            <text:p>200.93%</text:p>
          </table:table-cell>
          <table:table-cell table:style-name="ce5" table:formula="of:=[.E1088]/[.E1087]-1" office:value-type="percentage" office:value="5.875">
            <text:p>587.50%</text:p>
          </table:table-cell>
          <table:table-cell table:style-name="ce5" table:formula="of:=[.C1088]/[.B1088]" office:value-type="percentage" office:value="0.0109896357666449">
            <text:p>1.10%</text:p>
          </table:table-cell>
          <table:table-cell table:number-columns-repeated="1016"/>
        </table:table-row>
        <table:table-row table:style-name="ro2" table:number-rows-repeated="1047485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1">02/21/2023</text:date>, <text:time>04:5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21T04:58:37.76</dc:date>
    <dc:creator>Brian Kies</dc:creator>
    <meta:generator>OpenOffice/4.1.11$Win32 OpenOffice.org_project/416m1$Build-9790</meta:generator>
    <meta:editing-duration>PT55M53S</meta:editing-duration>
    <meta:editing-cycles>7</meta:editing-cycles>
    <meta:document-statistic meta:table-count="1" meta:cell-count="8704" meta:object-count="0"/>
  </office:meta>
</office:document-meta>
</file>